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882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0.716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9.948cm"/>
    </style:style>
    <style:style style:name="co14" style:family="table-column">
      <style:table-column-properties fo:break-before="auto" style:column-width="5.89cm"/>
    </style:style>
    <style:style style:name="ro1" style:family="table-row">
      <style:table-row-properties style:row-height="1.1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hannel" table:style-name="ta1">
        <table:table-column table:style-name="co1" table:visibility="collapse" table:default-cell-style-name="Default"/>
        <table:table-column table:style-name="co2" table:visibility="collapse" table:number-columns-repeated="7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2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2" table:visibility="collapse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visibility="collapse" table:default-cell-style-name="Default"/>
        <table:table-column table:style-name="co11" table:default-cell-style-name="ce2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2"/>
          <table:table-cell office:value-type="string" calcext:value-type="string">
            <text:p>Simpl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LimitedPriority</text:p>
          </table:table-cell>
          <table:table-cell office:value-type="string" calcext:value-type="string">
            <text:p>LimitedPriorityList</text:p>
          </table:table-cell>
          <table:table-cell office:value-type="string" calcext:value-type="string">
            <text:p>LimitedPriorityHash</text:p>
          </table:table-cell>
          <table:table-cell office:value-type="string" calcext:value-type="string">
            <text:p>LimitedPriorityHashList</text:p>
          </table:table-cell>
          <table:table-cell table:number-columns-repeated="2"/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Limit</text:p>
          </table:table-cell>
          <table:table-cell table:style-name="ce1" table:formula="of:=[.V1]" office:value-type="string" office:string-value="Limit" calcext:value-type="string">
            <text:p>Limit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List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llocations</text:p>
          </table:table-cell>
        </table:table-row>
        <table:table-row table:style-name="ro2">
          <table:table-cell office:value-type="string" calcext:value-type="string">
            <text:p>BenchmarkInfiniteDefaultLimitedPriorityHashChannelTransfer10kSerial-12</text:p>
          </table:table-cell>
          <table:table-cell office:value-type="float" office:value="117" calcext:value-type="float">
            <text:p>117</text:p>
          </table:table-cell>
          <table:table-cell office:value-type="float" office:value="10912516" calcext:value-type="float">
            <text:p>10912516</text:p>
          </table:table-cell>
          <table:table-cell office:value-type="string" calcext:value-type="string">
            <text:p>ns/op</text:p>
          </table:table-cell>
          <table:table-cell office:value-type="float" office:value="863838" calcext:value-type="float">
            <text:p>863838</text:p>
          </table:table-cell>
          <table:table-cell office:value-type="string" calcext:value-type="string">
            <text:p>B/op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allocs/op</text:p>
          </table:table-cell>
          <table:table-cell table:formula="of:=MID([.A2];18;LEN([.A2])-20)" office:value-type="string" office:string-value="DefaultLimitedPriorityHashChannelTransfer10kSerial" calcext:value-type="string">
            <text:p>DefaultLimitedPriorityHashChannelTransfer10kSerial</text:p>
          </table:table-cell>
          <table:table-cell table:formula="of:=FIND(&quot;Channel&quot;;[.I2])" office:value-type="float" office:value="27" calcext:value-type="float">
            <text:p>27</text:p>
          </table:table-cell>
          <table:table-cell table:formula="of:=LEFT([.I2];[.J2]-1)" office:value-type="string" office:string-value="DefaultLimitedPriorityHash" calcext:value-type="string">
            <text:p>DefaultLimitedPriorityHash</text:p>
          </table:table-cell>
          <table:table-cell table:formula="of:=RIGHT([.I2];LEN([.I2])-[.J2]-6)" office:value-type="string" office:string-value="Transfer10kSerial" calcext:value-type="string">
            <text:p>Transfer10kSerial</text:p>
          </table:table-cell>
          <table:table-cell table:formula="of:=IF(RIGHT([.$K2];LEN([.M$1]))=[.M$1];[.M$1];&quot;&quot;)">
            <text:p/>
          </table:table-cell>
          <table:table-cell table:formula="of:=IF([.O2]=&quot;&quot;;IF(RIGHT([.$K2];LEN([.N$1]))=[.N$1];[.N$1];&quot;&quot;);&quot;&quot;)">
            <text:p/>
          </table:table-cell>
          <table:table-cell table:formula="of:=IF(RIGHT([.$K2];LEN([.O$1]))=[.O$1];[.O$1];&quot;&quot;)">
            <text:p/>
          </table:table-cell>
          <table:table-cell table:formula="of:=IF(RIGHT([.$K2];LEN([.P$1]))=[.P$1];[.P$1];&quot;&quot;)">
            <text:p/>
          </table:table-cell>
          <table:table-cell table:formula="of:=IF(RIGHT([.$K2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];LEN([.R$1]))=[.R$1];[.R$1];&quot;&quot;)">
            <text:p/>
          </table:table-cell>
          <table:table-cell table:formula="of:=COM.MICROSOFT.CONCAT([.M2:.R2])" office:value-type="string" office:string-value="LimitedPriorityHash" calcext:value-type="string">
            <text:p>LimitedPriorityHash</text:p>
          </table:table-cell>
          <table:table-cell table:formula="of:=LEFT([.K2];LEN([.K2])-LEN([.S2]))" office:value-type="string" office:string-value="Default" calcext:value-type="string">
            <text:p>Default</text:p>
          </table:table-cell>
          <table:table-cell table:formula="of:=IF([.$T2]=&quot;&quot;;IF(ISERROR(FIND([.U$1];[.$S2]));&quot;-&quot;;&quot;+&quot;);IF([.$S2]=&quot;Default&quot;;&quot;-&quot;;IF(ISERROR(FIND([.U$1];[.$T2]));&quot;-&quot;;&quot;+&quot;)))" office:value-type="string" office:string-value="-" calcext:value-type="string">
            <text:p>-</text:p>
          </table:table-cell>
          <table:table-cell table:formula="of:=IF([.$T2]=&quot;&quot;;IF(ISERROR(FIND([.V$1];[.$S2]));&quot;-&quot;;&quot;+&quot;);IF([.$S2]=&quot;Default&quot;;&quot;-&quot;;IF(ISERROR(FIND([.V$1];[.$T2]));&quot;-&quot;;&quot;+&quot;)))" office:value-type="string" office:string-value="-" calcext:value-type="string">
            <text:p>-</text:p>
          </table:table-cell>
          <table:table-cell table:formula="of:=IF(AND([.V2]=&quot;+&quot;;NOT(ISERROR(FIND(&quot;NoLimit&quot;;[.L2]))));&quot;x&quot;;[.V2])" office:value-type="string" office:string-value="-" calcext:value-type="string">
            <text:p>-</text:p>
          </table:table-cell>
          <table:table-cell table:formula="of:=IF([.$T2]=&quot;&quot;;IF(ISERROR(FIND([.X$1];[.$S2]));&quot;-&quot;;&quot;+&quot;);IF([.$S2]=&quot;Default&quot;;&quot;-&quot;;IF(ISERROR(FIND([.X$1];[.$T2]));&quot;-&quot;;&quot;+&quot;)))" office:value-type="string" office:string-value="-" calcext:value-type="string">
            <text:p>-</text:p>
          </table:table-cell>
          <table:table-cell table:formula="of:=IF(ISERROR(FIND([.Y$1];[.$S2]));&quot;-&quot;;&quot;+&quot;)" office:value-type="string" office:string-value="-" calcext:value-type="string">
            <text:p>-</text:p>
          </table:table-cell>
          <table:table-cell table:formula="of:=IF([.W2]=&quot;x&quot;;RIGHT([.L2];LEN([.L2])-7);[.L2])" office:value-type="string" office:string-value="Transfer10kSerial" calcext:value-type="string">
            <text:p>Transfer10kSerial</text:p>
          </table:table-cell>
          <table:table-cell table:formula="of:=[.C2]" office:value-type="float" office:value="10912516" calcext:value-type="float">
            <text:p>10912516</text:p>
          </table:table-cell>
          <table:table-cell table:formula="of:=[.E2]" office:value-type="float" office:value="863838" calcext:value-type="float">
            <text:p>863838</text:p>
          </table:table-cell>
          <table:table-cell table:formula="of:=[.G2]" office:value-type="float" office:value="9766" calcext:value-type="float">
            <text:p>9766</text:p>
          </table:table-cell>
        </table:table-row>
        <table:table-row table:style-name="ro2">
          <table:table-cell office:value-type="string" calcext:value-type="string">
            <text:p>BenchmarkInfinitePriorityLimitedPriorityHashChannelTransfer10kSerial-12</text:p>
          </table:table-cell>
          <table:table-cell office:value-type="float" office:value="100" calcext:value-type="float">
            <text:p>100</text:p>
          </table:table-cell>
          <table:table-cell office:value-type="float" office:value="10259705" calcext:value-type="float">
            <text:p>10259705</text:p>
          </table:table-cell>
          <table:table-cell office:value-type="string" calcext:value-type="string">
            <text:p>ns/op</text:p>
          </table:table-cell>
          <table:table-cell office:value-type="float" office:value="863827" calcext:value-type="float">
            <text:p>863827</text:p>
          </table:table-cell>
          <table:table-cell office:value-type="string" calcext:value-type="string">
            <text:p>B/op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allocs/op</text:p>
          </table:table-cell>
          <table:table-cell table:formula="of:=MID([.A3];18;LEN([.A3])-20)" office:value-type="string" office:string-value="PriorityLimitedPriorityHashChannelTransfer10kSerial" calcext:value-type="string">
            <text:p>PriorityLimitedPriorityHashChannelTransfer10kSerial</text:p>
          </table:table-cell>
          <table:table-cell table:formula="of:=FIND(&quot;Channel&quot;;[.I3])" office:value-type="float" office:value="28" calcext:value-type="float">
            <text:p>28</text:p>
          </table:table-cell>
          <table:table-cell table:formula="of:=LEFT([.I3];[.J3]-1)" office:value-type="string" office:string-value="PriorityLimitedPriorityHash" calcext:value-type="string">
            <text:p>PriorityLimitedPriorityHash</text:p>
          </table:table-cell>
          <table:table-cell table:formula="of:=RIGHT([.I3];LEN([.I3])-[.J3]-6)" office:value-type="string" office:string-value="Transfer10kSerial" calcext:value-type="string">
            <text:p>Transfer10kSerial</text:p>
          </table:table-cell>
          <table:table-cell table:formula="of:=IF(RIGHT([.$K3];LEN([.M$1]))=[.M$1];[.M$1];&quot;&quot;)">
            <text:p/>
          </table:table-cell>
          <table:table-cell table:formula="of:=IF([.O3]=&quot;&quot;;IF(RIGHT([.$K3];LEN([.N$1]))=[.N$1];[.N$1];&quot;&quot;);&quot;&quot;)">
            <text:p/>
          </table:table-cell>
          <table:table-cell table:formula="of:=IF(RIGHT([.$K3];LEN([.O$1]))=[.O$1];[.O$1];&quot;&quot;)">
            <text:p/>
          </table:table-cell>
          <table:table-cell table:formula="of:=IF(RIGHT([.$K3];LEN([.P$1]))=[.P$1];[.P$1];&quot;&quot;)">
            <text:p/>
          </table:table-cell>
          <table:table-cell table:formula="of:=IF(RIGHT([.$K3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];LEN([.R$1]))=[.R$1];[.R$1];&quot;&quot;)">
            <text:p/>
          </table:table-cell>
          <table:table-cell table:formula="of:=COM.MICROSOFT.CONCAT([.M3:.R3])" office:value-type="string" office:string-value="LimitedPriorityHash" calcext:value-type="string">
            <text:p>LimitedPriorityHash</text:p>
          </table:table-cell>
          <table:table-cell table:formula="of:=LEFT([.K3];LEN([.K3])-LEN([.S3]))" office:value-type="string" office:string-value="Priority" calcext:value-type="string">
            <text:p>Priority</text:p>
          </table:table-cell>
          <table:table-cell table:formula="of:=IF([.$T3]=&quot;&quot;;IF(ISERROR(FIND([.U$1];[.$S3]));&quot;-&quot;;&quot;+&quot;);IF([.$S3]=&quot;Default&quot;;&quot;-&quot;;IF(ISERROR(FIND([.U$1];[.$T3]));&quot;-&quot;;&quot;+&quot;)))" office:value-type="string" office:string-value="+" calcext:value-type="string">
            <text:p>+</text:p>
          </table:table-cell>
          <table:table-cell table:formula="of:=IF([.$T3]=&quot;&quot;;IF(ISERROR(FIND([.V$1];[.$S3]));&quot;-&quot;;&quot;+&quot;);IF([.$S3]=&quot;Default&quot;;&quot;-&quot;;IF(ISERROR(FIND([.V$1];[.$T3]));&quot;-&quot;;&quot;+&quot;)))" office:value-type="string" office:string-value="-" calcext:value-type="string">
            <text:p>-</text:p>
          </table:table-cell>
          <table:table-cell table:formula="of:=IF(AND([.V3]=&quot;+&quot;;NOT(ISERROR(FIND(&quot;NoLimit&quot;;[.L3]))));&quot;x&quot;;[.V3])" office:value-type="string" office:string-value="-" calcext:value-type="string">
            <text:p>-</text:p>
          </table:table-cell>
          <table:table-cell table:formula="of:=IF([.$T3]=&quot;&quot;;IF(ISERROR(FIND([.X$1];[.$S3]));&quot;-&quot;;&quot;+&quot;);IF([.$S3]=&quot;Default&quot;;&quot;-&quot;;IF(ISERROR(FIND([.X$1];[.$T3]));&quot;-&quot;;&quot;+&quot;)))" office:value-type="string" office:string-value="-" calcext:value-type="string">
            <text:p>-</text:p>
          </table:table-cell>
          <table:table-cell table:formula="of:=IF(ISERROR(FIND([.Y$1];[.$S3]));&quot;-&quot;;&quot;+&quot;)" office:value-type="string" office:string-value="-" calcext:value-type="string">
            <text:p>-</text:p>
          </table:table-cell>
          <table:table-cell table:formula="of:=IF([.W3]=&quot;x&quot;;RIGHT([.L3];LEN([.L3])-7);[.L3])" office:value-type="string" office:string-value="Transfer10kSerial" calcext:value-type="string">
            <text:p>Transfer10kSerial</text:p>
          </table:table-cell>
          <table:table-cell table:formula="of:=[.C3]" office:value-type="float" office:value="10259705" calcext:value-type="float">
            <text:p>10259705</text:p>
          </table:table-cell>
          <table:table-cell table:formula="of:=[.E3]" office:value-type="float" office:value="863827" calcext:value-type="float">
            <text:p>863827</text:p>
          </table:table-cell>
          <table:table-cell table:formula="of:=[.G3]" office:value-type="float" office:value="9766" calcext:value-type="float">
            <text:p>9766</text:p>
          </table:table-cell>
        </table:table-row>
        <table:table-row table:style-name="ro2">
          <table:table-cell office:value-type="string" calcext:value-type="string">
            <text:p>BenchmarkInfiniteLimitLimitedPriorityHashChannelNoLimitTransfer10kSerial-12</text:p>
          </table:table-cell>
          <table:table-cell office:value-type="float" office:value="100" calcext:value-type="float">
            <text:p>100</text:p>
          </table:table-cell>
          <table:table-cell office:value-type="float" office:value="11112049" calcext:value-type="float">
            <text:p>11112049</text:p>
          </table:table-cell>
          <table:table-cell office:value-type="string" calcext:value-type="string">
            <text:p>ns/op</text:p>
          </table:table-cell>
          <table:table-cell office:value-type="float" office:value="732845" calcext:value-type="float">
            <text:p>732845</text:p>
          </table:table-cell>
          <table:table-cell office:value-type="string" calcext:value-type="string">
            <text:p>B/op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allocs/op</text:p>
          </table:table-cell>
          <table:table-cell table:formula="of:=MID([.A4];18;LEN([.A4])-20)" office:value-type="string" office:string-value="LimitLimitedPriorityHashChannelNoLimitTransfer10kSerial" calcext:value-type="string">
            <text:p>LimitLimitedPriorityHashChannelNoLimitTransfer10kSerial</text:p>
          </table:table-cell>
          <table:table-cell table:formula="of:=FIND(&quot;Channel&quot;;[.I4])" office:value-type="float" office:value="25" calcext:value-type="float">
            <text:p>25</text:p>
          </table:table-cell>
          <table:table-cell table:formula="of:=LEFT([.I4];[.J4]-1)" office:value-type="string" office:string-value="LimitLimitedPriorityHash" calcext:value-type="string">
            <text:p>LimitLimitedPriorityHash</text:p>
          </table:table-cell>
          <table:table-cell table:formula="of:=RIGHT([.I4];LEN([.I4])-[.J4]-6)" office:value-type="string" office:string-value="NoLimitTransfer10kSerial" calcext:value-type="string">
            <text:p>NoLimitTransfer10kSerial</text:p>
          </table:table-cell>
          <table:table-cell table:formula="of:=IF(RIGHT([.$K4];LEN([.M$1]))=[.M$1];[.M$1];&quot;&quot;)">
            <text:p/>
          </table:table-cell>
          <table:table-cell table:formula="of:=IF([.O4]=&quot;&quot;;IF(RIGHT([.$K4];LEN([.N$1]))=[.N$1];[.N$1];&quot;&quot;);&quot;&quot;)">
            <text:p/>
          </table:table-cell>
          <table:table-cell table:formula="of:=IF(RIGHT([.$K4];LEN([.O$1]))=[.O$1];[.O$1];&quot;&quot;)">
            <text:p/>
          </table:table-cell>
          <table:table-cell table:formula="of:=IF(RIGHT([.$K4];LEN([.P$1]))=[.P$1];[.P$1];&quot;&quot;)">
            <text:p/>
          </table:table-cell>
          <table:table-cell table:formula="of:=IF(RIGHT([.$K4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];LEN([.R$1]))=[.R$1];[.R$1];&quot;&quot;)">
            <text:p/>
          </table:table-cell>
          <table:table-cell table:formula="of:=COM.MICROSOFT.CONCAT([.M4:.R4])" office:value-type="string" office:string-value="LimitedPriorityHash" calcext:value-type="string">
            <text:p>LimitedPriorityHash</text:p>
          </table:table-cell>
          <table:table-cell table:formula="of:=LEFT([.K4];LEN([.K4])-LEN([.S4]))" office:value-type="string" office:string-value="Limit" calcext:value-type="string">
            <text:p>Limit</text:p>
          </table:table-cell>
          <table:table-cell table:formula="of:=IF([.$T4]=&quot;&quot;;IF(ISERROR(FIND([.U$1];[.$S4]));&quot;-&quot;;&quot;+&quot;);IF([.$S4]=&quot;Default&quot;;&quot;-&quot;;IF(ISERROR(FIND([.U$1];[.$T4]));&quot;-&quot;;&quot;+&quot;)))" office:value-type="string" office:string-value="-" calcext:value-type="string">
            <text:p>-</text:p>
          </table:table-cell>
          <table:table-cell table:formula="of:=IF([.$T4]=&quot;&quot;;IF(ISERROR(FIND([.V$1];[.$S4]));&quot;-&quot;;&quot;+&quot;);IF([.$S4]=&quot;Default&quot;;&quot;-&quot;;IF(ISERROR(FIND([.V$1];[.$T4]));&quot;-&quot;;&quot;+&quot;)))" office:value-type="string" office:string-value="+" calcext:value-type="string">
            <text:p>+</text:p>
          </table:table-cell>
          <table:table-cell table:formula="of:=IF(AND([.V4]=&quot;+&quot;;NOT(ISERROR(FIND(&quot;NoLimit&quot;;[.L4]))));&quot;x&quot;;[.V4])" office:value-type="string" office:string-value="x" calcext:value-type="string">
            <text:p>x</text:p>
          </table:table-cell>
          <table:table-cell table:formula="of:=IF([.$T4]=&quot;&quot;;IF(ISERROR(FIND([.X$1];[.$S4]));&quot;-&quot;;&quot;+&quot;);IF([.$S4]=&quot;Default&quot;;&quot;-&quot;;IF(ISERROR(FIND([.X$1];[.$T4]));&quot;-&quot;;&quot;+&quot;)))" office:value-type="string" office:string-value="-" calcext:value-type="string">
            <text:p>-</text:p>
          </table:table-cell>
          <table:table-cell table:formula="of:=IF(ISERROR(FIND([.Y$1];[.$S4]));&quot;-&quot;;&quot;+&quot;)" office:value-type="string" office:string-value="-" calcext:value-type="string">
            <text:p>-</text:p>
          </table:table-cell>
          <table:table-cell table:formula="of:=IF([.W4]=&quot;x&quot;;RIGHT([.L4];LEN([.L4])-7);[.L4])" office:value-type="string" office:string-value="Transfer10kSerial" calcext:value-type="string">
            <text:p>Transfer10kSerial</text:p>
          </table:table-cell>
          <table:table-cell table:formula="of:=[.C4]" office:value-type="float" office:value="11112049" calcext:value-type="float">
            <text:p>11112049</text:p>
          </table:table-cell>
          <table:table-cell table:formula="of:=[.E4]" office:value-type="float" office:value="732845" calcext:value-type="float">
            <text:p>732845</text:p>
          </table:table-cell>
          <table:table-cell table:formula="of:=[.G4]" office:value-type="float" office:value="9766" calcext:value-type="float">
            <text:p>9766</text:p>
          </table:table-cell>
        </table:table-row>
        <table:table-row table:style-name="ro2">
          <table:table-cell office:value-type="string" calcext:value-type="string">
            <text:p>BenchmarkInfiniteLimitLimitedPriorityHashChannelTransfer10kSerial-12</text:p>
          </table:table-cell>
          <table:table-cell office:value-type="float" office:value="109" calcext:value-type="float">
            <text:p>109</text:p>
          </table:table-cell>
          <table:table-cell office:value-type="float" office:value="10333403" calcext:value-type="float">
            <text:p>10333403</text:p>
          </table:table-cell>
          <table:table-cell office:value-type="string" calcext:value-type="string">
            <text:p>ns/op</text:p>
          </table:table-cell>
          <table:table-cell office:value-type="float" office:value="604619" calcext:value-type="float">
            <text:p>604619</text:p>
          </table:table-cell>
          <table:table-cell office:value-type="string" calcext:value-type="string">
            <text:p>B/op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allocs/op</text:p>
          </table:table-cell>
          <table:table-cell table:formula="of:=MID([.A5];18;LEN([.A5])-20)" office:value-type="string" office:string-value="LimitLimitedPriorityHashChannelTransfer10kSerial" calcext:value-type="string">
            <text:p>LimitLimitedPriorityHashChannelTransfer10kSerial</text:p>
          </table:table-cell>
          <table:table-cell table:formula="of:=FIND(&quot;Channel&quot;;[.I5])" office:value-type="float" office:value="25" calcext:value-type="float">
            <text:p>25</text:p>
          </table:table-cell>
          <table:table-cell table:formula="of:=LEFT([.I5];[.J5]-1)" office:value-type="string" office:string-value="LimitLimitedPriorityHash" calcext:value-type="string">
            <text:p>LimitLimitedPriorityHash</text:p>
          </table:table-cell>
          <table:table-cell table:formula="of:=RIGHT([.I5];LEN([.I5])-[.J5]-6)" office:value-type="string" office:string-value="Transfer10kSerial" calcext:value-type="string">
            <text:p>Transfer10kSerial</text:p>
          </table:table-cell>
          <table:table-cell table:formula="of:=IF(RIGHT([.$K5];LEN([.M$1]))=[.M$1];[.M$1];&quot;&quot;)">
            <text:p/>
          </table:table-cell>
          <table:table-cell table:formula="of:=IF([.O5]=&quot;&quot;;IF(RIGHT([.$K5];LEN([.N$1]))=[.N$1];[.N$1];&quot;&quot;);&quot;&quot;)">
            <text:p/>
          </table:table-cell>
          <table:table-cell table:formula="of:=IF(RIGHT([.$K5];LEN([.O$1]))=[.O$1];[.O$1];&quot;&quot;)">
            <text:p/>
          </table:table-cell>
          <table:table-cell table:formula="of:=IF(RIGHT([.$K5];LEN([.P$1]))=[.P$1];[.P$1];&quot;&quot;)">
            <text:p/>
          </table:table-cell>
          <table:table-cell table:formula="of:=IF(RIGHT([.$K5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5];LEN([.R$1]))=[.R$1];[.R$1];&quot;&quot;)">
            <text:p/>
          </table:table-cell>
          <table:table-cell table:formula="of:=COM.MICROSOFT.CONCAT([.M5:.R5])" office:value-type="string" office:string-value="LimitedPriorityHash" calcext:value-type="string">
            <text:p>LimitedPriorityHash</text:p>
          </table:table-cell>
          <table:table-cell table:formula="of:=LEFT([.K5];LEN([.K5])-LEN([.S5]))" office:value-type="string" office:string-value="Limit" calcext:value-type="string">
            <text:p>Limit</text:p>
          </table:table-cell>
          <table:table-cell table:formula="of:=IF([.$T5]=&quot;&quot;;IF(ISERROR(FIND([.U$1];[.$S5]));&quot;-&quot;;&quot;+&quot;);IF([.$S5]=&quot;Default&quot;;&quot;-&quot;;IF(ISERROR(FIND([.U$1];[.$T5]));&quot;-&quot;;&quot;+&quot;)))" office:value-type="string" office:string-value="-" calcext:value-type="string">
            <text:p>-</text:p>
          </table:table-cell>
          <table:table-cell table:formula="of:=IF([.$T5]=&quot;&quot;;IF(ISERROR(FIND([.V$1];[.$S5]));&quot;-&quot;;&quot;+&quot;);IF([.$S5]=&quot;Default&quot;;&quot;-&quot;;IF(ISERROR(FIND([.V$1];[.$T5]));&quot;-&quot;;&quot;+&quot;)))" office:value-type="string" office:string-value="+" calcext:value-type="string">
            <text:p>+</text:p>
          </table:table-cell>
          <table:table-cell table:formula="of:=IF(AND([.V5]=&quot;+&quot;;NOT(ISERROR(FIND(&quot;NoLimit&quot;;[.L5]))));&quot;x&quot;;[.V5])" office:value-type="string" office:string-value="+" calcext:value-type="string">
            <text:p>+</text:p>
          </table:table-cell>
          <table:table-cell table:formula="of:=IF([.$T5]=&quot;&quot;;IF(ISERROR(FIND([.X$1];[.$S5]));&quot;-&quot;;&quot;+&quot;);IF([.$S5]=&quot;Default&quot;;&quot;-&quot;;IF(ISERROR(FIND([.X$1];[.$T5]));&quot;-&quot;;&quot;+&quot;)))" office:value-type="string" office:string-value="-" calcext:value-type="string">
            <text:p>-</text:p>
          </table:table-cell>
          <table:table-cell table:formula="of:=IF(ISERROR(FIND([.Y$1];[.$S5]));&quot;-&quot;;&quot;+&quot;)" office:value-type="string" office:string-value="-" calcext:value-type="string">
            <text:p>-</text:p>
          </table:table-cell>
          <table:table-cell table:formula="of:=IF([.W5]=&quot;x&quot;;RIGHT([.L5];LEN([.L5])-7);[.L5])" office:value-type="string" office:string-value="Transfer10kSerial" calcext:value-type="string">
            <text:p>Transfer10kSerial</text:p>
          </table:table-cell>
          <table:table-cell table:formula="of:=[.C5]" office:value-type="float" office:value="10333403" calcext:value-type="float">
            <text:p>10333403</text:p>
          </table:table-cell>
          <table:table-cell table:formula="of:=[.E5]" office:value-type="float" office:value="604619" calcext:value-type="float">
            <text:p>604619</text:p>
          </table:table-cell>
          <table:table-cell table:formula="of:=[.G5]" office:value-type="float" office:value="10013" calcext:value-type="float">
            <text:p>10013</text:p>
          </table:table-cell>
        </table:table-row>
        <table:table-row table:style-name="ro2">
          <table:table-cell office:value-type="string" calcext:value-type="string">
            <text:p>BenchmarkInfiniteLimitPriorityLimitedPriorityHashChannelNoLimitTransfer10kSerial-12</text:p>
          </table:table-cell>
          <table:table-cell office:value-type="float" office:value="111" calcext:value-type="float">
            <text:p>111</text:p>
          </table:table-cell>
          <table:table-cell office:value-type="float" office:value="12395835" calcext:value-type="float">
            <text:p>12395835</text:p>
          </table:table-cell>
          <table:table-cell office:value-type="string" calcext:value-type="string">
            <text:p>ns/op</text:p>
          </table:table-cell>
          <table:table-cell office:value-type="float" office:value="732837" calcext:value-type="float">
            <text:p>732837</text:p>
          </table:table-cell>
          <table:table-cell office:value-type="string" calcext:value-type="string">
            <text:p>B/op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allocs/op</text:p>
          </table:table-cell>
          <table:table-cell table:formula="of:=MID([.A6];18;LEN([.A6])-20)" office:value-type="string" office:string-value="LimitPriorityLimitedPriorityHashChannelNoLimitTransfer10kSerial" calcext:value-type="string">
            <text:p>LimitPriorityLimitedPriorityHashChannelNoLimitTransfer10kSerial</text:p>
          </table:table-cell>
          <table:table-cell table:formula="of:=FIND(&quot;Channel&quot;;[.I6])" office:value-type="float" office:value="33" calcext:value-type="float">
            <text:p>33</text:p>
          </table:table-cell>
          <table:table-cell table:formula="of:=LEFT([.I6];[.J6]-1)" office:value-type="string" office:string-value="LimitPriorityLimitedPriorityHash" calcext:value-type="string">
            <text:p>LimitPriorityLimitedPriorityHash</text:p>
          </table:table-cell>
          <table:table-cell table:formula="of:=RIGHT([.I6];LEN([.I6])-[.J6]-6)" office:value-type="string" office:string-value="NoLimitTransfer10kSerial" calcext:value-type="string">
            <text:p>NoLimitTransfer10kSerial</text:p>
          </table:table-cell>
          <table:table-cell table:formula="of:=IF(RIGHT([.$K6];LEN([.M$1]))=[.M$1];[.M$1];&quot;&quot;)">
            <text:p/>
          </table:table-cell>
          <table:table-cell table:formula="of:=IF([.O6]=&quot;&quot;;IF(RIGHT([.$K6];LEN([.N$1]))=[.N$1];[.N$1];&quot;&quot;);&quot;&quot;)">
            <text:p/>
          </table:table-cell>
          <table:table-cell table:formula="of:=IF(RIGHT([.$K6];LEN([.O$1]))=[.O$1];[.O$1];&quot;&quot;)">
            <text:p/>
          </table:table-cell>
          <table:table-cell table:formula="of:=IF(RIGHT([.$K6];LEN([.P$1]))=[.P$1];[.P$1];&quot;&quot;)">
            <text:p/>
          </table:table-cell>
          <table:table-cell table:formula="of:=IF(RIGHT([.$K6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6];LEN([.R$1]))=[.R$1];[.R$1];&quot;&quot;)">
            <text:p/>
          </table:table-cell>
          <table:table-cell table:formula="of:=COM.MICROSOFT.CONCAT([.M6:.R6])" office:value-type="string" office:string-value="LimitedPriorityHash" calcext:value-type="string">
            <text:p>LimitedPriorityHash</text:p>
          </table:table-cell>
          <table:table-cell table:formula="of:=LEFT([.K6];LEN([.K6])-LEN([.S6]))" office:value-type="string" office:string-value="LimitPriority" calcext:value-type="string">
            <text:p>LimitPriority</text:p>
          </table:table-cell>
          <table:table-cell table:formula="of:=IF([.$T6]=&quot;&quot;;IF(ISERROR(FIND([.U$1];[.$S6]));&quot;-&quot;;&quot;+&quot;);IF([.$S6]=&quot;Default&quot;;&quot;-&quot;;IF(ISERROR(FIND([.U$1];[.$T6]));&quot;-&quot;;&quot;+&quot;)))" office:value-type="string" office:string-value="+" calcext:value-type="string">
            <text:p>+</text:p>
          </table:table-cell>
          <table:table-cell table:formula="of:=IF([.$T6]=&quot;&quot;;IF(ISERROR(FIND([.V$1];[.$S6]));&quot;-&quot;;&quot;+&quot;);IF([.$S6]=&quot;Default&quot;;&quot;-&quot;;IF(ISERROR(FIND([.V$1];[.$T6]));&quot;-&quot;;&quot;+&quot;)))" office:value-type="string" office:string-value="+" calcext:value-type="string">
            <text:p>+</text:p>
          </table:table-cell>
          <table:table-cell table:formula="of:=IF(AND([.V6]=&quot;+&quot;;NOT(ISERROR(FIND(&quot;NoLimit&quot;;[.L6]))));&quot;x&quot;;[.V6])" office:value-type="string" office:string-value="x" calcext:value-type="string">
            <text:p>x</text:p>
          </table:table-cell>
          <table:table-cell table:formula="of:=IF([.$T6]=&quot;&quot;;IF(ISERROR(FIND([.X$1];[.$S6]));&quot;-&quot;;&quot;+&quot;);IF([.$S6]=&quot;Default&quot;;&quot;-&quot;;IF(ISERROR(FIND([.X$1];[.$T6]));&quot;-&quot;;&quot;+&quot;)))" office:value-type="string" office:string-value="-" calcext:value-type="string">
            <text:p>-</text:p>
          </table:table-cell>
          <table:table-cell table:formula="of:=IF(ISERROR(FIND([.Y$1];[.$S6]));&quot;-&quot;;&quot;+&quot;)" office:value-type="string" office:string-value="-" calcext:value-type="string">
            <text:p>-</text:p>
          </table:table-cell>
          <table:table-cell table:formula="of:=IF([.W6]=&quot;x&quot;;RIGHT([.L6];LEN([.L6])-7);[.L6])" office:value-type="string" office:string-value="Transfer10kSerial" calcext:value-type="string">
            <text:p>Transfer10kSerial</text:p>
          </table:table-cell>
          <table:table-cell table:formula="of:=[.C6]" office:value-type="float" office:value="12395835" calcext:value-type="float">
            <text:p>12395835</text:p>
          </table:table-cell>
          <table:table-cell table:formula="of:=[.E6]" office:value-type="float" office:value="732837" calcext:value-type="float">
            <text:p>732837</text:p>
          </table:table-cell>
          <table:table-cell table:formula="of:=[.G6]" office:value-type="float" office:value="9765" calcext:value-type="float">
            <text:p>9765</text:p>
          </table:table-cell>
        </table:table-row>
        <table:table-row table:style-name="ro2">
          <table:table-cell office:value-type="string" calcext:value-type="string">
            <text:p>BenchmarkInfiniteLimitPriorityLimitedPriorityHashChannelTransfer10kSerial-12</text:p>
          </table:table-cell>
          <table:table-cell office:value-type="float" office:value="97" calcext:value-type="float">
            <text:p>97</text:p>
          </table:table-cell>
          <table:table-cell office:value-type="float" office:value="12432901" calcext:value-type="float">
            <text:p>12432901</text:p>
          </table:table-cell>
          <table:table-cell office:value-type="string" calcext:value-type="string">
            <text:p>ns/op</text:p>
          </table:table-cell>
          <table:table-cell office:value-type="float" office:value="604592" calcext:value-type="float">
            <text:p>604592</text:p>
          </table:table-cell>
          <table:table-cell office:value-type="string" calcext:value-type="string">
            <text:p>B/op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allocs/op</text:p>
          </table:table-cell>
          <table:table-cell table:formula="of:=MID([.A7];18;LEN([.A7])-20)" office:value-type="string" office:string-value="LimitPriorityLimitedPriorityHashChannelTransfer10kSerial" calcext:value-type="string">
            <text:p>LimitPriorityLimitedPriorityHashChannelTransfer10kSerial</text:p>
          </table:table-cell>
          <table:table-cell table:formula="of:=FIND(&quot;Channel&quot;;[.I7])" office:value-type="float" office:value="33" calcext:value-type="float">
            <text:p>33</text:p>
          </table:table-cell>
          <table:table-cell table:formula="of:=LEFT([.I7];[.J7]-1)" office:value-type="string" office:string-value="LimitPriorityLimitedPriorityHash" calcext:value-type="string">
            <text:p>LimitPriorityLimitedPriorityHash</text:p>
          </table:table-cell>
          <table:table-cell table:formula="of:=RIGHT([.I7];LEN([.I7])-[.J7]-6)" office:value-type="string" office:string-value="Transfer10kSerial" calcext:value-type="string">
            <text:p>Transfer10kSerial</text:p>
          </table:table-cell>
          <table:table-cell table:formula="of:=IF(RIGHT([.$K7];LEN([.M$1]))=[.M$1];[.M$1];&quot;&quot;)">
            <text:p/>
          </table:table-cell>
          <table:table-cell table:formula="of:=IF([.O7]=&quot;&quot;;IF(RIGHT([.$K7];LEN([.N$1]))=[.N$1];[.N$1];&quot;&quot;);&quot;&quot;)">
            <text:p/>
          </table:table-cell>
          <table:table-cell table:formula="of:=IF(RIGHT([.$K7];LEN([.O$1]))=[.O$1];[.O$1];&quot;&quot;)">
            <text:p/>
          </table:table-cell>
          <table:table-cell table:formula="of:=IF(RIGHT([.$K7];LEN([.P$1]))=[.P$1];[.P$1];&quot;&quot;)">
            <text:p/>
          </table:table-cell>
          <table:table-cell table:formula="of:=IF(RIGHT([.$K7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7];LEN([.R$1]))=[.R$1];[.R$1];&quot;&quot;)">
            <text:p/>
          </table:table-cell>
          <table:table-cell table:formula="of:=COM.MICROSOFT.CONCAT([.M7:.R7])" office:value-type="string" office:string-value="LimitedPriorityHash" calcext:value-type="string">
            <text:p>LimitedPriorityHash</text:p>
          </table:table-cell>
          <table:table-cell table:formula="of:=LEFT([.K7];LEN([.K7])-LEN([.S7]))" office:value-type="string" office:string-value="LimitPriority" calcext:value-type="string">
            <text:p>LimitPriority</text:p>
          </table:table-cell>
          <table:table-cell table:formula="of:=IF([.$T7]=&quot;&quot;;IF(ISERROR(FIND([.U$1];[.$S7]));&quot;-&quot;;&quot;+&quot;);IF([.$S7]=&quot;Default&quot;;&quot;-&quot;;IF(ISERROR(FIND([.U$1];[.$T7]));&quot;-&quot;;&quot;+&quot;)))" office:value-type="string" office:string-value="+" calcext:value-type="string">
            <text:p>+</text:p>
          </table:table-cell>
          <table:table-cell table:formula="of:=IF([.$T7]=&quot;&quot;;IF(ISERROR(FIND([.V$1];[.$S7]));&quot;-&quot;;&quot;+&quot;);IF([.$S7]=&quot;Default&quot;;&quot;-&quot;;IF(ISERROR(FIND([.V$1];[.$T7]));&quot;-&quot;;&quot;+&quot;)))" office:value-type="string" office:string-value="+" calcext:value-type="string">
            <text:p>+</text:p>
          </table:table-cell>
          <table:table-cell table:formula="of:=IF(AND([.V7]=&quot;+&quot;;NOT(ISERROR(FIND(&quot;NoLimit&quot;;[.L7]))));&quot;x&quot;;[.V7])" office:value-type="string" office:string-value="+" calcext:value-type="string">
            <text:p>+</text:p>
          </table:table-cell>
          <table:table-cell table:formula="of:=IF([.$T7]=&quot;&quot;;IF(ISERROR(FIND([.X$1];[.$S7]));&quot;-&quot;;&quot;+&quot;);IF([.$S7]=&quot;Default&quot;;&quot;-&quot;;IF(ISERROR(FIND([.X$1];[.$T7]));&quot;-&quot;;&quot;+&quot;)))" office:value-type="string" office:string-value="-" calcext:value-type="string">
            <text:p>-</text:p>
          </table:table-cell>
          <table:table-cell table:formula="of:=IF(ISERROR(FIND([.Y$1];[.$S7]));&quot;-&quot;;&quot;+&quot;)" office:value-type="string" office:string-value="-" calcext:value-type="string">
            <text:p>-</text:p>
          </table:table-cell>
          <table:table-cell table:formula="of:=IF([.W7]=&quot;x&quot;;RIGHT([.L7];LEN([.L7])-7);[.L7])" office:value-type="string" office:string-value="Transfer10kSerial" calcext:value-type="string">
            <text:p>Transfer10kSerial</text:p>
          </table:table-cell>
          <table:table-cell table:formula="of:=[.C7]" office:value-type="float" office:value="12432901" calcext:value-type="float">
            <text:p>12432901</text:p>
          </table:table-cell>
          <table:table-cell table:formula="of:=[.E7]" office:value-type="float" office:value="604592" calcext:value-type="float">
            <text:p>604592</text:p>
          </table:table-cell>
          <table:table-cell table:formula="of:=[.G7]" office:value-type="float" office:value="10013" calcext:value-type="float">
            <text:p>10013</text:p>
          </table:table-cell>
        </table:table-row>
        <table:table-row table:style-name="ro2">
          <table:table-cell office:value-type="string" calcext:value-type="string">
            <text:p>BenchmarkInfiniteHashLimitedPriorityHashChannelTransfer10kSerial-12</text:p>
          </table:table-cell>
          <table:table-cell office:value-type="float" office:value="78" calcext:value-type="float">
            <text:p>78</text:p>
          </table:table-cell>
          <table:table-cell office:value-type="float" office:value="14160684" calcext:value-type="float">
            <text:p>14160684</text:p>
          </table:table-cell>
          <table:table-cell office:value-type="string" calcext:value-type="string">
            <text:p>ns/op</text:p>
          </table:table-cell>
          <table:table-cell office:value-type="float" office:value="1579752" calcext:value-type="float">
            <text:p>1579752</text:p>
          </table:table-cell>
          <table:table-cell office:value-type="string" calcext:value-type="string">
            <text:p>B/op</text:p>
          </table:table-cell>
          <table:table-cell office:value-type="float" office:value="9939" calcext:value-type="float">
            <text:p>9939</text:p>
          </table:table-cell>
          <table:table-cell office:value-type="string" calcext:value-type="string">
            <text:p>allocs/op</text:p>
          </table:table-cell>
          <table:table-cell table:formula="of:=MID([.A8];18;LEN([.A8])-20)" office:value-type="string" office:string-value="HashLimitedPriorityHashChannelTransfer10kSerial" calcext:value-type="string">
            <text:p>HashLimitedPriorityHashChannelTransfer10kSerial</text:p>
          </table:table-cell>
          <table:table-cell table:formula="of:=FIND(&quot;Channel&quot;;[.I8])" office:value-type="float" office:value="24" calcext:value-type="float">
            <text:p>24</text:p>
          </table:table-cell>
          <table:table-cell table:formula="of:=LEFT([.I8];[.J8]-1)" office:value-type="string" office:string-value="HashLimitedPriorityHash" calcext:value-type="string">
            <text:p>HashLimitedPriorityHash</text:p>
          </table:table-cell>
          <table:table-cell table:formula="of:=RIGHT([.I8];LEN([.I8])-[.J8]-6)" office:value-type="string" office:string-value="Transfer10kSerial" calcext:value-type="string">
            <text:p>Transfer10kSerial</text:p>
          </table:table-cell>
          <table:table-cell table:formula="of:=IF(RIGHT([.$K8];LEN([.M$1]))=[.M$1];[.M$1];&quot;&quot;)">
            <text:p/>
          </table:table-cell>
          <table:table-cell table:formula="of:=IF([.O8]=&quot;&quot;;IF(RIGHT([.$K8];LEN([.N$1]))=[.N$1];[.N$1];&quot;&quot;);&quot;&quot;)">
            <text:p/>
          </table:table-cell>
          <table:table-cell table:formula="of:=IF(RIGHT([.$K8];LEN([.O$1]))=[.O$1];[.O$1];&quot;&quot;)">
            <text:p/>
          </table:table-cell>
          <table:table-cell table:formula="of:=IF(RIGHT([.$K8];LEN([.P$1]))=[.P$1];[.P$1];&quot;&quot;)">
            <text:p/>
          </table:table-cell>
          <table:table-cell table:formula="of:=IF(RIGHT([.$K8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8];LEN([.R$1]))=[.R$1];[.R$1];&quot;&quot;)">
            <text:p/>
          </table:table-cell>
          <table:table-cell table:formula="of:=COM.MICROSOFT.CONCAT([.M8:.R8])" office:value-type="string" office:string-value="LimitedPriorityHash" calcext:value-type="string">
            <text:p>LimitedPriorityHash</text:p>
          </table:table-cell>
          <table:table-cell table:formula="of:=LEFT([.K8];LEN([.K8])-LEN([.S8]))" office:value-type="string" office:string-value="Hash" calcext:value-type="string">
            <text:p>Hash</text:p>
          </table:table-cell>
          <table:table-cell table:formula="of:=IF([.$T8]=&quot;&quot;;IF(ISERROR(FIND([.U$1];[.$S8]));&quot;-&quot;;&quot;+&quot;);IF([.$S8]=&quot;Default&quot;;&quot;-&quot;;IF(ISERROR(FIND([.U$1];[.$T8]));&quot;-&quot;;&quot;+&quot;)))" office:value-type="string" office:string-value="-" calcext:value-type="string">
            <text:p>-</text:p>
          </table:table-cell>
          <table:table-cell table:formula="of:=IF([.$T8]=&quot;&quot;;IF(ISERROR(FIND([.V$1];[.$S8]));&quot;-&quot;;&quot;+&quot;);IF([.$S8]=&quot;Default&quot;;&quot;-&quot;;IF(ISERROR(FIND([.V$1];[.$T8]));&quot;-&quot;;&quot;+&quot;)))" office:value-type="string" office:string-value="-" calcext:value-type="string">
            <text:p>-</text:p>
          </table:table-cell>
          <table:table-cell table:formula="of:=IF(AND([.V8]=&quot;+&quot;;NOT(ISERROR(FIND(&quot;NoLimit&quot;;[.L8]))));&quot;x&quot;;[.V8])" office:value-type="string" office:string-value="-" calcext:value-type="string">
            <text:p>-</text:p>
          </table:table-cell>
          <table:table-cell table:formula="of:=IF([.$T8]=&quot;&quot;;IF(ISERROR(FIND([.X$1];[.$S8]));&quot;-&quot;;&quot;+&quot;);IF([.$S8]=&quot;Default&quot;;&quot;-&quot;;IF(ISERROR(FIND([.X$1];[.$T8]));&quot;-&quot;;&quot;+&quot;)))" office:value-type="string" office:string-value="+" calcext:value-type="string">
            <text:p>+</text:p>
          </table:table-cell>
          <table:table-cell table:formula="of:=IF(ISERROR(FIND([.Y$1];[.$S8]));&quot;-&quot;;&quot;+&quot;)" office:value-type="string" office:string-value="-" calcext:value-type="string">
            <text:p>-</text:p>
          </table:table-cell>
          <table:table-cell table:formula="of:=IF([.W8]=&quot;x&quot;;RIGHT([.L8];LEN([.L8])-7);[.L8])" office:value-type="string" office:string-value="Transfer10kSerial" calcext:value-type="string">
            <text:p>Transfer10kSerial</text:p>
          </table:table-cell>
          <table:table-cell table:formula="of:=[.C8]" office:value-type="float" office:value="14160684" calcext:value-type="float">
            <text:p>14160684</text:p>
          </table:table-cell>
          <table:table-cell table:formula="of:=[.E8]" office:value-type="float" office:value="1579752" calcext:value-type="float">
            <text:p>1579752</text:p>
          </table:table-cell>
          <table:table-cell table:formula="of:=[.G8]" office:value-type="float" office:value="9939" calcext:value-type="float">
            <text:p>9939</text:p>
          </table:table-cell>
        </table:table-row>
        <table:table-row table:style-name="ro2">
          <table:table-cell office:value-type="string" calcext:value-type="string">
            <text:p>BenchmarkInfinitePriorityHashLimitedPriorityHashChannelTransfer10kSerial-12</text:p>
          </table:table-cell>
          <table:table-cell office:value-type="float" office:value="86" calcext:value-type="float">
            <text:p>86</text:p>
          </table:table-cell>
          <table:table-cell office:value-type="float" office:value="14755964" calcext:value-type="float">
            <text:p>14755964</text:p>
          </table:table-cell>
          <table:table-cell office:value-type="string" calcext:value-type="string">
            <text:p>ns/op</text:p>
          </table:table-cell>
          <table:table-cell office:value-type="float" office:value="1579602" calcext:value-type="float">
            <text:p>1579602</text:p>
          </table:table-cell>
          <table:table-cell office:value-type="string" calcext:value-type="string">
            <text:p>B/op</text:p>
          </table:table-cell>
          <table:table-cell office:value-type="float" office:value="9938" calcext:value-type="float">
            <text:p>9938</text:p>
          </table:table-cell>
          <table:table-cell office:value-type="string" calcext:value-type="string">
            <text:p>allocs/op</text:p>
          </table:table-cell>
          <table:table-cell table:formula="of:=MID([.A9];18;LEN([.A9])-20)" office:value-type="string" office:string-value="PriorityHashLimitedPriorityHashChannelTransfer10kSerial" calcext:value-type="string">
            <text:p>PriorityHashLimitedPriorityHashChannelTransfer10kSerial</text:p>
          </table:table-cell>
          <table:table-cell table:formula="of:=FIND(&quot;Channel&quot;;[.I9])" office:value-type="float" office:value="32" calcext:value-type="float">
            <text:p>32</text:p>
          </table:table-cell>
          <table:table-cell table:formula="of:=LEFT([.I9];[.J9]-1)" office:value-type="string" office:string-value="PriorityHashLimitedPriorityHash" calcext:value-type="string">
            <text:p>PriorityHashLimitedPriorityHash</text:p>
          </table:table-cell>
          <table:table-cell table:formula="of:=RIGHT([.I9];LEN([.I9])-[.J9]-6)" office:value-type="string" office:string-value="Transfer10kSerial" calcext:value-type="string">
            <text:p>Transfer10kSerial</text:p>
          </table:table-cell>
          <table:table-cell table:formula="of:=IF(RIGHT([.$K9];LEN([.M$1]))=[.M$1];[.M$1];&quot;&quot;)">
            <text:p/>
          </table:table-cell>
          <table:table-cell table:formula="of:=IF([.O9]=&quot;&quot;;IF(RIGHT([.$K9];LEN([.N$1]))=[.N$1];[.N$1];&quot;&quot;);&quot;&quot;)">
            <text:p/>
          </table:table-cell>
          <table:table-cell table:formula="of:=IF(RIGHT([.$K9];LEN([.O$1]))=[.O$1];[.O$1];&quot;&quot;)">
            <text:p/>
          </table:table-cell>
          <table:table-cell table:formula="of:=IF(RIGHT([.$K9];LEN([.P$1]))=[.P$1];[.P$1];&quot;&quot;)">
            <text:p/>
          </table:table-cell>
          <table:table-cell table:formula="of:=IF(RIGHT([.$K9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9];LEN([.R$1]))=[.R$1];[.R$1];&quot;&quot;)">
            <text:p/>
          </table:table-cell>
          <table:table-cell table:formula="of:=COM.MICROSOFT.CONCAT([.M9:.R9])" office:value-type="string" office:string-value="LimitedPriorityHash" calcext:value-type="string">
            <text:p>LimitedPriorityHash</text:p>
          </table:table-cell>
          <table:table-cell table:formula="of:=LEFT([.K9];LEN([.K9])-LEN([.S9]))" office:value-type="string" office:string-value="PriorityHash" calcext:value-type="string">
            <text:p>PriorityHash</text:p>
          </table:table-cell>
          <table:table-cell table:formula="of:=IF([.$T9]=&quot;&quot;;IF(ISERROR(FIND([.U$1];[.$S9]));&quot;-&quot;;&quot;+&quot;);IF([.$S9]=&quot;Default&quot;;&quot;-&quot;;IF(ISERROR(FIND([.U$1];[.$T9]));&quot;-&quot;;&quot;+&quot;)))" office:value-type="string" office:string-value="+" calcext:value-type="string">
            <text:p>+</text:p>
          </table:table-cell>
          <table:table-cell table:formula="of:=IF([.$T9]=&quot;&quot;;IF(ISERROR(FIND([.V$1];[.$S9]));&quot;-&quot;;&quot;+&quot;);IF([.$S9]=&quot;Default&quot;;&quot;-&quot;;IF(ISERROR(FIND([.V$1];[.$T9]));&quot;-&quot;;&quot;+&quot;)))" office:value-type="string" office:string-value="-" calcext:value-type="string">
            <text:p>-</text:p>
          </table:table-cell>
          <table:table-cell table:formula="of:=IF(AND([.V9]=&quot;+&quot;;NOT(ISERROR(FIND(&quot;NoLimit&quot;;[.L9]))));&quot;x&quot;;[.V9])" office:value-type="string" office:string-value="-" calcext:value-type="string">
            <text:p>-</text:p>
          </table:table-cell>
          <table:table-cell table:formula="of:=IF([.$T9]=&quot;&quot;;IF(ISERROR(FIND([.X$1];[.$S9]));&quot;-&quot;;&quot;+&quot;);IF([.$S9]=&quot;Default&quot;;&quot;-&quot;;IF(ISERROR(FIND([.X$1];[.$T9]));&quot;-&quot;;&quot;+&quot;)))" office:value-type="string" office:string-value="+" calcext:value-type="string">
            <text:p>+</text:p>
          </table:table-cell>
          <table:table-cell table:formula="of:=IF(ISERROR(FIND([.Y$1];[.$S9]));&quot;-&quot;;&quot;+&quot;)" office:value-type="string" office:string-value="-" calcext:value-type="string">
            <text:p>-</text:p>
          </table:table-cell>
          <table:table-cell table:formula="of:=IF([.W9]=&quot;x&quot;;RIGHT([.L9];LEN([.L9])-7);[.L9])" office:value-type="string" office:string-value="Transfer10kSerial" calcext:value-type="string">
            <text:p>Transfer10kSerial</text:p>
          </table:table-cell>
          <table:table-cell table:formula="of:=[.C9]" office:value-type="float" office:value="14755964" calcext:value-type="float">
            <text:p>14755964</text:p>
          </table:table-cell>
          <table:table-cell table:formula="of:=[.E9]" office:value-type="float" office:value="1579602" calcext:value-type="float">
            <text:p>1579602</text:p>
          </table:table-cell>
          <table:table-cell table:formula="of:=[.G9]" office:value-type="float" office:value="9938" calcext:value-type="float">
            <text:p>9938</text:p>
          </table:table-cell>
        </table:table-row>
        <table:table-row table:style-name="ro2">
          <table:table-cell office:value-type="string" calcext:value-type="string">
            <text:p>BenchmarkInfiniteLimitHashLimitedPriorityHashChannelNoLimitTransfer10kSerial-12</text:p>
          </table:table-cell>
          <table:table-cell office:value-type="float" office:value="84" calcext:value-type="float">
            <text:p>84</text:p>
          </table:table-cell>
          <table:table-cell office:value-type="float" office:value="13867618" calcext:value-type="float">
            <text:p>13867618</text:p>
          </table:table-cell>
          <table:table-cell office:value-type="string" calcext:value-type="string">
            <text:p>ns/op</text:p>
          </table:table-cell>
          <table:table-cell office:value-type="float" office:value="1448717" calcext:value-type="float">
            <text:p>1448717</text:p>
          </table:table-cell>
          <table:table-cell office:value-type="string" calcext:value-type="string">
            <text:p>B/op</text:p>
          </table:table-cell>
          <table:table-cell office:value-type="float" office:value="9938" calcext:value-type="float">
            <text:p>9938</text:p>
          </table:table-cell>
          <table:table-cell office:value-type="string" calcext:value-type="string">
            <text:p>allocs/op</text:p>
          </table:table-cell>
          <table:table-cell table:formula="of:=MID([.A10];18;LEN([.A10])-20)" office:value-type="string" office:string-value="LimitHashLimitedPriorityHashChannelNoLimitTransfer10kSerial" calcext:value-type="string">
            <text:p>LimitHashLimitedPriorityHashChannelNoLimitTransfer10kSerial</text:p>
          </table:table-cell>
          <table:table-cell table:formula="of:=FIND(&quot;Channel&quot;;[.I10])" office:value-type="float" office:value="29" calcext:value-type="float">
            <text:p>29</text:p>
          </table:table-cell>
          <table:table-cell table:formula="of:=LEFT([.I10];[.J10]-1)" office:value-type="string" office:string-value="LimitHashLimitedPriorityHash" calcext:value-type="string">
            <text:p>LimitHashLimitedPriorityHash</text:p>
          </table:table-cell>
          <table:table-cell table:formula="of:=RIGHT([.I10];LEN([.I10])-[.J10]-6)" office:value-type="string" office:string-value="NoLimitTransfer10kSerial" calcext:value-type="string">
            <text:p>NoLimitTransfer10kSerial</text:p>
          </table:table-cell>
          <table:table-cell table:formula="of:=IF(RIGHT([.$K10];LEN([.M$1]))=[.M$1];[.M$1];&quot;&quot;)">
            <text:p/>
          </table:table-cell>
          <table:table-cell table:formula="of:=IF([.O10]=&quot;&quot;;IF(RIGHT([.$K10];LEN([.N$1]))=[.N$1];[.N$1];&quot;&quot;);&quot;&quot;)">
            <text:p/>
          </table:table-cell>
          <table:table-cell table:formula="of:=IF(RIGHT([.$K10];LEN([.O$1]))=[.O$1];[.O$1];&quot;&quot;)">
            <text:p/>
          </table:table-cell>
          <table:table-cell table:formula="of:=IF(RIGHT([.$K10];LEN([.P$1]))=[.P$1];[.P$1];&quot;&quot;)">
            <text:p/>
          </table:table-cell>
          <table:table-cell table:formula="of:=IF(RIGHT([.$K10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10];LEN([.R$1]))=[.R$1];[.R$1];&quot;&quot;)">
            <text:p/>
          </table:table-cell>
          <table:table-cell table:formula="of:=COM.MICROSOFT.CONCAT([.M10:.R10])" office:value-type="string" office:string-value="LimitedPriorityHash" calcext:value-type="string">
            <text:p>LimitedPriorityHash</text:p>
          </table:table-cell>
          <table:table-cell table:formula="of:=LEFT([.K10];LEN([.K10])-LEN([.S10]))" office:value-type="string" office:string-value="LimitHash" calcext:value-type="string">
            <text:p>LimitHash</text:p>
          </table:table-cell>
          <table:table-cell table:formula="of:=IF([.$T10]=&quot;&quot;;IF(ISERROR(FIND([.U$1];[.$S10]));&quot;-&quot;;&quot;+&quot;);IF([.$S10]=&quot;Default&quot;;&quot;-&quot;;IF(ISERROR(FIND([.U$1];[.$T10]));&quot;-&quot;;&quot;+&quot;)))" office:value-type="string" office:string-value="-" calcext:value-type="string">
            <text:p>-</text:p>
          </table:table-cell>
          <table:table-cell table:formula="of:=IF([.$T10]=&quot;&quot;;IF(ISERROR(FIND([.V$1];[.$S10]));&quot;-&quot;;&quot;+&quot;);IF([.$S10]=&quot;Default&quot;;&quot;-&quot;;IF(ISERROR(FIND([.V$1];[.$T10]));&quot;-&quot;;&quot;+&quot;)))" office:value-type="string" office:string-value="+" calcext:value-type="string">
            <text:p>+</text:p>
          </table:table-cell>
          <table:table-cell table:formula="of:=IF(AND([.V10]=&quot;+&quot;;NOT(ISERROR(FIND(&quot;NoLimit&quot;;[.L10]))));&quot;x&quot;;[.V10])" office:value-type="string" office:string-value="x" calcext:value-type="string">
            <text:p>x</text:p>
          </table:table-cell>
          <table:table-cell table:formula="of:=IF([.$T10]=&quot;&quot;;IF(ISERROR(FIND([.X$1];[.$S10]));&quot;-&quot;;&quot;+&quot;);IF([.$S10]=&quot;Default&quot;;&quot;-&quot;;IF(ISERROR(FIND([.X$1];[.$T10]));&quot;-&quot;;&quot;+&quot;)))" office:value-type="string" office:string-value="+" calcext:value-type="string">
            <text:p>+</text:p>
          </table:table-cell>
          <table:table-cell table:formula="of:=IF(ISERROR(FIND([.Y$1];[.$S10]));&quot;-&quot;;&quot;+&quot;)" office:value-type="string" office:string-value="-" calcext:value-type="string">
            <text:p>-</text:p>
          </table:table-cell>
          <table:table-cell table:formula="of:=IF([.W10]=&quot;x&quot;;RIGHT([.L10];LEN([.L10])-7);[.L10])" office:value-type="string" office:string-value="Transfer10kSerial" calcext:value-type="string">
            <text:p>Transfer10kSerial</text:p>
          </table:table-cell>
          <table:table-cell table:formula="of:=[.C10]" office:value-type="float" office:value="13867618" calcext:value-type="float">
            <text:p>13867618</text:p>
          </table:table-cell>
          <table:table-cell table:formula="of:=[.E10]" office:value-type="float" office:value="1448717" calcext:value-type="float">
            <text:p>1448717</text:p>
          </table:table-cell>
          <table:table-cell table:formula="of:=[.G10]" office:value-type="float" office:value="9938" calcext:value-type="float">
            <text:p>9938</text:p>
          </table:table-cell>
        </table:table-row>
        <table:table-row table:style-name="ro2">
          <table:table-cell office:value-type="string" calcext:value-type="string">
            <text:p>BenchmarkInfiniteLimitHashLimitedPriorityHashChannelTransfer10kSerial-12</text:p>
          </table:table-cell>
          <table:table-cell office:value-type="float" office:value="91" calcext:value-type="float">
            <text:p>91</text:p>
          </table:table-cell>
          <table:table-cell office:value-type="float" office:value="13177435" calcext:value-type="float">
            <text:p>13177435</text:p>
          </table:table-cell>
          <table:table-cell office:value-type="string" calcext:value-type="string">
            <text:p>ns/op</text:p>
          </table:table-cell>
          <table:table-cell office:value-type="float" office:value="1142353" calcext:value-type="float">
            <text:p>1142353</text:p>
          </table:table-cell>
          <table:table-cell office:value-type="string" calcext:value-type="string">
            <text:p>B/op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allocs/op</text:p>
          </table:table-cell>
          <table:table-cell table:formula="of:=MID([.A11];18;LEN([.A11])-20)" office:value-type="string" office:string-value="LimitHashLimitedPriorityHashChannelTransfer10kSerial" calcext:value-type="string">
            <text:p>LimitHashLimitedPriorityHashChannelTransfer10kSerial</text:p>
          </table:table-cell>
          <table:table-cell table:formula="of:=FIND(&quot;Channel&quot;;[.I11])" office:value-type="float" office:value="29" calcext:value-type="float">
            <text:p>29</text:p>
          </table:table-cell>
          <table:table-cell table:formula="of:=LEFT([.I11];[.J11]-1)" office:value-type="string" office:string-value="LimitHashLimitedPriorityHash" calcext:value-type="string">
            <text:p>LimitHashLimitedPriorityHash</text:p>
          </table:table-cell>
          <table:table-cell table:formula="of:=RIGHT([.I11];LEN([.I11])-[.J11]-6)" office:value-type="string" office:string-value="Transfer10kSerial" calcext:value-type="string">
            <text:p>Transfer10kSerial</text:p>
          </table:table-cell>
          <table:table-cell table:formula="of:=IF(RIGHT([.$K11];LEN([.M$1]))=[.M$1];[.M$1];&quot;&quot;)">
            <text:p/>
          </table:table-cell>
          <table:table-cell table:formula="of:=IF([.O11]=&quot;&quot;;IF(RIGHT([.$K11];LEN([.N$1]))=[.N$1];[.N$1];&quot;&quot;);&quot;&quot;)">
            <text:p/>
          </table:table-cell>
          <table:table-cell table:formula="of:=IF(RIGHT([.$K11];LEN([.O$1]))=[.O$1];[.O$1];&quot;&quot;)">
            <text:p/>
          </table:table-cell>
          <table:table-cell table:formula="of:=IF(RIGHT([.$K11];LEN([.P$1]))=[.P$1];[.P$1];&quot;&quot;)">
            <text:p/>
          </table:table-cell>
          <table:table-cell table:formula="of:=IF(RIGHT([.$K11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11];LEN([.R$1]))=[.R$1];[.R$1];&quot;&quot;)">
            <text:p/>
          </table:table-cell>
          <table:table-cell table:formula="of:=COM.MICROSOFT.CONCAT([.M11:.R11])" office:value-type="string" office:string-value="LimitedPriorityHash" calcext:value-type="string">
            <text:p>LimitedPriorityHash</text:p>
          </table:table-cell>
          <table:table-cell table:formula="of:=LEFT([.K11];LEN([.K11])-LEN([.S11]))" office:value-type="string" office:string-value="LimitHash" calcext:value-type="string">
            <text:p>LimitHash</text:p>
          </table:table-cell>
          <table:table-cell table:formula="of:=IF([.$T11]=&quot;&quot;;IF(ISERROR(FIND([.U$1];[.$S11]));&quot;-&quot;;&quot;+&quot;);IF([.$S11]=&quot;Default&quot;;&quot;-&quot;;IF(ISERROR(FIND([.U$1];[.$T11]));&quot;-&quot;;&quot;+&quot;)))" office:value-type="string" office:string-value="-" calcext:value-type="string">
            <text:p>-</text:p>
          </table:table-cell>
          <table:table-cell table:formula="of:=IF([.$T11]=&quot;&quot;;IF(ISERROR(FIND([.V$1];[.$S11]));&quot;-&quot;;&quot;+&quot;);IF([.$S11]=&quot;Default&quot;;&quot;-&quot;;IF(ISERROR(FIND([.V$1];[.$T11]));&quot;-&quot;;&quot;+&quot;)))" office:value-type="string" office:string-value="+" calcext:value-type="string">
            <text:p>+</text:p>
          </table:table-cell>
          <table:table-cell table:formula="of:=IF(AND([.V11]=&quot;+&quot;;NOT(ISERROR(FIND(&quot;NoLimit&quot;;[.L11]))));&quot;x&quot;;[.V11])" office:value-type="string" office:string-value="+" calcext:value-type="string">
            <text:p>+</text:p>
          </table:table-cell>
          <table:table-cell table:formula="of:=IF([.$T11]=&quot;&quot;;IF(ISERROR(FIND([.X$1];[.$S11]));&quot;-&quot;;&quot;+&quot;);IF([.$S11]=&quot;Default&quot;;&quot;-&quot;;IF(ISERROR(FIND([.X$1];[.$T11]));&quot;-&quot;;&quot;+&quot;)))" office:value-type="string" office:string-value="+" calcext:value-type="string">
            <text:p>+</text:p>
          </table:table-cell>
          <table:table-cell table:formula="of:=IF(ISERROR(FIND([.Y$1];[.$S11]));&quot;-&quot;;&quot;+&quot;)" office:value-type="string" office:string-value="-" calcext:value-type="string">
            <text:p>-</text:p>
          </table:table-cell>
          <table:table-cell table:formula="of:=IF([.W11]=&quot;x&quot;;RIGHT([.L11];LEN([.L11])-7);[.L11])" office:value-type="string" office:string-value="Transfer10kSerial" calcext:value-type="string">
            <text:p>Transfer10kSerial</text:p>
          </table:table-cell>
          <table:table-cell table:formula="of:=[.C11]" office:value-type="float" office:value="13177435" calcext:value-type="float">
            <text:p>13177435</text:p>
          </table:table-cell>
          <table:table-cell table:formula="of:=[.E11]" office:value-type="float" office:value="1142353" calcext:value-type="float">
            <text:p>1142353</text:p>
          </table:table-cell>
          <table:table-cell table:formula="of:=[.G11]" office:value-type="float" office:value="10201" calcext:value-type="float">
            <text:p>10201</text:p>
          </table:table-cell>
        </table:table-row>
        <table:table-row table:style-name="ro2">
          <table:table-cell office:value-type="string" calcext:value-type="string">
            <text:p>BenchmarkInfiniteLimitedPriorityHashChannelNoLimitTransfer10kSerial-12</text:p>
          </table:table-cell>
          <table:table-cell office:value-type="float" office:value="86" calcext:value-type="float">
            <text:p>86</text:p>
          </table:table-cell>
          <table:table-cell office:value-type="float" office:value="12953515" calcext:value-type="float">
            <text:p>12953515</text:p>
          </table:table-cell>
          <table:table-cell office:value-type="string" calcext:value-type="string">
            <text:p>ns/op</text:p>
          </table:table-cell>
          <table:table-cell office:value-type="float" office:value="1448894" calcext:value-type="float">
            <text:p>1448894</text:p>
          </table:table-cell>
          <table:table-cell office:value-type="string" calcext:value-type="string">
            <text:p>B/op</text:p>
          </table:table-cell>
          <table:table-cell office:value-type="float" office:value="9939" calcext:value-type="float">
            <text:p>9939</text:p>
          </table:table-cell>
          <table:table-cell office:value-type="string" calcext:value-type="string">
            <text:p>allocs/op</text:p>
          </table:table-cell>
          <table:table-cell table:formula="of:=MID([.A12];18;LEN([.A12])-20)" office:value-type="string" office:string-value="LimitedPriorityHashChannelNoLimitTransfer10kSerial" calcext:value-type="string">
            <text:p>LimitedPriorityHashChannelNoLimitTransfer10kSerial</text:p>
          </table:table-cell>
          <table:table-cell table:formula="of:=FIND(&quot;Channel&quot;;[.I12])" office:value-type="float" office:value="20" calcext:value-type="float">
            <text:p>20</text:p>
          </table:table-cell>
          <table:table-cell table:formula="of:=LEFT([.I12];[.J12]-1)" office:value-type="string" office:string-value="LimitedPriorityHash" calcext:value-type="string">
            <text:p>LimitedPriorityHash</text:p>
          </table:table-cell>
          <table:table-cell table:formula="of:=RIGHT([.I12];LEN([.I12])-[.J12]-6)" office:value-type="string" office:string-value="NoLimitTransfer10kSerial" calcext:value-type="string">
            <text:p>NoLimitTransfer10kSerial</text:p>
          </table:table-cell>
          <table:table-cell table:formula="of:=IF(RIGHT([.$K12];LEN([.M$1]))=[.M$1];[.M$1];&quot;&quot;)">
            <text:p/>
          </table:table-cell>
          <table:table-cell table:formula="of:=IF([.O12]=&quot;&quot;;IF(RIGHT([.$K12];LEN([.N$1]))=[.N$1];[.N$1];&quot;&quot;);&quot;&quot;)">
            <text:p/>
          </table:table-cell>
          <table:table-cell table:formula="of:=IF(RIGHT([.$K12];LEN([.O$1]))=[.O$1];[.O$1];&quot;&quot;)">
            <text:p/>
          </table:table-cell>
          <table:table-cell table:formula="of:=IF(RIGHT([.$K12];LEN([.P$1]))=[.P$1];[.P$1];&quot;&quot;)">
            <text:p/>
          </table:table-cell>
          <table:table-cell table:formula="of:=IF(RIGHT([.$K12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12];LEN([.R$1]))=[.R$1];[.R$1];&quot;&quot;)">
            <text:p/>
          </table:table-cell>
          <table:table-cell table:formula="of:=COM.MICROSOFT.CONCAT([.M12:.R12])" office:value-type="string" office:string-value="LimitedPriorityHash" calcext:value-type="string">
            <text:p>LimitedPriorityHash</text:p>
          </table:table-cell>
          <table:table-cell table:formula="of:=LEFT([.K12];LEN([.K12])-LEN([.S12]))">
            <text:p/>
          </table:table-cell>
          <table:table-cell table:formula="of:=IF([.$T12]=&quot;&quot;;IF(ISERROR(FIND([.U$1];[.$S12]));&quot;-&quot;;&quot;+&quot;);IF([.$S12]=&quot;Default&quot;;&quot;-&quot;;IF(ISERROR(FIND([.U$1];[.$T12]));&quot;-&quot;;&quot;+&quot;)))" office:value-type="string" office:string-value="+" calcext:value-type="string">
            <text:p>+</text:p>
          </table:table-cell>
          <table:table-cell table:formula="of:=IF([.$T12]=&quot;&quot;;IF(ISERROR(FIND([.V$1];[.$S12]));&quot;-&quot;;&quot;+&quot;);IF([.$S12]=&quot;Default&quot;;&quot;-&quot;;IF(ISERROR(FIND([.V$1];[.$T12]));&quot;-&quot;;&quot;+&quot;)))" office:value-type="string" office:string-value="+" calcext:value-type="string">
            <text:p>+</text:p>
          </table:table-cell>
          <table:table-cell table:formula="of:=IF(AND([.V12]=&quot;+&quot;;NOT(ISERROR(FIND(&quot;NoLimit&quot;;[.L12]))));&quot;x&quot;;[.V12])" office:value-type="string" office:string-value="x" calcext:value-type="string">
            <text:p>x</text:p>
          </table:table-cell>
          <table:table-cell table:formula="of:=IF([.$T12]=&quot;&quot;;IF(ISERROR(FIND([.X$1];[.$S12]));&quot;-&quot;;&quot;+&quot;);IF([.$S12]=&quot;Default&quot;;&quot;-&quot;;IF(ISERROR(FIND([.X$1];[.$T12]));&quot;-&quot;;&quot;+&quot;)))" office:value-type="string" office:string-value="+" calcext:value-type="string">
            <text:p>+</text:p>
          </table:table-cell>
          <table:table-cell table:formula="of:=IF(ISERROR(FIND([.Y$1];[.$S12]));&quot;-&quot;;&quot;+&quot;)" office:value-type="string" office:string-value="-" calcext:value-type="string">
            <text:p>-</text:p>
          </table:table-cell>
          <table:table-cell table:formula="of:=IF([.W12]=&quot;x&quot;;RIGHT([.L12];LEN([.L12])-7);[.L12])" office:value-type="string" office:string-value="Transfer10kSerial" calcext:value-type="string">
            <text:p>Transfer10kSerial</text:p>
          </table:table-cell>
          <table:table-cell table:formula="of:=[.C12]" office:value-type="float" office:value="12953515" calcext:value-type="float">
            <text:p>12953515</text:p>
          </table:table-cell>
          <table:table-cell table:formula="of:=[.E12]" office:value-type="float" office:value="1448894" calcext:value-type="float">
            <text:p>1448894</text:p>
          </table:table-cell>
          <table:table-cell table:formula="of:=[.G12]" office:value-type="float" office:value="9939" calcext:value-type="float">
            <text:p>9939</text:p>
          </table:table-cell>
        </table:table-row>
        <table:table-row table:style-name="ro2">
          <table:table-cell office:value-type="string" calcext:value-type="string">
            <text:p>BenchmarkInfiniteLimitedPriorityHashChannelTransfer10kSerial-12</text:p>
          </table:table-cell>
          <table:table-cell office:value-type="float" office:value="69" calcext:value-type="float">
            <text:p>69</text:p>
          </table:table-cell>
          <table:table-cell office:value-type="float" office:value="14600484" calcext:value-type="float">
            <text:p>14600484</text:p>
          </table:table-cell>
          <table:table-cell office:value-type="string" calcext:value-type="string">
            <text:p>ns/op</text:p>
          </table:table-cell>
          <table:table-cell office:value-type="float" office:value="1142684" calcext:value-type="float">
            <text:p>1142684</text:p>
          </table:table-cell>
          <table:table-cell office:value-type="string" calcext:value-type="string">
            <text:p>B/op</text:p>
          </table:table-cell>
          <table:table-cell office:value-type="float" office:value="10203" calcext:value-type="float">
            <text:p>10203</text:p>
          </table:table-cell>
          <table:table-cell office:value-type="string" calcext:value-type="string">
            <text:p>allocs/op</text:p>
          </table:table-cell>
          <table:table-cell table:formula="of:=MID([.A13];18;LEN([.A13])-20)" office:value-type="string" office:string-value="LimitedPriorityHashChannelTransfer10kSerial" calcext:value-type="string">
            <text:p>LimitedPriorityHashChannelTransfer10kSerial</text:p>
          </table:table-cell>
          <table:table-cell table:formula="of:=FIND(&quot;Channel&quot;;[.I13])" office:value-type="float" office:value="20" calcext:value-type="float">
            <text:p>20</text:p>
          </table:table-cell>
          <table:table-cell table:formula="of:=LEFT([.I13];[.J13]-1)" office:value-type="string" office:string-value="LimitedPriorityHash" calcext:value-type="string">
            <text:p>LimitedPriorityHash</text:p>
          </table:table-cell>
          <table:table-cell table:formula="of:=RIGHT([.I13];LEN([.I13])-[.J13]-6)" office:value-type="string" office:string-value="Transfer10kSerial" calcext:value-type="string">
            <text:p>Transfer10kSerial</text:p>
          </table:table-cell>
          <table:table-cell table:formula="of:=IF(RIGHT([.$K13];LEN([.M$1]))=[.M$1];[.M$1];&quot;&quot;)">
            <text:p/>
          </table:table-cell>
          <table:table-cell table:formula="of:=IF([.O13]=&quot;&quot;;IF(RIGHT([.$K13];LEN([.N$1]))=[.N$1];[.N$1];&quot;&quot;);&quot;&quot;)">
            <text:p/>
          </table:table-cell>
          <table:table-cell table:formula="of:=IF(RIGHT([.$K13];LEN([.O$1]))=[.O$1];[.O$1];&quot;&quot;)">
            <text:p/>
          </table:table-cell>
          <table:table-cell table:formula="of:=IF(RIGHT([.$K13];LEN([.P$1]))=[.P$1];[.P$1];&quot;&quot;)">
            <text:p/>
          </table:table-cell>
          <table:table-cell table:formula="of:=IF(RIGHT([.$K13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13];LEN([.R$1]))=[.R$1];[.R$1];&quot;&quot;)">
            <text:p/>
          </table:table-cell>
          <table:table-cell table:formula="of:=COM.MICROSOFT.CONCAT([.M13:.R13])" office:value-type="string" office:string-value="LimitedPriorityHash" calcext:value-type="string">
            <text:p>LimitedPriorityHash</text:p>
          </table:table-cell>
          <table:table-cell table:formula="of:=LEFT([.K13];LEN([.K13])-LEN([.S13]))">
            <text:p/>
          </table:table-cell>
          <table:table-cell table:formula="of:=IF([.$T13]=&quot;&quot;;IF(ISERROR(FIND([.U$1];[.$S13]));&quot;-&quot;;&quot;+&quot;);IF([.$S13]=&quot;Default&quot;;&quot;-&quot;;IF(ISERROR(FIND([.U$1];[.$T13]));&quot;-&quot;;&quot;+&quot;)))" office:value-type="string" office:string-value="+" calcext:value-type="string">
            <text:p>+</text:p>
          </table:table-cell>
          <table:table-cell table:formula="of:=IF([.$T13]=&quot;&quot;;IF(ISERROR(FIND([.V$1];[.$S13]));&quot;-&quot;;&quot;+&quot;);IF([.$S13]=&quot;Default&quot;;&quot;-&quot;;IF(ISERROR(FIND([.V$1];[.$T13]));&quot;-&quot;;&quot;+&quot;)))" office:value-type="string" office:string-value="+" calcext:value-type="string">
            <text:p>+</text:p>
          </table:table-cell>
          <table:table-cell table:formula="of:=IF(AND([.V13]=&quot;+&quot;;NOT(ISERROR(FIND(&quot;NoLimit&quot;;[.L13]))));&quot;x&quot;;[.V13])" office:value-type="string" office:string-value="+" calcext:value-type="string">
            <text:p>+</text:p>
          </table:table-cell>
          <table:table-cell table:formula="of:=IF([.$T13]=&quot;&quot;;IF(ISERROR(FIND([.X$1];[.$S13]));&quot;-&quot;;&quot;+&quot;);IF([.$S13]=&quot;Default&quot;;&quot;-&quot;;IF(ISERROR(FIND([.X$1];[.$T13]));&quot;-&quot;;&quot;+&quot;)))" office:value-type="string" office:string-value="+" calcext:value-type="string">
            <text:p>+</text:p>
          </table:table-cell>
          <table:table-cell table:formula="of:=IF(ISERROR(FIND([.Y$1];[.$S13]));&quot;-&quot;;&quot;+&quot;)" office:value-type="string" office:string-value="-" calcext:value-type="string">
            <text:p>-</text:p>
          </table:table-cell>
          <table:table-cell table:formula="of:=IF([.W13]=&quot;x&quot;;RIGHT([.L13];LEN([.L13])-7);[.L13])" office:value-type="string" office:string-value="Transfer10kSerial" calcext:value-type="string">
            <text:p>Transfer10kSerial</text:p>
          </table:table-cell>
          <table:table-cell table:formula="of:=[.C13]" office:value-type="float" office:value="14600484" calcext:value-type="float">
            <text:p>14600484</text:p>
          </table:table-cell>
          <table:table-cell table:formula="of:=[.E13]" office:value-type="float" office:value="1142684" calcext:value-type="float">
            <text:p>1142684</text:p>
          </table:table-cell>
          <table:table-cell table:formula="of:=[.G13]" office:value-type="float" office:value="10203" calcext:value-type="float">
            <text:p>10203</text:p>
          </table:table-cell>
        </table:table-row>
        <table:table-row table:style-name="ro2">
          <table:table-cell office:value-type="string" calcext:value-type="string">
            <text:p>BenchmarkInfiniteDefaultLimitedPriorityHashChannelTransfer10kConcurrent-12</text:p>
          </table:table-cell>
          <table:table-cell office:value-type="float" office:value="123" calcext:value-type="float">
            <text:p>123</text:p>
          </table:table-cell>
          <table:table-cell office:value-type="float" office:value="8852203" calcext:value-type="float">
            <text:p>8852203</text:p>
          </table:table-cell>
          <table:table-cell office:value-type="string" calcext:value-type="string">
            <text:p>ns/op</text:p>
          </table:table-cell>
          <table:table-cell office:value-type="float" office:value="435445" calcext:value-type="float">
            <text:p>435445</text:p>
          </table:table-cell>
          <table:table-cell office:value-type="string" calcext:value-type="string">
            <text:p>B/op</text:p>
          </table:table-cell>
          <table:table-cell office:value-type="float" office:value="9865" calcext:value-type="float">
            <text:p>9865</text:p>
          </table:table-cell>
          <table:table-cell office:value-type="string" calcext:value-type="string">
            <text:p>allocs/op</text:p>
          </table:table-cell>
          <table:table-cell table:formula="of:=MID([.A14];18;LEN([.A14])-20)" office:value-type="string" office:string-value="DefaultLimitedPriorityHashChannelTransfer10kConcurrent" calcext:value-type="string">
            <text:p>DefaultLimitedPriorityHashChannelTransfer10kConcurrent</text:p>
          </table:table-cell>
          <table:table-cell table:formula="of:=FIND(&quot;Channel&quot;;[.I14])" office:value-type="float" office:value="27" calcext:value-type="float">
            <text:p>27</text:p>
          </table:table-cell>
          <table:table-cell table:formula="of:=LEFT([.I14];[.J14]-1)" office:value-type="string" office:string-value="DefaultLimitedPriorityHash" calcext:value-type="string">
            <text:p>DefaultLimitedPriorityHash</text:p>
          </table:table-cell>
          <table:table-cell table:formula="of:=RIGHT([.I14];LEN([.I14])-[.J14]-6)" office:value-type="string" office:string-value="Transfer10kConcurrent" calcext:value-type="string">
            <text:p>Transfer10kConcurrent</text:p>
          </table:table-cell>
          <table:table-cell table:formula="of:=IF(RIGHT([.$K14];LEN([.M$1]))=[.M$1];[.M$1];&quot;&quot;)">
            <text:p/>
          </table:table-cell>
          <table:table-cell table:formula="of:=IF([.O14]=&quot;&quot;;IF(RIGHT([.$K14];LEN([.N$1]))=[.N$1];[.N$1];&quot;&quot;);&quot;&quot;)">
            <text:p/>
          </table:table-cell>
          <table:table-cell table:formula="of:=IF(RIGHT([.$K14];LEN([.O$1]))=[.O$1];[.O$1];&quot;&quot;)">
            <text:p/>
          </table:table-cell>
          <table:table-cell table:formula="of:=IF(RIGHT([.$K14];LEN([.P$1]))=[.P$1];[.P$1];&quot;&quot;)">
            <text:p/>
          </table:table-cell>
          <table:table-cell table:formula="of:=IF(RIGHT([.$K14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14];LEN([.R$1]))=[.R$1];[.R$1];&quot;&quot;)">
            <text:p/>
          </table:table-cell>
          <table:table-cell table:formula="of:=COM.MICROSOFT.CONCAT([.M14:.R14])" office:value-type="string" office:string-value="LimitedPriorityHash" calcext:value-type="string">
            <text:p>LimitedPriorityHash</text:p>
          </table:table-cell>
          <table:table-cell table:formula="of:=LEFT([.K14];LEN([.K14])-LEN([.S14]))" office:value-type="string" office:string-value="Default" calcext:value-type="string">
            <text:p>Default</text:p>
          </table:table-cell>
          <table:table-cell table:formula="of:=IF([.$T14]=&quot;&quot;;IF(ISERROR(FIND([.U$1];[.$S14]));&quot;-&quot;;&quot;+&quot;);IF([.$S14]=&quot;Default&quot;;&quot;-&quot;;IF(ISERROR(FIND([.U$1];[.$T14]));&quot;-&quot;;&quot;+&quot;)))" office:value-type="string" office:string-value="-" calcext:value-type="string">
            <text:p>-</text:p>
          </table:table-cell>
          <table:table-cell table:formula="of:=IF([.$T14]=&quot;&quot;;IF(ISERROR(FIND([.V$1];[.$S14]));&quot;-&quot;;&quot;+&quot;);IF([.$S14]=&quot;Default&quot;;&quot;-&quot;;IF(ISERROR(FIND([.V$1];[.$T14]));&quot;-&quot;;&quot;+&quot;)))" office:value-type="string" office:string-value="-" calcext:value-type="string">
            <text:p>-</text:p>
          </table:table-cell>
          <table:table-cell table:formula="of:=IF(AND([.V14]=&quot;+&quot;;NOT(ISERROR(FIND(&quot;NoLimit&quot;;[.L14]))));&quot;x&quot;;[.V14])" office:value-type="string" office:string-value="-" calcext:value-type="string">
            <text:p>-</text:p>
          </table:table-cell>
          <table:table-cell table:formula="of:=IF([.$T14]=&quot;&quot;;IF(ISERROR(FIND([.X$1];[.$S14]));&quot;-&quot;;&quot;+&quot;);IF([.$S14]=&quot;Default&quot;;&quot;-&quot;;IF(ISERROR(FIND([.X$1];[.$T14]));&quot;-&quot;;&quot;+&quot;)))" office:value-type="string" office:string-value="-" calcext:value-type="string">
            <text:p>-</text:p>
          </table:table-cell>
          <table:table-cell table:formula="of:=IF(ISERROR(FIND([.Y$1];[.$S14]));&quot;-&quot;;&quot;+&quot;)" office:value-type="string" office:string-value="-" calcext:value-type="string">
            <text:p>-</text:p>
          </table:table-cell>
          <table:table-cell table:formula="of:=IF([.W14]=&quot;x&quot;;RIGHT([.L14];LEN([.L14])-7);[.L14])" office:value-type="string" office:string-value="Transfer10kConcurrent" calcext:value-type="string">
            <text:p>Transfer10kConcurrent</text:p>
          </table:table-cell>
          <table:table-cell table:formula="of:=[.C14]" office:value-type="float" office:value="8852203" calcext:value-type="float">
            <text:p>8852203</text:p>
          </table:table-cell>
          <table:table-cell table:formula="of:=[.E14]" office:value-type="float" office:value="435445" calcext:value-type="float">
            <text:p>435445</text:p>
          </table:table-cell>
          <table:table-cell table:formula="of:=[.G14]" office:value-type="float" office:value="9865" calcext:value-type="float">
            <text:p>9865</text:p>
          </table:table-cell>
        </table:table-row>
        <table:table-row table:style-name="ro2">
          <table:table-cell office:value-type="string" calcext:value-type="string">
            <text:p>BenchmarkInfinitePriorityLimitedPriorityHashChannelTransfer10kConcurrent-12</text:p>
          </table:table-cell>
          <table:table-cell office:value-type="float" office:value="127" calcext:value-type="float">
            <text:p>127</text:p>
          </table:table-cell>
          <table:table-cell office:value-type="float" office:value="8609529" calcext:value-type="float">
            <text:p>8609529</text:p>
          </table:table-cell>
          <table:table-cell office:value-type="string" calcext:value-type="string">
            <text:p>ns/op</text:p>
          </table:table-cell>
          <table:table-cell office:value-type="float" office:value="450018" calcext:value-type="float">
            <text:p>450018</text:p>
          </table:table-cell>
          <table:table-cell office:value-type="string" calcext:value-type="string">
            <text:p>B/op</text:p>
          </table:table-cell>
          <table:table-cell office:value-type="float" office:value="9882" calcext:value-type="float">
            <text:p>9882</text:p>
          </table:table-cell>
          <table:table-cell office:value-type="string" calcext:value-type="string">
            <text:p>allocs/op</text:p>
          </table:table-cell>
          <table:table-cell table:formula="of:=MID([.A15];18;LEN([.A15])-20)" office:value-type="string" office:string-value="PriorityLimitedPriorityHashChannelTransfer10kConcurrent" calcext:value-type="string">
            <text:p>PriorityLimitedPriorityHashChannelTransfer10kConcurrent</text:p>
          </table:table-cell>
          <table:table-cell table:formula="of:=FIND(&quot;Channel&quot;;[.I15])" office:value-type="float" office:value="28" calcext:value-type="float">
            <text:p>28</text:p>
          </table:table-cell>
          <table:table-cell table:formula="of:=LEFT([.I15];[.J15]-1)" office:value-type="string" office:string-value="PriorityLimitedPriorityHash" calcext:value-type="string">
            <text:p>PriorityLimitedPriorityHash</text:p>
          </table:table-cell>
          <table:table-cell table:formula="of:=RIGHT([.I15];LEN([.I15])-[.J15]-6)" office:value-type="string" office:string-value="Transfer10kConcurrent" calcext:value-type="string">
            <text:p>Transfer10kConcurrent</text:p>
          </table:table-cell>
          <table:table-cell table:formula="of:=IF(RIGHT([.$K15];LEN([.M$1]))=[.M$1];[.M$1];&quot;&quot;)">
            <text:p/>
          </table:table-cell>
          <table:table-cell table:formula="of:=IF([.O15]=&quot;&quot;;IF(RIGHT([.$K15];LEN([.N$1]))=[.N$1];[.N$1];&quot;&quot;);&quot;&quot;)">
            <text:p/>
          </table:table-cell>
          <table:table-cell table:formula="of:=IF(RIGHT([.$K15];LEN([.O$1]))=[.O$1];[.O$1];&quot;&quot;)">
            <text:p/>
          </table:table-cell>
          <table:table-cell table:formula="of:=IF(RIGHT([.$K15];LEN([.P$1]))=[.P$1];[.P$1];&quot;&quot;)">
            <text:p/>
          </table:table-cell>
          <table:table-cell table:formula="of:=IF(RIGHT([.$K15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15];LEN([.R$1]))=[.R$1];[.R$1];&quot;&quot;)">
            <text:p/>
          </table:table-cell>
          <table:table-cell table:formula="of:=COM.MICROSOFT.CONCAT([.M15:.R15])" office:value-type="string" office:string-value="LimitedPriorityHash" calcext:value-type="string">
            <text:p>LimitedPriorityHash</text:p>
          </table:table-cell>
          <table:table-cell table:formula="of:=LEFT([.K15];LEN([.K15])-LEN([.S15]))" office:value-type="string" office:string-value="Priority" calcext:value-type="string">
            <text:p>Priority</text:p>
          </table:table-cell>
          <table:table-cell table:formula="of:=IF([.$T15]=&quot;&quot;;IF(ISERROR(FIND([.U$1];[.$S15]));&quot;-&quot;;&quot;+&quot;);IF([.$S15]=&quot;Default&quot;;&quot;-&quot;;IF(ISERROR(FIND([.U$1];[.$T15]));&quot;-&quot;;&quot;+&quot;)))" office:value-type="string" office:string-value="+" calcext:value-type="string">
            <text:p>+</text:p>
          </table:table-cell>
          <table:table-cell table:formula="of:=IF([.$T15]=&quot;&quot;;IF(ISERROR(FIND([.V$1];[.$S15]));&quot;-&quot;;&quot;+&quot;);IF([.$S15]=&quot;Default&quot;;&quot;-&quot;;IF(ISERROR(FIND([.V$1];[.$T15]));&quot;-&quot;;&quot;+&quot;)))" office:value-type="string" office:string-value="-" calcext:value-type="string">
            <text:p>-</text:p>
          </table:table-cell>
          <table:table-cell table:formula="of:=IF(AND([.V15]=&quot;+&quot;;NOT(ISERROR(FIND(&quot;NoLimit&quot;;[.L15]))));&quot;x&quot;;[.V15])" office:value-type="string" office:string-value="-" calcext:value-type="string">
            <text:p>-</text:p>
          </table:table-cell>
          <table:table-cell table:formula="of:=IF([.$T15]=&quot;&quot;;IF(ISERROR(FIND([.X$1];[.$S15]));&quot;-&quot;;&quot;+&quot;);IF([.$S15]=&quot;Default&quot;;&quot;-&quot;;IF(ISERROR(FIND([.X$1];[.$T15]));&quot;-&quot;;&quot;+&quot;)))" office:value-type="string" office:string-value="-" calcext:value-type="string">
            <text:p>-</text:p>
          </table:table-cell>
          <table:table-cell table:formula="of:=IF(ISERROR(FIND([.Y$1];[.$S15]));&quot;-&quot;;&quot;+&quot;)" office:value-type="string" office:string-value="-" calcext:value-type="string">
            <text:p>-</text:p>
          </table:table-cell>
          <table:table-cell table:formula="of:=IF([.W15]=&quot;x&quot;;RIGHT([.L15];LEN([.L15])-7);[.L15])" office:value-type="string" office:string-value="Transfer10kConcurrent" calcext:value-type="string">
            <text:p>Transfer10kConcurrent</text:p>
          </table:table-cell>
          <table:table-cell table:formula="of:=[.C15]" office:value-type="float" office:value="8609529" calcext:value-type="float">
            <text:p>8609529</text:p>
          </table:table-cell>
          <table:table-cell table:formula="of:=[.E15]" office:value-type="float" office:value="450018" calcext:value-type="float">
            <text:p>450018</text:p>
          </table:table-cell>
          <table:table-cell table:formula="of:=[.G15]" office:value-type="float" office:value="9882" calcext:value-type="float">
            <text:p>9882</text:p>
          </table:table-cell>
        </table:table-row>
        <table:table-row table:style-name="ro2">
          <table:table-cell office:value-type="string" calcext:value-type="string">
            <text:p>BenchmarkInfiniteLimitLimitedPriorityHashChannelNoLimitTransfer10kConcurrent-12</text:p>
          </table:table-cell>
          <table:table-cell office:value-type="float" office:value="122" calcext:value-type="float">
            <text:p>122</text:p>
          </table:table-cell>
          <table:table-cell office:value-type="float" office:value="8872376" calcext:value-type="float">
            <text:p>8872376</text:p>
          </table:table-cell>
          <table:table-cell office:value-type="string" calcext:value-type="string">
            <text:p>ns/op</text:p>
          </table:table-cell>
          <table:table-cell office:value-type="float" office:value="421767" calcext:value-type="float">
            <text:p>421767</text:p>
          </table:table-cell>
          <table:table-cell office:value-type="string" calcext:value-type="string">
            <text:p>B/op</text:p>
          </table:table-cell>
          <table:table-cell office:value-type="float" office:value="9860" calcext:value-type="float">
            <text:p>9860</text:p>
          </table:table-cell>
          <table:table-cell office:value-type="string" calcext:value-type="string">
            <text:p>allocs/op</text:p>
          </table:table-cell>
          <table:table-cell table:formula="of:=MID([.A16];18;LEN([.A16])-20)" office:value-type="string" office:string-value="LimitLimitedPriorityHashChannelNoLimitTransfer10kConcurrent" calcext:value-type="string">
            <text:p>LimitLimitedPriorityHashChannelNoLimitTransfer10kConcurrent</text:p>
          </table:table-cell>
          <table:table-cell table:formula="of:=FIND(&quot;Channel&quot;;[.I16])" office:value-type="float" office:value="25" calcext:value-type="float">
            <text:p>25</text:p>
          </table:table-cell>
          <table:table-cell table:formula="of:=LEFT([.I16];[.J16]-1)" office:value-type="string" office:string-value="LimitLimitedPriorityHash" calcext:value-type="string">
            <text:p>LimitLimitedPriorityHash</text:p>
          </table:table-cell>
          <table:table-cell table:formula="of:=RIGHT([.I16];LEN([.I16])-[.J16]-6)" office:value-type="string" office:string-value="NoLimitTransfer10kConcurrent" calcext:value-type="string">
            <text:p>NoLimitTransfer10kConcurrent</text:p>
          </table:table-cell>
          <table:table-cell table:formula="of:=IF(RIGHT([.$K16];LEN([.M$1]))=[.M$1];[.M$1];&quot;&quot;)">
            <text:p/>
          </table:table-cell>
          <table:table-cell table:formula="of:=IF([.O16]=&quot;&quot;;IF(RIGHT([.$K16];LEN([.N$1]))=[.N$1];[.N$1];&quot;&quot;);&quot;&quot;)">
            <text:p/>
          </table:table-cell>
          <table:table-cell table:formula="of:=IF(RIGHT([.$K16];LEN([.O$1]))=[.O$1];[.O$1];&quot;&quot;)">
            <text:p/>
          </table:table-cell>
          <table:table-cell table:formula="of:=IF(RIGHT([.$K16];LEN([.P$1]))=[.P$1];[.P$1];&quot;&quot;)">
            <text:p/>
          </table:table-cell>
          <table:table-cell table:formula="of:=IF(RIGHT([.$K16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16];LEN([.R$1]))=[.R$1];[.R$1];&quot;&quot;)">
            <text:p/>
          </table:table-cell>
          <table:table-cell table:formula="of:=COM.MICROSOFT.CONCAT([.M16:.R16])" office:value-type="string" office:string-value="LimitedPriorityHash" calcext:value-type="string">
            <text:p>LimitedPriorityHash</text:p>
          </table:table-cell>
          <table:table-cell table:formula="of:=LEFT([.K16];LEN([.K16])-LEN([.S16]))" office:value-type="string" office:string-value="Limit" calcext:value-type="string">
            <text:p>Limit</text:p>
          </table:table-cell>
          <table:table-cell table:formula="of:=IF([.$T16]=&quot;&quot;;IF(ISERROR(FIND([.U$1];[.$S16]));&quot;-&quot;;&quot;+&quot;);IF([.$S16]=&quot;Default&quot;;&quot;-&quot;;IF(ISERROR(FIND([.U$1];[.$T16]));&quot;-&quot;;&quot;+&quot;)))" office:value-type="string" office:string-value="-" calcext:value-type="string">
            <text:p>-</text:p>
          </table:table-cell>
          <table:table-cell table:formula="of:=IF([.$T16]=&quot;&quot;;IF(ISERROR(FIND([.V$1];[.$S16]));&quot;-&quot;;&quot;+&quot;);IF([.$S16]=&quot;Default&quot;;&quot;-&quot;;IF(ISERROR(FIND([.V$1];[.$T16]));&quot;-&quot;;&quot;+&quot;)))" office:value-type="string" office:string-value="+" calcext:value-type="string">
            <text:p>+</text:p>
          </table:table-cell>
          <table:table-cell table:formula="of:=IF(AND([.V16]=&quot;+&quot;;NOT(ISERROR(FIND(&quot;NoLimit&quot;;[.L16]))));&quot;x&quot;;[.V16])" office:value-type="string" office:string-value="x" calcext:value-type="string">
            <text:p>x</text:p>
          </table:table-cell>
          <table:table-cell table:formula="of:=IF([.$T16]=&quot;&quot;;IF(ISERROR(FIND([.X$1];[.$S16]));&quot;-&quot;;&quot;+&quot;);IF([.$S16]=&quot;Default&quot;;&quot;-&quot;;IF(ISERROR(FIND([.X$1];[.$T16]));&quot;-&quot;;&quot;+&quot;)))" office:value-type="string" office:string-value="-" calcext:value-type="string">
            <text:p>-</text:p>
          </table:table-cell>
          <table:table-cell table:formula="of:=IF(ISERROR(FIND([.Y$1];[.$S16]));&quot;-&quot;;&quot;+&quot;)" office:value-type="string" office:string-value="-" calcext:value-type="string">
            <text:p>-</text:p>
          </table:table-cell>
          <table:table-cell table:formula="of:=IF([.W16]=&quot;x&quot;;RIGHT([.L16];LEN([.L16])-7);[.L16])" office:value-type="string" office:string-value="Transfer10kConcurrent" calcext:value-type="string">
            <text:p>Transfer10kConcurrent</text:p>
          </table:table-cell>
          <table:table-cell table:formula="of:=[.C16]" office:value-type="float" office:value="8872376" calcext:value-type="float">
            <text:p>8872376</text:p>
          </table:table-cell>
          <table:table-cell table:formula="of:=[.E16]" office:value-type="float" office:value="421767" calcext:value-type="float">
            <text:p>421767</text:p>
          </table:table-cell>
          <table:table-cell table:formula="of:=[.G16]" office:value-type="float" office:value="9860" calcext:value-type="float">
            <text:p>9860</text:p>
          </table:table-cell>
        </table:table-row>
        <table:table-row table:style-name="ro2">
          <table:table-cell office:value-type="string" calcext:value-type="string">
            <text:p>BenchmarkInfiniteLimitLimitedPriorityHash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0360415" calcext:value-type="float">
            <text:p>10360415</text:p>
          </table:table-cell>
          <table:table-cell office:value-type="string" calcext:value-type="string">
            <text:p>ns/op</text:p>
          </table:table-cell>
          <table:table-cell office:value-type="float" office:value="236298" calcext:value-type="float">
            <text:p>236298</text:p>
          </table:table-cell>
          <table:table-cell office:value-type="string" calcext:value-type="string">
            <text:p>B/op</text:p>
          </table:table-cell>
          <table:table-cell office:value-type="float" office:value="10023" calcext:value-type="float">
            <text:p>10023</text:p>
          </table:table-cell>
          <table:table-cell office:value-type="string" calcext:value-type="string">
            <text:p>allocs/op</text:p>
          </table:table-cell>
          <table:table-cell table:formula="of:=MID([.A17];18;LEN([.A17])-20)" office:value-type="string" office:string-value="LimitLimitedPriorityHashChannelTransfer10kConcurrent" calcext:value-type="string">
            <text:p>LimitLimitedPriorityHashChannelTransfer10kConcurrent</text:p>
          </table:table-cell>
          <table:table-cell table:formula="of:=FIND(&quot;Channel&quot;;[.I17])" office:value-type="float" office:value="25" calcext:value-type="float">
            <text:p>25</text:p>
          </table:table-cell>
          <table:table-cell table:formula="of:=LEFT([.I17];[.J17]-1)" office:value-type="string" office:string-value="LimitLimitedPriorityHash" calcext:value-type="string">
            <text:p>LimitLimitedPriorityHash</text:p>
          </table:table-cell>
          <table:table-cell table:formula="of:=RIGHT([.I17];LEN([.I17])-[.J17]-6)" office:value-type="string" office:string-value="Transfer10kConcurrent" calcext:value-type="string">
            <text:p>Transfer10kConcurrent</text:p>
          </table:table-cell>
          <table:table-cell table:formula="of:=IF(RIGHT([.$K17];LEN([.M$1]))=[.M$1];[.M$1];&quot;&quot;)">
            <text:p/>
          </table:table-cell>
          <table:table-cell table:formula="of:=IF([.O17]=&quot;&quot;;IF(RIGHT([.$K17];LEN([.N$1]))=[.N$1];[.N$1];&quot;&quot;);&quot;&quot;)">
            <text:p/>
          </table:table-cell>
          <table:table-cell table:formula="of:=IF(RIGHT([.$K17];LEN([.O$1]))=[.O$1];[.O$1];&quot;&quot;)">
            <text:p/>
          </table:table-cell>
          <table:table-cell table:formula="of:=IF(RIGHT([.$K17];LEN([.P$1]))=[.P$1];[.P$1];&quot;&quot;)">
            <text:p/>
          </table:table-cell>
          <table:table-cell table:formula="of:=IF(RIGHT([.$K17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17];LEN([.R$1]))=[.R$1];[.R$1];&quot;&quot;)">
            <text:p/>
          </table:table-cell>
          <table:table-cell table:formula="of:=COM.MICROSOFT.CONCAT([.M17:.R17])" office:value-type="string" office:string-value="LimitedPriorityHash" calcext:value-type="string">
            <text:p>LimitedPriorityHash</text:p>
          </table:table-cell>
          <table:table-cell table:formula="of:=LEFT([.K17];LEN([.K17])-LEN([.S17]))" office:value-type="string" office:string-value="Limit" calcext:value-type="string">
            <text:p>Limit</text:p>
          </table:table-cell>
          <table:table-cell table:formula="of:=IF([.$T17]=&quot;&quot;;IF(ISERROR(FIND([.U$1];[.$S17]));&quot;-&quot;;&quot;+&quot;);IF([.$S17]=&quot;Default&quot;;&quot;-&quot;;IF(ISERROR(FIND([.U$1];[.$T17]));&quot;-&quot;;&quot;+&quot;)))" office:value-type="string" office:string-value="-" calcext:value-type="string">
            <text:p>-</text:p>
          </table:table-cell>
          <table:table-cell table:formula="of:=IF([.$T17]=&quot;&quot;;IF(ISERROR(FIND([.V$1];[.$S17]));&quot;-&quot;;&quot;+&quot;);IF([.$S17]=&quot;Default&quot;;&quot;-&quot;;IF(ISERROR(FIND([.V$1];[.$T17]));&quot;-&quot;;&quot;+&quot;)))" office:value-type="string" office:string-value="+" calcext:value-type="string">
            <text:p>+</text:p>
          </table:table-cell>
          <table:table-cell table:formula="of:=IF(AND([.V17]=&quot;+&quot;;NOT(ISERROR(FIND(&quot;NoLimit&quot;;[.L17]))));&quot;x&quot;;[.V17])" office:value-type="string" office:string-value="+" calcext:value-type="string">
            <text:p>+</text:p>
          </table:table-cell>
          <table:table-cell table:formula="of:=IF([.$T17]=&quot;&quot;;IF(ISERROR(FIND([.X$1];[.$S17]));&quot;-&quot;;&quot;+&quot;);IF([.$S17]=&quot;Default&quot;;&quot;-&quot;;IF(ISERROR(FIND([.X$1];[.$T17]));&quot;-&quot;;&quot;+&quot;)))" office:value-type="string" office:string-value="-" calcext:value-type="string">
            <text:p>-</text:p>
          </table:table-cell>
          <table:table-cell table:formula="of:=IF(ISERROR(FIND([.Y$1];[.$S17]));&quot;-&quot;;&quot;+&quot;)" office:value-type="string" office:string-value="-" calcext:value-type="string">
            <text:p>-</text:p>
          </table:table-cell>
          <table:table-cell table:formula="of:=IF([.W17]=&quot;x&quot;;RIGHT([.L17];LEN([.L17])-7);[.L17])" office:value-type="string" office:string-value="Transfer10kConcurrent" calcext:value-type="string">
            <text:p>Transfer10kConcurrent</text:p>
          </table:table-cell>
          <table:table-cell table:formula="of:=[.C17]" office:value-type="float" office:value="10360415" calcext:value-type="float">
            <text:p>10360415</text:p>
          </table:table-cell>
          <table:table-cell table:formula="of:=[.E17]" office:value-type="float" office:value="236298" calcext:value-type="float">
            <text:p>236298</text:p>
          </table:table-cell>
          <table:table-cell table:formula="of:=[.G17]" office:value-type="float" office:value="10023" calcext:value-type="float">
            <text:p>10023</text:p>
          </table:table-cell>
        </table:table-row>
        <table:table-row table:style-name="ro2">
          <table:table-cell office:value-type="string" calcext:value-type="string">
            <text:p>BenchmarkInfiniteLimitPriorityLimitedPriorityHashChannelNoLimitTransfer10kConcurrent-12</text:p>
          </table:table-cell>
          <table:table-cell office:value-type="float" office:value="148" calcext:value-type="float">
            <text:p>148</text:p>
          </table:table-cell>
          <table:table-cell office:value-type="float" office:value="8949300" calcext:value-type="float">
            <text:p>8949300</text:p>
          </table:table-cell>
          <table:table-cell office:value-type="string" calcext:value-type="string">
            <text:p>ns/op</text:p>
          </table:table-cell>
          <table:table-cell office:value-type="float" office:value="444548" calcext:value-type="float">
            <text:p>444548</text:p>
          </table:table-cell>
          <table:table-cell office:value-type="string" calcext:value-type="string">
            <text:p>B/op</text:p>
          </table:table-cell>
          <table:table-cell office:value-type="float" office:value="9879" calcext:value-type="float">
            <text:p>9879</text:p>
          </table:table-cell>
          <table:table-cell office:value-type="string" calcext:value-type="string">
            <text:p>allocs/op</text:p>
          </table:table-cell>
          <table:table-cell table:formula="of:=MID([.A18];18;LEN([.A18])-20)" office:value-type="string" office:string-value="LimitPriorityLimitedPriorityHashChannelNoLimitTransfer10kConcurrent" calcext:value-type="string">
            <text:p>LimitPriorityLimitedPriorityHashChannelNoLimitTransfer10kConcurrent</text:p>
          </table:table-cell>
          <table:table-cell table:formula="of:=FIND(&quot;Channel&quot;;[.I18])" office:value-type="float" office:value="33" calcext:value-type="float">
            <text:p>33</text:p>
          </table:table-cell>
          <table:table-cell table:formula="of:=LEFT([.I18];[.J18]-1)" office:value-type="string" office:string-value="LimitPriorityLimitedPriorityHash" calcext:value-type="string">
            <text:p>LimitPriorityLimitedPriorityHash</text:p>
          </table:table-cell>
          <table:table-cell table:formula="of:=RIGHT([.I18];LEN([.I18])-[.J18]-6)" office:value-type="string" office:string-value="NoLimitTransfer10kConcurrent" calcext:value-type="string">
            <text:p>NoLimitTransfer10kConcurrent</text:p>
          </table:table-cell>
          <table:table-cell table:formula="of:=IF(RIGHT([.$K18];LEN([.M$1]))=[.M$1];[.M$1];&quot;&quot;)">
            <text:p/>
          </table:table-cell>
          <table:table-cell table:formula="of:=IF([.O18]=&quot;&quot;;IF(RIGHT([.$K18];LEN([.N$1]))=[.N$1];[.N$1];&quot;&quot;);&quot;&quot;)">
            <text:p/>
          </table:table-cell>
          <table:table-cell table:formula="of:=IF(RIGHT([.$K18];LEN([.O$1]))=[.O$1];[.O$1];&quot;&quot;)">
            <text:p/>
          </table:table-cell>
          <table:table-cell table:formula="of:=IF(RIGHT([.$K18];LEN([.P$1]))=[.P$1];[.P$1];&quot;&quot;)">
            <text:p/>
          </table:table-cell>
          <table:table-cell table:formula="of:=IF(RIGHT([.$K18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18];LEN([.R$1]))=[.R$1];[.R$1];&quot;&quot;)">
            <text:p/>
          </table:table-cell>
          <table:table-cell table:formula="of:=COM.MICROSOFT.CONCAT([.M18:.R18])" office:value-type="string" office:string-value="LimitedPriorityHash" calcext:value-type="string">
            <text:p>LimitedPriorityHash</text:p>
          </table:table-cell>
          <table:table-cell table:formula="of:=LEFT([.K18];LEN([.K18])-LEN([.S18]))" office:value-type="string" office:string-value="LimitPriority" calcext:value-type="string">
            <text:p>LimitPriority</text:p>
          </table:table-cell>
          <table:table-cell table:formula="of:=IF([.$T18]=&quot;&quot;;IF(ISERROR(FIND([.U$1];[.$S18]));&quot;-&quot;;&quot;+&quot;);IF([.$S18]=&quot;Default&quot;;&quot;-&quot;;IF(ISERROR(FIND([.U$1];[.$T18]));&quot;-&quot;;&quot;+&quot;)))" office:value-type="string" office:string-value="+" calcext:value-type="string">
            <text:p>+</text:p>
          </table:table-cell>
          <table:table-cell table:formula="of:=IF([.$T18]=&quot;&quot;;IF(ISERROR(FIND([.V$1];[.$S18]));&quot;-&quot;;&quot;+&quot;);IF([.$S18]=&quot;Default&quot;;&quot;-&quot;;IF(ISERROR(FIND([.V$1];[.$T18]));&quot;-&quot;;&quot;+&quot;)))" office:value-type="string" office:string-value="+" calcext:value-type="string">
            <text:p>+</text:p>
          </table:table-cell>
          <table:table-cell table:formula="of:=IF(AND([.V18]=&quot;+&quot;;NOT(ISERROR(FIND(&quot;NoLimit&quot;;[.L18]))));&quot;x&quot;;[.V18])" office:value-type="string" office:string-value="x" calcext:value-type="string">
            <text:p>x</text:p>
          </table:table-cell>
          <table:table-cell table:formula="of:=IF([.$T18]=&quot;&quot;;IF(ISERROR(FIND([.X$1];[.$S18]));&quot;-&quot;;&quot;+&quot;);IF([.$S18]=&quot;Default&quot;;&quot;-&quot;;IF(ISERROR(FIND([.X$1];[.$T18]));&quot;-&quot;;&quot;+&quot;)))" office:value-type="string" office:string-value="-" calcext:value-type="string">
            <text:p>-</text:p>
          </table:table-cell>
          <table:table-cell table:formula="of:=IF(ISERROR(FIND([.Y$1];[.$S18]));&quot;-&quot;;&quot;+&quot;)" office:value-type="string" office:string-value="-" calcext:value-type="string">
            <text:p>-</text:p>
          </table:table-cell>
          <table:table-cell table:formula="of:=IF([.W18]=&quot;x&quot;;RIGHT([.L18];LEN([.L18])-7);[.L18])" office:value-type="string" office:string-value="Transfer10kConcurrent" calcext:value-type="string">
            <text:p>Transfer10kConcurrent</text:p>
          </table:table-cell>
          <table:table-cell table:formula="of:=[.C18]" office:value-type="float" office:value="8949300" calcext:value-type="float">
            <text:p>8949300</text:p>
          </table:table-cell>
          <table:table-cell table:formula="of:=[.E18]" office:value-type="float" office:value="444548" calcext:value-type="float">
            <text:p>444548</text:p>
          </table:table-cell>
          <table:table-cell table:formula="of:=[.G18]" office:value-type="float" office:value="9879" calcext:value-type="float">
            <text:p>9879</text:p>
          </table:table-cell>
        </table:table-row>
        <table:table-row table:style-name="ro2">
          <table:table-cell office:value-type="string" calcext:value-type="string">
            <text:p>BenchmarkInfiniteLimitPriorityLimitedPriorityHash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0098338" calcext:value-type="float">
            <text:p>10098338</text:p>
          </table:table-cell>
          <table:table-cell office:value-type="string" calcext:value-type="string">
            <text:p>ns/op</text:p>
          </table:table-cell>
          <table:table-cell office:value-type="float" office:value="252304" calcext:value-type="float">
            <text:p>252304</text:p>
          </table:table-cell>
          <table:table-cell office:value-type="string" calcext:value-type="string">
            <text:p>B/op</text:p>
          </table:table-cell>
          <table:table-cell office:value-type="float" office:value="10029" calcext:value-type="float">
            <text:p>10029</text:p>
          </table:table-cell>
          <table:table-cell office:value-type="string" calcext:value-type="string">
            <text:p>allocs/op</text:p>
          </table:table-cell>
          <table:table-cell table:formula="of:=MID([.A19];18;LEN([.A19])-20)" office:value-type="string" office:string-value="LimitPriorityLimitedPriorityHashChannelTransfer10kConcurrent" calcext:value-type="string">
            <text:p>LimitPriorityLimitedPriorityHashChannelTransfer10kConcurrent</text:p>
          </table:table-cell>
          <table:table-cell table:formula="of:=FIND(&quot;Channel&quot;;[.I19])" office:value-type="float" office:value="33" calcext:value-type="float">
            <text:p>33</text:p>
          </table:table-cell>
          <table:table-cell table:formula="of:=LEFT([.I19];[.J19]-1)" office:value-type="string" office:string-value="LimitPriorityLimitedPriorityHash" calcext:value-type="string">
            <text:p>LimitPriorityLimitedPriorityHash</text:p>
          </table:table-cell>
          <table:table-cell table:formula="of:=RIGHT([.I19];LEN([.I19])-[.J19]-6)" office:value-type="string" office:string-value="Transfer10kConcurrent" calcext:value-type="string">
            <text:p>Transfer10kConcurrent</text:p>
          </table:table-cell>
          <table:table-cell table:formula="of:=IF(RIGHT([.$K19];LEN([.M$1]))=[.M$1];[.M$1];&quot;&quot;)">
            <text:p/>
          </table:table-cell>
          <table:table-cell table:formula="of:=IF([.O19]=&quot;&quot;;IF(RIGHT([.$K19];LEN([.N$1]))=[.N$1];[.N$1];&quot;&quot;);&quot;&quot;)">
            <text:p/>
          </table:table-cell>
          <table:table-cell table:formula="of:=IF(RIGHT([.$K19];LEN([.O$1]))=[.O$1];[.O$1];&quot;&quot;)">
            <text:p/>
          </table:table-cell>
          <table:table-cell table:formula="of:=IF(RIGHT([.$K19];LEN([.P$1]))=[.P$1];[.P$1];&quot;&quot;)">
            <text:p/>
          </table:table-cell>
          <table:table-cell table:formula="of:=IF(RIGHT([.$K19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19];LEN([.R$1]))=[.R$1];[.R$1];&quot;&quot;)">
            <text:p/>
          </table:table-cell>
          <table:table-cell table:formula="of:=COM.MICROSOFT.CONCAT([.M19:.R19])" office:value-type="string" office:string-value="LimitedPriorityHash" calcext:value-type="string">
            <text:p>LimitedPriorityHash</text:p>
          </table:table-cell>
          <table:table-cell table:formula="of:=LEFT([.K19];LEN([.K19])-LEN([.S19]))" office:value-type="string" office:string-value="LimitPriority" calcext:value-type="string">
            <text:p>LimitPriority</text:p>
          </table:table-cell>
          <table:table-cell table:formula="of:=IF([.$T19]=&quot;&quot;;IF(ISERROR(FIND([.U$1];[.$S19]));&quot;-&quot;;&quot;+&quot;);IF([.$S19]=&quot;Default&quot;;&quot;-&quot;;IF(ISERROR(FIND([.U$1];[.$T19]));&quot;-&quot;;&quot;+&quot;)))" office:value-type="string" office:string-value="+" calcext:value-type="string">
            <text:p>+</text:p>
          </table:table-cell>
          <table:table-cell table:formula="of:=IF([.$T19]=&quot;&quot;;IF(ISERROR(FIND([.V$1];[.$S19]));&quot;-&quot;;&quot;+&quot;);IF([.$S19]=&quot;Default&quot;;&quot;-&quot;;IF(ISERROR(FIND([.V$1];[.$T19]));&quot;-&quot;;&quot;+&quot;)))" office:value-type="string" office:string-value="+" calcext:value-type="string">
            <text:p>+</text:p>
          </table:table-cell>
          <table:table-cell table:formula="of:=IF(AND([.V19]=&quot;+&quot;;NOT(ISERROR(FIND(&quot;NoLimit&quot;;[.L19]))));&quot;x&quot;;[.V19])" office:value-type="string" office:string-value="+" calcext:value-type="string">
            <text:p>+</text:p>
          </table:table-cell>
          <table:table-cell table:formula="of:=IF([.$T19]=&quot;&quot;;IF(ISERROR(FIND([.X$1];[.$S19]));&quot;-&quot;;&quot;+&quot;);IF([.$S19]=&quot;Default&quot;;&quot;-&quot;;IF(ISERROR(FIND([.X$1];[.$T19]));&quot;-&quot;;&quot;+&quot;)))" office:value-type="string" office:string-value="-" calcext:value-type="string">
            <text:p>-</text:p>
          </table:table-cell>
          <table:table-cell table:formula="of:=IF(ISERROR(FIND([.Y$1];[.$S19]));&quot;-&quot;;&quot;+&quot;)" office:value-type="string" office:string-value="-" calcext:value-type="string">
            <text:p>-</text:p>
          </table:table-cell>
          <table:table-cell table:formula="of:=IF([.W19]=&quot;x&quot;;RIGHT([.L19];LEN([.L19])-7);[.L19])" office:value-type="string" office:string-value="Transfer10kConcurrent" calcext:value-type="string">
            <text:p>Transfer10kConcurrent</text:p>
          </table:table-cell>
          <table:table-cell table:formula="of:=[.C19]" office:value-type="float" office:value="10098338" calcext:value-type="float">
            <text:p>10098338</text:p>
          </table:table-cell>
          <table:table-cell table:formula="of:=[.E19]" office:value-type="float" office:value="252304" calcext:value-type="float">
            <text:p>252304</text:p>
          </table:table-cell>
          <table:table-cell table:formula="of:=[.G19]" office:value-type="float" office:value="10029" calcext:value-type="float">
            <text:p>10029</text:p>
          </table:table-cell>
        </table:table-row>
        <table:table-row table:style-name="ro2">
          <table:table-cell office:value-type="string" calcext:value-type="string">
            <text:p>BenchmarkInfiniteHashLimitedPriorityHashChannelTransfer10kConcurrent-12</text:p>
          </table:table-cell>
          <table:table-cell office:value-type="float" office:value="74" calcext:value-type="float">
            <text:p>74</text:p>
          </table:table-cell>
          <table:table-cell office:value-type="float" office:value="14459378" calcext:value-type="float">
            <text:p>14459378</text:p>
          </table:table-cell>
          <table:table-cell office:value-type="string" calcext:value-type="string">
            <text:p>ns/op</text:p>
          </table:table-cell>
          <table:table-cell office:value-type="float" office:value="451070" calcext:value-type="float">
            <text:p>451070</text:p>
          </table:table-cell>
          <table:table-cell office:value-type="string" calcext:value-type="string">
            <text:p>B/op</text:p>
          </table:table-cell>
          <table:table-cell office:value-type="float" office:value="9987" calcext:value-type="float">
            <text:p>9987</text:p>
          </table:table-cell>
          <table:table-cell office:value-type="string" calcext:value-type="string">
            <text:p>allocs/op</text:p>
          </table:table-cell>
          <table:table-cell table:formula="of:=MID([.A20];18;LEN([.A20])-20)" office:value-type="string" office:string-value="HashLimitedPriorityHashChannelTransfer10kConcurrent" calcext:value-type="string">
            <text:p>HashLimitedPriorityHashChannelTransfer10kConcurrent</text:p>
          </table:table-cell>
          <table:table-cell table:formula="of:=FIND(&quot;Channel&quot;;[.I20])" office:value-type="float" office:value="24" calcext:value-type="float">
            <text:p>24</text:p>
          </table:table-cell>
          <table:table-cell table:formula="of:=LEFT([.I20];[.J20]-1)" office:value-type="string" office:string-value="HashLimitedPriorityHash" calcext:value-type="string">
            <text:p>HashLimitedPriorityHash</text:p>
          </table:table-cell>
          <table:table-cell table:formula="of:=RIGHT([.I20];LEN([.I20])-[.J20]-6)" office:value-type="string" office:string-value="Transfer10kConcurrent" calcext:value-type="string">
            <text:p>Transfer10kConcurrent</text:p>
          </table:table-cell>
          <table:table-cell table:formula="of:=IF(RIGHT([.$K20];LEN([.M$1]))=[.M$1];[.M$1];&quot;&quot;)">
            <text:p/>
          </table:table-cell>
          <table:table-cell table:formula="of:=IF([.O20]=&quot;&quot;;IF(RIGHT([.$K20];LEN([.N$1]))=[.N$1];[.N$1];&quot;&quot;);&quot;&quot;)">
            <text:p/>
          </table:table-cell>
          <table:table-cell table:formula="of:=IF(RIGHT([.$K20];LEN([.O$1]))=[.O$1];[.O$1];&quot;&quot;)">
            <text:p/>
          </table:table-cell>
          <table:table-cell table:formula="of:=IF(RIGHT([.$K20];LEN([.P$1]))=[.P$1];[.P$1];&quot;&quot;)">
            <text:p/>
          </table:table-cell>
          <table:table-cell table:formula="of:=IF(RIGHT([.$K20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0];LEN([.R$1]))=[.R$1];[.R$1];&quot;&quot;)">
            <text:p/>
          </table:table-cell>
          <table:table-cell table:formula="of:=COM.MICROSOFT.CONCAT([.M20:.R20])" office:value-type="string" office:string-value="LimitedPriorityHash" calcext:value-type="string">
            <text:p>LimitedPriorityHash</text:p>
          </table:table-cell>
          <table:table-cell table:formula="of:=LEFT([.K20];LEN([.K20])-LEN([.S20]))" office:value-type="string" office:string-value="Hash" calcext:value-type="string">
            <text:p>Hash</text:p>
          </table:table-cell>
          <table:table-cell table:formula="of:=IF([.$T20]=&quot;&quot;;IF(ISERROR(FIND([.U$1];[.$S20]));&quot;-&quot;;&quot;+&quot;);IF([.$S20]=&quot;Default&quot;;&quot;-&quot;;IF(ISERROR(FIND([.U$1];[.$T20]));&quot;-&quot;;&quot;+&quot;)))" office:value-type="string" office:string-value="-" calcext:value-type="string">
            <text:p>-</text:p>
          </table:table-cell>
          <table:table-cell table:formula="of:=IF([.$T20]=&quot;&quot;;IF(ISERROR(FIND([.V$1];[.$S20]));&quot;-&quot;;&quot;+&quot;);IF([.$S20]=&quot;Default&quot;;&quot;-&quot;;IF(ISERROR(FIND([.V$1];[.$T20]));&quot;-&quot;;&quot;+&quot;)))" office:value-type="string" office:string-value="-" calcext:value-type="string">
            <text:p>-</text:p>
          </table:table-cell>
          <table:table-cell table:formula="of:=IF(AND([.V20]=&quot;+&quot;;NOT(ISERROR(FIND(&quot;NoLimit&quot;;[.L20]))));&quot;x&quot;;[.V20])" office:value-type="string" office:string-value="-" calcext:value-type="string">
            <text:p>-</text:p>
          </table:table-cell>
          <table:table-cell table:formula="of:=IF([.$T20]=&quot;&quot;;IF(ISERROR(FIND([.X$1];[.$S20]));&quot;-&quot;;&quot;+&quot;);IF([.$S20]=&quot;Default&quot;;&quot;-&quot;;IF(ISERROR(FIND([.X$1];[.$T20]));&quot;-&quot;;&quot;+&quot;)))" office:value-type="string" office:string-value="+" calcext:value-type="string">
            <text:p>+</text:p>
          </table:table-cell>
          <table:table-cell table:formula="of:=IF(ISERROR(FIND([.Y$1];[.$S20]));&quot;-&quot;;&quot;+&quot;)" office:value-type="string" office:string-value="-" calcext:value-type="string">
            <text:p>-</text:p>
          </table:table-cell>
          <table:table-cell table:formula="of:=IF([.W20]=&quot;x&quot;;RIGHT([.L20];LEN([.L20])-7);[.L20])" office:value-type="string" office:string-value="Transfer10kConcurrent" calcext:value-type="string">
            <text:p>Transfer10kConcurrent</text:p>
          </table:table-cell>
          <table:table-cell table:formula="of:=[.C20]" office:value-type="float" office:value="14459378" calcext:value-type="float">
            <text:p>14459378</text:p>
          </table:table-cell>
          <table:table-cell table:formula="of:=[.E20]" office:value-type="float" office:value="451070" calcext:value-type="float">
            <text:p>451070</text:p>
          </table:table-cell>
          <table:table-cell table:formula="of:=[.G20]" office:value-type="float" office:value="9987" calcext:value-type="float">
            <text:p>9987</text:p>
          </table:table-cell>
        </table:table-row>
        <table:table-row table:style-name="ro2">
          <table:table-cell office:value-type="string" calcext:value-type="string">
            <text:p>BenchmarkInfinitePriorityHashLimitedPriorityHashChannelTransfer10kConcurrent-12</text:p>
          </table:table-cell>
          <table:table-cell office:value-type="float" office:value="94" calcext:value-type="float">
            <text:p>94</text:p>
          </table:table-cell>
          <table:table-cell office:value-type="float" office:value="13579922" calcext:value-type="float">
            <text:p>13579922</text:p>
          </table:table-cell>
          <table:table-cell office:value-type="string" calcext:value-type="string">
            <text:p>ns/op</text:p>
          </table:table-cell>
          <table:table-cell office:value-type="float" office:value="445357" calcext:value-type="float">
            <text:p>445357</text:p>
          </table:table-cell>
          <table:table-cell office:value-type="string" calcext:value-type="string">
            <text:p>B/op</text:p>
          </table:table-cell>
          <table:table-cell office:value-type="float" office:value="9975" calcext:value-type="float">
            <text:p>9975</text:p>
          </table:table-cell>
          <table:table-cell office:value-type="string" calcext:value-type="string">
            <text:p>allocs/op</text:p>
          </table:table-cell>
          <table:table-cell table:formula="of:=MID([.A21];18;LEN([.A21])-20)" office:value-type="string" office:string-value="PriorityHashLimitedPriorityHashChannelTransfer10kConcurrent" calcext:value-type="string">
            <text:p>PriorityHashLimitedPriorityHashChannelTransfer10kConcurrent</text:p>
          </table:table-cell>
          <table:table-cell table:formula="of:=FIND(&quot;Channel&quot;;[.I21])" office:value-type="float" office:value="32" calcext:value-type="float">
            <text:p>32</text:p>
          </table:table-cell>
          <table:table-cell table:formula="of:=LEFT([.I21];[.J21]-1)" office:value-type="string" office:string-value="PriorityHashLimitedPriorityHash" calcext:value-type="string">
            <text:p>PriorityHashLimitedPriorityHash</text:p>
          </table:table-cell>
          <table:table-cell table:formula="of:=RIGHT([.I21];LEN([.I21])-[.J21]-6)" office:value-type="string" office:string-value="Transfer10kConcurrent" calcext:value-type="string">
            <text:p>Transfer10kConcurrent</text:p>
          </table:table-cell>
          <table:table-cell table:formula="of:=IF(RIGHT([.$K21];LEN([.M$1]))=[.M$1];[.M$1];&quot;&quot;)">
            <text:p/>
          </table:table-cell>
          <table:table-cell table:formula="of:=IF([.O21]=&quot;&quot;;IF(RIGHT([.$K21];LEN([.N$1]))=[.N$1];[.N$1];&quot;&quot;);&quot;&quot;)">
            <text:p/>
          </table:table-cell>
          <table:table-cell table:formula="of:=IF(RIGHT([.$K21];LEN([.O$1]))=[.O$1];[.O$1];&quot;&quot;)">
            <text:p/>
          </table:table-cell>
          <table:table-cell table:formula="of:=IF(RIGHT([.$K21];LEN([.P$1]))=[.P$1];[.P$1];&quot;&quot;)">
            <text:p/>
          </table:table-cell>
          <table:table-cell table:formula="of:=IF(RIGHT([.$K21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1];LEN([.R$1]))=[.R$1];[.R$1];&quot;&quot;)">
            <text:p/>
          </table:table-cell>
          <table:table-cell table:formula="of:=COM.MICROSOFT.CONCAT([.M21:.R21])" office:value-type="string" office:string-value="LimitedPriorityHash" calcext:value-type="string">
            <text:p>LimitedPriorityHash</text:p>
          </table:table-cell>
          <table:table-cell table:formula="of:=LEFT([.K21];LEN([.K21])-LEN([.S21]))" office:value-type="string" office:string-value="PriorityHash" calcext:value-type="string">
            <text:p>PriorityHash</text:p>
          </table:table-cell>
          <table:table-cell table:formula="of:=IF([.$T21]=&quot;&quot;;IF(ISERROR(FIND([.U$1];[.$S21]));&quot;-&quot;;&quot;+&quot;);IF([.$S21]=&quot;Default&quot;;&quot;-&quot;;IF(ISERROR(FIND([.U$1];[.$T21]));&quot;-&quot;;&quot;+&quot;)))" office:value-type="string" office:string-value="+" calcext:value-type="string">
            <text:p>+</text:p>
          </table:table-cell>
          <table:table-cell table:formula="of:=IF([.$T21]=&quot;&quot;;IF(ISERROR(FIND([.V$1];[.$S21]));&quot;-&quot;;&quot;+&quot;);IF([.$S21]=&quot;Default&quot;;&quot;-&quot;;IF(ISERROR(FIND([.V$1];[.$T21]));&quot;-&quot;;&quot;+&quot;)))" office:value-type="string" office:string-value="-" calcext:value-type="string">
            <text:p>-</text:p>
          </table:table-cell>
          <table:table-cell table:formula="of:=IF(AND([.V21]=&quot;+&quot;;NOT(ISERROR(FIND(&quot;NoLimit&quot;;[.L21]))));&quot;x&quot;;[.V21])" office:value-type="string" office:string-value="-" calcext:value-type="string">
            <text:p>-</text:p>
          </table:table-cell>
          <table:table-cell table:formula="of:=IF([.$T21]=&quot;&quot;;IF(ISERROR(FIND([.X$1];[.$S21]));&quot;-&quot;;&quot;+&quot;);IF([.$S21]=&quot;Default&quot;;&quot;-&quot;;IF(ISERROR(FIND([.X$1];[.$T21]));&quot;-&quot;;&quot;+&quot;)))" office:value-type="string" office:string-value="+" calcext:value-type="string">
            <text:p>+</text:p>
          </table:table-cell>
          <table:table-cell table:formula="of:=IF(ISERROR(FIND([.Y$1];[.$S21]));&quot;-&quot;;&quot;+&quot;)" office:value-type="string" office:string-value="-" calcext:value-type="string">
            <text:p>-</text:p>
          </table:table-cell>
          <table:table-cell table:formula="of:=IF([.W21]=&quot;x&quot;;RIGHT([.L21];LEN([.L21])-7);[.L21])" office:value-type="string" office:string-value="Transfer10kConcurrent" calcext:value-type="string">
            <text:p>Transfer10kConcurrent</text:p>
          </table:table-cell>
          <table:table-cell table:formula="of:=[.C21]" office:value-type="float" office:value="13579922" calcext:value-type="float">
            <text:p>13579922</text:p>
          </table:table-cell>
          <table:table-cell table:formula="of:=[.E21]" office:value-type="float" office:value="445357" calcext:value-type="float">
            <text:p>445357</text:p>
          </table:table-cell>
          <table:table-cell table:formula="of:=[.G21]" office:value-type="float" office:value="9975" calcext:value-type="float">
            <text:p>9975</text:p>
          </table:table-cell>
        </table:table-row>
        <table:table-row table:style-name="ro2">
          <table:table-cell office:value-type="string" calcext:value-type="string">
            <text:p>BenchmarkInfiniteLimitHashLimitedPriorityHashChannelNoLimitTransfer10kConcurrent-12</text:p>
          </table:table-cell>
          <table:table-cell office:value-type="float" office:value="86" calcext:value-type="float">
            <text:p>86</text:p>
          </table:table-cell>
          <table:table-cell office:value-type="float" office:value="12913642" calcext:value-type="float">
            <text:p>12913642</text:p>
          </table:table-cell>
          <table:table-cell office:value-type="string" calcext:value-type="string">
            <text:p>ns/op</text:p>
          </table:table-cell>
          <table:table-cell office:value-type="float" office:value="468334" calcext:value-type="float">
            <text:p>468334</text:p>
          </table:table-cell>
          <table:table-cell office:value-type="string" calcext:value-type="string">
            <text:p>B/op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allocs/op</text:p>
          </table:table-cell>
          <table:table-cell table:formula="of:=MID([.A22];18;LEN([.A22])-20)" office:value-type="string" office:string-value="LimitHashLimitedPriorityHashChannelNoLimitTransfer10kConcurrent" calcext:value-type="string">
            <text:p>LimitHashLimitedPriorityHashChannelNoLimitTransfer10kConcurrent</text:p>
          </table:table-cell>
          <table:table-cell table:formula="of:=FIND(&quot;Channel&quot;;[.I22])" office:value-type="float" office:value="29" calcext:value-type="float">
            <text:p>29</text:p>
          </table:table-cell>
          <table:table-cell table:formula="of:=LEFT([.I22];[.J22]-1)" office:value-type="string" office:string-value="LimitHashLimitedPriorityHash" calcext:value-type="string">
            <text:p>LimitHashLimitedPriorityHash</text:p>
          </table:table-cell>
          <table:table-cell table:formula="of:=RIGHT([.I22];LEN([.I22])-[.J22]-6)" office:value-type="string" office:string-value="NoLimitTransfer10kConcurrent" calcext:value-type="string">
            <text:p>NoLimitTransfer10kConcurrent</text:p>
          </table:table-cell>
          <table:table-cell table:formula="of:=IF(RIGHT([.$K22];LEN([.M$1]))=[.M$1];[.M$1];&quot;&quot;)">
            <text:p/>
          </table:table-cell>
          <table:table-cell table:formula="of:=IF([.O22]=&quot;&quot;;IF(RIGHT([.$K22];LEN([.N$1]))=[.N$1];[.N$1];&quot;&quot;);&quot;&quot;)">
            <text:p/>
          </table:table-cell>
          <table:table-cell table:formula="of:=IF(RIGHT([.$K22];LEN([.O$1]))=[.O$1];[.O$1];&quot;&quot;)">
            <text:p/>
          </table:table-cell>
          <table:table-cell table:formula="of:=IF(RIGHT([.$K22];LEN([.P$1]))=[.P$1];[.P$1];&quot;&quot;)">
            <text:p/>
          </table:table-cell>
          <table:table-cell table:formula="of:=IF(RIGHT([.$K22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2];LEN([.R$1]))=[.R$1];[.R$1];&quot;&quot;)">
            <text:p/>
          </table:table-cell>
          <table:table-cell table:formula="of:=COM.MICROSOFT.CONCAT([.M22:.R22])" office:value-type="string" office:string-value="LimitedPriorityHash" calcext:value-type="string">
            <text:p>LimitedPriorityHash</text:p>
          </table:table-cell>
          <table:table-cell table:formula="of:=LEFT([.K22];LEN([.K22])-LEN([.S22]))" office:value-type="string" office:string-value="LimitHash" calcext:value-type="string">
            <text:p>LimitHash</text:p>
          </table:table-cell>
          <table:table-cell table:formula="of:=IF([.$T22]=&quot;&quot;;IF(ISERROR(FIND([.U$1];[.$S22]));&quot;-&quot;;&quot;+&quot;);IF([.$S22]=&quot;Default&quot;;&quot;-&quot;;IF(ISERROR(FIND([.U$1];[.$T22]));&quot;-&quot;;&quot;+&quot;)))" office:value-type="string" office:string-value="-" calcext:value-type="string">
            <text:p>-</text:p>
          </table:table-cell>
          <table:table-cell table:formula="of:=IF([.$T22]=&quot;&quot;;IF(ISERROR(FIND([.V$1];[.$S22]));&quot;-&quot;;&quot;+&quot;);IF([.$S22]=&quot;Default&quot;;&quot;-&quot;;IF(ISERROR(FIND([.V$1];[.$T22]));&quot;-&quot;;&quot;+&quot;)))" office:value-type="string" office:string-value="+" calcext:value-type="string">
            <text:p>+</text:p>
          </table:table-cell>
          <table:table-cell table:formula="of:=IF(AND([.V22]=&quot;+&quot;;NOT(ISERROR(FIND(&quot;NoLimit&quot;;[.L22]))));&quot;x&quot;;[.V22])" office:value-type="string" office:string-value="x" calcext:value-type="string">
            <text:p>x</text:p>
          </table:table-cell>
          <table:table-cell table:formula="of:=IF([.$T22]=&quot;&quot;;IF(ISERROR(FIND([.X$1];[.$S22]));&quot;-&quot;;&quot;+&quot;);IF([.$S22]=&quot;Default&quot;;&quot;-&quot;;IF(ISERROR(FIND([.X$1];[.$T22]));&quot;-&quot;;&quot;+&quot;)))" office:value-type="string" office:string-value="+" calcext:value-type="string">
            <text:p>+</text:p>
          </table:table-cell>
          <table:table-cell table:formula="of:=IF(ISERROR(FIND([.Y$1];[.$S22]));&quot;-&quot;;&quot;+&quot;)" office:value-type="string" office:string-value="-" calcext:value-type="string">
            <text:p>-</text:p>
          </table:table-cell>
          <table:table-cell table:formula="of:=IF([.W22]=&quot;x&quot;;RIGHT([.L22];LEN([.L22])-7);[.L22])" office:value-type="string" office:string-value="Transfer10kConcurrent" calcext:value-type="string">
            <text:p>Transfer10kConcurrent</text:p>
          </table:table-cell>
          <table:table-cell table:formula="of:=[.C22]" office:value-type="float" office:value="12913642" calcext:value-type="float">
            <text:p>12913642</text:p>
          </table:table-cell>
          <table:table-cell table:formula="of:=[.E22]" office:value-type="float" office:value="468334" calcext:value-type="float">
            <text:p>468334</text:p>
          </table:table-cell>
          <table:table-cell table:formula="of:=[.G22]" office:value-type="float" office:value="9977" calcext:value-type="float">
            <text:p>9977</text:p>
          </table:table-cell>
        </table:table-row>
        <table:table-row table:style-name="ro2">
          <table:table-cell office:value-type="string" calcext:value-type="string">
            <text:p>BenchmarkInfiniteLimitHashLimitedPriorityHash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3468344" calcext:value-type="float">
            <text:p>13468344</text:p>
          </table:table-cell>
          <table:table-cell office:value-type="string" calcext:value-type="string">
            <text:p>ns/op</text:p>
          </table:table-cell>
          <table:table-cell office:value-type="float" office:value="256979" calcext:value-type="float">
            <text:p>256979</text:p>
          </table:table-cell>
          <table:table-cell office:value-type="string" calcext:value-type="string">
            <text:p>B/op</text:p>
          </table:table-cell>
          <table:table-cell office:value-type="float" office:value="10047" calcext:value-type="float">
            <text:p>10047</text:p>
          </table:table-cell>
          <table:table-cell office:value-type="string" calcext:value-type="string">
            <text:p>allocs/op</text:p>
          </table:table-cell>
          <table:table-cell table:formula="of:=MID([.A23];18;LEN([.A23])-20)" office:value-type="string" office:string-value="LimitHashLimitedPriorityHashChannelTransfer10kConcurrent" calcext:value-type="string">
            <text:p>LimitHashLimitedPriorityHashChannelTransfer10kConcurrent</text:p>
          </table:table-cell>
          <table:table-cell table:formula="of:=FIND(&quot;Channel&quot;;[.I23])" office:value-type="float" office:value="29" calcext:value-type="float">
            <text:p>29</text:p>
          </table:table-cell>
          <table:table-cell table:formula="of:=LEFT([.I23];[.J23]-1)" office:value-type="string" office:string-value="LimitHashLimitedPriorityHash" calcext:value-type="string">
            <text:p>LimitHashLimitedPriorityHash</text:p>
          </table:table-cell>
          <table:table-cell table:formula="of:=RIGHT([.I23];LEN([.I23])-[.J23]-6)" office:value-type="string" office:string-value="Transfer10kConcurrent" calcext:value-type="string">
            <text:p>Transfer10kConcurrent</text:p>
          </table:table-cell>
          <table:table-cell table:formula="of:=IF(RIGHT([.$K23];LEN([.M$1]))=[.M$1];[.M$1];&quot;&quot;)">
            <text:p/>
          </table:table-cell>
          <table:table-cell table:formula="of:=IF([.O23]=&quot;&quot;;IF(RIGHT([.$K23];LEN([.N$1]))=[.N$1];[.N$1];&quot;&quot;);&quot;&quot;)">
            <text:p/>
          </table:table-cell>
          <table:table-cell table:formula="of:=IF(RIGHT([.$K23];LEN([.O$1]))=[.O$1];[.O$1];&quot;&quot;)">
            <text:p/>
          </table:table-cell>
          <table:table-cell table:formula="of:=IF(RIGHT([.$K23];LEN([.P$1]))=[.P$1];[.P$1];&quot;&quot;)">
            <text:p/>
          </table:table-cell>
          <table:table-cell table:formula="of:=IF(RIGHT([.$K23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3];LEN([.R$1]))=[.R$1];[.R$1];&quot;&quot;)">
            <text:p/>
          </table:table-cell>
          <table:table-cell table:formula="of:=COM.MICROSOFT.CONCAT([.M23:.R23])" office:value-type="string" office:string-value="LimitedPriorityHash" calcext:value-type="string">
            <text:p>LimitedPriorityHash</text:p>
          </table:table-cell>
          <table:table-cell table:formula="of:=LEFT([.K23];LEN([.K23])-LEN([.S23]))" office:value-type="string" office:string-value="LimitHash" calcext:value-type="string">
            <text:p>LimitHash</text:p>
          </table:table-cell>
          <table:table-cell table:formula="of:=IF([.$T23]=&quot;&quot;;IF(ISERROR(FIND([.U$1];[.$S23]));&quot;-&quot;;&quot;+&quot;);IF([.$S23]=&quot;Default&quot;;&quot;-&quot;;IF(ISERROR(FIND([.U$1];[.$T23]));&quot;-&quot;;&quot;+&quot;)))" office:value-type="string" office:string-value="-" calcext:value-type="string">
            <text:p>-</text:p>
          </table:table-cell>
          <table:table-cell table:formula="of:=IF([.$T23]=&quot;&quot;;IF(ISERROR(FIND([.V$1];[.$S23]));&quot;-&quot;;&quot;+&quot;);IF([.$S23]=&quot;Default&quot;;&quot;-&quot;;IF(ISERROR(FIND([.V$1];[.$T23]));&quot;-&quot;;&quot;+&quot;)))" office:value-type="string" office:string-value="+" calcext:value-type="string">
            <text:p>+</text:p>
          </table:table-cell>
          <table:table-cell table:formula="of:=IF(AND([.V23]=&quot;+&quot;;NOT(ISERROR(FIND(&quot;NoLimit&quot;;[.L23]))));&quot;x&quot;;[.V23])" office:value-type="string" office:string-value="+" calcext:value-type="string">
            <text:p>+</text:p>
          </table:table-cell>
          <table:table-cell table:formula="of:=IF([.$T23]=&quot;&quot;;IF(ISERROR(FIND([.X$1];[.$S23]));&quot;-&quot;;&quot;+&quot;);IF([.$S23]=&quot;Default&quot;;&quot;-&quot;;IF(ISERROR(FIND([.X$1];[.$T23]));&quot;-&quot;;&quot;+&quot;)))" office:value-type="string" office:string-value="+" calcext:value-type="string">
            <text:p>+</text:p>
          </table:table-cell>
          <table:table-cell table:formula="of:=IF(ISERROR(FIND([.Y$1];[.$S23]));&quot;-&quot;;&quot;+&quot;)" office:value-type="string" office:string-value="-" calcext:value-type="string">
            <text:p>-</text:p>
          </table:table-cell>
          <table:table-cell table:formula="of:=IF([.W23]=&quot;x&quot;;RIGHT([.L23];LEN([.L23])-7);[.L23])" office:value-type="string" office:string-value="Transfer10kConcurrent" calcext:value-type="string">
            <text:p>Transfer10kConcurrent</text:p>
          </table:table-cell>
          <table:table-cell table:formula="of:=[.C23]" office:value-type="float" office:value="13468344" calcext:value-type="float">
            <text:p>13468344</text:p>
          </table:table-cell>
          <table:table-cell table:formula="of:=[.E23]" office:value-type="float" office:value="256979" calcext:value-type="float">
            <text:p>256979</text:p>
          </table:table-cell>
          <table:table-cell table:formula="of:=[.G23]" office:value-type="float" office:value="10047" calcext:value-type="float">
            <text:p>10047</text:p>
          </table:table-cell>
        </table:table-row>
        <table:table-row table:style-name="ro2">
          <table:table-cell office:value-type="string" calcext:value-type="string">
            <text:p>BenchmarkInfiniteLimitedPriorityHashChannelNoLimitTransfer10kConcurrent-12</text:p>
          </table:table-cell>
          <table:table-cell office:value-type="float" office:value="92" calcext:value-type="float">
            <text:p>92</text:p>
          </table:table-cell>
          <table:table-cell office:value-type="float" office:value="14021571" calcext:value-type="float">
            <text:p>14021571</text:p>
          </table:table-cell>
          <table:table-cell office:value-type="string" calcext:value-type="string">
            <text:p>ns/op</text:p>
          </table:table-cell>
          <table:table-cell office:value-type="float" office:value="447581" calcext:value-type="float">
            <text:p>447581</text:p>
          </table:table-cell>
          <table:table-cell office:value-type="string" calcext:value-type="string">
            <text:p>B/op</text:p>
          </table:table-cell>
          <table:table-cell office:value-type="float" office:value="9961" calcext:value-type="float">
            <text:p>9961</text:p>
          </table:table-cell>
          <table:table-cell office:value-type="string" calcext:value-type="string">
            <text:p>allocs/op</text:p>
          </table:table-cell>
          <table:table-cell table:formula="of:=MID([.A24];18;LEN([.A24])-20)" office:value-type="string" office:string-value="LimitedPriorityHashChannelNoLimitTransfer10kConcurrent" calcext:value-type="string">
            <text:p>LimitedPriorityHashChannelNoLimitTransfer10kConcurrent</text:p>
          </table:table-cell>
          <table:table-cell table:formula="of:=FIND(&quot;Channel&quot;;[.I24])" office:value-type="float" office:value="20" calcext:value-type="float">
            <text:p>20</text:p>
          </table:table-cell>
          <table:table-cell table:formula="of:=LEFT([.I24];[.J24]-1)" office:value-type="string" office:string-value="LimitedPriorityHash" calcext:value-type="string">
            <text:p>LimitedPriorityHash</text:p>
          </table:table-cell>
          <table:table-cell table:formula="of:=RIGHT([.I24];LEN([.I24])-[.J24]-6)" office:value-type="string" office:string-value="NoLimitTransfer10kConcurrent" calcext:value-type="string">
            <text:p>NoLimitTransfer10kConcurrent</text:p>
          </table:table-cell>
          <table:table-cell table:formula="of:=IF(RIGHT([.$K24];LEN([.M$1]))=[.M$1];[.M$1];&quot;&quot;)">
            <text:p/>
          </table:table-cell>
          <table:table-cell table:formula="of:=IF([.O24]=&quot;&quot;;IF(RIGHT([.$K24];LEN([.N$1]))=[.N$1];[.N$1];&quot;&quot;);&quot;&quot;)">
            <text:p/>
          </table:table-cell>
          <table:table-cell table:formula="of:=IF(RIGHT([.$K24];LEN([.O$1]))=[.O$1];[.O$1];&quot;&quot;)">
            <text:p/>
          </table:table-cell>
          <table:table-cell table:formula="of:=IF(RIGHT([.$K24];LEN([.P$1]))=[.P$1];[.P$1];&quot;&quot;)">
            <text:p/>
          </table:table-cell>
          <table:table-cell table:formula="of:=IF(RIGHT([.$K24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4];LEN([.R$1]))=[.R$1];[.R$1];&quot;&quot;)">
            <text:p/>
          </table:table-cell>
          <table:table-cell table:formula="of:=COM.MICROSOFT.CONCAT([.M24:.R24])" office:value-type="string" office:string-value="LimitedPriorityHash" calcext:value-type="string">
            <text:p>LimitedPriorityHash</text:p>
          </table:table-cell>
          <table:table-cell table:formula="of:=LEFT([.K24];LEN([.K24])-LEN([.S24]))">
            <text:p/>
          </table:table-cell>
          <table:table-cell table:formula="of:=IF([.$T24]=&quot;&quot;;IF(ISERROR(FIND([.U$1];[.$S24]));&quot;-&quot;;&quot;+&quot;);IF([.$S24]=&quot;Default&quot;;&quot;-&quot;;IF(ISERROR(FIND([.U$1];[.$T24]));&quot;-&quot;;&quot;+&quot;)))" office:value-type="string" office:string-value="+" calcext:value-type="string">
            <text:p>+</text:p>
          </table:table-cell>
          <table:table-cell table:formula="of:=IF([.$T24]=&quot;&quot;;IF(ISERROR(FIND([.V$1];[.$S24]));&quot;-&quot;;&quot;+&quot;);IF([.$S24]=&quot;Default&quot;;&quot;-&quot;;IF(ISERROR(FIND([.V$1];[.$T24]));&quot;-&quot;;&quot;+&quot;)))" office:value-type="string" office:string-value="+" calcext:value-type="string">
            <text:p>+</text:p>
          </table:table-cell>
          <table:table-cell table:formula="of:=IF(AND([.V24]=&quot;+&quot;;NOT(ISERROR(FIND(&quot;NoLimit&quot;;[.L24]))));&quot;x&quot;;[.V24])" office:value-type="string" office:string-value="x" calcext:value-type="string">
            <text:p>x</text:p>
          </table:table-cell>
          <table:table-cell table:formula="of:=IF([.$T24]=&quot;&quot;;IF(ISERROR(FIND([.X$1];[.$S24]));&quot;-&quot;;&quot;+&quot;);IF([.$S24]=&quot;Default&quot;;&quot;-&quot;;IF(ISERROR(FIND([.X$1];[.$T24]));&quot;-&quot;;&quot;+&quot;)))" office:value-type="string" office:string-value="+" calcext:value-type="string">
            <text:p>+</text:p>
          </table:table-cell>
          <table:table-cell table:formula="of:=IF(ISERROR(FIND([.Y$1];[.$S24]));&quot;-&quot;;&quot;+&quot;)" office:value-type="string" office:string-value="-" calcext:value-type="string">
            <text:p>-</text:p>
          </table:table-cell>
          <table:table-cell table:formula="of:=IF([.W24]=&quot;x&quot;;RIGHT([.L24];LEN([.L24])-7);[.L24])" office:value-type="string" office:string-value="Transfer10kConcurrent" calcext:value-type="string">
            <text:p>Transfer10kConcurrent</text:p>
          </table:table-cell>
          <table:table-cell table:formula="of:=[.C24]" office:value-type="float" office:value="14021571" calcext:value-type="float">
            <text:p>14021571</text:p>
          </table:table-cell>
          <table:table-cell table:formula="of:=[.E24]" office:value-type="float" office:value="447581" calcext:value-type="float">
            <text:p>447581</text:p>
          </table:table-cell>
          <table:table-cell table:formula="of:=[.G24]" office:value-type="float" office:value="9961" calcext:value-type="float">
            <text:p>9961</text:p>
          </table:table-cell>
        </table:table-row>
        <table:table-row table:style-name="ro2">
          <table:table-cell office:value-type="string" calcext:value-type="string">
            <text:p>BenchmarkInfiniteLimitedPriorityHashChannelTransfer10kConcurrent-12</text:p>
          </table:table-cell>
          <table:table-cell office:value-type="float" office:value="80" calcext:value-type="float">
            <text:p>80</text:p>
          </table:table-cell>
          <table:table-cell office:value-type="float" office:value="13161897" calcext:value-type="float">
            <text:p>13161897</text:p>
          </table:table-cell>
          <table:table-cell office:value-type="string" calcext:value-type="string">
            <text:p>ns/op</text:p>
          </table:table-cell>
          <table:table-cell office:value-type="float" office:value="251072" calcext:value-type="float">
            <text:p>251072</text:p>
          </table:table-cell>
          <table:table-cell office:value-type="string" calcext:value-type="string">
            <text:p>B/op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allocs/op</text:p>
          </table:table-cell>
          <table:table-cell table:formula="of:=MID([.A25];18;LEN([.A25])-20)" office:value-type="string" office:string-value="LimitedPriorityHashChannelTransfer10kConcurrent" calcext:value-type="string">
            <text:p>LimitedPriorityHashChannelTransfer10kConcurrent</text:p>
          </table:table-cell>
          <table:table-cell table:formula="of:=FIND(&quot;Channel&quot;;[.I25])" office:value-type="float" office:value="20" calcext:value-type="float">
            <text:p>20</text:p>
          </table:table-cell>
          <table:table-cell table:formula="of:=LEFT([.I25];[.J25]-1)" office:value-type="string" office:string-value="LimitedPriorityHash" calcext:value-type="string">
            <text:p>LimitedPriorityHash</text:p>
          </table:table-cell>
          <table:table-cell table:formula="of:=RIGHT([.I25];LEN([.I25])-[.J25]-6)" office:value-type="string" office:string-value="Transfer10kConcurrent" calcext:value-type="string">
            <text:p>Transfer10kConcurrent</text:p>
          </table:table-cell>
          <table:table-cell table:formula="of:=IF(RIGHT([.$K25];LEN([.M$1]))=[.M$1];[.M$1];&quot;&quot;)">
            <text:p/>
          </table:table-cell>
          <table:table-cell table:formula="of:=IF([.O25]=&quot;&quot;;IF(RIGHT([.$K25];LEN([.N$1]))=[.N$1];[.N$1];&quot;&quot;);&quot;&quot;)">
            <text:p/>
          </table:table-cell>
          <table:table-cell table:formula="of:=IF(RIGHT([.$K25];LEN([.O$1]))=[.O$1];[.O$1];&quot;&quot;)">
            <text:p/>
          </table:table-cell>
          <table:table-cell table:formula="of:=IF(RIGHT([.$K25];LEN([.P$1]))=[.P$1];[.P$1];&quot;&quot;)">
            <text:p/>
          </table:table-cell>
          <table:table-cell table:formula="of:=IF(RIGHT([.$K25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5];LEN([.R$1]))=[.R$1];[.R$1];&quot;&quot;)">
            <text:p/>
          </table:table-cell>
          <table:table-cell table:formula="of:=COM.MICROSOFT.CONCAT([.M25:.R25])" office:value-type="string" office:string-value="LimitedPriorityHash" calcext:value-type="string">
            <text:p>LimitedPriorityHash</text:p>
          </table:table-cell>
          <table:table-cell table:formula="of:=LEFT([.K25];LEN([.K25])-LEN([.S25]))">
            <text:p/>
          </table:table-cell>
          <table:table-cell table:formula="of:=IF([.$T25]=&quot;&quot;;IF(ISERROR(FIND([.U$1];[.$S25]));&quot;-&quot;;&quot;+&quot;);IF([.$S25]=&quot;Default&quot;;&quot;-&quot;;IF(ISERROR(FIND([.U$1];[.$T25]));&quot;-&quot;;&quot;+&quot;)))" office:value-type="string" office:string-value="+" calcext:value-type="string">
            <text:p>+</text:p>
          </table:table-cell>
          <table:table-cell table:formula="of:=IF([.$T25]=&quot;&quot;;IF(ISERROR(FIND([.V$1];[.$S25]));&quot;-&quot;;&quot;+&quot;);IF([.$S25]=&quot;Default&quot;;&quot;-&quot;;IF(ISERROR(FIND([.V$1];[.$T25]));&quot;-&quot;;&quot;+&quot;)))" office:value-type="string" office:string-value="+" calcext:value-type="string">
            <text:p>+</text:p>
          </table:table-cell>
          <table:table-cell table:formula="of:=IF(AND([.V25]=&quot;+&quot;;NOT(ISERROR(FIND(&quot;NoLimit&quot;;[.L25]))));&quot;x&quot;;[.V25])" office:value-type="string" office:string-value="+" calcext:value-type="string">
            <text:p>+</text:p>
          </table:table-cell>
          <table:table-cell table:formula="of:=IF([.$T25]=&quot;&quot;;IF(ISERROR(FIND([.X$1];[.$S25]));&quot;-&quot;;&quot;+&quot;);IF([.$S25]=&quot;Default&quot;;&quot;-&quot;;IF(ISERROR(FIND([.X$1];[.$T25]));&quot;-&quot;;&quot;+&quot;)))" office:value-type="string" office:string-value="+" calcext:value-type="string">
            <text:p>+</text:p>
          </table:table-cell>
          <table:table-cell table:formula="of:=IF(ISERROR(FIND([.Y$1];[.$S25]));&quot;-&quot;;&quot;+&quot;)" office:value-type="string" office:string-value="-" calcext:value-type="string">
            <text:p>-</text:p>
          </table:table-cell>
          <table:table-cell table:formula="of:=IF([.W25]=&quot;x&quot;;RIGHT([.L25];LEN([.L25])-7);[.L25])" office:value-type="string" office:string-value="Transfer10kConcurrent" calcext:value-type="string">
            <text:p>Transfer10kConcurrent</text:p>
          </table:table-cell>
          <table:table-cell table:formula="of:=[.C25]" office:value-type="float" office:value="13161897" calcext:value-type="float">
            <text:p>13161897</text:p>
          </table:table-cell>
          <table:table-cell table:formula="of:=[.E25]" office:value-type="float" office:value="251072" calcext:value-type="float">
            <text:p>251072</text:p>
          </table:table-cell>
          <table:table-cell table:formula="of:=[.G25]" office:value-type="float" office:value="10040" calcext:value-type="float">
            <text:p>10040</text:p>
          </table:table-cell>
        </table:table-row>
        <table:table-row table:style-name="ro2">
          <table:table-cell office:value-type="string" calcext:value-type="string">
            <text:p>BenchmarkInfiniteDefaultLimitedPriorityHashListChannelTransfer10kSerial-12</text:p>
          </table:table-cell>
          <table:table-cell office:value-type="float" office:value="145" calcext:value-type="float">
            <text:p>145</text:p>
          </table:table-cell>
          <table:table-cell office:value-type="float" office:value="8920709" calcext:value-type="float">
            <text:p>8920709</text:p>
          </table:table-cell>
          <table:table-cell office:value-type="string" calcext:value-type="string">
            <text:p>ns/op</text:p>
          </table:table-cell>
          <table:table-cell office:value-type="float" office:value="398149" calcext:value-type="float">
            <text:p>398149</text:p>
          </table:table-cell>
          <table:table-cell office:value-type="string" calcext:value-type="string">
            <text:p>B/op</text:p>
          </table:table-cell>
          <table:table-cell office:value-type="float" office:value="19745" calcext:value-type="float">
            <text:p>19745</text:p>
          </table:table-cell>
          <table:table-cell office:value-type="string" calcext:value-type="string">
            <text:p>allocs/op</text:p>
          </table:table-cell>
          <table:table-cell table:formula="of:=MID([.A26];18;LEN([.A26])-20)" office:value-type="string" office:string-value="DefaultLimitedPriorityHashListChannelTransfer10kSerial" calcext:value-type="string">
            <text:p>DefaultLimitedPriorityHashListChannelTransfer10kSerial</text:p>
          </table:table-cell>
          <table:table-cell table:formula="of:=FIND(&quot;Channel&quot;;[.I26])" office:value-type="float" office:value="31" calcext:value-type="float">
            <text:p>31</text:p>
          </table:table-cell>
          <table:table-cell table:formula="of:=LEFT([.I26];[.J26]-1)" office:value-type="string" office:string-value="DefaultLimitedPriorityHashList" calcext:value-type="string">
            <text:p>DefaultLimitedPriorityHashList</text:p>
          </table:table-cell>
          <table:table-cell table:formula="of:=RIGHT([.I26];LEN([.I26])-[.J26]-6)" office:value-type="string" office:string-value="Transfer10kSerial" calcext:value-type="string">
            <text:p>Transfer10kSerial</text:p>
          </table:table-cell>
          <table:table-cell table:formula="of:=IF(RIGHT([.$K26];LEN([.M$1]))=[.M$1];[.M$1];&quot;&quot;)">
            <text:p/>
          </table:table-cell>
          <table:table-cell table:formula="of:=IF([.O26]=&quot;&quot;;IF(RIGHT([.$K26];LEN([.N$1]))=[.N$1];[.N$1];&quot;&quot;);&quot;&quot;)">
            <text:p/>
          </table:table-cell>
          <table:table-cell table:formula="of:=IF(RIGHT([.$K26];LEN([.O$1]))=[.O$1];[.O$1];&quot;&quot;)">
            <text:p/>
          </table:table-cell>
          <table:table-cell table:formula="of:=IF(RIGHT([.$K26];LEN([.P$1]))=[.P$1];[.P$1];&quot;&quot;)">
            <text:p/>
          </table:table-cell>
          <table:table-cell table:formula="of:=IF(RIGHT([.$K26];LEN([.Q$1]))=[.Q$1];[.Q$1];&quot;&quot;)">
            <text:p/>
          </table:table-cell>
          <table:table-cell table:formula="of:=IF(RIGHT([.$K26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6:.R26])" office:value-type="string" office:string-value="LimitedPriorityHashList" calcext:value-type="string">
            <text:p>LimitedPriorityHashList</text:p>
          </table:table-cell>
          <table:table-cell table:formula="of:=LEFT([.K26];LEN([.K26])-LEN([.S26]))" office:value-type="string" office:string-value="Default" calcext:value-type="string">
            <text:p>Default</text:p>
          </table:table-cell>
          <table:table-cell table:formula="of:=IF([.$T26]=&quot;&quot;;IF(ISERROR(FIND([.U$1];[.$S26]));&quot;-&quot;;&quot;+&quot;);IF([.$S26]=&quot;Default&quot;;&quot;-&quot;;IF(ISERROR(FIND([.U$1];[.$T26]));&quot;-&quot;;&quot;+&quot;)))" office:value-type="string" office:string-value="-" calcext:value-type="string">
            <text:p>-</text:p>
          </table:table-cell>
          <table:table-cell table:formula="of:=IF([.$T26]=&quot;&quot;;IF(ISERROR(FIND([.V$1];[.$S26]));&quot;-&quot;;&quot;+&quot;);IF([.$S26]=&quot;Default&quot;;&quot;-&quot;;IF(ISERROR(FIND([.V$1];[.$T26]));&quot;-&quot;;&quot;+&quot;)))" office:value-type="string" office:string-value="-" calcext:value-type="string">
            <text:p>-</text:p>
          </table:table-cell>
          <table:table-cell table:formula="of:=IF(AND([.V26]=&quot;+&quot;;NOT(ISERROR(FIND(&quot;NoLimit&quot;;[.L26]))));&quot;x&quot;;[.V26])" office:value-type="string" office:string-value="-" calcext:value-type="string">
            <text:p>-</text:p>
          </table:table-cell>
          <table:table-cell table:formula="of:=IF([.$T26]=&quot;&quot;;IF(ISERROR(FIND([.X$1];[.$S26]));&quot;-&quot;;&quot;+&quot;);IF([.$S26]=&quot;Default&quot;;&quot;-&quot;;IF(ISERROR(FIND([.X$1];[.$T26]));&quot;-&quot;;&quot;+&quot;)))" office:value-type="string" office:string-value="-" calcext:value-type="string">
            <text:p>-</text:p>
          </table:table-cell>
          <table:table-cell table:formula="of:=IF(ISERROR(FIND([.Y$1];[.$S26]));&quot;-&quot;;&quot;+&quot;)" office:value-type="string" office:string-value="+" calcext:value-type="string">
            <text:p>+</text:p>
          </table:table-cell>
          <table:table-cell table:formula="of:=IF([.W26]=&quot;x&quot;;RIGHT([.L26];LEN([.L26])-7);[.L26])" office:value-type="string" office:string-value="Transfer10kSerial" calcext:value-type="string">
            <text:p>Transfer10kSerial</text:p>
          </table:table-cell>
          <table:table-cell table:formula="of:=[.C26]" office:value-type="float" office:value="8920709" calcext:value-type="float">
            <text:p>8920709</text:p>
          </table:table-cell>
          <table:table-cell table:formula="of:=[.E26]" office:value-type="float" office:value="398149" calcext:value-type="float">
            <text:p>398149</text:p>
          </table:table-cell>
          <table:table-cell table:formula="of:=[.G26]" office:value-type="float" office:value="19745" calcext:value-type="float">
            <text:p>19745</text:p>
          </table:table-cell>
        </table:table-row>
        <table:table-row table:style-name="ro2">
          <table:table-cell office:value-type="string" calcext:value-type="string">
            <text:p>BenchmarkInfinitePriorityLimitedPriorityHashListChannelTransfer10kSerial-12</text:p>
          </table:table-cell>
          <table:table-cell office:value-type="float" office:value="106" calcext:value-type="float">
            <text:p>106</text:p>
          </table:table-cell>
          <table:table-cell office:value-type="float" office:value="11163828" calcext:value-type="float">
            <text:p>11163828</text:p>
          </table:table-cell>
          <table:table-cell office:value-type="string" calcext:value-type="string">
            <text:p>ns/op</text:p>
          </table:table-cell>
          <table:table-cell office:value-type="float" office:value="398153" calcext:value-type="float">
            <text:p>398153</text:p>
          </table:table-cell>
          <table:table-cell office:value-type="string" calcext:value-type="string">
            <text:p>B/op</text:p>
          </table:table-cell>
          <table:table-cell office:value-type="float" office:value="19745" calcext:value-type="float">
            <text:p>19745</text:p>
          </table:table-cell>
          <table:table-cell office:value-type="string" calcext:value-type="string">
            <text:p>allocs/op</text:p>
          </table:table-cell>
          <table:table-cell table:formula="of:=MID([.A27];18;LEN([.A27])-20)" office:value-type="string" office:string-value="PriorityLimitedPriorityHashListChannelTransfer10kSerial" calcext:value-type="string">
            <text:p>PriorityLimitedPriorityHashListChannelTransfer10kSerial</text:p>
          </table:table-cell>
          <table:table-cell table:formula="of:=FIND(&quot;Channel&quot;;[.I27])" office:value-type="float" office:value="32" calcext:value-type="float">
            <text:p>32</text:p>
          </table:table-cell>
          <table:table-cell table:formula="of:=LEFT([.I27];[.J27]-1)" office:value-type="string" office:string-value="PriorityLimitedPriorityHashList" calcext:value-type="string">
            <text:p>PriorityLimitedPriorityHashList</text:p>
          </table:table-cell>
          <table:table-cell table:formula="of:=RIGHT([.I27];LEN([.I27])-[.J27]-6)" office:value-type="string" office:string-value="Transfer10kSerial" calcext:value-type="string">
            <text:p>Transfer10kSerial</text:p>
          </table:table-cell>
          <table:table-cell table:formula="of:=IF(RIGHT([.$K27];LEN([.M$1]))=[.M$1];[.M$1];&quot;&quot;)">
            <text:p/>
          </table:table-cell>
          <table:table-cell table:formula="of:=IF([.O27]=&quot;&quot;;IF(RIGHT([.$K27];LEN([.N$1]))=[.N$1];[.N$1];&quot;&quot;);&quot;&quot;)">
            <text:p/>
          </table:table-cell>
          <table:table-cell table:formula="of:=IF(RIGHT([.$K27];LEN([.O$1]))=[.O$1];[.O$1];&quot;&quot;)">
            <text:p/>
          </table:table-cell>
          <table:table-cell table:formula="of:=IF(RIGHT([.$K27];LEN([.P$1]))=[.P$1];[.P$1];&quot;&quot;)">
            <text:p/>
          </table:table-cell>
          <table:table-cell table:formula="of:=IF(RIGHT([.$K27];LEN([.Q$1]))=[.Q$1];[.Q$1];&quot;&quot;)">
            <text:p/>
          </table:table-cell>
          <table:table-cell table:formula="of:=IF(RIGHT([.$K27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7:.R27])" office:value-type="string" office:string-value="LimitedPriorityHashList" calcext:value-type="string">
            <text:p>LimitedPriorityHashList</text:p>
          </table:table-cell>
          <table:table-cell table:formula="of:=LEFT([.K27];LEN([.K27])-LEN([.S27]))" office:value-type="string" office:string-value="Priority" calcext:value-type="string">
            <text:p>Priority</text:p>
          </table:table-cell>
          <table:table-cell table:formula="of:=IF([.$T27]=&quot;&quot;;IF(ISERROR(FIND([.U$1];[.$S27]));&quot;-&quot;;&quot;+&quot;);IF([.$S27]=&quot;Default&quot;;&quot;-&quot;;IF(ISERROR(FIND([.U$1];[.$T27]));&quot;-&quot;;&quot;+&quot;)))" office:value-type="string" office:string-value="+" calcext:value-type="string">
            <text:p>+</text:p>
          </table:table-cell>
          <table:table-cell table:formula="of:=IF([.$T27]=&quot;&quot;;IF(ISERROR(FIND([.V$1];[.$S27]));&quot;-&quot;;&quot;+&quot;);IF([.$S27]=&quot;Default&quot;;&quot;-&quot;;IF(ISERROR(FIND([.V$1];[.$T27]));&quot;-&quot;;&quot;+&quot;)))" office:value-type="string" office:string-value="-" calcext:value-type="string">
            <text:p>-</text:p>
          </table:table-cell>
          <table:table-cell table:formula="of:=IF(AND([.V27]=&quot;+&quot;;NOT(ISERROR(FIND(&quot;NoLimit&quot;;[.L27]))));&quot;x&quot;;[.V27])" office:value-type="string" office:string-value="-" calcext:value-type="string">
            <text:p>-</text:p>
          </table:table-cell>
          <table:table-cell table:formula="of:=IF([.$T27]=&quot;&quot;;IF(ISERROR(FIND([.X$1];[.$S27]));&quot;-&quot;;&quot;+&quot;);IF([.$S27]=&quot;Default&quot;;&quot;-&quot;;IF(ISERROR(FIND([.X$1];[.$T27]));&quot;-&quot;;&quot;+&quot;)))" office:value-type="string" office:string-value="-" calcext:value-type="string">
            <text:p>-</text:p>
          </table:table-cell>
          <table:table-cell table:formula="of:=IF(ISERROR(FIND([.Y$1];[.$S27]));&quot;-&quot;;&quot;+&quot;)" office:value-type="string" office:string-value="+" calcext:value-type="string">
            <text:p>+</text:p>
          </table:table-cell>
          <table:table-cell table:formula="of:=IF([.W27]=&quot;x&quot;;RIGHT([.L27];LEN([.L27])-7);[.L27])" office:value-type="string" office:string-value="Transfer10kSerial" calcext:value-type="string">
            <text:p>Transfer10kSerial</text:p>
          </table:table-cell>
          <table:table-cell table:formula="of:=[.C27]" office:value-type="float" office:value="11163828" calcext:value-type="float">
            <text:p>11163828</text:p>
          </table:table-cell>
          <table:table-cell table:formula="of:=[.E27]" office:value-type="float" office:value="398153" calcext:value-type="float">
            <text:p>398153</text:p>
          </table:table-cell>
          <table:table-cell table:formula="of:=[.G27]" office:value-type="float" office:value="19745" calcext:value-type="float">
            <text:p>19745</text:p>
          </table:table-cell>
        </table:table-row>
        <table:table-row table:style-name="ro2">
          <table:table-cell office:value-type="string" calcext:value-type="string">
            <text:p>BenchmarkInfiniteLimitLimitedPriorityHashListChannelNoLimitTransfer10kSerial-12</text:p>
          </table:table-cell>
          <table:table-cell office:value-type="float" office:value="100" calcext:value-type="float">
            <text:p>100</text:p>
          </table:table-cell>
          <table:table-cell office:value-type="float" office:value="11132636" calcext:value-type="float">
            <text:p>11132636</text:p>
          </table:table-cell>
          <table:table-cell office:value-type="string" calcext:value-type="string">
            <text:p>ns/op</text:p>
          </table:table-cell>
          <table:table-cell office:value-type="float" office:value="398157" calcext:value-type="float">
            <text:p>398157</text:p>
          </table:table-cell>
          <table:table-cell office:value-type="string" calcext:value-type="string">
            <text:p>B/op</text:p>
          </table:table-cell>
          <table:table-cell office:value-type="float" office:value="19746" calcext:value-type="float">
            <text:p>19746</text:p>
          </table:table-cell>
          <table:table-cell office:value-type="string" calcext:value-type="string">
            <text:p>allocs/op</text:p>
          </table:table-cell>
          <table:table-cell table:formula="of:=MID([.A28];18;LEN([.A28])-20)" office:value-type="string" office:string-value="LimitLimitedPriorityHashListChannelNoLimitTransfer10kSerial" calcext:value-type="string">
            <text:p>LimitLimitedPriorityHashListChannelNoLimitTransfer10kSerial</text:p>
          </table:table-cell>
          <table:table-cell table:formula="of:=FIND(&quot;Channel&quot;;[.I28])" office:value-type="float" office:value="29" calcext:value-type="float">
            <text:p>29</text:p>
          </table:table-cell>
          <table:table-cell table:formula="of:=LEFT([.I28];[.J28]-1)" office:value-type="string" office:string-value="LimitLimitedPriorityHashList" calcext:value-type="string">
            <text:p>LimitLimitedPriorityHashList</text:p>
          </table:table-cell>
          <table:table-cell table:formula="of:=RIGHT([.I28];LEN([.I28])-[.J28]-6)" office:value-type="string" office:string-value="NoLimitTransfer10kSerial" calcext:value-type="string">
            <text:p>NoLimitTransfer10kSerial</text:p>
          </table:table-cell>
          <table:table-cell table:formula="of:=IF(RIGHT([.$K28];LEN([.M$1]))=[.M$1];[.M$1];&quot;&quot;)">
            <text:p/>
          </table:table-cell>
          <table:table-cell table:formula="of:=IF([.O28]=&quot;&quot;;IF(RIGHT([.$K28];LEN([.N$1]))=[.N$1];[.N$1];&quot;&quot;);&quot;&quot;)">
            <text:p/>
          </table:table-cell>
          <table:table-cell table:formula="of:=IF(RIGHT([.$K28];LEN([.O$1]))=[.O$1];[.O$1];&quot;&quot;)">
            <text:p/>
          </table:table-cell>
          <table:table-cell table:formula="of:=IF(RIGHT([.$K28];LEN([.P$1]))=[.P$1];[.P$1];&quot;&quot;)">
            <text:p/>
          </table:table-cell>
          <table:table-cell table:formula="of:=IF(RIGHT([.$K28];LEN([.Q$1]))=[.Q$1];[.Q$1];&quot;&quot;)">
            <text:p/>
          </table:table-cell>
          <table:table-cell table:formula="of:=IF(RIGHT([.$K28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8:.R28])" office:value-type="string" office:string-value="LimitedPriorityHashList" calcext:value-type="string">
            <text:p>LimitedPriorityHashList</text:p>
          </table:table-cell>
          <table:table-cell table:formula="of:=LEFT([.K28];LEN([.K28])-LEN([.S28]))" office:value-type="string" office:string-value="Limit" calcext:value-type="string">
            <text:p>Limit</text:p>
          </table:table-cell>
          <table:table-cell table:formula="of:=IF([.$T28]=&quot;&quot;;IF(ISERROR(FIND([.U$1];[.$S28]));&quot;-&quot;;&quot;+&quot;);IF([.$S28]=&quot;Default&quot;;&quot;-&quot;;IF(ISERROR(FIND([.U$1];[.$T28]));&quot;-&quot;;&quot;+&quot;)))" office:value-type="string" office:string-value="-" calcext:value-type="string">
            <text:p>-</text:p>
          </table:table-cell>
          <table:table-cell table:formula="of:=IF([.$T28]=&quot;&quot;;IF(ISERROR(FIND([.V$1];[.$S28]));&quot;-&quot;;&quot;+&quot;);IF([.$S28]=&quot;Default&quot;;&quot;-&quot;;IF(ISERROR(FIND([.V$1];[.$T28]));&quot;-&quot;;&quot;+&quot;)))" office:value-type="string" office:string-value="+" calcext:value-type="string">
            <text:p>+</text:p>
          </table:table-cell>
          <table:table-cell table:formula="of:=IF(AND([.V28]=&quot;+&quot;;NOT(ISERROR(FIND(&quot;NoLimit&quot;;[.L28]))));&quot;x&quot;;[.V28])" office:value-type="string" office:string-value="x" calcext:value-type="string">
            <text:p>x</text:p>
          </table:table-cell>
          <table:table-cell table:formula="of:=IF([.$T28]=&quot;&quot;;IF(ISERROR(FIND([.X$1];[.$S28]));&quot;-&quot;;&quot;+&quot;);IF([.$S28]=&quot;Default&quot;;&quot;-&quot;;IF(ISERROR(FIND([.X$1];[.$T28]));&quot;-&quot;;&quot;+&quot;)))" office:value-type="string" office:string-value="-" calcext:value-type="string">
            <text:p>-</text:p>
          </table:table-cell>
          <table:table-cell table:formula="of:=IF(ISERROR(FIND([.Y$1];[.$S28]));&quot;-&quot;;&quot;+&quot;)" office:value-type="string" office:string-value="+" calcext:value-type="string">
            <text:p>+</text:p>
          </table:table-cell>
          <table:table-cell table:formula="of:=IF([.W28]=&quot;x&quot;;RIGHT([.L28];LEN([.L28])-7);[.L28])" office:value-type="string" office:string-value="Transfer10kSerial" calcext:value-type="string">
            <text:p>Transfer10kSerial</text:p>
          </table:table-cell>
          <table:table-cell table:formula="of:=[.C28]" office:value-type="float" office:value="11132636" calcext:value-type="float">
            <text:p>11132636</text:p>
          </table:table-cell>
          <table:table-cell table:formula="of:=[.E28]" office:value-type="float" office:value="398157" calcext:value-type="float">
            <text:p>398157</text:p>
          </table:table-cell>
          <table:table-cell table:formula="of:=[.G28]" office:value-type="float" office:value="19746" calcext:value-type="float">
            <text:p>19746</text:p>
          </table:table-cell>
        </table:table-row>
        <table:table-row table:style-name="ro2">
          <table:table-cell office:value-type="string" calcext:value-type="string">
            <text:p>BenchmarkInfiniteLimitLimitedPriorityHashListChannelTransfer10kSerial-12</text:p>
          </table:table-cell>
          <table:table-cell office:value-type="float" office:value="120" calcext:value-type="float">
            <text:p>120</text:p>
          </table:table-cell>
          <table:table-cell office:value-type="float" office:value="8825304" calcext:value-type="float">
            <text:p>8825304</text:p>
          </table:table-cell>
          <table:table-cell office:value-type="string" calcext:value-type="string">
            <text:p>ns/op</text:p>
          </table:table-cell>
          <table:table-cell office:value-type="float" office:value="400004" calcext:value-type="float">
            <text:p>400004</text:p>
          </table:table-cell>
          <table:table-cell office:value-type="string" calcext:value-type="string">
            <text:p>B/op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llocs/op</text:p>
          </table:table-cell>
          <table:table-cell table:formula="of:=MID([.A29];18;LEN([.A29])-20)" office:value-type="string" office:string-value="LimitLimitedPriorityHashListChannelTransfer10kSerial" calcext:value-type="string">
            <text:p>LimitLimitedPriorityHashListChannelTransfer10kSerial</text:p>
          </table:table-cell>
          <table:table-cell table:formula="of:=FIND(&quot;Channel&quot;;[.I29])" office:value-type="float" office:value="29" calcext:value-type="float">
            <text:p>29</text:p>
          </table:table-cell>
          <table:table-cell table:formula="of:=LEFT([.I29];[.J29]-1)" office:value-type="string" office:string-value="LimitLimitedPriorityHashList" calcext:value-type="string">
            <text:p>LimitLimitedPriorityHashList</text:p>
          </table:table-cell>
          <table:table-cell table:formula="of:=RIGHT([.I29];LEN([.I29])-[.J29]-6)" office:value-type="string" office:string-value="Transfer10kSerial" calcext:value-type="string">
            <text:p>Transfer10kSerial</text:p>
          </table:table-cell>
          <table:table-cell table:formula="of:=IF(RIGHT([.$K29];LEN([.M$1]))=[.M$1];[.M$1];&quot;&quot;)">
            <text:p/>
          </table:table-cell>
          <table:table-cell table:formula="of:=IF([.O29]=&quot;&quot;;IF(RIGHT([.$K29];LEN([.N$1]))=[.N$1];[.N$1];&quot;&quot;);&quot;&quot;)">
            <text:p/>
          </table:table-cell>
          <table:table-cell table:formula="of:=IF(RIGHT([.$K29];LEN([.O$1]))=[.O$1];[.O$1];&quot;&quot;)">
            <text:p/>
          </table:table-cell>
          <table:table-cell table:formula="of:=IF(RIGHT([.$K29];LEN([.P$1]))=[.P$1];[.P$1];&quot;&quot;)">
            <text:p/>
          </table:table-cell>
          <table:table-cell table:formula="of:=IF(RIGHT([.$K29];LEN([.Q$1]))=[.Q$1];[.Q$1];&quot;&quot;)">
            <text:p/>
          </table:table-cell>
          <table:table-cell table:formula="of:=IF(RIGHT([.$K29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9:.R29])" office:value-type="string" office:string-value="LimitedPriorityHashList" calcext:value-type="string">
            <text:p>LimitedPriorityHashList</text:p>
          </table:table-cell>
          <table:table-cell table:formula="of:=LEFT([.K29];LEN([.K29])-LEN([.S29]))" office:value-type="string" office:string-value="Limit" calcext:value-type="string">
            <text:p>Limit</text:p>
          </table:table-cell>
          <table:table-cell table:formula="of:=IF([.$T29]=&quot;&quot;;IF(ISERROR(FIND([.U$1];[.$S29]));&quot;-&quot;;&quot;+&quot;);IF([.$S29]=&quot;Default&quot;;&quot;-&quot;;IF(ISERROR(FIND([.U$1];[.$T29]));&quot;-&quot;;&quot;+&quot;)))" office:value-type="string" office:string-value="-" calcext:value-type="string">
            <text:p>-</text:p>
          </table:table-cell>
          <table:table-cell table:formula="of:=IF([.$T29]=&quot;&quot;;IF(ISERROR(FIND([.V$1];[.$S29]));&quot;-&quot;;&quot;+&quot;);IF([.$S29]=&quot;Default&quot;;&quot;-&quot;;IF(ISERROR(FIND([.V$1];[.$T29]));&quot;-&quot;;&quot;+&quot;)))" office:value-type="string" office:string-value="+" calcext:value-type="string">
            <text:p>+</text:p>
          </table:table-cell>
          <table:table-cell table:formula="of:=IF(AND([.V29]=&quot;+&quot;;NOT(ISERROR(FIND(&quot;NoLimit&quot;;[.L29]))));&quot;x&quot;;[.V29])" office:value-type="string" office:string-value="+" calcext:value-type="string">
            <text:p>+</text:p>
          </table:table-cell>
          <table:table-cell table:formula="of:=IF([.$T29]=&quot;&quot;;IF(ISERROR(FIND([.X$1];[.$S29]));&quot;-&quot;;&quot;+&quot;);IF([.$S29]=&quot;Default&quot;;&quot;-&quot;;IF(ISERROR(FIND([.X$1];[.$T29]));&quot;-&quot;;&quot;+&quot;)))" office:value-type="string" office:string-value="-" calcext:value-type="string">
            <text:p>-</text:p>
          </table:table-cell>
          <table:table-cell table:formula="of:=IF(ISERROR(FIND([.Y$1];[.$S29]));&quot;-&quot;;&quot;+&quot;)" office:value-type="string" office:string-value="+" calcext:value-type="string">
            <text:p>+</text:p>
          </table:table-cell>
          <table:table-cell table:formula="of:=IF([.W29]=&quot;x&quot;;RIGHT([.L29];LEN([.L29])-7);[.L29])" office:value-type="string" office:string-value="Transfer10kSerial" calcext:value-type="string">
            <text:p>Transfer10kSerial</text:p>
          </table:table-cell>
          <table:table-cell table:formula="of:=[.C29]" office:value-type="float" office:value="8825304" calcext:value-type="float">
            <text:p>8825304</text:p>
          </table:table-cell>
          <table:table-cell table:formula="of:=[.E29]" office:value-type="float" office:value="400004" calcext:value-type="float">
            <text:p>400004</text:p>
          </table:table-cell>
          <table:table-cell table:formula="of:=[.G29]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BenchmarkInfiniteLimitPriorityLimitedPriorityHashListChannelNoLimitTransfer10kSerial-12</text:p>
          </table:table-cell>
          <table:table-cell office:value-type="float" office:value="100" calcext:value-type="float">
            <text:p>100</text:p>
          </table:table-cell>
          <table:table-cell office:value-type="float" office:value="10566815" calcext:value-type="float">
            <text:p>10566815</text:p>
          </table:table-cell>
          <table:table-cell office:value-type="string" calcext:value-type="string">
            <text:p>ns/op</text:p>
          </table:table-cell>
          <table:table-cell office:value-type="float" office:value="398161" calcext:value-type="float">
            <text:p>398161</text:p>
          </table:table-cell>
          <table:table-cell office:value-type="string" calcext:value-type="string">
            <text:p>B/op</text:p>
          </table:table-cell>
          <table:table-cell office:value-type="float" office:value="19746" calcext:value-type="float">
            <text:p>19746</text:p>
          </table:table-cell>
          <table:table-cell office:value-type="string" calcext:value-type="string">
            <text:p>allocs/op</text:p>
          </table:table-cell>
          <table:table-cell table:formula="of:=MID([.A30];18;LEN([.A30])-20)" office:value-type="string" office:string-value="LimitPriorityLimitedPriorityHashListChannelNoLimitTransfer10kSerial" calcext:value-type="string">
            <text:p>LimitPriorityLimitedPriorityHashListChannelNoLimitTransfer10kSerial</text:p>
          </table:table-cell>
          <table:table-cell table:formula="of:=FIND(&quot;Channel&quot;;[.I30])" office:value-type="float" office:value="37" calcext:value-type="float">
            <text:p>37</text:p>
          </table:table-cell>
          <table:table-cell table:formula="of:=LEFT([.I30];[.J30]-1)" office:value-type="string" office:string-value="LimitPriorityLimitedPriorityHashList" calcext:value-type="string">
            <text:p>LimitPriorityLimitedPriorityHashList</text:p>
          </table:table-cell>
          <table:table-cell table:formula="of:=RIGHT([.I30];LEN([.I30])-[.J30]-6)" office:value-type="string" office:string-value="NoLimitTransfer10kSerial" calcext:value-type="string">
            <text:p>NoLimitTransfer10kSerial</text:p>
          </table:table-cell>
          <table:table-cell table:formula="of:=IF(RIGHT([.$K30];LEN([.M$1]))=[.M$1];[.M$1];&quot;&quot;)">
            <text:p/>
          </table:table-cell>
          <table:table-cell table:formula="of:=IF([.O30]=&quot;&quot;;IF(RIGHT([.$K30];LEN([.N$1]))=[.N$1];[.N$1];&quot;&quot;);&quot;&quot;)">
            <text:p/>
          </table:table-cell>
          <table:table-cell table:formula="of:=IF(RIGHT([.$K30];LEN([.O$1]))=[.O$1];[.O$1];&quot;&quot;)">
            <text:p/>
          </table:table-cell>
          <table:table-cell table:formula="of:=IF(RIGHT([.$K30];LEN([.P$1]))=[.P$1];[.P$1];&quot;&quot;)">
            <text:p/>
          </table:table-cell>
          <table:table-cell table:formula="of:=IF(RIGHT([.$K30];LEN([.Q$1]))=[.Q$1];[.Q$1];&quot;&quot;)">
            <text:p/>
          </table:table-cell>
          <table:table-cell table:formula="of:=IF(RIGHT([.$K30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0:.R30])" office:value-type="string" office:string-value="LimitedPriorityHashList" calcext:value-type="string">
            <text:p>LimitedPriorityHashList</text:p>
          </table:table-cell>
          <table:table-cell table:formula="of:=LEFT([.K30];LEN([.K30])-LEN([.S30]))" office:value-type="string" office:string-value="LimitPriority" calcext:value-type="string">
            <text:p>LimitPriority</text:p>
          </table:table-cell>
          <table:table-cell table:formula="of:=IF([.$T30]=&quot;&quot;;IF(ISERROR(FIND([.U$1];[.$S30]));&quot;-&quot;;&quot;+&quot;);IF([.$S30]=&quot;Default&quot;;&quot;-&quot;;IF(ISERROR(FIND([.U$1];[.$T30]));&quot;-&quot;;&quot;+&quot;)))" office:value-type="string" office:string-value="+" calcext:value-type="string">
            <text:p>+</text:p>
          </table:table-cell>
          <table:table-cell table:formula="of:=IF([.$T30]=&quot;&quot;;IF(ISERROR(FIND([.V$1];[.$S30]));&quot;-&quot;;&quot;+&quot;);IF([.$S30]=&quot;Default&quot;;&quot;-&quot;;IF(ISERROR(FIND([.V$1];[.$T30]));&quot;-&quot;;&quot;+&quot;)))" office:value-type="string" office:string-value="+" calcext:value-type="string">
            <text:p>+</text:p>
          </table:table-cell>
          <table:table-cell table:formula="of:=IF(AND([.V30]=&quot;+&quot;;NOT(ISERROR(FIND(&quot;NoLimit&quot;;[.L30]))));&quot;x&quot;;[.V30])" office:value-type="string" office:string-value="x" calcext:value-type="string">
            <text:p>x</text:p>
          </table:table-cell>
          <table:table-cell table:formula="of:=IF([.$T30]=&quot;&quot;;IF(ISERROR(FIND([.X$1];[.$S30]));&quot;-&quot;;&quot;+&quot;);IF([.$S30]=&quot;Default&quot;;&quot;-&quot;;IF(ISERROR(FIND([.X$1];[.$T30]));&quot;-&quot;;&quot;+&quot;)))" office:value-type="string" office:string-value="-" calcext:value-type="string">
            <text:p>-</text:p>
          </table:table-cell>
          <table:table-cell table:formula="of:=IF(ISERROR(FIND([.Y$1];[.$S30]));&quot;-&quot;;&quot;+&quot;)" office:value-type="string" office:string-value="+" calcext:value-type="string">
            <text:p>+</text:p>
          </table:table-cell>
          <table:table-cell table:formula="of:=IF([.W30]=&quot;x&quot;;RIGHT([.L30];LEN([.L30])-7);[.L30])" office:value-type="string" office:string-value="Transfer10kSerial" calcext:value-type="string">
            <text:p>Transfer10kSerial</text:p>
          </table:table-cell>
          <table:table-cell table:formula="of:=[.C30]" office:value-type="float" office:value="10566815" calcext:value-type="float">
            <text:p>10566815</text:p>
          </table:table-cell>
          <table:table-cell table:formula="of:=[.E30]" office:value-type="float" office:value="398161" calcext:value-type="float">
            <text:p>398161</text:p>
          </table:table-cell>
          <table:table-cell table:formula="of:=[.G30]" office:value-type="float" office:value="19746" calcext:value-type="float">
            <text:p>19746</text:p>
          </table:table-cell>
        </table:table-row>
        <table:table-row table:style-name="ro2">
          <table:table-cell office:value-type="string" calcext:value-type="string">
            <text:p>BenchmarkInfiniteLimitPriorityLimitedPriorityHashListChannelTransfer10kSerial-12</text:p>
          </table:table-cell>
          <table:table-cell office:value-type="float" office:value="128" calcext:value-type="float">
            <text:p>128</text:p>
          </table:table-cell>
          <table:table-cell office:value-type="float" office:value="11368255" calcext:value-type="float">
            <text:p>11368255</text:p>
          </table:table-cell>
          <table:table-cell office:value-type="string" calcext:value-type="string">
            <text:p>ns/op</text:p>
          </table:table-cell>
          <table:table-cell office:value-type="float" office:value="400005" calcext:value-type="float">
            <text:p>400005</text:p>
          </table:table-cell>
          <table:table-cell office:value-type="string" calcext:value-type="string">
            <text:p>B/op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llocs/op</text:p>
          </table:table-cell>
          <table:table-cell table:formula="of:=MID([.A31];18;LEN([.A31])-20)" office:value-type="string" office:string-value="LimitPriorityLimitedPriorityHashListChannelTransfer10kSerial" calcext:value-type="string">
            <text:p>LimitPriorityLimitedPriorityHashListChannelTransfer10kSerial</text:p>
          </table:table-cell>
          <table:table-cell table:formula="of:=FIND(&quot;Channel&quot;;[.I31])" office:value-type="float" office:value="37" calcext:value-type="float">
            <text:p>37</text:p>
          </table:table-cell>
          <table:table-cell table:formula="of:=LEFT([.I31];[.J31]-1)" office:value-type="string" office:string-value="LimitPriorityLimitedPriorityHashList" calcext:value-type="string">
            <text:p>LimitPriorityLimitedPriorityHashList</text:p>
          </table:table-cell>
          <table:table-cell table:formula="of:=RIGHT([.I31];LEN([.I31])-[.J31]-6)" office:value-type="string" office:string-value="Transfer10kSerial" calcext:value-type="string">
            <text:p>Transfer10kSerial</text:p>
          </table:table-cell>
          <table:table-cell table:formula="of:=IF(RIGHT([.$K31];LEN([.M$1]))=[.M$1];[.M$1];&quot;&quot;)">
            <text:p/>
          </table:table-cell>
          <table:table-cell table:formula="of:=IF([.O31]=&quot;&quot;;IF(RIGHT([.$K31];LEN([.N$1]))=[.N$1];[.N$1];&quot;&quot;);&quot;&quot;)">
            <text:p/>
          </table:table-cell>
          <table:table-cell table:formula="of:=IF(RIGHT([.$K31];LEN([.O$1]))=[.O$1];[.O$1];&quot;&quot;)">
            <text:p/>
          </table:table-cell>
          <table:table-cell table:formula="of:=IF(RIGHT([.$K31];LEN([.P$1]))=[.P$1];[.P$1];&quot;&quot;)">
            <text:p/>
          </table:table-cell>
          <table:table-cell table:formula="of:=IF(RIGHT([.$K31];LEN([.Q$1]))=[.Q$1];[.Q$1];&quot;&quot;)">
            <text:p/>
          </table:table-cell>
          <table:table-cell table:formula="of:=IF(RIGHT([.$K31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1:.R31])" office:value-type="string" office:string-value="LimitedPriorityHashList" calcext:value-type="string">
            <text:p>LimitedPriorityHashList</text:p>
          </table:table-cell>
          <table:table-cell table:formula="of:=LEFT([.K31];LEN([.K31])-LEN([.S31]))" office:value-type="string" office:string-value="LimitPriority" calcext:value-type="string">
            <text:p>LimitPriority</text:p>
          </table:table-cell>
          <table:table-cell table:formula="of:=IF([.$T31]=&quot;&quot;;IF(ISERROR(FIND([.U$1];[.$S31]));&quot;-&quot;;&quot;+&quot;);IF([.$S31]=&quot;Default&quot;;&quot;-&quot;;IF(ISERROR(FIND([.U$1];[.$T31]));&quot;-&quot;;&quot;+&quot;)))" office:value-type="string" office:string-value="+" calcext:value-type="string">
            <text:p>+</text:p>
          </table:table-cell>
          <table:table-cell table:formula="of:=IF([.$T31]=&quot;&quot;;IF(ISERROR(FIND([.V$1];[.$S31]));&quot;-&quot;;&quot;+&quot;);IF([.$S31]=&quot;Default&quot;;&quot;-&quot;;IF(ISERROR(FIND([.V$1];[.$T31]));&quot;-&quot;;&quot;+&quot;)))" office:value-type="string" office:string-value="+" calcext:value-type="string">
            <text:p>+</text:p>
          </table:table-cell>
          <table:table-cell table:formula="of:=IF(AND([.V31]=&quot;+&quot;;NOT(ISERROR(FIND(&quot;NoLimit&quot;;[.L31]))));&quot;x&quot;;[.V31])" office:value-type="string" office:string-value="+" calcext:value-type="string">
            <text:p>+</text:p>
          </table:table-cell>
          <table:table-cell table:formula="of:=IF([.$T31]=&quot;&quot;;IF(ISERROR(FIND([.X$1];[.$S31]));&quot;-&quot;;&quot;+&quot;);IF([.$S31]=&quot;Default&quot;;&quot;-&quot;;IF(ISERROR(FIND([.X$1];[.$T31]));&quot;-&quot;;&quot;+&quot;)))" office:value-type="string" office:string-value="-" calcext:value-type="string">
            <text:p>-</text:p>
          </table:table-cell>
          <table:table-cell table:formula="of:=IF(ISERROR(FIND([.Y$1];[.$S31]));&quot;-&quot;;&quot;+&quot;)" office:value-type="string" office:string-value="+" calcext:value-type="string">
            <text:p>+</text:p>
          </table:table-cell>
          <table:table-cell table:formula="of:=IF([.W31]=&quot;x&quot;;RIGHT([.L31];LEN([.L31])-7);[.L31])" office:value-type="string" office:string-value="Transfer10kSerial" calcext:value-type="string">
            <text:p>Transfer10kSerial</text:p>
          </table:table-cell>
          <table:table-cell table:formula="of:=[.C31]" office:value-type="float" office:value="11368255" calcext:value-type="float">
            <text:p>11368255</text:p>
          </table:table-cell>
          <table:table-cell table:formula="of:=[.E31]" office:value-type="float" office:value="400005" calcext:value-type="float">
            <text:p>400005</text:p>
          </table:table-cell>
          <table:table-cell table:formula="of:=[.G31]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BenchmarkInfiniteHashLimitedPriorityHashListChannelTransfer10kSerial-12</text:p>
          </table:table-cell>
          <table:table-cell office:value-type="float" office:value="97" calcext:value-type="float">
            <text:p>97</text:p>
          </table:table-cell>
          <table:table-cell office:value-type="float" office:value="13598175" calcext:value-type="float">
            <text:p>13598175</text:p>
          </table:table-cell>
          <table:table-cell office:value-type="string" calcext:value-type="string">
            <text:p>ns/op</text:p>
          </table:table-cell>
          <table:table-cell office:value-type="float" office:value="1114322" calcext:value-type="float">
            <text:p>1114322</text:p>
          </table:table-cell>
          <table:table-cell office:value-type="string" calcext:value-type="string">
            <text:p>B/op</text:p>
          </table:table-cell>
          <table:table-cell office:value-type="float" office:value="19920" calcext:value-type="float">
            <text:p>19920</text:p>
          </table:table-cell>
          <table:table-cell office:value-type="string" calcext:value-type="string">
            <text:p>allocs/op</text:p>
          </table:table-cell>
          <table:table-cell table:formula="of:=MID([.A32];18;LEN([.A32])-20)" office:value-type="string" office:string-value="HashLimitedPriorityHashListChannelTransfer10kSerial" calcext:value-type="string">
            <text:p>HashLimitedPriorityHashListChannelTransfer10kSerial</text:p>
          </table:table-cell>
          <table:table-cell table:formula="of:=FIND(&quot;Channel&quot;;[.I32])" office:value-type="float" office:value="28" calcext:value-type="float">
            <text:p>28</text:p>
          </table:table-cell>
          <table:table-cell table:formula="of:=LEFT([.I32];[.J32]-1)" office:value-type="string" office:string-value="HashLimitedPriorityHashList" calcext:value-type="string">
            <text:p>HashLimitedPriorityHashList</text:p>
          </table:table-cell>
          <table:table-cell table:formula="of:=RIGHT([.I32];LEN([.I32])-[.J32]-6)" office:value-type="string" office:string-value="Transfer10kSerial" calcext:value-type="string">
            <text:p>Transfer10kSerial</text:p>
          </table:table-cell>
          <table:table-cell table:formula="of:=IF(RIGHT([.$K32];LEN([.M$1]))=[.M$1];[.M$1];&quot;&quot;)">
            <text:p/>
          </table:table-cell>
          <table:table-cell table:formula="of:=IF([.O32]=&quot;&quot;;IF(RIGHT([.$K32];LEN([.N$1]))=[.N$1];[.N$1];&quot;&quot;);&quot;&quot;)">
            <text:p/>
          </table:table-cell>
          <table:table-cell table:formula="of:=IF(RIGHT([.$K32];LEN([.O$1]))=[.O$1];[.O$1];&quot;&quot;)">
            <text:p/>
          </table:table-cell>
          <table:table-cell table:formula="of:=IF(RIGHT([.$K32];LEN([.P$1]))=[.P$1];[.P$1];&quot;&quot;)">
            <text:p/>
          </table:table-cell>
          <table:table-cell table:formula="of:=IF(RIGHT([.$K32];LEN([.Q$1]))=[.Q$1];[.Q$1];&quot;&quot;)">
            <text:p/>
          </table:table-cell>
          <table:table-cell table:formula="of:=IF(RIGHT([.$K32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2:.R32])" office:value-type="string" office:string-value="LimitedPriorityHashList" calcext:value-type="string">
            <text:p>LimitedPriorityHashList</text:p>
          </table:table-cell>
          <table:table-cell table:formula="of:=LEFT([.K32];LEN([.K32])-LEN([.S32]))" office:value-type="string" office:string-value="Hash" calcext:value-type="string">
            <text:p>Hash</text:p>
          </table:table-cell>
          <table:table-cell table:formula="of:=IF([.$T32]=&quot;&quot;;IF(ISERROR(FIND([.U$1];[.$S32]));&quot;-&quot;;&quot;+&quot;);IF([.$S32]=&quot;Default&quot;;&quot;-&quot;;IF(ISERROR(FIND([.U$1];[.$T32]));&quot;-&quot;;&quot;+&quot;)))" office:value-type="string" office:string-value="-" calcext:value-type="string">
            <text:p>-</text:p>
          </table:table-cell>
          <table:table-cell table:formula="of:=IF([.$T32]=&quot;&quot;;IF(ISERROR(FIND([.V$1];[.$S32]));&quot;-&quot;;&quot;+&quot;);IF([.$S32]=&quot;Default&quot;;&quot;-&quot;;IF(ISERROR(FIND([.V$1];[.$T32]));&quot;-&quot;;&quot;+&quot;)))" office:value-type="string" office:string-value="-" calcext:value-type="string">
            <text:p>-</text:p>
          </table:table-cell>
          <table:table-cell table:formula="of:=IF(AND([.V32]=&quot;+&quot;;NOT(ISERROR(FIND(&quot;NoLimit&quot;;[.L32]))));&quot;x&quot;;[.V32])" office:value-type="string" office:string-value="-" calcext:value-type="string">
            <text:p>-</text:p>
          </table:table-cell>
          <table:table-cell table:formula="of:=IF([.$T32]=&quot;&quot;;IF(ISERROR(FIND([.X$1];[.$S32]));&quot;-&quot;;&quot;+&quot;);IF([.$S32]=&quot;Default&quot;;&quot;-&quot;;IF(ISERROR(FIND([.X$1];[.$T32]));&quot;-&quot;;&quot;+&quot;)))" office:value-type="string" office:string-value="+" calcext:value-type="string">
            <text:p>+</text:p>
          </table:table-cell>
          <table:table-cell table:formula="of:=IF(ISERROR(FIND([.Y$1];[.$S32]));&quot;-&quot;;&quot;+&quot;)" office:value-type="string" office:string-value="+" calcext:value-type="string">
            <text:p>+</text:p>
          </table:table-cell>
          <table:table-cell table:formula="of:=IF([.W32]=&quot;x&quot;;RIGHT([.L32];LEN([.L32])-7);[.L32])" office:value-type="string" office:string-value="Transfer10kSerial" calcext:value-type="string">
            <text:p>Transfer10kSerial</text:p>
          </table:table-cell>
          <table:table-cell table:formula="of:=[.C32]" office:value-type="float" office:value="13598175" calcext:value-type="float">
            <text:p>13598175</text:p>
          </table:table-cell>
          <table:table-cell table:formula="of:=[.E32]" office:value-type="float" office:value="1114322" calcext:value-type="float">
            <text:p>1114322</text:p>
          </table:table-cell>
          <table:table-cell table:formula="of:=[.G32]" office:value-type="float" office:value="19920" calcext:value-type="float">
            <text:p>19920</text:p>
          </table:table-cell>
        </table:table-row>
        <table:table-row table:style-name="ro2">
          <table:table-cell office:value-type="string" calcext:value-type="string">
            <text:p>BenchmarkInfinitePriorityHashLimitedPriorityHashListChannelTransfer10kSerial-12</text:p>
          </table:table-cell>
          <table:table-cell office:value-type="float" office:value="85" calcext:value-type="float">
            <text:p>85</text:p>
          </table:table-cell>
          <table:table-cell office:value-type="float" office:value="15167906" calcext:value-type="float">
            <text:p>15167906</text:p>
          </table:table-cell>
          <table:table-cell office:value-type="string" calcext:value-type="string">
            <text:p>ns/op</text:p>
          </table:table-cell>
          <table:table-cell office:value-type="float" office:value="1113918" calcext:value-type="float">
            <text:p>1113918</text:p>
          </table:table-cell>
          <table:table-cell office:value-type="string" calcext:value-type="string">
            <text:p>B/op</text:p>
          </table:table-cell>
          <table:table-cell office:value-type="float" office:value="19918" calcext:value-type="float">
            <text:p>19918</text:p>
          </table:table-cell>
          <table:table-cell office:value-type="string" calcext:value-type="string">
            <text:p>allocs/op</text:p>
          </table:table-cell>
          <table:table-cell table:formula="of:=MID([.A33];18;LEN([.A33])-20)" office:value-type="string" office:string-value="PriorityHashLimitedPriorityHashListChannelTransfer10kSerial" calcext:value-type="string">
            <text:p>PriorityHashLimitedPriorityHashListChannelTransfer10kSerial</text:p>
          </table:table-cell>
          <table:table-cell table:formula="of:=FIND(&quot;Channel&quot;;[.I33])" office:value-type="float" office:value="36" calcext:value-type="float">
            <text:p>36</text:p>
          </table:table-cell>
          <table:table-cell table:formula="of:=LEFT([.I33];[.J33]-1)" office:value-type="string" office:string-value="PriorityHashLimitedPriorityHashList" calcext:value-type="string">
            <text:p>PriorityHashLimitedPriorityHashList</text:p>
          </table:table-cell>
          <table:table-cell table:formula="of:=RIGHT([.I33];LEN([.I33])-[.J33]-6)" office:value-type="string" office:string-value="Transfer10kSerial" calcext:value-type="string">
            <text:p>Transfer10kSerial</text:p>
          </table:table-cell>
          <table:table-cell table:formula="of:=IF(RIGHT([.$K33];LEN([.M$1]))=[.M$1];[.M$1];&quot;&quot;)">
            <text:p/>
          </table:table-cell>
          <table:table-cell table:formula="of:=IF([.O33]=&quot;&quot;;IF(RIGHT([.$K33];LEN([.N$1]))=[.N$1];[.N$1];&quot;&quot;);&quot;&quot;)">
            <text:p/>
          </table:table-cell>
          <table:table-cell table:formula="of:=IF(RIGHT([.$K33];LEN([.O$1]))=[.O$1];[.O$1];&quot;&quot;)">
            <text:p/>
          </table:table-cell>
          <table:table-cell table:formula="of:=IF(RIGHT([.$K33];LEN([.P$1]))=[.P$1];[.P$1];&quot;&quot;)">
            <text:p/>
          </table:table-cell>
          <table:table-cell table:formula="of:=IF(RIGHT([.$K33];LEN([.Q$1]))=[.Q$1];[.Q$1];&quot;&quot;)">
            <text:p/>
          </table:table-cell>
          <table:table-cell table:formula="of:=IF(RIGHT([.$K33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3:.R33])" office:value-type="string" office:string-value="LimitedPriorityHashList" calcext:value-type="string">
            <text:p>LimitedPriorityHashList</text:p>
          </table:table-cell>
          <table:table-cell table:formula="of:=LEFT([.K33];LEN([.K33])-LEN([.S33]))" office:value-type="string" office:string-value="PriorityHash" calcext:value-type="string">
            <text:p>PriorityHash</text:p>
          </table:table-cell>
          <table:table-cell table:formula="of:=IF([.$T33]=&quot;&quot;;IF(ISERROR(FIND([.U$1];[.$S33]));&quot;-&quot;;&quot;+&quot;);IF([.$S33]=&quot;Default&quot;;&quot;-&quot;;IF(ISERROR(FIND([.U$1];[.$T33]));&quot;-&quot;;&quot;+&quot;)))" office:value-type="string" office:string-value="+" calcext:value-type="string">
            <text:p>+</text:p>
          </table:table-cell>
          <table:table-cell table:formula="of:=IF([.$T33]=&quot;&quot;;IF(ISERROR(FIND([.V$1];[.$S33]));&quot;-&quot;;&quot;+&quot;);IF([.$S33]=&quot;Default&quot;;&quot;-&quot;;IF(ISERROR(FIND([.V$1];[.$T33]));&quot;-&quot;;&quot;+&quot;)))" office:value-type="string" office:string-value="-" calcext:value-type="string">
            <text:p>-</text:p>
          </table:table-cell>
          <table:table-cell table:formula="of:=IF(AND([.V33]=&quot;+&quot;;NOT(ISERROR(FIND(&quot;NoLimit&quot;;[.L33]))));&quot;x&quot;;[.V33])" office:value-type="string" office:string-value="-" calcext:value-type="string">
            <text:p>-</text:p>
          </table:table-cell>
          <table:table-cell table:formula="of:=IF([.$T33]=&quot;&quot;;IF(ISERROR(FIND([.X$1];[.$S33]));&quot;-&quot;;&quot;+&quot;);IF([.$S33]=&quot;Default&quot;;&quot;-&quot;;IF(ISERROR(FIND([.X$1];[.$T33]));&quot;-&quot;;&quot;+&quot;)))" office:value-type="string" office:string-value="+" calcext:value-type="string">
            <text:p>+</text:p>
          </table:table-cell>
          <table:table-cell table:formula="of:=IF(ISERROR(FIND([.Y$1];[.$S33]));&quot;-&quot;;&quot;+&quot;)" office:value-type="string" office:string-value="+" calcext:value-type="string">
            <text:p>+</text:p>
          </table:table-cell>
          <table:table-cell table:formula="of:=IF([.W33]=&quot;x&quot;;RIGHT([.L33];LEN([.L33])-7);[.L33])" office:value-type="string" office:string-value="Transfer10kSerial" calcext:value-type="string">
            <text:p>Transfer10kSerial</text:p>
          </table:table-cell>
          <table:table-cell table:formula="of:=[.C33]" office:value-type="float" office:value="15167906" calcext:value-type="float">
            <text:p>15167906</text:p>
          </table:table-cell>
          <table:table-cell table:formula="of:=[.E33]" office:value-type="float" office:value="1113918" calcext:value-type="float">
            <text:p>1113918</text:p>
          </table:table-cell>
          <table:table-cell table:formula="of:=[.G33]" office:value-type="float" office:value="19918" calcext:value-type="float">
            <text:p>19918</text:p>
          </table:table-cell>
        </table:table-row>
        <table:table-row table:style-name="ro2">
          <table:table-cell office:value-type="string" calcext:value-type="string">
            <text:p>BenchmarkInfiniteLimitHashLimitedPriorityHashListChannelNoLimitTransfer10kSerial-12</text:p>
          </table:table-cell>
          <table:table-cell office:value-type="float" office:value="86" calcext:value-type="float">
            <text:p>86</text:p>
          </table:table-cell>
          <table:table-cell office:value-type="float" office:value="12160559" calcext:value-type="float">
            <text:p>12160559</text:p>
          </table:table-cell>
          <table:table-cell office:value-type="string" calcext:value-type="string">
            <text:p>ns/op</text:p>
          </table:table-cell>
          <table:table-cell office:value-type="float" office:value="1114156" calcext:value-type="float">
            <text:p>1114156</text:p>
          </table:table-cell>
          <table:table-cell office:value-type="string" calcext:value-type="string">
            <text:p>B/op</text:p>
          </table:table-cell>
          <table:table-cell office:value-type="float" office:value="19919" calcext:value-type="float">
            <text:p>19919</text:p>
          </table:table-cell>
          <table:table-cell office:value-type="string" calcext:value-type="string">
            <text:p>allocs/op</text:p>
          </table:table-cell>
          <table:table-cell table:formula="of:=MID([.A34];18;LEN([.A34])-20)" office:value-type="string" office:string-value="LimitHashLimitedPriorityHashListChannelNoLimitTransfer10kSerial" calcext:value-type="string">
            <text:p>LimitHashLimitedPriorityHashListChannelNoLimitTransfer10kSerial</text:p>
          </table:table-cell>
          <table:table-cell table:formula="of:=FIND(&quot;Channel&quot;;[.I34])" office:value-type="float" office:value="33" calcext:value-type="float">
            <text:p>33</text:p>
          </table:table-cell>
          <table:table-cell table:formula="of:=LEFT([.I34];[.J34]-1)" office:value-type="string" office:string-value="LimitHashLimitedPriorityHashList" calcext:value-type="string">
            <text:p>LimitHashLimitedPriorityHashList</text:p>
          </table:table-cell>
          <table:table-cell table:formula="of:=RIGHT([.I34];LEN([.I34])-[.J34]-6)" office:value-type="string" office:string-value="NoLimitTransfer10kSerial" calcext:value-type="string">
            <text:p>NoLimitTransfer10kSerial</text:p>
          </table:table-cell>
          <table:table-cell table:formula="of:=IF(RIGHT([.$K34];LEN([.M$1]))=[.M$1];[.M$1];&quot;&quot;)">
            <text:p/>
          </table:table-cell>
          <table:table-cell table:formula="of:=IF([.O34]=&quot;&quot;;IF(RIGHT([.$K34];LEN([.N$1]))=[.N$1];[.N$1];&quot;&quot;);&quot;&quot;)">
            <text:p/>
          </table:table-cell>
          <table:table-cell table:formula="of:=IF(RIGHT([.$K34];LEN([.O$1]))=[.O$1];[.O$1];&quot;&quot;)">
            <text:p/>
          </table:table-cell>
          <table:table-cell table:formula="of:=IF(RIGHT([.$K34];LEN([.P$1]))=[.P$1];[.P$1];&quot;&quot;)">
            <text:p/>
          </table:table-cell>
          <table:table-cell table:formula="of:=IF(RIGHT([.$K34];LEN([.Q$1]))=[.Q$1];[.Q$1];&quot;&quot;)">
            <text:p/>
          </table:table-cell>
          <table:table-cell table:formula="of:=IF(RIGHT([.$K34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4:.R34])" office:value-type="string" office:string-value="LimitedPriorityHashList" calcext:value-type="string">
            <text:p>LimitedPriorityHashList</text:p>
          </table:table-cell>
          <table:table-cell table:formula="of:=LEFT([.K34];LEN([.K34])-LEN([.S34]))" office:value-type="string" office:string-value="LimitHash" calcext:value-type="string">
            <text:p>LimitHash</text:p>
          </table:table-cell>
          <table:table-cell table:formula="of:=IF([.$T34]=&quot;&quot;;IF(ISERROR(FIND([.U$1];[.$S34]));&quot;-&quot;;&quot;+&quot;);IF([.$S34]=&quot;Default&quot;;&quot;-&quot;;IF(ISERROR(FIND([.U$1];[.$T34]));&quot;-&quot;;&quot;+&quot;)))" office:value-type="string" office:string-value="-" calcext:value-type="string">
            <text:p>-</text:p>
          </table:table-cell>
          <table:table-cell table:formula="of:=IF([.$T34]=&quot;&quot;;IF(ISERROR(FIND([.V$1];[.$S34]));&quot;-&quot;;&quot;+&quot;);IF([.$S34]=&quot;Default&quot;;&quot;-&quot;;IF(ISERROR(FIND([.V$1];[.$T34]));&quot;-&quot;;&quot;+&quot;)))" office:value-type="string" office:string-value="+" calcext:value-type="string">
            <text:p>+</text:p>
          </table:table-cell>
          <table:table-cell table:formula="of:=IF(AND([.V34]=&quot;+&quot;;NOT(ISERROR(FIND(&quot;NoLimit&quot;;[.L34]))));&quot;x&quot;;[.V34])" office:value-type="string" office:string-value="x" calcext:value-type="string">
            <text:p>x</text:p>
          </table:table-cell>
          <table:table-cell table:formula="of:=IF([.$T34]=&quot;&quot;;IF(ISERROR(FIND([.X$1];[.$S34]));&quot;-&quot;;&quot;+&quot;);IF([.$S34]=&quot;Default&quot;;&quot;-&quot;;IF(ISERROR(FIND([.X$1];[.$T34]));&quot;-&quot;;&quot;+&quot;)))" office:value-type="string" office:string-value="+" calcext:value-type="string">
            <text:p>+</text:p>
          </table:table-cell>
          <table:table-cell table:formula="of:=IF(ISERROR(FIND([.Y$1];[.$S34]));&quot;-&quot;;&quot;+&quot;)" office:value-type="string" office:string-value="+" calcext:value-type="string">
            <text:p>+</text:p>
          </table:table-cell>
          <table:table-cell table:formula="of:=IF([.W34]=&quot;x&quot;;RIGHT([.L34];LEN([.L34])-7);[.L34])" office:value-type="string" office:string-value="Transfer10kSerial" calcext:value-type="string">
            <text:p>Transfer10kSerial</text:p>
          </table:table-cell>
          <table:table-cell table:formula="of:=[.C34]" office:value-type="float" office:value="12160559" calcext:value-type="float">
            <text:p>12160559</text:p>
          </table:table-cell>
          <table:table-cell table:formula="of:=[.E34]" office:value-type="float" office:value="1114156" calcext:value-type="float">
            <text:p>1114156</text:p>
          </table:table-cell>
          <table:table-cell table:formula="of:=[.G34]" office:value-type="float" office:value="19919" calcext:value-type="float">
            <text:p>19919</text:p>
          </table:table-cell>
        </table:table-row>
        <table:table-row table:style-name="ro2">
          <table:table-cell office:value-type="string" calcext:value-type="string">
            <text:p>BenchmarkInfiniteLimitHashLimitedPriorityHashListChannelTransfer10kSerial-12</text:p>
          </table:table-cell>
          <table:table-cell office:value-type="float" office:value="94" calcext:value-type="float">
            <text:p>94</text:p>
          </table:table-cell>
          <table:table-cell office:value-type="float" office:value="13868385" calcext:value-type="float">
            <text:p>13868385</text:p>
          </table:table-cell>
          <table:table-cell office:value-type="string" calcext:value-type="string">
            <text:p>ns/op</text:p>
          </table:table-cell>
          <table:table-cell office:value-type="float" office:value="937469" calcext:value-type="float">
            <text:p>937469</text:p>
          </table:table-cell>
          <table:table-cell office:value-type="string" calcext:value-type="string">
            <text:p>B/op</text:p>
          </table:table-cell>
          <table:table-cell office:value-type="float" office:value="20186" calcext:value-type="float">
            <text:p>20186</text:p>
          </table:table-cell>
          <table:table-cell office:value-type="string" calcext:value-type="string">
            <text:p>allocs/op</text:p>
          </table:table-cell>
          <table:table-cell table:formula="of:=MID([.A35];18;LEN([.A35])-20)" office:value-type="string" office:string-value="LimitHashLimitedPriorityHashListChannelTransfer10kSerial" calcext:value-type="string">
            <text:p>LimitHashLimitedPriorityHashListChannelTransfer10kSerial</text:p>
          </table:table-cell>
          <table:table-cell table:formula="of:=FIND(&quot;Channel&quot;;[.I35])" office:value-type="float" office:value="33" calcext:value-type="float">
            <text:p>33</text:p>
          </table:table-cell>
          <table:table-cell table:formula="of:=LEFT([.I35];[.J35]-1)" office:value-type="string" office:string-value="LimitHashLimitedPriorityHashList" calcext:value-type="string">
            <text:p>LimitHashLimitedPriorityHashList</text:p>
          </table:table-cell>
          <table:table-cell table:formula="of:=RIGHT([.I35];LEN([.I35])-[.J35]-6)" office:value-type="string" office:string-value="Transfer10kSerial" calcext:value-type="string">
            <text:p>Transfer10kSerial</text:p>
          </table:table-cell>
          <table:table-cell table:formula="of:=IF(RIGHT([.$K35];LEN([.M$1]))=[.M$1];[.M$1];&quot;&quot;)">
            <text:p/>
          </table:table-cell>
          <table:table-cell table:formula="of:=IF([.O35]=&quot;&quot;;IF(RIGHT([.$K35];LEN([.N$1]))=[.N$1];[.N$1];&quot;&quot;);&quot;&quot;)">
            <text:p/>
          </table:table-cell>
          <table:table-cell table:formula="of:=IF(RIGHT([.$K35];LEN([.O$1]))=[.O$1];[.O$1];&quot;&quot;)">
            <text:p/>
          </table:table-cell>
          <table:table-cell table:formula="of:=IF(RIGHT([.$K35];LEN([.P$1]))=[.P$1];[.P$1];&quot;&quot;)">
            <text:p/>
          </table:table-cell>
          <table:table-cell table:formula="of:=IF(RIGHT([.$K35];LEN([.Q$1]))=[.Q$1];[.Q$1];&quot;&quot;)">
            <text:p/>
          </table:table-cell>
          <table:table-cell table:formula="of:=IF(RIGHT([.$K35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5:.R35])" office:value-type="string" office:string-value="LimitedPriorityHashList" calcext:value-type="string">
            <text:p>LimitedPriorityHashList</text:p>
          </table:table-cell>
          <table:table-cell table:formula="of:=LEFT([.K35];LEN([.K35])-LEN([.S35]))" office:value-type="string" office:string-value="LimitHash" calcext:value-type="string">
            <text:p>LimitHash</text:p>
          </table:table-cell>
          <table:table-cell table:formula="of:=IF([.$T35]=&quot;&quot;;IF(ISERROR(FIND([.U$1];[.$S35]));&quot;-&quot;;&quot;+&quot;);IF([.$S35]=&quot;Default&quot;;&quot;-&quot;;IF(ISERROR(FIND([.U$1];[.$T35]));&quot;-&quot;;&quot;+&quot;)))" office:value-type="string" office:string-value="-" calcext:value-type="string">
            <text:p>-</text:p>
          </table:table-cell>
          <table:table-cell table:formula="of:=IF([.$T35]=&quot;&quot;;IF(ISERROR(FIND([.V$1];[.$S35]));&quot;-&quot;;&quot;+&quot;);IF([.$S35]=&quot;Default&quot;;&quot;-&quot;;IF(ISERROR(FIND([.V$1];[.$T35]));&quot;-&quot;;&quot;+&quot;)))" office:value-type="string" office:string-value="+" calcext:value-type="string">
            <text:p>+</text:p>
          </table:table-cell>
          <table:table-cell table:formula="of:=IF(AND([.V35]=&quot;+&quot;;NOT(ISERROR(FIND(&quot;NoLimit&quot;;[.L35]))));&quot;x&quot;;[.V35])" office:value-type="string" office:string-value="+" calcext:value-type="string">
            <text:p>+</text:p>
          </table:table-cell>
          <table:table-cell table:formula="of:=IF([.$T35]=&quot;&quot;;IF(ISERROR(FIND([.X$1];[.$S35]));&quot;-&quot;;&quot;+&quot;);IF([.$S35]=&quot;Default&quot;;&quot;-&quot;;IF(ISERROR(FIND([.X$1];[.$T35]));&quot;-&quot;;&quot;+&quot;)))" office:value-type="string" office:string-value="+" calcext:value-type="string">
            <text:p>+</text:p>
          </table:table-cell>
          <table:table-cell table:formula="of:=IF(ISERROR(FIND([.Y$1];[.$S35]));&quot;-&quot;;&quot;+&quot;)" office:value-type="string" office:string-value="+" calcext:value-type="string">
            <text:p>+</text:p>
          </table:table-cell>
          <table:table-cell table:formula="of:=IF([.W35]=&quot;x&quot;;RIGHT([.L35];LEN([.L35])-7);[.L35])" office:value-type="string" office:string-value="Transfer10kSerial" calcext:value-type="string">
            <text:p>Transfer10kSerial</text:p>
          </table:table-cell>
          <table:table-cell table:formula="of:=[.C35]" office:value-type="float" office:value="13868385" calcext:value-type="float">
            <text:p>13868385</text:p>
          </table:table-cell>
          <table:table-cell table:formula="of:=[.E35]" office:value-type="float" office:value="937469" calcext:value-type="float">
            <text:p>937469</text:p>
          </table:table-cell>
          <table:table-cell table:formula="of:=[.G35]" office:value-type="float" office:value="20186" calcext:value-type="float">
            <text:p>20186</text:p>
          </table:table-cell>
        </table:table-row>
        <table:table-row table:style-name="ro2">
          <table:table-cell office:value-type="string" calcext:value-type="string">
            <text:p>BenchmarkInfiniteLimitedPriorityHashListChannelNoLimitTransfer10kSerial-12</text:p>
          </table:table-cell>
          <table:table-cell office:value-type="float" office:value="96" calcext:value-type="float">
            <text:p>96</text:p>
          </table:table-cell>
          <table:table-cell office:value-type="float" office:value="14692443" calcext:value-type="float">
            <text:p>14692443</text:p>
          </table:table-cell>
          <table:table-cell office:value-type="string" calcext:value-type="string">
            <text:p>ns/op</text:p>
          </table:table-cell>
          <table:table-cell office:value-type="float" office:value="1114157" calcext:value-type="float">
            <text:p>1114157</text:p>
          </table:table-cell>
          <table:table-cell office:value-type="string" calcext:value-type="string">
            <text:p>B/op</text:p>
          </table:table-cell>
          <table:table-cell office:value-type="float" office:value="19919" calcext:value-type="float">
            <text:p>19919</text:p>
          </table:table-cell>
          <table:table-cell office:value-type="string" calcext:value-type="string">
            <text:p>allocs/op</text:p>
          </table:table-cell>
          <table:table-cell table:formula="of:=MID([.A36];18;LEN([.A36])-20)" office:value-type="string" office:string-value="LimitedPriorityHashListChannelNoLimitTransfer10kSerial" calcext:value-type="string">
            <text:p>LimitedPriorityHashListChannelNoLimitTransfer10kSerial</text:p>
          </table:table-cell>
          <table:table-cell table:formula="of:=FIND(&quot;Channel&quot;;[.I36])" office:value-type="float" office:value="24" calcext:value-type="float">
            <text:p>24</text:p>
          </table:table-cell>
          <table:table-cell table:formula="of:=LEFT([.I36];[.J36]-1)" office:value-type="string" office:string-value="LimitedPriorityHashList" calcext:value-type="string">
            <text:p>LimitedPriorityHashList</text:p>
          </table:table-cell>
          <table:table-cell table:formula="of:=RIGHT([.I36];LEN([.I36])-[.J36]-6)" office:value-type="string" office:string-value="NoLimitTransfer10kSerial" calcext:value-type="string">
            <text:p>NoLimitTransfer10kSerial</text:p>
          </table:table-cell>
          <table:table-cell table:formula="of:=IF(RIGHT([.$K36];LEN([.M$1]))=[.M$1];[.M$1];&quot;&quot;)">
            <text:p/>
          </table:table-cell>
          <table:table-cell table:formula="of:=IF([.O36]=&quot;&quot;;IF(RIGHT([.$K36];LEN([.N$1]))=[.N$1];[.N$1];&quot;&quot;);&quot;&quot;)">
            <text:p/>
          </table:table-cell>
          <table:table-cell table:formula="of:=IF(RIGHT([.$K36];LEN([.O$1]))=[.O$1];[.O$1];&quot;&quot;)">
            <text:p/>
          </table:table-cell>
          <table:table-cell table:formula="of:=IF(RIGHT([.$K36];LEN([.P$1]))=[.P$1];[.P$1];&quot;&quot;)">
            <text:p/>
          </table:table-cell>
          <table:table-cell table:formula="of:=IF(RIGHT([.$K36];LEN([.Q$1]))=[.Q$1];[.Q$1];&quot;&quot;)">
            <text:p/>
          </table:table-cell>
          <table:table-cell table:formula="of:=IF(RIGHT([.$K36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6:.R36])" office:value-type="string" office:string-value="LimitedPriorityHashList" calcext:value-type="string">
            <text:p>LimitedPriorityHashList</text:p>
          </table:table-cell>
          <table:table-cell table:formula="of:=LEFT([.K36];LEN([.K36])-LEN([.S36]))">
            <text:p/>
          </table:table-cell>
          <table:table-cell table:formula="of:=IF([.$T36]=&quot;&quot;;IF(ISERROR(FIND([.U$1];[.$S36]));&quot;-&quot;;&quot;+&quot;);IF([.$S36]=&quot;Default&quot;;&quot;-&quot;;IF(ISERROR(FIND([.U$1];[.$T36]));&quot;-&quot;;&quot;+&quot;)))" office:value-type="string" office:string-value="+" calcext:value-type="string">
            <text:p>+</text:p>
          </table:table-cell>
          <table:table-cell table:formula="of:=IF([.$T36]=&quot;&quot;;IF(ISERROR(FIND([.V$1];[.$S36]));&quot;-&quot;;&quot;+&quot;);IF([.$S36]=&quot;Default&quot;;&quot;-&quot;;IF(ISERROR(FIND([.V$1];[.$T36]));&quot;-&quot;;&quot;+&quot;)))" office:value-type="string" office:string-value="+" calcext:value-type="string">
            <text:p>+</text:p>
          </table:table-cell>
          <table:table-cell table:formula="of:=IF(AND([.V36]=&quot;+&quot;;NOT(ISERROR(FIND(&quot;NoLimit&quot;;[.L36]))));&quot;x&quot;;[.V36])" office:value-type="string" office:string-value="x" calcext:value-type="string">
            <text:p>x</text:p>
          </table:table-cell>
          <table:table-cell table:formula="of:=IF([.$T36]=&quot;&quot;;IF(ISERROR(FIND([.X$1];[.$S36]));&quot;-&quot;;&quot;+&quot;);IF([.$S36]=&quot;Default&quot;;&quot;-&quot;;IF(ISERROR(FIND([.X$1];[.$T36]));&quot;-&quot;;&quot;+&quot;)))" office:value-type="string" office:string-value="+" calcext:value-type="string">
            <text:p>+</text:p>
          </table:table-cell>
          <table:table-cell table:formula="of:=IF(ISERROR(FIND([.Y$1];[.$S36]));&quot;-&quot;;&quot;+&quot;)" office:value-type="string" office:string-value="+" calcext:value-type="string">
            <text:p>+</text:p>
          </table:table-cell>
          <table:table-cell table:formula="of:=IF([.W36]=&quot;x&quot;;RIGHT([.L36];LEN([.L36])-7);[.L36])" office:value-type="string" office:string-value="Transfer10kSerial" calcext:value-type="string">
            <text:p>Transfer10kSerial</text:p>
          </table:table-cell>
          <table:table-cell table:formula="of:=[.C36]" office:value-type="float" office:value="14692443" calcext:value-type="float">
            <text:p>14692443</text:p>
          </table:table-cell>
          <table:table-cell table:formula="of:=[.E36]" office:value-type="float" office:value="1114157" calcext:value-type="float">
            <text:p>1114157</text:p>
          </table:table-cell>
          <table:table-cell table:formula="of:=[.G36]" office:value-type="float" office:value="19919" calcext:value-type="float">
            <text:p>19919</text:p>
          </table:table-cell>
        </table:table-row>
        <table:table-row table:style-name="ro2">
          <table:table-cell office:value-type="string" calcext:value-type="string">
            <text:p>BenchmarkInfiniteLimitedPriorityHashListChannelTransfer10kSerial-12</text:p>
          </table:table-cell>
          <table:table-cell office:value-type="float" office:value="99" calcext:value-type="float">
            <text:p>99</text:p>
          </table:table-cell>
          <table:table-cell office:value-type="float" office:value="14427844" calcext:value-type="float">
            <text:p>14427844</text:p>
          </table:table-cell>
          <table:table-cell office:value-type="string" calcext:value-type="string">
            <text:p>ns/op</text:p>
          </table:table-cell>
          <table:table-cell office:value-type="float" office:value="938326" calcext:value-type="float">
            <text:p>938326</text:p>
          </table:table-cell>
          <table:table-cell office:value-type="string" calcext:value-type="string">
            <text:p>B/op</text:p>
          </table:table-cell>
          <table:table-cell office:value-type="float" office:value="20192" calcext:value-type="float">
            <text:p>20192</text:p>
          </table:table-cell>
          <table:table-cell office:value-type="string" calcext:value-type="string">
            <text:p>allocs/op</text:p>
          </table:table-cell>
          <table:table-cell table:formula="of:=MID([.A37];18;LEN([.A37])-20)" office:value-type="string" office:string-value="LimitedPriorityHashListChannelTransfer10kSerial" calcext:value-type="string">
            <text:p>LimitedPriorityHashListChannelTransfer10kSerial</text:p>
          </table:table-cell>
          <table:table-cell table:formula="of:=FIND(&quot;Channel&quot;;[.I37])" office:value-type="float" office:value="24" calcext:value-type="float">
            <text:p>24</text:p>
          </table:table-cell>
          <table:table-cell table:formula="of:=LEFT([.I37];[.J37]-1)" office:value-type="string" office:string-value="LimitedPriorityHashList" calcext:value-type="string">
            <text:p>LimitedPriorityHashList</text:p>
          </table:table-cell>
          <table:table-cell table:formula="of:=RIGHT([.I37];LEN([.I37])-[.J37]-6)" office:value-type="string" office:string-value="Transfer10kSerial" calcext:value-type="string">
            <text:p>Transfer10kSerial</text:p>
          </table:table-cell>
          <table:table-cell table:formula="of:=IF(RIGHT([.$K37];LEN([.M$1]))=[.M$1];[.M$1];&quot;&quot;)">
            <text:p/>
          </table:table-cell>
          <table:table-cell table:formula="of:=IF([.O37]=&quot;&quot;;IF(RIGHT([.$K37];LEN([.N$1]))=[.N$1];[.N$1];&quot;&quot;);&quot;&quot;)">
            <text:p/>
          </table:table-cell>
          <table:table-cell table:formula="of:=IF(RIGHT([.$K37];LEN([.O$1]))=[.O$1];[.O$1];&quot;&quot;)">
            <text:p/>
          </table:table-cell>
          <table:table-cell table:formula="of:=IF(RIGHT([.$K37];LEN([.P$1]))=[.P$1];[.P$1];&quot;&quot;)">
            <text:p/>
          </table:table-cell>
          <table:table-cell table:formula="of:=IF(RIGHT([.$K37];LEN([.Q$1]))=[.Q$1];[.Q$1];&quot;&quot;)">
            <text:p/>
          </table:table-cell>
          <table:table-cell table:formula="of:=IF(RIGHT([.$K37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7:.R37])" office:value-type="string" office:string-value="LimitedPriorityHashList" calcext:value-type="string">
            <text:p>LimitedPriorityHashList</text:p>
          </table:table-cell>
          <table:table-cell table:formula="of:=LEFT([.K37];LEN([.K37])-LEN([.S37]))">
            <text:p/>
          </table:table-cell>
          <table:table-cell table:formula="of:=IF([.$T37]=&quot;&quot;;IF(ISERROR(FIND([.U$1];[.$S37]));&quot;-&quot;;&quot;+&quot;);IF([.$S37]=&quot;Default&quot;;&quot;-&quot;;IF(ISERROR(FIND([.U$1];[.$T37]));&quot;-&quot;;&quot;+&quot;)))" office:value-type="string" office:string-value="+" calcext:value-type="string">
            <text:p>+</text:p>
          </table:table-cell>
          <table:table-cell table:formula="of:=IF([.$T37]=&quot;&quot;;IF(ISERROR(FIND([.V$1];[.$S37]));&quot;-&quot;;&quot;+&quot;);IF([.$S37]=&quot;Default&quot;;&quot;-&quot;;IF(ISERROR(FIND([.V$1];[.$T37]));&quot;-&quot;;&quot;+&quot;)))" office:value-type="string" office:string-value="+" calcext:value-type="string">
            <text:p>+</text:p>
          </table:table-cell>
          <table:table-cell table:formula="of:=IF(AND([.V37]=&quot;+&quot;;NOT(ISERROR(FIND(&quot;NoLimit&quot;;[.L37]))));&quot;x&quot;;[.V37])" office:value-type="string" office:string-value="+" calcext:value-type="string">
            <text:p>+</text:p>
          </table:table-cell>
          <table:table-cell table:formula="of:=IF([.$T37]=&quot;&quot;;IF(ISERROR(FIND([.X$1];[.$S37]));&quot;-&quot;;&quot;+&quot;);IF([.$S37]=&quot;Default&quot;;&quot;-&quot;;IF(ISERROR(FIND([.X$1];[.$T37]));&quot;-&quot;;&quot;+&quot;)))" office:value-type="string" office:string-value="+" calcext:value-type="string">
            <text:p>+</text:p>
          </table:table-cell>
          <table:table-cell table:formula="of:=IF(ISERROR(FIND([.Y$1];[.$S37]));&quot;-&quot;;&quot;+&quot;)" office:value-type="string" office:string-value="+" calcext:value-type="string">
            <text:p>+</text:p>
          </table:table-cell>
          <table:table-cell table:formula="of:=IF([.W37]=&quot;x&quot;;RIGHT([.L37];LEN([.L37])-7);[.L37])" office:value-type="string" office:string-value="Transfer10kSerial" calcext:value-type="string">
            <text:p>Transfer10kSerial</text:p>
          </table:table-cell>
          <table:table-cell table:formula="of:=[.C37]" office:value-type="float" office:value="14427844" calcext:value-type="float">
            <text:p>14427844</text:p>
          </table:table-cell>
          <table:table-cell table:formula="of:=[.E37]" office:value-type="float" office:value="938326" calcext:value-type="float">
            <text:p>938326</text:p>
          </table:table-cell>
          <table:table-cell table:formula="of:=[.G37]" office:value-type="float" office:value="20192" calcext:value-type="float">
            <text:p>20192</text:p>
          </table:table-cell>
        </table:table-row>
        <table:table-row table:style-name="ro2">
          <table:table-cell office:value-type="string" calcext:value-type="string">
            <text:p>BenchmarkInfiniteDefaultLimitedPriorityHashList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0663567" calcext:value-type="float">
            <text:p>10663567</text:p>
          </table:table-cell>
          <table:table-cell office:value-type="string" calcext:value-type="string">
            <text:p>ns/op</text:p>
          </table:table-cell>
          <table:table-cell office:value-type="float" office:value="399184" calcext:value-type="float">
            <text:p>399184</text:p>
          </table:table-cell>
          <table:table-cell office:value-type="string" calcext:value-type="string">
            <text:p>B/op</text:p>
          </table:table-cell>
          <table:table-cell office:value-type="float" office:value="19747" calcext:value-type="float">
            <text:p>19747</text:p>
          </table:table-cell>
          <table:table-cell office:value-type="string" calcext:value-type="string">
            <text:p>allocs/op</text:p>
          </table:table-cell>
          <table:table-cell table:formula="of:=MID([.A38];18;LEN([.A38])-20)" office:value-type="string" office:string-value="DefaultLimitedPriorityHashListChannelTransfer10kConcurrent" calcext:value-type="string">
            <text:p>DefaultLimitedPriorityHashListChannelTransfer10kConcurrent</text:p>
          </table:table-cell>
          <table:table-cell table:formula="of:=FIND(&quot;Channel&quot;;[.I38])" office:value-type="float" office:value="31" calcext:value-type="float">
            <text:p>31</text:p>
          </table:table-cell>
          <table:table-cell table:formula="of:=LEFT([.I38];[.J38]-1)" office:value-type="string" office:string-value="DefaultLimitedPriorityHashList" calcext:value-type="string">
            <text:p>DefaultLimitedPriorityHashList</text:p>
          </table:table-cell>
          <table:table-cell table:formula="of:=RIGHT([.I38];LEN([.I38])-[.J38]-6)" office:value-type="string" office:string-value="Transfer10kConcurrent" calcext:value-type="string">
            <text:p>Transfer10kConcurrent</text:p>
          </table:table-cell>
          <table:table-cell table:formula="of:=IF(RIGHT([.$K38];LEN([.M$1]))=[.M$1];[.M$1];&quot;&quot;)">
            <text:p/>
          </table:table-cell>
          <table:table-cell table:formula="of:=IF([.O38]=&quot;&quot;;IF(RIGHT([.$K38];LEN([.N$1]))=[.N$1];[.N$1];&quot;&quot;);&quot;&quot;)">
            <text:p/>
          </table:table-cell>
          <table:table-cell table:formula="of:=IF(RIGHT([.$K38];LEN([.O$1]))=[.O$1];[.O$1];&quot;&quot;)">
            <text:p/>
          </table:table-cell>
          <table:table-cell table:formula="of:=IF(RIGHT([.$K38];LEN([.P$1]))=[.P$1];[.P$1];&quot;&quot;)">
            <text:p/>
          </table:table-cell>
          <table:table-cell table:formula="of:=IF(RIGHT([.$K38];LEN([.Q$1]))=[.Q$1];[.Q$1];&quot;&quot;)">
            <text:p/>
          </table:table-cell>
          <table:table-cell table:formula="of:=IF(RIGHT([.$K38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8:.R38])" office:value-type="string" office:string-value="LimitedPriorityHashList" calcext:value-type="string">
            <text:p>LimitedPriorityHashList</text:p>
          </table:table-cell>
          <table:table-cell table:formula="of:=LEFT([.K38];LEN([.K38])-LEN([.S38]))" office:value-type="string" office:string-value="Default" calcext:value-type="string">
            <text:p>Default</text:p>
          </table:table-cell>
          <table:table-cell table:formula="of:=IF([.$T38]=&quot;&quot;;IF(ISERROR(FIND([.U$1];[.$S38]));&quot;-&quot;;&quot;+&quot;);IF([.$S38]=&quot;Default&quot;;&quot;-&quot;;IF(ISERROR(FIND([.U$1];[.$T38]));&quot;-&quot;;&quot;+&quot;)))" office:value-type="string" office:string-value="-" calcext:value-type="string">
            <text:p>-</text:p>
          </table:table-cell>
          <table:table-cell table:formula="of:=IF([.$T38]=&quot;&quot;;IF(ISERROR(FIND([.V$1];[.$S38]));&quot;-&quot;;&quot;+&quot;);IF([.$S38]=&quot;Default&quot;;&quot;-&quot;;IF(ISERROR(FIND([.V$1];[.$T38]));&quot;-&quot;;&quot;+&quot;)))" office:value-type="string" office:string-value="-" calcext:value-type="string">
            <text:p>-</text:p>
          </table:table-cell>
          <table:table-cell table:formula="of:=IF(AND([.V38]=&quot;+&quot;;NOT(ISERROR(FIND(&quot;NoLimit&quot;;[.L38]))));&quot;x&quot;;[.V38])" office:value-type="string" office:string-value="-" calcext:value-type="string">
            <text:p>-</text:p>
          </table:table-cell>
          <table:table-cell table:formula="of:=IF([.$T38]=&quot;&quot;;IF(ISERROR(FIND([.X$1];[.$S38]));&quot;-&quot;;&quot;+&quot;);IF([.$S38]=&quot;Default&quot;;&quot;-&quot;;IF(ISERROR(FIND([.X$1];[.$T38]));&quot;-&quot;;&quot;+&quot;)))" office:value-type="string" office:string-value="-" calcext:value-type="string">
            <text:p>-</text:p>
          </table:table-cell>
          <table:table-cell table:formula="of:=IF(ISERROR(FIND([.Y$1];[.$S38]));&quot;-&quot;;&quot;+&quot;)" office:value-type="string" office:string-value="+" calcext:value-type="string">
            <text:p>+</text:p>
          </table:table-cell>
          <table:table-cell table:formula="of:=IF([.W38]=&quot;x&quot;;RIGHT([.L38];LEN([.L38])-7);[.L38])" office:value-type="string" office:string-value="Transfer10kConcurrent" calcext:value-type="string">
            <text:p>Transfer10kConcurrent</text:p>
          </table:table-cell>
          <table:table-cell table:formula="of:=[.C38]" office:value-type="float" office:value="10663567" calcext:value-type="float">
            <text:p>10663567</text:p>
          </table:table-cell>
          <table:table-cell table:formula="of:=[.E38]" office:value-type="float" office:value="399184" calcext:value-type="float">
            <text:p>399184</text:p>
          </table:table-cell>
          <table:table-cell table:formula="of:=[.G38]" office:value-type="float" office:value="19747" calcext:value-type="float">
            <text:p>19747</text:p>
          </table:table-cell>
        </table:table-row>
        <table:table-row table:style-name="ro2">
          <table:table-cell office:value-type="string" calcext:value-type="string">
            <text:p>BenchmarkInfinitePriorityLimitedPriorityHashList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0819935" calcext:value-type="float">
            <text:p>10819935</text:p>
          </table:table-cell>
          <table:table-cell office:value-type="string" calcext:value-type="string">
            <text:p>ns/op</text:p>
          </table:table-cell>
          <table:table-cell office:value-type="float" office:value="398548" calcext:value-type="float">
            <text:p>398548</text:p>
          </table:table-cell>
          <table:table-cell office:value-type="string" calcext:value-type="string">
            <text:p>B/op</text:p>
          </table:table-cell>
          <table:table-cell office:value-type="float" office:value="19747" calcext:value-type="float">
            <text:p>19747</text:p>
          </table:table-cell>
          <table:table-cell office:value-type="string" calcext:value-type="string">
            <text:p>allocs/op</text:p>
          </table:table-cell>
          <table:table-cell table:formula="of:=MID([.A39];18;LEN([.A39])-20)" office:value-type="string" office:string-value="PriorityLimitedPriorityHashListChannelTransfer10kConcurrent" calcext:value-type="string">
            <text:p>PriorityLimitedPriorityHashListChannelTransfer10kConcurrent</text:p>
          </table:table-cell>
          <table:table-cell table:formula="of:=FIND(&quot;Channel&quot;;[.I39])" office:value-type="float" office:value="32" calcext:value-type="float">
            <text:p>32</text:p>
          </table:table-cell>
          <table:table-cell table:formula="of:=LEFT([.I39];[.J39]-1)" office:value-type="string" office:string-value="PriorityLimitedPriorityHashList" calcext:value-type="string">
            <text:p>PriorityLimitedPriorityHashList</text:p>
          </table:table-cell>
          <table:table-cell table:formula="of:=RIGHT([.I39];LEN([.I39])-[.J39]-6)" office:value-type="string" office:string-value="Transfer10kConcurrent" calcext:value-type="string">
            <text:p>Transfer10kConcurrent</text:p>
          </table:table-cell>
          <table:table-cell table:formula="of:=IF(RIGHT([.$K39];LEN([.M$1]))=[.M$1];[.M$1];&quot;&quot;)">
            <text:p/>
          </table:table-cell>
          <table:table-cell table:formula="of:=IF([.O39]=&quot;&quot;;IF(RIGHT([.$K39];LEN([.N$1]))=[.N$1];[.N$1];&quot;&quot;);&quot;&quot;)">
            <text:p/>
          </table:table-cell>
          <table:table-cell table:formula="of:=IF(RIGHT([.$K39];LEN([.O$1]))=[.O$1];[.O$1];&quot;&quot;)">
            <text:p/>
          </table:table-cell>
          <table:table-cell table:formula="of:=IF(RIGHT([.$K39];LEN([.P$1]))=[.P$1];[.P$1];&quot;&quot;)">
            <text:p/>
          </table:table-cell>
          <table:table-cell table:formula="of:=IF(RIGHT([.$K39];LEN([.Q$1]))=[.Q$1];[.Q$1];&quot;&quot;)">
            <text:p/>
          </table:table-cell>
          <table:table-cell table:formula="of:=IF(RIGHT([.$K39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9:.R39])" office:value-type="string" office:string-value="LimitedPriorityHashList" calcext:value-type="string">
            <text:p>LimitedPriorityHashList</text:p>
          </table:table-cell>
          <table:table-cell table:formula="of:=LEFT([.K39];LEN([.K39])-LEN([.S39]))" office:value-type="string" office:string-value="Priority" calcext:value-type="string">
            <text:p>Priority</text:p>
          </table:table-cell>
          <table:table-cell table:formula="of:=IF([.$T39]=&quot;&quot;;IF(ISERROR(FIND([.U$1];[.$S39]));&quot;-&quot;;&quot;+&quot;);IF([.$S39]=&quot;Default&quot;;&quot;-&quot;;IF(ISERROR(FIND([.U$1];[.$T39]));&quot;-&quot;;&quot;+&quot;)))" office:value-type="string" office:string-value="+" calcext:value-type="string">
            <text:p>+</text:p>
          </table:table-cell>
          <table:table-cell table:formula="of:=IF([.$T39]=&quot;&quot;;IF(ISERROR(FIND([.V$1];[.$S39]));&quot;-&quot;;&quot;+&quot;);IF([.$S39]=&quot;Default&quot;;&quot;-&quot;;IF(ISERROR(FIND([.V$1];[.$T39]));&quot;-&quot;;&quot;+&quot;)))" office:value-type="string" office:string-value="-" calcext:value-type="string">
            <text:p>-</text:p>
          </table:table-cell>
          <table:table-cell table:formula="of:=IF(AND([.V39]=&quot;+&quot;;NOT(ISERROR(FIND(&quot;NoLimit&quot;;[.L39]))));&quot;x&quot;;[.V39])" office:value-type="string" office:string-value="-" calcext:value-type="string">
            <text:p>-</text:p>
          </table:table-cell>
          <table:table-cell table:formula="of:=IF([.$T39]=&quot;&quot;;IF(ISERROR(FIND([.X$1];[.$S39]));&quot;-&quot;;&quot;+&quot;);IF([.$S39]=&quot;Default&quot;;&quot;-&quot;;IF(ISERROR(FIND([.X$1];[.$T39]));&quot;-&quot;;&quot;+&quot;)))" office:value-type="string" office:string-value="-" calcext:value-type="string">
            <text:p>-</text:p>
          </table:table-cell>
          <table:table-cell table:formula="of:=IF(ISERROR(FIND([.Y$1];[.$S39]));&quot;-&quot;;&quot;+&quot;)" office:value-type="string" office:string-value="+" calcext:value-type="string">
            <text:p>+</text:p>
          </table:table-cell>
          <table:table-cell table:formula="of:=IF([.W39]=&quot;x&quot;;RIGHT([.L39];LEN([.L39])-7);[.L39])" office:value-type="string" office:string-value="Transfer10kConcurrent" calcext:value-type="string">
            <text:p>Transfer10kConcurrent</text:p>
          </table:table-cell>
          <table:table-cell table:formula="of:=[.C39]" office:value-type="float" office:value="10819935" calcext:value-type="float">
            <text:p>10819935</text:p>
          </table:table-cell>
          <table:table-cell table:formula="of:=[.E39]" office:value-type="float" office:value="398548" calcext:value-type="float">
            <text:p>398548</text:p>
          </table:table-cell>
          <table:table-cell table:formula="of:=[.G39]" office:value-type="float" office:value="19747" calcext:value-type="float">
            <text:p>19747</text:p>
          </table:table-cell>
        </table:table-row>
        <table:table-row table:style-name="ro2">
          <table:table-cell office:value-type="string" calcext:value-type="string">
            <text:p>BenchmarkInfiniteLimitLimitedPriorityHashListChannelNoLimit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1364020" calcext:value-type="float">
            <text:p>11364020</text:p>
          </table:table-cell>
          <table:table-cell office:value-type="string" calcext:value-type="string">
            <text:p>ns/op</text:p>
          </table:table-cell>
          <table:table-cell office:value-type="float" office:value="398537" calcext:value-type="float">
            <text:p>398537</text:p>
          </table:table-cell>
          <table:table-cell office:value-type="string" calcext:value-type="string">
            <text:p>B/op</text:p>
          </table:table-cell>
          <table:table-cell office:value-type="float" office:value="19746" calcext:value-type="float">
            <text:p>19746</text:p>
          </table:table-cell>
          <table:table-cell office:value-type="string" calcext:value-type="string">
            <text:p>allocs/op</text:p>
          </table:table-cell>
          <table:table-cell table:formula="of:=MID([.A40];18;LEN([.A40])-20)" office:value-type="string" office:string-value="LimitLimitedPriorityHashListChannelNoLimitTransfer10kConcurrent" calcext:value-type="string">
            <text:p>LimitLimitedPriorityHashListChannelNoLimitTransfer10kConcurrent</text:p>
          </table:table-cell>
          <table:table-cell table:formula="of:=FIND(&quot;Channel&quot;;[.I40])" office:value-type="float" office:value="29" calcext:value-type="float">
            <text:p>29</text:p>
          </table:table-cell>
          <table:table-cell table:formula="of:=LEFT([.I40];[.J40]-1)" office:value-type="string" office:string-value="LimitLimitedPriorityHashList" calcext:value-type="string">
            <text:p>LimitLimitedPriorityHashList</text:p>
          </table:table-cell>
          <table:table-cell table:formula="of:=RIGHT([.I40];LEN([.I40])-[.J40]-6)" office:value-type="string" office:string-value="NoLimitTransfer10kConcurrent" calcext:value-type="string">
            <text:p>NoLimitTransfer10kConcurrent</text:p>
          </table:table-cell>
          <table:table-cell table:formula="of:=IF(RIGHT([.$K40];LEN([.M$1]))=[.M$1];[.M$1];&quot;&quot;)">
            <text:p/>
          </table:table-cell>
          <table:table-cell table:formula="of:=IF([.O40]=&quot;&quot;;IF(RIGHT([.$K40];LEN([.N$1]))=[.N$1];[.N$1];&quot;&quot;);&quot;&quot;)">
            <text:p/>
          </table:table-cell>
          <table:table-cell table:formula="of:=IF(RIGHT([.$K40];LEN([.O$1]))=[.O$1];[.O$1];&quot;&quot;)">
            <text:p/>
          </table:table-cell>
          <table:table-cell table:formula="of:=IF(RIGHT([.$K40];LEN([.P$1]))=[.P$1];[.P$1];&quot;&quot;)">
            <text:p/>
          </table:table-cell>
          <table:table-cell table:formula="of:=IF(RIGHT([.$K40];LEN([.Q$1]))=[.Q$1];[.Q$1];&quot;&quot;)">
            <text:p/>
          </table:table-cell>
          <table:table-cell table:formula="of:=IF(RIGHT([.$K40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0:.R40])" office:value-type="string" office:string-value="LimitedPriorityHashList" calcext:value-type="string">
            <text:p>LimitedPriorityHashList</text:p>
          </table:table-cell>
          <table:table-cell table:formula="of:=LEFT([.K40];LEN([.K40])-LEN([.S40]))" office:value-type="string" office:string-value="Limit" calcext:value-type="string">
            <text:p>Limit</text:p>
          </table:table-cell>
          <table:table-cell table:formula="of:=IF([.$T40]=&quot;&quot;;IF(ISERROR(FIND([.U$1];[.$S40]));&quot;-&quot;;&quot;+&quot;);IF([.$S40]=&quot;Default&quot;;&quot;-&quot;;IF(ISERROR(FIND([.U$1];[.$T40]));&quot;-&quot;;&quot;+&quot;)))" office:value-type="string" office:string-value="-" calcext:value-type="string">
            <text:p>-</text:p>
          </table:table-cell>
          <table:table-cell table:formula="of:=IF([.$T40]=&quot;&quot;;IF(ISERROR(FIND([.V$1];[.$S40]));&quot;-&quot;;&quot;+&quot;);IF([.$S40]=&quot;Default&quot;;&quot;-&quot;;IF(ISERROR(FIND([.V$1];[.$T40]));&quot;-&quot;;&quot;+&quot;)))" office:value-type="string" office:string-value="+" calcext:value-type="string">
            <text:p>+</text:p>
          </table:table-cell>
          <table:table-cell table:formula="of:=IF(AND([.V40]=&quot;+&quot;;NOT(ISERROR(FIND(&quot;NoLimit&quot;;[.L40]))));&quot;x&quot;;[.V40])" office:value-type="string" office:string-value="x" calcext:value-type="string">
            <text:p>x</text:p>
          </table:table-cell>
          <table:table-cell table:formula="of:=IF([.$T40]=&quot;&quot;;IF(ISERROR(FIND([.X$1];[.$S40]));&quot;-&quot;;&quot;+&quot;);IF([.$S40]=&quot;Default&quot;;&quot;-&quot;;IF(ISERROR(FIND([.X$1];[.$T40]));&quot;-&quot;;&quot;+&quot;)))" office:value-type="string" office:string-value="-" calcext:value-type="string">
            <text:p>-</text:p>
          </table:table-cell>
          <table:table-cell table:formula="of:=IF(ISERROR(FIND([.Y$1];[.$S40]));&quot;-&quot;;&quot;+&quot;)" office:value-type="string" office:string-value="+" calcext:value-type="string">
            <text:p>+</text:p>
          </table:table-cell>
          <table:table-cell table:formula="of:=IF([.W40]=&quot;x&quot;;RIGHT([.L40];LEN([.L40])-7);[.L40])" office:value-type="string" office:string-value="Transfer10kConcurrent" calcext:value-type="string">
            <text:p>Transfer10kConcurrent</text:p>
          </table:table-cell>
          <table:table-cell table:formula="of:=[.C40]" office:value-type="float" office:value="11364020" calcext:value-type="float">
            <text:p>11364020</text:p>
          </table:table-cell>
          <table:table-cell table:formula="of:=[.E40]" office:value-type="float" office:value="398537" calcext:value-type="float">
            <text:p>398537</text:p>
          </table:table-cell>
          <table:table-cell table:formula="of:=[.G40]" office:value-type="float" office:value="19746" calcext:value-type="float">
            <text:p>19746</text:p>
          </table:table-cell>
        </table:table-row>
        <table:table-row table:style-name="ro2">
          <table:table-cell office:value-type="string" calcext:value-type="string">
            <text:p>BenchmarkInfiniteLimitLimitedPriorityHashList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1098114" calcext:value-type="float">
            <text:p>11098114</text:p>
          </table:table-cell>
          <table:table-cell office:value-type="string" calcext:value-type="string">
            <text:p>ns/op</text:p>
          </table:table-cell>
          <table:table-cell office:value-type="float" office:value="400627" calcext:value-type="float">
            <text:p>400627</text:p>
          </table:table-cell>
          <table:table-cell office:value-type="string" calcext:value-type="string">
            <text:p>B/op</text:p>
          </table:table-cell>
          <table:table-cell office:value-type="float" office:value="20002" calcext:value-type="float">
            <text:p>20002</text:p>
          </table:table-cell>
          <table:table-cell office:value-type="string" calcext:value-type="string">
            <text:p>allocs/op</text:p>
          </table:table-cell>
          <table:table-cell table:formula="of:=MID([.A41];18;LEN([.A41])-20)" office:value-type="string" office:string-value="LimitLimitedPriorityHashListChannelTransfer10kConcurrent" calcext:value-type="string">
            <text:p>LimitLimitedPriorityHashListChannelTransfer10kConcurrent</text:p>
          </table:table-cell>
          <table:table-cell table:formula="of:=FIND(&quot;Channel&quot;;[.I41])" office:value-type="float" office:value="29" calcext:value-type="float">
            <text:p>29</text:p>
          </table:table-cell>
          <table:table-cell table:formula="of:=LEFT([.I41];[.J41]-1)" office:value-type="string" office:string-value="LimitLimitedPriorityHashList" calcext:value-type="string">
            <text:p>LimitLimitedPriorityHashList</text:p>
          </table:table-cell>
          <table:table-cell table:formula="of:=RIGHT([.I41];LEN([.I41])-[.J41]-6)" office:value-type="string" office:string-value="Transfer10kConcurrent" calcext:value-type="string">
            <text:p>Transfer10kConcurrent</text:p>
          </table:table-cell>
          <table:table-cell table:formula="of:=IF(RIGHT([.$K41];LEN([.M$1]))=[.M$1];[.M$1];&quot;&quot;)">
            <text:p/>
          </table:table-cell>
          <table:table-cell table:formula="of:=IF([.O41]=&quot;&quot;;IF(RIGHT([.$K41];LEN([.N$1]))=[.N$1];[.N$1];&quot;&quot;);&quot;&quot;)">
            <text:p/>
          </table:table-cell>
          <table:table-cell table:formula="of:=IF(RIGHT([.$K41];LEN([.O$1]))=[.O$1];[.O$1];&quot;&quot;)">
            <text:p/>
          </table:table-cell>
          <table:table-cell table:formula="of:=IF(RIGHT([.$K41];LEN([.P$1]))=[.P$1];[.P$1];&quot;&quot;)">
            <text:p/>
          </table:table-cell>
          <table:table-cell table:formula="of:=IF(RIGHT([.$K41];LEN([.Q$1]))=[.Q$1];[.Q$1];&quot;&quot;)">
            <text:p/>
          </table:table-cell>
          <table:table-cell table:formula="of:=IF(RIGHT([.$K41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1:.R41])" office:value-type="string" office:string-value="LimitedPriorityHashList" calcext:value-type="string">
            <text:p>LimitedPriorityHashList</text:p>
          </table:table-cell>
          <table:table-cell table:formula="of:=LEFT([.K41];LEN([.K41])-LEN([.S41]))" office:value-type="string" office:string-value="Limit" calcext:value-type="string">
            <text:p>Limit</text:p>
          </table:table-cell>
          <table:table-cell table:formula="of:=IF([.$T41]=&quot;&quot;;IF(ISERROR(FIND([.U$1];[.$S41]));&quot;-&quot;;&quot;+&quot;);IF([.$S41]=&quot;Default&quot;;&quot;-&quot;;IF(ISERROR(FIND([.U$1];[.$T41]));&quot;-&quot;;&quot;+&quot;)))" office:value-type="string" office:string-value="-" calcext:value-type="string">
            <text:p>-</text:p>
          </table:table-cell>
          <table:table-cell table:formula="of:=IF([.$T41]=&quot;&quot;;IF(ISERROR(FIND([.V$1];[.$S41]));&quot;-&quot;;&quot;+&quot;);IF([.$S41]=&quot;Default&quot;;&quot;-&quot;;IF(ISERROR(FIND([.V$1];[.$T41]));&quot;-&quot;;&quot;+&quot;)))" office:value-type="string" office:string-value="+" calcext:value-type="string">
            <text:p>+</text:p>
          </table:table-cell>
          <table:table-cell table:formula="of:=IF(AND([.V41]=&quot;+&quot;;NOT(ISERROR(FIND(&quot;NoLimit&quot;;[.L41]))));&quot;x&quot;;[.V41])" office:value-type="string" office:string-value="+" calcext:value-type="string">
            <text:p>+</text:p>
          </table:table-cell>
          <table:table-cell table:formula="of:=IF([.$T41]=&quot;&quot;;IF(ISERROR(FIND([.X$1];[.$S41]));&quot;-&quot;;&quot;+&quot;);IF([.$S41]=&quot;Default&quot;;&quot;-&quot;;IF(ISERROR(FIND([.X$1];[.$T41]));&quot;-&quot;;&quot;+&quot;)))" office:value-type="string" office:string-value="-" calcext:value-type="string">
            <text:p>-</text:p>
          </table:table-cell>
          <table:table-cell table:formula="of:=IF(ISERROR(FIND([.Y$1];[.$S41]));&quot;-&quot;;&quot;+&quot;)" office:value-type="string" office:string-value="+" calcext:value-type="string">
            <text:p>+</text:p>
          </table:table-cell>
          <table:table-cell table:formula="of:=IF([.W41]=&quot;x&quot;;RIGHT([.L41];LEN([.L41])-7);[.L41])" office:value-type="string" office:string-value="Transfer10kConcurrent" calcext:value-type="string">
            <text:p>Transfer10kConcurrent</text:p>
          </table:table-cell>
          <table:table-cell table:formula="of:=[.C41]" office:value-type="float" office:value="11098114" calcext:value-type="float">
            <text:p>11098114</text:p>
          </table:table-cell>
          <table:table-cell table:formula="of:=[.E41]" office:value-type="float" office:value="400627" calcext:value-type="float">
            <text:p>400627</text:p>
          </table:table-cell>
          <table:table-cell table:formula="of:=[.G41]" office:value-type="float" office:value="20002" calcext:value-type="float">
            <text:p>20002</text:p>
          </table:table-cell>
        </table:table-row>
        <table:table-row table:style-name="ro2">
          <table:table-cell office:value-type="string" calcext:value-type="string">
            <text:p>BenchmarkInfiniteLimitPriorityLimitedPriorityHashListChannelNoLimitTransfer10kConcurrent-12</text:p>
          </table:table-cell>
          <table:table-cell office:value-type="float" office:value="129" calcext:value-type="float">
            <text:p>129</text:p>
          </table:table-cell>
          <table:table-cell office:value-type="float" office:value="9946885" calcext:value-type="float">
            <text:p>9946885</text:p>
          </table:table-cell>
          <table:table-cell office:value-type="string" calcext:value-type="string">
            <text:p>ns/op</text:p>
          </table:table-cell>
          <table:table-cell office:value-type="float" office:value="398545" calcext:value-type="float">
            <text:p>398545</text:p>
          </table:table-cell>
          <table:table-cell office:value-type="string" calcext:value-type="string">
            <text:p>B/op</text:p>
          </table:table-cell>
          <table:table-cell office:value-type="float" office:value="19746" calcext:value-type="float">
            <text:p>19746</text:p>
          </table:table-cell>
          <table:table-cell office:value-type="string" calcext:value-type="string">
            <text:p>allocs/op</text:p>
          </table:table-cell>
          <table:table-cell table:formula="of:=MID([.A42];18;LEN([.A42])-20)" office:value-type="string" office:string-value="LimitPriorityLimitedPriorityHashListChannelNoLimitTransfer10kConcurrent" calcext:value-type="string">
            <text:p>LimitPriorityLimitedPriorityHashListChannelNoLimitTransfer10kConcurrent</text:p>
          </table:table-cell>
          <table:table-cell table:formula="of:=FIND(&quot;Channel&quot;;[.I42])" office:value-type="float" office:value="37" calcext:value-type="float">
            <text:p>37</text:p>
          </table:table-cell>
          <table:table-cell table:formula="of:=LEFT([.I42];[.J42]-1)" office:value-type="string" office:string-value="LimitPriorityLimitedPriorityHashList" calcext:value-type="string">
            <text:p>LimitPriorityLimitedPriorityHashList</text:p>
          </table:table-cell>
          <table:table-cell table:formula="of:=RIGHT([.I42];LEN([.I42])-[.J42]-6)" office:value-type="string" office:string-value="NoLimitTransfer10kConcurrent" calcext:value-type="string">
            <text:p>NoLimitTransfer10kConcurrent</text:p>
          </table:table-cell>
          <table:table-cell table:formula="of:=IF(RIGHT([.$K42];LEN([.M$1]))=[.M$1];[.M$1];&quot;&quot;)">
            <text:p/>
          </table:table-cell>
          <table:table-cell table:formula="of:=IF([.O42]=&quot;&quot;;IF(RIGHT([.$K42];LEN([.N$1]))=[.N$1];[.N$1];&quot;&quot;);&quot;&quot;)">
            <text:p/>
          </table:table-cell>
          <table:table-cell table:formula="of:=IF(RIGHT([.$K42];LEN([.O$1]))=[.O$1];[.O$1];&quot;&quot;)">
            <text:p/>
          </table:table-cell>
          <table:table-cell table:formula="of:=IF(RIGHT([.$K42];LEN([.P$1]))=[.P$1];[.P$1];&quot;&quot;)">
            <text:p/>
          </table:table-cell>
          <table:table-cell table:formula="of:=IF(RIGHT([.$K42];LEN([.Q$1]))=[.Q$1];[.Q$1];&quot;&quot;)">
            <text:p/>
          </table:table-cell>
          <table:table-cell table:formula="of:=IF(RIGHT([.$K42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2:.R42])" office:value-type="string" office:string-value="LimitedPriorityHashList" calcext:value-type="string">
            <text:p>LimitedPriorityHashList</text:p>
          </table:table-cell>
          <table:table-cell table:formula="of:=LEFT([.K42];LEN([.K42])-LEN([.S42]))" office:value-type="string" office:string-value="LimitPriority" calcext:value-type="string">
            <text:p>LimitPriority</text:p>
          </table:table-cell>
          <table:table-cell table:formula="of:=IF([.$T42]=&quot;&quot;;IF(ISERROR(FIND([.U$1];[.$S42]));&quot;-&quot;;&quot;+&quot;);IF([.$S42]=&quot;Default&quot;;&quot;-&quot;;IF(ISERROR(FIND([.U$1];[.$T42]));&quot;-&quot;;&quot;+&quot;)))" office:value-type="string" office:string-value="+" calcext:value-type="string">
            <text:p>+</text:p>
          </table:table-cell>
          <table:table-cell table:formula="of:=IF([.$T42]=&quot;&quot;;IF(ISERROR(FIND([.V$1];[.$S42]));&quot;-&quot;;&quot;+&quot;);IF([.$S42]=&quot;Default&quot;;&quot;-&quot;;IF(ISERROR(FIND([.V$1];[.$T42]));&quot;-&quot;;&quot;+&quot;)))" office:value-type="string" office:string-value="+" calcext:value-type="string">
            <text:p>+</text:p>
          </table:table-cell>
          <table:table-cell table:formula="of:=IF(AND([.V42]=&quot;+&quot;;NOT(ISERROR(FIND(&quot;NoLimit&quot;;[.L42]))));&quot;x&quot;;[.V42])" office:value-type="string" office:string-value="x" calcext:value-type="string">
            <text:p>x</text:p>
          </table:table-cell>
          <table:table-cell table:formula="of:=IF([.$T42]=&quot;&quot;;IF(ISERROR(FIND([.X$1];[.$S42]));&quot;-&quot;;&quot;+&quot;);IF([.$S42]=&quot;Default&quot;;&quot;-&quot;;IF(ISERROR(FIND([.X$1];[.$T42]));&quot;-&quot;;&quot;+&quot;)))" office:value-type="string" office:string-value="-" calcext:value-type="string">
            <text:p>-</text:p>
          </table:table-cell>
          <table:table-cell table:formula="of:=IF(ISERROR(FIND([.Y$1];[.$S42]));&quot;-&quot;;&quot;+&quot;)" office:value-type="string" office:string-value="+" calcext:value-type="string">
            <text:p>+</text:p>
          </table:table-cell>
          <table:table-cell table:formula="of:=IF([.W42]=&quot;x&quot;;RIGHT([.L42];LEN([.L42])-7);[.L42])" office:value-type="string" office:string-value="Transfer10kConcurrent" calcext:value-type="string">
            <text:p>Transfer10kConcurrent</text:p>
          </table:table-cell>
          <table:table-cell table:formula="of:=[.C42]" office:value-type="float" office:value="9946885" calcext:value-type="float">
            <text:p>9946885</text:p>
          </table:table-cell>
          <table:table-cell table:formula="of:=[.E42]" office:value-type="float" office:value="398545" calcext:value-type="float">
            <text:p>398545</text:p>
          </table:table-cell>
          <table:table-cell table:formula="of:=[.G42]" office:value-type="float" office:value="19746" calcext:value-type="float">
            <text:p>19746</text:p>
          </table:table-cell>
        </table:table-row>
        <table:table-row table:style-name="ro2">
          <table:table-cell office:value-type="string" calcext:value-type="string">
            <text:p>BenchmarkInfiniteLimitPriorityLimitedPriorityHashListChannelTransfer10kConcurrent-12</text:p>
          </table:table-cell>
          <table:table-cell office:value-type="float" office:value="124" calcext:value-type="float">
            <text:p>124</text:p>
          </table:table-cell>
          <table:table-cell office:value-type="float" office:value="10060722" calcext:value-type="float">
            <text:p>10060722</text:p>
          </table:table-cell>
          <table:table-cell office:value-type="string" calcext:value-type="string">
            <text:p>ns/op</text:p>
          </table:table-cell>
          <table:table-cell office:value-type="float" office:value="400642" calcext:value-type="float">
            <text:p>400642</text:p>
          </table:table-cell>
          <table:table-cell office:value-type="string" calcext:value-type="string">
            <text:p>B/op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allocs/op</text:p>
          </table:table-cell>
          <table:table-cell table:formula="of:=MID([.A43];18;LEN([.A43])-20)" office:value-type="string" office:string-value="LimitPriorityLimitedPriorityHashListChannelTransfer10kConcurrent" calcext:value-type="string">
            <text:p>LimitPriorityLimitedPriorityHashListChannelTransfer10kConcurrent</text:p>
          </table:table-cell>
          <table:table-cell table:formula="of:=FIND(&quot;Channel&quot;;[.I43])" office:value-type="float" office:value="37" calcext:value-type="float">
            <text:p>37</text:p>
          </table:table-cell>
          <table:table-cell table:formula="of:=LEFT([.I43];[.J43]-1)" office:value-type="string" office:string-value="LimitPriorityLimitedPriorityHashList" calcext:value-type="string">
            <text:p>LimitPriorityLimitedPriorityHashList</text:p>
          </table:table-cell>
          <table:table-cell table:formula="of:=RIGHT([.I43];LEN([.I43])-[.J43]-6)" office:value-type="string" office:string-value="Transfer10kConcurrent" calcext:value-type="string">
            <text:p>Transfer10kConcurrent</text:p>
          </table:table-cell>
          <table:table-cell table:formula="of:=IF(RIGHT([.$K43];LEN([.M$1]))=[.M$1];[.M$1];&quot;&quot;)">
            <text:p/>
          </table:table-cell>
          <table:table-cell table:formula="of:=IF([.O43]=&quot;&quot;;IF(RIGHT([.$K43];LEN([.N$1]))=[.N$1];[.N$1];&quot;&quot;);&quot;&quot;)">
            <text:p/>
          </table:table-cell>
          <table:table-cell table:formula="of:=IF(RIGHT([.$K43];LEN([.O$1]))=[.O$1];[.O$1];&quot;&quot;)">
            <text:p/>
          </table:table-cell>
          <table:table-cell table:formula="of:=IF(RIGHT([.$K43];LEN([.P$1]))=[.P$1];[.P$1];&quot;&quot;)">
            <text:p/>
          </table:table-cell>
          <table:table-cell table:formula="of:=IF(RIGHT([.$K43];LEN([.Q$1]))=[.Q$1];[.Q$1];&quot;&quot;)">
            <text:p/>
          </table:table-cell>
          <table:table-cell table:formula="of:=IF(RIGHT([.$K43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3:.R43])" office:value-type="string" office:string-value="LimitedPriorityHashList" calcext:value-type="string">
            <text:p>LimitedPriorityHashList</text:p>
          </table:table-cell>
          <table:table-cell table:formula="of:=LEFT([.K43];LEN([.K43])-LEN([.S43]))" office:value-type="string" office:string-value="LimitPriority" calcext:value-type="string">
            <text:p>LimitPriority</text:p>
          </table:table-cell>
          <table:table-cell table:formula="of:=IF([.$T43]=&quot;&quot;;IF(ISERROR(FIND([.U$1];[.$S43]));&quot;-&quot;;&quot;+&quot;);IF([.$S43]=&quot;Default&quot;;&quot;-&quot;;IF(ISERROR(FIND([.U$1];[.$T43]));&quot;-&quot;;&quot;+&quot;)))" office:value-type="string" office:string-value="+" calcext:value-type="string">
            <text:p>+</text:p>
          </table:table-cell>
          <table:table-cell table:formula="of:=IF([.$T43]=&quot;&quot;;IF(ISERROR(FIND([.V$1];[.$S43]));&quot;-&quot;;&quot;+&quot;);IF([.$S43]=&quot;Default&quot;;&quot;-&quot;;IF(ISERROR(FIND([.V$1];[.$T43]));&quot;-&quot;;&quot;+&quot;)))" office:value-type="string" office:string-value="+" calcext:value-type="string">
            <text:p>+</text:p>
          </table:table-cell>
          <table:table-cell table:formula="of:=IF(AND([.V43]=&quot;+&quot;;NOT(ISERROR(FIND(&quot;NoLimit&quot;;[.L43]))));&quot;x&quot;;[.V43])" office:value-type="string" office:string-value="+" calcext:value-type="string">
            <text:p>+</text:p>
          </table:table-cell>
          <table:table-cell table:formula="of:=IF([.$T43]=&quot;&quot;;IF(ISERROR(FIND([.X$1];[.$S43]));&quot;-&quot;;&quot;+&quot;);IF([.$S43]=&quot;Default&quot;;&quot;-&quot;;IF(ISERROR(FIND([.X$1];[.$T43]));&quot;-&quot;;&quot;+&quot;)))" office:value-type="string" office:string-value="-" calcext:value-type="string">
            <text:p>-</text:p>
          </table:table-cell>
          <table:table-cell table:formula="of:=IF(ISERROR(FIND([.Y$1];[.$S43]));&quot;-&quot;;&quot;+&quot;)" office:value-type="string" office:string-value="+" calcext:value-type="string">
            <text:p>+</text:p>
          </table:table-cell>
          <table:table-cell table:formula="of:=IF([.W43]=&quot;x&quot;;RIGHT([.L43];LEN([.L43])-7);[.L43])" office:value-type="string" office:string-value="Transfer10kConcurrent" calcext:value-type="string">
            <text:p>Transfer10kConcurrent</text:p>
          </table:table-cell>
          <table:table-cell table:formula="of:=[.C43]" office:value-type="float" office:value="10060722" calcext:value-type="float">
            <text:p>10060722</text:p>
          </table:table-cell>
          <table:table-cell table:formula="of:=[.E43]" office:value-type="float" office:value="400642" calcext:value-type="float">
            <text:p>400642</text:p>
          </table:table-cell>
          <table:table-cell table:formula="of:=[.G43]" office:value-type="float" office:value="20003" calcext:value-type="float">
            <text:p>20003</text:p>
          </table:table-cell>
        </table:table-row>
        <table:table-row table:style-name="ro2">
          <table:table-cell office:value-type="string" calcext:value-type="string">
            <text:p>BenchmarkInfiniteHashLimitedPriorityHashList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2420977" calcext:value-type="float">
            <text:p>12420977</text:p>
          </table:table-cell>
          <table:table-cell office:value-type="string" calcext:value-type="string">
            <text:p>ns/op</text:p>
          </table:table-cell>
          <table:table-cell office:value-type="float" office:value="473358" calcext:value-type="float">
            <text:p>473358</text:p>
          </table:table-cell>
          <table:table-cell office:value-type="string" calcext:value-type="string">
            <text:p>B/op</text:p>
          </table:table-cell>
          <table:table-cell office:value-type="float" office:value="19798" calcext:value-type="float">
            <text:p>19798</text:p>
          </table:table-cell>
          <table:table-cell office:value-type="string" calcext:value-type="string">
            <text:p>allocs/op</text:p>
          </table:table-cell>
          <table:table-cell table:formula="of:=MID([.A44];18;LEN([.A44])-20)" office:value-type="string" office:string-value="HashLimitedPriorityHashListChannelTransfer10kConcurrent" calcext:value-type="string">
            <text:p>HashLimitedPriorityHashListChannelTransfer10kConcurrent</text:p>
          </table:table-cell>
          <table:table-cell table:formula="of:=FIND(&quot;Channel&quot;;[.I44])" office:value-type="float" office:value="28" calcext:value-type="float">
            <text:p>28</text:p>
          </table:table-cell>
          <table:table-cell table:formula="of:=LEFT([.I44];[.J44]-1)" office:value-type="string" office:string-value="HashLimitedPriorityHashList" calcext:value-type="string">
            <text:p>HashLimitedPriorityHashList</text:p>
          </table:table-cell>
          <table:table-cell table:formula="of:=RIGHT([.I44];LEN([.I44])-[.J44]-6)" office:value-type="string" office:string-value="Transfer10kConcurrent" calcext:value-type="string">
            <text:p>Transfer10kConcurrent</text:p>
          </table:table-cell>
          <table:table-cell table:formula="of:=IF(RIGHT([.$K44];LEN([.M$1]))=[.M$1];[.M$1];&quot;&quot;)">
            <text:p/>
          </table:table-cell>
          <table:table-cell table:formula="of:=IF([.O44]=&quot;&quot;;IF(RIGHT([.$K44];LEN([.N$1]))=[.N$1];[.N$1];&quot;&quot;);&quot;&quot;)">
            <text:p/>
          </table:table-cell>
          <table:table-cell table:formula="of:=IF(RIGHT([.$K44];LEN([.O$1]))=[.O$1];[.O$1];&quot;&quot;)">
            <text:p/>
          </table:table-cell>
          <table:table-cell table:formula="of:=IF(RIGHT([.$K44];LEN([.P$1]))=[.P$1];[.P$1];&quot;&quot;)">
            <text:p/>
          </table:table-cell>
          <table:table-cell table:formula="of:=IF(RIGHT([.$K44];LEN([.Q$1]))=[.Q$1];[.Q$1];&quot;&quot;)">
            <text:p/>
          </table:table-cell>
          <table:table-cell table:formula="of:=IF(RIGHT([.$K44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4:.R44])" office:value-type="string" office:string-value="LimitedPriorityHashList" calcext:value-type="string">
            <text:p>LimitedPriorityHashList</text:p>
          </table:table-cell>
          <table:table-cell table:formula="of:=LEFT([.K44];LEN([.K44])-LEN([.S44]))" office:value-type="string" office:string-value="Hash" calcext:value-type="string">
            <text:p>Hash</text:p>
          </table:table-cell>
          <table:table-cell table:formula="of:=IF([.$T44]=&quot;&quot;;IF(ISERROR(FIND([.U$1];[.$S44]));&quot;-&quot;;&quot;+&quot;);IF([.$S44]=&quot;Default&quot;;&quot;-&quot;;IF(ISERROR(FIND([.U$1];[.$T44]));&quot;-&quot;;&quot;+&quot;)))" office:value-type="string" office:string-value="-" calcext:value-type="string">
            <text:p>-</text:p>
          </table:table-cell>
          <table:table-cell table:formula="of:=IF([.$T44]=&quot;&quot;;IF(ISERROR(FIND([.V$1];[.$S44]));&quot;-&quot;;&quot;+&quot;);IF([.$S44]=&quot;Default&quot;;&quot;-&quot;;IF(ISERROR(FIND([.V$1];[.$T44]));&quot;-&quot;;&quot;+&quot;)))" office:value-type="string" office:string-value="-" calcext:value-type="string">
            <text:p>-</text:p>
          </table:table-cell>
          <table:table-cell table:formula="of:=IF(AND([.V44]=&quot;+&quot;;NOT(ISERROR(FIND(&quot;NoLimit&quot;;[.L44]))));&quot;x&quot;;[.V44])" office:value-type="string" office:string-value="-" calcext:value-type="string">
            <text:p>-</text:p>
          </table:table-cell>
          <table:table-cell table:formula="of:=IF([.$T44]=&quot;&quot;;IF(ISERROR(FIND([.X$1];[.$S44]));&quot;-&quot;;&quot;+&quot;);IF([.$S44]=&quot;Default&quot;;&quot;-&quot;;IF(ISERROR(FIND([.X$1];[.$T44]));&quot;-&quot;;&quot;+&quot;)))" office:value-type="string" office:string-value="+" calcext:value-type="string">
            <text:p>+</text:p>
          </table:table-cell>
          <table:table-cell table:formula="of:=IF(ISERROR(FIND([.Y$1];[.$S44]));&quot;-&quot;;&quot;+&quot;)" office:value-type="string" office:string-value="+" calcext:value-type="string">
            <text:p>+</text:p>
          </table:table-cell>
          <table:table-cell table:formula="of:=IF([.W44]=&quot;x&quot;;RIGHT([.L44];LEN([.L44])-7);[.L44])" office:value-type="string" office:string-value="Transfer10kConcurrent" calcext:value-type="string">
            <text:p>Transfer10kConcurrent</text:p>
          </table:table-cell>
          <table:table-cell table:formula="of:=[.C44]" office:value-type="float" office:value="12420977" calcext:value-type="float">
            <text:p>12420977</text:p>
          </table:table-cell>
          <table:table-cell table:formula="of:=[.E44]" office:value-type="float" office:value="473358" calcext:value-type="float">
            <text:p>473358</text:p>
          </table:table-cell>
          <table:table-cell table:formula="of:=[.G44]" office:value-type="float" office:value="19798" calcext:value-type="float">
            <text:p>19798</text:p>
          </table:table-cell>
        </table:table-row>
        <table:table-row table:style-name="ro2">
          <table:table-cell office:value-type="string" calcext:value-type="string">
            <text:p>BenchmarkInfinitePriorityHashLimitedPriorityHashListChannelTransfer10kConcurrent-12</text:p>
          </table:table-cell>
          <table:table-cell office:value-type="float" office:value="84" calcext:value-type="float">
            <text:p>84</text:p>
          </table:table-cell>
          <table:table-cell office:value-type="float" office:value="12821356" calcext:value-type="float">
            <text:p>12821356</text:p>
          </table:table-cell>
          <table:table-cell office:value-type="string" calcext:value-type="string">
            <text:p>ns/op</text:p>
          </table:table-cell>
          <table:table-cell office:value-type="float" office:value="468378" calcext:value-type="float">
            <text:p>468378</text:p>
          </table:table-cell>
          <table:table-cell office:value-type="string" calcext:value-type="string">
            <text:p>B/op</text:p>
          </table:table-cell>
          <table:table-cell office:value-type="float" office:value="19801" calcext:value-type="float">
            <text:p>19801</text:p>
          </table:table-cell>
          <table:table-cell office:value-type="string" calcext:value-type="string">
            <text:p>allocs/op</text:p>
          </table:table-cell>
          <table:table-cell table:formula="of:=MID([.A45];18;LEN([.A45])-20)" office:value-type="string" office:string-value="PriorityHashLimitedPriorityHashListChannelTransfer10kConcurrent" calcext:value-type="string">
            <text:p>PriorityHashLimitedPriorityHashListChannelTransfer10kConcurrent</text:p>
          </table:table-cell>
          <table:table-cell table:formula="of:=FIND(&quot;Channel&quot;;[.I45])" office:value-type="float" office:value="36" calcext:value-type="float">
            <text:p>36</text:p>
          </table:table-cell>
          <table:table-cell table:formula="of:=LEFT([.I45];[.J45]-1)" office:value-type="string" office:string-value="PriorityHashLimitedPriorityHashList" calcext:value-type="string">
            <text:p>PriorityHashLimitedPriorityHashList</text:p>
          </table:table-cell>
          <table:table-cell table:formula="of:=RIGHT([.I45];LEN([.I45])-[.J45]-6)" office:value-type="string" office:string-value="Transfer10kConcurrent" calcext:value-type="string">
            <text:p>Transfer10kConcurrent</text:p>
          </table:table-cell>
          <table:table-cell table:formula="of:=IF(RIGHT([.$K45];LEN([.M$1]))=[.M$1];[.M$1];&quot;&quot;)">
            <text:p/>
          </table:table-cell>
          <table:table-cell table:formula="of:=IF([.O45]=&quot;&quot;;IF(RIGHT([.$K45];LEN([.N$1]))=[.N$1];[.N$1];&quot;&quot;);&quot;&quot;)">
            <text:p/>
          </table:table-cell>
          <table:table-cell table:formula="of:=IF(RIGHT([.$K45];LEN([.O$1]))=[.O$1];[.O$1];&quot;&quot;)">
            <text:p/>
          </table:table-cell>
          <table:table-cell table:formula="of:=IF(RIGHT([.$K45];LEN([.P$1]))=[.P$1];[.P$1];&quot;&quot;)">
            <text:p/>
          </table:table-cell>
          <table:table-cell table:formula="of:=IF(RIGHT([.$K45];LEN([.Q$1]))=[.Q$1];[.Q$1];&quot;&quot;)">
            <text:p/>
          </table:table-cell>
          <table:table-cell table:formula="of:=IF(RIGHT([.$K45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5:.R45])" office:value-type="string" office:string-value="LimitedPriorityHashList" calcext:value-type="string">
            <text:p>LimitedPriorityHashList</text:p>
          </table:table-cell>
          <table:table-cell table:formula="of:=LEFT([.K45];LEN([.K45])-LEN([.S45]))" office:value-type="string" office:string-value="PriorityHash" calcext:value-type="string">
            <text:p>PriorityHash</text:p>
          </table:table-cell>
          <table:table-cell table:formula="of:=IF([.$T45]=&quot;&quot;;IF(ISERROR(FIND([.U$1];[.$S45]));&quot;-&quot;;&quot;+&quot;);IF([.$S45]=&quot;Default&quot;;&quot;-&quot;;IF(ISERROR(FIND([.U$1];[.$T45]));&quot;-&quot;;&quot;+&quot;)))" office:value-type="string" office:string-value="+" calcext:value-type="string">
            <text:p>+</text:p>
          </table:table-cell>
          <table:table-cell table:formula="of:=IF([.$T45]=&quot;&quot;;IF(ISERROR(FIND([.V$1];[.$S45]));&quot;-&quot;;&quot;+&quot;);IF([.$S45]=&quot;Default&quot;;&quot;-&quot;;IF(ISERROR(FIND([.V$1];[.$T45]));&quot;-&quot;;&quot;+&quot;)))" office:value-type="string" office:string-value="-" calcext:value-type="string">
            <text:p>-</text:p>
          </table:table-cell>
          <table:table-cell table:formula="of:=IF(AND([.V45]=&quot;+&quot;;NOT(ISERROR(FIND(&quot;NoLimit&quot;;[.L45]))));&quot;x&quot;;[.V45])" office:value-type="string" office:string-value="-" calcext:value-type="string">
            <text:p>-</text:p>
          </table:table-cell>
          <table:table-cell table:formula="of:=IF([.$T45]=&quot;&quot;;IF(ISERROR(FIND([.X$1];[.$S45]));&quot;-&quot;;&quot;+&quot;);IF([.$S45]=&quot;Default&quot;;&quot;-&quot;;IF(ISERROR(FIND([.X$1];[.$T45]));&quot;-&quot;;&quot;+&quot;)))" office:value-type="string" office:string-value="+" calcext:value-type="string">
            <text:p>+</text:p>
          </table:table-cell>
          <table:table-cell table:formula="of:=IF(ISERROR(FIND([.Y$1];[.$S45]));&quot;-&quot;;&quot;+&quot;)" office:value-type="string" office:string-value="+" calcext:value-type="string">
            <text:p>+</text:p>
          </table:table-cell>
          <table:table-cell table:formula="of:=IF([.W45]=&quot;x&quot;;RIGHT([.L45];LEN([.L45])-7);[.L45])" office:value-type="string" office:string-value="Transfer10kConcurrent" calcext:value-type="string">
            <text:p>Transfer10kConcurrent</text:p>
          </table:table-cell>
          <table:table-cell table:formula="of:=[.C45]" office:value-type="float" office:value="12821356" calcext:value-type="float">
            <text:p>12821356</text:p>
          </table:table-cell>
          <table:table-cell table:formula="of:=[.E45]" office:value-type="float" office:value="468378" calcext:value-type="float">
            <text:p>468378</text:p>
          </table:table-cell>
          <table:table-cell table:formula="of:=[.G45]" office:value-type="float" office:value="19801" calcext:value-type="float">
            <text:p>19801</text:p>
          </table:table-cell>
        </table:table-row>
        <table:table-row table:style-name="ro2">
          <table:table-cell office:value-type="string" calcext:value-type="string">
            <text:p>BenchmarkInfiniteLimitHashLimitedPriorityHashListChannelNoLimit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3391873" calcext:value-type="float">
            <text:p>13391873</text:p>
          </table:table-cell>
          <table:table-cell office:value-type="string" calcext:value-type="string">
            <text:p>ns/op</text:p>
          </table:table-cell>
          <table:table-cell office:value-type="float" office:value="464091" calcext:value-type="float">
            <text:p>464091</text:p>
          </table:table-cell>
          <table:table-cell office:value-type="string" calcext:value-type="string">
            <text:p>B/op</text:p>
          </table:table-cell>
          <table:table-cell office:value-type="float" office:value="19801" calcext:value-type="float">
            <text:p>19801</text:p>
          </table:table-cell>
          <table:table-cell office:value-type="string" calcext:value-type="string">
            <text:p>allocs/op</text:p>
          </table:table-cell>
          <table:table-cell table:formula="of:=MID([.A46];18;LEN([.A46])-20)" office:value-type="string" office:string-value="LimitHashLimitedPriorityHashListChannelNoLimitTransfer10kConcurrent" calcext:value-type="string">
            <text:p>LimitHashLimitedPriorityHashListChannelNoLimitTransfer10kConcurrent</text:p>
          </table:table-cell>
          <table:table-cell table:formula="of:=FIND(&quot;Channel&quot;;[.I46])" office:value-type="float" office:value="33" calcext:value-type="float">
            <text:p>33</text:p>
          </table:table-cell>
          <table:table-cell table:formula="of:=LEFT([.I46];[.J46]-1)" office:value-type="string" office:string-value="LimitHashLimitedPriorityHashList" calcext:value-type="string">
            <text:p>LimitHashLimitedPriorityHashList</text:p>
          </table:table-cell>
          <table:table-cell table:formula="of:=RIGHT([.I46];LEN([.I46])-[.J46]-6)" office:value-type="string" office:string-value="NoLimitTransfer10kConcurrent" calcext:value-type="string">
            <text:p>NoLimitTransfer10kConcurrent</text:p>
          </table:table-cell>
          <table:table-cell table:formula="of:=IF(RIGHT([.$K46];LEN([.M$1]))=[.M$1];[.M$1];&quot;&quot;)">
            <text:p/>
          </table:table-cell>
          <table:table-cell table:formula="of:=IF([.O46]=&quot;&quot;;IF(RIGHT([.$K46];LEN([.N$1]))=[.N$1];[.N$1];&quot;&quot;);&quot;&quot;)">
            <text:p/>
          </table:table-cell>
          <table:table-cell table:formula="of:=IF(RIGHT([.$K46];LEN([.O$1]))=[.O$1];[.O$1];&quot;&quot;)">
            <text:p/>
          </table:table-cell>
          <table:table-cell table:formula="of:=IF(RIGHT([.$K46];LEN([.P$1]))=[.P$1];[.P$1];&quot;&quot;)">
            <text:p/>
          </table:table-cell>
          <table:table-cell table:formula="of:=IF(RIGHT([.$K46];LEN([.Q$1]))=[.Q$1];[.Q$1];&quot;&quot;)">
            <text:p/>
          </table:table-cell>
          <table:table-cell table:formula="of:=IF(RIGHT([.$K46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6:.R46])" office:value-type="string" office:string-value="LimitedPriorityHashList" calcext:value-type="string">
            <text:p>LimitedPriorityHashList</text:p>
          </table:table-cell>
          <table:table-cell table:formula="of:=LEFT([.K46];LEN([.K46])-LEN([.S46]))" office:value-type="string" office:string-value="LimitHash" calcext:value-type="string">
            <text:p>LimitHash</text:p>
          </table:table-cell>
          <table:table-cell table:formula="of:=IF([.$T46]=&quot;&quot;;IF(ISERROR(FIND([.U$1];[.$S46]));&quot;-&quot;;&quot;+&quot;);IF([.$S46]=&quot;Default&quot;;&quot;-&quot;;IF(ISERROR(FIND([.U$1];[.$T46]));&quot;-&quot;;&quot;+&quot;)))" office:value-type="string" office:string-value="-" calcext:value-type="string">
            <text:p>-</text:p>
          </table:table-cell>
          <table:table-cell table:formula="of:=IF([.$T46]=&quot;&quot;;IF(ISERROR(FIND([.V$1];[.$S46]));&quot;-&quot;;&quot;+&quot;);IF([.$S46]=&quot;Default&quot;;&quot;-&quot;;IF(ISERROR(FIND([.V$1];[.$T46]));&quot;-&quot;;&quot;+&quot;)))" office:value-type="string" office:string-value="+" calcext:value-type="string">
            <text:p>+</text:p>
          </table:table-cell>
          <table:table-cell table:formula="of:=IF(AND([.V46]=&quot;+&quot;;NOT(ISERROR(FIND(&quot;NoLimit&quot;;[.L46]))));&quot;x&quot;;[.V46])" office:value-type="string" office:string-value="x" calcext:value-type="string">
            <text:p>x</text:p>
          </table:table-cell>
          <table:table-cell table:formula="of:=IF([.$T46]=&quot;&quot;;IF(ISERROR(FIND([.X$1];[.$S46]));&quot;-&quot;;&quot;+&quot;);IF([.$S46]=&quot;Default&quot;;&quot;-&quot;;IF(ISERROR(FIND([.X$1];[.$T46]));&quot;-&quot;;&quot;+&quot;)))" office:value-type="string" office:string-value="+" calcext:value-type="string">
            <text:p>+</text:p>
          </table:table-cell>
          <table:table-cell table:formula="of:=IF(ISERROR(FIND([.Y$1];[.$S46]));&quot;-&quot;;&quot;+&quot;)" office:value-type="string" office:string-value="+" calcext:value-type="string">
            <text:p>+</text:p>
          </table:table-cell>
          <table:table-cell table:formula="of:=IF([.W46]=&quot;x&quot;;RIGHT([.L46];LEN([.L46])-7);[.L46])" office:value-type="string" office:string-value="Transfer10kConcurrent" calcext:value-type="string">
            <text:p>Transfer10kConcurrent</text:p>
          </table:table-cell>
          <table:table-cell table:formula="of:=[.C46]" office:value-type="float" office:value="13391873" calcext:value-type="float">
            <text:p>13391873</text:p>
          </table:table-cell>
          <table:table-cell table:formula="of:=[.E46]" office:value-type="float" office:value="464091" calcext:value-type="float">
            <text:p>464091</text:p>
          </table:table-cell>
          <table:table-cell table:formula="of:=[.G46]" office:value-type="float" office:value="19801" calcext:value-type="float">
            <text:p>19801</text:p>
          </table:table-cell>
        </table:table-row>
        <table:table-row table:style-name="ro2">
          <table:table-cell office:value-type="string" calcext:value-type="string">
            <text:p>BenchmarkInfiniteLimitHashLimitedPriorityHashList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3607677" calcext:value-type="float">
            <text:p>13607677</text:p>
          </table:table-cell>
          <table:table-cell office:value-type="string" calcext:value-type="string">
            <text:p>ns/op</text:p>
          </table:table-cell>
          <table:table-cell office:value-type="float" office:value="400939" calcext:value-type="float">
            <text:p>400939</text:p>
          </table:table-cell>
          <table:table-cell office:value-type="string" calcext:value-type="string">
            <text:p>B/op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allocs/op</text:p>
          </table:table-cell>
          <table:table-cell table:formula="of:=MID([.A47];18;LEN([.A47])-20)" office:value-type="string" office:string-value="LimitHashLimitedPriorityHashListChannelTransfer10kConcurrent" calcext:value-type="string">
            <text:p>LimitHashLimitedPriorityHashListChannelTransfer10kConcurrent</text:p>
          </table:table-cell>
          <table:table-cell table:formula="of:=FIND(&quot;Channel&quot;;[.I47])" office:value-type="float" office:value="33" calcext:value-type="float">
            <text:p>33</text:p>
          </table:table-cell>
          <table:table-cell table:formula="of:=LEFT([.I47];[.J47]-1)" office:value-type="string" office:string-value="LimitHashLimitedPriorityHashList" calcext:value-type="string">
            <text:p>LimitHashLimitedPriorityHashList</text:p>
          </table:table-cell>
          <table:table-cell table:formula="of:=RIGHT([.I47];LEN([.I47])-[.J47]-6)" office:value-type="string" office:string-value="Transfer10kConcurrent" calcext:value-type="string">
            <text:p>Transfer10kConcurrent</text:p>
          </table:table-cell>
          <table:table-cell table:formula="of:=IF(RIGHT([.$K47];LEN([.M$1]))=[.M$1];[.M$1];&quot;&quot;)">
            <text:p/>
          </table:table-cell>
          <table:table-cell table:formula="of:=IF([.O47]=&quot;&quot;;IF(RIGHT([.$K47];LEN([.N$1]))=[.N$1];[.N$1];&quot;&quot;);&quot;&quot;)">
            <text:p/>
          </table:table-cell>
          <table:table-cell table:formula="of:=IF(RIGHT([.$K47];LEN([.O$1]))=[.O$1];[.O$1];&quot;&quot;)">
            <text:p/>
          </table:table-cell>
          <table:table-cell table:formula="of:=IF(RIGHT([.$K47];LEN([.P$1]))=[.P$1];[.P$1];&quot;&quot;)">
            <text:p/>
          </table:table-cell>
          <table:table-cell table:formula="of:=IF(RIGHT([.$K47];LEN([.Q$1]))=[.Q$1];[.Q$1];&quot;&quot;)">
            <text:p/>
          </table:table-cell>
          <table:table-cell table:formula="of:=IF(RIGHT([.$K47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7:.R47])" office:value-type="string" office:string-value="LimitedPriorityHashList" calcext:value-type="string">
            <text:p>LimitedPriorityHashList</text:p>
          </table:table-cell>
          <table:table-cell table:formula="of:=LEFT([.K47];LEN([.K47])-LEN([.S47]))" office:value-type="string" office:string-value="LimitHash" calcext:value-type="string">
            <text:p>LimitHash</text:p>
          </table:table-cell>
          <table:table-cell table:formula="of:=IF([.$T47]=&quot;&quot;;IF(ISERROR(FIND([.U$1];[.$S47]));&quot;-&quot;;&quot;+&quot;);IF([.$S47]=&quot;Default&quot;;&quot;-&quot;;IF(ISERROR(FIND([.U$1];[.$T47]));&quot;-&quot;;&quot;+&quot;)))" office:value-type="string" office:string-value="-" calcext:value-type="string">
            <text:p>-</text:p>
          </table:table-cell>
          <table:table-cell table:formula="of:=IF([.$T47]=&quot;&quot;;IF(ISERROR(FIND([.V$1];[.$S47]));&quot;-&quot;;&quot;+&quot;);IF([.$S47]=&quot;Default&quot;;&quot;-&quot;;IF(ISERROR(FIND([.V$1];[.$T47]));&quot;-&quot;;&quot;+&quot;)))" office:value-type="string" office:string-value="+" calcext:value-type="string">
            <text:p>+</text:p>
          </table:table-cell>
          <table:table-cell table:formula="of:=IF(AND([.V47]=&quot;+&quot;;NOT(ISERROR(FIND(&quot;NoLimit&quot;;[.L47]))));&quot;x&quot;;[.V47])" office:value-type="string" office:string-value="+" calcext:value-type="string">
            <text:p>+</text:p>
          </table:table-cell>
          <table:table-cell table:formula="of:=IF([.$T47]=&quot;&quot;;IF(ISERROR(FIND([.X$1];[.$S47]));&quot;-&quot;;&quot;+&quot;);IF([.$S47]=&quot;Default&quot;;&quot;-&quot;;IF(ISERROR(FIND([.X$1];[.$T47]));&quot;-&quot;;&quot;+&quot;)))" office:value-type="string" office:string-value="+" calcext:value-type="string">
            <text:p>+</text:p>
          </table:table-cell>
          <table:table-cell table:formula="of:=IF(ISERROR(FIND([.Y$1];[.$S47]));&quot;-&quot;;&quot;+&quot;)" office:value-type="string" office:string-value="+" calcext:value-type="string">
            <text:p>+</text:p>
          </table:table-cell>
          <table:table-cell table:formula="of:=IF([.W47]=&quot;x&quot;;RIGHT([.L47];LEN([.L47])-7);[.L47])" office:value-type="string" office:string-value="Transfer10kConcurrent" calcext:value-type="string">
            <text:p>Transfer10kConcurrent</text:p>
          </table:table-cell>
          <table:table-cell table:formula="of:=[.C47]" office:value-type="float" office:value="13607677" calcext:value-type="float">
            <text:p>13607677</text:p>
          </table:table-cell>
          <table:table-cell table:formula="of:=[.E47]" office:value-type="float" office:value="400939" calcext:value-type="float">
            <text:p>400939</text:p>
          </table:table-cell>
          <table:table-cell table:formula="of:=[.G47]" office:value-type="float" office:value="20004" calcext:value-type="float">
            <text:p>20004</text:p>
          </table:table-cell>
        </table:table-row>
        <table:table-row table:style-name="ro2">
          <table:table-cell office:value-type="string" calcext:value-type="string">
            <text:p>BenchmarkInfiniteLimitedPriorityHashListChannelNoLimitTransfer10kConcurrent-12</text:p>
          </table:table-cell>
          <table:table-cell office:value-type="float" office:value="90" calcext:value-type="float">
            <text:p>90</text:p>
          </table:table-cell>
          <table:table-cell office:value-type="float" office:value="13986978" calcext:value-type="float">
            <text:p>13986978</text:p>
          </table:table-cell>
          <table:table-cell office:value-type="string" calcext:value-type="string">
            <text:p>ns/op</text:p>
          </table:table-cell>
          <table:table-cell office:value-type="float" office:value="461644" calcext:value-type="float">
            <text:p>461644</text:p>
          </table:table-cell>
          <table:table-cell office:value-type="string" calcext:value-type="string">
            <text:p>B/op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allocs/op</text:p>
          </table:table-cell>
          <table:table-cell table:formula="of:=MID([.A48];18;LEN([.A48])-20)" office:value-type="string" office:string-value="LimitedPriorityHashListChannelNoLimitTransfer10kConcurrent" calcext:value-type="string">
            <text:p>LimitedPriorityHashListChannelNoLimitTransfer10kConcurrent</text:p>
          </table:table-cell>
          <table:table-cell table:formula="of:=FIND(&quot;Channel&quot;;[.I48])" office:value-type="float" office:value="24" calcext:value-type="float">
            <text:p>24</text:p>
          </table:table-cell>
          <table:table-cell table:formula="of:=LEFT([.I48];[.J48]-1)" office:value-type="string" office:string-value="LimitedPriorityHashList" calcext:value-type="string">
            <text:p>LimitedPriorityHashList</text:p>
          </table:table-cell>
          <table:table-cell table:formula="of:=RIGHT([.I48];LEN([.I48])-[.J48]-6)" office:value-type="string" office:string-value="NoLimitTransfer10kConcurrent" calcext:value-type="string">
            <text:p>NoLimitTransfer10kConcurrent</text:p>
          </table:table-cell>
          <table:table-cell table:formula="of:=IF(RIGHT([.$K48];LEN([.M$1]))=[.M$1];[.M$1];&quot;&quot;)">
            <text:p/>
          </table:table-cell>
          <table:table-cell table:formula="of:=IF([.O48]=&quot;&quot;;IF(RIGHT([.$K48];LEN([.N$1]))=[.N$1];[.N$1];&quot;&quot;);&quot;&quot;)">
            <text:p/>
          </table:table-cell>
          <table:table-cell table:formula="of:=IF(RIGHT([.$K48];LEN([.O$1]))=[.O$1];[.O$1];&quot;&quot;)">
            <text:p/>
          </table:table-cell>
          <table:table-cell table:formula="of:=IF(RIGHT([.$K48];LEN([.P$1]))=[.P$1];[.P$1];&quot;&quot;)">
            <text:p/>
          </table:table-cell>
          <table:table-cell table:formula="of:=IF(RIGHT([.$K48];LEN([.Q$1]))=[.Q$1];[.Q$1];&quot;&quot;)">
            <text:p/>
          </table:table-cell>
          <table:table-cell table:formula="of:=IF(RIGHT([.$K48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8:.R48])" office:value-type="string" office:string-value="LimitedPriorityHashList" calcext:value-type="string">
            <text:p>LimitedPriorityHashList</text:p>
          </table:table-cell>
          <table:table-cell table:formula="of:=LEFT([.K48];LEN([.K48])-LEN([.S48]))">
            <text:p/>
          </table:table-cell>
          <table:table-cell table:formula="of:=IF([.$T48]=&quot;&quot;;IF(ISERROR(FIND([.U$1];[.$S48]));&quot;-&quot;;&quot;+&quot;);IF([.$S48]=&quot;Default&quot;;&quot;-&quot;;IF(ISERROR(FIND([.U$1];[.$T48]));&quot;-&quot;;&quot;+&quot;)))" office:value-type="string" office:string-value="+" calcext:value-type="string">
            <text:p>+</text:p>
          </table:table-cell>
          <table:table-cell table:formula="of:=IF([.$T48]=&quot;&quot;;IF(ISERROR(FIND([.V$1];[.$S48]));&quot;-&quot;;&quot;+&quot;);IF([.$S48]=&quot;Default&quot;;&quot;-&quot;;IF(ISERROR(FIND([.V$1];[.$T48]));&quot;-&quot;;&quot;+&quot;)))" office:value-type="string" office:string-value="+" calcext:value-type="string">
            <text:p>+</text:p>
          </table:table-cell>
          <table:table-cell table:formula="of:=IF(AND([.V48]=&quot;+&quot;;NOT(ISERROR(FIND(&quot;NoLimit&quot;;[.L48]))));&quot;x&quot;;[.V48])" office:value-type="string" office:string-value="x" calcext:value-type="string">
            <text:p>x</text:p>
          </table:table-cell>
          <table:table-cell table:formula="of:=IF([.$T48]=&quot;&quot;;IF(ISERROR(FIND([.X$1];[.$S48]));&quot;-&quot;;&quot;+&quot;);IF([.$S48]=&quot;Default&quot;;&quot;-&quot;;IF(ISERROR(FIND([.X$1];[.$T48]));&quot;-&quot;;&quot;+&quot;)))" office:value-type="string" office:string-value="+" calcext:value-type="string">
            <text:p>+</text:p>
          </table:table-cell>
          <table:table-cell table:formula="of:=IF(ISERROR(FIND([.Y$1];[.$S48]));&quot;-&quot;;&quot;+&quot;)" office:value-type="string" office:string-value="+" calcext:value-type="string">
            <text:p>+</text:p>
          </table:table-cell>
          <table:table-cell table:formula="of:=IF([.W48]=&quot;x&quot;;RIGHT([.L48];LEN([.L48])-7);[.L48])" office:value-type="string" office:string-value="Transfer10kConcurrent" calcext:value-type="string">
            <text:p>Transfer10kConcurrent</text:p>
          </table:table-cell>
          <table:table-cell table:formula="of:=[.C48]" office:value-type="float" office:value="13986978" calcext:value-type="float">
            <text:p>13986978</text:p>
          </table:table-cell>
          <table:table-cell table:formula="of:=[.E48]" office:value-type="float" office:value="461644" calcext:value-type="float">
            <text:p>461644</text:p>
          </table:table-cell>
          <table:table-cell table:formula="of:=[.G48]" office:value-type="float" office:value="19800" calcext:value-type="float">
            <text:p>19800</text:p>
          </table:table-cell>
        </table:table-row>
        <table:table-row table:style-name="ro2">
          <table:table-cell office:value-type="string" calcext:value-type="string">
            <text:p>BenchmarkInfiniteLimitedPriorityHashList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5150951" calcext:value-type="float">
            <text:p>15150951</text:p>
          </table:table-cell>
          <table:table-cell office:value-type="string" calcext:value-type="string">
            <text:p>ns/op</text:p>
          </table:table-cell>
          <table:table-cell office:value-type="float" office:value="401057" calcext:value-type="float">
            <text:p>401057</text:p>
          </table:table-cell>
          <table:table-cell office:value-type="string" calcext:value-type="string">
            <text:p>B/op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allocs/op</text:p>
          </table:table-cell>
          <table:table-cell table:formula="of:=MID([.A49];18;LEN([.A49])-20)" office:value-type="string" office:string-value="LimitedPriorityHashListChannelTransfer10kConcurrent" calcext:value-type="string">
            <text:p>LimitedPriorityHashListChannelTransfer10kConcurrent</text:p>
          </table:table-cell>
          <table:table-cell table:formula="of:=FIND(&quot;Channel&quot;;[.I49])" office:value-type="float" office:value="24" calcext:value-type="float">
            <text:p>24</text:p>
          </table:table-cell>
          <table:table-cell table:formula="of:=LEFT([.I49];[.J49]-1)" office:value-type="string" office:string-value="LimitedPriorityHashList" calcext:value-type="string">
            <text:p>LimitedPriorityHashList</text:p>
          </table:table-cell>
          <table:table-cell table:formula="of:=RIGHT([.I49];LEN([.I49])-[.J49]-6)" office:value-type="string" office:string-value="Transfer10kConcurrent" calcext:value-type="string">
            <text:p>Transfer10kConcurrent</text:p>
          </table:table-cell>
          <table:table-cell table:formula="of:=IF(RIGHT([.$K49];LEN([.M$1]))=[.M$1];[.M$1];&quot;&quot;)">
            <text:p/>
          </table:table-cell>
          <table:table-cell table:formula="of:=IF([.O49]=&quot;&quot;;IF(RIGHT([.$K49];LEN([.N$1]))=[.N$1];[.N$1];&quot;&quot;);&quot;&quot;)">
            <text:p/>
          </table:table-cell>
          <table:table-cell table:formula="of:=IF(RIGHT([.$K49];LEN([.O$1]))=[.O$1];[.O$1];&quot;&quot;)">
            <text:p/>
          </table:table-cell>
          <table:table-cell table:formula="of:=IF(RIGHT([.$K49];LEN([.P$1]))=[.P$1];[.P$1];&quot;&quot;)">
            <text:p/>
          </table:table-cell>
          <table:table-cell table:formula="of:=IF(RIGHT([.$K49];LEN([.Q$1]))=[.Q$1];[.Q$1];&quot;&quot;)">
            <text:p/>
          </table:table-cell>
          <table:table-cell table:formula="of:=IF(RIGHT([.$K49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9:.R49])" office:value-type="string" office:string-value="LimitedPriorityHashList" calcext:value-type="string">
            <text:p>LimitedPriorityHashList</text:p>
          </table:table-cell>
          <table:table-cell table:formula="of:=LEFT([.K49];LEN([.K49])-LEN([.S49]))">
            <text:p/>
          </table:table-cell>
          <table:table-cell table:formula="of:=IF([.$T49]=&quot;&quot;;IF(ISERROR(FIND([.U$1];[.$S49]));&quot;-&quot;;&quot;+&quot;);IF([.$S49]=&quot;Default&quot;;&quot;-&quot;;IF(ISERROR(FIND([.U$1];[.$T49]));&quot;-&quot;;&quot;+&quot;)))" office:value-type="string" office:string-value="+" calcext:value-type="string">
            <text:p>+</text:p>
          </table:table-cell>
          <table:table-cell table:formula="of:=IF([.$T49]=&quot;&quot;;IF(ISERROR(FIND([.V$1];[.$S49]));&quot;-&quot;;&quot;+&quot;);IF([.$S49]=&quot;Default&quot;;&quot;-&quot;;IF(ISERROR(FIND([.V$1];[.$T49]));&quot;-&quot;;&quot;+&quot;)))" office:value-type="string" office:string-value="+" calcext:value-type="string">
            <text:p>+</text:p>
          </table:table-cell>
          <table:table-cell table:formula="of:=IF(AND([.V49]=&quot;+&quot;;NOT(ISERROR(FIND(&quot;NoLimit&quot;;[.L49]))));&quot;x&quot;;[.V49])" office:value-type="string" office:string-value="+" calcext:value-type="string">
            <text:p>+</text:p>
          </table:table-cell>
          <table:table-cell table:formula="of:=IF([.$T49]=&quot;&quot;;IF(ISERROR(FIND([.X$1];[.$S49]));&quot;-&quot;;&quot;+&quot;);IF([.$S49]=&quot;Default&quot;;&quot;-&quot;;IF(ISERROR(FIND([.X$1];[.$T49]));&quot;-&quot;;&quot;+&quot;)))" office:value-type="string" office:string-value="+" calcext:value-type="string">
            <text:p>+</text:p>
          </table:table-cell>
          <table:table-cell table:formula="of:=IF(ISERROR(FIND([.Y$1];[.$S49]));&quot;-&quot;;&quot;+&quot;)" office:value-type="string" office:string-value="+" calcext:value-type="string">
            <text:p>+</text:p>
          </table:table-cell>
          <table:table-cell table:formula="of:=IF([.W49]=&quot;x&quot;;RIGHT([.L49];LEN([.L49])-7);[.L49])" office:value-type="string" office:string-value="Transfer10kConcurrent" calcext:value-type="string">
            <text:p>Transfer10kConcurrent</text:p>
          </table:table-cell>
          <table:table-cell table:formula="of:=[.C49]" office:value-type="float" office:value="15150951" calcext:value-type="float">
            <text:p>15150951</text:p>
          </table:table-cell>
          <table:table-cell table:formula="of:=[.E49]" office:value-type="float" office:value="401057" calcext:value-type="float">
            <text:p>401057</text:p>
          </table:table-cell>
          <table:table-cell table:formula="of:=[.G49]" office:value-type="float" office:value="20005" calcext:value-type="float">
            <text:p>20005</text:p>
          </table:table-cell>
        </table:table-row>
        <table:table-row table:style-name="ro2">
          <table:table-cell office:value-type="string" calcext:value-type="string">
            <text:p>BenchmarkInfiniteDefaultLimitedPriorityChannelTransfer10kSerial-12</text:p>
          </table:table-cell>
          <table:table-cell office:value-type="float" office:value="100" calcext:value-type="float">
            <text:p>100</text:p>
          </table:table-cell>
          <table:table-cell office:value-type="float" office:value="10146064" calcext:value-type="float">
            <text:p>10146064</text:p>
          </table:table-cell>
          <table:table-cell office:value-type="string" calcext:value-type="string">
            <text:p>ns/op</text:p>
          </table:table-cell>
          <table:table-cell office:value-type="float" office:value="863818" calcext:value-type="float">
            <text:p>863818</text:p>
          </table:table-cell>
          <table:table-cell office:value-type="string" calcext:value-type="string">
            <text:p>B/op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allocs/op</text:p>
          </table:table-cell>
          <table:table-cell table:formula="of:=MID([.A50];18;LEN([.A50])-20)" office:value-type="string" office:string-value="DefaultLimitedPriorityChannelTransfer10kSerial" calcext:value-type="string">
            <text:p>DefaultLimitedPriorityChannelTransfer10kSerial</text:p>
          </table:table-cell>
          <table:table-cell table:formula="of:=FIND(&quot;Channel&quot;;[.I50])" office:value-type="float" office:value="23" calcext:value-type="float">
            <text:p>23</text:p>
          </table:table-cell>
          <table:table-cell table:formula="of:=LEFT([.I50];[.J50]-1)" office:value-type="string" office:string-value="DefaultLimitedPriority" calcext:value-type="string">
            <text:p>DefaultLimitedPriority</text:p>
          </table:table-cell>
          <table:table-cell table:formula="of:=RIGHT([.I50];LEN([.I50])-[.J50]-6)" office:value-type="string" office:string-value="Transfer10kSerial" calcext:value-type="string">
            <text:p>Transfer10kSerial</text:p>
          </table:table-cell>
          <table:table-cell table:formula="of:=IF(RIGHT([.$K50];LEN([.M$1]))=[.M$1];[.M$1];&quot;&quot;)">
            <text:p/>
          </table:table-cell>
          <table:table-cell table:formula="of:=IF([.O50]=&quot;&quot;;IF(RIGHT([.$K50];LEN([.N$1]))=[.N$1];[.N$1];&quot;&quot;);&quot;&quot;)">
            <text:p/>
          </table:table-cell>
          <table:table-cell table:formula="of:=IF(RIGHT([.$K50];LEN([.O$1]))=[.O$1];[.O$1];&quot;&quot;)" office:value-type="string" office:string-value="LimitedPriority" calcext:value-type="string">
            <text:p>LimitedPriority</text:p>
          </table:table-cell>
          <table:table-cell table:formula="of:=IF(RIGHT([.$K50];LEN([.P$1]))=[.P$1];[.P$1];&quot;&quot;)">
            <text:p/>
          </table:table-cell>
          <table:table-cell table:formula="of:=IF(RIGHT([.$K50];LEN([.Q$1]))=[.Q$1];[.Q$1];&quot;&quot;)">
            <text:p/>
          </table:table-cell>
          <table:table-cell table:formula="of:=IF(RIGHT([.$K50];LEN([.R$1]))=[.R$1];[.R$1];&quot;&quot;)">
            <text:p/>
          </table:table-cell>
          <table:table-cell table:formula="of:=COM.MICROSOFT.CONCAT([.M50:.R50])" office:value-type="string" office:string-value="LimitedPriority" calcext:value-type="string">
            <text:p>LimitedPriority</text:p>
          </table:table-cell>
          <table:table-cell table:formula="of:=LEFT([.K50];LEN([.K50])-LEN([.S50]))" office:value-type="string" office:string-value="Default" calcext:value-type="string">
            <text:p>Default</text:p>
          </table:table-cell>
          <table:table-cell table:formula="of:=IF([.$T50]=&quot;&quot;;IF(ISERROR(FIND([.U$1];[.$S50]));&quot;-&quot;;&quot;+&quot;);IF([.$S50]=&quot;Default&quot;;&quot;-&quot;;IF(ISERROR(FIND([.U$1];[.$T50]));&quot;-&quot;;&quot;+&quot;)))" office:value-type="string" office:string-value="-" calcext:value-type="string">
            <text:p>-</text:p>
          </table:table-cell>
          <table:table-cell table:formula="of:=IF([.$T50]=&quot;&quot;;IF(ISERROR(FIND([.V$1];[.$S50]));&quot;-&quot;;&quot;+&quot;);IF([.$S50]=&quot;Default&quot;;&quot;-&quot;;IF(ISERROR(FIND([.V$1];[.$T50]));&quot;-&quot;;&quot;+&quot;)))" office:value-type="string" office:string-value="-" calcext:value-type="string">
            <text:p>-</text:p>
          </table:table-cell>
          <table:table-cell table:formula="of:=IF(AND([.V50]=&quot;+&quot;;NOT(ISERROR(FIND(&quot;NoLimit&quot;;[.L50]))));&quot;x&quot;;[.V50])" office:value-type="string" office:string-value="-" calcext:value-type="string">
            <text:p>-</text:p>
          </table:table-cell>
          <table:table-cell table:formula="of:=IF([.$T50]=&quot;&quot;;IF(ISERROR(FIND([.X$1];[.$S50]));&quot;-&quot;;&quot;+&quot;);IF([.$S50]=&quot;Default&quot;;&quot;-&quot;;IF(ISERROR(FIND([.X$1];[.$T50]));&quot;-&quot;;&quot;+&quot;)))" office:value-type="string" office:string-value="-" calcext:value-type="string">
            <text:p>-</text:p>
          </table:table-cell>
          <table:table-cell table:formula="of:=IF(ISERROR(FIND([.Y$1];[.$S50]));&quot;-&quot;;&quot;+&quot;)" office:value-type="string" office:string-value="-" calcext:value-type="string">
            <text:p>-</text:p>
          </table:table-cell>
          <table:table-cell table:formula="of:=IF([.W50]=&quot;x&quot;;RIGHT([.L50];LEN([.L50])-7);[.L50])" office:value-type="string" office:string-value="Transfer10kSerial" calcext:value-type="string">
            <text:p>Transfer10kSerial</text:p>
          </table:table-cell>
          <table:table-cell table:formula="of:=[.C50]" office:value-type="float" office:value="10146064" calcext:value-type="float">
            <text:p>10146064</text:p>
          </table:table-cell>
          <table:table-cell table:formula="of:=[.E50]" office:value-type="float" office:value="863818" calcext:value-type="float">
            <text:p>863818</text:p>
          </table:table-cell>
          <table:table-cell table:formula="of:=[.G50]" office:value-type="float" office:value="9766" calcext:value-type="float">
            <text:p>9766</text:p>
          </table:table-cell>
        </table:table-row>
        <table:table-row table:style-name="ro2">
          <table:table-cell office:value-type="string" calcext:value-type="string">
            <text:p>BenchmarkInfinitePriorityLimitedPriorityChannelTransfer10kSerial-12</text:p>
          </table:table-cell>
          <table:table-cell office:value-type="float" office:value="146" calcext:value-type="float">
            <text:p>146</text:p>
          </table:table-cell>
          <table:table-cell office:value-type="float" office:value="8900949" calcext:value-type="float">
            <text:p>8900949</text:p>
          </table:table-cell>
          <table:table-cell office:value-type="string" calcext:value-type="string">
            <text:p>ns/op</text:p>
          </table:table-cell>
          <table:table-cell office:value-type="float" office:value="863814" calcext:value-type="float">
            <text:p>863814</text:p>
          </table:table-cell>
          <table:table-cell office:value-type="string" calcext:value-type="string">
            <text:p>B/op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allocs/op</text:p>
          </table:table-cell>
          <table:table-cell table:formula="of:=MID([.A51];18;LEN([.A51])-20)" office:value-type="string" office:string-value="PriorityLimitedPriorityChannelTransfer10kSerial" calcext:value-type="string">
            <text:p>PriorityLimitedPriorityChannelTransfer10kSerial</text:p>
          </table:table-cell>
          <table:table-cell table:formula="of:=FIND(&quot;Channel&quot;;[.I51])" office:value-type="float" office:value="24" calcext:value-type="float">
            <text:p>24</text:p>
          </table:table-cell>
          <table:table-cell table:formula="of:=LEFT([.I51];[.J51]-1)" office:value-type="string" office:string-value="PriorityLimitedPriority" calcext:value-type="string">
            <text:p>PriorityLimitedPriority</text:p>
          </table:table-cell>
          <table:table-cell table:formula="of:=RIGHT([.I51];LEN([.I51])-[.J51]-6)" office:value-type="string" office:string-value="Transfer10kSerial" calcext:value-type="string">
            <text:p>Transfer10kSerial</text:p>
          </table:table-cell>
          <table:table-cell table:formula="of:=IF(RIGHT([.$K51];LEN([.M$1]))=[.M$1];[.M$1];&quot;&quot;)">
            <text:p/>
          </table:table-cell>
          <table:table-cell table:formula="of:=IF([.O51]=&quot;&quot;;IF(RIGHT([.$K51];LEN([.N$1]))=[.N$1];[.N$1];&quot;&quot;);&quot;&quot;)">
            <text:p/>
          </table:table-cell>
          <table:table-cell table:formula="of:=IF(RIGHT([.$K51];LEN([.O$1]))=[.O$1];[.O$1];&quot;&quot;)" office:value-type="string" office:string-value="LimitedPriority" calcext:value-type="string">
            <text:p>LimitedPriority</text:p>
          </table:table-cell>
          <table:table-cell table:formula="of:=IF(RIGHT([.$K51];LEN([.P$1]))=[.P$1];[.P$1];&quot;&quot;)">
            <text:p/>
          </table:table-cell>
          <table:table-cell table:formula="of:=IF(RIGHT([.$K51];LEN([.Q$1]))=[.Q$1];[.Q$1];&quot;&quot;)">
            <text:p/>
          </table:table-cell>
          <table:table-cell table:formula="of:=IF(RIGHT([.$K51];LEN([.R$1]))=[.R$1];[.R$1];&quot;&quot;)">
            <text:p/>
          </table:table-cell>
          <table:table-cell table:formula="of:=COM.MICROSOFT.CONCAT([.M51:.R51])" office:value-type="string" office:string-value="LimitedPriority" calcext:value-type="string">
            <text:p>LimitedPriority</text:p>
          </table:table-cell>
          <table:table-cell table:formula="of:=LEFT([.K51];LEN([.K51])-LEN([.S51]))" office:value-type="string" office:string-value="Priority" calcext:value-type="string">
            <text:p>Priority</text:p>
          </table:table-cell>
          <table:table-cell table:formula="of:=IF([.$T51]=&quot;&quot;;IF(ISERROR(FIND([.U$1];[.$S51]));&quot;-&quot;;&quot;+&quot;);IF([.$S51]=&quot;Default&quot;;&quot;-&quot;;IF(ISERROR(FIND([.U$1];[.$T51]));&quot;-&quot;;&quot;+&quot;)))" office:value-type="string" office:string-value="+" calcext:value-type="string">
            <text:p>+</text:p>
          </table:table-cell>
          <table:table-cell table:formula="of:=IF([.$T51]=&quot;&quot;;IF(ISERROR(FIND([.V$1];[.$S51]));&quot;-&quot;;&quot;+&quot;);IF([.$S51]=&quot;Default&quot;;&quot;-&quot;;IF(ISERROR(FIND([.V$1];[.$T51]));&quot;-&quot;;&quot;+&quot;)))" office:value-type="string" office:string-value="-" calcext:value-type="string">
            <text:p>-</text:p>
          </table:table-cell>
          <table:table-cell table:formula="of:=IF(AND([.V51]=&quot;+&quot;;NOT(ISERROR(FIND(&quot;NoLimit&quot;;[.L51]))));&quot;x&quot;;[.V51])" office:value-type="string" office:string-value="-" calcext:value-type="string">
            <text:p>-</text:p>
          </table:table-cell>
          <table:table-cell table:formula="of:=IF([.$T51]=&quot;&quot;;IF(ISERROR(FIND([.X$1];[.$S51]));&quot;-&quot;;&quot;+&quot;);IF([.$S51]=&quot;Default&quot;;&quot;-&quot;;IF(ISERROR(FIND([.X$1];[.$T51]));&quot;-&quot;;&quot;+&quot;)))" office:value-type="string" office:string-value="-" calcext:value-type="string">
            <text:p>-</text:p>
          </table:table-cell>
          <table:table-cell table:formula="of:=IF(ISERROR(FIND([.Y$1];[.$S51]));&quot;-&quot;;&quot;+&quot;)" office:value-type="string" office:string-value="-" calcext:value-type="string">
            <text:p>-</text:p>
          </table:table-cell>
          <table:table-cell table:formula="of:=IF([.W51]=&quot;x&quot;;RIGHT([.L51];LEN([.L51])-7);[.L51])" office:value-type="string" office:string-value="Transfer10kSerial" calcext:value-type="string">
            <text:p>Transfer10kSerial</text:p>
          </table:table-cell>
          <table:table-cell table:formula="of:=[.C51]" office:value-type="float" office:value="8900949" calcext:value-type="float">
            <text:p>8900949</text:p>
          </table:table-cell>
          <table:table-cell table:formula="of:=[.E51]" office:value-type="float" office:value="863814" calcext:value-type="float">
            <text:p>863814</text:p>
          </table:table-cell>
          <table:table-cell table:formula="of:=[.G51]" office:value-type="float" office:value="9765" calcext:value-type="float">
            <text:p>9765</text:p>
          </table:table-cell>
        </table:table-row>
        <table:table-row table:style-name="ro2">
          <table:table-cell office:value-type="string" calcext:value-type="string">
            <text:p>BenchmarkInfiniteLimitLimitedPriorityChannelNoLimitTransfer10kSerial-12</text:p>
          </table:table-cell>
          <table:table-cell office:value-type="float" office:value="120" calcext:value-type="float">
            <text:p>120</text:p>
          </table:table-cell>
          <table:table-cell office:value-type="float" office:value="10772479" calcext:value-type="float">
            <text:p>10772479</text:p>
          </table:table-cell>
          <table:table-cell office:value-type="string" calcext:value-type="string">
            <text:p>ns/op</text:p>
          </table:table-cell>
          <table:table-cell office:value-type="float" office:value="732842" calcext:value-type="float">
            <text:p>732842</text:p>
          </table:table-cell>
          <table:table-cell office:value-type="string" calcext:value-type="string">
            <text:p>B/op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allocs/op</text:p>
          </table:table-cell>
          <table:table-cell table:formula="of:=MID([.A52];18;LEN([.A52])-20)" office:value-type="string" office:string-value="LimitLimitedPriorityChannelNoLimitTransfer10kSerial" calcext:value-type="string">
            <text:p>LimitLimitedPriorityChannelNoLimitTransfer10kSerial</text:p>
          </table:table-cell>
          <table:table-cell table:formula="of:=FIND(&quot;Channel&quot;;[.I52])" office:value-type="float" office:value="21" calcext:value-type="float">
            <text:p>21</text:p>
          </table:table-cell>
          <table:table-cell table:formula="of:=LEFT([.I52];[.J52]-1)" office:value-type="string" office:string-value="LimitLimitedPriority" calcext:value-type="string">
            <text:p>LimitLimitedPriority</text:p>
          </table:table-cell>
          <table:table-cell table:formula="of:=RIGHT([.I52];LEN([.I52])-[.J52]-6)" office:value-type="string" office:string-value="NoLimitTransfer10kSerial" calcext:value-type="string">
            <text:p>NoLimitTransfer10kSerial</text:p>
          </table:table-cell>
          <table:table-cell table:formula="of:=IF(RIGHT([.$K52];LEN([.M$1]))=[.M$1];[.M$1];&quot;&quot;)">
            <text:p/>
          </table:table-cell>
          <table:table-cell table:formula="of:=IF([.O52]=&quot;&quot;;IF(RIGHT([.$K52];LEN([.N$1]))=[.N$1];[.N$1];&quot;&quot;);&quot;&quot;)">
            <text:p/>
          </table:table-cell>
          <table:table-cell table:formula="of:=IF(RIGHT([.$K52];LEN([.O$1]))=[.O$1];[.O$1];&quot;&quot;)" office:value-type="string" office:string-value="LimitedPriority" calcext:value-type="string">
            <text:p>LimitedPriority</text:p>
          </table:table-cell>
          <table:table-cell table:formula="of:=IF(RIGHT([.$K52];LEN([.P$1]))=[.P$1];[.P$1];&quot;&quot;)">
            <text:p/>
          </table:table-cell>
          <table:table-cell table:formula="of:=IF(RIGHT([.$K52];LEN([.Q$1]))=[.Q$1];[.Q$1];&quot;&quot;)">
            <text:p/>
          </table:table-cell>
          <table:table-cell table:formula="of:=IF(RIGHT([.$K52];LEN([.R$1]))=[.R$1];[.R$1];&quot;&quot;)">
            <text:p/>
          </table:table-cell>
          <table:table-cell table:formula="of:=COM.MICROSOFT.CONCAT([.M52:.R52])" office:value-type="string" office:string-value="LimitedPriority" calcext:value-type="string">
            <text:p>LimitedPriority</text:p>
          </table:table-cell>
          <table:table-cell table:formula="of:=LEFT([.K52];LEN([.K52])-LEN([.S52]))" office:value-type="string" office:string-value="Limit" calcext:value-type="string">
            <text:p>Limit</text:p>
          </table:table-cell>
          <table:table-cell table:formula="of:=IF([.$T52]=&quot;&quot;;IF(ISERROR(FIND([.U$1];[.$S52]));&quot;-&quot;;&quot;+&quot;);IF([.$S52]=&quot;Default&quot;;&quot;-&quot;;IF(ISERROR(FIND([.U$1];[.$T52]));&quot;-&quot;;&quot;+&quot;)))" office:value-type="string" office:string-value="-" calcext:value-type="string">
            <text:p>-</text:p>
          </table:table-cell>
          <table:table-cell table:formula="of:=IF([.$T52]=&quot;&quot;;IF(ISERROR(FIND([.V$1];[.$S52]));&quot;-&quot;;&quot;+&quot;);IF([.$S52]=&quot;Default&quot;;&quot;-&quot;;IF(ISERROR(FIND([.V$1];[.$T52]));&quot;-&quot;;&quot;+&quot;)))" office:value-type="string" office:string-value="+" calcext:value-type="string">
            <text:p>+</text:p>
          </table:table-cell>
          <table:table-cell table:formula="of:=IF(AND([.V52]=&quot;+&quot;;NOT(ISERROR(FIND(&quot;NoLimit&quot;;[.L52]))));&quot;x&quot;;[.V52])" office:value-type="string" office:string-value="x" calcext:value-type="string">
            <text:p>x</text:p>
          </table:table-cell>
          <table:table-cell table:formula="of:=IF([.$T52]=&quot;&quot;;IF(ISERROR(FIND([.X$1];[.$S52]));&quot;-&quot;;&quot;+&quot;);IF([.$S52]=&quot;Default&quot;;&quot;-&quot;;IF(ISERROR(FIND([.X$1];[.$T52]));&quot;-&quot;;&quot;+&quot;)))" office:value-type="string" office:string-value="-" calcext:value-type="string">
            <text:p>-</text:p>
          </table:table-cell>
          <table:table-cell table:formula="of:=IF(ISERROR(FIND([.Y$1];[.$S52]));&quot;-&quot;;&quot;+&quot;)" office:value-type="string" office:string-value="-" calcext:value-type="string">
            <text:p>-</text:p>
          </table:table-cell>
          <table:table-cell table:formula="of:=IF([.W52]=&quot;x&quot;;RIGHT([.L52];LEN([.L52])-7);[.L52])" office:value-type="string" office:string-value="Transfer10kSerial" calcext:value-type="string">
            <text:p>Transfer10kSerial</text:p>
          </table:table-cell>
          <table:table-cell table:formula="of:=[.C52]" office:value-type="float" office:value="10772479" calcext:value-type="float">
            <text:p>10772479</text:p>
          </table:table-cell>
          <table:table-cell table:formula="of:=[.E52]" office:value-type="float" office:value="732842" calcext:value-type="float">
            <text:p>732842</text:p>
          </table:table-cell>
          <table:table-cell table:formula="of:=[.G52]" office:value-type="float" office:value="9766" calcext:value-type="float">
            <text:p>9766</text:p>
          </table:table-cell>
        </table:table-row>
        <table:table-row table:style-name="ro2">
          <table:table-cell office:value-type="string" calcext:value-type="string">
            <text:p>BenchmarkInfiniteLimitLimitedPriorityChannelTransfer10kSerial-12</text:p>
          </table:table-cell>
          <table:table-cell office:value-type="float" office:value="100" calcext:value-type="float">
            <text:p>100</text:p>
          </table:table-cell>
          <table:table-cell office:value-type="float" office:value="11445375" calcext:value-type="float">
            <text:p>11445375</text:p>
          </table:table-cell>
          <table:table-cell office:value-type="string" calcext:value-type="string">
            <text:p>ns/op</text:p>
          </table:table-cell>
          <table:table-cell office:value-type="float" office:value="604577" calcext:value-type="float">
            <text:p>604577</text:p>
          </table:table-cell>
          <table:table-cell office:value-type="string" calcext:value-type="string">
            <text:p>B/op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allocs/op</text:p>
          </table:table-cell>
          <table:table-cell table:formula="of:=MID([.A53];18;LEN([.A53])-20)" office:value-type="string" office:string-value="LimitLimitedPriorityChannelTransfer10kSerial" calcext:value-type="string">
            <text:p>LimitLimitedPriorityChannelTransfer10kSerial</text:p>
          </table:table-cell>
          <table:table-cell table:formula="of:=FIND(&quot;Channel&quot;;[.I53])" office:value-type="float" office:value="21" calcext:value-type="float">
            <text:p>21</text:p>
          </table:table-cell>
          <table:table-cell table:formula="of:=LEFT([.I53];[.J53]-1)" office:value-type="string" office:string-value="LimitLimitedPriority" calcext:value-type="string">
            <text:p>LimitLimitedPriority</text:p>
          </table:table-cell>
          <table:table-cell table:formula="of:=RIGHT([.I53];LEN([.I53])-[.J53]-6)" office:value-type="string" office:string-value="Transfer10kSerial" calcext:value-type="string">
            <text:p>Transfer10kSerial</text:p>
          </table:table-cell>
          <table:table-cell table:formula="of:=IF(RIGHT([.$K53];LEN([.M$1]))=[.M$1];[.M$1];&quot;&quot;)">
            <text:p/>
          </table:table-cell>
          <table:table-cell table:formula="of:=IF([.O53]=&quot;&quot;;IF(RIGHT([.$K53];LEN([.N$1]))=[.N$1];[.N$1];&quot;&quot;);&quot;&quot;)">
            <text:p/>
          </table:table-cell>
          <table:table-cell table:formula="of:=IF(RIGHT([.$K53];LEN([.O$1]))=[.O$1];[.O$1];&quot;&quot;)" office:value-type="string" office:string-value="LimitedPriority" calcext:value-type="string">
            <text:p>LimitedPriority</text:p>
          </table:table-cell>
          <table:table-cell table:formula="of:=IF(RIGHT([.$K53];LEN([.P$1]))=[.P$1];[.P$1];&quot;&quot;)">
            <text:p/>
          </table:table-cell>
          <table:table-cell table:formula="of:=IF(RIGHT([.$K53];LEN([.Q$1]))=[.Q$1];[.Q$1];&quot;&quot;)">
            <text:p/>
          </table:table-cell>
          <table:table-cell table:formula="of:=IF(RIGHT([.$K53];LEN([.R$1]))=[.R$1];[.R$1];&quot;&quot;)">
            <text:p/>
          </table:table-cell>
          <table:table-cell table:formula="of:=COM.MICROSOFT.CONCAT([.M53:.R53])" office:value-type="string" office:string-value="LimitedPriority" calcext:value-type="string">
            <text:p>LimitedPriority</text:p>
          </table:table-cell>
          <table:table-cell table:formula="of:=LEFT([.K53];LEN([.K53])-LEN([.S53]))" office:value-type="string" office:string-value="Limit" calcext:value-type="string">
            <text:p>Limit</text:p>
          </table:table-cell>
          <table:table-cell table:formula="of:=IF([.$T53]=&quot;&quot;;IF(ISERROR(FIND([.U$1];[.$S53]));&quot;-&quot;;&quot;+&quot;);IF([.$S53]=&quot;Default&quot;;&quot;-&quot;;IF(ISERROR(FIND([.U$1];[.$T53]));&quot;-&quot;;&quot;+&quot;)))" office:value-type="string" office:string-value="-" calcext:value-type="string">
            <text:p>-</text:p>
          </table:table-cell>
          <table:table-cell table:formula="of:=IF([.$T53]=&quot;&quot;;IF(ISERROR(FIND([.V$1];[.$S53]));&quot;-&quot;;&quot;+&quot;);IF([.$S53]=&quot;Default&quot;;&quot;-&quot;;IF(ISERROR(FIND([.V$1];[.$T53]));&quot;-&quot;;&quot;+&quot;)))" office:value-type="string" office:string-value="+" calcext:value-type="string">
            <text:p>+</text:p>
          </table:table-cell>
          <table:table-cell table:formula="of:=IF(AND([.V53]=&quot;+&quot;;NOT(ISERROR(FIND(&quot;NoLimit&quot;;[.L53]))));&quot;x&quot;;[.V53])" office:value-type="string" office:string-value="+" calcext:value-type="string">
            <text:p>+</text:p>
          </table:table-cell>
          <table:table-cell table:formula="of:=IF([.$T53]=&quot;&quot;;IF(ISERROR(FIND([.X$1];[.$S53]));&quot;-&quot;;&quot;+&quot;);IF([.$S53]=&quot;Default&quot;;&quot;-&quot;;IF(ISERROR(FIND([.X$1];[.$T53]));&quot;-&quot;;&quot;+&quot;)))" office:value-type="string" office:string-value="-" calcext:value-type="string">
            <text:p>-</text:p>
          </table:table-cell>
          <table:table-cell table:formula="of:=IF(ISERROR(FIND([.Y$1];[.$S53]));&quot;-&quot;;&quot;+&quot;)" office:value-type="string" office:string-value="-" calcext:value-type="string">
            <text:p>-</text:p>
          </table:table-cell>
          <table:table-cell table:formula="of:=IF([.W53]=&quot;x&quot;;RIGHT([.L53];LEN([.L53])-7);[.L53])" office:value-type="string" office:string-value="Transfer10kSerial" calcext:value-type="string">
            <text:p>Transfer10kSerial</text:p>
          </table:table-cell>
          <table:table-cell table:formula="of:=[.C53]" office:value-type="float" office:value="11445375" calcext:value-type="float">
            <text:p>11445375</text:p>
          </table:table-cell>
          <table:table-cell table:formula="of:=[.E53]" office:value-type="float" office:value="604577" calcext:value-type="float">
            <text:p>604577</text:p>
          </table:table-cell>
          <table:table-cell table:formula="of:=[.G53]" office:value-type="float" office:value="10013" calcext:value-type="float">
            <text:p>10013</text:p>
          </table:table-cell>
        </table:table-row>
        <table:table-row table:style-name="ro2">
          <table:table-cell office:value-type="string" calcext:value-type="string">
            <text:p>BenchmarkInfiniteLimitedPriorityChannelNoLimitTransfer10kSerial-12</text:p>
          </table:table-cell>
          <table:table-cell office:value-type="float" office:value="100" calcext:value-type="float">
            <text:p>100</text:p>
          </table:table-cell>
          <table:table-cell office:value-type="float" office:value="10894294" calcext:value-type="float">
            <text:p>10894294</text:p>
          </table:table-cell>
          <table:table-cell office:value-type="string" calcext:value-type="string">
            <text:p>ns/op</text:p>
          </table:table-cell>
          <table:table-cell office:value-type="float" office:value="732839" calcext:value-type="float">
            <text:p>732839</text:p>
          </table:table-cell>
          <table:table-cell office:value-type="string" calcext:value-type="string">
            <text:p>B/op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allocs/op</text:p>
          </table:table-cell>
          <table:table-cell table:formula="of:=MID([.A54];18;LEN([.A54])-20)" office:value-type="string" office:string-value="LimitedPriorityChannelNoLimitTransfer10kSerial" calcext:value-type="string">
            <text:p>LimitedPriorityChannelNoLimitTransfer10kSerial</text:p>
          </table:table-cell>
          <table:table-cell table:formula="of:=FIND(&quot;Channel&quot;;[.I54])" office:value-type="float" office:value="16" calcext:value-type="float">
            <text:p>16</text:p>
          </table:table-cell>
          <table:table-cell table:formula="of:=LEFT([.I54];[.J54]-1)" office:value-type="string" office:string-value="LimitedPriority" calcext:value-type="string">
            <text:p>LimitedPriority</text:p>
          </table:table-cell>
          <table:table-cell table:formula="of:=RIGHT([.I54];LEN([.I54])-[.J54]-6)" office:value-type="string" office:string-value="NoLimitTransfer10kSerial" calcext:value-type="string">
            <text:p>NoLimitTransfer10kSerial</text:p>
          </table:table-cell>
          <table:table-cell table:formula="of:=IF(RIGHT([.$K54];LEN([.M$1]))=[.M$1];[.M$1];&quot;&quot;)">
            <text:p/>
          </table:table-cell>
          <table:table-cell table:formula="of:=IF([.O54]=&quot;&quot;;IF(RIGHT([.$K54];LEN([.N$1]))=[.N$1];[.N$1];&quot;&quot;);&quot;&quot;)">
            <text:p/>
          </table:table-cell>
          <table:table-cell table:formula="of:=IF(RIGHT([.$K54];LEN([.O$1]))=[.O$1];[.O$1];&quot;&quot;)" office:value-type="string" office:string-value="LimitedPriority" calcext:value-type="string">
            <text:p>LimitedPriority</text:p>
          </table:table-cell>
          <table:table-cell table:formula="of:=IF(RIGHT([.$K54];LEN([.P$1]))=[.P$1];[.P$1];&quot;&quot;)">
            <text:p/>
          </table:table-cell>
          <table:table-cell table:formula="of:=IF(RIGHT([.$K54];LEN([.Q$1]))=[.Q$1];[.Q$1];&quot;&quot;)">
            <text:p/>
          </table:table-cell>
          <table:table-cell table:formula="of:=IF(RIGHT([.$K54];LEN([.R$1]))=[.R$1];[.R$1];&quot;&quot;)">
            <text:p/>
          </table:table-cell>
          <table:table-cell table:formula="of:=COM.MICROSOFT.CONCAT([.M54:.R54])" office:value-type="string" office:string-value="LimitedPriority" calcext:value-type="string">
            <text:p>LimitedPriority</text:p>
          </table:table-cell>
          <table:table-cell table:formula="of:=LEFT([.K54];LEN([.K54])-LEN([.S54]))">
            <text:p/>
          </table:table-cell>
          <table:table-cell table:formula="of:=IF([.$T54]=&quot;&quot;;IF(ISERROR(FIND([.U$1];[.$S54]));&quot;-&quot;;&quot;+&quot;);IF([.$S54]=&quot;Default&quot;;&quot;-&quot;;IF(ISERROR(FIND([.U$1];[.$T54]));&quot;-&quot;;&quot;+&quot;)))" office:value-type="string" office:string-value="+" calcext:value-type="string">
            <text:p>+</text:p>
          </table:table-cell>
          <table:table-cell table:formula="of:=IF([.$T54]=&quot;&quot;;IF(ISERROR(FIND([.V$1];[.$S54]));&quot;-&quot;;&quot;+&quot;);IF([.$S54]=&quot;Default&quot;;&quot;-&quot;;IF(ISERROR(FIND([.V$1];[.$T54]));&quot;-&quot;;&quot;+&quot;)))" office:value-type="string" office:string-value="+" calcext:value-type="string">
            <text:p>+</text:p>
          </table:table-cell>
          <table:table-cell table:formula="of:=IF(AND([.V54]=&quot;+&quot;;NOT(ISERROR(FIND(&quot;NoLimit&quot;;[.L54]))));&quot;x&quot;;[.V54])" office:value-type="string" office:string-value="x" calcext:value-type="string">
            <text:p>x</text:p>
          </table:table-cell>
          <table:table-cell table:formula="of:=IF([.$T54]=&quot;&quot;;IF(ISERROR(FIND([.X$1];[.$S54]));&quot;-&quot;;&quot;+&quot;);IF([.$S54]=&quot;Default&quot;;&quot;-&quot;;IF(ISERROR(FIND([.X$1];[.$T54]));&quot;-&quot;;&quot;+&quot;)))" office:value-type="string" office:string-value="-" calcext:value-type="string">
            <text:p>-</text:p>
          </table:table-cell>
          <table:table-cell table:formula="of:=IF(ISERROR(FIND([.Y$1];[.$S54]));&quot;-&quot;;&quot;+&quot;)" office:value-type="string" office:string-value="-" calcext:value-type="string">
            <text:p>-</text:p>
          </table:table-cell>
          <table:table-cell table:formula="of:=IF([.W54]=&quot;x&quot;;RIGHT([.L54];LEN([.L54])-7);[.L54])" office:value-type="string" office:string-value="Transfer10kSerial" calcext:value-type="string">
            <text:p>Transfer10kSerial</text:p>
          </table:table-cell>
          <table:table-cell table:formula="of:=[.C54]" office:value-type="float" office:value="10894294" calcext:value-type="float">
            <text:p>10894294</text:p>
          </table:table-cell>
          <table:table-cell table:formula="of:=[.E54]" office:value-type="float" office:value="732839" calcext:value-type="float">
            <text:p>732839</text:p>
          </table:table-cell>
          <table:table-cell table:formula="of:=[.G54]" office:value-type="float" office:value="9765" calcext:value-type="float">
            <text:p>9765</text:p>
          </table:table-cell>
        </table:table-row>
        <table:table-row table:style-name="ro2">
          <table:table-cell office:value-type="string" calcext:value-type="string">
            <text:p>BenchmarkInfiniteLimitedPriorityChannelTransfer10kSerial-12</text:p>
          </table:table-cell>
          <table:table-cell office:value-type="float" office:value="100" calcext:value-type="float">
            <text:p>100</text:p>
          </table:table-cell>
          <table:table-cell office:value-type="float" office:value="12885037" calcext:value-type="float">
            <text:p>12885037</text:p>
          </table:table-cell>
          <table:table-cell office:value-type="string" calcext:value-type="string">
            <text:p>ns/op</text:p>
          </table:table-cell>
          <table:table-cell office:value-type="float" office:value="604577" calcext:value-type="float">
            <text:p>604577</text:p>
          </table:table-cell>
          <table:table-cell office:value-type="string" calcext:value-type="string">
            <text:p>B/op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allocs/op</text:p>
          </table:table-cell>
          <table:table-cell table:formula="of:=MID([.A55];18;LEN([.A55])-20)" office:value-type="string" office:string-value="LimitedPriorityChannelTransfer10kSerial" calcext:value-type="string">
            <text:p>LimitedPriorityChannelTransfer10kSerial</text:p>
          </table:table-cell>
          <table:table-cell table:formula="of:=FIND(&quot;Channel&quot;;[.I55])" office:value-type="float" office:value="16" calcext:value-type="float">
            <text:p>16</text:p>
          </table:table-cell>
          <table:table-cell table:formula="of:=LEFT([.I55];[.J55]-1)" office:value-type="string" office:string-value="LimitedPriority" calcext:value-type="string">
            <text:p>LimitedPriority</text:p>
          </table:table-cell>
          <table:table-cell table:formula="of:=RIGHT([.I55];LEN([.I55])-[.J55]-6)" office:value-type="string" office:string-value="Transfer10kSerial" calcext:value-type="string">
            <text:p>Transfer10kSerial</text:p>
          </table:table-cell>
          <table:table-cell table:formula="of:=IF(RIGHT([.$K55];LEN([.M$1]))=[.M$1];[.M$1];&quot;&quot;)">
            <text:p/>
          </table:table-cell>
          <table:table-cell table:formula="of:=IF([.O55]=&quot;&quot;;IF(RIGHT([.$K55];LEN([.N$1]))=[.N$1];[.N$1];&quot;&quot;);&quot;&quot;)">
            <text:p/>
          </table:table-cell>
          <table:table-cell table:formula="of:=IF(RIGHT([.$K55];LEN([.O$1]))=[.O$1];[.O$1];&quot;&quot;)" office:value-type="string" office:string-value="LimitedPriority" calcext:value-type="string">
            <text:p>LimitedPriority</text:p>
          </table:table-cell>
          <table:table-cell table:formula="of:=IF(RIGHT([.$K55];LEN([.P$1]))=[.P$1];[.P$1];&quot;&quot;)">
            <text:p/>
          </table:table-cell>
          <table:table-cell table:formula="of:=IF(RIGHT([.$K55];LEN([.Q$1]))=[.Q$1];[.Q$1];&quot;&quot;)">
            <text:p/>
          </table:table-cell>
          <table:table-cell table:formula="of:=IF(RIGHT([.$K55];LEN([.R$1]))=[.R$1];[.R$1];&quot;&quot;)">
            <text:p/>
          </table:table-cell>
          <table:table-cell table:formula="of:=COM.MICROSOFT.CONCAT([.M55:.R55])" office:value-type="string" office:string-value="LimitedPriority" calcext:value-type="string">
            <text:p>LimitedPriority</text:p>
          </table:table-cell>
          <table:table-cell table:formula="of:=LEFT([.K55];LEN([.K55])-LEN([.S55]))">
            <text:p/>
          </table:table-cell>
          <table:table-cell table:formula="of:=IF([.$T55]=&quot;&quot;;IF(ISERROR(FIND([.U$1];[.$S55]));&quot;-&quot;;&quot;+&quot;);IF([.$S55]=&quot;Default&quot;;&quot;-&quot;;IF(ISERROR(FIND([.U$1];[.$T55]));&quot;-&quot;;&quot;+&quot;)))" office:value-type="string" office:string-value="+" calcext:value-type="string">
            <text:p>+</text:p>
          </table:table-cell>
          <table:table-cell table:formula="of:=IF([.$T55]=&quot;&quot;;IF(ISERROR(FIND([.V$1];[.$S55]));&quot;-&quot;;&quot;+&quot;);IF([.$S55]=&quot;Default&quot;;&quot;-&quot;;IF(ISERROR(FIND([.V$1];[.$T55]));&quot;-&quot;;&quot;+&quot;)))" office:value-type="string" office:string-value="+" calcext:value-type="string">
            <text:p>+</text:p>
          </table:table-cell>
          <table:table-cell table:formula="of:=IF(AND([.V55]=&quot;+&quot;;NOT(ISERROR(FIND(&quot;NoLimit&quot;;[.L55]))));&quot;x&quot;;[.V55])" office:value-type="string" office:string-value="+" calcext:value-type="string">
            <text:p>+</text:p>
          </table:table-cell>
          <table:table-cell table:formula="of:=IF([.$T55]=&quot;&quot;;IF(ISERROR(FIND([.X$1];[.$S55]));&quot;-&quot;;&quot;+&quot;);IF([.$S55]=&quot;Default&quot;;&quot;-&quot;;IF(ISERROR(FIND([.X$1];[.$T55]));&quot;-&quot;;&quot;+&quot;)))" office:value-type="string" office:string-value="-" calcext:value-type="string">
            <text:p>-</text:p>
          </table:table-cell>
          <table:table-cell table:formula="of:=IF(ISERROR(FIND([.Y$1];[.$S55]));&quot;-&quot;;&quot;+&quot;)" office:value-type="string" office:string-value="-" calcext:value-type="string">
            <text:p>-</text:p>
          </table:table-cell>
          <table:table-cell table:formula="of:=IF([.W55]=&quot;x&quot;;RIGHT([.L55];LEN([.L55])-7);[.L55])" office:value-type="string" office:string-value="Transfer10kSerial" calcext:value-type="string">
            <text:p>Transfer10kSerial</text:p>
          </table:table-cell>
          <table:table-cell table:formula="of:=[.C55]" office:value-type="float" office:value="12885037" calcext:value-type="float">
            <text:p>12885037</text:p>
          </table:table-cell>
          <table:table-cell table:formula="of:=[.E55]" office:value-type="float" office:value="604577" calcext:value-type="float">
            <text:p>604577</text:p>
          </table:table-cell>
          <table:table-cell table:formula="of:=[.G55]" office:value-type="float" office:value="10013" calcext:value-type="float">
            <text:p>10013</text:p>
          </table:table-cell>
        </table:table-row>
        <table:table-row table:style-name="ro2">
          <table:table-cell office:value-type="string" calcext:value-type="string">
            <text:p>BenchmarkInfiniteDefaultLimitedPriority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0912552" calcext:value-type="float">
            <text:p>10912552</text:p>
          </table:table-cell>
          <table:table-cell office:value-type="string" calcext:value-type="string">
            <text:p>ns/op</text:p>
          </table:table-cell>
          <table:table-cell office:value-type="float" office:value="369053" calcext:value-type="float">
            <text:p>369053</text:p>
          </table:table-cell>
          <table:table-cell office:value-type="string" calcext:value-type="string">
            <text:p>B/op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allocs/op</text:p>
          </table:table-cell>
          <table:table-cell table:formula="of:=MID([.A56];18;LEN([.A56])-20)" office:value-type="string" office:string-value="DefaultLimitedPriorityChannelTransfer10kConcurrent" calcext:value-type="string">
            <text:p>DefaultLimitedPriorityChannelTransfer10kConcurrent</text:p>
          </table:table-cell>
          <table:table-cell table:formula="of:=FIND(&quot;Channel&quot;;[.I56])" office:value-type="float" office:value="23" calcext:value-type="float">
            <text:p>23</text:p>
          </table:table-cell>
          <table:table-cell table:formula="of:=LEFT([.I56];[.J56]-1)" office:value-type="string" office:string-value="DefaultLimitedPriority" calcext:value-type="string">
            <text:p>DefaultLimitedPriority</text:p>
          </table:table-cell>
          <table:table-cell table:formula="of:=RIGHT([.I56];LEN([.I56])-[.J56]-6)" office:value-type="string" office:string-value="Transfer10kConcurrent" calcext:value-type="string">
            <text:p>Transfer10kConcurrent</text:p>
          </table:table-cell>
          <table:table-cell table:formula="of:=IF(RIGHT([.$K56];LEN([.M$1]))=[.M$1];[.M$1];&quot;&quot;)">
            <text:p/>
          </table:table-cell>
          <table:table-cell table:formula="of:=IF([.O56]=&quot;&quot;;IF(RIGHT([.$K56];LEN([.N$1]))=[.N$1];[.N$1];&quot;&quot;);&quot;&quot;)">
            <text:p/>
          </table:table-cell>
          <table:table-cell table:formula="of:=IF(RIGHT([.$K56];LEN([.O$1]))=[.O$1];[.O$1];&quot;&quot;)" office:value-type="string" office:string-value="LimitedPriority" calcext:value-type="string">
            <text:p>LimitedPriority</text:p>
          </table:table-cell>
          <table:table-cell table:formula="of:=IF(RIGHT([.$K56];LEN([.P$1]))=[.P$1];[.P$1];&quot;&quot;)">
            <text:p/>
          </table:table-cell>
          <table:table-cell table:formula="of:=IF(RIGHT([.$K56];LEN([.Q$1]))=[.Q$1];[.Q$1];&quot;&quot;)">
            <text:p/>
          </table:table-cell>
          <table:table-cell table:formula="of:=IF(RIGHT([.$K56];LEN([.R$1]))=[.R$1];[.R$1];&quot;&quot;)">
            <text:p/>
          </table:table-cell>
          <table:table-cell table:formula="of:=COM.MICROSOFT.CONCAT([.M56:.R56])" office:value-type="string" office:string-value="LimitedPriority" calcext:value-type="string">
            <text:p>LimitedPriority</text:p>
          </table:table-cell>
          <table:table-cell table:formula="of:=LEFT([.K56];LEN([.K56])-LEN([.S56]))" office:value-type="string" office:string-value="Default" calcext:value-type="string">
            <text:p>Default</text:p>
          </table:table-cell>
          <table:table-cell table:formula="of:=IF([.$T56]=&quot;&quot;;IF(ISERROR(FIND([.U$1];[.$S56]));&quot;-&quot;;&quot;+&quot;);IF([.$S56]=&quot;Default&quot;;&quot;-&quot;;IF(ISERROR(FIND([.U$1];[.$T56]));&quot;-&quot;;&quot;+&quot;)))" office:value-type="string" office:string-value="-" calcext:value-type="string">
            <text:p>-</text:p>
          </table:table-cell>
          <table:table-cell table:formula="of:=IF([.$T56]=&quot;&quot;;IF(ISERROR(FIND([.V$1];[.$S56]));&quot;-&quot;;&quot;+&quot;);IF([.$S56]=&quot;Default&quot;;&quot;-&quot;;IF(ISERROR(FIND([.V$1];[.$T56]));&quot;-&quot;;&quot;+&quot;)))" office:value-type="string" office:string-value="-" calcext:value-type="string">
            <text:p>-</text:p>
          </table:table-cell>
          <table:table-cell table:formula="of:=IF(AND([.V56]=&quot;+&quot;;NOT(ISERROR(FIND(&quot;NoLimit&quot;;[.L56]))));&quot;x&quot;;[.V56])" office:value-type="string" office:string-value="-" calcext:value-type="string">
            <text:p>-</text:p>
          </table:table-cell>
          <table:table-cell table:formula="of:=IF([.$T56]=&quot;&quot;;IF(ISERROR(FIND([.X$1];[.$S56]));&quot;-&quot;;&quot;+&quot;);IF([.$S56]=&quot;Default&quot;;&quot;-&quot;;IF(ISERROR(FIND([.X$1];[.$T56]));&quot;-&quot;;&quot;+&quot;)))" office:value-type="string" office:string-value="-" calcext:value-type="string">
            <text:p>-</text:p>
          </table:table-cell>
          <table:table-cell table:formula="of:=IF(ISERROR(FIND([.Y$1];[.$S56]));&quot;-&quot;;&quot;+&quot;)" office:value-type="string" office:string-value="-" calcext:value-type="string">
            <text:p>-</text:p>
          </table:table-cell>
          <table:table-cell table:formula="of:=IF([.W56]=&quot;x&quot;;RIGHT([.L56];LEN([.L56])-7);[.L56])" office:value-type="string" office:string-value="Transfer10kConcurrent" calcext:value-type="string">
            <text:p>Transfer10kConcurrent</text:p>
          </table:table-cell>
          <table:table-cell table:formula="of:=[.C56]" office:value-type="float" office:value="10912552" calcext:value-type="float">
            <text:p>10912552</text:p>
          </table:table-cell>
          <table:table-cell table:formula="of:=[.E56]" office:value-type="float" office:value="369053" calcext:value-type="float">
            <text:p>369053</text:p>
          </table:table-cell>
          <table:table-cell table:formula="of:=[.G56]" office:value-type="float" office:value="9876" calcext:value-type="float">
            <text:p>9876</text:p>
          </table:table-cell>
        </table:table-row>
        <table:table-row table:style-name="ro2">
          <table:table-cell office:value-type="string" calcext:value-type="string">
            <text:p>BenchmarkInfinitePriorityLimitedPriorityChannelTransfer10kConcurrent-12</text:p>
          </table:table-cell>
          <table:table-cell office:value-type="float" office:value="145" calcext:value-type="float">
            <text:p>145</text:p>
          </table:table-cell>
          <table:table-cell office:value-type="float" office:value="11931859" calcext:value-type="float">
            <text:p>11931859</text:p>
          </table:table-cell>
          <table:table-cell office:value-type="string" calcext:value-type="string">
            <text:p>ns/op</text:p>
          </table:table-cell>
          <table:table-cell office:value-type="float" office:value="442188" calcext:value-type="float">
            <text:p>442188</text:p>
          </table:table-cell>
          <table:table-cell office:value-type="string" calcext:value-type="string">
            <text:p>B/op</text:p>
          </table:table-cell>
          <table:table-cell office:value-type="float" office:value="9903" calcext:value-type="float">
            <text:p>9903</text:p>
          </table:table-cell>
          <table:table-cell office:value-type="string" calcext:value-type="string">
            <text:p>allocs/op</text:p>
          </table:table-cell>
          <table:table-cell table:formula="of:=MID([.A57];18;LEN([.A57])-20)" office:value-type="string" office:string-value="PriorityLimitedPriorityChannelTransfer10kConcurrent" calcext:value-type="string">
            <text:p>PriorityLimitedPriorityChannelTransfer10kConcurrent</text:p>
          </table:table-cell>
          <table:table-cell table:formula="of:=FIND(&quot;Channel&quot;;[.I57])" office:value-type="float" office:value="24" calcext:value-type="float">
            <text:p>24</text:p>
          </table:table-cell>
          <table:table-cell table:formula="of:=LEFT([.I57];[.J57]-1)" office:value-type="string" office:string-value="PriorityLimitedPriority" calcext:value-type="string">
            <text:p>PriorityLimitedPriority</text:p>
          </table:table-cell>
          <table:table-cell table:formula="of:=RIGHT([.I57];LEN([.I57])-[.J57]-6)" office:value-type="string" office:string-value="Transfer10kConcurrent" calcext:value-type="string">
            <text:p>Transfer10kConcurrent</text:p>
          </table:table-cell>
          <table:table-cell table:formula="of:=IF(RIGHT([.$K57];LEN([.M$1]))=[.M$1];[.M$1];&quot;&quot;)">
            <text:p/>
          </table:table-cell>
          <table:table-cell table:formula="of:=IF([.O57]=&quot;&quot;;IF(RIGHT([.$K57];LEN([.N$1]))=[.N$1];[.N$1];&quot;&quot;);&quot;&quot;)">
            <text:p/>
          </table:table-cell>
          <table:table-cell table:formula="of:=IF(RIGHT([.$K57];LEN([.O$1]))=[.O$1];[.O$1];&quot;&quot;)" office:value-type="string" office:string-value="LimitedPriority" calcext:value-type="string">
            <text:p>LimitedPriority</text:p>
          </table:table-cell>
          <table:table-cell table:formula="of:=IF(RIGHT([.$K57];LEN([.P$1]))=[.P$1];[.P$1];&quot;&quot;)">
            <text:p/>
          </table:table-cell>
          <table:table-cell table:formula="of:=IF(RIGHT([.$K57];LEN([.Q$1]))=[.Q$1];[.Q$1];&quot;&quot;)">
            <text:p/>
          </table:table-cell>
          <table:table-cell table:formula="of:=IF(RIGHT([.$K57];LEN([.R$1]))=[.R$1];[.R$1];&quot;&quot;)">
            <text:p/>
          </table:table-cell>
          <table:table-cell table:formula="of:=COM.MICROSOFT.CONCAT([.M57:.R57])" office:value-type="string" office:string-value="LimitedPriority" calcext:value-type="string">
            <text:p>LimitedPriority</text:p>
          </table:table-cell>
          <table:table-cell table:formula="of:=LEFT([.K57];LEN([.K57])-LEN([.S57]))" office:value-type="string" office:string-value="Priority" calcext:value-type="string">
            <text:p>Priority</text:p>
          </table:table-cell>
          <table:table-cell table:formula="of:=IF([.$T57]=&quot;&quot;;IF(ISERROR(FIND([.U$1];[.$S57]));&quot;-&quot;;&quot;+&quot;);IF([.$S57]=&quot;Default&quot;;&quot;-&quot;;IF(ISERROR(FIND([.U$1];[.$T57]));&quot;-&quot;;&quot;+&quot;)))" office:value-type="string" office:string-value="+" calcext:value-type="string">
            <text:p>+</text:p>
          </table:table-cell>
          <table:table-cell table:formula="of:=IF([.$T57]=&quot;&quot;;IF(ISERROR(FIND([.V$1];[.$S57]));&quot;-&quot;;&quot;+&quot;);IF([.$S57]=&quot;Default&quot;;&quot;-&quot;;IF(ISERROR(FIND([.V$1];[.$T57]));&quot;-&quot;;&quot;+&quot;)))" office:value-type="string" office:string-value="-" calcext:value-type="string">
            <text:p>-</text:p>
          </table:table-cell>
          <table:table-cell table:formula="of:=IF(AND([.V57]=&quot;+&quot;;NOT(ISERROR(FIND(&quot;NoLimit&quot;;[.L57]))));&quot;x&quot;;[.V57])" office:value-type="string" office:string-value="-" calcext:value-type="string">
            <text:p>-</text:p>
          </table:table-cell>
          <table:table-cell table:formula="of:=IF([.$T57]=&quot;&quot;;IF(ISERROR(FIND([.X$1];[.$S57]));&quot;-&quot;;&quot;+&quot;);IF([.$S57]=&quot;Default&quot;;&quot;-&quot;;IF(ISERROR(FIND([.X$1];[.$T57]));&quot;-&quot;;&quot;+&quot;)))" office:value-type="string" office:string-value="-" calcext:value-type="string">
            <text:p>-</text:p>
          </table:table-cell>
          <table:table-cell table:formula="of:=IF(ISERROR(FIND([.Y$1];[.$S57]));&quot;-&quot;;&quot;+&quot;)" office:value-type="string" office:string-value="-" calcext:value-type="string">
            <text:p>-</text:p>
          </table:table-cell>
          <table:table-cell table:formula="of:=IF([.W57]=&quot;x&quot;;RIGHT([.L57];LEN([.L57])-7);[.L57])" office:value-type="string" office:string-value="Transfer10kConcurrent" calcext:value-type="string">
            <text:p>Transfer10kConcurrent</text:p>
          </table:table-cell>
          <table:table-cell table:formula="of:=[.C57]" office:value-type="float" office:value="11931859" calcext:value-type="float">
            <text:p>11931859</text:p>
          </table:table-cell>
          <table:table-cell table:formula="of:=[.E57]" office:value-type="float" office:value="442188" calcext:value-type="float">
            <text:p>442188</text:p>
          </table:table-cell>
          <table:table-cell table:formula="of:=[.G57]" office:value-type="float" office:value="9903" calcext:value-type="float">
            <text:p>9903</text:p>
          </table:table-cell>
        </table:table-row>
        <table:table-row table:style-name="ro2">
          <table:table-cell office:value-type="string" calcext:value-type="string">
            <text:p>BenchmarkInfiniteLimitLimitedPriorityChannelNoLimitTransfer10kConcurrent-12</text:p>
          </table:table-cell>
          <table:table-cell office:value-type="float" office:value="133" calcext:value-type="float">
            <text:p>133</text:p>
          </table:table-cell>
          <table:table-cell office:value-type="float" office:value="9245478" calcext:value-type="float">
            <text:p>9245478</text:p>
          </table:table-cell>
          <table:table-cell office:value-type="string" calcext:value-type="string">
            <text:p>ns/op</text:p>
          </table:table-cell>
          <table:table-cell office:value-type="float" office:value="417147" calcext:value-type="float">
            <text:p>417147</text:p>
          </table:table-cell>
          <table:table-cell office:value-type="string" calcext:value-type="string">
            <text:p>B/op</text:p>
          </table:table-cell>
          <table:table-cell office:value-type="float" office:value="9859" calcext:value-type="float">
            <text:p>9859</text:p>
          </table:table-cell>
          <table:table-cell office:value-type="string" calcext:value-type="string">
            <text:p>allocs/op</text:p>
          </table:table-cell>
          <table:table-cell table:formula="of:=MID([.A58];18;LEN([.A58])-20)" office:value-type="string" office:string-value="LimitLimitedPriorityChannelNoLimitTransfer10kConcurrent" calcext:value-type="string">
            <text:p>LimitLimitedPriorityChannelNoLimitTransfer10kConcurrent</text:p>
          </table:table-cell>
          <table:table-cell table:formula="of:=FIND(&quot;Channel&quot;;[.I58])" office:value-type="float" office:value="21" calcext:value-type="float">
            <text:p>21</text:p>
          </table:table-cell>
          <table:table-cell table:formula="of:=LEFT([.I58];[.J58]-1)" office:value-type="string" office:string-value="LimitLimitedPriority" calcext:value-type="string">
            <text:p>LimitLimitedPriority</text:p>
          </table:table-cell>
          <table:table-cell table:formula="of:=RIGHT([.I58];LEN([.I58])-[.J58]-6)" office:value-type="string" office:string-value="NoLimitTransfer10kConcurrent" calcext:value-type="string">
            <text:p>NoLimitTransfer10kConcurrent</text:p>
          </table:table-cell>
          <table:table-cell table:formula="of:=IF(RIGHT([.$K58];LEN([.M$1]))=[.M$1];[.M$1];&quot;&quot;)">
            <text:p/>
          </table:table-cell>
          <table:table-cell table:formula="of:=IF([.O58]=&quot;&quot;;IF(RIGHT([.$K58];LEN([.N$1]))=[.N$1];[.N$1];&quot;&quot;);&quot;&quot;)">
            <text:p/>
          </table:table-cell>
          <table:table-cell table:formula="of:=IF(RIGHT([.$K58];LEN([.O$1]))=[.O$1];[.O$1];&quot;&quot;)" office:value-type="string" office:string-value="LimitedPriority" calcext:value-type="string">
            <text:p>LimitedPriority</text:p>
          </table:table-cell>
          <table:table-cell table:formula="of:=IF(RIGHT([.$K58];LEN([.P$1]))=[.P$1];[.P$1];&quot;&quot;)">
            <text:p/>
          </table:table-cell>
          <table:table-cell table:formula="of:=IF(RIGHT([.$K58];LEN([.Q$1]))=[.Q$1];[.Q$1];&quot;&quot;)">
            <text:p/>
          </table:table-cell>
          <table:table-cell table:formula="of:=IF(RIGHT([.$K58];LEN([.R$1]))=[.R$1];[.R$1];&quot;&quot;)">
            <text:p/>
          </table:table-cell>
          <table:table-cell table:formula="of:=COM.MICROSOFT.CONCAT([.M58:.R58])" office:value-type="string" office:string-value="LimitedPriority" calcext:value-type="string">
            <text:p>LimitedPriority</text:p>
          </table:table-cell>
          <table:table-cell table:formula="of:=LEFT([.K58];LEN([.K58])-LEN([.S58]))" office:value-type="string" office:string-value="Limit" calcext:value-type="string">
            <text:p>Limit</text:p>
          </table:table-cell>
          <table:table-cell table:formula="of:=IF([.$T58]=&quot;&quot;;IF(ISERROR(FIND([.U$1];[.$S58]));&quot;-&quot;;&quot;+&quot;);IF([.$S58]=&quot;Default&quot;;&quot;-&quot;;IF(ISERROR(FIND([.U$1];[.$T58]));&quot;-&quot;;&quot;+&quot;)))" office:value-type="string" office:string-value="-" calcext:value-type="string">
            <text:p>-</text:p>
          </table:table-cell>
          <table:table-cell table:formula="of:=IF([.$T58]=&quot;&quot;;IF(ISERROR(FIND([.V$1];[.$S58]));&quot;-&quot;;&quot;+&quot;);IF([.$S58]=&quot;Default&quot;;&quot;-&quot;;IF(ISERROR(FIND([.V$1];[.$T58]));&quot;-&quot;;&quot;+&quot;)))" office:value-type="string" office:string-value="+" calcext:value-type="string">
            <text:p>+</text:p>
          </table:table-cell>
          <table:table-cell table:formula="of:=IF(AND([.V58]=&quot;+&quot;;NOT(ISERROR(FIND(&quot;NoLimit&quot;;[.L58]))));&quot;x&quot;;[.V58])" office:value-type="string" office:string-value="x" calcext:value-type="string">
            <text:p>x</text:p>
          </table:table-cell>
          <table:table-cell table:formula="of:=IF([.$T58]=&quot;&quot;;IF(ISERROR(FIND([.X$1];[.$S58]));&quot;-&quot;;&quot;+&quot;);IF([.$S58]=&quot;Default&quot;;&quot;-&quot;;IF(ISERROR(FIND([.X$1];[.$T58]));&quot;-&quot;;&quot;+&quot;)))" office:value-type="string" office:string-value="-" calcext:value-type="string">
            <text:p>-</text:p>
          </table:table-cell>
          <table:table-cell table:formula="of:=IF(ISERROR(FIND([.Y$1];[.$S58]));&quot;-&quot;;&quot;+&quot;)" office:value-type="string" office:string-value="-" calcext:value-type="string">
            <text:p>-</text:p>
          </table:table-cell>
          <table:table-cell table:formula="of:=IF([.W58]=&quot;x&quot;;RIGHT([.L58];LEN([.L58])-7);[.L58])" office:value-type="string" office:string-value="Transfer10kConcurrent" calcext:value-type="string">
            <text:p>Transfer10kConcurrent</text:p>
          </table:table-cell>
          <table:table-cell table:formula="of:=[.C58]" office:value-type="float" office:value="9245478" calcext:value-type="float">
            <text:p>9245478</text:p>
          </table:table-cell>
          <table:table-cell table:formula="of:=[.E58]" office:value-type="float" office:value="417147" calcext:value-type="float">
            <text:p>417147</text:p>
          </table:table-cell>
          <table:table-cell table:formula="of:=[.G58]" office:value-type="float" office:value="9859" calcext:value-type="float">
            <text:p>9859</text:p>
          </table:table-cell>
        </table:table-row>
        <table:table-row table:style-name="ro2">
          <table:table-cell office:value-type="string" calcext:value-type="string">
            <text:p>BenchmarkInfiniteLimitLimitedPriorityChannelTransfer10kConcurrent-12</text:p>
          </table:table-cell>
          <table:table-cell office:value-type="float" office:value="136" calcext:value-type="float">
            <text:p>136</text:p>
          </table:table-cell>
          <table:table-cell office:value-type="float" office:value="8493110" calcext:value-type="float">
            <text:p>8493110</text:p>
          </table:table-cell>
          <table:table-cell office:value-type="string" calcext:value-type="string">
            <text:p>ns/op</text:p>
          </table:table-cell>
          <table:table-cell office:value-type="float" office:value="269008" calcext:value-type="float">
            <text:p>269008</text:p>
          </table:table-cell>
          <table:table-cell office:value-type="string" calcext:value-type="string">
            <text:p>B/op</text:p>
          </table:table-cell>
          <table:table-cell office:value-type="float" office:value="10027" calcext:value-type="float">
            <text:p>10027</text:p>
          </table:table-cell>
          <table:table-cell office:value-type="string" calcext:value-type="string">
            <text:p>allocs/op</text:p>
          </table:table-cell>
          <table:table-cell table:formula="of:=MID([.A59];18;LEN([.A59])-20)" office:value-type="string" office:string-value="LimitLimitedPriorityChannelTransfer10kConcurrent" calcext:value-type="string">
            <text:p>LimitLimitedPriorityChannelTransfer10kConcurrent</text:p>
          </table:table-cell>
          <table:table-cell table:formula="of:=FIND(&quot;Channel&quot;;[.I59])" office:value-type="float" office:value="21" calcext:value-type="float">
            <text:p>21</text:p>
          </table:table-cell>
          <table:table-cell table:formula="of:=LEFT([.I59];[.J59]-1)" office:value-type="string" office:string-value="LimitLimitedPriority" calcext:value-type="string">
            <text:p>LimitLimitedPriority</text:p>
          </table:table-cell>
          <table:table-cell table:formula="of:=RIGHT([.I59];LEN([.I59])-[.J59]-6)" office:value-type="string" office:string-value="Transfer10kConcurrent" calcext:value-type="string">
            <text:p>Transfer10kConcurrent</text:p>
          </table:table-cell>
          <table:table-cell table:formula="of:=IF(RIGHT([.$K59];LEN([.M$1]))=[.M$1];[.M$1];&quot;&quot;)">
            <text:p/>
          </table:table-cell>
          <table:table-cell table:formula="of:=IF([.O59]=&quot;&quot;;IF(RIGHT([.$K59];LEN([.N$1]))=[.N$1];[.N$1];&quot;&quot;);&quot;&quot;)">
            <text:p/>
          </table:table-cell>
          <table:table-cell table:formula="of:=IF(RIGHT([.$K59];LEN([.O$1]))=[.O$1];[.O$1];&quot;&quot;)" office:value-type="string" office:string-value="LimitedPriority" calcext:value-type="string">
            <text:p>LimitedPriority</text:p>
          </table:table-cell>
          <table:table-cell table:formula="of:=IF(RIGHT([.$K59];LEN([.P$1]))=[.P$1];[.P$1];&quot;&quot;)">
            <text:p/>
          </table:table-cell>
          <table:table-cell table:formula="of:=IF(RIGHT([.$K59];LEN([.Q$1]))=[.Q$1];[.Q$1];&quot;&quot;)">
            <text:p/>
          </table:table-cell>
          <table:table-cell table:formula="of:=IF(RIGHT([.$K59];LEN([.R$1]))=[.R$1];[.R$1];&quot;&quot;)">
            <text:p/>
          </table:table-cell>
          <table:table-cell table:formula="of:=COM.MICROSOFT.CONCAT([.M59:.R59])" office:value-type="string" office:string-value="LimitedPriority" calcext:value-type="string">
            <text:p>LimitedPriority</text:p>
          </table:table-cell>
          <table:table-cell table:formula="of:=LEFT([.K59];LEN([.K59])-LEN([.S59]))" office:value-type="string" office:string-value="Limit" calcext:value-type="string">
            <text:p>Limit</text:p>
          </table:table-cell>
          <table:table-cell table:formula="of:=IF([.$T59]=&quot;&quot;;IF(ISERROR(FIND([.U$1];[.$S59]));&quot;-&quot;;&quot;+&quot;);IF([.$S59]=&quot;Default&quot;;&quot;-&quot;;IF(ISERROR(FIND([.U$1];[.$T59]));&quot;-&quot;;&quot;+&quot;)))" office:value-type="string" office:string-value="-" calcext:value-type="string">
            <text:p>-</text:p>
          </table:table-cell>
          <table:table-cell table:formula="of:=IF([.$T59]=&quot;&quot;;IF(ISERROR(FIND([.V$1];[.$S59]));&quot;-&quot;;&quot;+&quot;);IF([.$S59]=&quot;Default&quot;;&quot;-&quot;;IF(ISERROR(FIND([.V$1];[.$T59]));&quot;-&quot;;&quot;+&quot;)))" office:value-type="string" office:string-value="+" calcext:value-type="string">
            <text:p>+</text:p>
          </table:table-cell>
          <table:table-cell table:formula="of:=IF(AND([.V59]=&quot;+&quot;;NOT(ISERROR(FIND(&quot;NoLimit&quot;;[.L59]))));&quot;x&quot;;[.V59])" office:value-type="string" office:string-value="+" calcext:value-type="string">
            <text:p>+</text:p>
          </table:table-cell>
          <table:table-cell table:formula="of:=IF([.$T59]=&quot;&quot;;IF(ISERROR(FIND([.X$1];[.$S59]));&quot;-&quot;;&quot;+&quot;);IF([.$S59]=&quot;Default&quot;;&quot;-&quot;;IF(ISERROR(FIND([.X$1];[.$T59]));&quot;-&quot;;&quot;+&quot;)))" office:value-type="string" office:string-value="-" calcext:value-type="string">
            <text:p>-</text:p>
          </table:table-cell>
          <table:table-cell table:formula="of:=IF(ISERROR(FIND([.Y$1];[.$S59]));&quot;-&quot;;&quot;+&quot;)" office:value-type="string" office:string-value="-" calcext:value-type="string">
            <text:p>-</text:p>
          </table:table-cell>
          <table:table-cell table:formula="of:=IF([.W59]=&quot;x&quot;;RIGHT([.L59];LEN([.L59])-7);[.L59])" office:value-type="string" office:string-value="Transfer10kConcurrent" calcext:value-type="string">
            <text:p>Transfer10kConcurrent</text:p>
          </table:table-cell>
          <table:table-cell table:formula="of:=[.C59]" office:value-type="float" office:value="8493110" calcext:value-type="float">
            <text:p>8493110</text:p>
          </table:table-cell>
          <table:table-cell table:formula="of:=[.E59]" office:value-type="float" office:value="269008" calcext:value-type="float">
            <text:p>269008</text:p>
          </table:table-cell>
          <table:table-cell table:formula="of:=[.G59]" office:value-type="float" office:value="10027" calcext:value-type="float">
            <text:p>10027</text:p>
          </table:table-cell>
        </table:table-row>
        <table:table-row table:style-name="ro2">
          <table:table-cell office:value-type="string" calcext:value-type="string">
            <text:p>BenchmarkInfiniteLimitedPriorityChannelNoLimitTransfer10kConcurrent-12</text:p>
          </table:table-cell>
          <table:table-cell office:value-type="float" office:value="145" calcext:value-type="float">
            <text:p>145</text:p>
          </table:table-cell>
          <table:table-cell office:value-type="float" office:value="9388098" calcext:value-type="float">
            <text:p>9388098</text:p>
          </table:table-cell>
          <table:table-cell office:value-type="string" calcext:value-type="string">
            <text:p>ns/op</text:p>
          </table:table-cell>
          <table:table-cell office:value-type="float" office:value="453815" calcext:value-type="float">
            <text:p>453815</text:p>
          </table:table-cell>
          <table:table-cell office:value-type="string" calcext:value-type="string">
            <text:p>B/op</text:p>
          </table:table-cell>
          <table:table-cell office:value-type="float" office:value="9890" calcext:value-type="float">
            <text:p>9890</text:p>
          </table:table-cell>
          <table:table-cell office:value-type="string" calcext:value-type="string">
            <text:p>allocs/op</text:p>
          </table:table-cell>
          <table:table-cell table:formula="of:=MID([.A60];18;LEN([.A60])-20)" office:value-type="string" office:string-value="LimitedPriorityChannelNoLimitTransfer10kConcurrent" calcext:value-type="string">
            <text:p>LimitedPriorityChannelNoLimitTransfer10kConcurrent</text:p>
          </table:table-cell>
          <table:table-cell table:formula="of:=FIND(&quot;Channel&quot;;[.I60])" office:value-type="float" office:value="16" calcext:value-type="float">
            <text:p>16</text:p>
          </table:table-cell>
          <table:table-cell table:formula="of:=LEFT([.I60];[.J60]-1)" office:value-type="string" office:string-value="LimitedPriority" calcext:value-type="string">
            <text:p>LimitedPriority</text:p>
          </table:table-cell>
          <table:table-cell table:formula="of:=RIGHT([.I60];LEN([.I60])-[.J60]-6)" office:value-type="string" office:string-value="NoLimitTransfer10kConcurrent" calcext:value-type="string">
            <text:p>NoLimitTransfer10kConcurrent</text:p>
          </table:table-cell>
          <table:table-cell table:formula="of:=IF(RIGHT([.$K60];LEN([.M$1]))=[.M$1];[.M$1];&quot;&quot;)">
            <text:p/>
          </table:table-cell>
          <table:table-cell table:formula="of:=IF([.O60]=&quot;&quot;;IF(RIGHT([.$K60];LEN([.N$1]))=[.N$1];[.N$1];&quot;&quot;);&quot;&quot;)">
            <text:p/>
          </table:table-cell>
          <table:table-cell table:formula="of:=IF(RIGHT([.$K60];LEN([.O$1]))=[.O$1];[.O$1];&quot;&quot;)" office:value-type="string" office:string-value="LimitedPriority" calcext:value-type="string">
            <text:p>LimitedPriority</text:p>
          </table:table-cell>
          <table:table-cell table:formula="of:=IF(RIGHT([.$K60];LEN([.P$1]))=[.P$1];[.P$1];&quot;&quot;)">
            <text:p/>
          </table:table-cell>
          <table:table-cell table:formula="of:=IF(RIGHT([.$K60];LEN([.Q$1]))=[.Q$1];[.Q$1];&quot;&quot;)">
            <text:p/>
          </table:table-cell>
          <table:table-cell table:formula="of:=IF(RIGHT([.$K60];LEN([.R$1]))=[.R$1];[.R$1];&quot;&quot;)">
            <text:p/>
          </table:table-cell>
          <table:table-cell table:formula="of:=COM.MICROSOFT.CONCAT([.M60:.R60])" office:value-type="string" office:string-value="LimitedPriority" calcext:value-type="string">
            <text:p>LimitedPriority</text:p>
          </table:table-cell>
          <table:table-cell table:formula="of:=LEFT([.K60];LEN([.K60])-LEN([.S60]))">
            <text:p/>
          </table:table-cell>
          <table:table-cell table:formula="of:=IF([.$T60]=&quot;&quot;;IF(ISERROR(FIND([.U$1];[.$S60]));&quot;-&quot;;&quot;+&quot;);IF([.$S60]=&quot;Default&quot;;&quot;-&quot;;IF(ISERROR(FIND([.U$1];[.$T60]));&quot;-&quot;;&quot;+&quot;)))" office:value-type="string" office:string-value="+" calcext:value-type="string">
            <text:p>+</text:p>
          </table:table-cell>
          <table:table-cell table:formula="of:=IF([.$T60]=&quot;&quot;;IF(ISERROR(FIND([.V$1];[.$S60]));&quot;-&quot;;&quot;+&quot;);IF([.$S60]=&quot;Default&quot;;&quot;-&quot;;IF(ISERROR(FIND([.V$1];[.$T60]));&quot;-&quot;;&quot;+&quot;)))" office:value-type="string" office:string-value="+" calcext:value-type="string">
            <text:p>+</text:p>
          </table:table-cell>
          <table:table-cell table:formula="of:=IF(AND([.V60]=&quot;+&quot;;NOT(ISERROR(FIND(&quot;NoLimit&quot;;[.L60]))));&quot;x&quot;;[.V60])" office:value-type="string" office:string-value="x" calcext:value-type="string">
            <text:p>x</text:p>
          </table:table-cell>
          <table:table-cell table:formula="of:=IF([.$T60]=&quot;&quot;;IF(ISERROR(FIND([.X$1];[.$S60]));&quot;-&quot;;&quot;+&quot;);IF([.$S60]=&quot;Default&quot;;&quot;-&quot;;IF(ISERROR(FIND([.X$1];[.$T60]));&quot;-&quot;;&quot;+&quot;)))" office:value-type="string" office:string-value="-" calcext:value-type="string">
            <text:p>-</text:p>
          </table:table-cell>
          <table:table-cell table:formula="of:=IF(ISERROR(FIND([.Y$1];[.$S60]));&quot;-&quot;;&quot;+&quot;)" office:value-type="string" office:string-value="-" calcext:value-type="string">
            <text:p>-</text:p>
          </table:table-cell>
          <table:table-cell table:formula="of:=IF([.W60]=&quot;x&quot;;RIGHT([.L60];LEN([.L60])-7);[.L60])" office:value-type="string" office:string-value="Transfer10kConcurrent" calcext:value-type="string">
            <text:p>Transfer10kConcurrent</text:p>
          </table:table-cell>
          <table:table-cell table:formula="of:=[.C60]" office:value-type="float" office:value="9388098" calcext:value-type="float">
            <text:p>9388098</text:p>
          </table:table-cell>
          <table:table-cell table:formula="of:=[.E60]" office:value-type="float" office:value="453815" calcext:value-type="float">
            <text:p>453815</text:p>
          </table:table-cell>
          <table:table-cell table:formula="of:=[.G60]" office:value-type="float" office:value="9890" calcext:value-type="float">
            <text:p>9890</text:p>
          </table:table-cell>
        </table:table-row>
        <table:table-row table:style-name="ro2">
          <table:table-cell office:value-type="string" calcext:value-type="string">
            <text:p>BenchmarkInfiniteLimitedPriorityChannelTransfer10kConcurrent-12</text:p>
          </table:table-cell>
          <table:table-cell office:value-type="float" office:value="142" calcext:value-type="float">
            <text:p>142</text:p>
          </table:table-cell>
          <table:table-cell office:value-type="float" office:value="9047397" calcext:value-type="float">
            <text:p>9047397</text:p>
          </table:table-cell>
          <table:table-cell office:value-type="string" calcext:value-type="string">
            <text:p>ns/op</text:p>
          </table:table-cell>
          <table:table-cell office:value-type="float" office:value="298514" calcext:value-type="float">
            <text:p>298514</text:p>
          </table:table-cell>
          <table:table-cell office:value-type="string" calcext:value-type="string">
            <text:p>B/op</text:p>
          </table:table-cell>
          <table:table-cell office:value-type="float" office:value="10037" calcext:value-type="float">
            <text:p>10037</text:p>
          </table:table-cell>
          <table:table-cell office:value-type="string" calcext:value-type="string">
            <text:p>allocs/op</text:p>
          </table:table-cell>
          <table:table-cell table:formula="of:=MID([.A61];18;LEN([.A61])-20)" office:value-type="string" office:string-value="LimitedPriorityChannelTransfer10kConcurrent" calcext:value-type="string">
            <text:p>LimitedPriorityChannelTransfer10kConcurrent</text:p>
          </table:table-cell>
          <table:table-cell table:formula="of:=FIND(&quot;Channel&quot;;[.I61])" office:value-type="float" office:value="16" calcext:value-type="float">
            <text:p>16</text:p>
          </table:table-cell>
          <table:table-cell table:formula="of:=LEFT([.I61];[.J61]-1)" office:value-type="string" office:string-value="LimitedPriority" calcext:value-type="string">
            <text:p>LimitedPriority</text:p>
          </table:table-cell>
          <table:table-cell table:formula="of:=RIGHT([.I61];LEN([.I61])-[.J61]-6)" office:value-type="string" office:string-value="Transfer10kConcurrent" calcext:value-type="string">
            <text:p>Transfer10kConcurrent</text:p>
          </table:table-cell>
          <table:table-cell table:formula="of:=IF(RIGHT([.$K61];LEN([.M$1]))=[.M$1];[.M$1];&quot;&quot;)">
            <text:p/>
          </table:table-cell>
          <table:table-cell table:formula="of:=IF([.O61]=&quot;&quot;;IF(RIGHT([.$K61];LEN([.N$1]))=[.N$1];[.N$1];&quot;&quot;);&quot;&quot;)">
            <text:p/>
          </table:table-cell>
          <table:table-cell table:formula="of:=IF(RIGHT([.$K61];LEN([.O$1]))=[.O$1];[.O$1];&quot;&quot;)" office:value-type="string" office:string-value="LimitedPriority" calcext:value-type="string">
            <text:p>LimitedPriority</text:p>
          </table:table-cell>
          <table:table-cell table:formula="of:=IF(RIGHT([.$K61];LEN([.P$1]))=[.P$1];[.P$1];&quot;&quot;)">
            <text:p/>
          </table:table-cell>
          <table:table-cell table:formula="of:=IF(RIGHT([.$K61];LEN([.Q$1]))=[.Q$1];[.Q$1];&quot;&quot;)">
            <text:p/>
          </table:table-cell>
          <table:table-cell table:formula="of:=IF(RIGHT([.$K61];LEN([.R$1]))=[.R$1];[.R$1];&quot;&quot;)">
            <text:p/>
          </table:table-cell>
          <table:table-cell table:formula="of:=COM.MICROSOFT.CONCAT([.M61:.R61])" office:value-type="string" office:string-value="LimitedPriority" calcext:value-type="string">
            <text:p>LimitedPriority</text:p>
          </table:table-cell>
          <table:table-cell table:formula="of:=LEFT([.K61];LEN([.K61])-LEN([.S61]))">
            <text:p/>
          </table:table-cell>
          <table:table-cell table:formula="of:=IF([.$T61]=&quot;&quot;;IF(ISERROR(FIND([.U$1];[.$S61]));&quot;-&quot;;&quot;+&quot;);IF([.$S61]=&quot;Default&quot;;&quot;-&quot;;IF(ISERROR(FIND([.U$1];[.$T61]));&quot;-&quot;;&quot;+&quot;)))" office:value-type="string" office:string-value="+" calcext:value-type="string">
            <text:p>+</text:p>
          </table:table-cell>
          <table:table-cell table:formula="of:=IF([.$T61]=&quot;&quot;;IF(ISERROR(FIND([.V$1];[.$S61]));&quot;-&quot;;&quot;+&quot;);IF([.$S61]=&quot;Default&quot;;&quot;-&quot;;IF(ISERROR(FIND([.V$1];[.$T61]));&quot;-&quot;;&quot;+&quot;)))" office:value-type="string" office:string-value="+" calcext:value-type="string">
            <text:p>+</text:p>
          </table:table-cell>
          <table:table-cell table:formula="of:=IF(AND([.V61]=&quot;+&quot;;NOT(ISERROR(FIND(&quot;NoLimit&quot;;[.L61]))));&quot;x&quot;;[.V61])" office:value-type="string" office:string-value="+" calcext:value-type="string">
            <text:p>+</text:p>
          </table:table-cell>
          <table:table-cell table:formula="of:=IF([.$T61]=&quot;&quot;;IF(ISERROR(FIND([.X$1];[.$S61]));&quot;-&quot;;&quot;+&quot;);IF([.$S61]=&quot;Default&quot;;&quot;-&quot;;IF(ISERROR(FIND([.X$1];[.$T61]));&quot;-&quot;;&quot;+&quot;)))" office:value-type="string" office:string-value="-" calcext:value-type="string">
            <text:p>-</text:p>
          </table:table-cell>
          <table:table-cell table:formula="of:=IF(ISERROR(FIND([.Y$1];[.$S61]));&quot;-&quot;;&quot;+&quot;)" office:value-type="string" office:string-value="-" calcext:value-type="string">
            <text:p>-</text:p>
          </table:table-cell>
          <table:table-cell table:formula="of:=IF([.W61]=&quot;x&quot;;RIGHT([.L61];LEN([.L61])-7);[.L61])" office:value-type="string" office:string-value="Transfer10kConcurrent" calcext:value-type="string">
            <text:p>Transfer10kConcurrent</text:p>
          </table:table-cell>
          <table:table-cell table:formula="of:=[.C61]" office:value-type="float" office:value="9047397" calcext:value-type="float">
            <text:p>9047397</text:p>
          </table:table-cell>
          <table:table-cell table:formula="of:=[.E61]" office:value-type="float" office:value="298514" calcext:value-type="float">
            <text:p>298514</text:p>
          </table:table-cell>
          <table:table-cell table:formula="of:=[.G61]" office:value-type="float" office:value="10037" calcext:value-type="float">
            <text:p>10037</text:p>
          </table:table-cell>
        </table:table-row>
        <table:table-row table:style-name="ro2">
          <table:table-cell office:value-type="string" calcext:value-type="string">
            <text:p>BenchmarkInfiniteDefaultLimitedPriorityListChannelTransfer10kSerial-12</text:p>
          </table:table-cell>
          <table:table-cell office:value-type="float" office:value="100" calcext:value-type="float">
            <text:p>100</text:p>
          </table:table-cell>
          <table:table-cell office:value-type="float" office:value="11177459" calcext:value-type="float">
            <text:p>11177459</text:p>
          </table:table-cell>
          <table:table-cell office:value-type="string" calcext:value-type="string">
            <text:p>ns/op</text:p>
          </table:table-cell>
          <table:table-cell office:value-type="float" office:value="398155" calcext:value-type="float">
            <text:p>398155</text:p>
          </table:table-cell>
          <table:table-cell office:value-type="string" calcext:value-type="string">
            <text:p>B/op</text:p>
          </table:table-cell>
          <table:table-cell office:value-type="float" office:value="19746" calcext:value-type="float">
            <text:p>19746</text:p>
          </table:table-cell>
          <table:table-cell office:value-type="string" calcext:value-type="string">
            <text:p>allocs/op</text:p>
          </table:table-cell>
          <table:table-cell table:formula="of:=MID([.A62];18;LEN([.A62])-20)" office:value-type="string" office:string-value="DefaultLimitedPriorityListChannelTransfer10kSerial" calcext:value-type="string">
            <text:p>DefaultLimitedPriorityListChannelTransfer10kSerial</text:p>
          </table:table-cell>
          <table:table-cell table:formula="of:=FIND(&quot;Channel&quot;;[.I62])" office:value-type="float" office:value="27" calcext:value-type="float">
            <text:p>27</text:p>
          </table:table-cell>
          <table:table-cell table:formula="of:=LEFT([.I62];[.J62]-1)" office:value-type="string" office:string-value="DefaultLimitedPriorityList" calcext:value-type="string">
            <text:p>DefaultLimitedPriorityList</text:p>
          </table:table-cell>
          <table:table-cell table:formula="of:=RIGHT([.I62];LEN([.I62])-[.J62]-6)" office:value-type="string" office:string-value="Transfer10kSerial" calcext:value-type="string">
            <text:p>Transfer10kSerial</text:p>
          </table:table-cell>
          <table:table-cell table:formula="of:=IF(RIGHT([.$K62];LEN([.M$1]))=[.M$1];[.M$1];&quot;&quot;)">
            <text:p/>
          </table:table-cell>
          <table:table-cell table:formula="of:=IF([.O62]=&quot;&quot;;IF(RIGHT([.$K62];LEN([.N$1]))=[.N$1];[.N$1];&quot;&quot;);&quot;&quot;)">
            <text:p/>
          </table:table-cell>
          <table:table-cell table:formula="of:=IF(RIGHT([.$K62];LEN([.O$1]))=[.O$1];[.O$1];&quot;&quot;)">
            <text:p/>
          </table:table-cell>
          <table:table-cell table:formula="of:=IF(RIGHT([.$K62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62];LEN([.Q$1]))=[.Q$1];[.Q$1];&quot;&quot;)">
            <text:p/>
          </table:table-cell>
          <table:table-cell table:formula="of:=IF(RIGHT([.$K62];LEN([.R$1]))=[.R$1];[.R$1];&quot;&quot;)">
            <text:p/>
          </table:table-cell>
          <table:table-cell table:formula="of:=COM.MICROSOFT.CONCAT([.M62:.R62])" office:value-type="string" office:string-value="LimitedPriorityList" calcext:value-type="string">
            <text:p>LimitedPriorityList</text:p>
          </table:table-cell>
          <table:table-cell table:formula="of:=LEFT([.K62];LEN([.K62])-LEN([.S62]))" office:value-type="string" office:string-value="Default" calcext:value-type="string">
            <text:p>Default</text:p>
          </table:table-cell>
          <table:table-cell table:formula="of:=IF([.$T62]=&quot;&quot;;IF(ISERROR(FIND([.U$1];[.$S62]));&quot;-&quot;;&quot;+&quot;);IF([.$S62]=&quot;Default&quot;;&quot;-&quot;;IF(ISERROR(FIND([.U$1];[.$T62]));&quot;-&quot;;&quot;+&quot;)))" office:value-type="string" office:string-value="-" calcext:value-type="string">
            <text:p>-</text:p>
          </table:table-cell>
          <table:table-cell table:formula="of:=IF([.$T62]=&quot;&quot;;IF(ISERROR(FIND([.V$1];[.$S62]));&quot;-&quot;;&quot;+&quot;);IF([.$S62]=&quot;Default&quot;;&quot;-&quot;;IF(ISERROR(FIND([.V$1];[.$T62]));&quot;-&quot;;&quot;+&quot;)))" office:value-type="string" office:string-value="-" calcext:value-type="string">
            <text:p>-</text:p>
          </table:table-cell>
          <table:table-cell table:formula="of:=IF(AND([.V62]=&quot;+&quot;;NOT(ISERROR(FIND(&quot;NoLimit&quot;;[.L62]))));&quot;x&quot;;[.V62])" office:value-type="string" office:string-value="-" calcext:value-type="string">
            <text:p>-</text:p>
          </table:table-cell>
          <table:table-cell table:formula="of:=IF([.$T62]=&quot;&quot;;IF(ISERROR(FIND([.X$1];[.$S62]));&quot;-&quot;;&quot;+&quot;);IF([.$S62]=&quot;Default&quot;;&quot;-&quot;;IF(ISERROR(FIND([.X$1];[.$T62]));&quot;-&quot;;&quot;+&quot;)))" office:value-type="string" office:string-value="-" calcext:value-type="string">
            <text:p>-</text:p>
          </table:table-cell>
          <table:table-cell table:formula="of:=IF(ISERROR(FIND([.Y$1];[.$S62]));&quot;-&quot;;&quot;+&quot;)" office:value-type="string" office:string-value="+" calcext:value-type="string">
            <text:p>+</text:p>
          </table:table-cell>
          <table:table-cell table:formula="of:=IF([.W62]=&quot;x&quot;;RIGHT([.L62];LEN([.L62])-7);[.L62])" office:value-type="string" office:string-value="Transfer10kSerial" calcext:value-type="string">
            <text:p>Transfer10kSerial</text:p>
          </table:table-cell>
          <table:table-cell table:formula="of:=[.C62]" office:value-type="float" office:value="11177459" calcext:value-type="float">
            <text:p>11177459</text:p>
          </table:table-cell>
          <table:table-cell table:formula="of:=[.E62]" office:value-type="float" office:value="398155" calcext:value-type="float">
            <text:p>398155</text:p>
          </table:table-cell>
          <table:table-cell table:formula="of:=[.G62]" office:value-type="float" office:value="19746" calcext:value-type="float">
            <text:p>19746</text:p>
          </table:table-cell>
        </table:table-row>
        <table:table-row table:style-name="ro2">
          <table:table-cell office:value-type="string" calcext:value-type="string">
            <text:p>BenchmarkInfinitePriorityLimitedPriorityListChannelTransfer10kSerial-12</text:p>
          </table:table-cell>
          <table:table-cell office:value-type="float" office:value="100" calcext:value-type="float">
            <text:p>100</text:p>
          </table:table-cell>
          <table:table-cell office:value-type="float" office:value="10442475" calcext:value-type="float">
            <text:p>10442475</text:p>
          </table:table-cell>
          <table:table-cell office:value-type="string" calcext:value-type="string">
            <text:p>ns/op</text:p>
          </table:table-cell>
          <table:table-cell office:value-type="float" office:value="398151" calcext:value-type="float">
            <text:p>398151</text:p>
          </table:table-cell>
          <table:table-cell office:value-type="string" calcext:value-type="string">
            <text:p>B/op</text:p>
          </table:table-cell>
          <table:table-cell office:value-type="float" office:value="19745" calcext:value-type="float">
            <text:p>19745</text:p>
          </table:table-cell>
          <table:table-cell office:value-type="string" calcext:value-type="string">
            <text:p>allocs/op</text:p>
          </table:table-cell>
          <table:table-cell table:formula="of:=MID([.A63];18;LEN([.A63])-20)" office:value-type="string" office:string-value="PriorityLimitedPriorityListChannelTransfer10kSerial" calcext:value-type="string">
            <text:p>PriorityLimitedPriorityListChannelTransfer10kSerial</text:p>
          </table:table-cell>
          <table:table-cell table:formula="of:=FIND(&quot;Channel&quot;;[.I63])" office:value-type="float" office:value="28" calcext:value-type="float">
            <text:p>28</text:p>
          </table:table-cell>
          <table:table-cell table:formula="of:=LEFT([.I63];[.J63]-1)" office:value-type="string" office:string-value="PriorityLimitedPriorityList" calcext:value-type="string">
            <text:p>PriorityLimitedPriorityList</text:p>
          </table:table-cell>
          <table:table-cell table:formula="of:=RIGHT([.I63];LEN([.I63])-[.J63]-6)" office:value-type="string" office:string-value="Transfer10kSerial" calcext:value-type="string">
            <text:p>Transfer10kSerial</text:p>
          </table:table-cell>
          <table:table-cell table:formula="of:=IF(RIGHT([.$K63];LEN([.M$1]))=[.M$1];[.M$1];&quot;&quot;)">
            <text:p/>
          </table:table-cell>
          <table:table-cell table:formula="of:=IF([.O63]=&quot;&quot;;IF(RIGHT([.$K63];LEN([.N$1]))=[.N$1];[.N$1];&quot;&quot;);&quot;&quot;)">
            <text:p/>
          </table:table-cell>
          <table:table-cell table:formula="of:=IF(RIGHT([.$K63];LEN([.O$1]))=[.O$1];[.O$1];&quot;&quot;)">
            <text:p/>
          </table:table-cell>
          <table:table-cell table:formula="of:=IF(RIGHT([.$K63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63];LEN([.Q$1]))=[.Q$1];[.Q$1];&quot;&quot;)">
            <text:p/>
          </table:table-cell>
          <table:table-cell table:formula="of:=IF(RIGHT([.$K63];LEN([.R$1]))=[.R$1];[.R$1];&quot;&quot;)">
            <text:p/>
          </table:table-cell>
          <table:table-cell table:formula="of:=COM.MICROSOFT.CONCAT([.M63:.R63])" office:value-type="string" office:string-value="LimitedPriorityList" calcext:value-type="string">
            <text:p>LimitedPriorityList</text:p>
          </table:table-cell>
          <table:table-cell table:formula="of:=LEFT([.K63];LEN([.K63])-LEN([.S63]))" office:value-type="string" office:string-value="Priority" calcext:value-type="string">
            <text:p>Priority</text:p>
          </table:table-cell>
          <table:table-cell table:formula="of:=IF([.$T63]=&quot;&quot;;IF(ISERROR(FIND([.U$1];[.$S63]));&quot;-&quot;;&quot;+&quot;);IF([.$S63]=&quot;Default&quot;;&quot;-&quot;;IF(ISERROR(FIND([.U$1];[.$T63]));&quot;-&quot;;&quot;+&quot;)))" office:value-type="string" office:string-value="+" calcext:value-type="string">
            <text:p>+</text:p>
          </table:table-cell>
          <table:table-cell table:formula="of:=IF([.$T63]=&quot;&quot;;IF(ISERROR(FIND([.V$1];[.$S63]));&quot;-&quot;;&quot;+&quot;);IF([.$S63]=&quot;Default&quot;;&quot;-&quot;;IF(ISERROR(FIND([.V$1];[.$T63]));&quot;-&quot;;&quot;+&quot;)))" office:value-type="string" office:string-value="-" calcext:value-type="string">
            <text:p>-</text:p>
          </table:table-cell>
          <table:table-cell table:formula="of:=IF(AND([.V63]=&quot;+&quot;;NOT(ISERROR(FIND(&quot;NoLimit&quot;;[.L63]))));&quot;x&quot;;[.V63])" office:value-type="string" office:string-value="-" calcext:value-type="string">
            <text:p>-</text:p>
          </table:table-cell>
          <table:table-cell table:formula="of:=IF([.$T63]=&quot;&quot;;IF(ISERROR(FIND([.X$1];[.$S63]));&quot;-&quot;;&quot;+&quot;);IF([.$S63]=&quot;Default&quot;;&quot;-&quot;;IF(ISERROR(FIND([.X$1];[.$T63]));&quot;-&quot;;&quot;+&quot;)))" office:value-type="string" office:string-value="-" calcext:value-type="string">
            <text:p>-</text:p>
          </table:table-cell>
          <table:table-cell table:formula="of:=IF(ISERROR(FIND([.Y$1];[.$S63]));&quot;-&quot;;&quot;+&quot;)" office:value-type="string" office:string-value="+" calcext:value-type="string">
            <text:p>+</text:p>
          </table:table-cell>
          <table:table-cell table:formula="of:=IF([.W63]=&quot;x&quot;;RIGHT([.L63];LEN([.L63])-7);[.L63])" office:value-type="string" office:string-value="Transfer10kSerial" calcext:value-type="string">
            <text:p>Transfer10kSerial</text:p>
          </table:table-cell>
          <table:table-cell table:formula="of:=[.C63]" office:value-type="float" office:value="10442475" calcext:value-type="float">
            <text:p>10442475</text:p>
          </table:table-cell>
          <table:table-cell table:formula="of:=[.E63]" office:value-type="float" office:value="398151" calcext:value-type="float">
            <text:p>398151</text:p>
          </table:table-cell>
          <table:table-cell table:formula="of:=[.G63]" office:value-type="float" office:value="19745" calcext:value-type="float">
            <text:p>19745</text:p>
          </table:table-cell>
        </table:table-row>
        <table:table-row table:style-name="ro2">
          <table:table-cell office:value-type="string" calcext:value-type="string">
            <text:p>BenchmarkInfiniteLimitLimitedPriorityListChannelNoLimitTransfer10kSerial-12</text:p>
          </table:table-cell>
          <table:table-cell office:value-type="float" office:value="142" calcext:value-type="float">
            <text:p>142</text:p>
          </table:table-cell>
          <table:table-cell office:value-type="float" office:value="10046010" calcext:value-type="float">
            <text:p>10046010</text:p>
          </table:table-cell>
          <table:table-cell office:value-type="string" calcext:value-type="string">
            <text:p>ns/op</text:p>
          </table:table-cell>
          <table:table-cell office:value-type="float" office:value="398155" calcext:value-type="float">
            <text:p>398155</text:p>
          </table:table-cell>
          <table:table-cell office:value-type="string" calcext:value-type="string">
            <text:p>B/op</text:p>
          </table:table-cell>
          <table:table-cell office:value-type="float" office:value="19746" calcext:value-type="float">
            <text:p>19746</text:p>
          </table:table-cell>
          <table:table-cell office:value-type="string" calcext:value-type="string">
            <text:p>allocs/op</text:p>
          </table:table-cell>
          <table:table-cell table:formula="of:=MID([.A64];18;LEN([.A64])-20)" office:value-type="string" office:string-value="LimitLimitedPriorityListChannelNoLimitTransfer10kSerial" calcext:value-type="string">
            <text:p>LimitLimitedPriorityListChannelNoLimitTransfer10kSerial</text:p>
          </table:table-cell>
          <table:table-cell table:formula="of:=FIND(&quot;Channel&quot;;[.I64])" office:value-type="float" office:value="25" calcext:value-type="float">
            <text:p>25</text:p>
          </table:table-cell>
          <table:table-cell table:formula="of:=LEFT([.I64];[.J64]-1)" office:value-type="string" office:string-value="LimitLimitedPriorityList" calcext:value-type="string">
            <text:p>LimitLimitedPriorityList</text:p>
          </table:table-cell>
          <table:table-cell table:formula="of:=RIGHT([.I64];LEN([.I64])-[.J64]-6)" office:value-type="string" office:string-value="NoLimitTransfer10kSerial" calcext:value-type="string">
            <text:p>NoLimitTransfer10kSerial</text:p>
          </table:table-cell>
          <table:table-cell table:formula="of:=IF(RIGHT([.$K64];LEN([.M$1]))=[.M$1];[.M$1];&quot;&quot;)">
            <text:p/>
          </table:table-cell>
          <table:table-cell table:formula="of:=IF([.O64]=&quot;&quot;;IF(RIGHT([.$K64];LEN([.N$1]))=[.N$1];[.N$1];&quot;&quot;);&quot;&quot;)">
            <text:p/>
          </table:table-cell>
          <table:table-cell table:formula="of:=IF(RIGHT([.$K64];LEN([.O$1]))=[.O$1];[.O$1];&quot;&quot;)">
            <text:p/>
          </table:table-cell>
          <table:table-cell table:formula="of:=IF(RIGHT([.$K64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64];LEN([.Q$1]))=[.Q$1];[.Q$1];&quot;&quot;)">
            <text:p/>
          </table:table-cell>
          <table:table-cell table:formula="of:=IF(RIGHT([.$K64];LEN([.R$1]))=[.R$1];[.R$1];&quot;&quot;)">
            <text:p/>
          </table:table-cell>
          <table:table-cell table:formula="of:=COM.MICROSOFT.CONCAT([.M64:.R64])" office:value-type="string" office:string-value="LimitedPriorityList" calcext:value-type="string">
            <text:p>LimitedPriorityList</text:p>
          </table:table-cell>
          <table:table-cell table:formula="of:=LEFT([.K64];LEN([.K64])-LEN([.S64]))" office:value-type="string" office:string-value="Limit" calcext:value-type="string">
            <text:p>Limit</text:p>
          </table:table-cell>
          <table:table-cell table:formula="of:=IF([.$T64]=&quot;&quot;;IF(ISERROR(FIND([.U$1];[.$S64]));&quot;-&quot;;&quot;+&quot;);IF([.$S64]=&quot;Default&quot;;&quot;-&quot;;IF(ISERROR(FIND([.U$1];[.$T64]));&quot;-&quot;;&quot;+&quot;)))" office:value-type="string" office:string-value="-" calcext:value-type="string">
            <text:p>-</text:p>
          </table:table-cell>
          <table:table-cell table:formula="of:=IF([.$T64]=&quot;&quot;;IF(ISERROR(FIND([.V$1];[.$S64]));&quot;-&quot;;&quot;+&quot;);IF([.$S64]=&quot;Default&quot;;&quot;-&quot;;IF(ISERROR(FIND([.V$1];[.$T64]));&quot;-&quot;;&quot;+&quot;)))" office:value-type="string" office:string-value="+" calcext:value-type="string">
            <text:p>+</text:p>
          </table:table-cell>
          <table:table-cell table:formula="of:=IF(AND([.V64]=&quot;+&quot;;NOT(ISERROR(FIND(&quot;NoLimit&quot;;[.L64]))));&quot;x&quot;;[.V64])" office:value-type="string" office:string-value="x" calcext:value-type="string">
            <text:p>x</text:p>
          </table:table-cell>
          <table:table-cell table:formula="of:=IF([.$T64]=&quot;&quot;;IF(ISERROR(FIND([.X$1];[.$S64]));&quot;-&quot;;&quot;+&quot;);IF([.$S64]=&quot;Default&quot;;&quot;-&quot;;IF(ISERROR(FIND([.X$1];[.$T64]));&quot;-&quot;;&quot;+&quot;)))" office:value-type="string" office:string-value="-" calcext:value-type="string">
            <text:p>-</text:p>
          </table:table-cell>
          <table:table-cell table:formula="of:=IF(ISERROR(FIND([.Y$1];[.$S64]));&quot;-&quot;;&quot;+&quot;)" office:value-type="string" office:string-value="+" calcext:value-type="string">
            <text:p>+</text:p>
          </table:table-cell>
          <table:table-cell table:formula="of:=IF([.W64]=&quot;x&quot;;RIGHT([.L64];LEN([.L64])-7);[.L64])" office:value-type="string" office:string-value="Transfer10kSerial" calcext:value-type="string">
            <text:p>Transfer10kSerial</text:p>
          </table:table-cell>
          <table:table-cell table:formula="of:=[.C64]" office:value-type="float" office:value="10046010" calcext:value-type="float">
            <text:p>10046010</text:p>
          </table:table-cell>
          <table:table-cell table:formula="of:=[.E64]" office:value-type="float" office:value="398155" calcext:value-type="float">
            <text:p>398155</text:p>
          </table:table-cell>
          <table:table-cell table:formula="of:=[.G64]" office:value-type="float" office:value="19746" calcext:value-type="float">
            <text:p>19746</text:p>
          </table:table-cell>
        </table:table-row>
        <table:table-row table:style-name="ro2">
          <table:table-cell office:value-type="string" calcext:value-type="string">
            <text:p>BenchmarkInfiniteLimitLimitedPriorityListChannelTransfer10kSerial-12</text:p>
          </table:table-cell>
          <table:table-cell office:value-type="float" office:value="154" calcext:value-type="float">
            <text:p>154</text:p>
          </table:table-cell>
          <table:table-cell office:value-type="float" office:value="8487291" calcext:value-type="float">
            <text:p>8487291</text:p>
          </table:table-cell>
          <table:table-cell office:value-type="string" calcext:value-type="string">
            <text:p>ns/op</text:p>
          </table:table-cell>
          <table:table-cell office:value-type="float" office:value="400007" calcext:value-type="float">
            <text:p>400007</text:p>
          </table:table-cell>
          <table:table-cell office:value-type="string" calcext:value-type="string">
            <text:p>B/op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llocs/op</text:p>
          </table:table-cell>
          <table:table-cell table:formula="of:=MID([.A65];18;LEN([.A65])-20)" office:value-type="string" office:string-value="LimitLimitedPriorityListChannelTransfer10kSerial" calcext:value-type="string">
            <text:p>LimitLimitedPriorityListChannelTransfer10kSerial</text:p>
          </table:table-cell>
          <table:table-cell table:formula="of:=FIND(&quot;Channel&quot;;[.I65])" office:value-type="float" office:value="25" calcext:value-type="float">
            <text:p>25</text:p>
          </table:table-cell>
          <table:table-cell table:formula="of:=LEFT([.I65];[.J65]-1)" office:value-type="string" office:string-value="LimitLimitedPriorityList" calcext:value-type="string">
            <text:p>LimitLimitedPriorityList</text:p>
          </table:table-cell>
          <table:table-cell table:formula="of:=RIGHT([.I65];LEN([.I65])-[.J65]-6)" office:value-type="string" office:string-value="Transfer10kSerial" calcext:value-type="string">
            <text:p>Transfer10kSerial</text:p>
          </table:table-cell>
          <table:table-cell table:formula="of:=IF(RIGHT([.$K65];LEN([.M$1]))=[.M$1];[.M$1];&quot;&quot;)">
            <text:p/>
          </table:table-cell>
          <table:table-cell table:formula="of:=IF([.O65]=&quot;&quot;;IF(RIGHT([.$K65];LEN([.N$1]))=[.N$1];[.N$1];&quot;&quot;);&quot;&quot;)">
            <text:p/>
          </table:table-cell>
          <table:table-cell table:formula="of:=IF(RIGHT([.$K65];LEN([.O$1]))=[.O$1];[.O$1];&quot;&quot;)">
            <text:p/>
          </table:table-cell>
          <table:table-cell table:formula="of:=IF(RIGHT([.$K65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65];LEN([.Q$1]))=[.Q$1];[.Q$1];&quot;&quot;)">
            <text:p/>
          </table:table-cell>
          <table:table-cell table:formula="of:=IF(RIGHT([.$K65];LEN([.R$1]))=[.R$1];[.R$1];&quot;&quot;)">
            <text:p/>
          </table:table-cell>
          <table:table-cell table:formula="of:=COM.MICROSOFT.CONCAT([.M65:.R65])" office:value-type="string" office:string-value="LimitedPriorityList" calcext:value-type="string">
            <text:p>LimitedPriorityList</text:p>
          </table:table-cell>
          <table:table-cell table:formula="of:=LEFT([.K65];LEN([.K65])-LEN([.S65]))" office:value-type="string" office:string-value="Limit" calcext:value-type="string">
            <text:p>Limit</text:p>
          </table:table-cell>
          <table:table-cell table:formula="of:=IF([.$T65]=&quot;&quot;;IF(ISERROR(FIND([.U$1];[.$S65]));&quot;-&quot;;&quot;+&quot;);IF([.$S65]=&quot;Default&quot;;&quot;-&quot;;IF(ISERROR(FIND([.U$1];[.$T65]));&quot;-&quot;;&quot;+&quot;)))" office:value-type="string" office:string-value="-" calcext:value-type="string">
            <text:p>-</text:p>
          </table:table-cell>
          <table:table-cell table:formula="of:=IF([.$T65]=&quot;&quot;;IF(ISERROR(FIND([.V$1];[.$S65]));&quot;-&quot;;&quot;+&quot;);IF([.$S65]=&quot;Default&quot;;&quot;-&quot;;IF(ISERROR(FIND([.V$1];[.$T65]));&quot;-&quot;;&quot;+&quot;)))" office:value-type="string" office:string-value="+" calcext:value-type="string">
            <text:p>+</text:p>
          </table:table-cell>
          <table:table-cell table:formula="of:=IF(AND([.V65]=&quot;+&quot;;NOT(ISERROR(FIND(&quot;NoLimit&quot;;[.L65]))));&quot;x&quot;;[.V65])" office:value-type="string" office:string-value="+" calcext:value-type="string">
            <text:p>+</text:p>
          </table:table-cell>
          <table:table-cell table:formula="of:=IF([.$T65]=&quot;&quot;;IF(ISERROR(FIND([.X$1];[.$S65]));&quot;-&quot;;&quot;+&quot;);IF([.$S65]=&quot;Default&quot;;&quot;-&quot;;IF(ISERROR(FIND([.X$1];[.$T65]));&quot;-&quot;;&quot;+&quot;)))" office:value-type="string" office:string-value="-" calcext:value-type="string">
            <text:p>-</text:p>
          </table:table-cell>
          <table:table-cell table:formula="of:=IF(ISERROR(FIND([.Y$1];[.$S65]));&quot;-&quot;;&quot;+&quot;)" office:value-type="string" office:string-value="+" calcext:value-type="string">
            <text:p>+</text:p>
          </table:table-cell>
          <table:table-cell table:formula="of:=IF([.W65]=&quot;x&quot;;RIGHT([.L65];LEN([.L65])-7);[.L65])" office:value-type="string" office:string-value="Transfer10kSerial" calcext:value-type="string">
            <text:p>Transfer10kSerial</text:p>
          </table:table-cell>
          <table:table-cell table:formula="of:=[.C65]" office:value-type="float" office:value="8487291" calcext:value-type="float">
            <text:p>8487291</text:p>
          </table:table-cell>
          <table:table-cell table:formula="of:=[.E65]" office:value-type="float" office:value="400007" calcext:value-type="float">
            <text:p>400007</text:p>
          </table:table-cell>
          <table:table-cell table:formula="of:=[.G65]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BenchmarkInfiniteLimitedPriorityListChannelNoLimitTransfer10kSerial-12</text:p>
          </table:table-cell>
          <table:table-cell office:value-type="float" office:value="123" calcext:value-type="float">
            <text:p>123</text:p>
          </table:table-cell>
          <table:table-cell office:value-type="float" office:value="8142097" calcext:value-type="float">
            <text:p>8142097</text:p>
          </table:table-cell>
          <table:table-cell office:value-type="string" calcext:value-type="string">
            <text:p>ns/op</text:p>
          </table:table-cell>
          <table:table-cell office:value-type="float" office:value="398149" calcext:value-type="float">
            <text:p>398149</text:p>
          </table:table-cell>
          <table:table-cell office:value-type="string" calcext:value-type="string">
            <text:p>B/op</text:p>
          </table:table-cell>
          <table:table-cell office:value-type="float" office:value="19745" calcext:value-type="float">
            <text:p>19745</text:p>
          </table:table-cell>
          <table:table-cell office:value-type="string" calcext:value-type="string">
            <text:p>allocs/op</text:p>
          </table:table-cell>
          <table:table-cell table:formula="of:=MID([.A66];18;LEN([.A66])-20)" office:value-type="string" office:string-value="LimitedPriorityListChannelNoLimitTransfer10kSerial" calcext:value-type="string">
            <text:p>LimitedPriorityListChannelNoLimitTransfer10kSerial</text:p>
          </table:table-cell>
          <table:table-cell table:formula="of:=FIND(&quot;Channel&quot;;[.I66])" office:value-type="float" office:value="20" calcext:value-type="float">
            <text:p>20</text:p>
          </table:table-cell>
          <table:table-cell table:formula="of:=LEFT([.I66];[.J66]-1)" office:value-type="string" office:string-value="LimitedPriorityList" calcext:value-type="string">
            <text:p>LimitedPriorityList</text:p>
          </table:table-cell>
          <table:table-cell table:formula="of:=RIGHT([.I66];LEN([.I66])-[.J66]-6)" office:value-type="string" office:string-value="NoLimitTransfer10kSerial" calcext:value-type="string">
            <text:p>NoLimitTransfer10kSerial</text:p>
          </table:table-cell>
          <table:table-cell table:formula="of:=IF(RIGHT([.$K66];LEN([.M$1]))=[.M$1];[.M$1];&quot;&quot;)">
            <text:p/>
          </table:table-cell>
          <table:table-cell table:formula="of:=IF([.O66]=&quot;&quot;;IF(RIGHT([.$K66];LEN([.N$1]))=[.N$1];[.N$1];&quot;&quot;);&quot;&quot;)">
            <text:p/>
          </table:table-cell>
          <table:table-cell table:formula="of:=IF(RIGHT([.$K66];LEN([.O$1]))=[.O$1];[.O$1];&quot;&quot;)">
            <text:p/>
          </table:table-cell>
          <table:table-cell table:formula="of:=IF(RIGHT([.$K66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66];LEN([.Q$1]))=[.Q$1];[.Q$1];&quot;&quot;)">
            <text:p/>
          </table:table-cell>
          <table:table-cell table:formula="of:=IF(RIGHT([.$K66];LEN([.R$1]))=[.R$1];[.R$1];&quot;&quot;)">
            <text:p/>
          </table:table-cell>
          <table:table-cell table:formula="of:=COM.MICROSOFT.CONCAT([.M66:.R66])" office:value-type="string" office:string-value="LimitedPriorityList" calcext:value-type="string">
            <text:p>LimitedPriorityList</text:p>
          </table:table-cell>
          <table:table-cell table:formula="of:=LEFT([.K66];LEN([.K66])-LEN([.S66]))">
            <text:p/>
          </table:table-cell>
          <table:table-cell table:formula="of:=IF([.$T66]=&quot;&quot;;IF(ISERROR(FIND([.U$1];[.$S66]));&quot;-&quot;;&quot;+&quot;);IF([.$S66]=&quot;Default&quot;;&quot;-&quot;;IF(ISERROR(FIND([.U$1];[.$T66]));&quot;-&quot;;&quot;+&quot;)))" office:value-type="string" office:string-value="+" calcext:value-type="string">
            <text:p>+</text:p>
          </table:table-cell>
          <table:table-cell table:formula="of:=IF([.$T66]=&quot;&quot;;IF(ISERROR(FIND([.V$1];[.$S66]));&quot;-&quot;;&quot;+&quot;);IF([.$S66]=&quot;Default&quot;;&quot;-&quot;;IF(ISERROR(FIND([.V$1];[.$T66]));&quot;-&quot;;&quot;+&quot;)))" office:value-type="string" office:string-value="+" calcext:value-type="string">
            <text:p>+</text:p>
          </table:table-cell>
          <table:table-cell table:formula="of:=IF(AND([.V66]=&quot;+&quot;;NOT(ISERROR(FIND(&quot;NoLimit&quot;;[.L66]))));&quot;x&quot;;[.V66])" office:value-type="string" office:string-value="x" calcext:value-type="string">
            <text:p>x</text:p>
          </table:table-cell>
          <table:table-cell table:formula="of:=IF([.$T66]=&quot;&quot;;IF(ISERROR(FIND([.X$1];[.$S66]));&quot;-&quot;;&quot;+&quot;);IF([.$S66]=&quot;Default&quot;;&quot;-&quot;;IF(ISERROR(FIND([.X$1];[.$T66]));&quot;-&quot;;&quot;+&quot;)))" office:value-type="string" office:string-value="-" calcext:value-type="string">
            <text:p>-</text:p>
          </table:table-cell>
          <table:table-cell table:formula="of:=IF(ISERROR(FIND([.Y$1];[.$S66]));&quot;-&quot;;&quot;+&quot;)" office:value-type="string" office:string-value="+" calcext:value-type="string">
            <text:p>+</text:p>
          </table:table-cell>
          <table:table-cell table:formula="of:=IF([.W66]=&quot;x&quot;;RIGHT([.L66];LEN([.L66])-7);[.L66])" office:value-type="string" office:string-value="Transfer10kSerial" calcext:value-type="string">
            <text:p>Transfer10kSerial</text:p>
          </table:table-cell>
          <table:table-cell table:formula="of:=[.C66]" office:value-type="float" office:value="8142097" calcext:value-type="float">
            <text:p>8142097</text:p>
          </table:table-cell>
          <table:table-cell table:formula="of:=[.E66]" office:value-type="float" office:value="398149" calcext:value-type="float">
            <text:p>398149</text:p>
          </table:table-cell>
          <table:table-cell table:formula="of:=[.G66]" office:value-type="float" office:value="19745" calcext:value-type="float">
            <text:p>19745</text:p>
          </table:table-cell>
        </table:table-row>
        <table:table-row table:style-name="ro2">
          <table:table-cell office:value-type="string" calcext:value-type="string">
            <text:p>BenchmarkInfiniteLimitedPriorityListChannelTransfer10kSerial-12</text:p>
          </table:table-cell>
          <table:table-cell office:value-type="float" office:value="138" calcext:value-type="float">
            <text:p>138</text:p>
          </table:table-cell>
          <table:table-cell office:value-type="float" office:value="8101333" calcext:value-type="float">
            <text:p>8101333</text:p>
          </table:table-cell>
          <table:table-cell office:value-type="string" calcext:value-type="string">
            <text:p>ns/op</text:p>
          </table:table-cell>
          <table:table-cell office:value-type="float" office:value="400002" calcext:value-type="float">
            <text:p>400002</text:p>
          </table:table-cell>
          <table:table-cell office:value-type="string" calcext:value-type="string">
            <text:p>B/op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llocs/op</text:p>
          </table:table-cell>
          <table:table-cell table:formula="of:=MID([.A67];18;LEN([.A67])-20)" office:value-type="string" office:string-value="LimitedPriorityListChannelTransfer10kSerial" calcext:value-type="string">
            <text:p>LimitedPriorityListChannelTransfer10kSerial</text:p>
          </table:table-cell>
          <table:table-cell table:formula="of:=FIND(&quot;Channel&quot;;[.I67])" office:value-type="float" office:value="20" calcext:value-type="float">
            <text:p>20</text:p>
          </table:table-cell>
          <table:table-cell table:formula="of:=LEFT([.I67];[.J67]-1)" office:value-type="string" office:string-value="LimitedPriorityList" calcext:value-type="string">
            <text:p>LimitedPriorityList</text:p>
          </table:table-cell>
          <table:table-cell table:formula="of:=RIGHT([.I67];LEN([.I67])-[.J67]-6)" office:value-type="string" office:string-value="Transfer10kSerial" calcext:value-type="string">
            <text:p>Transfer10kSerial</text:p>
          </table:table-cell>
          <table:table-cell table:formula="of:=IF(RIGHT([.$K67];LEN([.M$1]))=[.M$1];[.M$1];&quot;&quot;)">
            <text:p/>
          </table:table-cell>
          <table:table-cell table:formula="of:=IF([.O67]=&quot;&quot;;IF(RIGHT([.$K67];LEN([.N$1]))=[.N$1];[.N$1];&quot;&quot;);&quot;&quot;)">
            <text:p/>
          </table:table-cell>
          <table:table-cell table:formula="of:=IF(RIGHT([.$K67];LEN([.O$1]))=[.O$1];[.O$1];&quot;&quot;)">
            <text:p/>
          </table:table-cell>
          <table:table-cell table:formula="of:=IF(RIGHT([.$K67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67];LEN([.Q$1]))=[.Q$1];[.Q$1];&quot;&quot;)">
            <text:p/>
          </table:table-cell>
          <table:table-cell table:formula="of:=IF(RIGHT([.$K67];LEN([.R$1]))=[.R$1];[.R$1];&quot;&quot;)">
            <text:p/>
          </table:table-cell>
          <table:table-cell table:formula="of:=COM.MICROSOFT.CONCAT([.M67:.R67])" office:value-type="string" office:string-value="LimitedPriorityList" calcext:value-type="string">
            <text:p>LimitedPriorityList</text:p>
          </table:table-cell>
          <table:table-cell table:formula="of:=LEFT([.K67];LEN([.K67])-LEN([.S67]))">
            <text:p/>
          </table:table-cell>
          <table:table-cell table:formula="of:=IF([.$T67]=&quot;&quot;;IF(ISERROR(FIND([.U$1];[.$S67]));&quot;-&quot;;&quot;+&quot;);IF([.$S67]=&quot;Default&quot;;&quot;-&quot;;IF(ISERROR(FIND([.U$1];[.$T67]));&quot;-&quot;;&quot;+&quot;)))" office:value-type="string" office:string-value="+" calcext:value-type="string">
            <text:p>+</text:p>
          </table:table-cell>
          <table:table-cell table:formula="of:=IF([.$T67]=&quot;&quot;;IF(ISERROR(FIND([.V$1];[.$S67]));&quot;-&quot;;&quot;+&quot;);IF([.$S67]=&quot;Default&quot;;&quot;-&quot;;IF(ISERROR(FIND([.V$1];[.$T67]));&quot;-&quot;;&quot;+&quot;)))" office:value-type="string" office:string-value="+" calcext:value-type="string">
            <text:p>+</text:p>
          </table:table-cell>
          <table:table-cell table:formula="of:=IF(AND([.V67]=&quot;+&quot;;NOT(ISERROR(FIND(&quot;NoLimit&quot;;[.L67]))));&quot;x&quot;;[.V67])" office:value-type="string" office:string-value="+" calcext:value-type="string">
            <text:p>+</text:p>
          </table:table-cell>
          <table:table-cell table:formula="of:=IF([.$T67]=&quot;&quot;;IF(ISERROR(FIND([.X$1];[.$S67]));&quot;-&quot;;&quot;+&quot;);IF([.$S67]=&quot;Default&quot;;&quot;-&quot;;IF(ISERROR(FIND([.X$1];[.$T67]));&quot;-&quot;;&quot;+&quot;)))" office:value-type="string" office:string-value="-" calcext:value-type="string">
            <text:p>-</text:p>
          </table:table-cell>
          <table:table-cell table:formula="of:=IF(ISERROR(FIND([.Y$1];[.$S67]));&quot;-&quot;;&quot;+&quot;)" office:value-type="string" office:string-value="+" calcext:value-type="string">
            <text:p>+</text:p>
          </table:table-cell>
          <table:table-cell table:formula="of:=IF([.W67]=&quot;x&quot;;RIGHT([.L67];LEN([.L67])-7);[.L67])" office:value-type="string" office:string-value="Transfer10kSerial" calcext:value-type="string">
            <text:p>Transfer10kSerial</text:p>
          </table:table-cell>
          <table:table-cell table:formula="of:=[.C67]" office:value-type="float" office:value="8101333" calcext:value-type="float">
            <text:p>8101333</text:p>
          </table:table-cell>
          <table:table-cell table:formula="of:=[.E67]" office:value-type="float" office:value="400002" calcext:value-type="float">
            <text:p>400002</text:p>
          </table:table-cell>
          <table:table-cell table:formula="of:=[.G67]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BenchmarkInfiniteDefaultLimitedPriorityListChannelTransfer10kConcurrent-12</text:p>
          </table:table-cell>
          <table:table-cell office:value-type="float" office:value="122" calcext:value-type="float">
            <text:p>122</text:p>
          </table:table-cell>
          <table:table-cell office:value-type="float" office:value="10526454" calcext:value-type="float">
            <text:p>10526454</text:p>
          </table:table-cell>
          <table:table-cell office:value-type="string" calcext:value-type="string">
            <text:p>ns/op</text:p>
          </table:table-cell>
          <table:table-cell office:value-type="float" office:value="398552" calcext:value-type="float">
            <text:p>398552</text:p>
          </table:table-cell>
          <table:table-cell office:value-type="string" calcext:value-type="string">
            <text:p>B/op</text:p>
          </table:table-cell>
          <table:table-cell office:value-type="float" office:value="19747" calcext:value-type="float">
            <text:p>19747</text:p>
          </table:table-cell>
          <table:table-cell office:value-type="string" calcext:value-type="string">
            <text:p>allocs/op</text:p>
          </table:table-cell>
          <table:table-cell table:formula="of:=MID([.A68];18;LEN([.A68])-20)" office:value-type="string" office:string-value="DefaultLimitedPriorityListChannelTransfer10kConcurrent" calcext:value-type="string">
            <text:p>DefaultLimitedPriorityListChannelTransfer10kConcurrent</text:p>
          </table:table-cell>
          <table:table-cell table:formula="of:=FIND(&quot;Channel&quot;;[.I68])" office:value-type="float" office:value="27" calcext:value-type="float">
            <text:p>27</text:p>
          </table:table-cell>
          <table:table-cell table:formula="of:=LEFT([.I68];[.J68]-1)" office:value-type="string" office:string-value="DefaultLimitedPriorityList" calcext:value-type="string">
            <text:p>DefaultLimitedPriorityList</text:p>
          </table:table-cell>
          <table:table-cell table:formula="of:=RIGHT([.I68];LEN([.I68])-[.J68]-6)" office:value-type="string" office:string-value="Transfer10kConcurrent" calcext:value-type="string">
            <text:p>Transfer10kConcurrent</text:p>
          </table:table-cell>
          <table:table-cell table:formula="of:=IF(RIGHT([.$K68];LEN([.M$1]))=[.M$1];[.M$1];&quot;&quot;)">
            <text:p/>
          </table:table-cell>
          <table:table-cell table:formula="of:=IF([.O68]=&quot;&quot;;IF(RIGHT([.$K68];LEN([.N$1]))=[.N$1];[.N$1];&quot;&quot;);&quot;&quot;)">
            <text:p/>
          </table:table-cell>
          <table:table-cell table:formula="of:=IF(RIGHT([.$K68];LEN([.O$1]))=[.O$1];[.O$1];&quot;&quot;)">
            <text:p/>
          </table:table-cell>
          <table:table-cell table:formula="of:=IF(RIGHT([.$K68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68];LEN([.Q$1]))=[.Q$1];[.Q$1];&quot;&quot;)">
            <text:p/>
          </table:table-cell>
          <table:table-cell table:formula="of:=IF(RIGHT([.$K68];LEN([.R$1]))=[.R$1];[.R$1];&quot;&quot;)">
            <text:p/>
          </table:table-cell>
          <table:table-cell table:formula="of:=COM.MICROSOFT.CONCAT([.M68:.R68])" office:value-type="string" office:string-value="LimitedPriorityList" calcext:value-type="string">
            <text:p>LimitedPriorityList</text:p>
          </table:table-cell>
          <table:table-cell table:formula="of:=LEFT([.K68];LEN([.K68])-LEN([.S68]))" office:value-type="string" office:string-value="Default" calcext:value-type="string">
            <text:p>Default</text:p>
          </table:table-cell>
          <table:table-cell table:formula="of:=IF([.$T68]=&quot;&quot;;IF(ISERROR(FIND([.U$1];[.$S68]));&quot;-&quot;;&quot;+&quot;);IF([.$S68]=&quot;Default&quot;;&quot;-&quot;;IF(ISERROR(FIND([.U$1];[.$T68]));&quot;-&quot;;&quot;+&quot;)))" office:value-type="string" office:string-value="-" calcext:value-type="string">
            <text:p>-</text:p>
          </table:table-cell>
          <table:table-cell table:formula="of:=IF([.$T68]=&quot;&quot;;IF(ISERROR(FIND([.V$1];[.$S68]));&quot;-&quot;;&quot;+&quot;);IF([.$S68]=&quot;Default&quot;;&quot;-&quot;;IF(ISERROR(FIND([.V$1];[.$T68]));&quot;-&quot;;&quot;+&quot;)))" office:value-type="string" office:string-value="-" calcext:value-type="string">
            <text:p>-</text:p>
          </table:table-cell>
          <table:table-cell table:formula="of:=IF(AND([.V68]=&quot;+&quot;;NOT(ISERROR(FIND(&quot;NoLimit&quot;;[.L68]))));&quot;x&quot;;[.V68])" office:value-type="string" office:string-value="-" calcext:value-type="string">
            <text:p>-</text:p>
          </table:table-cell>
          <table:table-cell table:formula="of:=IF([.$T68]=&quot;&quot;;IF(ISERROR(FIND([.X$1];[.$S68]));&quot;-&quot;;&quot;+&quot;);IF([.$S68]=&quot;Default&quot;;&quot;-&quot;;IF(ISERROR(FIND([.X$1];[.$T68]));&quot;-&quot;;&quot;+&quot;)))" office:value-type="string" office:string-value="-" calcext:value-type="string">
            <text:p>-</text:p>
          </table:table-cell>
          <table:table-cell table:formula="of:=IF(ISERROR(FIND([.Y$1];[.$S68]));&quot;-&quot;;&quot;+&quot;)" office:value-type="string" office:string-value="+" calcext:value-type="string">
            <text:p>+</text:p>
          </table:table-cell>
          <table:table-cell table:formula="of:=IF([.W68]=&quot;x&quot;;RIGHT([.L68];LEN([.L68])-7);[.L68])" office:value-type="string" office:string-value="Transfer10kConcurrent" calcext:value-type="string">
            <text:p>Transfer10kConcurrent</text:p>
          </table:table-cell>
          <table:table-cell table:formula="of:=[.C68]" office:value-type="float" office:value="10526454" calcext:value-type="float">
            <text:p>10526454</text:p>
          </table:table-cell>
          <table:table-cell table:formula="of:=[.E68]" office:value-type="float" office:value="398552" calcext:value-type="float">
            <text:p>398552</text:p>
          </table:table-cell>
          <table:table-cell table:formula="of:=[.G68]" office:value-type="float" office:value="19747" calcext:value-type="float">
            <text:p>19747</text:p>
          </table:table-cell>
        </table:table-row>
        <table:table-row table:style-name="ro2">
          <table:table-cell office:value-type="string" calcext:value-type="string">
            <text:p>BenchmarkInfinitePriorityLimitedPriorityListChannelTransfer10kConcurrent-12</text:p>
          </table:table-cell>
          <table:table-cell office:value-type="float" office:value="124" calcext:value-type="float">
            <text:p>124</text:p>
          </table:table-cell>
          <table:table-cell office:value-type="float" office:value="10642073" calcext:value-type="float">
            <text:p>10642073</text:p>
          </table:table-cell>
          <table:table-cell office:value-type="string" calcext:value-type="string">
            <text:p>ns/op</text:p>
          </table:table-cell>
          <table:table-cell office:value-type="float" office:value="398548" calcext:value-type="float">
            <text:p>398548</text:p>
          </table:table-cell>
          <table:table-cell office:value-type="string" calcext:value-type="string">
            <text:p>B/op</text:p>
          </table:table-cell>
          <table:table-cell office:value-type="float" office:value="19747" calcext:value-type="float">
            <text:p>19747</text:p>
          </table:table-cell>
          <table:table-cell office:value-type="string" calcext:value-type="string">
            <text:p>allocs/op</text:p>
          </table:table-cell>
          <table:table-cell table:formula="of:=MID([.A69];18;LEN([.A69])-20)" office:value-type="string" office:string-value="PriorityLimitedPriorityListChannelTransfer10kConcurrent" calcext:value-type="string">
            <text:p>PriorityLimitedPriorityListChannelTransfer10kConcurrent</text:p>
          </table:table-cell>
          <table:table-cell table:formula="of:=FIND(&quot;Channel&quot;;[.I69])" office:value-type="float" office:value="28" calcext:value-type="float">
            <text:p>28</text:p>
          </table:table-cell>
          <table:table-cell table:formula="of:=LEFT([.I69];[.J69]-1)" office:value-type="string" office:string-value="PriorityLimitedPriorityList" calcext:value-type="string">
            <text:p>PriorityLimitedPriorityList</text:p>
          </table:table-cell>
          <table:table-cell table:formula="of:=RIGHT([.I69];LEN([.I69])-[.J69]-6)" office:value-type="string" office:string-value="Transfer10kConcurrent" calcext:value-type="string">
            <text:p>Transfer10kConcurrent</text:p>
          </table:table-cell>
          <table:table-cell table:formula="of:=IF(RIGHT([.$K69];LEN([.M$1]))=[.M$1];[.M$1];&quot;&quot;)">
            <text:p/>
          </table:table-cell>
          <table:table-cell table:formula="of:=IF([.O69]=&quot;&quot;;IF(RIGHT([.$K69];LEN([.N$1]))=[.N$1];[.N$1];&quot;&quot;);&quot;&quot;)">
            <text:p/>
          </table:table-cell>
          <table:table-cell table:formula="of:=IF(RIGHT([.$K69];LEN([.O$1]))=[.O$1];[.O$1];&quot;&quot;)">
            <text:p/>
          </table:table-cell>
          <table:table-cell table:formula="of:=IF(RIGHT([.$K69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69];LEN([.Q$1]))=[.Q$1];[.Q$1];&quot;&quot;)">
            <text:p/>
          </table:table-cell>
          <table:table-cell table:formula="of:=IF(RIGHT([.$K69];LEN([.R$1]))=[.R$1];[.R$1];&quot;&quot;)">
            <text:p/>
          </table:table-cell>
          <table:table-cell table:formula="of:=COM.MICROSOFT.CONCAT([.M69:.R69])" office:value-type="string" office:string-value="LimitedPriorityList" calcext:value-type="string">
            <text:p>LimitedPriorityList</text:p>
          </table:table-cell>
          <table:table-cell table:formula="of:=LEFT([.K69];LEN([.K69])-LEN([.S69]))" office:value-type="string" office:string-value="Priority" calcext:value-type="string">
            <text:p>Priority</text:p>
          </table:table-cell>
          <table:table-cell table:formula="of:=IF([.$T69]=&quot;&quot;;IF(ISERROR(FIND([.U$1];[.$S69]));&quot;-&quot;;&quot;+&quot;);IF([.$S69]=&quot;Default&quot;;&quot;-&quot;;IF(ISERROR(FIND([.U$1];[.$T69]));&quot;-&quot;;&quot;+&quot;)))" office:value-type="string" office:string-value="+" calcext:value-type="string">
            <text:p>+</text:p>
          </table:table-cell>
          <table:table-cell table:formula="of:=IF([.$T69]=&quot;&quot;;IF(ISERROR(FIND([.V$1];[.$S69]));&quot;-&quot;;&quot;+&quot;);IF([.$S69]=&quot;Default&quot;;&quot;-&quot;;IF(ISERROR(FIND([.V$1];[.$T69]));&quot;-&quot;;&quot;+&quot;)))" office:value-type="string" office:string-value="-" calcext:value-type="string">
            <text:p>-</text:p>
          </table:table-cell>
          <table:table-cell table:formula="of:=IF(AND([.V69]=&quot;+&quot;;NOT(ISERROR(FIND(&quot;NoLimit&quot;;[.L69]))));&quot;x&quot;;[.V69])" office:value-type="string" office:string-value="-" calcext:value-type="string">
            <text:p>-</text:p>
          </table:table-cell>
          <table:table-cell table:formula="of:=IF([.$T69]=&quot;&quot;;IF(ISERROR(FIND([.X$1];[.$S69]));&quot;-&quot;;&quot;+&quot;);IF([.$S69]=&quot;Default&quot;;&quot;-&quot;;IF(ISERROR(FIND([.X$1];[.$T69]));&quot;-&quot;;&quot;+&quot;)))" office:value-type="string" office:string-value="-" calcext:value-type="string">
            <text:p>-</text:p>
          </table:table-cell>
          <table:table-cell table:formula="of:=IF(ISERROR(FIND([.Y$1];[.$S69]));&quot;-&quot;;&quot;+&quot;)" office:value-type="string" office:string-value="+" calcext:value-type="string">
            <text:p>+</text:p>
          </table:table-cell>
          <table:table-cell table:formula="of:=IF([.W69]=&quot;x&quot;;RIGHT([.L69];LEN([.L69])-7);[.L69])" office:value-type="string" office:string-value="Transfer10kConcurrent" calcext:value-type="string">
            <text:p>Transfer10kConcurrent</text:p>
          </table:table-cell>
          <table:table-cell table:formula="of:=[.C69]" office:value-type="float" office:value="10642073" calcext:value-type="float">
            <text:p>10642073</text:p>
          </table:table-cell>
          <table:table-cell table:formula="of:=[.E69]" office:value-type="float" office:value="398548" calcext:value-type="float">
            <text:p>398548</text:p>
          </table:table-cell>
          <table:table-cell table:formula="of:=[.G69]" office:value-type="float" office:value="19747" calcext:value-type="float">
            <text:p>19747</text:p>
          </table:table-cell>
        </table:table-row>
        <table:table-row table:style-name="ro2">
          <table:table-cell office:value-type="string" calcext:value-type="string">
            <text:p>BenchmarkInfiniteLimitLimitedPriorityListChannelNoLimitTransfer10kConcurrent-12</text:p>
          </table:table-cell>
          <table:table-cell office:value-type="float" office:value="123" calcext:value-type="float">
            <text:p>123</text:p>
          </table:table-cell>
          <table:table-cell office:value-type="float" office:value="9281694" calcext:value-type="float">
            <text:p>9281694</text:p>
          </table:table-cell>
          <table:table-cell office:value-type="string" calcext:value-type="string">
            <text:p>ns/op</text:p>
          </table:table-cell>
          <table:table-cell office:value-type="float" office:value="398551" calcext:value-type="float">
            <text:p>398551</text:p>
          </table:table-cell>
          <table:table-cell office:value-type="string" calcext:value-type="string">
            <text:p>B/op</text:p>
          </table:table-cell>
          <table:table-cell office:value-type="float" office:value="19747" calcext:value-type="float">
            <text:p>19747</text:p>
          </table:table-cell>
          <table:table-cell office:value-type="string" calcext:value-type="string">
            <text:p>allocs/op</text:p>
          </table:table-cell>
          <table:table-cell table:formula="of:=MID([.A70];18;LEN([.A70])-20)" office:value-type="string" office:string-value="LimitLimitedPriorityListChannelNoLimitTransfer10kConcurrent" calcext:value-type="string">
            <text:p>LimitLimitedPriorityListChannelNoLimitTransfer10kConcurrent</text:p>
          </table:table-cell>
          <table:table-cell table:formula="of:=FIND(&quot;Channel&quot;;[.I70])" office:value-type="float" office:value="25" calcext:value-type="float">
            <text:p>25</text:p>
          </table:table-cell>
          <table:table-cell table:formula="of:=LEFT([.I70];[.J70]-1)" office:value-type="string" office:string-value="LimitLimitedPriorityList" calcext:value-type="string">
            <text:p>LimitLimitedPriorityList</text:p>
          </table:table-cell>
          <table:table-cell table:formula="of:=RIGHT([.I70];LEN([.I70])-[.J70]-6)" office:value-type="string" office:string-value="NoLimitTransfer10kConcurrent" calcext:value-type="string">
            <text:p>NoLimitTransfer10kConcurrent</text:p>
          </table:table-cell>
          <table:table-cell table:formula="of:=IF(RIGHT([.$K70];LEN([.M$1]))=[.M$1];[.M$1];&quot;&quot;)">
            <text:p/>
          </table:table-cell>
          <table:table-cell table:formula="of:=IF([.O70]=&quot;&quot;;IF(RIGHT([.$K70];LEN([.N$1]))=[.N$1];[.N$1];&quot;&quot;);&quot;&quot;)">
            <text:p/>
          </table:table-cell>
          <table:table-cell table:formula="of:=IF(RIGHT([.$K70];LEN([.O$1]))=[.O$1];[.O$1];&quot;&quot;)">
            <text:p/>
          </table:table-cell>
          <table:table-cell table:formula="of:=IF(RIGHT([.$K70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70];LEN([.Q$1]))=[.Q$1];[.Q$1];&quot;&quot;)">
            <text:p/>
          </table:table-cell>
          <table:table-cell table:formula="of:=IF(RIGHT([.$K70];LEN([.R$1]))=[.R$1];[.R$1];&quot;&quot;)">
            <text:p/>
          </table:table-cell>
          <table:table-cell table:formula="of:=COM.MICROSOFT.CONCAT([.M70:.R70])" office:value-type="string" office:string-value="LimitedPriorityList" calcext:value-type="string">
            <text:p>LimitedPriorityList</text:p>
          </table:table-cell>
          <table:table-cell table:formula="of:=LEFT([.K70];LEN([.K70])-LEN([.S70]))" office:value-type="string" office:string-value="Limit" calcext:value-type="string">
            <text:p>Limit</text:p>
          </table:table-cell>
          <table:table-cell table:formula="of:=IF([.$T70]=&quot;&quot;;IF(ISERROR(FIND([.U$1];[.$S70]));&quot;-&quot;;&quot;+&quot;);IF([.$S70]=&quot;Default&quot;;&quot;-&quot;;IF(ISERROR(FIND([.U$1];[.$T70]));&quot;-&quot;;&quot;+&quot;)))" office:value-type="string" office:string-value="-" calcext:value-type="string">
            <text:p>-</text:p>
          </table:table-cell>
          <table:table-cell table:formula="of:=IF([.$T70]=&quot;&quot;;IF(ISERROR(FIND([.V$1];[.$S70]));&quot;-&quot;;&quot;+&quot;);IF([.$S70]=&quot;Default&quot;;&quot;-&quot;;IF(ISERROR(FIND([.V$1];[.$T70]));&quot;-&quot;;&quot;+&quot;)))" office:value-type="string" office:string-value="+" calcext:value-type="string">
            <text:p>+</text:p>
          </table:table-cell>
          <table:table-cell table:formula="of:=IF(AND([.V70]=&quot;+&quot;;NOT(ISERROR(FIND(&quot;NoLimit&quot;;[.L70]))));&quot;x&quot;;[.V70])" office:value-type="string" office:string-value="x" calcext:value-type="string">
            <text:p>x</text:p>
          </table:table-cell>
          <table:table-cell table:formula="of:=IF([.$T70]=&quot;&quot;;IF(ISERROR(FIND([.X$1];[.$S70]));&quot;-&quot;;&quot;+&quot;);IF([.$S70]=&quot;Default&quot;;&quot;-&quot;;IF(ISERROR(FIND([.X$1];[.$T70]));&quot;-&quot;;&quot;+&quot;)))" office:value-type="string" office:string-value="-" calcext:value-type="string">
            <text:p>-</text:p>
          </table:table-cell>
          <table:table-cell table:formula="of:=IF(ISERROR(FIND([.Y$1];[.$S70]));&quot;-&quot;;&quot;+&quot;)" office:value-type="string" office:string-value="+" calcext:value-type="string">
            <text:p>+</text:p>
          </table:table-cell>
          <table:table-cell table:formula="of:=IF([.W70]=&quot;x&quot;;RIGHT([.L70];LEN([.L70])-7);[.L70])" office:value-type="string" office:string-value="Transfer10kConcurrent" calcext:value-type="string">
            <text:p>Transfer10kConcurrent</text:p>
          </table:table-cell>
          <table:table-cell table:formula="of:=[.C70]" office:value-type="float" office:value="9281694" calcext:value-type="float">
            <text:p>9281694</text:p>
          </table:table-cell>
          <table:table-cell table:formula="of:=[.E70]" office:value-type="float" office:value="398551" calcext:value-type="float">
            <text:p>398551</text:p>
          </table:table-cell>
          <table:table-cell table:formula="of:=[.G70]" office:value-type="float" office:value="19747" calcext:value-type="float">
            <text:p>19747</text:p>
          </table:table-cell>
        </table:table-row>
        <table:table-row table:style-name="ro2">
          <table:table-cell office:value-type="string" calcext:value-type="string">
            <text:p>BenchmarkInfiniteLimitLimitedPriorityListChannelTransfer10kConcurrent-12</text:p>
          </table:table-cell>
          <table:table-cell office:value-type="float" office:value="124" calcext:value-type="float">
            <text:p>124</text:p>
          </table:table-cell>
          <table:table-cell office:value-type="float" office:value="8640430" calcext:value-type="float">
            <text:p>8640430</text:p>
          </table:table-cell>
          <table:table-cell office:value-type="string" calcext:value-type="string">
            <text:p>ns/op</text:p>
          </table:table-cell>
          <table:table-cell office:value-type="float" office:value="400646" calcext:value-type="float">
            <text:p>400646</text:p>
          </table:table-cell>
          <table:table-cell office:value-type="string" calcext:value-type="string">
            <text:p>B/op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allocs/op</text:p>
          </table:table-cell>
          <table:table-cell table:formula="of:=MID([.A71];18;LEN([.A71])-20)" office:value-type="string" office:string-value="LimitLimitedPriorityListChannelTransfer10kConcurrent" calcext:value-type="string">
            <text:p>LimitLimitedPriorityListChannelTransfer10kConcurrent</text:p>
          </table:table-cell>
          <table:table-cell table:formula="of:=FIND(&quot;Channel&quot;;[.I71])" office:value-type="float" office:value="25" calcext:value-type="float">
            <text:p>25</text:p>
          </table:table-cell>
          <table:table-cell table:formula="of:=LEFT([.I71];[.J71]-1)" office:value-type="string" office:string-value="LimitLimitedPriorityList" calcext:value-type="string">
            <text:p>LimitLimitedPriorityList</text:p>
          </table:table-cell>
          <table:table-cell table:formula="of:=RIGHT([.I71];LEN([.I71])-[.J71]-6)" office:value-type="string" office:string-value="Transfer10kConcurrent" calcext:value-type="string">
            <text:p>Transfer10kConcurrent</text:p>
          </table:table-cell>
          <table:table-cell table:formula="of:=IF(RIGHT([.$K71];LEN([.M$1]))=[.M$1];[.M$1];&quot;&quot;)">
            <text:p/>
          </table:table-cell>
          <table:table-cell table:formula="of:=IF([.O71]=&quot;&quot;;IF(RIGHT([.$K71];LEN([.N$1]))=[.N$1];[.N$1];&quot;&quot;);&quot;&quot;)">
            <text:p/>
          </table:table-cell>
          <table:table-cell table:formula="of:=IF(RIGHT([.$K71];LEN([.O$1]))=[.O$1];[.O$1];&quot;&quot;)">
            <text:p/>
          </table:table-cell>
          <table:table-cell table:formula="of:=IF(RIGHT([.$K71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71];LEN([.Q$1]))=[.Q$1];[.Q$1];&quot;&quot;)">
            <text:p/>
          </table:table-cell>
          <table:table-cell table:formula="of:=IF(RIGHT([.$K71];LEN([.R$1]))=[.R$1];[.R$1];&quot;&quot;)">
            <text:p/>
          </table:table-cell>
          <table:table-cell table:formula="of:=COM.MICROSOFT.CONCAT([.M71:.R71])" office:value-type="string" office:string-value="LimitedPriorityList" calcext:value-type="string">
            <text:p>LimitedPriorityList</text:p>
          </table:table-cell>
          <table:table-cell table:formula="of:=LEFT([.K71];LEN([.K71])-LEN([.S71]))" office:value-type="string" office:string-value="Limit" calcext:value-type="string">
            <text:p>Limit</text:p>
          </table:table-cell>
          <table:table-cell table:formula="of:=IF([.$T71]=&quot;&quot;;IF(ISERROR(FIND([.U$1];[.$S71]));&quot;-&quot;;&quot;+&quot;);IF([.$S71]=&quot;Default&quot;;&quot;-&quot;;IF(ISERROR(FIND([.U$1];[.$T71]));&quot;-&quot;;&quot;+&quot;)))" office:value-type="string" office:string-value="-" calcext:value-type="string">
            <text:p>-</text:p>
          </table:table-cell>
          <table:table-cell table:formula="of:=IF([.$T71]=&quot;&quot;;IF(ISERROR(FIND([.V$1];[.$S71]));&quot;-&quot;;&quot;+&quot;);IF([.$S71]=&quot;Default&quot;;&quot;-&quot;;IF(ISERROR(FIND([.V$1];[.$T71]));&quot;-&quot;;&quot;+&quot;)))" office:value-type="string" office:string-value="+" calcext:value-type="string">
            <text:p>+</text:p>
          </table:table-cell>
          <table:table-cell table:formula="of:=IF(AND([.V71]=&quot;+&quot;;NOT(ISERROR(FIND(&quot;NoLimit&quot;;[.L71]))));&quot;x&quot;;[.V71])" office:value-type="string" office:string-value="+" calcext:value-type="string">
            <text:p>+</text:p>
          </table:table-cell>
          <table:table-cell table:formula="of:=IF([.$T71]=&quot;&quot;;IF(ISERROR(FIND([.X$1];[.$S71]));&quot;-&quot;;&quot;+&quot;);IF([.$S71]=&quot;Default&quot;;&quot;-&quot;;IF(ISERROR(FIND([.X$1];[.$T71]));&quot;-&quot;;&quot;+&quot;)))" office:value-type="string" office:string-value="-" calcext:value-type="string">
            <text:p>-</text:p>
          </table:table-cell>
          <table:table-cell table:formula="of:=IF(ISERROR(FIND([.Y$1];[.$S71]));&quot;-&quot;;&quot;+&quot;)" office:value-type="string" office:string-value="+" calcext:value-type="string">
            <text:p>+</text:p>
          </table:table-cell>
          <table:table-cell table:formula="of:=IF([.W71]=&quot;x&quot;;RIGHT([.L71];LEN([.L71])-7);[.L71])" office:value-type="string" office:string-value="Transfer10kConcurrent" calcext:value-type="string">
            <text:p>Transfer10kConcurrent</text:p>
          </table:table-cell>
          <table:table-cell table:formula="of:=[.C71]" office:value-type="float" office:value="8640430" calcext:value-type="float">
            <text:p>8640430</text:p>
          </table:table-cell>
          <table:table-cell table:formula="of:=[.E71]" office:value-type="float" office:value="400646" calcext:value-type="float">
            <text:p>400646</text:p>
          </table:table-cell>
          <table:table-cell table:formula="of:=[.G71]" office:value-type="float" office:value="20003" calcext:value-type="float">
            <text:p>20003</text:p>
          </table:table-cell>
        </table:table-row>
        <table:table-row table:style-name="ro2">
          <table:table-cell office:value-type="string" calcext:value-type="string">
            <text:p>BenchmarkInfiniteLimitedPriorityListChannelNoLimit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2222402" calcext:value-type="float">
            <text:p>12222402</text:p>
          </table:table-cell>
          <table:table-cell office:value-type="string" calcext:value-type="string">
            <text:p>ns/op</text:p>
          </table:table-cell>
          <table:table-cell office:value-type="float" office:value="398468" calcext:value-type="float">
            <text:p>398468</text:p>
          </table:table-cell>
          <table:table-cell office:value-type="string" calcext:value-type="string">
            <text:p>B/op</text:p>
          </table:table-cell>
          <table:table-cell office:value-type="float" office:value="19746" calcext:value-type="float">
            <text:p>19746</text:p>
          </table:table-cell>
          <table:table-cell office:value-type="string" calcext:value-type="string">
            <text:p>allocs/op</text:p>
          </table:table-cell>
          <table:table-cell table:formula="of:=MID([.A72];18;LEN([.A72])-20)" office:value-type="string" office:string-value="LimitedPriorityListChannelNoLimitTransfer10kConcurrent" calcext:value-type="string">
            <text:p>LimitedPriorityListChannelNoLimitTransfer10kConcurrent</text:p>
          </table:table-cell>
          <table:table-cell table:formula="of:=FIND(&quot;Channel&quot;;[.I72])" office:value-type="float" office:value="20" calcext:value-type="float">
            <text:p>20</text:p>
          </table:table-cell>
          <table:table-cell table:formula="of:=LEFT([.I72];[.J72]-1)" office:value-type="string" office:string-value="LimitedPriorityList" calcext:value-type="string">
            <text:p>LimitedPriorityList</text:p>
          </table:table-cell>
          <table:table-cell table:formula="of:=RIGHT([.I72];LEN([.I72])-[.J72]-6)" office:value-type="string" office:string-value="NoLimitTransfer10kConcurrent" calcext:value-type="string">
            <text:p>NoLimitTransfer10kConcurrent</text:p>
          </table:table-cell>
          <table:table-cell table:formula="of:=IF(RIGHT([.$K72];LEN([.M$1]))=[.M$1];[.M$1];&quot;&quot;)">
            <text:p/>
          </table:table-cell>
          <table:table-cell table:formula="of:=IF([.O72]=&quot;&quot;;IF(RIGHT([.$K72];LEN([.N$1]))=[.N$1];[.N$1];&quot;&quot;);&quot;&quot;)">
            <text:p/>
          </table:table-cell>
          <table:table-cell table:formula="of:=IF(RIGHT([.$K72];LEN([.O$1]))=[.O$1];[.O$1];&quot;&quot;)">
            <text:p/>
          </table:table-cell>
          <table:table-cell table:formula="of:=IF(RIGHT([.$K72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72];LEN([.Q$1]))=[.Q$1];[.Q$1];&quot;&quot;)">
            <text:p/>
          </table:table-cell>
          <table:table-cell table:formula="of:=IF(RIGHT([.$K72];LEN([.R$1]))=[.R$1];[.R$1];&quot;&quot;)">
            <text:p/>
          </table:table-cell>
          <table:table-cell table:formula="of:=COM.MICROSOFT.CONCAT([.M72:.R72])" office:value-type="string" office:string-value="LimitedPriorityList" calcext:value-type="string">
            <text:p>LimitedPriorityList</text:p>
          </table:table-cell>
          <table:table-cell table:formula="of:=LEFT([.K72];LEN([.K72])-LEN([.S72]))">
            <text:p/>
          </table:table-cell>
          <table:table-cell table:formula="of:=IF([.$T72]=&quot;&quot;;IF(ISERROR(FIND([.U$1];[.$S72]));&quot;-&quot;;&quot;+&quot;);IF([.$S72]=&quot;Default&quot;;&quot;-&quot;;IF(ISERROR(FIND([.U$1];[.$T72]));&quot;-&quot;;&quot;+&quot;)))" office:value-type="string" office:string-value="+" calcext:value-type="string">
            <text:p>+</text:p>
          </table:table-cell>
          <table:table-cell table:formula="of:=IF([.$T72]=&quot;&quot;;IF(ISERROR(FIND([.V$1];[.$S72]));&quot;-&quot;;&quot;+&quot;);IF([.$S72]=&quot;Default&quot;;&quot;-&quot;;IF(ISERROR(FIND([.V$1];[.$T72]));&quot;-&quot;;&quot;+&quot;)))" office:value-type="string" office:string-value="+" calcext:value-type="string">
            <text:p>+</text:p>
          </table:table-cell>
          <table:table-cell table:formula="of:=IF(AND([.V72]=&quot;+&quot;;NOT(ISERROR(FIND(&quot;NoLimit&quot;;[.L72]))));&quot;x&quot;;[.V72])" office:value-type="string" office:string-value="x" calcext:value-type="string">
            <text:p>x</text:p>
          </table:table-cell>
          <table:table-cell table:formula="of:=IF([.$T72]=&quot;&quot;;IF(ISERROR(FIND([.X$1];[.$S72]));&quot;-&quot;;&quot;+&quot;);IF([.$S72]=&quot;Default&quot;;&quot;-&quot;;IF(ISERROR(FIND([.X$1];[.$T72]));&quot;-&quot;;&quot;+&quot;)))" office:value-type="string" office:string-value="-" calcext:value-type="string">
            <text:p>-</text:p>
          </table:table-cell>
          <table:table-cell table:formula="of:=IF(ISERROR(FIND([.Y$1];[.$S72]));&quot;-&quot;;&quot;+&quot;)" office:value-type="string" office:string-value="+" calcext:value-type="string">
            <text:p>+</text:p>
          </table:table-cell>
          <table:table-cell table:formula="of:=IF([.W72]=&quot;x&quot;;RIGHT([.L72];LEN([.L72])-7);[.L72])" office:value-type="string" office:string-value="Transfer10kConcurrent" calcext:value-type="string">
            <text:p>Transfer10kConcurrent</text:p>
          </table:table-cell>
          <table:table-cell table:formula="of:=[.C72]" office:value-type="float" office:value="12222402" calcext:value-type="float">
            <text:p>12222402</text:p>
          </table:table-cell>
          <table:table-cell table:formula="of:=[.E72]" office:value-type="float" office:value="398468" calcext:value-type="float">
            <text:p>398468</text:p>
          </table:table-cell>
          <table:table-cell table:formula="of:=[.G72]" office:value-type="float" office:value="19746" calcext:value-type="float">
            <text:p>19746</text:p>
          </table:table-cell>
        </table:table-row>
        <table:table-row table:style-name="ro2">
          <table:table-cell office:value-type="string" calcext:value-type="string">
            <text:p>BenchmarkInfiniteLimitedPriorityList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0590039" calcext:value-type="float">
            <text:p>10590039</text:p>
          </table:table-cell>
          <table:table-cell office:value-type="string" calcext:value-type="string">
            <text:p>ns/op</text:p>
          </table:table-cell>
          <table:table-cell office:value-type="float" office:value="400638" calcext:value-type="float">
            <text:p>400638</text:p>
          </table:table-cell>
          <table:table-cell office:value-type="string" calcext:value-type="string">
            <text:p>B/op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allocs/op</text:p>
          </table:table-cell>
          <table:table-cell table:formula="of:=MID([.A73];18;LEN([.A73])-20)" office:value-type="string" office:string-value="LimitedPriorityListChannelTransfer10kConcurrent" calcext:value-type="string">
            <text:p>LimitedPriorityListChannelTransfer10kConcurrent</text:p>
          </table:table-cell>
          <table:table-cell table:formula="of:=FIND(&quot;Channel&quot;;[.I73])" office:value-type="float" office:value="20" calcext:value-type="float">
            <text:p>20</text:p>
          </table:table-cell>
          <table:table-cell table:formula="of:=LEFT([.I73];[.J73]-1)" office:value-type="string" office:string-value="LimitedPriorityList" calcext:value-type="string">
            <text:p>LimitedPriorityList</text:p>
          </table:table-cell>
          <table:table-cell table:formula="of:=RIGHT([.I73];LEN([.I73])-[.J73]-6)" office:value-type="string" office:string-value="Transfer10kConcurrent" calcext:value-type="string">
            <text:p>Transfer10kConcurrent</text:p>
          </table:table-cell>
          <table:table-cell table:formula="of:=IF(RIGHT([.$K73];LEN([.M$1]))=[.M$1];[.M$1];&quot;&quot;)">
            <text:p/>
          </table:table-cell>
          <table:table-cell table:formula="of:=IF([.O73]=&quot;&quot;;IF(RIGHT([.$K73];LEN([.N$1]))=[.N$1];[.N$1];&quot;&quot;);&quot;&quot;)">
            <text:p/>
          </table:table-cell>
          <table:table-cell table:formula="of:=IF(RIGHT([.$K73];LEN([.O$1]))=[.O$1];[.O$1];&quot;&quot;)">
            <text:p/>
          </table:table-cell>
          <table:table-cell table:formula="of:=IF(RIGHT([.$K73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73];LEN([.Q$1]))=[.Q$1];[.Q$1];&quot;&quot;)">
            <text:p/>
          </table:table-cell>
          <table:table-cell table:formula="of:=IF(RIGHT([.$K73];LEN([.R$1]))=[.R$1];[.R$1];&quot;&quot;)">
            <text:p/>
          </table:table-cell>
          <table:table-cell table:formula="of:=COM.MICROSOFT.CONCAT([.M73:.R73])" office:value-type="string" office:string-value="LimitedPriorityList" calcext:value-type="string">
            <text:p>LimitedPriorityList</text:p>
          </table:table-cell>
          <table:table-cell table:formula="of:=LEFT([.K73];LEN([.K73])-LEN([.S73]))">
            <text:p/>
          </table:table-cell>
          <table:table-cell table:formula="of:=IF([.$T73]=&quot;&quot;;IF(ISERROR(FIND([.U$1];[.$S73]));&quot;-&quot;;&quot;+&quot;);IF([.$S73]=&quot;Default&quot;;&quot;-&quot;;IF(ISERROR(FIND([.U$1];[.$T73]));&quot;-&quot;;&quot;+&quot;)))" office:value-type="string" office:string-value="+" calcext:value-type="string">
            <text:p>+</text:p>
          </table:table-cell>
          <table:table-cell table:formula="of:=IF([.$T73]=&quot;&quot;;IF(ISERROR(FIND([.V$1];[.$S73]));&quot;-&quot;;&quot;+&quot;);IF([.$S73]=&quot;Default&quot;;&quot;-&quot;;IF(ISERROR(FIND([.V$1];[.$T73]));&quot;-&quot;;&quot;+&quot;)))" office:value-type="string" office:string-value="+" calcext:value-type="string">
            <text:p>+</text:p>
          </table:table-cell>
          <table:table-cell table:formula="of:=IF(AND([.V73]=&quot;+&quot;;NOT(ISERROR(FIND(&quot;NoLimit&quot;;[.L73]))));&quot;x&quot;;[.V73])" office:value-type="string" office:string-value="+" calcext:value-type="string">
            <text:p>+</text:p>
          </table:table-cell>
          <table:table-cell table:formula="of:=IF([.$T73]=&quot;&quot;;IF(ISERROR(FIND([.X$1];[.$S73]));&quot;-&quot;;&quot;+&quot;);IF([.$S73]=&quot;Default&quot;;&quot;-&quot;;IF(ISERROR(FIND([.X$1];[.$T73]));&quot;-&quot;;&quot;+&quot;)))" office:value-type="string" office:string-value="-" calcext:value-type="string">
            <text:p>-</text:p>
          </table:table-cell>
          <table:table-cell table:formula="of:=IF(ISERROR(FIND([.Y$1];[.$S73]));&quot;-&quot;;&quot;+&quot;)" office:value-type="string" office:string-value="+" calcext:value-type="string">
            <text:p>+</text:p>
          </table:table-cell>
          <table:table-cell table:formula="of:=IF([.W73]=&quot;x&quot;;RIGHT([.L73];LEN([.L73])-7);[.L73])" office:value-type="string" office:string-value="Transfer10kConcurrent" calcext:value-type="string">
            <text:p>Transfer10kConcurrent</text:p>
          </table:table-cell>
          <table:table-cell table:formula="of:=[.C73]" office:value-type="float" office:value="10590039" calcext:value-type="float">
            <text:p>10590039</text:p>
          </table:table-cell>
          <table:table-cell table:formula="of:=[.E73]" office:value-type="float" office:value="400638" calcext:value-type="float">
            <text:p>400638</text:p>
          </table:table-cell>
          <table:table-cell table:formula="of:=[.G73]" office:value-type="float" office:value="20003" calcext:value-type="float">
            <text:p>20003</text:p>
          </table:table-cell>
        </table:table-row>
        <table:table-row table:style-name="ro2">
          <table:table-cell office:value-type="string" calcext:value-type="string">
            <text:p>BenchmarkInfiniteDefaultPriorityChannelTransfer10kSerial-12</text:p>
          </table:table-cell>
          <table:table-cell office:value-type="float" office:value="148" calcext:value-type="float">
            <text:p>148</text:p>
          </table:table-cell>
          <table:table-cell office:value-type="float" office:value="7820438" calcext:value-type="float">
            <text:p>7820438</text:p>
          </table:table-cell>
          <table:table-cell office:value-type="string" calcext:value-type="string">
            <text:p>ns/op</text:p>
          </table:table-cell>
          <table:table-cell office:value-type="float" office:value="863816" calcext:value-type="float">
            <text:p>863816</text:p>
          </table:table-cell>
          <table:table-cell office:value-type="string" calcext:value-type="string">
            <text:p>B/op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allocs/op</text:p>
          </table:table-cell>
          <table:table-cell table:formula="of:=MID([.A74];18;LEN([.A74])-20)" office:value-type="string" office:string-value="DefaultPriorityChannelTransfer10kSerial" calcext:value-type="string">
            <text:p>DefaultPriorityChannelTransfer10kSerial</text:p>
          </table:table-cell>
          <table:table-cell table:formula="of:=FIND(&quot;Channel&quot;;[.I74])" office:value-type="float" office:value="16" calcext:value-type="float">
            <text:p>16</text:p>
          </table:table-cell>
          <table:table-cell table:formula="of:=LEFT([.I74];[.J74]-1)" office:value-type="string" office:string-value="DefaultPriority" calcext:value-type="string">
            <text:p>DefaultPriority</text:p>
          </table:table-cell>
          <table:table-cell table:formula="of:=RIGHT([.I74];LEN([.I74])-[.J74]-6)" office:value-type="string" office:string-value="Transfer10kSerial" calcext:value-type="string">
            <text:p>Transfer10kSerial</text:p>
          </table:table-cell>
          <table:table-cell table:formula="of:=IF(RIGHT([.$K74];LEN([.M$1]))=[.M$1];[.M$1];&quot;&quot;)">
            <text:p/>
          </table:table-cell>
          <table:table-cell table:formula="of:=IF([.O74]=&quot;&quot;;IF(RIGHT([.$K74];LEN([.N$1]))=[.N$1];[.N$1];&quot;&quot;);&quot;&quot;)" office:value-type="string" office:string-value="Priority" calcext:value-type="string">
            <text:p>Priority</text:p>
          </table:table-cell>
          <table:table-cell table:formula="of:=IF(RIGHT([.$K74];LEN([.O$1]))=[.O$1];[.O$1];&quot;&quot;)">
            <text:p/>
          </table:table-cell>
          <table:table-cell table:formula="of:=IF(RIGHT([.$K74];LEN([.P$1]))=[.P$1];[.P$1];&quot;&quot;)">
            <text:p/>
          </table:table-cell>
          <table:table-cell table:formula="of:=IF(RIGHT([.$K74];LEN([.Q$1]))=[.Q$1];[.Q$1];&quot;&quot;)">
            <text:p/>
          </table:table-cell>
          <table:table-cell table:formula="of:=IF(RIGHT([.$K74];LEN([.R$1]))=[.R$1];[.R$1];&quot;&quot;)">
            <text:p/>
          </table:table-cell>
          <table:table-cell table:formula="of:=COM.MICROSOFT.CONCAT([.M74:.R74])" office:value-type="string" office:string-value="Priority" calcext:value-type="string">
            <text:p>Priority</text:p>
          </table:table-cell>
          <table:table-cell table:formula="of:=LEFT([.K74];LEN([.K74])-LEN([.S74]))" office:value-type="string" office:string-value="Default" calcext:value-type="string">
            <text:p>Default</text:p>
          </table:table-cell>
          <table:table-cell table:formula="of:=IF([.$T74]=&quot;&quot;;IF(ISERROR(FIND([.U$1];[.$S74]));&quot;-&quot;;&quot;+&quot;);IF([.$S74]=&quot;Default&quot;;&quot;-&quot;;IF(ISERROR(FIND([.U$1];[.$T74]));&quot;-&quot;;&quot;+&quot;)))" office:value-type="string" office:string-value="-" calcext:value-type="string">
            <text:p>-</text:p>
          </table:table-cell>
          <table:table-cell table:formula="of:=IF([.$T74]=&quot;&quot;;IF(ISERROR(FIND([.V$1];[.$S74]));&quot;-&quot;;&quot;+&quot;);IF([.$S74]=&quot;Default&quot;;&quot;-&quot;;IF(ISERROR(FIND([.V$1];[.$T74]));&quot;-&quot;;&quot;+&quot;)))" office:value-type="string" office:string-value="-" calcext:value-type="string">
            <text:p>-</text:p>
          </table:table-cell>
          <table:table-cell table:formula="of:=IF(AND([.V74]=&quot;+&quot;;NOT(ISERROR(FIND(&quot;NoLimit&quot;;[.L74]))));&quot;x&quot;;[.V74])" office:value-type="string" office:string-value="-" calcext:value-type="string">
            <text:p>-</text:p>
          </table:table-cell>
          <table:table-cell table:formula="of:=IF([.$T74]=&quot;&quot;;IF(ISERROR(FIND([.X$1];[.$S74]));&quot;-&quot;;&quot;+&quot;);IF([.$S74]=&quot;Default&quot;;&quot;-&quot;;IF(ISERROR(FIND([.X$1];[.$T74]));&quot;-&quot;;&quot;+&quot;)))" office:value-type="string" office:string-value="-" calcext:value-type="string">
            <text:p>-</text:p>
          </table:table-cell>
          <table:table-cell table:formula="of:=IF(ISERROR(FIND([.Y$1];[.$S74]));&quot;-&quot;;&quot;+&quot;)" office:value-type="string" office:string-value="-" calcext:value-type="string">
            <text:p>-</text:p>
          </table:table-cell>
          <table:table-cell table:formula="of:=IF([.W74]=&quot;x&quot;;RIGHT([.L74];LEN([.L74])-7);[.L74])" office:value-type="string" office:string-value="Transfer10kSerial" calcext:value-type="string">
            <text:p>Transfer10kSerial</text:p>
          </table:table-cell>
          <table:table-cell table:formula="of:=[.C74]" office:value-type="float" office:value="7820438" calcext:value-type="float">
            <text:p>7820438</text:p>
          </table:table-cell>
          <table:table-cell table:formula="of:=[.E74]" office:value-type="float" office:value="863816" calcext:value-type="float">
            <text:p>863816</text:p>
          </table:table-cell>
          <table:table-cell table:formula="of:=[.G74]" office:value-type="float" office:value="9765" calcext:value-type="float">
            <text:p>9765</text:p>
          </table:table-cell>
        </table:table-row>
        <table:table-row table:style-name="ro2">
          <table:table-cell office:value-type="string" calcext:value-type="string">
            <text:p>BenchmarkInfinitePriorityChannelTransfer10kSerial-12</text:p>
          </table:table-cell>
          <table:table-cell office:value-type="float" office:value="133" calcext:value-type="float">
            <text:p>133</text:p>
          </table:table-cell>
          <table:table-cell office:value-type="float" office:value="7728567" calcext:value-type="float">
            <text:p>7728567</text:p>
          </table:table-cell>
          <table:table-cell office:value-type="string" calcext:value-type="string">
            <text:p>ns/op</text:p>
          </table:table-cell>
          <table:table-cell office:value-type="float" office:value="863821" calcext:value-type="float">
            <text:p>863821</text:p>
          </table:table-cell>
          <table:table-cell office:value-type="string" calcext:value-type="string">
            <text:p>B/op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allocs/op</text:p>
          </table:table-cell>
          <table:table-cell table:formula="of:=MID([.A75];18;LEN([.A75])-20)" office:value-type="string" office:string-value="PriorityChannelTransfer10kSerial" calcext:value-type="string">
            <text:p>PriorityChannelTransfer10kSerial</text:p>
          </table:table-cell>
          <table:table-cell table:formula="of:=FIND(&quot;Channel&quot;;[.I75])" office:value-type="float" office:value="9" calcext:value-type="float">
            <text:p>9</text:p>
          </table:table-cell>
          <table:table-cell table:formula="of:=LEFT([.I75];[.J75]-1)" office:value-type="string" office:string-value="Priority" calcext:value-type="string">
            <text:p>Priority</text:p>
          </table:table-cell>
          <table:table-cell table:formula="of:=RIGHT([.I75];LEN([.I75])-[.J75]-6)" office:value-type="string" office:string-value="Transfer10kSerial" calcext:value-type="string">
            <text:p>Transfer10kSerial</text:p>
          </table:table-cell>
          <table:table-cell table:formula="of:=IF(RIGHT([.$K75];LEN([.M$1]))=[.M$1];[.M$1];&quot;&quot;)">
            <text:p/>
          </table:table-cell>
          <table:table-cell table:formula="of:=IF([.O75]=&quot;&quot;;IF(RIGHT([.$K75];LEN([.N$1]))=[.N$1];[.N$1];&quot;&quot;);&quot;&quot;)" office:value-type="string" office:string-value="Priority" calcext:value-type="string">
            <text:p>Priority</text:p>
          </table:table-cell>
          <table:table-cell table:formula="of:=IF(RIGHT([.$K75];LEN([.O$1]))=[.O$1];[.O$1];&quot;&quot;)">
            <text:p/>
          </table:table-cell>
          <table:table-cell table:formula="of:=IF(RIGHT([.$K75];LEN([.P$1]))=[.P$1];[.P$1];&quot;&quot;)">
            <text:p/>
          </table:table-cell>
          <table:table-cell table:formula="of:=IF(RIGHT([.$K75];LEN([.Q$1]))=[.Q$1];[.Q$1];&quot;&quot;)">
            <text:p/>
          </table:table-cell>
          <table:table-cell table:formula="of:=IF(RIGHT([.$K75];LEN([.R$1]))=[.R$1];[.R$1];&quot;&quot;)">
            <text:p/>
          </table:table-cell>
          <table:table-cell table:formula="of:=COM.MICROSOFT.CONCAT([.M75:.R75])" office:value-type="string" office:string-value="Priority" calcext:value-type="string">
            <text:p>Priority</text:p>
          </table:table-cell>
          <table:table-cell table:formula="of:=LEFT([.K75];LEN([.K75])-LEN([.S75]))">
            <text:p/>
          </table:table-cell>
          <table:table-cell table:formula="of:=IF([.$T75]=&quot;&quot;;IF(ISERROR(FIND([.U$1];[.$S75]));&quot;-&quot;;&quot;+&quot;);IF([.$S75]=&quot;Default&quot;;&quot;-&quot;;IF(ISERROR(FIND([.U$1];[.$T75]));&quot;-&quot;;&quot;+&quot;)))" office:value-type="string" office:string-value="+" calcext:value-type="string">
            <text:p>+</text:p>
          </table:table-cell>
          <table:table-cell table:formula="of:=IF([.$T75]=&quot;&quot;;IF(ISERROR(FIND([.V$1];[.$S75]));&quot;-&quot;;&quot;+&quot;);IF([.$S75]=&quot;Default&quot;;&quot;-&quot;;IF(ISERROR(FIND([.V$1];[.$T75]));&quot;-&quot;;&quot;+&quot;)))" office:value-type="string" office:string-value="-" calcext:value-type="string">
            <text:p>-</text:p>
          </table:table-cell>
          <table:table-cell table:formula="of:=IF(AND([.V75]=&quot;+&quot;;NOT(ISERROR(FIND(&quot;NoLimit&quot;;[.L75]))));&quot;x&quot;;[.V75])" office:value-type="string" office:string-value="-" calcext:value-type="string">
            <text:p>-</text:p>
          </table:table-cell>
          <table:table-cell table:formula="of:=IF([.$T75]=&quot;&quot;;IF(ISERROR(FIND([.X$1];[.$S75]));&quot;-&quot;;&quot;+&quot;);IF([.$S75]=&quot;Default&quot;;&quot;-&quot;;IF(ISERROR(FIND([.X$1];[.$T75]));&quot;-&quot;;&quot;+&quot;)))" office:value-type="string" office:string-value="-" calcext:value-type="string">
            <text:p>-</text:p>
          </table:table-cell>
          <table:table-cell table:formula="of:=IF(ISERROR(FIND([.Y$1];[.$S75]));&quot;-&quot;;&quot;+&quot;)" office:value-type="string" office:string-value="-" calcext:value-type="string">
            <text:p>-</text:p>
          </table:table-cell>
          <table:table-cell table:formula="of:=IF([.W75]=&quot;x&quot;;RIGHT([.L75];LEN([.L75])-7);[.L75])" office:value-type="string" office:string-value="Transfer10kSerial" calcext:value-type="string">
            <text:p>Transfer10kSerial</text:p>
          </table:table-cell>
          <table:table-cell table:formula="of:=[.C75]" office:value-type="float" office:value="7728567" calcext:value-type="float">
            <text:p>7728567</text:p>
          </table:table-cell>
          <table:table-cell table:formula="of:=[.E75]" office:value-type="float" office:value="863821" calcext:value-type="float">
            <text:p>863821</text:p>
          </table:table-cell>
          <table:table-cell table:formula="of:=[.G75]" office:value-type="float" office:value="9766" calcext:value-type="float">
            <text:p>9766</text:p>
          </table:table-cell>
        </table:table-row>
        <table:table-row table:style-name="ro2">
          <table:table-cell office:value-type="string" calcext:value-type="string">
            <text:p>BenchmarkInfiniteDefaultPriorityChannelTransfer10kConcurrent-12</text:p>
          </table:table-cell>
          <table:table-cell office:value-type="float" office:value="126" calcext:value-type="float">
            <text:p>126</text:p>
          </table:table-cell>
          <table:table-cell office:value-type="float" office:value="9177492" calcext:value-type="float">
            <text:p>9177492</text:p>
          </table:table-cell>
          <table:table-cell office:value-type="string" calcext:value-type="string">
            <text:p>ns/op</text:p>
          </table:table-cell>
          <table:table-cell office:value-type="float" office:value="423217" calcext:value-type="float">
            <text:p>423217</text:p>
          </table:table-cell>
          <table:table-cell office:value-type="string" calcext:value-type="string">
            <text:p>B/op</text:p>
          </table:table-cell>
          <table:table-cell office:value-type="float" office:value="9863" calcext:value-type="float">
            <text:p>9863</text:p>
          </table:table-cell>
          <table:table-cell office:value-type="string" calcext:value-type="string">
            <text:p>allocs/op</text:p>
          </table:table-cell>
          <table:table-cell table:formula="of:=MID([.A76];18;LEN([.A76])-20)" office:value-type="string" office:string-value="DefaultPriorityChannelTransfer10kConcurrent" calcext:value-type="string">
            <text:p>DefaultPriorityChannelTransfer10kConcurrent</text:p>
          </table:table-cell>
          <table:table-cell table:formula="of:=FIND(&quot;Channel&quot;;[.I76])" office:value-type="float" office:value="16" calcext:value-type="float">
            <text:p>16</text:p>
          </table:table-cell>
          <table:table-cell table:formula="of:=LEFT([.I76];[.J76]-1)" office:value-type="string" office:string-value="DefaultPriority" calcext:value-type="string">
            <text:p>DefaultPriority</text:p>
          </table:table-cell>
          <table:table-cell table:formula="of:=RIGHT([.I76];LEN([.I76])-[.J76]-6)" office:value-type="string" office:string-value="Transfer10kConcurrent" calcext:value-type="string">
            <text:p>Transfer10kConcurrent</text:p>
          </table:table-cell>
          <table:table-cell table:formula="of:=IF(RIGHT([.$K76];LEN([.M$1]))=[.M$1];[.M$1];&quot;&quot;)">
            <text:p/>
          </table:table-cell>
          <table:table-cell table:formula="of:=IF([.O76]=&quot;&quot;;IF(RIGHT([.$K76];LEN([.N$1]))=[.N$1];[.N$1];&quot;&quot;);&quot;&quot;)" office:value-type="string" office:string-value="Priority" calcext:value-type="string">
            <text:p>Priority</text:p>
          </table:table-cell>
          <table:table-cell table:formula="of:=IF(RIGHT([.$K76];LEN([.O$1]))=[.O$1];[.O$1];&quot;&quot;)">
            <text:p/>
          </table:table-cell>
          <table:table-cell table:formula="of:=IF(RIGHT([.$K76];LEN([.P$1]))=[.P$1];[.P$1];&quot;&quot;)">
            <text:p/>
          </table:table-cell>
          <table:table-cell table:formula="of:=IF(RIGHT([.$K76];LEN([.Q$1]))=[.Q$1];[.Q$1];&quot;&quot;)">
            <text:p/>
          </table:table-cell>
          <table:table-cell table:formula="of:=IF(RIGHT([.$K76];LEN([.R$1]))=[.R$1];[.R$1];&quot;&quot;)">
            <text:p/>
          </table:table-cell>
          <table:table-cell table:formula="of:=COM.MICROSOFT.CONCAT([.M76:.R76])" office:value-type="string" office:string-value="Priority" calcext:value-type="string">
            <text:p>Priority</text:p>
          </table:table-cell>
          <table:table-cell table:formula="of:=LEFT([.K76];LEN([.K76])-LEN([.S76]))" office:value-type="string" office:string-value="Default" calcext:value-type="string">
            <text:p>Default</text:p>
          </table:table-cell>
          <table:table-cell table:formula="of:=IF([.$T76]=&quot;&quot;;IF(ISERROR(FIND([.U$1];[.$S76]));&quot;-&quot;;&quot;+&quot;);IF([.$S76]=&quot;Default&quot;;&quot;-&quot;;IF(ISERROR(FIND([.U$1];[.$T76]));&quot;-&quot;;&quot;+&quot;)))" office:value-type="string" office:string-value="-" calcext:value-type="string">
            <text:p>-</text:p>
          </table:table-cell>
          <table:table-cell table:formula="of:=IF([.$T76]=&quot;&quot;;IF(ISERROR(FIND([.V$1];[.$S76]));&quot;-&quot;;&quot;+&quot;);IF([.$S76]=&quot;Default&quot;;&quot;-&quot;;IF(ISERROR(FIND([.V$1];[.$T76]));&quot;-&quot;;&quot;+&quot;)))" office:value-type="string" office:string-value="-" calcext:value-type="string">
            <text:p>-</text:p>
          </table:table-cell>
          <table:table-cell table:formula="of:=IF(AND([.V76]=&quot;+&quot;;NOT(ISERROR(FIND(&quot;NoLimit&quot;;[.L76]))));&quot;x&quot;;[.V76])" office:value-type="string" office:string-value="-" calcext:value-type="string">
            <text:p>-</text:p>
          </table:table-cell>
          <table:table-cell table:formula="of:=IF([.$T76]=&quot;&quot;;IF(ISERROR(FIND([.X$1];[.$S76]));&quot;-&quot;;&quot;+&quot;);IF([.$S76]=&quot;Default&quot;;&quot;-&quot;;IF(ISERROR(FIND([.X$1];[.$T76]));&quot;-&quot;;&quot;+&quot;)))" office:value-type="string" office:string-value="-" calcext:value-type="string">
            <text:p>-</text:p>
          </table:table-cell>
          <table:table-cell table:formula="of:=IF(ISERROR(FIND([.Y$1];[.$S76]));&quot;-&quot;;&quot;+&quot;)" office:value-type="string" office:string-value="-" calcext:value-type="string">
            <text:p>-</text:p>
          </table:table-cell>
          <table:table-cell table:formula="of:=IF([.W76]=&quot;x&quot;;RIGHT([.L76];LEN([.L76])-7);[.L76])" office:value-type="string" office:string-value="Transfer10kConcurrent" calcext:value-type="string">
            <text:p>Transfer10kConcurrent</text:p>
          </table:table-cell>
          <table:table-cell table:formula="of:=[.C76]" office:value-type="float" office:value="9177492" calcext:value-type="float">
            <text:p>9177492</text:p>
          </table:table-cell>
          <table:table-cell table:formula="of:=[.E76]" office:value-type="float" office:value="423217" calcext:value-type="float">
            <text:p>423217</text:p>
          </table:table-cell>
          <table:table-cell table:formula="of:=[.G76]" office:value-type="float" office:value="9863" calcext:value-type="float">
            <text:p>9863</text:p>
          </table:table-cell>
        </table:table-row>
        <table:table-row table:style-name="ro2">
          <table:table-cell office:value-type="string" calcext:value-type="string">
            <text:p>BenchmarkInfinitePriority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1249683" calcext:value-type="float">
            <text:p>11249683</text:p>
          </table:table-cell>
          <table:table-cell office:value-type="string" calcext:value-type="string">
            <text:p>ns/op</text:p>
          </table:table-cell>
          <table:table-cell office:value-type="float" office:value="372194" calcext:value-type="float">
            <text:p>372194</text:p>
          </table:table-cell>
          <table:table-cell office:value-type="string" calcext:value-type="string">
            <text:p>B/op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allocs/op</text:p>
          </table:table-cell>
          <table:table-cell table:formula="of:=MID([.A77];18;LEN([.A77])-20)" office:value-type="string" office:string-value="PriorityChannelTransfer10kConcurrent" calcext:value-type="string">
            <text:p>PriorityChannelTransfer10kConcurrent</text:p>
          </table:table-cell>
          <table:table-cell table:formula="of:=FIND(&quot;Channel&quot;;[.I77])" office:value-type="float" office:value="9" calcext:value-type="float">
            <text:p>9</text:p>
          </table:table-cell>
          <table:table-cell table:formula="of:=LEFT([.I77];[.J77]-1)" office:value-type="string" office:string-value="Priority" calcext:value-type="string">
            <text:p>Priority</text:p>
          </table:table-cell>
          <table:table-cell table:formula="of:=RIGHT([.I77];LEN([.I77])-[.J77]-6)" office:value-type="string" office:string-value="Transfer10kConcurrent" calcext:value-type="string">
            <text:p>Transfer10kConcurrent</text:p>
          </table:table-cell>
          <table:table-cell table:formula="of:=IF(RIGHT([.$K77];LEN([.M$1]))=[.M$1];[.M$1];&quot;&quot;)">
            <text:p/>
          </table:table-cell>
          <table:table-cell table:formula="of:=IF([.O77]=&quot;&quot;;IF(RIGHT([.$K77];LEN([.N$1]))=[.N$1];[.N$1];&quot;&quot;);&quot;&quot;)" office:value-type="string" office:string-value="Priority" calcext:value-type="string">
            <text:p>Priority</text:p>
          </table:table-cell>
          <table:table-cell table:formula="of:=IF(RIGHT([.$K77];LEN([.O$1]))=[.O$1];[.O$1];&quot;&quot;)">
            <text:p/>
          </table:table-cell>
          <table:table-cell table:formula="of:=IF(RIGHT([.$K77];LEN([.P$1]))=[.P$1];[.P$1];&quot;&quot;)">
            <text:p/>
          </table:table-cell>
          <table:table-cell table:formula="of:=IF(RIGHT([.$K77];LEN([.Q$1]))=[.Q$1];[.Q$1];&quot;&quot;)">
            <text:p/>
          </table:table-cell>
          <table:table-cell table:formula="of:=IF(RIGHT([.$K77];LEN([.R$1]))=[.R$1];[.R$1];&quot;&quot;)">
            <text:p/>
          </table:table-cell>
          <table:table-cell table:formula="of:=COM.MICROSOFT.CONCAT([.M77:.R77])" office:value-type="string" office:string-value="Priority" calcext:value-type="string">
            <text:p>Priority</text:p>
          </table:table-cell>
          <table:table-cell table:formula="of:=LEFT([.K77];LEN([.K77])-LEN([.S77]))">
            <text:p/>
          </table:table-cell>
          <table:table-cell table:formula="of:=IF([.$T77]=&quot;&quot;;IF(ISERROR(FIND([.U$1];[.$S77]));&quot;-&quot;;&quot;+&quot;);IF([.$S77]=&quot;Default&quot;;&quot;-&quot;;IF(ISERROR(FIND([.U$1];[.$T77]));&quot;-&quot;;&quot;+&quot;)))" office:value-type="string" office:string-value="+" calcext:value-type="string">
            <text:p>+</text:p>
          </table:table-cell>
          <table:table-cell table:formula="of:=IF([.$T77]=&quot;&quot;;IF(ISERROR(FIND([.V$1];[.$S77]));&quot;-&quot;;&quot;+&quot;);IF([.$S77]=&quot;Default&quot;;&quot;-&quot;;IF(ISERROR(FIND([.V$1];[.$T77]));&quot;-&quot;;&quot;+&quot;)))" office:value-type="string" office:string-value="-" calcext:value-type="string">
            <text:p>-</text:p>
          </table:table-cell>
          <table:table-cell table:formula="of:=IF(AND([.V77]=&quot;+&quot;;NOT(ISERROR(FIND(&quot;NoLimit&quot;;[.L77]))));&quot;x&quot;;[.V77])" office:value-type="string" office:string-value="-" calcext:value-type="string">
            <text:p>-</text:p>
          </table:table-cell>
          <table:table-cell table:formula="of:=IF([.$T77]=&quot;&quot;;IF(ISERROR(FIND([.X$1];[.$S77]));&quot;-&quot;;&quot;+&quot;);IF([.$S77]=&quot;Default&quot;;&quot;-&quot;;IF(ISERROR(FIND([.X$1];[.$T77]));&quot;-&quot;;&quot;+&quot;)))" office:value-type="string" office:string-value="-" calcext:value-type="string">
            <text:p>-</text:p>
          </table:table-cell>
          <table:table-cell table:formula="of:=IF(ISERROR(FIND([.Y$1];[.$S77]));&quot;-&quot;;&quot;+&quot;)" office:value-type="string" office:string-value="-" calcext:value-type="string">
            <text:p>-</text:p>
          </table:table-cell>
          <table:table-cell table:formula="of:=IF([.W77]=&quot;x&quot;;RIGHT([.L77];LEN([.L77])-7);[.L77])" office:value-type="string" office:string-value="Transfer10kConcurrent" calcext:value-type="string">
            <text:p>Transfer10kConcurrent</text:p>
          </table:table-cell>
          <table:table-cell table:formula="of:=[.C77]" office:value-type="float" office:value="11249683" calcext:value-type="float">
            <text:p>11249683</text:p>
          </table:table-cell>
          <table:table-cell table:formula="of:=[.E77]" office:value-type="float" office:value="372194" calcext:value-type="float">
            <text:p>372194</text:p>
          </table:table-cell>
          <table:table-cell table:formula="of:=[.G77]" office:value-type="float" office:value="9871" calcext:value-type="float">
            <text:p>9871</text:p>
          </table:table-cell>
        </table:table-row>
        <table:table-row table:style-name="ro2">
          <table:table-cell office:value-type="string" calcext:value-type="string">
            <text:p>BenchmarkInfiniteSimpleChannelTransfer10kSerial-12</text:p>
          </table:table-cell>
          <table:table-cell office:value-type="float" office:value="139" calcext:value-type="float">
            <text:p>139</text:p>
          </table:table-cell>
          <table:table-cell office:value-type="float" office:value="7749214" calcext:value-type="float">
            <text:p>7749214</text:p>
          </table:table-cell>
          <table:table-cell office:value-type="string" calcext:value-type="string">
            <text:p>ns/op</text:p>
          </table:table-cell>
          <table:table-cell office:value-type="float" office:value="863817" calcext:value-type="float">
            <text:p>863817</text:p>
          </table:table-cell>
          <table:table-cell office:value-type="string" calcext:value-type="string">
            <text:p>B/op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allocs/op</text:p>
          </table:table-cell>
          <table:table-cell table:formula="of:=MID([.A78];18;LEN([.A78])-20)" office:value-type="string" office:string-value="SimpleChannelTransfer10kSerial" calcext:value-type="string">
            <text:p>SimpleChannelTransfer10kSerial</text:p>
          </table:table-cell>
          <table:table-cell table:formula="of:=FIND(&quot;Channel&quot;;[.I78])" office:value-type="float" office:value="7" calcext:value-type="float">
            <text:p>7</text:p>
          </table:table-cell>
          <table:table-cell table:formula="of:=LEFT([.I78];[.J78]-1)" office:value-type="string" office:string-value="Simple" calcext:value-type="string">
            <text:p>Simple</text:p>
          </table:table-cell>
          <table:table-cell table:formula="of:=RIGHT([.I78];LEN([.I78])-[.J78]-6)" office:value-type="string" office:string-value="Transfer10kSerial" calcext:value-type="string">
            <text:p>Transfer10kSerial</text:p>
          </table:table-cell>
          <table:table-cell table:formula="of:=IF(RIGHT([.$K78];LEN([.M$1]))=[.M$1];[.M$1];&quot;&quot;)" office:value-type="string" office:string-value="Simple" calcext:value-type="string">
            <text:p>Simple</text:p>
          </table:table-cell>
          <table:table-cell table:formula="of:=IF([.O78]=&quot;&quot;;IF(RIGHT([.$K78];LEN([.N$1]))=[.N$1];[.N$1];&quot;&quot;);&quot;&quot;)">
            <text:p/>
          </table:table-cell>
          <table:table-cell table:formula="of:=IF(RIGHT([.$K78];LEN([.O$1]))=[.O$1];[.O$1];&quot;&quot;)">
            <text:p/>
          </table:table-cell>
          <table:table-cell table:formula="of:=IF(RIGHT([.$K78];LEN([.P$1]))=[.P$1];[.P$1];&quot;&quot;)">
            <text:p/>
          </table:table-cell>
          <table:table-cell table:formula="of:=IF(RIGHT([.$K78];LEN([.Q$1]))=[.Q$1];[.Q$1];&quot;&quot;)">
            <text:p/>
          </table:table-cell>
          <table:table-cell table:formula="of:=IF(RIGHT([.$K78];LEN([.R$1]))=[.R$1];[.R$1];&quot;&quot;)">
            <text:p/>
          </table:table-cell>
          <table:table-cell table:formula="of:=COM.MICROSOFT.CONCAT([.M78:.R78])" office:value-type="string" office:string-value="Simple" calcext:value-type="string">
            <text:p>Simple</text:p>
          </table:table-cell>
          <table:table-cell table:formula="of:=LEFT([.K78];LEN([.K78])-LEN([.S78]))">
            <text:p/>
          </table:table-cell>
          <table:table-cell table:formula="of:=IF([.$T78]=&quot;&quot;;IF(ISERROR(FIND([.U$1];[.$S78]));&quot;-&quot;;&quot;+&quot;);IF([.$S78]=&quot;Default&quot;;&quot;-&quot;;IF(ISERROR(FIND([.U$1];[.$T78]));&quot;-&quot;;&quot;+&quot;)))" office:value-type="string" office:string-value="-" calcext:value-type="string">
            <text:p>-</text:p>
          </table:table-cell>
          <table:table-cell table:formula="of:=IF([.$T78]=&quot;&quot;;IF(ISERROR(FIND([.V$1];[.$S78]));&quot;-&quot;;&quot;+&quot;);IF([.$S78]=&quot;Default&quot;;&quot;-&quot;;IF(ISERROR(FIND([.V$1];[.$T78]));&quot;-&quot;;&quot;+&quot;)))" office:value-type="string" office:string-value="-" calcext:value-type="string">
            <text:p>-</text:p>
          </table:table-cell>
          <table:table-cell table:formula="of:=IF(AND([.V78]=&quot;+&quot;;NOT(ISERROR(FIND(&quot;NoLimit&quot;;[.L78]))));&quot;x&quot;;[.V78])" office:value-type="string" office:string-value="-" calcext:value-type="string">
            <text:p>-</text:p>
          </table:table-cell>
          <table:table-cell table:formula="of:=IF([.$T78]=&quot;&quot;;IF(ISERROR(FIND([.X$1];[.$S78]));&quot;-&quot;;&quot;+&quot;);IF([.$S78]=&quot;Default&quot;;&quot;-&quot;;IF(ISERROR(FIND([.X$1];[.$T78]));&quot;-&quot;;&quot;+&quot;)))" office:value-type="string" office:string-value="-" calcext:value-type="string">
            <text:p>-</text:p>
          </table:table-cell>
          <table:table-cell table:formula="of:=IF(ISERROR(FIND([.Y$1];[.$S78]));&quot;-&quot;;&quot;+&quot;)" office:value-type="string" office:string-value="-" calcext:value-type="string">
            <text:p>-</text:p>
          </table:table-cell>
          <table:table-cell table:formula="of:=IF([.W78]=&quot;x&quot;;RIGHT([.L78];LEN([.L78])-7);[.L78])" office:value-type="string" office:string-value="Transfer10kSerial" calcext:value-type="string">
            <text:p>Transfer10kSerial</text:p>
          </table:table-cell>
          <table:table-cell table:formula="of:=[.C78]" office:value-type="float" office:value="7749214" calcext:value-type="float">
            <text:p>7749214</text:p>
          </table:table-cell>
          <table:table-cell table:formula="of:=[.E78]" office:value-type="float" office:value="863817" calcext:value-type="float">
            <text:p>863817</text:p>
          </table:table-cell>
          <table:table-cell table:formula="of:=[.G78]" office:value-type="float" office:value="9766" calcext:value-type="float">
            <text:p>9766</text:p>
          </table:table-cell>
        </table:table-row>
        <table:table-row table:style-name="ro2">
          <table:table-cell office:value-type="string" calcext:value-type="string">
            <text:p>BenchmarkInfiniteSimpleChannelTransfer10kConcurrent-12</text:p>
          </table:table-cell>
          <table:table-cell office:value-type="float" office:value="100" calcext:value-type="float">
            <text:p>100</text:p>
          </table:table-cell>
          <table:table-cell office:value-type="float" office:value="10185820" calcext:value-type="float">
            <text:p>10185820</text:p>
          </table:table-cell>
          <table:table-cell office:value-type="string" calcext:value-type="string">
            <text:p>ns/op</text:p>
          </table:table-cell>
          <table:table-cell office:value-type="float" office:value="357990" calcext:value-type="float">
            <text:p>357990</text:p>
          </table:table-cell>
          <table:table-cell office:value-type="string" calcext:value-type="string">
            <text:p>B/op</text:p>
          </table:table-cell>
          <table:table-cell office:value-type="float" office:value="9851" calcext:value-type="float">
            <text:p>9851</text:p>
          </table:table-cell>
          <table:table-cell office:value-type="string" calcext:value-type="string">
            <text:p>allocs/op</text:p>
          </table:table-cell>
          <table:table-cell table:formula="of:=MID([.A79];18;LEN([.A79])-20)" office:value-type="string" office:string-value="SimpleChannelTransfer10kConcurrent" calcext:value-type="string">
            <text:p>SimpleChannelTransfer10kConcurrent</text:p>
          </table:table-cell>
          <table:table-cell table:formula="of:=FIND(&quot;Channel&quot;;[.I79])" office:value-type="float" office:value="7" calcext:value-type="float">
            <text:p>7</text:p>
          </table:table-cell>
          <table:table-cell table:formula="of:=LEFT([.I79];[.J79]-1)" office:value-type="string" office:string-value="Simple" calcext:value-type="string">
            <text:p>Simple</text:p>
          </table:table-cell>
          <table:table-cell table:formula="of:=RIGHT([.I79];LEN([.I79])-[.J79]-6)" office:value-type="string" office:string-value="Transfer10kConcurrent" calcext:value-type="string">
            <text:p>Transfer10kConcurrent</text:p>
          </table:table-cell>
          <table:table-cell table:formula="of:=IF(RIGHT([.$K79];LEN([.M$1]))=[.M$1];[.M$1];&quot;&quot;)" office:value-type="string" office:string-value="Simple" calcext:value-type="string">
            <text:p>Simple</text:p>
          </table:table-cell>
          <table:table-cell table:formula="of:=IF([.O79]=&quot;&quot;;IF(RIGHT([.$K79];LEN([.N$1]))=[.N$1];[.N$1];&quot;&quot;);&quot;&quot;)">
            <text:p/>
          </table:table-cell>
          <table:table-cell table:formula="of:=IF(RIGHT([.$K79];LEN([.O$1]))=[.O$1];[.O$1];&quot;&quot;)">
            <text:p/>
          </table:table-cell>
          <table:table-cell table:formula="of:=IF(RIGHT([.$K79];LEN([.P$1]))=[.P$1];[.P$1];&quot;&quot;)">
            <text:p/>
          </table:table-cell>
          <table:table-cell table:formula="of:=IF(RIGHT([.$K79];LEN([.Q$1]))=[.Q$1];[.Q$1];&quot;&quot;)">
            <text:p/>
          </table:table-cell>
          <table:table-cell table:formula="of:=IF(RIGHT([.$K79];LEN([.R$1]))=[.R$1];[.R$1];&quot;&quot;)">
            <text:p/>
          </table:table-cell>
          <table:table-cell table:formula="of:=COM.MICROSOFT.CONCAT([.M79:.R79])" office:value-type="string" office:string-value="Simple" calcext:value-type="string">
            <text:p>Simple</text:p>
          </table:table-cell>
          <table:table-cell table:formula="of:=LEFT([.K79];LEN([.K79])-LEN([.S79]))">
            <text:p/>
          </table:table-cell>
          <table:table-cell table:formula="of:=IF([.$T79]=&quot;&quot;;IF(ISERROR(FIND([.U$1];[.$S79]));&quot;-&quot;;&quot;+&quot;);IF([.$S79]=&quot;Default&quot;;&quot;-&quot;;IF(ISERROR(FIND([.U$1];[.$T79]));&quot;-&quot;;&quot;+&quot;)))" office:value-type="string" office:string-value="-" calcext:value-type="string">
            <text:p>-</text:p>
          </table:table-cell>
          <table:table-cell table:formula="of:=IF([.$T79]=&quot;&quot;;IF(ISERROR(FIND([.V$1];[.$S79]));&quot;-&quot;;&quot;+&quot;);IF([.$S79]=&quot;Default&quot;;&quot;-&quot;;IF(ISERROR(FIND([.V$1];[.$T79]));&quot;-&quot;;&quot;+&quot;)))" office:value-type="string" office:string-value="-" calcext:value-type="string">
            <text:p>-</text:p>
          </table:table-cell>
          <table:table-cell table:formula="of:=IF(AND([.V79]=&quot;+&quot;;NOT(ISERROR(FIND(&quot;NoLimit&quot;;[.L79]))));&quot;x&quot;;[.V79])" office:value-type="string" office:string-value="-" calcext:value-type="string">
            <text:p>-</text:p>
          </table:table-cell>
          <table:table-cell table:formula="of:=IF([.$T79]=&quot;&quot;;IF(ISERROR(FIND([.X$1];[.$S79]));&quot;-&quot;;&quot;+&quot;);IF([.$S79]=&quot;Default&quot;;&quot;-&quot;;IF(ISERROR(FIND([.X$1];[.$T79]));&quot;-&quot;;&quot;+&quot;)))" office:value-type="string" office:string-value="-" calcext:value-type="string">
            <text:p>-</text:p>
          </table:table-cell>
          <table:table-cell table:formula="of:=IF(ISERROR(FIND([.Y$1];[.$S79]));&quot;-&quot;;&quot;+&quot;)" office:value-type="string" office:string-value="-" calcext:value-type="string">
            <text:p>-</text:p>
          </table:table-cell>
          <table:table-cell table:formula="of:=IF([.W79]=&quot;x&quot;;RIGHT([.L79];LEN([.L79])-7);[.L79])" office:value-type="string" office:string-value="Transfer10kConcurrent" calcext:value-type="string">
            <text:p>Transfer10kConcurrent</text:p>
          </table:table-cell>
          <table:table-cell table:formula="of:=[.C79]" office:value-type="float" office:value="10185820" calcext:value-type="float">
            <text:p>10185820</text:p>
          </table:table-cell>
          <table:table-cell table:formula="of:=[.E79]" office:value-type="float" office:value="357990" calcext:value-type="float">
            <text:p>357990</text:p>
          </table:table-cell>
          <table:table-cell table:formula="of:=[.G79]" office:value-type="float" office:value="9851" calcext:value-type="float">
            <text:p>9851</text:p>
          </table:table-cell>
        </table:table-row>
      </table:table>
      <table:table table:name="Queue" table:style-name="ta1">
        <table:table-column table:style-name="co1" table:visibility="collapse" table:default-cell-style-name="Default"/>
        <table:table-column table:style-name="co2" table:visibility="collapse" table:number-columns-repeated="7" table:default-cell-style-name="Default"/>
        <table:table-column table:style-name="co13" table:visibility="collapse" table:default-cell-style-name="Default"/>
        <table:table-column table:style-name="co4" table:visibility="collapse" table:default-cell-style-name="Default"/>
        <table:table-column table:style-name="co14" table:visibility="collapse" table:default-cell-style-name="Default"/>
        <table:table-column table:style-name="co6" table:visibility="collapse" table:default-cell-style-name="Default"/>
        <table:table-column table:style-name="co2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2" table:visibility="collapse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visibility="collapse" table:default-cell-style-name="Default"/>
        <table:table-column table:style-name="co11" table:default-cell-style-name="ce2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2"/>
          <table:table-cell office:value-type="string" calcext:value-type="string">
            <text:p>Simpl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LimitedPriority</text:p>
          </table:table-cell>
          <table:table-cell office:value-type="string" calcext:value-type="string">
            <text:p>LimitedPriorityList</text:p>
          </table:table-cell>
          <table:table-cell office:value-type="string" calcext:value-type="string">
            <text:p>LimitedPriorityHash</text:p>
          </table:table-cell>
          <table:table-cell office:value-type="string" calcext:value-type="string">
            <text:p>LimitedPriorityHashList</text:p>
          </table:table-cell>
          <table:table-cell table:number-columns-repeated="2"/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Limit</text:p>
          </table:table-cell>
          <table:table-cell table:style-name="ce1" table:formula="of:=[.V1]" office:value-type="string" office:string-value="Limit" calcext:value-type="string">
            <text:p>Limit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List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llocations</text:p>
          </table:table-cell>
        </table:table-row>
        <table:table-row table:style-name="ro2">
          <table:table-cell office:value-type="string" calcext:value-type="string">
            <text:p>BenchmarkDefaultLimitedPriorityHashListQueueAdd10k-12</text:p>
          </table:table-cell>
          <table:table-cell office:value-type="float" office:value="1315" calcext:value-type="float">
            <text:p>1315</text:p>
          </table:table-cell>
          <table:table-cell office:value-type="float" office:value="837325" calcext:value-type="float">
            <text:p>837325</text:p>
          </table:table-cell>
          <table:table-cell office:value-type="string" calcext:value-type="string">
            <text:p>ns/op</text:p>
          </table:table-cell>
          <table:table-cell office:value-type="float" office:value="397956" calcext:value-type="float">
            <text:p>397956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2];10;LEN([.A2])-12)" office:value-type="string" office:string-value="DefaultLimitedPriorityHashListQueueAdd10k" calcext:value-type="string">
            <text:p>DefaultLimitedPriorityHashListQueueAdd10k</text:p>
          </table:table-cell>
          <table:table-cell table:formula="of:=FIND(&quot;Queue&quot;;[.I2])" office:value-type="float" office:value="31" calcext:value-type="float">
            <text:p>31</text:p>
          </table:table-cell>
          <table:table-cell table:formula="of:=LEFT([.I2];[.J2]-1)" office:value-type="string" office:string-value="DefaultLimitedPriorityHashList" calcext:value-type="string">
            <text:p>DefaultLimitedPriorityHashList</text:p>
          </table:table-cell>
          <table:table-cell table:formula="of:=RIGHT([.I2];LEN([.I2])-[.J2]-4)" office:value-type="string" office:string-value="Add10k" calcext:value-type="string">
            <text:p>Add10k</text:p>
          </table:table-cell>
          <table:table-cell table:formula="of:=IF(RIGHT([.$K2];LEN([.M$1]))=[.M$1];[.M$1];&quot;&quot;)">
            <text:p/>
          </table:table-cell>
          <table:table-cell table:formula="of:=IF([.O2]=&quot;&quot;;IF(RIGHT([.$K2];LEN([.N$1]))=[.N$1];[.N$1];&quot;&quot;);&quot;&quot;)">
            <text:p/>
          </table:table-cell>
          <table:table-cell table:formula="of:=IF(RIGHT([.$K2];LEN([.O$1]))=[.O$1];[.O$1];&quot;&quot;)">
            <text:p/>
          </table:table-cell>
          <table:table-cell table:formula="of:=IF(RIGHT([.$K2];LEN([.P$1]))=[.P$1];[.P$1];&quot;&quot;)">
            <text:p/>
          </table:table-cell>
          <table:table-cell table:formula="of:=IF(RIGHT([.$K2];LEN([.Q$1]))=[.Q$1];[.Q$1];&quot;&quot;)">
            <text:p/>
          </table:table-cell>
          <table:table-cell table:formula="of:=IF(RIGHT([.$K2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:.R2])" office:value-type="string" office:string-value="LimitedPriorityHashList" calcext:value-type="string">
            <text:p>LimitedPriorityHashList</text:p>
          </table:table-cell>
          <table:table-cell table:formula="of:=LEFT([.K2];LEN([.K2])-LEN([.S2]))" office:value-type="string" office:string-value="Default" calcext:value-type="string">
            <text:p>Default</text:p>
          </table:table-cell>
          <table:table-cell table:formula="of:=IF([.$T2]=&quot;&quot;;IF(ISERROR(FIND([.U$1];[.$S2]));&quot;-&quot;;&quot;+&quot;);IF([.$S2]=&quot;Default&quot;;&quot;-&quot;;IF(ISERROR(FIND([.U$1];[.$T2]));&quot;-&quot;;&quot;+&quot;)))" office:value-type="string" office:string-value="-" calcext:value-type="string">
            <text:p>-</text:p>
          </table:table-cell>
          <table:table-cell table:formula="of:=IF([.$T2]=&quot;&quot;;IF(ISERROR(FIND([.V$1];[.$S2]));&quot;-&quot;;&quot;+&quot;);IF([.$S2]=&quot;Default&quot;;&quot;-&quot;;IF(ISERROR(FIND([.V$1];[.$T2]));&quot;-&quot;;&quot;+&quot;)))" office:value-type="string" office:string-value="-" calcext:value-type="string">
            <text:p>-</text:p>
          </table:table-cell>
          <table:table-cell table:formula="of:=IF(AND([.V2]=&quot;+&quot;;NOT(ISERROR(FIND(&quot;NoLimit&quot;;[.L2]))));&quot;x&quot;;[.V2])" office:value-type="string" office:string-value="-" calcext:value-type="string">
            <text:p>-</text:p>
          </table:table-cell>
          <table:table-cell table:formula="of:=IF([.$T2]=&quot;&quot;;IF(ISERROR(FIND([.X$1];[.$S2]));&quot;-&quot;;&quot;+&quot;);IF([.$S2]=&quot;Default&quot;;&quot;-&quot;;IF(ISERROR(FIND([.X$1];[.$T2]));&quot;-&quot;;&quot;+&quot;)))" office:value-type="string" office:string-value="-" calcext:value-type="string">
            <text:p>-</text:p>
          </table:table-cell>
          <table:table-cell table:formula="of:=IF(ISERROR(FIND([.Y$1];[.$S2]));&quot;-&quot;;&quot;+&quot;)" office:value-type="string" office:string-value="+" calcext:value-type="string">
            <text:p>+</text:p>
          </table:table-cell>
          <table:table-cell table:formula="of:=IF([.W2]=&quot;x&quot;;RIGHT([.L2];LEN([.L2])-7);[.L2])" office:value-type="string" office:string-value="Add10k" calcext:value-type="string">
            <text:p>Add10k</text:p>
          </table:table-cell>
          <table:table-cell table:formula="of:=[.C2]" office:value-type="float" office:value="837325" calcext:value-type="float">
            <text:p>837325</text:p>
          </table:table-cell>
          <table:table-cell table:formula="of:=[.E2]" office:value-type="float" office:value="397956" calcext:value-type="float">
            <text:p>397956</text:p>
          </table:table-cell>
          <table:table-cell table:formula="of:=[.G2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PriorityLimitedPriorityHashListQueueAdd10k-12</text:p>
          </table:table-cell>
          <table:table-cell office:value-type="float" office:value="1402" calcext:value-type="float">
            <text:p>1402</text:p>
          </table:table-cell>
          <table:table-cell office:value-type="float" office:value="833292" calcext:value-type="float">
            <text:p>833292</text:p>
          </table:table-cell>
          <table:table-cell office:value-type="string" calcext:value-type="string">
            <text:p>ns/op</text:p>
          </table:table-cell>
          <table:table-cell office:value-type="float" office:value="397954" calcext:value-type="float">
            <text:p>397954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3];10;LEN([.A3])-12)" office:value-type="string" office:string-value="PriorityLimitedPriorityHashListQueueAdd10k" calcext:value-type="string">
            <text:p>PriorityLimitedPriorityHashListQueueAdd10k</text:p>
          </table:table-cell>
          <table:table-cell table:formula="of:=FIND(&quot;Queue&quot;;[.I3])" office:value-type="float" office:value="32" calcext:value-type="float">
            <text:p>32</text:p>
          </table:table-cell>
          <table:table-cell table:formula="of:=LEFT([.I3];[.J3]-1)" office:value-type="string" office:string-value="PriorityLimitedPriorityHashList" calcext:value-type="string">
            <text:p>PriorityLimitedPriorityHashList</text:p>
          </table:table-cell>
          <table:table-cell table:formula="of:=RIGHT([.I3];LEN([.I3])-[.J3]-4)" office:value-type="string" office:string-value="Add10k" calcext:value-type="string">
            <text:p>Add10k</text:p>
          </table:table-cell>
          <table:table-cell table:formula="of:=IF(RIGHT([.$K3];LEN([.M$1]))=[.M$1];[.M$1];&quot;&quot;)">
            <text:p/>
          </table:table-cell>
          <table:table-cell table:formula="of:=IF([.O3]=&quot;&quot;;IF(RIGHT([.$K3];LEN([.N$1]))=[.N$1];[.N$1];&quot;&quot;);&quot;&quot;)">
            <text:p/>
          </table:table-cell>
          <table:table-cell table:formula="of:=IF(RIGHT([.$K3];LEN([.O$1]))=[.O$1];[.O$1];&quot;&quot;)">
            <text:p/>
          </table:table-cell>
          <table:table-cell table:formula="of:=IF(RIGHT([.$K3];LEN([.P$1]))=[.P$1];[.P$1];&quot;&quot;)">
            <text:p/>
          </table:table-cell>
          <table:table-cell table:formula="of:=IF(RIGHT([.$K3];LEN([.Q$1]))=[.Q$1];[.Q$1];&quot;&quot;)">
            <text:p/>
          </table:table-cell>
          <table:table-cell table:formula="of:=IF(RIGHT([.$K3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3:.R3])" office:value-type="string" office:string-value="LimitedPriorityHashList" calcext:value-type="string">
            <text:p>LimitedPriorityHashList</text:p>
          </table:table-cell>
          <table:table-cell table:formula="of:=LEFT([.K3];LEN([.K3])-LEN([.S3]))" office:value-type="string" office:string-value="Priority" calcext:value-type="string">
            <text:p>Priority</text:p>
          </table:table-cell>
          <table:table-cell table:formula="of:=IF([.$T3]=&quot;&quot;;IF(ISERROR(FIND([.U$1];[.$S3]));&quot;-&quot;;&quot;+&quot;);IF([.$S3]=&quot;Default&quot;;&quot;-&quot;;IF(ISERROR(FIND([.U$1];[.$T3]));&quot;-&quot;;&quot;+&quot;)))" office:value-type="string" office:string-value="+" calcext:value-type="string">
            <text:p>+</text:p>
          </table:table-cell>
          <table:table-cell table:formula="of:=IF([.$T3]=&quot;&quot;;IF(ISERROR(FIND([.V$1];[.$S3]));&quot;-&quot;;&quot;+&quot;);IF([.$S3]=&quot;Default&quot;;&quot;-&quot;;IF(ISERROR(FIND([.V$1];[.$T3]));&quot;-&quot;;&quot;+&quot;)))" office:value-type="string" office:string-value="-" calcext:value-type="string">
            <text:p>-</text:p>
          </table:table-cell>
          <table:table-cell table:formula="of:=IF(AND([.V3]=&quot;+&quot;;NOT(ISERROR(FIND(&quot;NoLimit&quot;;[.L3]))));&quot;x&quot;;[.V3])" office:value-type="string" office:string-value="-" calcext:value-type="string">
            <text:p>-</text:p>
          </table:table-cell>
          <table:table-cell table:formula="of:=IF([.$T3]=&quot;&quot;;IF(ISERROR(FIND([.X$1];[.$S3]));&quot;-&quot;;&quot;+&quot;);IF([.$S3]=&quot;Default&quot;;&quot;-&quot;;IF(ISERROR(FIND([.X$1];[.$T3]));&quot;-&quot;;&quot;+&quot;)))" office:value-type="string" office:string-value="-" calcext:value-type="string">
            <text:p>-</text:p>
          </table:table-cell>
          <table:table-cell table:formula="of:=IF(ISERROR(FIND([.Y$1];[.$S3]));&quot;-&quot;;&quot;+&quot;)" office:value-type="string" office:string-value="+" calcext:value-type="string">
            <text:p>+</text:p>
          </table:table-cell>
          <table:table-cell table:formula="of:=IF([.W3]=&quot;x&quot;;RIGHT([.L3];LEN([.L3])-7);[.L3])" office:value-type="string" office:string-value="Add10k" calcext:value-type="string">
            <text:p>Add10k</text:p>
          </table:table-cell>
          <table:table-cell table:formula="of:=[.C3]" office:value-type="float" office:value="833292" calcext:value-type="float">
            <text:p>833292</text:p>
          </table:table-cell>
          <table:table-cell table:formula="of:=[.E3]" office:value-type="float" office:value="397954" calcext:value-type="float">
            <text:p>397954</text:p>
          </table:table-cell>
          <table:table-cell table:formula="of:=[.G3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LimitLimitedPriorityHashListQueueNoLimitAdd10k-12</text:p>
          </table:table-cell>
          <table:table-cell office:value-type="float" office:value="1610" calcext:value-type="float">
            <text:p>1610</text:p>
          </table:table-cell>
          <table:table-cell office:value-type="float" office:value="764873" calcext:value-type="float">
            <text:p>764873</text:p>
          </table:table-cell>
          <table:table-cell office:value-type="string" calcext:value-type="string">
            <text:p>ns/op</text:p>
          </table:table-cell>
          <table:table-cell office:value-type="float" office:value="397954" calcext:value-type="float">
            <text:p>397954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4];10;LEN([.A4])-12)" office:value-type="string" office:string-value="LimitLimitedPriorityHashListQueueNoLimitAdd10k" calcext:value-type="string">
            <text:p>LimitLimitedPriorityHashListQueueNoLimitAdd10k</text:p>
          </table:table-cell>
          <table:table-cell table:formula="of:=FIND(&quot;Queue&quot;;[.I4])" office:value-type="float" office:value="29" calcext:value-type="float">
            <text:p>29</text:p>
          </table:table-cell>
          <table:table-cell table:formula="of:=LEFT([.I4];[.J4]-1)" office:value-type="string" office:string-value="LimitLimitedPriorityHashList" calcext:value-type="string">
            <text:p>LimitLimitedPriorityHashList</text:p>
          </table:table-cell>
          <table:table-cell table:formula="of:=RIGHT([.I4];LEN([.I4])-[.J4]-4)" office:value-type="string" office:string-value="NoLimitAdd10k" calcext:value-type="string">
            <text:p>NoLimitAdd10k</text:p>
          </table:table-cell>
          <table:table-cell table:formula="of:=IF(RIGHT([.$K4];LEN([.M$1]))=[.M$1];[.M$1];&quot;&quot;)">
            <text:p/>
          </table:table-cell>
          <table:table-cell table:formula="of:=IF([.O4]=&quot;&quot;;IF(RIGHT([.$K4];LEN([.N$1]))=[.N$1];[.N$1];&quot;&quot;);&quot;&quot;)">
            <text:p/>
          </table:table-cell>
          <table:table-cell table:formula="of:=IF(RIGHT([.$K4];LEN([.O$1]))=[.O$1];[.O$1];&quot;&quot;)">
            <text:p/>
          </table:table-cell>
          <table:table-cell table:formula="of:=IF(RIGHT([.$K4];LEN([.P$1]))=[.P$1];[.P$1];&quot;&quot;)">
            <text:p/>
          </table:table-cell>
          <table:table-cell table:formula="of:=IF(RIGHT([.$K4];LEN([.Q$1]))=[.Q$1];[.Q$1];&quot;&quot;)">
            <text:p/>
          </table:table-cell>
          <table:table-cell table:formula="of:=IF(RIGHT([.$K4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4:.R4])" office:value-type="string" office:string-value="LimitedPriorityHashList" calcext:value-type="string">
            <text:p>LimitedPriorityHashList</text:p>
          </table:table-cell>
          <table:table-cell table:formula="of:=LEFT([.K4];LEN([.K4])-LEN([.S4]))" office:value-type="string" office:string-value="Limit" calcext:value-type="string">
            <text:p>Limit</text:p>
          </table:table-cell>
          <table:table-cell table:formula="of:=IF([.$T4]=&quot;&quot;;IF(ISERROR(FIND([.U$1];[.$S4]));&quot;-&quot;;&quot;+&quot;);IF([.$S4]=&quot;Default&quot;;&quot;-&quot;;IF(ISERROR(FIND([.U$1];[.$T4]));&quot;-&quot;;&quot;+&quot;)))" office:value-type="string" office:string-value="-" calcext:value-type="string">
            <text:p>-</text:p>
          </table:table-cell>
          <table:table-cell table:formula="of:=IF([.$T4]=&quot;&quot;;IF(ISERROR(FIND([.V$1];[.$S4]));&quot;-&quot;;&quot;+&quot;);IF([.$S4]=&quot;Default&quot;;&quot;-&quot;;IF(ISERROR(FIND([.V$1];[.$T4]));&quot;-&quot;;&quot;+&quot;)))" office:value-type="string" office:string-value="+" calcext:value-type="string">
            <text:p>+</text:p>
          </table:table-cell>
          <table:table-cell table:formula="of:=IF(AND([.V4]=&quot;+&quot;;NOT(ISERROR(FIND(&quot;NoLimit&quot;;[.L4]))));&quot;x&quot;;[.V4])" office:value-type="string" office:string-value="x" calcext:value-type="string">
            <text:p>x</text:p>
          </table:table-cell>
          <table:table-cell table:formula="of:=IF([.$T4]=&quot;&quot;;IF(ISERROR(FIND([.X$1];[.$S4]));&quot;-&quot;;&quot;+&quot;);IF([.$S4]=&quot;Default&quot;;&quot;-&quot;;IF(ISERROR(FIND([.X$1];[.$T4]));&quot;-&quot;;&quot;+&quot;)))" office:value-type="string" office:string-value="-" calcext:value-type="string">
            <text:p>-</text:p>
          </table:table-cell>
          <table:table-cell table:formula="of:=IF(ISERROR(FIND([.Y$1];[.$S4]));&quot;-&quot;;&quot;+&quot;)" office:value-type="string" office:string-value="+" calcext:value-type="string">
            <text:p>+</text:p>
          </table:table-cell>
          <table:table-cell table:formula="of:=IF([.W4]=&quot;x&quot;;RIGHT([.L4];LEN([.L4])-7);[.L4])" office:value-type="string" office:string-value="Add10k" calcext:value-type="string">
            <text:p>Add10k</text:p>
          </table:table-cell>
          <table:table-cell table:formula="of:=[.C4]" office:value-type="float" office:value="764873" calcext:value-type="float">
            <text:p>764873</text:p>
          </table:table-cell>
          <table:table-cell table:formula="of:=[.E4]" office:value-type="float" office:value="397954" calcext:value-type="float">
            <text:p>397954</text:p>
          </table:table-cell>
          <table:table-cell table:formula="of:=[.G4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LimitLimitedPriorityHashListQueueAdd10k-12</text:p>
          </table:table-cell>
          <table:table-cell office:value-type="float" office:value="1671" calcext:value-type="float">
            <text:p>1671</text:p>
          </table:table-cell>
          <table:table-cell office:value-type="float" office:value="813693" calcext:value-type="float">
            <text:p>813693</text:p>
          </table:table-cell>
          <table:table-cell office:value-type="string" calcext:value-type="string">
            <text:p>ns/op</text:p>
          </table:table-cell>
          <table:table-cell office:value-type="float" office:value="397955" calcext:value-type="float">
            <text:p>397955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5];10;LEN([.A5])-12)" office:value-type="string" office:string-value="LimitLimitedPriorityHashListQueueAdd10k" calcext:value-type="string">
            <text:p>LimitLimitedPriorityHashListQueueAdd10k</text:p>
          </table:table-cell>
          <table:table-cell table:formula="of:=FIND(&quot;Queue&quot;;[.I5])" office:value-type="float" office:value="29" calcext:value-type="float">
            <text:p>29</text:p>
          </table:table-cell>
          <table:table-cell table:formula="of:=LEFT([.I5];[.J5]-1)" office:value-type="string" office:string-value="LimitLimitedPriorityHashList" calcext:value-type="string">
            <text:p>LimitLimitedPriorityHashList</text:p>
          </table:table-cell>
          <table:table-cell table:formula="of:=RIGHT([.I5];LEN([.I5])-[.J5]-4)" office:value-type="string" office:string-value="Add10k" calcext:value-type="string">
            <text:p>Add10k</text:p>
          </table:table-cell>
          <table:table-cell table:formula="of:=IF(RIGHT([.$K5];LEN([.M$1]))=[.M$1];[.M$1];&quot;&quot;)">
            <text:p/>
          </table:table-cell>
          <table:table-cell table:formula="of:=IF([.O5]=&quot;&quot;;IF(RIGHT([.$K5];LEN([.N$1]))=[.N$1];[.N$1];&quot;&quot;);&quot;&quot;)">
            <text:p/>
          </table:table-cell>
          <table:table-cell table:formula="of:=IF(RIGHT([.$K5];LEN([.O$1]))=[.O$1];[.O$1];&quot;&quot;)">
            <text:p/>
          </table:table-cell>
          <table:table-cell table:formula="of:=IF(RIGHT([.$K5];LEN([.P$1]))=[.P$1];[.P$1];&quot;&quot;)">
            <text:p/>
          </table:table-cell>
          <table:table-cell table:formula="of:=IF(RIGHT([.$K5];LEN([.Q$1]))=[.Q$1];[.Q$1];&quot;&quot;)">
            <text:p/>
          </table:table-cell>
          <table:table-cell table:formula="of:=IF(RIGHT([.$K5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5:.R5])" office:value-type="string" office:string-value="LimitedPriorityHashList" calcext:value-type="string">
            <text:p>LimitedPriorityHashList</text:p>
          </table:table-cell>
          <table:table-cell table:formula="of:=LEFT([.K5];LEN([.K5])-LEN([.S5]))" office:value-type="string" office:string-value="Limit" calcext:value-type="string">
            <text:p>Limit</text:p>
          </table:table-cell>
          <table:table-cell table:formula="of:=IF([.$T5]=&quot;&quot;;IF(ISERROR(FIND([.U$1];[.$S5]));&quot;-&quot;;&quot;+&quot;);IF([.$S5]=&quot;Default&quot;;&quot;-&quot;;IF(ISERROR(FIND([.U$1];[.$T5]));&quot;-&quot;;&quot;+&quot;)))" office:value-type="string" office:string-value="-" calcext:value-type="string">
            <text:p>-</text:p>
          </table:table-cell>
          <table:table-cell table:formula="of:=IF([.$T5]=&quot;&quot;;IF(ISERROR(FIND([.V$1];[.$S5]));&quot;-&quot;;&quot;+&quot;);IF([.$S5]=&quot;Default&quot;;&quot;-&quot;;IF(ISERROR(FIND([.V$1];[.$T5]));&quot;-&quot;;&quot;+&quot;)))" office:value-type="string" office:string-value="+" calcext:value-type="string">
            <text:p>+</text:p>
          </table:table-cell>
          <table:table-cell table:formula="of:=IF(AND([.V5]=&quot;+&quot;;NOT(ISERROR(FIND(&quot;NoLimit&quot;;[.L5]))));&quot;x&quot;;[.V5])" office:value-type="string" office:string-value="+" calcext:value-type="string">
            <text:p>+</text:p>
          </table:table-cell>
          <table:table-cell table:formula="of:=IF([.$T5]=&quot;&quot;;IF(ISERROR(FIND([.X$1];[.$S5]));&quot;-&quot;;&quot;+&quot;);IF([.$S5]=&quot;Default&quot;;&quot;-&quot;;IF(ISERROR(FIND([.X$1];[.$T5]));&quot;-&quot;;&quot;+&quot;)))" office:value-type="string" office:string-value="-" calcext:value-type="string">
            <text:p>-</text:p>
          </table:table-cell>
          <table:table-cell table:formula="of:=IF(ISERROR(FIND([.Y$1];[.$S5]));&quot;-&quot;;&quot;+&quot;)" office:value-type="string" office:string-value="+" calcext:value-type="string">
            <text:p>+</text:p>
          </table:table-cell>
          <table:table-cell table:formula="of:=IF([.W5]=&quot;x&quot;;RIGHT([.L5];LEN([.L5])-7);[.L5])" office:value-type="string" office:string-value="Add10k" calcext:value-type="string">
            <text:p>Add10k</text:p>
          </table:table-cell>
          <table:table-cell table:formula="of:=[.C5]" office:value-type="float" office:value="813693" calcext:value-type="float">
            <text:p>813693</text:p>
          </table:table-cell>
          <table:table-cell table:formula="of:=[.E5]" office:value-type="float" office:value="397955" calcext:value-type="float">
            <text:p>397955</text:p>
          </table:table-cell>
          <table:table-cell table:formula="of:=[.G5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LimitPriorityLimitedPriorityHashListQueueNoLimitAdd10k-12</text:p>
          </table:table-cell>
          <table:table-cell office:value-type="float" office:value="1286" calcext:value-type="float">
            <text:p>1286</text:p>
          </table:table-cell>
          <table:table-cell office:value-type="float" office:value="864890" calcext:value-type="float">
            <text:p>864890</text:p>
          </table:table-cell>
          <table:table-cell office:value-type="string" calcext:value-type="string">
            <text:p>ns/op</text:p>
          </table:table-cell>
          <table:table-cell office:value-type="float" office:value="397954" calcext:value-type="float">
            <text:p>397954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6];10;LEN([.A6])-12)" office:value-type="string" office:string-value="LimitPriorityLimitedPriorityHashListQueueNoLimitAdd10k" calcext:value-type="string">
            <text:p>LimitPriorityLimitedPriorityHashListQueueNoLimitAdd10k</text:p>
          </table:table-cell>
          <table:table-cell table:formula="of:=FIND(&quot;Queue&quot;;[.I6])" office:value-type="float" office:value="37" calcext:value-type="float">
            <text:p>37</text:p>
          </table:table-cell>
          <table:table-cell table:formula="of:=LEFT([.I6];[.J6]-1)" office:value-type="string" office:string-value="LimitPriorityLimitedPriorityHashList" calcext:value-type="string">
            <text:p>LimitPriorityLimitedPriorityHashList</text:p>
          </table:table-cell>
          <table:table-cell table:formula="of:=RIGHT([.I6];LEN([.I6])-[.J6]-4)" office:value-type="string" office:string-value="NoLimitAdd10k" calcext:value-type="string">
            <text:p>NoLimitAdd10k</text:p>
          </table:table-cell>
          <table:table-cell table:formula="of:=IF(RIGHT([.$K6];LEN([.M$1]))=[.M$1];[.M$1];&quot;&quot;)">
            <text:p/>
          </table:table-cell>
          <table:table-cell table:formula="of:=IF([.O6]=&quot;&quot;;IF(RIGHT([.$K6];LEN([.N$1]))=[.N$1];[.N$1];&quot;&quot;);&quot;&quot;)">
            <text:p/>
          </table:table-cell>
          <table:table-cell table:formula="of:=IF(RIGHT([.$K6];LEN([.O$1]))=[.O$1];[.O$1];&quot;&quot;)">
            <text:p/>
          </table:table-cell>
          <table:table-cell table:formula="of:=IF(RIGHT([.$K6];LEN([.P$1]))=[.P$1];[.P$1];&quot;&quot;)">
            <text:p/>
          </table:table-cell>
          <table:table-cell table:formula="of:=IF(RIGHT([.$K6];LEN([.Q$1]))=[.Q$1];[.Q$1];&quot;&quot;)">
            <text:p/>
          </table:table-cell>
          <table:table-cell table:formula="of:=IF(RIGHT([.$K6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6:.R6])" office:value-type="string" office:string-value="LimitedPriorityHashList" calcext:value-type="string">
            <text:p>LimitedPriorityHashList</text:p>
          </table:table-cell>
          <table:table-cell table:formula="of:=LEFT([.K6];LEN([.K6])-LEN([.S6]))" office:value-type="string" office:string-value="LimitPriority" calcext:value-type="string">
            <text:p>LimitPriority</text:p>
          </table:table-cell>
          <table:table-cell table:formula="of:=IF([.$T6]=&quot;&quot;;IF(ISERROR(FIND([.U$1];[.$S6]));&quot;-&quot;;&quot;+&quot;);IF([.$S6]=&quot;Default&quot;;&quot;-&quot;;IF(ISERROR(FIND([.U$1];[.$T6]));&quot;-&quot;;&quot;+&quot;)))" office:value-type="string" office:string-value="+" calcext:value-type="string">
            <text:p>+</text:p>
          </table:table-cell>
          <table:table-cell table:formula="of:=IF([.$T6]=&quot;&quot;;IF(ISERROR(FIND([.V$1];[.$S6]));&quot;-&quot;;&quot;+&quot;);IF([.$S6]=&quot;Default&quot;;&quot;-&quot;;IF(ISERROR(FIND([.V$1];[.$T6]));&quot;-&quot;;&quot;+&quot;)))" office:value-type="string" office:string-value="+" calcext:value-type="string">
            <text:p>+</text:p>
          </table:table-cell>
          <table:table-cell table:formula="of:=IF(AND([.V6]=&quot;+&quot;;NOT(ISERROR(FIND(&quot;NoLimit&quot;;[.L6]))));&quot;x&quot;;[.V6])" office:value-type="string" office:string-value="x" calcext:value-type="string">
            <text:p>x</text:p>
          </table:table-cell>
          <table:table-cell table:formula="of:=IF([.$T6]=&quot;&quot;;IF(ISERROR(FIND([.X$1];[.$S6]));&quot;-&quot;;&quot;+&quot;);IF([.$S6]=&quot;Default&quot;;&quot;-&quot;;IF(ISERROR(FIND([.X$1];[.$T6]));&quot;-&quot;;&quot;+&quot;)))" office:value-type="string" office:string-value="-" calcext:value-type="string">
            <text:p>-</text:p>
          </table:table-cell>
          <table:table-cell table:formula="of:=IF(ISERROR(FIND([.Y$1];[.$S6]));&quot;-&quot;;&quot;+&quot;)" office:value-type="string" office:string-value="+" calcext:value-type="string">
            <text:p>+</text:p>
          </table:table-cell>
          <table:table-cell table:formula="of:=IF([.W6]=&quot;x&quot;;RIGHT([.L6];LEN([.L6])-7);[.L6])" office:value-type="string" office:string-value="Add10k" calcext:value-type="string">
            <text:p>Add10k</text:p>
          </table:table-cell>
          <table:table-cell table:formula="of:=[.C6]" office:value-type="float" office:value="864890" calcext:value-type="float">
            <text:p>864890</text:p>
          </table:table-cell>
          <table:table-cell table:formula="of:=[.E6]" office:value-type="float" office:value="397954" calcext:value-type="float">
            <text:p>397954</text:p>
          </table:table-cell>
          <table:table-cell table:formula="of:=[.G6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LimitPriorityLimitedPriorityHashListQueueAdd10k-12</text:p>
          </table:table-cell>
          <table:table-cell office:value-type="float" office:value="1033" calcext:value-type="float">
            <text:p>1033</text:p>
          </table:table-cell>
          <table:table-cell office:value-type="float" office:value="1116186" calcext:value-type="float">
            <text:p>1116186</text:p>
          </table:table-cell>
          <table:table-cell office:value-type="string" calcext:value-type="string">
            <text:p>ns/op</text:p>
          </table:table-cell>
          <table:table-cell office:value-type="float" office:value="397955" calcext:value-type="float">
            <text:p>397955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7];10;LEN([.A7])-12)" office:value-type="string" office:string-value="LimitPriorityLimitedPriorityHashListQueueAdd10k" calcext:value-type="string">
            <text:p>LimitPriorityLimitedPriorityHashListQueueAdd10k</text:p>
          </table:table-cell>
          <table:table-cell table:formula="of:=FIND(&quot;Queue&quot;;[.I7])" office:value-type="float" office:value="37" calcext:value-type="float">
            <text:p>37</text:p>
          </table:table-cell>
          <table:table-cell table:formula="of:=LEFT([.I7];[.J7]-1)" office:value-type="string" office:string-value="LimitPriorityLimitedPriorityHashList" calcext:value-type="string">
            <text:p>LimitPriorityLimitedPriorityHashList</text:p>
          </table:table-cell>
          <table:table-cell table:formula="of:=RIGHT([.I7];LEN([.I7])-[.J7]-4)" office:value-type="string" office:string-value="Add10k" calcext:value-type="string">
            <text:p>Add10k</text:p>
          </table:table-cell>
          <table:table-cell table:formula="of:=IF(RIGHT([.$K7];LEN([.M$1]))=[.M$1];[.M$1];&quot;&quot;)">
            <text:p/>
          </table:table-cell>
          <table:table-cell table:formula="of:=IF([.O7]=&quot;&quot;;IF(RIGHT([.$K7];LEN([.N$1]))=[.N$1];[.N$1];&quot;&quot;);&quot;&quot;)">
            <text:p/>
          </table:table-cell>
          <table:table-cell table:formula="of:=IF(RIGHT([.$K7];LEN([.O$1]))=[.O$1];[.O$1];&quot;&quot;)">
            <text:p/>
          </table:table-cell>
          <table:table-cell table:formula="of:=IF(RIGHT([.$K7];LEN([.P$1]))=[.P$1];[.P$1];&quot;&quot;)">
            <text:p/>
          </table:table-cell>
          <table:table-cell table:formula="of:=IF(RIGHT([.$K7];LEN([.Q$1]))=[.Q$1];[.Q$1];&quot;&quot;)">
            <text:p/>
          </table:table-cell>
          <table:table-cell table:formula="of:=IF(RIGHT([.$K7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7:.R7])" office:value-type="string" office:string-value="LimitedPriorityHashList" calcext:value-type="string">
            <text:p>LimitedPriorityHashList</text:p>
          </table:table-cell>
          <table:table-cell table:formula="of:=LEFT([.K7];LEN([.K7])-LEN([.S7]))" office:value-type="string" office:string-value="LimitPriority" calcext:value-type="string">
            <text:p>LimitPriority</text:p>
          </table:table-cell>
          <table:table-cell table:formula="of:=IF([.$T7]=&quot;&quot;;IF(ISERROR(FIND([.U$1];[.$S7]));&quot;-&quot;;&quot;+&quot;);IF([.$S7]=&quot;Default&quot;;&quot;-&quot;;IF(ISERROR(FIND([.U$1];[.$T7]));&quot;-&quot;;&quot;+&quot;)))" office:value-type="string" office:string-value="+" calcext:value-type="string">
            <text:p>+</text:p>
          </table:table-cell>
          <table:table-cell table:formula="of:=IF([.$T7]=&quot;&quot;;IF(ISERROR(FIND([.V$1];[.$S7]));&quot;-&quot;;&quot;+&quot;);IF([.$S7]=&quot;Default&quot;;&quot;-&quot;;IF(ISERROR(FIND([.V$1];[.$T7]));&quot;-&quot;;&quot;+&quot;)))" office:value-type="string" office:string-value="+" calcext:value-type="string">
            <text:p>+</text:p>
          </table:table-cell>
          <table:table-cell table:formula="of:=IF(AND([.V7]=&quot;+&quot;;NOT(ISERROR(FIND(&quot;NoLimit&quot;;[.L7]))));&quot;x&quot;;[.V7])" office:value-type="string" office:string-value="+" calcext:value-type="string">
            <text:p>+</text:p>
          </table:table-cell>
          <table:table-cell table:formula="of:=IF([.$T7]=&quot;&quot;;IF(ISERROR(FIND([.X$1];[.$S7]));&quot;-&quot;;&quot;+&quot;);IF([.$S7]=&quot;Default&quot;;&quot;-&quot;;IF(ISERROR(FIND([.X$1];[.$T7]));&quot;-&quot;;&quot;+&quot;)))" office:value-type="string" office:string-value="-" calcext:value-type="string">
            <text:p>-</text:p>
          </table:table-cell>
          <table:table-cell table:formula="of:=IF(ISERROR(FIND([.Y$1];[.$S7]));&quot;-&quot;;&quot;+&quot;)" office:value-type="string" office:string-value="+" calcext:value-type="string">
            <text:p>+</text:p>
          </table:table-cell>
          <table:table-cell table:formula="of:=IF([.W7]=&quot;x&quot;;RIGHT([.L7];LEN([.L7])-7);[.L7])" office:value-type="string" office:string-value="Add10k" calcext:value-type="string">
            <text:p>Add10k</text:p>
          </table:table-cell>
          <table:table-cell table:formula="of:=[.C7]" office:value-type="float" office:value="1116186" calcext:value-type="float">
            <text:p>1116186</text:p>
          </table:table-cell>
          <table:table-cell table:formula="of:=[.E7]" office:value-type="float" office:value="397955" calcext:value-type="float">
            <text:p>397955</text:p>
          </table:table-cell>
          <table:table-cell table:formula="of:=[.G7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HashLimitedPriorityHashListQueueAdd10k-12</text:p>
          </table:table-cell>
          <table:table-cell office:value-type="float" office:value="316" calcext:value-type="float">
            <text:p>316</text:p>
          </table:table-cell>
          <table:table-cell office:value-type="float" office:value="3393091" calcext:value-type="float">
            <text:p>3393091</text:p>
          </table:table-cell>
          <table:table-cell office:value-type="string" calcext:value-type="string">
            <text:p>ns/op</text:p>
          </table:table-cell>
          <table:table-cell office:value-type="float" office:value="1113884" calcext:value-type="float">
            <text:p>1113884</text:p>
          </table:table-cell>
          <table:table-cell office:value-type="string" calcext:value-type="string">
            <text:p>B/op</text:p>
          </table:table-cell>
          <table:table-cell office:value-type="float" office:value="19917" calcext:value-type="float">
            <text:p>19917</text:p>
          </table:table-cell>
          <table:table-cell office:value-type="string" calcext:value-type="string">
            <text:p>allocs/op</text:p>
          </table:table-cell>
          <table:table-cell table:formula="of:=MID([.A8];10;LEN([.A8])-12)" office:value-type="string" office:string-value="HashLimitedPriorityHashListQueueAdd10k" calcext:value-type="string">
            <text:p>HashLimitedPriorityHashListQueueAdd10k</text:p>
          </table:table-cell>
          <table:table-cell table:formula="of:=FIND(&quot;Queue&quot;;[.I8])" office:value-type="float" office:value="28" calcext:value-type="float">
            <text:p>28</text:p>
          </table:table-cell>
          <table:table-cell table:formula="of:=LEFT([.I8];[.J8]-1)" office:value-type="string" office:string-value="HashLimitedPriorityHashList" calcext:value-type="string">
            <text:p>HashLimitedPriorityHashList</text:p>
          </table:table-cell>
          <table:table-cell table:formula="of:=RIGHT([.I8];LEN([.I8])-[.J8]-4)" office:value-type="string" office:string-value="Add10k" calcext:value-type="string">
            <text:p>Add10k</text:p>
          </table:table-cell>
          <table:table-cell table:formula="of:=IF(RIGHT([.$K8];LEN([.M$1]))=[.M$1];[.M$1];&quot;&quot;)">
            <text:p/>
          </table:table-cell>
          <table:table-cell table:formula="of:=IF([.O8]=&quot;&quot;;IF(RIGHT([.$K8];LEN([.N$1]))=[.N$1];[.N$1];&quot;&quot;);&quot;&quot;)">
            <text:p/>
          </table:table-cell>
          <table:table-cell table:formula="of:=IF(RIGHT([.$K8];LEN([.O$1]))=[.O$1];[.O$1];&quot;&quot;)">
            <text:p/>
          </table:table-cell>
          <table:table-cell table:formula="of:=IF(RIGHT([.$K8];LEN([.P$1]))=[.P$1];[.P$1];&quot;&quot;)">
            <text:p/>
          </table:table-cell>
          <table:table-cell table:formula="of:=IF(RIGHT([.$K8];LEN([.Q$1]))=[.Q$1];[.Q$1];&quot;&quot;)">
            <text:p/>
          </table:table-cell>
          <table:table-cell table:formula="of:=IF(RIGHT([.$K8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8:.R8])" office:value-type="string" office:string-value="LimitedPriorityHashList" calcext:value-type="string">
            <text:p>LimitedPriorityHashList</text:p>
          </table:table-cell>
          <table:table-cell table:formula="of:=LEFT([.K8];LEN([.K8])-LEN([.S8]))" office:value-type="string" office:string-value="Hash" calcext:value-type="string">
            <text:p>Hash</text:p>
          </table:table-cell>
          <table:table-cell table:formula="of:=IF([.$T8]=&quot;&quot;;IF(ISERROR(FIND([.U$1];[.$S8]));&quot;-&quot;;&quot;+&quot;);IF([.$S8]=&quot;Default&quot;;&quot;-&quot;;IF(ISERROR(FIND([.U$1];[.$T8]));&quot;-&quot;;&quot;+&quot;)))" office:value-type="string" office:string-value="-" calcext:value-type="string">
            <text:p>-</text:p>
          </table:table-cell>
          <table:table-cell table:formula="of:=IF([.$T8]=&quot;&quot;;IF(ISERROR(FIND([.V$1];[.$S8]));&quot;-&quot;;&quot;+&quot;);IF([.$S8]=&quot;Default&quot;;&quot;-&quot;;IF(ISERROR(FIND([.V$1];[.$T8]));&quot;-&quot;;&quot;+&quot;)))" office:value-type="string" office:string-value="-" calcext:value-type="string">
            <text:p>-</text:p>
          </table:table-cell>
          <table:table-cell table:formula="of:=IF(AND([.V8]=&quot;+&quot;;NOT(ISERROR(FIND(&quot;NoLimit&quot;;[.L8]))));&quot;x&quot;;[.V8])" office:value-type="string" office:string-value="-" calcext:value-type="string">
            <text:p>-</text:p>
          </table:table-cell>
          <table:table-cell table:formula="of:=IF([.$T8]=&quot;&quot;;IF(ISERROR(FIND([.X$1];[.$S8]));&quot;-&quot;;&quot;+&quot;);IF([.$S8]=&quot;Default&quot;;&quot;-&quot;;IF(ISERROR(FIND([.X$1];[.$T8]));&quot;-&quot;;&quot;+&quot;)))" office:value-type="string" office:string-value="+" calcext:value-type="string">
            <text:p>+</text:p>
          </table:table-cell>
          <table:table-cell table:formula="of:=IF(ISERROR(FIND([.Y$1];[.$S8]));&quot;-&quot;;&quot;+&quot;)" office:value-type="string" office:string-value="+" calcext:value-type="string">
            <text:p>+</text:p>
          </table:table-cell>
          <table:table-cell table:formula="of:=IF([.W8]=&quot;x&quot;;RIGHT([.L8];LEN([.L8])-7);[.L8])" office:value-type="string" office:string-value="Add10k" calcext:value-type="string">
            <text:p>Add10k</text:p>
          </table:table-cell>
          <table:table-cell table:formula="of:=[.C8]" office:value-type="float" office:value="3393091" calcext:value-type="float">
            <text:p>3393091</text:p>
          </table:table-cell>
          <table:table-cell table:formula="of:=[.E8]" office:value-type="float" office:value="1113884" calcext:value-type="float">
            <text:p>1113884</text:p>
          </table:table-cell>
          <table:table-cell table:formula="of:=[.G8]" office:value-type="float" office:value="19917" calcext:value-type="float">
            <text:p>19917</text:p>
          </table:table-cell>
        </table:table-row>
        <table:table-row table:style-name="ro2">
          <table:table-cell office:value-type="string" calcext:value-type="string">
            <text:p>BenchmarkPriorityHashLimitedPriorityHashListQueueAdd10k-12</text:p>
          </table:table-cell>
          <table:table-cell office:value-type="float" office:value="350" calcext:value-type="float">
            <text:p>350</text:p>
          </table:table-cell>
          <table:table-cell office:value-type="float" office:value="3839082" calcext:value-type="float">
            <text:p>3839082</text:p>
          </table:table-cell>
          <table:table-cell office:value-type="string" calcext:value-type="string">
            <text:p>ns/op</text:p>
          </table:table-cell>
          <table:table-cell office:value-type="float" office:value="1113841" calcext:value-type="float">
            <text:p>1113841</text:p>
          </table:table-cell>
          <table:table-cell office:value-type="string" calcext:value-type="string">
            <text:p>B/op</text:p>
          </table:table-cell>
          <table:table-cell office:value-type="float" office:value="19916" calcext:value-type="float">
            <text:p>19916</text:p>
          </table:table-cell>
          <table:table-cell office:value-type="string" calcext:value-type="string">
            <text:p>allocs/op</text:p>
          </table:table-cell>
          <table:table-cell table:formula="of:=MID([.A9];10;LEN([.A9])-12)" office:value-type="string" office:string-value="PriorityHashLimitedPriorityHashListQueueAdd10k" calcext:value-type="string">
            <text:p>PriorityHashLimitedPriorityHashListQueueAdd10k</text:p>
          </table:table-cell>
          <table:table-cell table:formula="of:=FIND(&quot;Queue&quot;;[.I9])" office:value-type="float" office:value="36" calcext:value-type="float">
            <text:p>36</text:p>
          </table:table-cell>
          <table:table-cell table:formula="of:=LEFT([.I9];[.J9]-1)" office:value-type="string" office:string-value="PriorityHashLimitedPriorityHashList" calcext:value-type="string">
            <text:p>PriorityHashLimitedPriorityHashList</text:p>
          </table:table-cell>
          <table:table-cell table:formula="of:=RIGHT([.I9];LEN([.I9])-[.J9]-4)" office:value-type="string" office:string-value="Add10k" calcext:value-type="string">
            <text:p>Add10k</text:p>
          </table:table-cell>
          <table:table-cell table:formula="of:=IF(RIGHT([.$K9];LEN([.M$1]))=[.M$1];[.M$1];&quot;&quot;)">
            <text:p/>
          </table:table-cell>
          <table:table-cell table:formula="of:=IF([.O9]=&quot;&quot;;IF(RIGHT([.$K9];LEN([.N$1]))=[.N$1];[.N$1];&quot;&quot;);&quot;&quot;)">
            <text:p/>
          </table:table-cell>
          <table:table-cell table:formula="of:=IF(RIGHT([.$K9];LEN([.O$1]))=[.O$1];[.O$1];&quot;&quot;)">
            <text:p/>
          </table:table-cell>
          <table:table-cell table:formula="of:=IF(RIGHT([.$K9];LEN([.P$1]))=[.P$1];[.P$1];&quot;&quot;)">
            <text:p/>
          </table:table-cell>
          <table:table-cell table:formula="of:=IF(RIGHT([.$K9];LEN([.Q$1]))=[.Q$1];[.Q$1];&quot;&quot;)">
            <text:p/>
          </table:table-cell>
          <table:table-cell table:formula="of:=IF(RIGHT([.$K9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9:.R9])" office:value-type="string" office:string-value="LimitedPriorityHashList" calcext:value-type="string">
            <text:p>LimitedPriorityHashList</text:p>
          </table:table-cell>
          <table:table-cell table:formula="of:=LEFT([.K9];LEN([.K9])-LEN([.S9]))" office:value-type="string" office:string-value="PriorityHash" calcext:value-type="string">
            <text:p>PriorityHash</text:p>
          </table:table-cell>
          <table:table-cell table:formula="of:=IF([.$T9]=&quot;&quot;;IF(ISERROR(FIND([.U$1];[.$S9]));&quot;-&quot;;&quot;+&quot;);IF([.$S9]=&quot;Default&quot;;&quot;-&quot;;IF(ISERROR(FIND([.U$1];[.$T9]));&quot;-&quot;;&quot;+&quot;)))" office:value-type="string" office:string-value="+" calcext:value-type="string">
            <text:p>+</text:p>
          </table:table-cell>
          <table:table-cell table:formula="of:=IF([.$T9]=&quot;&quot;;IF(ISERROR(FIND([.V$1];[.$S9]));&quot;-&quot;;&quot;+&quot;);IF([.$S9]=&quot;Default&quot;;&quot;-&quot;;IF(ISERROR(FIND([.V$1];[.$T9]));&quot;-&quot;;&quot;+&quot;)))" office:value-type="string" office:string-value="-" calcext:value-type="string">
            <text:p>-</text:p>
          </table:table-cell>
          <table:table-cell table:formula="of:=IF(AND([.V9]=&quot;+&quot;;NOT(ISERROR(FIND(&quot;NoLimit&quot;;[.L9]))));&quot;x&quot;;[.V9])" office:value-type="string" office:string-value="-" calcext:value-type="string">
            <text:p>-</text:p>
          </table:table-cell>
          <table:table-cell table:formula="of:=IF([.$T9]=&quot;&quot;;IF(ISERROR(FIND([.X$1];[.$S9]));&quot;-&quot;;&quot;+&quot;);IF([.$S9]=&quot;Default&quot;;&quot;-&quot;;IF(ISERROR(FIND([.X$1];[.$T9]));&quot;-&quot;;&quot;+&quot;)))" office:value-type="string" office:string-value="+" calcext:value-type="string">
            <text:p>+</text:p>
          </table:table-cell>
          <table:table-cell table:formula="of:=IF(ISERROR(FIND([.Y$1];[.$S9]));&quot;-&quot;;&quot;+&quot;)" office:value-type="string" office:string-value="+" calcext:value-type="string">
            <text:p>+</text:p>
          </table:table-cell>
          <table:table-cell table:formula="of:=IF([.W9]=&quot;x&quot;;RIGHT([.L9];LEN([.L9])-7);[.L9])" office:value-type="string" office:string-value="Add10k" calcext:value-type="string">
            <text:p>Add10k</text:p>
          </table:table-cell>
          <table:table-cell table:formula="of:=[.C9]" office:value-type="float" office:value="3839082" calcext:value-type="float">
            <text:p>3839082</text:p>
          </table:table-cell>
          <table:table-cell table:formula="of:=[.E9]" office:value-type="float" office:value="1113841" calcext:value-type="float">
            <text:p>1113841</text:p>
          </table:table-cell>
          <table:table-cell table:formula="of:=[.G9]" office:value-type="float" office:value="19916" calcext:value-type="float">
            <text:p>19916</text:p>
          </table:table-cell>
        </table:table-row>
        <table:table-row table:style-name="ro2">
          <table:table-cell office:value-type="string" calcext:value-type="string">
            <text:p>BenchmarkLimitHashLimitedPriorityHashListQueueNoLimitAdd10k-12</text:p>
          </table:table-cell>
          <table:table-cell office:value-type="float" office:value="320" calcext:value-type="float">
            <text:p>320</text:p>
          </table:table-cell>
          <table:table-cell office:value-type="float" office:value="3521598" calcext:value-type="float">
            <text:p>3521598</text:p>
          </table:table-cell>
          <table:table-cell office:value-type="string" calcext:value-type="string">
            <text:p>ns/op</text:p>
          </table:table-cell>
          <table:table-cell office:value-type="float" office:value="1113741" calcext:value-type="float">
            <text:p>1113741</text:p>
          </table:table-cell>
          <table:table-cell office:value-type="string" calcext:value-type="string">
            <text:p>B/op</text:p>
          </table:table-cell>
          <table:table-cell office:value-type="float" office:value="19916" calcext:value-type="float">
            <text:p>19916</text:p>
          </table:table-cell>
          <table:table-cell office:value-type="string" calcext:value-type="string">
            <text:p>allocs/op</text:p>
          </table:table-cell>
          <table:table-cell table:formula="of:=MID([.A10];10;LEN([.A10])-12)" office:value-type="string" office:string-value="LimitHashLimitedPriorityHashListQueueNoLimitAdd10k" calcext:value-type="string">
            <text:p>LimitHashLimitedPriorityHashListQueueNoLimitAdd10k</text:p>
          </table:table-cell>
          <table:table-cell table:formula="of:=FIND(&quot;Queue&quot;;[.I10])" office:value-type="float" office:value="33" calcext:value-type="float">
            <text:p>33</text:p>
          </table:table-cell>
          <table:table-cell table:formula="of:=LEFT([.I10];[.J10]-1)" office:value-type="string" office:string-value="LimitHashLimitedPriorityHashList" calcext:value-type="string">
            <text:p>LimitHashLimitedPriorityHashList</text:p>
          </table:table-cell>
          <table:table-cell table:formula="of:=RIGHT([.I10];LEN([.I10])-[.J10]-4)" office:value-type="string" office:string-value="NoLimitAdd10k" calcext:value-type="string">
            <text:p>NoLimitAdd10k</text:p>
          </table:table-cell>
          <table:table-cell table:formula="of:=IF(RIGHT([.$K10];LEN([.M$1]))=[.M$1];[.M$1];&quot;&quot;)">
            <text:p/>
          </table:table-cell>
          <table:table-cell table:formula="of:=IF([.O10]=&quot;&quot;;IF(RIGHT([.$K10];LEN([.N$1]))=[.N$1];[.N$1];&quot;&quot;);&quot;&quot;)">
            <text:p/>
          </table:table-cell>
          <table:table-cell table:formula="of:=IF(RIGHT([.$K10];LEN([.O$1]))=[.O$1];[.O$1];&quot;&quot;)">
            <text:p/>
          </table:table-cell>
          <table:table-cell table:formula="of:=IF(RIGHT([.$K10];LEN([.P$1]))=[.P$1];[.P$1];&quot;&quot;)">
            <text:p/>
          </table:table-cell>
          <table:table-cell table:formula="of:=IF(RIGHT([.$K10];LEN([.Q$1]))=[.Q$1];[.Q$1];&quot;&quot;)">
            <text:p/>
          </table:table-cell>
          <table:table-cell table:formula="of:=IF(RIGHT([.$K10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10:.R10])" office:value-type="string" office:string-value="LimitedPriorityHashList" calcext:value-type="string">
            <text:p>LimitedPriorityHashList</text:p>
          </table:table-cell>
          <table:table-cell table:formula="of:=LEFT([.K10];LEN([.K10])-LEN([.S10]))" office:value-type="string" office:string-value="LimitHash" calcext:value-type="string">
            <text:p>LimitHash</text:p>
          </table:table-cell>
          <table:table-cell table:formula="of:=IF([.$T10]=&quot;&quot;;IF(ISERROR(FIND([.U$1];[.$S10]));&quot;-&quot;;&quot;+&quot;);IF([.$S10]=&quot;Default&quot;;&quot;-&quot;;IF(ISERROR(FIND([.U$1];[.$T10]));&quot;-&quot;;&quot;+&quot;)))" office:value-type="string" office:string-value="-" calcext:value-type="string">
            <text:p>-</text:p>
          </table:table-cell>
          <table:table-cell table:formula="of:=IF([.$T10]=&quot;&quot;;IF(ISERROR(FIND([.V$1];[.$S10]));&quot;-&quot;;&quot;+&quot;);IF([.$S10]=&quot;Default&quot;;&quot;-&quot;;IF(ISERROR(FIND([.V$1];[.$T10]));&quot;-&quot;;&quot;+&quot;)))" office:value-type="string" office:string-value="+" calcext:value-type="string">
            <text:p>+</text:p>
          </table:table-cell>
          <table:table-cell table:formula="of:=IF(AND([.V10]=&quot;+&quot;;NOT(ISERROR(FIND(&quot;NoLimit&quot;;[.L10]))));&quot;x&quot;;[.V10])" office:value-type="string" office:string-value="x" calcext:value-type="string">
            <text:p>x</text:p>
          </table:table-cell>
          <table:table-cell table:formula="of:=IF([.$T10]=&quot;&quot;;IF(ISERROR(FIND([.X$1];[.$S10]));&quot;-&quot;;&quot;+&quot;);IF([.$S10]=&quot;Default&quot;;&quot;-&quot;;IF(ISERROR(FIND([.X$1];[.$T10]));&quot;-&quot;;&quot;+&quot;)))" office:value-type="string" office:string-value="+" calcext:value-type="string">
            <text:p>+</text:p>
          </table:table-cell>
          <table:table-cell table:formula="of:=IF(ISERROR(FIND([.Y$1];[.$S10]));&quot;-&quot;;&quot;+&quot;)" office:value-type="string" office:string-value="+" calcext:value-type="string">
            <text:p>+</text:p>
          </table:table-cell>
          <table:table-cell table:formula="of:=IF([.W10]=&quot;x&quot;;RIGHT([.L10];LEN([.L10])-7);[.L10])" office:value-type="string" office:string-value="Add10k" calcext:value-type="string">
            <text:p>Add10k</text:p>
          </table:table-cell>
          <table:table-cell table:formula="of:=[.C10]" office:value-type="float" office:value="3521598" calcext:value-type="float">
            <text:p>3521598</text:p>
          </table:table-cell>
          <table:table-cell table:formula="of:=[.E10]" office:value-type="float" office:value="1113741" calcext:value-type="float">
            <text:p>1113741</text:p>
          </table:table-cell>
          <table:table-cell table:formula="of:=[.G10]" office:value-type="float" office:value="19916" calcext:value-type="float">
            <text:p>19916</text:p>
          </table:table-cell>
        </table:table-row>
        <table:table-row table:style-name="ro2">
          <table:table-cell office:value-type="string" calcext:value-type="string">
            <text:p>BenchmarkLimitHashLimitedPriorityHashListQueueAdd10k-12</text:p>
          </table:table-cell>
          <table:table-cell office:value-type="float" office:value="301" calcext:value-type="float">
            <text:p>301</text:p>
          </table:table-cell>
          <table:table-cell office:value-type="float" office:value="4037823" calcext:value-type="float">
            <text:p>4037823</text:p>
          </table:table-cell>
          <table:table-cell office:value-type="string" calcext:value-type="string">
            <text:p>ns/op</text:p>
          </table:table-cell>
          <table:table-cell office:value-type="float" office:value="1113949" calcext:value-type="float">
            <text:p>1113949</text:p>
          </table:table-cell>
          <table:table-cell office:value-type="string" calcext:value-type="string">
            <text:p>B/op</text:p>
          </table:table-cell>
          <table:table-cell office:value-type="float" office:value="19917" calcext:value-type="float">
            <text:p>19917</text:p>
          </table:table-cell>
          <table:table-cell office:value-type="string" calcext:value-type="string">
            <text:p>allocs/op</text:p>
          </table:table-cell>
          <table:table-cell table:formula="of:=MID([.A11];10;LEN([.A11])-12)" office:value-type="string" office:string-value="LimitHashLimitedPriorityHashListQueueAdd10k" calcext:value-type="string">
            <text:p>LimitHashLimitedPriorityHashListQueueAdd10k</text:p>
          </table:table-cell>
          <table:table-cell table:formula="of:=FIND(&quot;Queue&quot;;[.I11])" office:value-type="float" office:value="33" calcext:value-type="float">
            <text:p>33</text:p>
          </table:table-cell>
          <table:table-cell table:formula="of:=LEFT([.I11];[.J11]-1)" office:value-type="string" office:string-value="LimitHashLimitedPriorityHashList" calcext:value-type="string">
            <text:p>LimitHashLimitedPriorityHashList</text:p>
          </table:table-cell>
          <table:table-cell table:formula="of:=RIGHT([.I11];LEN([.I11])-[.J11]-4)" office:value-type="string" office:string-value="Add10k" calcext:value-type="string">
            <text:p>Add10k</text:p>
          </table:table-cell>
          <table:table-cell table:formula="of:=IF(RIGHT([.$K11];LEN([.M$1]))=[.M$1];[.M$1];&quot;&quot;)">
            <text:p/>
          </table:table-cell>
          <table:table-cell table:formula="of:=IF([.O11]=&quot;&quot;;IF(RIGHT([.$K11];LEN([.N$1]))=[.N$1];[.N$1];&quot;&quot;);&quot;&quot;)">
            <text:p/>
          </table:table-cell>
          <table:table-cell table:formula="of:=IF(RIGHT([.$K11];LEN([.O$1]))=[.O$1];[.O$1];&quot;&quot;)">
            <text:p/>
          </table:table-cell>
          <table:table-cell table:formula="of:=IF(RIGHT([.$K11];LEN([.P$1]))=[.P$1];[.P$1];&quot;&quot;)">
            <text:p/>
          </table:table-cell>
          <table:table-cell table:formula="of:=IF(RIGHT([.$K11];LEN([.Q$1]))=[.Q$1];[.Q$1];&quot;&quot;)">
            <text:p/>
          </table:table-cell>
          <table:table-cell table:formula="of:=IF(RIGHT([.$K11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11:.R11])" office:value-type="string" office:string-value="LimitedPriorityHashList" calcext:value-type="string">
            <text:p>LimitedPriorityHashList</text:p>
          </table:table-cell>
          <table:table-cell table:formula="of:=LEFT([.K11];LEN([.K11])-LEN([.S11]))" office:value-type="string" office:string-value="LimitHash" calcext:value-type="string">
            <text:p>LimitHash</text:p>
          </table:table-cell>
          <table:table-cell table:formula="of:=IF([.$T11]=&quot;&quot;;IF(ISERROR(FIND([.U$1];[.$S11]));&quot;-&quot;;&quot;+&quot;);IF([.$S11]=&quot;Default&quot;;&quot;-&quot;;IF(ISERROR(FIND([.U$1];[.$T11]));&quot;-&quot;;&quot;+&quot;)))" office:value-type="string" office:string-value="-" calcext:value-type="string">
            <text:p>-</text:p>
          </table:table-cell>
          <table:table-cell table:formula="of:=IF([.$T11]=&quot;&quot;;IF(ISERROR(FIND([.V$1];[.$S11]));&quot;-&quot;;&quot;+&quot;);IF([.$S11]=&quot;Default&quot;;&quot;-&quot;;IF(ISERROR(FIND([.V$1];[.$T11]));&quot;-&quot;;&quot;+&quot;)))" office:value-type="string" office:string-value="+" calcext:value-type="string">
            <text:p>+</text:p>
          </table:table-cell>
          <table:table-cell table:formula="of:=IF(AND([.V11]=&quot;+&quot;;NOT(ISERROR(FIND(&quot;NoLimit&quot;;[.L11]))));&quot;x&quot;;[.V11])" office:value-type="string" office:string-value="+" calcext:value-type="string">
            <text:p>+</text:p>
          </table:table-cell>
          <table:table-cell table:formula="of:=IF([.$T11]=&quot;&quot;;IF(ISERROR(FIND([.X$1];[.$S11]));&quot;-&quot;;&quot;+&quot;);IF([.$S11]=&quot;Default&quot;;&quot;-&quot;;IF(ISERROR(FIND([.X$1];[.$T11]));&quot;-&quot;;&quot;+&quot;)))" office:value-type="string" office:string-value="+" calcext:value-type="string">
            <text:p>+</text:p>
          </table:table-cell>
          <table:table-cell table:formula="of:=IF(ISERROR(FIND([.Y$1];[.$S11]));&quot;-&quot;;&quot;+&quot;)" office:value-type="string" office:string-value="+" calcext:value-type="string">
            <text:p>+</text:p>
          </table:table-cell>
          <table:table-cell table:formula="of:=IF([.W11]=&quot;x&quot;;RIGHT([.L11];LEN([.L11])-7);[.L11])" office:value-type="string" office:string-value="Add10k" calcext:value-type="string">
            <text:p>Add10k</text:p>
          </table:table-cell>
          <table:table-cell table:formula="of:=[.C11]" office:value-type="float" office:value="4037823" calcext:value-type="float">
            <text:p>4037823</text:p>
          </table:table-cell>
          <table:table-cell table:formula="of:=[.E11]" office:value-type="float" office:value="1113949" calcext:value-type="float">
            <text:p>1113949</text:p>
          </table:table-cell>
          <table:table-cell table:formula="of:=[.G11]" office:value-type="float" office:value="19917" calcext:value-type="float">
            <text:p>19917</text:p>
          </table:table-cell>
        </table:table-row>
        <table:table-row table:style-name="ro2">
          <table:table-cell office:value-type="string" calcext:value-type="string">
            <text:p>BenchmarkLimitedPriorityHashListQueueNoLimitAdd10k-12</text:p>
          </table:table-cell>
          <table:table-cell office:value-type="float" office:value="336" calcext:value-type="float">
            <text:p>336</text:p>
          </table:table-cell>
          <table:table-cell office:value-type="float" office:value="4075832" calcext:value-type="float">
            <text:p>4075832</text:p>
          </table:table-cell>
          <table:table-cell office:value-type="string" calcext:value-type="string">
            <text:p>ns/op</text:p>
          </table:table-cell>
          <table:table-cell office:value-type="float" office:value="1113877" calcext:value-type="float">
            <text:p>1113877</text:p>
          </table:table-cell>
          <table:table-cell office:value-type="string" calcext:value-type="string">
            <text:p>B/op</text:p>
          </table:table-cell>
          <table:table-cell office:value-type="float" office:value="19917" calcext:value-type="float">
            <text:p>19917</text:p>
          </table:table-cell>
          <table:table-cell office:value-type="string" calcext:value-type="string">
            <text:p>allocs/op</text:p>
          </table:table-cell>
          <table:table-cell table:formula="of:=MID([.A12];10;LEN([.A12])-12)" office:value-type="string" office:string-value="LimitedPriorityHashListQueueNoLimitAdd10k" calcext:value-type="string">
            <text:p>LimitedPriorityHashListQueueNoLimitAdd10k</text:p>
          </table:table-cell>
          <table:table-cell table:formula="of:=FIND(&quot;Queue&quot;;[.I12])" office:value-type="float" office:value="24" calcext:value-type="float">
            <text:p>24</text:p>
          </table:table-cell>
          <table:table-cell table:formula="of:=LEFT([.I12];[.J12]-1)" office:value-type="string" office:string-value="LimitedPriorityHashList" calcext:value-type="string">
            <text:p>LimitedPriorityHashList</text:p>
          </table:table-cell>
          <table:table-cell table:formula="of:=RIGHT([.I12];LEN([.I12])-[.J12]-4)" office:value-type="string" office:string-value="NoLimitAdd10k" calcext:value-type="string">
            <text:p>NoLimitAdd10k</text:p>
          </table:table-cell>
          <table:table-cell table:formula="of:=IF(RIGHT([.$K12];LEN([.M$1]))=[.M$1];[.M$1];&quot;&quot;)">
            <text:p/>
          </table:table-cell>
          <table:table-cell table:formula="of:=IF([.O12]=&quot;&quot;;IF(RIGHT([.$K12];LEN([.N$1]))=[.N$1];[.N$1];&quot;&quot;);&quot;&quot;)">
            <text:p/>
          </table:table-cell>
          <table:table-cell table:formula="of:=IF(RIGHT([.$K12];LEN([.O$1]))=[.O$1];[.O$1];&quot;&quot;)">
            <text:p/>
          </table:table-cell>
          <table:table-cell table:formula="of:=IF(RIGHT([.$K12];LEN([.P$1]))=[.P$1];[.P$1];&quot;&quot;)">
            <text:p/>
          </table:table-cell>
          <table:table-cell table:formula="of:=IF(RIGHT([.$K12];LEN([.Q$1]))=[.Q$1];[.Q$1];&quot;&quot;)">
            <text:p/>
          </table:table-cell>
          <table:table-cell table:formula="of:=IF(RIGHT([.$K12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12:.R12])" office:value-type="string" office:string-value="LimitedPriorityHashList" calcext:value-type="string">
            <text:p>LimitedPriorityHashList</text:p>
          </table:table-cell>
          <table:table-cell table:formula="of:=LEFT([.K12];LEN([.K12])-LEN([.S12]))">
            <text:p/>
          </table:table-cell>
          <table:table-cell table:formula="of:=IF([.$T12]=&quot;&quot;;IF(ISERROR(FIND([.U$1];[.$S12]));&quot;-&quot;;&quot;+&quot;);IF([.$S12]=&quot;Default&quot;;&quot;-&quot;;IF(ISERROR(FIND([.U$1];[.$T12]));&quot;-&quot;;&quot;+&quot;)))" office:value-type="string" office:string-value="+" calcext:value-type="string">
            <text:p>+</text:p>
          </table:table-cell>
          <table:table-cell table:formula="of:=IF([.$T12]=&quot;&quot;;IF(ISERROR(FIND([.V$1];[.$S12]));&quot;-&quot;;&quot;+&quot;);IF([.$S12]=&quot;Default&quot;;&quot;-&quot;;IF(ISERROR(FIND([.V$1];[.$T12]));&quot;-&quot;;&quot;+&quot;)))" office:value-type="string" office:string-value="+" calcext:value-type="string">
            <text:p>+</text:p>
          </table:table-cell>
          <table:table-cell table:formula="of:=IF(AND([.V12]=&quot;+&quot;;NOT(ISERROR(FIND(&quot;NoLimit&quot;;[.L12]))));&quot;x&quot;;[.V12])" office:value-type="string" office:string-value="x" calcext:value-type="string">
            <text:p>x</text:p>
          </table:table-cell>
          <table:table-cell table:formula="of:=IF([.$T12]=&quot;&quot;;IF(ISERROR(FIND([.X$1];[.$S12]));&quot;-&quot;;&quot;+&quot;);IF([.$S12]=&quot;Default&quot;;&quot;-&quot;;IF(ISERROR(FIND([.X$1];[.$T12]));&quot;-&quot;;&quot;+&quot;)))" office:value-type="string" office:string-value="+" calcext:value-type="string">
            <text:p>+</text:p>
          </table:table-cell>
          <table:table-cell table:formula="of:=IF(ISERROR(FIND([.Y$1];[.$S12]));&quot;-&quot;;&quot;+&quot;)" office:value-type="string" office:string-value="+" calcext:value-type="string">
            <text:p>+</text:p>
          </table:table-cell>
          <table:table-cell table:formula="of:=IF([.W12]=&quot;x&quot;;RIGHT([.L12];LEN([.L12])-7);[.L12])" office:value-type="string" office:string-value="Add10k" calcext:value-type="string">
            <text:p>Add10k</text:p>
          </table:table-cell>
          <table:table-cell table:formula="of:=[.C12]" office:value-type="float" office:value="4075832" calcext:value-type="float">
            <text:p>4075832</text:p>
          </table:table-cell>
          <table:table-cell table:formula="of:=[.E12]" office:value-type="float" office:value="1113877" calcext:value-type="float">
            <text:p>1113877</text:p>
          </table:table-cell>
          <table:table-cell table:formula="of:=[.G12]" office:value-type="float" office:value="19917" calcext:value-type="float">
            <text:p>19917</text:p>
          </table:table-cell>
        </table:table-row>
        <table:table-row table:style-name="ro2">
          <table:table-cell office:value-type="string" calcext:value-type="string">
            <text:p>BenchmarkLimitedPriorityHashListQueueAdd10k-12</text:p>
          </table:table-cell>
          <table:table-cell office:value-type="float" office:value="285" calcext:value-type="float">
            <text:p>285</text:p>
          </table:table-cell>
          <table:table-cell office:value-type="float" office:value="3810261" calcext:value-type="float">
            <text:p>3810261</text:p>
          </table:table-cell>
          <table:table-cell office:value-type="string" calcext:value-type="string">
            <text:p>ns/op</text:p>
          </table:table-cell>
          <table:table-cell office:value-type="float" office:value="1113644" calcext:value-type="float">
            <text:p>1113644</text:p>
          </table:table-cell>
          <table:table-cell office:value-type="string" calcext:value-type="string">
            <text:p>B/op</text:p>
          </table:table-cell>
          <table:table-cell office:value-type="float" office:value="19915" calcext:value-type="float">
            <text:p>19915</text:p>
          </table:table-cell>
          <table:table-cell office:value-type="string" calcext:value-type="string">
            <text:p>allocs/op</text:p>
          </table:table-cell>
          <table:table-cell table:formula="of:=MID([.A13];10;LEN([.A13])-12)" office:value-type="string" office:string-value="LimitedPriorityHashListQueueAdd10k" calcext:value-type="string">
            <text:p>LimitedPriorityHashListQueueAdd10k</text:p>
          </table:table-cell>
          <table:table-cell table:formula="of:=FIND(&quot;Queue&quot;;[.I13])" office:value-type="float" office:value="24" calcext:value-type="float">
            <text:p>24</text:p>
          </table:table-cell>
          <table:table-cell table:formula="of:=LEFT([.I13];[.J13]-1)" office:value-type="string" office:string-value="LimitedPriorityHashList" calcext:value-type="string">
            <text:p>LimitedPriorityHashList</text:p>
          </table:table-cell>
          <table:table-cell table:formula="of:=RIGHT([.I13];LEN([.I13])-[.J13]-4)" office:value-type="string" office:string-value="Add10k" calcext:value-type="string">
            <text:p>Add10k</text:p>
          </table:table-cell>
          <table:table-cell table:formula="of:=IF(RIGHT([.$K13];LEN([.M$1]))=[.M$1];[.M$1];&quot;&quot;)">
            <text:p/>
          </table:table-cell>
          <table:table-cell table:formula="of:=IF([.O13]=&quot;&quot;;IF(RIGHT([.$K13];LEN([.N$1]))=[.N$1];[.N$1];&quot;&quot;);&quot;&quot;)">
            <text:p/>
          </table:table-cell>
          <table:table-cell table:formula="of:=IF(RIGHT([.$K13];LEN([.O$1]))=[.O$1];[.O$1];&quot;&quot;)">
            <text:p/>
          </table:table-cell>
          <table:table-cell table:formula="of:=IF(RIGHT([.$K13];LEN([.P$1]))=[.P$1];[.P$1];&quot;&quot;)">
            <text:p/>
          </table:table-cell>
          <table:table-cell table:formula="of:=IF(RIGHT([.$K13];LEN([.Q$1]))=[.Q$1];[.Q$1];&quot;&quot;)">
            <text:p/>
          </table:table-cell>
          <table:table-cell table:formula="of:=IF(RIGHT([.$K13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13:.R13])" office:value-type="string" office:string-value="LimitedPriorityHashList" calcext:value-type="string">
            <text:p>LimitedPriorityHashList</text:p>
          </table:table-cell>
          <table:table-cell table:formula="of:=LEFT([.K13];LEN([.K13])-LEN([.S13]))">
            <text:p/>
          </table:table-cell>
          <table:table-cell table:formula="of:=IF([.$T13]=&quot;&quot;;IF(ISERROR(FIND([.U$1];[.$S13]));&quot;-&quot;;&quot;+&quot;);IF([.$S13]=&quot;Default&quot;;&quot;-&quot;;IF(ISERROR(FIND([.U$1];[.$T13]));&quot;-&quot;;&quot;+&quot;)))" office:value-type="string" office:string-value="+" calcext:value-type="string">
            <text:p>+</text:p>
          </table:table-cell>
          <table:table-cell table:formula="of:=IF([.$T13]=&quot;&quot;;IF(ISERROR(FIND([.V$1];[.$S13]));&quot;-&quot;;&quot;+&quot;);IF([.$S13]=&quot;Default&quot;;&quot;-&quot;;IF(ISERROR(FIND([.V$1];[.$T13]));&quot;-&quot;;&quot;+&quot;)))" office:value-type="string" office:string-value="+" calcext:value-type="string">
            <text:p>+</text:p>
          </table:table-cell>
          <table:table-cell table:formula="of:=IF(AND([.V13]=&quot;+&quot;;NOT(ISERROR(FIND(&quot;NoLimit&quot;;[.L13]))));&quot;x&quot;;[.V13])" office:value-type="string" office:string-value="+" calcext:value-type="string">
            <text:p>+</text:p>
          </table:table-cell>
          <table:table-cell table:formula="of:=IF([.$T13]=&quot;&quot;;IF(ISERROR(FIND([.X$1];[.$S13]));&quot;-&quot;;&quot;+&quot;);IF([.$S13]=&quot;Default&quot;;&quot;-&quot;;IF(ISERROR(FIND([.X$1];[.$T13]));&quot;-&quot;;&quot;+&quot;)))" office:value-type="string" office:string-value="+" calcext:value-type="string">
            <text:p>+</text:p>
          </table:table-cell>
          <table:table-cell table:formula="of:=IF(ISERROR(FIND([.Y$1];[.$S13]));&quot;-&quot;;&quot;+&quot;)" office:value-type="string" office:string-value="+" calcext:value-type="string">
            <text:p>+</text:p>
          </table:table-cell>
          <table:table-cell table:formula="of:=IF([.W13]=&quot;x&quot;;RIGHT([.L13];LEN([.L13])-7);[.L13])" office:value-type="string" office:string-value="Add10k" calcext:value-type="string">
            <text:p>Add10k</text:p>
          </table:table-cell>
          <table:table-cell table:formula="of:=[.C13]" office:value-type="float" office:value="3810261" calcext:value-type="float">
            <text:p>3810261</text:p>
          </table:table-cell>
          <table:table-cell table:formula="of:=[.E13]" office:value-type="float" office:value="1113644" calcext:value-type="float">
            <text:p>1113644</text:p>
          </table:table-cell>
          <table:table-cell table:formula="of:=[.G13]" office:value-type="float" office:value="19915" calcext:value-type="float">
            <text:p>19915</text:p>
          </table:table-cell>
        </table:table-row>
        <table:table-row table:style-name="ro2">
          <table:table-cell office:value-type="string" calcext:value-type="string">
            <text:p>BenchmarkDefaultLimitedPriorityHashListQueueRemove10k-12</text:p>
          </table:table-cell>
          <table:table-cell office:value-type="float" office:value="7170" calcext:value-type="float">
            <text:p>7170</text:p>
          </table:table-cell>
          <table:table-cell office:value-type="float" office:value="141513" calcext:value-type="float">
            <text:p>141513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14];10;LEN([.A14])-12)" office:value-type="string" office:string-value="DefaultLimitedPriorityHashListQueueRemove10k" calcext:value-type="string">
            <text:p>DefaultLimitedPriorityHashListQueueRemove10k</text:p>
          </table:table-cell>
          <table:table-cell table:formula="of:=FIND(&quot;Queue&quot;;[.I14])" office:value-type="float" office:value="31" calcext:value-type="float">
            <text:p>31</text:p>
          </table:table-cell>
          <table:table-cell table:formula="of:=LEFT([.I14];[.J14]-1)" office:value-type="string" office:string-value="DefaultLimitedPriorityHashList" calcext:value-type="string">
            <text:p>DefaultLimitedPriorityHashList</text:p>
          </table:table-cell>
          <table:table-cell table:formula="of:=RIGHT([.I14];LEN([.I14])-[.J14]-4)" office:value-type="string" office:string-value="Remove10k" calcext:value-type="string">
            <text:p>Remove10k</text:p>
          </table:table-cell>
          <table:table-cell table:formula="of:=IF(RIGHT([.$K14];LEN([.M$1]))=[.M$1];[.M$1];&quot;&quot;)">
            <text:p/>
          </table:table-cell>
          <table:table-cell table:formula="of:=IF([.O14]=&quot;&quot;;IF(RIGHT([.$K14];LEN([.N$1]))=[.N$1];[.N$1];&quot;&quot;);&quot;&quot;)">
            <text:p/>
          </table:table-cell>
          <table:table-cell table:formula="of:=IF(RIGHT([.$K14];LEN([.O$1]))=[.O$1];[.O$1];&quot;&quot;)">
            <text:p/>
          </table:table-cell>
          <table:table-cell table:formula="of:=IF(RIGHT([.$K14];LEN([.P$1]))=[.P$1];[.P$1];&quot;&quot;)">
            <text:p/>
          </table:table-cell>
          <table:table-cell table:formula="of:=IF(RIGHT([.$K14];LEN([.Q$1]))=[.Q$1];[.Q$1];&quot;&quot;)">
            <text:p/>
          </table:table-cell>
          <table:table-cell table:formula="of:=IF(RIGHT([.$K14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14:.R14])" office:value-type="string" office:string-value="LimitedPriorityHashList" calcext:value-type="string">
            <text:p>LimitedPriorityHashList</text:p>
          </table:table-cell>
          <table:table-cell table:formula="of:=LEFT([.K14];LEN([.K14])-LEN([.S14]))" office:value-type="string" office:string-value="Default" calcext:value-type="string">
            <text:p>Default</text:p>
          </table:table-cell>
          <table:table-cell table:formula="of:=IF([.$T14]=&quot;&quot;;IF(ISERROR(FIND([.U$1];[.$S14]));&quot;-&quot;;&quot;+&quot;);IF([.$S14]=&quot;Default&quot;;&quot;-&quot;;IF(ISERROR(FIND([.U$1];[.$T14]));&quot;-&quot;;&quot;+&quot;)))" office:value-type="string" office:string-value="-" calcext:value-type="string">
            <text:p>-</text:p>
          </table:table-cell>
          <table:table-cell table:formula="of:=IF([.$T14]=&quot;&quot;;IF(ISERROR(FIND([.V$1];[.$S14]));&quot;-&quot;;&quot;+&quot;);IF([.$S14]=&quot;Default&quot;;&quot;-&quot;;IF(ISERROR(FIND([.V$1];[.$T14]));&quot;-&quot;;&quot;+&quot;)))" office:value-type="string" office:string-value="-" calcext:value-type="string">
            <text:p>-</text:p>
          </table:table-cell>
          <table:table-cell table:formula="of:=IF(AND([.V14]=&quot;+&quot;;NOT(ISERROR(FIND(&quot;NoLimit&quot;;[.L14]))));&quot;x&quot;;[.V14])" office:value-type="string" office:string-value="-" calcext:value-type="string">
            <text:p>-</text:p>
          </table:table-cell>
          <table:table-cell table:formula="of:=IF([.$T14]=&quot;&quot;;IF(ISERROR(FIND([.X$1];[.$S14]));&quot;-&quot;;&quot;+&quot;);IF([.$S14]=&quot;Default&quot;;&quot;-&quot;;IF(ISERROR(FIND([.X$1];[.$T14]));&quot;-&quot;;&quot;+&quot;)))" office:value-type="string" office:string-value="-" calcext:value-type="string">
            <text:p>-</text:p>
          </table:table-cell>
          <table:table-cell table:formula="of:=IF(ISERROR(FIND([.Y$1];[.$S14]));&quot;-&quot;;&quot;+&quot;)" office:value-type="string" office:string-value="+" calcext:value-type="string">
            <text:p>+</text:p>
          </table:table-cell>
          <table:table-cell table:formula="of:=IF([.W14]=&quot;x&quot;;RIGHT([.L14];LEN([.L14])-7);[.L14])" office:value-type="string" office:string-value="Remove10k" calcext:value-type="string">
            <text:p>Remove10k</text:p>
          </table:table-cell>
          <table:table-cell table:formula="of:=[.C14]" office:value-type="float" office:value="141513" calcext:value-type="float">
            <text:p>141513</text:p>
          </table:table-cell>
          <table:table-cell table:formula="of:=[.E14]" office:value-type="float" office:value="0" calcext:value-type="float">
            <text:p>0</text:p>
          </table:table-cell>
          <table:table-cell table:formula="of:=[.G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PriorityLimitedPriorityHashListQueueRemove10k-12</text:p>
          </table:table-cell>
          <table:table-cell office:value-type="float" office:value="9709" calcext:value-type="float">
            <text:p>9709</text:p>
          </table:table-cell>
          <table:table-cell office:value-type="float" office:value="137112" calcext:value-type="float">
            <text:p>137112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15];10;LEN([.A15])-12)" office:value-type="string" office:string-value="PriorityLimitedPriorityHashListQueueRemove10k" calcext:value-type="string">
            <text:p>PriorityLimitedPriorityHashListQueueRemove10k</text:p>
          </table:table-cell>
          <table:table-cell table:formula="of:=FIND(&quot;Queue&quot;;[.I15])" office:value-type="float" office:value="32" calcext:value-type="float">
            <text:p>32</text:p>
          </table:table-cell>
          <table:table-cell table:formula="of:=LEFT([.I15];[.J15]-1)" office:value-type="string" office:string-value="PriorityLimitedPriorityHashList" calcext:value-type="string">
            <text:p>PriorityLimitedPriorityHashList</text:p>
          </table:table-cell>
          <table:table-cell table:formula="of:=RIGHT([.I15];LEN([.I15])-[.J15]-4)" office:value-type="string" office:string-value="Remove10k" calcext:value-type="string">
            <text:p>Remove10k</text:p>
          </table:table-cell>
          <table:table-cell table:formula="of:=IF(RIGHT([.$K15];LEN([.M$1]))=[.M$1];[.M$1];&quot;&quot;)">
            <text:p/>
          </table:table-cell>
          <table:table-cell table:formula="of:=IF([.O15]=&quot;&quot;;IF(RIGHT([.$K15];LEN([.N$1]))=[.N$1];[.N$1];&quot;&quot;);&quot;&quot;)">
            <text:p/>
          </table:table-cell>
          <table:table-cell table:formula="of:=IF(RIGHT([.$K15];LEN([.O$1]))=[.O$1];[.O$1];&quot;&quot;)">
            <text:p/>
          </table:table-cell>
          <table:table-cell table:formula="of:=IF(RIGHT([.$K15];LEN([.P$1]))=[.P$1];[.P$1];&quot;&quot;)">
            <text:p/>
          </table:table-cell>
          <table:table-cell table:formula="of:=IF(RIGHT([.$K15];LEN([.Q$1]))=[.Q$1];[.Q$1];&quot;&quot;)">
            <text:p/>
          </table:table-cell>
          <table:table-cell table:formula="of:=IF(RIGHT([.$K15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15:.R15])" office:value-type="string" office:string-value="LimitedPriorityHashList" calcext:value-type="string">
            <text:p>LimitedPriorityHashList</text:p>
          </table:table-cell>
          <table:table-cell table:formula="of:=LEFT([.K15];LEN([.K15])-LEN([.S15]))" office:value-type="string" office:string-value="Priority" calcext:value-type="string">
            <text:p>Priority</text:p>
          </table:table-cell>
          <table:table-cell table:formula="of:=IF([.$T15]=&quot;&quot;;IF(ISERROR(FIND([.U$1];[.$S15]));&quot;-&quot;;&quot;+&quot;);IF([.$S15]=&quot;Default&quot;;&quot;-&quot;;IF(ISERROR(FIND([.U$1];[.$T15]));&quot;-&quot;;&quot;+&quot;)))" office:value-type="string" office:string-value="+" calcext:value-type="string">
            <text:p>+</text:p>
          </table:table-cell>
          <table:table-cell table:formula="of:=IF([.$T15]=&quot;&quot;;IF(ISERROR(FIND([.V$1];[.$S15]));&quot;-&quot;;&quot;+&quot;);IF([.$S15]=&quot;Default&quot;;&quot;-&quot;;IF(ISERROR(FIND([.V$1];[.$T15]));&quot;-&quot;;&quot;+&quot;)))" office:value-type="string" office:string-value="-" calcext:value-type="string">
            <text:p>-</text:p>
          </table:table-cell>
          <table:table-cell table:formula="of:=IF(AND([.V15]=&quot;+&quot;;NOT(ISERROR(FIND(&quot;NoLimit&quot;;[.L15]))));&quot;x&quot;;[.V15])" office:value-type="string" office:string-value="-" calcext:value-type="string">
            <text:p>-</text:p>
          </table:table-cell>
          <table:table-cell table:formula="of:=IF([.$T15]=&quot;&quot;;IF(ISERROR(FIND([.X$1];[.$S15]));&quot;-&quot;;&quot;+&quot;);IF([.$S15]=&quot;Default&quot;;&quot;-&quot;;IF(ISERROR(FIND([.X$1];[.$T15]));&quot;-&quot;;&quot;+&quot;)))" office:value-type="string" office:string-value="-" calcext:value-type="string">
            <text:p>-</text:p>
          </table:table-cell>
          <table:table-cell table:formula="of:=IF(ISERROR(FIND([.Y$1];[.$S15]));&quot;-&quot;;&quot;+&quot;)" office:value-type="string" office:string-value="+" calcext:value-type="string">
            <text:p>+</text:p>
          </table:table-cell>
          <table:table-cell table:formula="of:=IF([.W15]=&quot;x&quot;;RIGHT([.L15];LEN([.L15])-7);[.L15])" office:value-type="string" office:string-value="Remove10k" calcext:value-type="string">
            <text:p>Remove10k</text:p>
          </table:table-cell>
          <table:table-cell table:formula="of:=[.C15]" office:value-type="float" office:value="137112" calcext:value-type="float">
            <text:p>137112</text:p>
          </table:table-cell>
          <table:table-cell table:formula="of:=[.E15]" office:value-type="float" office:value="1" calcext:value-type="float">
            <text:p>1</text:p>
          </table:table-cell>
          <table:table-cell table:formula="of:=[.G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LimitedPriorityHashListQueueNoLimitRemove10k-12</text:p>
          </table:table-cell>
          <table:table-cell office:value-type="float" office:value="10000" calcext:value-type="float">
            <text:p>10000</text:p>
          </table:table-cell>
          <table:table-cell office:value-type="float" office:value="136346" calcext:value-type="float">
            <text:p>136346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16];10;LEN([.A16])-12)" office:value-type="string" office:string-value="LimitLimitedPriorityHashListQueueNoLimitRemove10k" calcext:value-type="string">
            <text:p>LimitLimitedPriorityHashListQueueNoLimitRemove10k</text:p>
          </table:table-cell>
          <table:table-cell table:formula="of:=FIND(&quot;Queue&quot;;[.I16])" office:value-type="float" office:value="29" calcext:value-type="float">
            <text:p>29</text:p>
          </table:table-cell>
          <table:table-cell table:formula="of:=LEFT([.I16];[.J16]-1)" office:value-type="string" office:string-value="LimitLimitedPriorityHashList" calcext:value-type="string">
            <text:p>LimitLimitedPriorityHashList</text:p>
          </table:table-cell>
          <table:table-cell table:formula="of:=RIGHT([.I16];LEN([.I16])-[.J16]-4)" office:value-type="string" office:string-value="NoLimitRemove10k" calcext:value-type="string">
            <text:p>NoLimitRemove10k</text:p>
          </table:table-cell>
          <table:table-cell table:formula="of:=IF(RIGHT([.$K16];LEN([.M$1]))=[.M$1];[.M$1];&quot;&quot;)">
            <text:p/>
          </table:table-cell>
          <table:table-cell table:formula="of:=IF([.O16]=&quot;&quot;;IF(RIGHT([.$K16];LEN([.N$1]))=[.N$1];[.N$1];&quot;&quot;);&quot;&quot;)">
            <text:p/>
          </table:table-cell>
          <table:table-cell table:formula="of:=IF(RIGHT([.$K16];LEN([.O$1]))=[.O$1];[.O$1];&quot;&quot;)">
            <text:p/>
          </table:table-cell>
          <table:table-cell table:formula="of:=IF(RIGHT([.$K16];LEN([.P$1]))=[.P$1];[.P$1];&quot;&quot;)">
            <text:p/>
          </table:table-cell>
          <table:table-cell table:formula="of:=IF(RIGHT([.$K16];LEN([.Q$1]))=[.Q$1];[.Q$1];&quot;&quot;)">
            <text:p/>
          </table:table-cell>
          <table:table-cell table:formula="of:=IF(RIGHT([.$K16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16:.R16])" office:value-type="string" office:string-value="LimitedPriorityHashList" calcext:value-type="string">
            <text:p>LimitedPriorityHashList</text:p>
          </table:table-cell>
          <table:table-cell table:formula="of:=LEFT([.K16];LEN([.K16])-LEN([.S16]))" office:value-type="string" office:string-value="Limit" calcext:value-type="string">
            <text:p>Limit</text:p>
          </table:table-cell>
          <table:table-cell table:formula="of:=IF([.$T16]=&quot;&quot;;IF(ISERROR(FIND([.U$1];[.$S16]));&quot;-&quot;;&quot;+&quot;);IF([.$S16]=&quot;Default&quot;;&quot;-&quot;;IF(ISERROR(FIND([.U$1];[.$T16]));&quot;-&quot;;&quot;+&quot;)))" office:value-type="string" office:string-value="-" calcext:value-type="string">
            <text:p>-</text:p>
          </table:table-cell>
          <table:table-cell table:formula="of:=IF([.$T16]=&quot;&quot;;IF(ISERROR(FIND([.V$1];[.$S16]));&quot;-&quot;;&quot;+&quot;);IF([.$S16]=&quot;Default&quot;;&quot;-&quot;;IF(ISERROR(FIND([.V$1];[.$T16]));&quot;-&quot;;&quot;+&quot;)))" office:value-type="string" office:string-value="+" calcext:value-type="string">
            <text:p>+</text:p>
          </table:table-cell>
          <table:table-cell table:formula="of:=IF(AND([.V16]=&quot;+&quot;;NOT(ISERROR(FIND(&quot;NoLimit&quot;;[.L16]))));&quot;x&quot;;[.V16])" office:value-type="string" office:string-value="x" calcext:value-type="string">
            <text:p>x</text:p>
          </table:table-cell>
          <table:table-cell table:formula="of:=IF([.$T16]=&quot;&quot;;IF(ISERROR(FIND([.X$1];[.$S16]));&quot;-&quot;;&quot;+&quot;);IF([.$S16]=&quot;Default&quot;;&quot;-&quot;;IF(ISERROR(FIND([.X$1];[.$T16]));&quot;-&quot;;&quot;+&quot;)))" office:value-type="string" office:string-value="-" calcext:value-type="string">
            <text:p>-</text:p>
          </table:table-cell>
          <table:table-cell table:formula="of:=IF(ISERROR(FIND([.Y$1];[.$S16]));&quot;-&quot;;&quot;+&quot;)" office:value-type="string" office:string-value="+" calcext:value-type="string">
            <text:p>+</text:p>
          </table:table-cell>
          <table:table-cell table:formula="of:=IF([.W16]=&quot;x&quot;;RIGHT([.L16];LEN([.L16])-7);[.L16])" office:value-type="string" office:string-value="Remove10k" calcext:value-type="string">
            <text:p>Remove10k</text:p>
          </table:table-cell>
          <table:table-cell table:formula="of:=[.C16]" office:value-type="float" office:value="136346" calcext:value-type="float">
            <text:p>136346</text:p>
          </table:table-cell>
          <table:table-cell table:formula="of:=[.E16]" office:value-type="float" office:value="1" calcext:value-type="float">
            <text:p>1</text:p>
          </table:table-cell>
          <table:table-cell table:formula="of:=[.G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LimitedPriorityHashListQueueRemove10k-12</text:p>
          </table:table-cell>
          <table:table-cell office:value-type="float" office:value="13906" calcext:value-type="float">
            <text:p>13906</text:p>
          </table:table-cell>
          <table:table-cell office:value-type="float" office:value="84799" calcext:value-type="float">
            <text:p>84799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17];10;LEN([.A17])-12)" office:value-type="string" office:string-value="LimitLimitedPriorityHashListQueueRemove10k" calcext:value-type="string">
            <text:p>LimitLimitedPriorityHashListQueueRemove10k</text:p>
          </table:table-cell>
          <table:table-cell table:formula="of:=FIND(&quot;Queue&quot;;[.I17])" office:value-type="float" office:value="29" calcext:value-type="float">
            <text:p>29</text:p>
          </table:table-cell>
          <table:table-cell table:formula="of:=LEFT([.I17];[.J17]-1)" office:value-type="string" office:string-value="LimitLimitedPriorityHashList" calcext:value-type="string">
            <text:p>LimitLimitedPriorityHashList</text:p>
          </table:table-cell>
          <table:table-cell table:formula="of:=RIGHT([.I17];LEN([.I17])-[.J17]-4)" office:value-type="string" office:string-value="Remove10k" calcext:value-type="string">
            <text:p>Remove10k</text:p>
          </table:table-cell>
          <table:table-cell table:formula="of:=IF(RIGHT([.$K17];LEN([.M$1]))=[.M$1];[.M$1];&quot;&quot;)">
            <text:p/>
          </table:table-cell>
          <table:table-cell table:formula="of:=IF([.O17]=&quot;&quot;;IF(RIGHT([.$K17];LEN([.N$1]))=[.N$1];[.N$1];&quot;&quot;);&quot;&quot;)">
            <text:p/>
          </table:table-cell>
          <table:table-cell table:formula="of:=IF(RIGHT([.$K17];LEN([.O$1]))=[.O$1];[.O$1];&quot;&quot;)">
            <text:p/>
          </table:table-cell>
          <table:table-cell table:formula="of:=IF(RIGHT([.$K17];LEN([.P$1]))=[.P$1];[.P$1];&quot;&quot;)">
            <text:p/>
          </table:table-cell>
          <table:table-cell table:formula="of:=IF(RIGHT([.$K17];LEN([.Q$1]))=[.Q$1];[.Q$1];&quot;&quot;)">
            <text:p/>
          </table:table-cell>
          <table:table-cell table:formula="of:=IF(RIGHT([.$K17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17:.R17])" office:value-type="string" office:string-value="LimitedPriorityHashList" calcext:value-type="string">
            <text:p>LimitedPriorityHashList</text:p>
          </table:table-cell>
          <table:table-cell table:formula="of:=LEFT([.K17];LEN([.K17])-LEN([.S17]))" office:value-type="string" office:string-value="Limit" calcext:value-type="string">
            <text:p>Limit</text:p>
          </table:table-cell>
          <table:table-cell table:formula="of:=IF([.$T17]=&quot;&quot;;IF(ISERROR(FIND([.U$1];[.$S17]));&quot;-&quot;;&quot;+&quot;);IF([.$S17]=&quot;Default&quot;;&quot;-&quot;;IF(ISERROR(FIND([.U$1];[.$T17]));&quot;-&quot;;&quot;+&quot;)))" office:value-type="string" office:string-value="-" calcext:value-type="string">
            <text:p>-</text:p>
          </table:table-cell>
          <table:table-cell table:formula="of:=IF([.$T17]=&quot;&quot;;IF(ISERROR(FIND([.V$1];[.$S17]));&quot;-&quot;;&quot;+&quot;);IF([.$S17]=&quot;Default&quot;;&quot;-&quot;;IF(ISERROR(FIND([.V$1];[.$T17]));&quot;-&quot;;&quot;+&quot;)))" office:value-type="string" office:string-value="+" calcext:value-type="string">
            <text:p>+</text:p>
          </table:table-cell>
          <table:table-cell table:formula="of:=IF(AND([.V17]=&quot;+&quot;;NOT(ISERROR(FIND(&quot;NoLimit&quot;;[.L17]))));&quot;x&quot;;[.V17])" office:value-type="string" office:string-value="+" calcext:value-type="string">
            <text:p>+</text:p>
          </table:table-cell>
          <table:table-cell table:formula="of:=IF([.$T17]=&quot;&quot;;IF(ISERROR(FIND([.X$1];[.$S17]));&quot;-&quot;;&quot;+&quot;);IF([.$S17]=&quot;Default&quot;;&quot;-&quot;;IF(ISERROR(FIND([.X$1];[.$T17]));&quot;-&quot;;&quot;+&quot;)))" office:value-type="string" office:string-value="-" calcext:value-type="string">
            <text:p>-</text:p>
          </table:table-cell>
          <table:table-cell table:formula="of:=IF(ISERROR(FIND([.Y$1];[.$S17]));&quot;-&quot;;&quot;+&quot;)" office:value-type="string" office:string-value="+" calcext:value-type="string">
            <text:p>+</text:p>
          </table:table-cell>
          <table:table-cell table:formula="of:=IF([.W17]=&quot;x&quot;;RIGHT([.L17];LEN([.L17])-7);[.L17])" office:value-type="string" office:string-value="Remove10k" calcext:value-type="string">
            <text:p>Remove10k</text:p>
          </table:table-cell>
          <table:table-cell table:formula="of:=[.C17]" office:value-type="float" office:value="84799" calcext:value-type="float">
            <text:p>84799</text:p>
          </table:table-cell>
          <table:table-cell table:formula="of:=[.E17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PriorityLimitedPriorityHashListQueueNoLimitRemove10k-12</text:p>
          </table:table-cell>
          <table:table-cell office:value-type="float" office:value="9519" calcext:value-type="float">
            <text:p>9519</text:p>
          </table:table-cell>
          <table:table-cell office:value-type="float" office:value="139588" calcext:value-type="float">
            <text:p>139588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18];10;LEN([.A18])-12)" office:value-type="string" office:string-value="LimitPriorityLimitedPriorityHashListQueueNoLimitRemove10k" calcext:value-type="string">
            <text:p>LimitPriorityLimitedPriorityHashListQueueNoLimitRemove10k</text:p>
          </table:table-cell>
          <table:table-cell table:formula="of:=FIND(&quot;Queue&quot;;[.I18])" office:value-type="float" office:value="37" calcext:value-type="float">
            <text:p>37</text:p>
          </table:table-cell>
          <table:table-cell table:formula="of:=LEFT([.I18];[.J18]-1)" office:value-type="string" office:string-value="LimitPriorityLimitedPriorityHashList" calcext:value-type="string">
            <text:p>LimitPriorityLimitedPriorityHashList</text:p>
          </table:table-cell>
          <table:table-cell table:formula="of:=RIGHT([.I18];LEN([.I18])-[.J18]-4)" office:value-type="string" office:string-value="NoLimitRemove10k" calcext:value-type="string">
            <text:p>NoLimitRemove10k</text:p>
          </table:table-cell>
          <table:table-cell table:formula="of:=IF(RIGHT([.$K18];LEN([.M$1]))=[.M$1];[.M$1];&quot;&quot;)">
            <text:p/>
          </table:table-cell>
          <table:table-cell table:formula="of:=IF([.O18]=&quot;&quot;;IF(RIGHT([.$K18];LEN([.N$1]))=[.N$1];[.N$1];&quot;&quot;);&quot;&quot;)">
            <text:p/>
          </table:table-cell>
          <table:table-cell table:formula="of:=IF(RIGHT([.$K18];LEN([.O$1]))=[.O$1];[.O$1];&quot;&quot;)">
            <text:p/>
          </table:table-cell>
          <table:table-cell table:formula="of:=IF(RIGHT([.$K18];LEN([.P$1]))=[.P$1];[.P$1];&quot;&quot;)">
            <text:p/>
          </table:table-cell>
          <table:table-cell table:formula="of:=IF(RIGHT([.$K18];LEN([.Q$1]))=[.Q$1];[.Q$1];&quot;&quot;)">
            <text:p/>
          </table:table-cell>
          <table:table-cell table:formula="of:=IF(RIGHT([.$K18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18:.R18])" office:value-type="string" office:string-value="LimitedPriorityHashList" calcext:value-type="string">
            <text:p>LimitedPriorityHashList</text:p>
          </table:table-cell>
          <table:table-cell table:formula="of:=LEFT([.K18];LEN([.K18])-LEN([.S18]))" office:value-type="string" office:string-value="LimitPriority" calcext:value-type="string">
            <text:p>LimitPriority</text:p>
          </table:table-cell>
          <table:table-cell table:formula="of:=IF([.$T18]=&quot;&quot;;IF(ISERROR(FIND([.U$1];[.$S18]));&quot;-&quot;;&quot;+&quot;);IF([.$S18]=&quot;Default&quot;;&quot;-&quot;;IF(ISERROR(FIND([.U$1];[.$T18]));&quot;-&quot;;&quot;+&quot;)))" office:value-type="string" office:string-value="+" calcext:value-type="string">
            <text:p>+</text:p>
          </table:table-cell>
          <table:table-cell table:formula="of:=IF([.$T18]=&quot;&quot;;IF(ISERROR(FIND([.V$1];[.$S18]));&quot;-&quot;;&quot;+&quot;);IF([.$S18]=&quot;Default&quot;;&quot;-&quot;;IF(ISERROR(FIND([.V$1];[.$T18]));&quot;-&quot;;&quot;+&quot;)))" office:value-type="string" office:string-value="+" calcext:value-type="string">
            <text:p>+</text:p>
          </table:table-cell>
          <table:table-cell table:formula="of:=IF(AND([.V18]=&quot;+&quot;;NOT(ISERROR(FIND(&quot;NoLimit&quot;;[.L18]))));&quot;x&quot;;[.V18])" office:value-type="string" office:string-value="x" calcext:value-type="string">
            <text:p>x</text:p>
          </table:table-cell>
          <table:table-cell table:formula="of:=IF([.$T18]=&quot;&quot;;IF(ISERROR(FIND([.X$1];[.$S18]));&quot;-&quot;;&quot;+&quot;);IF([.$S18]=&quot;Default&quot;;&quot;-&quot;;IF(ISERROR(FIND([.X$1];[.$T18]));&quot;-&quot;;&quot;+&quot;)))" office:value-type="string" office:string-value="-" calcext:value-type="string">
            <text:p>-</text:p>
          </table:table-cell>
          <table:table-cell table:formula="of:=IF(ISERROR(FIND([.Y$1];[.$S18]));&quot;-&quot;;&quot;+&quot;)" office:value-type="string" office:string-value="+" calcext:value-type="string">
            <text:p>+</text:p>
          </table:table-cell>
          <table:table-cell table:formula="of:=IF([.W18]=&quot;x&quot;;RIGHT([.L18];LEN([.L18])-7);[.L18])" office:value-type="string" office:string-value="Remove10k" calcext:value-type="string">
            <text:p>Remove10k</text:p>
          </table:table-cell>
          <table:table-cell table:formula="of:=[.C18]" office:value-type="float" office:value="139588" calcext:value-type="float">
            <text:p>139588</text:p>
          </table:table-cell>
          <table:table-cell table:formula="of:=[.E18]" office:value-type="float" office:value="1" calcext:value-type="float">
            <text:p>1</text:p>
          </table:table-cell>
          <table:table-cell table:formula="of:=[.G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PriorityLimitedPriorityHashListQueueRemove10k-12</text:p>
          </table:table-cell>
          <table:table-cell office:value-type="float" office:value="14726" calcext:value-type="float">
            <text:p>14726</text:p>
          </table:table-cell>
          <table:table-cell office:value-type="float" office:value="79013" calcext:value-type="float">
            <text:p>79013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19];10;LEN([.A19])-12)" office:value-type="string" office:string-value="LimitPriorityLimitedPriorityHashListQueueRemove10k" calcext:value-type="string">
            <text:p>LimitPriorityLimitedPriorityHashListQueueRemove10k</text:p>
          </table:table-cell>
          <table:table-cell table:formula="of:=FIND(&quot;Queue&quot;;[.I19])" office:value-type="float" office:value="37" calcext:value-type="float">
            <text:p>37</text:p>
          </table:table-cell>
          <table:table-cell table:formula="of:=LEFT([.I19];[.J19]-1)" office:value-type="string" office:string-value="LimitPriorityLimitedPriorityHashList" calcext:value-type="string">
            <text:p>LimitPriorityLimitedPriorityHashList</text:p>
          </table:table-cell>
          <table:table-cell table:formula="of:=RIGHT([.I19];LEN([.I19])-[.J19]-4)" office:value-type="string" office:string-value="Remove10k" calcext:value-type="string">
            <text:p>Remove10k</text:p>
          </table:table-cell>
          <table:table-cell table:formula="of:=IF(RIGHT([.$K19];LEN([.M$1]))=[.M$1];[.M$1];&quot;&quot;)">
            <text:p/>
          </table:table-cell>
          <table:table-cell table:formula="of:=IF([.O19]=&quot;&quot;;IF(RIGHT([.$K19];LEN([.N$1]))=[.N$1];[.N$1];&quot;&quot;);&quot;&quot;)">
            <text:p/>
          </table:table-cell>
          <table:table-cell table:formula="of:=IF(RIGHT([.$K19];LEN([.O$1]))=[.O$1];[.O$1];&quot;&quot;)">
            <text:p/>
          </table:table-cell>
          <table:table-cell table:formula="of:=IF(RIGHT([.$K19];LEN([.P$1]))=[.P$1];[.P$1];&quot;&quot;)">
            <text:p/>
          </table:table-cell>
          <table:table-cell table:formula="of:=IF(RIGHT([.$K19];LEN([.Q$1]))=[.Q$1];[.Q$1];&quot;&quot;)">
            <text:p/>
          </table:table-cell>
          <table:table-cell table:formula="of:=IF(RIGHT([.$K19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19:.R19])" office:value-type="string" office:string-value="LimitedPriorityHashList" calcext:value-type="string">
            <text:p>LimitedPriorityHashList</text:p>
          </table:table-cell>
          <table:table-cell table:formula="of:=LEFT([.K19];LEN([.K19])-LEN([.S19]))" office:value-type="string" office:string-value="LimitPriority" calcext:value-type="string">
            <text:p>LimitPriority</text:p>
          </table:table-cell>
          <table:table-cell table:formula="of:=IF([.$T19]=&quot;&quot;;IF(ISERROR(FIND([.U$1];[.$S19]));&quot;-&quot;;&quot;+&quot;);IF([.$S19]=&quot;Default&quot;;&quot;-&quot;;IF(ISERROR(FIND([.U$1];[.$T19]));&quot;-&quot;;&quot;+&quot;)))" office:value-type="string" office:string-value="+" calcext:value-type="string">
            <text:p>+</text:p>
          </table:table-cell>
          <table:table-cell table:formula="of:=IF([.$T19]=&quot;&quot;;IF(ISERROR(FIND([.V$1];[.$S19]));&quot;-&quot;;&quot;+&quot;);IF([.$S19]=&quot;Default&quot;;&quot;-&quot;;IF(ISERROR(FIND([.V$1];[.$T19]));&quot;-&quot;;&quot;+&quot;)))" office:value-type="string" office:string-value="+" calcext:value-type="string">
            <text:p>+</text:p>
          </table:table-cell>
          <table:table-cell table:formula="of:=IF(AND([.V19]=&quot;+&quot;;NOT(ISERROR(FIND(&quot;NoLimit&quot;;[.L19]))));&quot;x&quot;;[.V19])" office:value-type="string" office:string-value="+" calcext:value-type="string">
            <text:p>+</text:p>
          </table:table-cell>
          <table:table-cell table:formula="of:=IF([.$T19]=&quot;&quot;;IF(ISERROR(FIND([.X$1];[.$S19]));&quot;-&quot;;&quot;+&quot;);IF([.$S19]=&quot;Default&quot;;&quot;-&quot;;IF(ISERROR(FIND([.X$1];[.$T19]));&quot;-&quot;;&quot;+&quot;)))" office:value-type="string" office:string-value="-" calcext:value-type="string">
            <text:p>-</text:p>
          </table:table-cell>
          <table:table-cell table:formula="of:=IF(ISERROR(FIND([.Y$1];[.$S19]));&quot;-&quot;;&quot;+&quot;)" office:value-type="string" office:string-value="+" calcext:value-type="string">
            <text:p>+</text:p>
          </table:table-cell>
          <table:table-cell table:formula="of:=IF([.W19]=&quot;x&quot;;RIGHT([.L19];LEN([.L19])-7);[.L19])" office:value-type="string" office:string-value="Remove10k" calcext:value-type="string">
            <text:p>Remove10k</text:p>
          </table:table-cell>
          <table:table-cell table:formula="of:=[.C19]" office:value-type="float" office:value="79013" calcext:value-type="float">
            <text:p>79013</text:p>
          </table:table-cell>
          <table:table-cell table:formula="of:=[.E19]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HashLimitedPriorityHashListQueueRemove10k-12</text:p>
          </table:table-cell>
          <table:table-cell office:value-type="float" office:value="1147" calcext:value-type="float">
            <text:p>1147</text:p>
          </table:table-cell>
          <table:table-cell office:value-type="float" office:value="975974" calcext:value-type="float">
            <text:p>975974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20];10;LEN([.A20])-12)" office:value-type="string" office:string-value="HashLimitedPriorityHashListQueueRemove10k" calcext:value-type="string">
            <text:p>HashLimitedPriorityHashListQueueRemove10k</text:p>
          </table:table-cell>
          <table:table-cell table:formula="of:=FIND(&quot;Queue&quot;;[.I20])" office:value-type="float" office:value="28" calcext:value-type="float">
            <text:p>28</text:p>
          </table:table-cell>
          <table:table-cell table:formula="of:=LEFT([.I20];[.J20]-1)" office:value-type="string" office:string-value="HashLimitedPriorityHashList" calcext:value-type="string">
            <text:p>HashLimitedPriorityHashList</text:p>
          </table:table-cell>
          <table:table-cell table:formula="of:=RIGHT([.I20];LEN([.I20])-[.J20]-4)" office:value-type="string" office:string-value="Remove10k" calcext:value-type="string">
            <text:p>Remove10k</text:p>
          </table:table-cell>
          <table:table-cell table:formula="of:=IF(RIGHT([.$K20];LEN([.M$1]))=[.M$1];[.M$1];&quot;&quot;)">
            <text:p/>
          </table:table-cell>
          <table:table-cell table:formula="of:=IF([.O20]=&quot;&quot;;IF(RIGHT([.$K20];LEN([.N$1]))=[.N$1];[.N$1];&quot;&quot;);&quot;&quot;)">
            <text:p/>
          </table:table-cell>
          <table:table-cell table:formula="of:=IF(RIGHT([.$K20];LEN([.O$1]))=[.O$1];[.O$1];&quot;&quot;)">
            <text:p/>
          </table:table-cell>
          <table:table-cell table:formula="of:=IF(RIGHT([.$K20];LEN([.P$1]))=[.P$1];[.P$1];&quot;&quot;)">
            <text:p/>
          </table:table-cell>
          <table:table-cell table:formula="of:=IF(RIGHT([.$K20];LEN([.Q$1]))=[.Q$1];[.Q$1];&quot;&quot;)">
            <text:p/>
          </table:table-cell>
          <table:table-cell table:formula="of:=IF(RIGHT([.$K20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0:.R20])" office:value-type="string" office:string-value="LimitedPriorityHashList" calcext:value-type="string">
            <text:p>LimitedPriorityHashList</text:p>
          </table:table-cell>
          <table:table-cell table:formula="of:=LEFT([.K20];LEN([.K20])-LEN([.S20]))" office:value-type="string" office:string-value="Hash" calcext:value-type="string">
            <text:p>Hash</text:p>
          </table:table-cell>
          <table:table-cell table:formula="of:=IF([.$T20]=&quot;&quot;;IF(ISERROR(FIND([.U$1];[.$S20]));&quot;-&quot;;&quot;+&quot;);IF([.$S20]=&quot;Default&quot;;&quot;-&quot;;IF(ISERROR(FIND([.U$1];[.$T20]));&quot;-&quot;;&quot;+&quot;)))" office:value-type="string" office:string-value="-" calcext:value-type="string">
            <text:p>-</text:p>
          </table:table-cell>
          <table:table-cell table:formula="of:=IF([.$T20]=&quot;&quot;;IF(ISERROR(FIND([.V$1];[.$S20]));&quot;-&quot;;&quot;+&quot;);IF([.$S20]=&quot;Default&quot;;&quot;-&quot;;IF(ISERROR(FIND([.V$1];[.$T20]));&quot;-&quot;;&quot;+&quot;)))" office:value-type="string" office:string-value="-" calcext:value-type="string">
            <text:p>-</text:p>
          </table:table-cell>
          <table:table-cell table:formula="of:=IF(AND([.V20]=&quot;+&quot;;NOT(ISERROR(FIND(&quot;NoLimit&quot;;[.L20]))));&quot;x&quot;;[.V20])" office:value-type="string" office:string-value="-" calcext:value-type="string">
            <text:p>-</text:p>
          </table:table-cell>
          <table:table-cell table:formula="of:=IF([.$T20]=&quot;&quot;;IF(ISERROR(FIND([.X$1];[.$S20]));&quot;-&quot;;&quot;+&quot;);IF([.$S20]=&quot;Default&quot;;&quot;-&quot;;IF(ISERROR(FIND([.X$1];[.$T20]));&quot;-&quot;;&quot;+&quot;)))" office:value-type="string" office:string-value="+" calcext:value-type="string">
            <text:p>+</text:p>
          </table:table-cell>
          <table:table-cell table:formula="of:=IF(ISERROR(FIND([.Y$1];[.$S20]));&quot;-&quot;;&quot;+&quot;)" office:value-type="string" office:string-value="+" calcext:value-type="string">
            <text:p>+</text:p>
          </table:table-cell>
          <table:table-cell table:formula="of:=IF([.W20]=&quot;x&quot;;RIGHT([.L20];LEN([.L20])-7);[.L20])" office:value-type="string" office:string-value="Remove10k" calcext:value-type="string">
            <text:p>Remove10k</text:p>
          </table:table-cell>
          <table:table-cell table:formula="of:=[.C20]" office:value-type="float" office:value="975974" calcext:value-type="float">
            <text:p>975974</text:p>
          </table:table-cell>
          <table:table-cell table:formula="of:=[.E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PriorityHashLimitedPriorityHashListQueueRemove10k-12</text:p>
          </table:table-cell>
          <table:table-cell office:value-type="float" office:value="1294" calcext:value-type="float">
            <text:p>1294</text:p>
          </table:table-cell>
          <table:table-cell office:value-type="float" office:value="1058188" calcext:value-type="float">
            <text:p>1058188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21];10;LEN([.A21])-12)" office:value-type="string" office:string-value="PriorityHashLimitedPriorityHashListQueueRemove10k" calcext:value-type="string">
            <text:p>PriorityHashLimitedPriorityHashListQueueRemove10k</text:p>
          </table:table-cell>
          <table:table-cell table:formula="of:=FIND(&quot;Queue&quot;;[.I21])" office:value-type="float" office:value="36" calcext:value-type="float">
            <text:p>36</text:p>
          </table:table-cell>
          <table:table-cell table:formula="of:=LEFT([.I21];[.J21]-1)" office:value-type="string" office:string-value="PriorityHashLimitedPriorityHashList" calcext:value-type="string">
            <text:p>PriorityHashLimitedPriorityHashList</text:p>
          </table:table-cell>
          <table:table-cell table:formula="of:=RIGHT([.I21];LEN([.I21])-[.J21]-4)" office:value-type="string" office:string-value="Remove10k" calcext:value-type="string">
            <text:p>Remove10k</text:p>
          </table:table-cell>
          <table:table-cell table:formula="of:=IF(RIGHT([.$K21];LEN([.M$1]))=[.M$1];[.M$1];&quot;&quot;)">
            <text:p/>
          </table:table-cell>
          <table:table-cell table:formula="of:=IF([.O21]=&quot;&quot;;IF(RIGHT([.$K21];LEN([.N$1]))=[.N$1];[.N$1];&quot;&quot;);&quot;&quot;)">
            <text:p/>
          </table:table-cell>
          <table:table-cell table:formula="of:=IF(RIGHT([.$K21];LEN([.O$1]))=[.O$1];[.O$1];&quot;&quot;)">
            <text:p/>
          </table:table-cell>
          <table:table-cell table:formula="of:=IF(RIGHT([.$K21];LEN([.P$1]))=[.P$1];[.P$1];&quot;&quot;)">
            <text:p/>
          </table:table-cell>
          <table:table-cell table:formula="of:=IF(RIGHT([.$K21];LEN([.Q$1]))=[.Q$1];[.Q$1];&quot;&quot;)">
            <text:p/>
          </table:table-cell>
          <table:table-cell table:formula="of:=IF(RIGHT([.$K21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1:.R21])" office:value-type="string" office:string-value="LimitedPriorityHashList" calcext:value-type="string">
            <text:p>LimitedPriorityHashList</text:p>
          </table:table-cell>
          <table:table-cell table:formula="of:=LEFT([.K21];LEN([.K21])-LEN([.S21]))" office:value-type="string" office:string-value="PriorityHash" calcext:value-type="string">
            <text:p>PriorityHash</text:p>
          </table:table-cell>
          <table:table-cell table:formula="of:=IF([.$T21]=&quot;&quot;;IF(ISERROR(FIND([.U$1];[.$S21]));&quot;-&quot;;&quot;+&quot;);IF([.$S21]=&quot;Default&quot;;&quot;-&quot;;IF(ISERROR(FIND([.U$1];[.$T21]));&quot;-&quot;;&quot;+&quot;)))" office:value-type="string" office:string-value="+" calcext:value-type="string">
            <text:p>+</text:p>
          </table:table-cell>
          <table:table-cell table:formula="of:=IF([.$T21]=&quot;&quot;;IF(ISERROR(FIND([.V$1];[.$S21]));&quot;-&quot;;&quot;+&quot;);IF([.$S21]=&quot;Default&quot;;&quot;-&quot;;IF(ISERROR(FIND([.V$1];[.$T21]));&quot;-&quot;;&quot;+&quot;)))" office:value-type="string" office:string-value="-" calcext:value-type="string">
            <text:p>-</text:p>
          </table:table-cell>
          <table:table-cell table:formula="of:=IF(AND([.V21]=&quot;+&quot;;NOT(ISERROR(FIND(&quot;NoLimit&quot;;[.L21]))));&quot;x&quot;;[.V21])" office:value-type="string" office:string-value="-" calcext:value-type="string">
            <text:p>-</text:p>
          </table:table-cell>
          <table:table-cell table:formula="of:=IF([.$T21]=&quot;&quot;;IF(ISERROR(FIND([.X$1];[.$S21]));&quot;-&quot;;&quot;+&quot;);IF([.$S21]=&quot;Default&quot;;&quot;-&quot;;IF(ISERROR(FIND([.X$1];[.$T21]));&quot;-&quot;;&quot;+&quot;)))" office:value-type="string" office:string-value="+" calcext:value-type="string">
            <text:p>+</text:p>
          </table:table-cell>
          <table:table-cell table:formula="of:=IF(ISERROR(FIND([.Y$1];[.$S21]));&quot;-&quot;;&quot;+&quot;)" office:value-type="string" office:string-value="+" calcext:value-type="string">
            <text:p>+</text:p>
          </table:table-cell>
          <table:table-cell table:formula="of:=IF([.W21]=&quot;x&quot;;RIGHT([.L21];LEN([.L21])-7);[.L21])" office:value-type="string" office:string-value="Remove10k" calcext:value-type="string">
            <text:p>Remove10k</text:p>
          </table:table-cell>
          <table:table-cell table:formula="of:=[.C21]" office:value-type="float" office:value="1058188" calcext:value-type="float">
            <text:p>1058188</text:p>
          </table:table-cell>
          <table:table-cell table:formula="of:=[.E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HashLimitedPriorityHashListQueueNoLimitRemove10k-12</text:p>
          </table:table-cell>
          <table:table-cell office:value-type="float" office:value="1296" calcext:value-type="float">
            <text:p>1296</text:p>
          </table:table-cell>
          <table:table-cell office:value-type="float" office:value="1030217" calcext:value-type="float">
            <text:p>1030217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22];10;LEN([.A22])-12)" office:value-type="string" office:string-value="LimitHashLimitedPriorityHashListQueueNoLimitRemove10k" calcext:value-type="string">
            <text:p>LimitHashLimitedPriorityHashListQueueNoLimitRemove10k</text:p>
          </table:table-cell>
          <table:table-cell table:formula="of:=FIND(&quot;Queue&quot;;[.I22])" office:value-type="float" office:value="33" calcext:value-type="float">
            <text:p>33</text:p>
          </table:table-cell>
          <table:table-cell table:formula="of:=LEFT([.I22];[.J22]-1)" office:value-type="string" office:string-value="LimitHashLimitedPriorityHashList" calcext:value-type="string">
            <text:p>LimitHashLimitedPriorityHashList</text:p>
          </table:table-cell>
          <table:table-cell table:formula="of:=RIGHT([.I22];LEN([.I22])-[.J22]-4)" office:value-type="string" office:string-value="NoLimitRemove10k" calcext:value-type="string">
            <text:p>NoLimitRemove10k</text:p>
          </table:table-cell>
          <table:table-cell table:formula="of:=IF(RIGHT([.$K22];LEN([.M$1]))=[.M$1];[.M$1];&quot;&quot;)">
            <text:p/>
          </table:table-cell>
          <table:table-cell table:formula="of:=IF([.O22]=&quot;&quot;;IF(RIGHT([.$K22];LEN([.N$1]))=[.N$1];[.N$1];&quot;&quot;);&quot;&quot;)">
            <text:p/>
          </table:table-cell>
          <table:table-cell table:formula="of:=IF(RIGHT([.$K22];LEN([.O$1]))=[.O$1];[.O$1];&quot;&quot;)">
            <text:p/>
          </table:table-cell>
          <table:table-cell table:formula="of:=IF(RIGHT([.$K22];LEN([.P$1]))=[.P$1];[.P$1];&quot;&quot;)">
            <text:p/>
          </table:table-cell>
          <table:table-cell table:formula="of:=IF(RIGHT([.$K22];LEN([.Q$1]))=[.Q$1];[.Q$1];&quot;&quot;)">
            <text:p/>
          </table:table-cell>
          <table:table-cell table:formula="of:=IF(RIGHT([.$K22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2:.R22])" office:value-type="string" office:string-value="LimitedPriorityHashList" calcext:value-type="string">
            <text:p>LimitedPriorityHashList</text:p>
          </table:table-cell>
          <table:table-cell table:formula="of:=LEFT([.K22];LEN([.K22])-LEN([.S22]))" office:value-type="string" office:string-value="LimitHash" calcext:value-type="string">
            <text:p>LimitHash</text:p>
          </table:table-cell>
          <table:table-cell table:formula="of:=IF([.$T22]=&quot;&quot;;IF(ISERROR(FIND([.U$1];[.$S22]));&quot;-&quot;;&quot;+&quot;);IF([.$S22]=&quot;Default&quot;;&quot;-&quot;;IF(ISERROR(FIND([.U$1];[.$T22]));&quot;-&quot;;&quot;+&quot;)))" office:value-type="string" office:string-value="-" calcext:value-type="string">
            <text:p>-</text:p>
          </table:table-cell>
          <table:table-cell table:formula="of:=IF([.$T22]=&quot;&quot;;IF(ISERROR(FIND([.V$1];[.$S22]));&quot;-&quot;;&quot;+&quot;);IF([.$S22]=&quot;Default&quot;;&quot;-&quot;;IF(ISERROR(FIND([.V$1];[.$T22]));&quot;-&quot;;&quot;+&quot;)))" office:value-type="string" office:string-value="+" calcext:value-type="string">
            <text:p>+</text:p>
          </table:table-cell>
          <table:table-cell table:formula="of:=IF(AND([.V22]=&quot;+&quot;;NOT(ISERROR(FIND(&quot;NoLimit&quot;;[.L22]))));&quot;x&quot;;[.V22])" office:value-type="string" office:string-value="x" calcext:value-type="string">
            <text:p>x</text:p>
          </table:table-cell>
          <table:table-cell table:formula="of:=IF([.$T22]=&quot;&quot;;IF(ISERROR(FIND([.X$1];[.$S22]));&quot;-&quot;;&quot;+&quot;);IF([.$S22]=&quot;Default&quot;;&quot;-&quot;;IF(ISERROR(FIND([.X$1];[.$T22]));&quot;-&quot;;&quot;+&quot;)))" office:value-type="string" office:string-value="+" calcext:value-type="string">
            <text:p>+</text:p>
          </table:table-cell>
          <table:table-cell table:formula="of:=IF(ISERROR(FIND([.Y$1];[.$S22]));&quot;-&quot;;&quot;+&quot;)" office:value-type="string" office:string-value="+" calcext:value-type="string">
            <text:p>+</text:p>
          </table:table-cell>
          <table:table-cell table:formula="of:=IF([.W22]=&quot;x&quot;;RIGHT([.L22];LEN([.L22])-7);[.L22])" office:value-type="string" office:string-value="Remove10k" calcext:value-type="string">
            <text:p>Remove10k</text:p>
          </table:table-cell>
          <table:table-cell table:formula="of:=[.C22]" office:value-type="float" office:value="1030217" calcext:value-type="float">
            <text:p>1030217</text:p>
          </table:table-cell>
          <table:table-cell table:formula="of:=[.E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HashLimitedPriorityHashListQueueRemove10k-12</text:p>
          </table:table-cell>
          <table:table-cell office:value-type="float" office:value="1087" calcext:value-type="float">
            <text:p>1087</text:p>
          </table:table-cell>
          <table:table-cell office:value-type="float" office:value="1175999" calcext:value-type="float">
            <text:p>1175999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23];10;LEN([.A23])-12)" office:value-type="string" office:string-value="LimitHashLimitedPriorityHashListQueueRemove10k" calcext:value-type="string">
            <text:p>LimitHashLimitedPriorityHashListQueueRemove10k</text:p>
          </table:table-cell>
          <table:table-cell table:formula="of:=FIND(&quot;Queue&quot;;[.I23])" office:value-type="float" office:value="33" calcext:value-type="float">
            <text:p>33</text:p>
          </table:table-cell>
          <table:table-cell table:formula="of:=LEFT([.I23];[.J23]-1)" office:value-type="string" office:string-value="LimitHashLimitedPriorityHashList" calcext:value-type="string">
            <text:p>LimitHashLimitedPriorityHashList</text:p>
          </table:table-cell>
          <table:table-cell table:formula="of:=RIGHT([.I23];LEN([.I23])-[.J23]-4)" office:value-type="string" office:string-value="Remove10k" calcext:value-type="string">
            <text:p>Remove10k</text:p>
          </table:table-cell>
          <table:table-cell table:formula="of:=IF(RIGHT([.$K23];LEN([.M$1]))=[.M$1];[.M$1];&quot;&quot;)">
            <text:p/>
          </table:table-cell>
          <table:table-cell table:formula="of:=IF([.O23]=&quot;&quot;;IF(RIGHT([.$K23];LEN([.N$1]))=[.N$1];[.N$1];&quot;&quot;);&quot;&quot;)">
            <text:p/>
          </table:table-cell>
          <table:table-cell table:formula="of:=IF(RIGHT([.$K23];LEN([.O$1]))=[.O$1];[.O$1];&quot;&quot;)">
            <text:p/>
          </table:table-cell>
          <table:table-cell table:formula="of:=IF(RIGHT([.$K23];LEN([.P$1]))=[.P$1];[.P$1];&quot;&quot;)">
            <text:p/>
          </table:table-cell>
          <table:table-cell table:formula="of:=IF(RIGHT([.$K23];LEN([.Q$1]))=[.Q$1];[.Q$1];&quot;&quot;)">
            <text:p/>
          </table:table-cell>
          <table:table-cell table:formula="of:=IF(RIGHT([.$K23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3:.R23])" office:value-type="string" office:string-value="LimitedPriorityHashList" calcext:value-type="string">
            <text:p>LimitedPriorityHashList</text:p>
          </table:table-cell>
          <table:table-cell table:formula="of:=LEFT([.K23];LEN([.K23])-LEN([.S23]))" office:value-type="string" office:string-value="LimitHash" calcext:value-type="string">
            <text:p>LimitHash</text:p>
          </table:table-cell>
          <table:table-cell table:formula="of:=IF([.$T23]=&quot;&quot;;IF(ISERROR(FIND([.U$1];[.$S23]));&quot;-&quot;;&quot;+&quot;);IF([.$S23]=&quot;Default&quot;;&quot;-&quot;;IF(ISERROR(FIND([.U$1];[.$T23]));&quot;-&quot;;&quot;+&quot;)))" office:value-type="string" office:string-value="-" calcext:value-type="string">
            <text:p>-</text:p>
          </table:table-cell>
          <table:table-cell table:formula="of:=IF([.$T23]=&quot;&quot;;IF(ISERROR(FIND([.V$1];[.$S23]));&quot;-&quot;;&quot;+&quot;);IF([.$S23]=&quot;Default&quot;;&quot;-&quot;;IF(ISERROR(FIND([.V$1];[.$T23]));&quot;-&quot;;&quot;+&quot;)))" office:value-type="string" office:string-value="+" calcext:value-type="string">
            <text:p>+</text:p>
          </table:table-cell>
          <table:table-cell table:formula="of:=IF(AND([.V23]=&quot;+&quot;;NOT(ISERROR(FIND(&quot;NoLimit&quot;;[.L23]))));&quot;x&quot;;[.V23])" office:value-type="string" office:string-value="+" calcext:value-type="string">
            <text:p>+</text:p>
          </table:table-cell>
          <table:table-cell table:formula="of:=IF([.$T23]=&quot;&quot;;IF(ISERROR(FIND([.X$1];[.$S23]));&quot;-&quot;;&quot;+&quot;);IF([.$S23]=&quot;Default&quot;;&quot;-&quot;;IF(ISERROR(FIND([.X$1];[.$T23]));&quot;-&quot;;&quot;+&quot;)))" office:value-type="string" office:string-value="+" calcext:value-type="string">
            <text:p>+</text:p>
          </table:table-cell>
          <table:table-cell table:formula="of:=IF(ISERROR(FIND([.Y$1];[.$S23]));&quot;-&quot;;&quot;+&quot;)" office:value-type="string" office:string-value="+" calcext:value-type="string">
            <text:p>+</text:p>
          </table:table-cell>
          <table:table-cell table:formula="of:=IF([.W23]=&quot;x&quot;;RIGHT([.L23];LEN([.L23])-7);[.L23])" office:value-type="string" office:string-value="Remove10k" calcext:value-type="string">
            <text:p>Remove10k</text:p>
          </table:table-cell>
          <table:table-cell table:formula="of:=[.C23]" office:value-type="float" office:value="1175999" calcext:value-type="float">
            <text:p>1175999</text:p>
          </table:table-cell>
          <table:table-cell table:formula="of:=[.E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edPriorityHashListQueueNoLimitRemove10k-12</text:p>
          </table:table-cell>
          <table:table-cell office:value-type="float" office:value="1154" calcext:value-type="float">
            <text:p>1154</text:p>
          </table:table-cell>
          <table:table-cell office:value-type="float" office:value="1174696" calcext:value-type="float">
            <text:p>1174696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24];10;LEN([.A24])-12)" office:value-type="string" office:string-value="LimitedPriorityHashListQueueNoLimitRemove10k" calcext:value-type="string">
            <text:p>LimitedPriorityHashListQueueNoLimitRemove10k</text:p>
          </table:table-cell>
          <table:table-cell table:formula="of:=FIND(&quot;Queue&quot;;[.I24])" office:value-type="float" office:value="24" calcext:value-type="float">
            <text:p>24</text:p>
          </table:table-cell>
          <table:table-cell table:formula="of:=LEFT([.I24];[.J24]-1)" office:value-type="string" office:string-value="LimitedPriorityHashList" calcext:value-type="string">
            <text:p>LimitedPriorityHashList</text:p>
          </table:table-cell>
          <table:table-cell table:formula="of:=RIGHT([.I24];LEN([.I24])-[.J24]-4)" office:value-type="string" office:string-value="NoLimitRemove10k" calcext:value-type="string">
            <text:p>NoLimitRemove10k</text:p>
          </table:table-cell>
          <table:table-cell table:formula="of:=IF(RIGHT([.$K24];LEN([.M$1]))=[.M$1];[.M$1];&quot;&quot;)">
            <text:p/>
          </table:table-cell>
          <table:table-cell table:formula="of:=IF([.O24]=&quot;&quot;;IF(RIGHT([.$K24];LEN([.N$1]))=[.N$1];[.N$1];&quot;&quot;);&quot;&quot;)">
            <text:p/>
          </table:table-cell>
          <table:table-cell table:formula="of:=IF(RIGHT([.$K24];LEN([.O$1]))=[.O$1];[.O$1];&quot;&quot;)">
            <text:p/>
          </table:table-cell>
          <table:table-cell table:formula="of:=IF(RIGHT([.$K24];LEN([.P$1]))=[.P$1];[.P$1];&quot;&quot;)">
            <text:p/>
          </table:table-cell>
          <table:table-cell table:formula="of:=IF(RIGHT([.$K24];LEN([.Q$1]))=[.Q$1];[.Q$1];&quot;&quot;)">
            <text:p/>
          </table:table-cell>
          <table:table-cell table:formula="of:=IF(RIGHT([.$K24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4:.R24])" office:value-type="string" office:string-value="LimitedPriorityHashList" calcext:value-type="string">
            <text:p>LimitedPriorityHashList</text:p>
          </table:table-cell>
          <table:table-cell table:formula="of:=LEFT([.K24];LEN([.K24])-LEN([.S24]))">
            <text:p/>
          </table:table-cell>
          <table:table-cell table:formula="of:=IF([.$T24]=&quot;&quot;;IF(ISERROR(FIND([.U$1];[.$S24]));&quot;-&quot;;&quot;+&quot;);IF([.$S24]=&quot;Default&quot;;&quot;-&quot;;IF(ISERROR(FIND([.U$1];[.$T24]));&quot;-&quot;;&quot;+&quot;)))" office:value-type="string" office:string-value="+" calcext:value-type="string">
            <text:p>+</text:p>
          </table:table-cell>
          <table:table-cell table:formula="of:=IF([.$T24]=&quot;&quot;;IF(ISERROR(FIND([.V$1];[.$S24]));&quot;-&quot;;&quot;+&quot;);IF([.$S24]=&quot;Default&quot;;&quot;-&quot;;IF(ISERROR(FIND([.V$1];[.$T24]));&quot;-&quot;;&quot;+&quot;)))" office:value-type="string" office:string-value="+" calcext:value-type="string">
            <text:p>+</text:p>
          </table:table-cell>
          <table:table-cell table:formula="of:=IF(AND([.V24]=&quot;+&quot;;NOT(ISERROR(FIND(&quot;NoLimit&quot;;[.L24]))));&quot;x&quot;;[.V24])" office:value-type="string" office:string-value="x" calcext:value-type="string">
            <text:p>x</text:p>
          </table:table-cell>
          <table:table-cell table:formula="of:=IF([.$T24]=&quot;&quot;;IF(ISERROR(FIND([.X$1];[.$S24]));&quot;-&quot;;&quot;+&quot;);IF([.$S24]=&quot;Default&quot;;&quot;-&quot;;IF(ISERROR(FIND([.X$1];[.$T24]));&quot;-&quot;;&quot;+&quot;)))" office:value-type="string" office:string-value="+" calcext:value-type="string">
            <text:p>+</text:p>
          </table:table-cell>
          <table:table-cell table:formula="of:=IF(ISERROR(FIND([.Y$1];[.$S24]));&quot;-&quot;;&quot;+&quot;)" office:value-type="string" office:string-value="+" calcext:value-type="string">
            <text:p>+</text:p>
          </table:table-cell>
          <table:table-cell table:formula="of:=IF([.W24]=&quot;x&quot;;RIGHT([.L24];LEN([.L24])-7);[.L24])" office:value-type="string" office:string-value="Remove10k" calcext:value-type="string">
            <text:p>Remove10k</text:p>
          </table:table-cell>
          <table:table-cell table:formula="of:=[.C24]" office:value-type="float" office:value="1174696" calcext:value-type="float">
            <text:p>1174696</text:p>
          </table:table-cell>
          <table:table-cell table:formula="of:=[.E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edPriorityHashListQueueRemove10k-12</text:p>
          </table:table-cell>
          <table:table-cell office:value-type="float" office:value="1093" calcext:value-type="float">
            <text:p>1093</text:p>
          </table:table-cell>
          <table:table-cell office:value-type="float" office:value="1020644" calcext:value-type="float">
            <text:p>1020644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25];10;LEN([.A25])-12)" office:value-type="string" office:string-value="LimitedPriorityHashListQueueRemove10k" calcext:value-type="string">
            <text:p>LimitedPriorityHashListQueueRemove10k</text:p>
          </table:table-cell>
          <table:table-cell table:formula="of:=FIND(&quot;Queue&quot;;[.I25])" office:value-type="float" office:value="24" calcext:value-type="float">
            <text:p>24</text:p>
          </table:table-cell>
          <table:table-cell table:formula="of:=LEFT([.I25];[.J25]-1)" office:value-type="string" office:string-value="LimitedPriorityHashList" calcext:value-type="string">
            <text:p>LimitedPriorityHashList</text:p>
          </table:table-cell>
          <table:table-cell table:formula="of:=RIGHT([.I25];LEN([.I25])-[.J25]-4)" office:value-type="string" office:string-value="Remove10k" calcext:value-type="string">
            <text:p>Remove10k</text:p>
          </table:table-cell>
          <table:table-cell table:formula="of:=IF(RIGHT([.$K25];LEN([.M$1]))=[.M$1];[.M$1];&quot;&quot;)">
            <text:p/>
          </table:table-cell>
          <table:table-cell table:formula="of:=IF([.O25]=&quot;&quot;;IF(RIGHT([.$K25];LEN([.N$1]))=[.N$1];[.N$1];&quot;&quot;);&quot;&quot;)">
            <text:p/>
          </table:table-cell>
          <table:table-cell table:formula="of:=IF(RIGHT([.$K25];LEN([.O$1]))=[.O$1];[.O$1];&quot;&quot;)">
            <text:p/>
          </table:table-cell>
          <table:table-cell table:formula="of:=IF(RIGHT([.$K25];LEN([.P$1]))=[.P$1];[.P$1];&quot;&quot;)">
            <text:p/>
          </table:table-cell>
          <table:table-cell table:formula="of:=IF(RIGHT([.$K25];LEN([.Q$1]))=[.Q$1];[.Q$1];&quot;&quot;)">
            <text:p/>
          </table:table-cell>
          <table:table-cell table:formula="of:=IF(RIGHT([.$K25];LEN([.R$1]))=[.R$1];[.R$1];&quot;&quot;)" office:value-type="string" office:string-value="LimitedPriorityHashList" calcext:value-type="string">
            <text:p>LimitedPriorityHashList</text:p>
          </table:table-cell>
          <table:table-cell table:formula="of:=COM.MICROSOFT.CONCAT([.M25:.R25])" office:value-type="string" office:string-value="LimitedPriorityHashList" calcext:value-type="string">
            <text:p>LimitedPriorityHashList</text:p>
          </table:table-cell>
          <table:table-cell table:formula="of:=LEFT([.K25];LEN([.K25])-LEN([.S25]))">
            <text:p/>
          </table:table-cell>
          <table:table-cell table:formula="of:=IF([.$T25]=&quot;&quot;;IF(ISERROR(FIND([.U$1];[.$S25]));&quot;-&quot;;&quot;+&quot;);IF([.$S25]=&quot;Default&quot;;&quot;-&quot;;IF(ISERROR(FIND([.U$1];[.$T25]));&quot;-&quot;;&quot;+&quot;)))" office:value-type="string" office:string-value="+" calcext:value-type="string">
            <text:p>+</text:p>
          </table:table-cell>
          <table:table-cell table:formula="of:=IF([.$T25]=&quot;&quot;;IF(ISERROR(FIND([.V$1];[.$S25]));&quot;-&quot;;&quot;+&quot;);IF([.$S25]=&quot;Default&quot;;&quot;-&quot;;IF(ISERROR(FIND([.V$1];[.$T25]));&quot;-&quot;;&quot;+&quot;)))" office:value-type="string" office:string-value="+" calcext:value-type="string">
            <text:p>+</text:p>
          </table:table-cell>
          <table:table-cell table:formula="of:=IF(AND([.V25]=&quot;+&quot;;NOT(ISERROR(FIND(&quot;NoLimit&quot;;[.L25]))));&quot;x&quot;;[.V25])" office:value-type="string" office:string-value="+" calcext:value-type="string">
            <text:p>+</text:p>
          </table:table-cell>
          <table:table-cell table:formula="of:=IF([.$T25]=&quot;&quot;;IF(ISERROR(FIND([.X$1];[.$S25]));&quot;-&quot;;&quot;+&quot;);IF([.$S25]=&quot;Default&quot;;&quot;-&quot;;IF(ISERROR(FIND([.X$1];[.$T25]));&quot;-&quot;;&quot;+&quot;)))" office:value-type="string" office:string-value="+" calcext:value-type="string">
            <text:p>+</text:p>
          </table:table-cell>
          <table:table-cell table:formula="of:=IF(ISERROR(FIND([.Y$1];[.$S25]));&quot;-&quot;;&quot;+&quot;)" office:value-type="string" office:string-value="+" calcext:value-type="string">
            <text:p>+</text:p>
          </table:table-cell>
          <table:table-cell table:formula="of:=IF([.W25]=&quot;x&quot;;RIGHT([.L25];LEN([.L25])-7);[.L25])" office:value-type="string" office:string-value="Remove10k" calcext:value-type="string">
            <text:p>Remove10k</text:p>
          </table:table-cell>
          <table:table-cell table:formula="of:=[.C25]" office:value-type="float" office:value="1020644" calcext:value-type="float">
            <text:p>1020644</text:p>
          </table:table-cell>
          <table:table-cell table:formula="of:=[.E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DefaultLimitedPriorityHashQueueAdd10k-12</text:p>
          </table:table-cell>
          <table:table-cell office:value-type="float" office:value="2245" calcext:value-type="float">
            <text:p>2245</text:p>
          </table:table-cell>
          <table:table-cell office:value-type="float" office:value="548317" calcext:value-type="float">
            <text:p>548317</text:p>
          </table:table-cell>
          <table:table-cell office:value-type="string" calcext:value-type="string">
            <text:p>ns/op</text:p>
          </table:table-cell>
          <table:table-cell office:value-type="float" office:value="601732" calcext:value-type="float">
            <text:p>601732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26];10;LEN([.A26])-12)" office:value-type="string" office:string-value="DefaultLimitedPriorityHashQueueAdd10k" calcext:value-type="string">
            <text:p>DefaultLimitedPriorityHashQueueAdd10k</text:p>
          </table:table-cell>
          <table:table-cell table:formula="of:=FIND(&quot;Queue&quot;;[.I26])" office:value-type="float" office:value="27" calcext:value-type="float">
            <text:p>27</text:p>
          </table:table-cell>
          <table:table-cell table:formula="of:=LEFT([.I26];[.J26]-1)" office:value-type="string" office:string-value="DefaultLimitedPriorityHash" calcext:value-type="string">
            <text:p>DefaultLimitedPriorityHash</text:p>
          </table:table-cell>
          <table:table-cell table:formula="of:=RIGHT([.I26];LEN([.I26])-[.J26]-4)" office:value-type="string" office:string-value="Add10k" calcext:value-type="string">
            <text:p>Add10k</text:p>
          </table:table-cell>
          <table:table-cell table:formula="of:=IF(RIGHT([.$K26];LEN([.M$1]))=[.M$1];[.M$1];&quot;&quot;)">
            <text:p/>
          </table:table-cell>
          <table:table-cell table:formula="of:=IF([.O26]=&quot;&quot;;IF(RIGHT([.$K26];LEN([.N$1]))=[.N$1];[.N$1];&quot;&quot;);&quot;&quot;)">
            <text:p/>
          </table:table-cell>
          <table:table-cell table:formula="of:=IF(RIGHT([.$K26];LEN([.O$1]))=[.O$1];[.O$1];&quot;&quot;)">
            <text:p/>
          </table:table-cell>
          <table:table-cell table:formula="of:=IF(RIGHT([.$K26];LEN([.P$1]))=[.P$1];[.P$1];&quot;&quot;)">
            <text:p/>
          </table:table-cell>
          <table:table-cell table:formula="of:=IF(RIGHT([.$K26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6];LEN([.R$1]))=[.R$1];[.R$1];&quot;&quot;)">
            <text:p/>
          </table:table-cell>
          <table:table-cell table:formula="of:=COM.MICROSOFT.CONCAT([.M26:.R26])" office:value-type="string" office:string-value="LimitedPriorityHash" calcext:value-type="string">
            <text:p>LimitedPriorityHash</text:p>
          </table:table-cell>
          <table:table-cell table:formula="of:=LEFT([.K26];LEN([.K26])-LEN([.S26]))" office:value-type="string" office:string-value="Default" calcext:value-type="string">
            <text:p>Default</text:p>
          </table:table-cell>
          <table:table-cell table:formula="of:=IF([.$T26]=&quot;&quot;;IF(ISERROR(FIND([.U$1];[.$S26]));&quot;-&quot;;&quot;+&quot;);IF([.$S26]=&quot;Default&quot;;&quot;-&quot;;IF(ISERROR(FIND([.U$1];[.$T26]));&quot;-&quot;;&quot;+&quot;)))" office:value-type="string" office:string-value="-" calcext:value-type="string">
            <text:p>-</text:p>
          </table:table-cell>
          <table:table-cell table:formula="of:=IF([.$T26]=&quot;&quot;;IF(ISERROR(FIND([.V$1];[.$S26]));&quot;-&quot;;&quot;+&quot;);IF([.$S26]=&quot;Default&quot;;&quot;-&quot;;IF(ISERROR(FIND([.V$1];[.$T26]));&quot;-&quot;;&quot;+&quot;)))" office:value-type="string" office:string-value="-" calcext:value-type="string">
            <text:p>-</text:p>
          </table:table-cell>
          <table:table-cell table:formula="of:=IF(AND([.V26]=&quot;+&quot;;NOT(ISERROR(FIND(&quot;NoLimit&quot;;[.L26]))));&quot;x&quot;;[.V26])" office:value-type="string" office:string-value="-" calcext:value-type="string">
            <text:p>-</text:p>
          </table:table-cell>
          <table:table-cell table:formula="of:=IF([.$T26]=&quot;&quot;;IF(ISERROR(FIND([.X$1];[.$S26]));&quot;-&quot;;&quot;+&quot;);IF([.$S26]=&quot;Default&quot;;&quot;-&quot;;IF(ISERROR(FIND([.X$1];[.$T26]));&quot;-&quot;;&quot;+&quot;)))" office:value-type="string" office:string-value="-" calcext:value-type="string">
            <text:p>-</text:p>
          </table:table-cell>
          <table:table-cell table:formula="of:=IF(ISERROR(FIND([.Y$1];[.$S26]));&quot;-&quot;;&quot;+&quot;)" office:value-type="string" office:string-value="-" calcext:value-type="string">
            <text:p>-</text:p>
          </table:table-cell>
          <table:table-cell table:formula="of:=IF([.W26]=&quot;x&quot;;RIGHT([.L26];LEN([.L26])-7);[.L26])" office:value-type="string" office:string-value="Add10k" calcext:value-type="string">
            <text:p>Add10k</text:p>
          </table:table-cell>
          <table:table-cell table:formula="of:=[.C26]" office:value-type="float" office:value="548317" calcext:value-type="float">
            <text:p>548317</text:p>
          </table:table-cell>
          <table:table-cell table:formula="of:=[.E26]" office:value-type="float" office:value="601732" calcext:value-type="float">
            <text:p>601732</text:p>
          </table:table-cell>
          <table:table-cell table:formula="of:=[.G26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PriorityLimitedPriorityHashQueueAdd10k-12</text:p>
          </table:table-cell>
          <table:table-cell office:value-type="float" office:value="1957" calcext:value-type="float">
            <text:p>1957</text:p>
          </table:table-cell>
          <table:table-cell office:value-type="float" office:value="568976" calcext:value-type="float">
            <text:p>568976</text:p>
          </table:table-cell>
          <table:table-cell office:value-type="string" calcext:value-type="string">
            <text:p>ns/op</text:p>
          </table:table-cell>
          <table:table-cell office:value-type="float" office:value="601732" calcext:value-type="float">
            <text:p>601732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27];10;LEN([.A27])-12)" office:value-type="string" office:string-value="PriorityLimitedPriorityHashQueueAdd10k" calcext:value-type="string">
            <text:p>PriorityLimitedPriorityHashQueueAdd10k</text:p>
          </table:table-cell>
          <table:table-cell table:formula="of:=FIND(&quot;Queue&quot;;[.I27])" office:value-type="float" office:value="28" calcext:value-type="float">
            <text:p>28</text:p>
          </table:table-cell>
          <table:table-cell table:formula="of:=LEFT([.I27];[.J27]-1)" office:value-type="string" office:string-value="PriorityLimitedPriorityHash" calcext:value-type="string">
            <text:p>PriorityLimitedPriorityHash</text:p>
          </table:table-cell>
          <table:table-cell table:formula="of:=RIGHT([.I27];LEN([.I27])-[.J27]-4)" office:value-type="string" office:string-value="Add10k" calcext:value-type="string">
            <text:p>Add10k</text:p>
          </table:table-cell>
          <table:table-cell table:formula="of:=IF(RIGHT([.$K27];LEN([.M$1]))=[.M$1];[.M$1];&quot;&quot;)">
            <text:p/>
          </table:table-cell>
          <table:table-cell table:formula="of:=IF([.O27]=&quot;&quot;;IF(RIGHT([.$K27];LEN([.N$1]))=[.N$1];[.N$1];&quot;&quot;);&quot;&quot;)">
            <text:p/>
          </table:table-cell>
          <table:table-cell table:formula="of:=IF(RIGHT([.$K27];LEN([.O$1]))=[.O$1];[.O$1];&quot;&quot;)">
            <text:p/>
          </table:table-cell>
          <table:table-cell table:formula="of:=IF(RIGHT([.$K27];LEN([.P$1]))=[.P$1];[.P$1];&quot;&quot;)">
            <text:p/>
          </table:table-cell>
          <table:table-cell table:formula="of:=IF(RIGHT([.$K27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7];LEN([.R$1]))=[.R$1];[.R$1];&quot;&quot;)">
            <text:p/>
          </table:table-cell>
          <table:table-cell table:formula="of:=COM.MICROSOFT.CONCAT([.M27:.R27])" office:value-type="string" office:string-value="LimitedPriorityHash" calcext:value-type="string">
            <text:p>LimitedPriorityHash</text:p>
          </table:table-cell>
          <table:table-cell table:formula="of:=LEFT([.K27];LEN([.K27])-LEN([.S27]))" office:value-type="string" office:string-value="Priority" calcext:value-type="string">
            <text:p>Priority</text:p>
          </table:table-cell>
          <table:table-cell table:formula="of:=IF([.$T27]=&quot;&quot;;IF(ISERROR(FIND([.U$1];[.$S27]));&quot;-&quot;;&quot;+&quot;);IF([.$S27]=&quot;Default&quot;;&quot;-&quot;;IF(ISERROR(FIND([.U$1];[.$T27]));&quot;-&quot;;&quot;+&quot;)))" office:value-type="string" office:string-value="+" calcext:value-type="string">
            <text:p>+</text:p>
          </table:table-cell>
          <table:table-cell table:formula="of:=IF([.$T27]=&quot;&quot;;IF(ISERROR(FIND([.V$1];[.$S27]));&quot;-&quot;;&quot;+&quot;);IF([.$S27]=&quot;Default&quot;;&quot;-&quot;;IF(ISERROR(FIND([.V$1];[.$T27]));&quot;-&quot;;&quot;+&quot;)))" office:value-type="string" office:string-value="-" calcext:value-type="string">
            <text:p>-</text:p>
          </table:table-cell>
          <table:table-cell table:formula="of:=IF(AND([.V27]=&quot;+&quot;;NOT(ISERROR(FIND(&quot;NoLimit&quot;;[.L27]))));&quot;x&quot;;[.V27])" office:value-type="string" office:string-value="-" calcext:value-type="string">
            <text:p>-</text:p>
          </table:table-cell>
          <table:table-cell table:formula="of:=IF([.$T27]=&quot;&quot;;IF(ISERROR(FIND([.X$1];[.$S27]));&quot;-&quot;;&quot;+&quot;);IF([.$S27]=&quot;Default&quot;;&quot;-&quot;;IF(ISERROR(FIND([.X$1];[.$T27]));&quot;-&quot;;&quot;+&quot;)))" office:value-type="string" office:string-value="-" calcext:value-type="string">
            <text:p>-</text:p>
          </table:table-cell>
          <table:table-cell table:formula="of:=IF(ISERROR(FIND([.Y$1];[.$S27]));&quot;-&quot;;&quot;+&quot;)" office:value-type="string" office:string-value="-" calcext:value-type="string">
            <text:p>-</text:p>
          </table:table-cell>
          <table:table-cell table:formula="of:=IF([.W27]=&quot;x&quot;;RIGHT([.L27];LEN([.L27])-7);[.L27])" office:value-type="string" office:string-value="Add10k" calcext:value-type="string">
            <text:p>Add10k</text:p>
          </table:table-cell>
          <table:table-cell table:formula="of:=[.C27]" office:value-type="float" office:value="568976" calcext:value-type="float">
            <text:p>568976</text:p>
          </table:table-cell>
          <table:table-cell table:formula="of:=[.E27]" office:value-type="float" office:value="601732" calcext:value-type="float">
            <text:p>601732</text:p>
          </table:table-cell>
          <table:table-cell table:formula="of:=[.G27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LimitLimitedPriorityHashQueueNoLimitAdd10k-12</text:p>
          </table:table-cell>
          <table:table-cell office:value-type="float" office:value="2101" calcext:value-type="float">
            <text:p>2101</text:p>
          </table:table-cell>
          <table:table-cell office:value-type="float" office:value="529268" calcext:value-type="float">
            <text:p>529268</text:p>
          </table:table-cell>
          <table:table-cell office:value-type="string" calcext:value-type="string">
            <text:p>ns/op</text:p>
          </table:table-cell>
          <table:table-cell office:value-type="float" office:value="536195" calcext:value-type="float">
            <text:p>536195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28];10;LEN([.A28])-12)" office:value-type="string" office:string-value="LimitLimitedPriorityHashQueueNoLimitAdd10k" calcext:value-type="string">
            <text:p>LimitLimitedPriorityHashQueueNoLimitAdd10k</text:p>
          </table:table-cell>
          <table:table-cell table:formula="of:=FIND(&quot;Queue&quot;;[.I28])" office:value-type="float" office:value="25" calcext:value-type="float">
            <text:p>25</text:p>
          </table:table-cell>
          <table:table-cell table:formula="of:=LEFT([.I28];[.J28]-1)" office:value-type="string" office:string-value="LimitLimitedPriorityHash" calcext:value-type="string">
            <text:p>LimitLimitedPriorityHash</text:p>
          </table:table-cell>
          <table:table-cell table:formula="of:=RIGHT([.I28];LEN([.I28])-[.J28]-4)" office:value-type="string" office:string-value="NoLimitAdd10k" calcext:value-type="string">
            <text:p>NoLimitAdd10k</text:p>
          </table:table-cell>
          <table:table-cell table:formula="of:=IF(RIGHT([.$K28];LEN([.M$1]))=[.M$1];[.M$1];&quot;&quot;)">
            <text:p/>
          </table:table-cell>
          <table:table-cell table:formula="of:=IF([.O28]=&quot;&quot;;IF(RIGHT([.$K28];LEN([.N$1]))=[.N$1];[.N$1];&quot;&quot;);&quot;&quot;)">
            <text:p/>
          </table:table-cell>
          <table:table-cell table:formula="of:=IF(RIGHT([.$K28];LEN([.O$1]))=[.O$1];[.O$1];&quot;&quot;)">
            <text:p/>
          </table:table-cell>
          <table:table-cell table:formula="of:=IF(RIGHT([.$K28];LEN([.P$1]))=[.P$1];[.P$1];&quot;&quot;)">
            <text:p/>
          </table:table-cell>
          <table:table-cell table:formula="of:=IF(RIGHT([.$K28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8];LEN([.R$1]))=[.R$1];[.R$1];&quot;&quot;)">
            <text:p/>
          </table:table-cell>
          <table:table-cell table:formula="of:=COM.MICROSOFT.CONCAT([.M28:.R28])" office:value-type="string" office:string-value="LimitedPriorityHash" calcext:value-type="string">
            <text:p>LimitedPriorityHash</text:p>
          </table:table-cell>
          <table:table-cell table:formula="of:=LEFT([.K28];LEN([.K28])-LEN([.S28]))" office:value-type="string" office:string-value="Limit" calcext:value-type="string">
            <text:p>Limit</text:p>
          </table:table-cell>
          <table:table-cell table:formula="of:=IF([.$T28]=&quot;&quot;;IF(ISERROR(FIND([.U$1];[.$S28]));&quot;-&quot;;&quot;+&quot;);IF([.$S28]=&quot;Default&quot;;&quot;-&quot;;IF(ISERROR(FIND([.U$1];[.$T28]));&quot;-&quot;;&quot;+&quot;)))" office:value-type="string" office:string-value="-" calcext:value-type="string">
            <text:p>-</text:p>
          </table:table-cell>
          <table:table-cell table:formula="of:=IF([.$T28]=&quot;&quot;;IF(ISERROR(FIND([.V$1];[.$S28]));&quot;-&quot;;&quot;+&quot;);IF([.$S28]=&quot;Default&quot;;&quot;-&quot;;IF(ISERROR(FIND([.V$1];[.$T28]));&quot;-&quot;;&quot;+&quot;)))" office:value-type="string" office:string-value="+" calcext:value-type="string">
            <text:p>+</text:p>
          </table:table-cell>
          <table:table-cell table:formula="of:=IF(AND([.V28]=&quot;+&quot;;NOT(ISERROR(FIND(&quot;NoLimit&quot;;[.L28]))));&quot;x&quot;;[.V28])" office:value-type="string" office:string-value="x" calcext:value-type="string">
            <text:p>x</text:p>
          </table:table-cell>
          <table:table-cell table:formula="of:=IF([.$T28]=&quot;&quot;;IF(ISERROR(FIND([.X$1];[.$S28]));&quot;-&quot;;&quot;+&quot;);IF([.$S28]=&quot;Default&quot;;&quot;-&quot;;IF(ISERROR(FIND([.X$1];[.$T28]));&quot;-&quot;;&quot;+&quot;)))" office:value-type="string" office:string-value="-" calcext:value-type="string">
            <text:p>-</text:p>
          </table:table-cell>
          <table:table-cell table:formula="of:=IF(ISERROR(FIND([.Y$1];[.$S28]));&quot;-&quot;;&quot;+&quot;)" office:value-type="string" office:string-value="-" calcext:value-type="string">
            <text:p>-</text:p>
          </table:table-cell>
          <table:table-cell table:formula="of:=IF([.W28]=&quot;x&quot;;RIGHT([.L28];LEN([.L28])-7);[.L28])" office:value-type="string" office:string-value="Add10k" calcext:value-type="string">
            <text:p>Add10k</text:p>
          </table:table-cell>
          <table:table-cell table:formula="of:=[.C28]" office:value-type="float" office:value="529268" calcext:value-type="float">
            <text:p>529268</text:p>
          </table:table-cell>
          <table:table-cell table:formula="of:=[.E28]" office:value-type="float" office:value="536195" calcext:value-type="float">
            <text:p>536195</text:p>
          </table:table-cell>
          <table:table-cell table:formula="of:=[.G28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LimitLimitedPriorityHashQueueAdd10k-12</text:p>
          </table:table-cell>
          <table:table-cell office:value-type="float" office:value="2503" calcext:value-type="float">
            <text:p>2503</text:p>
          </table:table-cell>
          <table:table-cell office:value-type="float" office:value="454172" calcext:value-type="float">
            <text:p>454172</text:p>
          </table:table-cell>
          <table:table-cell office:value-type="string" calcext:value-type="string">
            <text:p>ns/op</text:p>
          </table:table-cell>
          <table:table-cell office:value-type="float" office:value="339586" calcext:value-type="float">
            <text:p>339586</text:p>
          </table:table-cell>
          <table:table-cell office:value-type="string" calcext:value-type="string">
            <text:p>B/op</text:p>
          </table:table-cell>
          <table:table-cell office:value-type="float" office:value="9753" calcext:value-type="float">
            <text:p>9753</text:p>
          </table:table-cell>
          <table:table-cell office:value-type="string" calcext:value-type="string">
            <text:p>allocs/op</text:p>
          </table:table-cell>
          <table:table-cell table:formula="of:=MID([.A29];10;LEN([.A29])-12)" office:value-type="string" office:string-value="LimitLimitedPriorityHashQueueAdd10k" calcext:value-type="string">
            <text:p>LimitLimitedPriorityHashQueueAdd10k</text:p>
          </table:table-cell>
          <table:table-cell table:formula="of:=FIND(&quot;Queue&quot;;[.I29])" office:value-type="float" office:value="25" calcext:value-type="float">
            <text:p>25</text:p>
          </table:table-cell>
          <table:table-cell table:formula="of:=LEFT([.I29];[.J29]-1)" office:value-type="string" office:string-value="LimitLimitedPriorityHash" calcext:value-type="string">
            <text:p>LimitLimitedPriorityHash</text:p>
          </table:table-cell>
          <table:table-cell table:formula="of:=RIGHT([.I29];LEN([.I29])-[.J29]-4)" office:value-type="string" office:string-value="Add10k" calcext:value-type="string">
            <text:p>Add10k</text:p>
          </table:table-cell>
          <table:table-cell table:formula="of:=IF(RIGHT([.$K29];LEN([.M$1]))=[.M$1];[.M$1];&quot;&quot;)">
            <text:p/>
          </table:table-cell>
          <table:table-cell table:formula="of:=IF([.O29]=&quot;&quot;;IF(RIGHT([.$K29];LEN([.N$1]))=[.N$1];[.N$1];&quot;&quot;);&quot;&quot;)">
            <text:p/>
          </table:table-cell>
          <table:table-cell table:formula="of:=IF(RIGHT([.$K29];LEN([.O$1]))=[.O$1];[.O$1];&quot;&quot;)">
            <text:p/>
          </table:table-cell>
          <table:table-cell table:formula="of:=IF(RIGHT([.$K29];LEN([.P$1]))=[.P$1];[.P$1];&quot;&quot;)">
            <text:p/>
          </table:table-cell>
          <table:table-cell table:formula="of:=IF(RIGHT([.$K29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29];LEN([.R$1]))=[.R$1];[.R$1];&quot;&quot;)">
            <text:p/>
          </table:table-cell>
          <table:table-cell table:formula="of:=COM.MICROSOFT.CONCAT([.M29:.R29])" office:value-type="string" office:string-value="LimitedPriorityHash" calcext:value-type="string">
            <text:p>LimitedPriorityHash</text:p>
          </table:table-cell>
          <table:table-cell table:formula="of:=LEFT([.K29];LEN([.K29])-LEN([.S29]))" office:value-type="string" office:string-value="Limit" calcext:value-type="string">
            <text:p>Limit</text:p>
          </table:table-cell>
          <table:table-cell table:formula="of:=IF([.$T29]=&quot;&quot;;IF(ISERROR(FIND([.U$1];[.$S29]));&quot;-&quot;;&quot;+&quot;);IF([.$S29]=&quot;Default&quot;;&quot;-&quot;;IF(ISERROR(FIND([.U$1];[.$T29]));&quot;-&quot;;&quot;+&quot;)))" office:value-type="string" office:string-value="-" calcext:value-type="string">
            <text:p>-</text:p>
          </table:table-cell>
          <table:table-cell table:formula="of:=IF([.$T29]=&quot;&quot;;IF(ISERROR(FIND([.V$1];[.$S29]));&quot;-&quot;;&quot;+&quot;);IF([.$S29]=&quot;Default&quot;;&quot;-&quot;;IF(ISERROR(FIND([.V$1];[.$T29]));&quot;-&quot;;&quot;+&quot;)))" office:value-type="string" office:string-value="+" calcext:value-type="string">
            <text:p>+</text:p>
          </table:table-cell>
          <table:table-cell table:formula="of:=IF(AND([.V29]=&quot;+&quot;;NOT(ISERROR(FIND(&quot;NoLimit&quot;;[.L29]))));&quot;x&quot;;[.V29])" office:value-type="string" office:string-value="+" calcext:value-type="string">
            <text:p>+</text:p>
          </table:table-cell>
          <table:table-cell table:formula="of:=IF([.$T29]=&quot;&quot;;IF(ISERROR(FIND([.X$1];[.$S29]));&quot;-&quot;;&quot;+&quot;);IF([.$S29]=&quot;Default&quot;;&quot;-&quot;;IF(ISERROR(FIND([.X$1];[.$T29]));&quot;-&quot;;&quot;+&quot;)))" office:value-type="string" office:string-value="-" calcext:value-type="string">
            <text:p>-</text:p>
          </table:table-cell>
          <table:table-cell table:formula="of:=IF(ISERROR(FIND([.Y$1];[.$S29]));&quot;-&quot;;&quot;+&quot;)" office:value-type="string" office:string-value="-" calcext:value-type="string">
            <text:p>-</text:p>
          </table:table-cell>
          <table:table-cell table:formula="of:=IF([.W29]=&quot;x&quot;;RIGHT([.L29];LEN([.L29])-7);[.L29])" office:value-type="string" office:string-value="Add10k" calcext:value-type="string">
            <text:p>Add10k</text:p>
          </table:table-cell>
          <table:table-cell table:formula="of:=[.C29]" office:value-type="float" office:value="454172" calcext:value-type="float">
            <text:p>454172</text:p>
          </table:table-cell>
          <table:table-cell table:formula="of:=[.E29]" office:value-type="float" office:value="339586" calcext:value-type="float">
            <text:p>339586</text:p>
          </table:table-cell>
          <table:table-cell table:formula="of:=[.G29]" office:value-type="float" office:value="9753" calcext:value-type="float">
            <text:p>9753</text:p>
          </table:table-cell>
        </table:table-row>
        <table:table-row table:style-name="ro2">
          <table:table-cell office:value-type="string" calcext:value-type="string">
            <text:p>BenchmarkLimitPriorityLimitedPriorityHashQueueNoLimitAdd10k-12</text:p>
          </table:table-cell>
          <table:table-cell office:value-type="float" office:value="1852" calcext:value-type="float">
            <text:p>1852</text:p>
          </table:table-cell>
          <table:table-cell office:value-type="float" office:value="541962" calcext:value-type="float">
            <text:p>541962</text:p>
          </table:table-cell>
          <table:table-cell office:value-type="string" calcext:value-type="string">
            <text:p>ns/op</text:p>
          </table:table-cell>
          <table:table-cell office:value-type="float" office:value="536196" calcext:value-type="float">
            <text:p>536196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30];10;LEN([.A30])-12)" office:value-type="string" office:string-value="LimitPriorityLimitedPriorityHashQueueNoLimitAdd10k" calcext:value-type="string">
            <text:p>LimitPriorityLimitedPriorityHashQueueNoLimitAdd10k</text:p>
          </table:table-cell>
          <table:table-cell table:formula="of:=FIND(&quot;Queue&quot;;[.I30])" office:value-type="float" office:value="33" calcext:value-type="float">
            <text:p>33</text:p>
          </table:table-cell>
          <table:table-cell table:formula="of:=LEFT([.I30];[.J30]-1)" office:value-type="string" office:string-value="LimitPriorityLimitedPriorityHash" calcext:value-type="string">
            <text:p>LimitPriorityLimitedPriorityHash</text:p>
          </table:table-cell>
          <table:table-cell table:formula="of:=RIGHT([.I30];LEN([.I30])-[.J30]-4)" office:value-type="string" office:string-value="NoLimitAdd10k" calcext:value-type="string">
            <text:p>NoLimitAdd10k</text:p>
          </table:table-cell>
          <table:table-cell table:formula="of:=IF(RIGHT([.$K30];LEN([.M$1]))=[.M$1];[.M$1];&quot;&quot;)">
            <text:p/>
          </table:table-cell>
          <table:table-cell table:formula="of:=IF([.O30]=&quot;&quot;;IF(RIGHT([.$K30];LEN([.N$1]))=[.N$1];[.N$1];&quot;&quot;);&quot;&quot;)">
            <text:p/>
          </table:table-cell>
          <table:table-cell table:formula="of:=IF(RIGHT([.$K30];LEN([.O$1]))=[.O$1];[.O$1];&quot;&quot;)">
            <text:p/>
          </table:table-cell>
          <table:table-cell table:formula="of:=IF(RIGHT([.$K30];LEN([.P$1]))=[.P$1];[.P$1];&quot;&quot;)">
            <text:p/>
          </table:table-cell>
          <table:table-cell table:formula="of:=IF(RIGHT([.$K30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0];LEN([.R$1]))=[.R$1];[.R$1];&quot;&quot;)">
            <text:p/>
          </table:table-cell>
          <table:table-cell table:formula="of:=COM.MICROSOFT.CONCAT([.M30:.R30])" office:value-type="string" office:string-value="LimitedPriorityHash" calcext:value-type="string">
            <text:p>LimitedPriorityHash</text:p>
          </table:table-cell>
          <table:table-cell table:formula="of:=LEFT([.K30];LEN([.K30])-LEN([.S30]))" office:value-type="string" office:string-value="LimitPriority" calcext:value-type="string">
            <text:p>LimitPriority</text:p>
          </table:table-cell>
          <table:table-cell table:formula="of:=IF([.$T30]=&quot;&quot;;IF(ISERROR(FIND([.U$1];[.$S30]));&quot;-&quot;;&quot;+&quot;);IF([.$S30]=&quot;Default&quot;;&quot;-&quot;;IF(ISERROR(FIND([.U$1];[.$T30]));&quot;-&quot;;&quot;+&quot;)))" office:value-type="string" office:string-value="+" calcext:value-type="string">
            <text:p>+</text:p>
          </table:table-cell>
          <table:table-cell table:formula="of:=IF([.$T30]=&quot;&quot;;IF(ISERROR(FIND([.V$1];[.$S30]));&quot;-&quot;;&quot;+&quot;);IF([.$S30]=&quot;Default&quot;;&quot;-&quot;;IF(ISERROR(FIND([.V$1];[.$T30]));&quot;-&quot;;&quot;+&quot;)))" office:value-type="string" office:string-value="+" calcext:value-type="string">
            <text:p>+</text:p>
          </table:table-cell>
          <table:table-cell table:formula="of:=IF(AND([.V30]=&quot;+&quot;;NOT(ISERROR(FIND(&quot;NoLimit&quot;;[.L30]))));&quot;x&quot;;[.V30])" office:value-type="string" office:string-value="x" calcext:value-type="string">
            <text:p>x</text:p>
          </table:table-cell>
          <table:table-cell table:formula="of:=IF([.$T30]=&quot;&quot;;IF(ISERROR(FIND([.X$1];[.$S30]));&quot;-&quot;;&quot;+&quot;);IF([.$S30]=&quot;Default&quot;;&quot;-&quot;;IF(ISERROR(FIND([.X$1];[.$T30]));&quot;-&quot;;&quot;+&quot;)))" office:value-type="string" office:string-value="-" calcext:value-type="string">
            <text:p>-</text:p>
          </table:table-cell>
          <table:table-cell table:formula="of:=IF(ISERROR(FIND([.Y$1];[.$S30]));&quot;-&quot;;&quot;+&quot;)" office:value-type="string" office:string-value="-" calcext:value-type="string">
            <text:p>-</text:p>
          </table:table-cell>
          <table:table-cell table:formula="of:=IF([.W30]=&quot;x&quot;;RIGHT([.L30];LEN([.L30])-7);[.L30])" office:value-type="string" office:string-value="Add10k" calcext:value-type="string">
            <text:p>Add10k</text:p>
          </table:table-cell>
          <table:table-cell table:formula="of:=[.C30]" office:value-type="float" office:value="541962" calcext:value-type="float">
            <text:p>541962</text:p>
          </table:table-cell>
          <table:table-cell table:formula="of:=[.E30]" office:value-type="float" office:value="536196" calcext:value-type="float">
            <text:p>536196</text:p>
          </table:table-cell>
          <table:table-cell table:formula="of:=[.G30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LimitPriorityLimitedPriorityHashQueueAdd10k-12</text:p>
          </table:table-cell>
          <table:table-cell office:value-type="float" office:value="1333" calcext:value-type="float">
            <text:p>1333</text:p>
          </table:table-cell>
          <table:table-cell office:value-type="float" office:value="940463" calcext:value-type="float">
            <text:p>940463</text:p>
          </table:table-cell>
          <table:table-cell office:value-type="string" calcext:value-type="string">
            <text:p>ns/op</text:p>
          </table:table-cell>
          <table:table-cell office:value-type="float" office:value="339586" calcext:value-type="float">
            <text:p>339586</text:p>
          </table:table-cell>
          <table:table-cell office:value-type="string" calcext:value-type="string">
            <text:p>B/op</text:p>
          </table:table-cell>
          <table:table-cell office:value-type="float" office:value="9753" calcext:value-type="float">
            <text:p>9753</text:p>
          </table:table-cell>
          <table:table-cell office:value-type="string" calcext:value-type="string">
            <text:p>allocs/op</text:p>
          </table:table-cell>
          <table:table-cell table:formula="of:=MID([.A31];10;LEN([.A31])-12)" office:value-type="string" office:string-value="LimitPriorityLimitedPriorityHashQueueAdd10k" calcext:value-type="string">
            <text:p>LimitPriorityLimitedPriorityHashQueueAdd10k</text:p>
          </table:table-cell>
          <table:table-cell table:formula="of:=FIND(&quot;Queue&quot;;[.I31])" office:value-type="float" office:value="33" calcext:value-type="float">
            <text:p>33</text:p>
          </table:table-cell>
          <table:table-cell table:formula="of:=LEFT([.I31];[.J31]-1)" office:value-type="string" office:string-value="LimitPriorityLimitedPriorityHash" calcext:value-type="string">
            <text:p>LimitPriorityLimitedPriorityHash</text:p>
          </table:table-cell>
          <table:table-cell table:formula="of:=RIGHT([.I31];LEN([.I31])-[.J31]-4)" office:value-type="string" office:string-value="Add10k" calcext:value-type="string">
            <text:p>Add10k</text:p>
          </table:table-cell>
          <table:table-cell table:formula="of:=IF(RIGHT([.$K31];LEN([.M$1]))=[.M$1];[.M$1];&quot;&quot;)">
            <text:p/>
          </table:table-cell>
          <table:table-cell table:formula="of:=IF([.O31]=&quot;&quot;;IF(RIGHT([.$K31];LEN([.N$1]))=[.N$1];[.N$1];&quot;&quot;);&quot;&quot;)">
            <text:p/>
          </table:table-cell>
          <table:table-cell table:formula="of:=IF(RIGHT([.$K31];LEN([.O$1]))=[.O$1];[.O$1];&quot;&quot;)">
            <text:p/>
          </table:table-cell>
          <table:table-cell table:formula="of:=IF(RIGHT([.$K31];LEN([.P$1]))=[.P$1];[.P$1];&quot;&quot;)">
            <text:p/>
          </table:table-cell>
          <table:table-cell table:formula="of:=IF(RIGHT([.$K31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1];LEN([.R$1]))=[.R$1];[.R$1];&quot;&quot;)">
            <text:p/>
          </table:table-cell>
          <table:table-cell table:formula="of:=COM.MICROSOFT.CONCAT([.M31:.R31])" office:value-type="string" office:string-value="LimitedPriorityHash" calcext:value-type="string">
            <text:p>LimitedPriorityHash</text:p>
          </table:table-cell>
          <table:table-cell table:formula="of:=LEFT([.K31];LEN([.K31])-LEN([.S31]))" office:value-type="string" office:string-value="LimitPriority" calcext:value-type="string">
            <text:p>LimitPriority</text:p>
          </table:table-cell>
          <table:table-cell table:formula="of:=IF([.$T31]=&quot;&quot;;IF(ISERROR(FIND([.U$1];[.$S31]));&quot;-&quot;;&quot;+&quot;);IF([.$S31]=&quot;Default&quot;;&quot;-&quot;;IF(ISERROR(FIND([.U$1];[.$T31]));&quot;-&quot;;&quot;+&quot;)))" office:value-type="string" office:string-value="+" calcext:value-type="string">
            <text:p>+</text:p>
          </table:table-cell>
          <table:table-cell table:formula="of:=IF([.$T31]=&quot;&quot;;IF(ISERROR(FIND([.V$1];[.$S31]));&quot;-&quot;;&quot;+&quot;);IF([.$S31]=&quot;Default&quot;;&quot;-&quot;;IF(ISERROR(FIND([.V$1];[.$T31]));&quot;-&quot;;&quot;+&quot;)))" office:value-type="string" office:string-value="+" calcext:value-type="string">
            <text:p>+</text:p>
          </table:table-cell>
          <table:table-cell table:formula="of:=IF(AND([.V31]=&quot;+&quot;;NOT(ISERROR(FIND(&quot;NoLimit&quot;;[.L31]))));&quot;x&quot;;[.V31])" office:value-type="string" office:string-value="+" calcext:value-type="string">
            <text:p>+</text:p>
          </table:table-cell>
          <table:table-cell table:formula="of:=IF([.$T31]=&quot;&quot;;IF(ISERROR(FIND([.X$1];[.$S31]));&quot;-&quot;;&quot;+&quot;);IF([.$S31]=&quot;Default&quot;;&quot;-&quot;;IF(ISERROR(FIND([.X$1];[.$T31]));&quot;-&quot;;&quot;+&quot;)))" office:value-type="string" office:string-value="-" calcext:value-type="string">
            <text:p>-</text:p>
          </table:table-cell>
          <table:table-cell table:formula="of:=IF(ISERROR(FIND([.Y$1];[.$S31]));&quot;-&quot;;&quot;+&quot;)" office:value-type="string" office:string-value="-" calcext:value-type="string">
            <text:p>-</text:p>
          </table:table-cell>
          <table:table-cell table:formula="of:=IF([.W31]=&quot;x&quot;;RIGHT([.L31];LEN([.L31])-7);[.L31])" office:value-type="string" office:string-value="Add10k" calcext:value-type="string">
            <text:p>Add10k</text:p>
          </table:table-cell>
          <table:table-cell table:formula="of:=[.C31]" office:value-type="float" office:value="940463" calcext:value-type="float">
            <text:p>940463</text:p>
          </table:table-cell>
          <table:table-cell table:formula="of:=[.E31]" office:value-type="float" office:value="339586" calcext:value-type="float">
            <text:p>339586</text:p>
          </table:table-cell>
          <table:table-cell table:formula="of:=[.G31]" office:value-type="float" office:value="9753" calcext:value-type="float">
            <text:p>9753</text:p>
          </table:table-cell>
        </table:table-row>
        <table:table-row table:style-name="ro2">
          <table:table-cell office:value-type="string" calcext:value-type="string">
            <text:p>BenchmarkHashLimitedPriorityHashQueueAdd10k-12</text:p>
          </table:table-cell>
          <table:table-cell office:value-type="float" office:value="415" calcext:value-type="float">
            <text:p>415</text:p>
          </table:table-cell>
          <table:table-cell office:value-type="float" office:value="3092679" calcext:value-type="float">
            <text:p>3092679</text:p>
          </table:table-cell>
          <table:table-cell office:value-type="string" calcext:value-type="string">
            <text:p>ns/op</text:p>
          </table:table-cell>
          <table:table-cell office:value-type="float" office:value="1317731" calcext:value-type="float">
            <text:p>1317731</text:p>
          </table:table-cell>
          <table:table-cell office:value-type="string" calcext:value-type="string">
            <text:p>B/op</text:p>
          </table:table-cell>
          <table:table-cell office:value-type="float" office:value="9927" calcext:value-type="float">
            <text:p>9927</text:p>
          </table:table-cell>
          <table:table-cell office:value-type="string" calcext:value-type="string">
            <text:p>allocs/op</text:p>
          </table:table-cell>
          <table:table-cell table:formula="of:=MID([.A32];10;LEN([.A32])-12)" office:value-type="string" office:string-value="HashLimitedPriorityHashQueueAdd10k" calcext:value-type="string">
            <text:p>HashLimitedPriorityHashQueueAdd10k</text:p>
          </table:table-cell>
          <table:table-cell table:formula="of:=FIND(&quot;Queue&quot;;[.I32])" office:value-type="float" office:value="24" calcext:value-type="float">
            <text:p>24</text:p>
          </table:table-cell>
          <table:table-cell table:formula="of:=LEFT([.I32];[.J32]-1)" office:value-type="string" office:string-value="HashLimitedPriorityHash" calcext:value-type="string">
            <text:p>HashLimitedPriorityHash</text:p>
          </table:table-cell>
          <table:table-cell table:formula="of:=RIGHT([.I32];LEN([.I32])-[.J32]-4)" office:value-type="string" office:string-value="Add10k" calcext:value-type="string">
            <text:p>Add10k</text:p>
          </table:table-cell>
          <table:table-cell table:formula="of:=IF(RIGHT([.$K32];LEN([.M$1]))=[.M$1];[.M$1];&quot;&quot;)">
            <text:p/>
          </table:table-cell>
          <table:table-cell table:formula="of:=IF([.O32]=&quot;&quot;;IF(RIGHT([.$K32];LEN([.N$1]))=[.N$1];[.N$1];&quot;&quot;);&quot;&quot;)">
            <text:p/>
          </table:table-cell>
          <table:table-cell table:formula="of:=IF(RIGHT([.$K32];LEN([.O$1]))=[.O$1];[.O$1];&quot;&quot;)">
            <text:p/>
          </table:table-cell>
          <table:table-cell table:formula="of:=IF(RIGHT([.$K32];LEN([.P$1]))=[.P$1];[.P$1];&quot;&quot;)">
            <text:p/>
          </table:table-cell>
          <table:table-cell table:formula="of:=IF(RIGHT([.$K32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2];LEN([.R$1]))=[.R$1];[.R$1];&quot;&quot;)">
            <text:p/>
          </table:table-cell>
          <table:table-cell table:formula="of:=COM.MICROSOFT.CONCAT([.M32:.R32])" office:value-type="string" office:string-value="LimitedPriorityHash" calcext:value-type="string">
            <text:p>LimitedPriorityHash</text:p>
          </table:table-cell>
          <table:table-cell table:formula="of:=LEFT([.K32];LEN([.K32])-LEN([.S32]))" office:value-type="string" office:string-value="Hash" calcext:value-type="string">
            <text:p>Hash</text:p>
          </table:table-cell>
          <table:table-cell table:formula="of:=IF([.$T32]=&quot;&quot;;IF(ISERROR(FIND([.U$1];[.$S32]));&quot;-&quot;;&quot;+&quot;);IF([.$S32]=&quot;Default&quot;;&quot;-&quot;;IF(ISERROR(FIND([.U$1];[.$T32]));&quot;-&quot;;&quot;+&quot;)))" office:value-type="string" office:string-value="-" calcext:value-type="string">
            <text:p>-</text:p>
          </table:table-cell>
          <table:table-cell table:formula="of:=IF([.$T32]=&quot;&quot;;IF(ISERROR(FIND([.V$1];[.$S32]));&quot;-&quot;;&quot;+&quot;);IF([.$S32]=&quot;Default&quot;;&quot;-&quot;;IF(ISERROR(FIND([.V$1];[.$T32]));&quot;-&quot;;&quot;+&quot;)))" office:value-type="string" office:string-value="-" calcext:value-type="string">
            <text:p>-</text:p>
          </table:table-cell>
          <table:table-cell table:formula="of:=IF(AND([.V32]=&quot;+&quot;;NOT(ISERROR(FIND(&quot;NoLimit&quot;;[.L32]))));&quot;x&quot;;[.V32])" office:value-type="string" office:string-value="-" calcext:value-type="string">
            <text:p>-</text:p>
          </table:table-cell>
          <table:table-cell table:formula="of:=IF([.$T32]=&quot;&quot;;IF(ISERROR(FIND([.X$1];[.$S32]));&quot;-&quot;;&quot;+&quot;);IF([.$S32]=&quot;Default&quot;;&quot;-&quot;;IF(ISERROR(FIND([.X$1];[.$T32]));&quot;-&quot;;&quot;+&quot;)))" office:value-type="string" office:string-value="+" calcext:value-type="string">
            <text:p>+</text:p>
          </table:table-cell>
          <table:table-cell table:formula="of:=IF(ISERROR(FIND([.Y$1];[.$S32]));&quot;-&quot;;&quot;+&quot;)" office:value-type="string" office:string-value="-" calcext:value-type="string">
            <text:p>-</text:p>
          </table:table-cell>
          <table:table-cell table:formula="of:=IF([.W32]=&quot;x&quot;;RIGHT([.L32];LEN([.L32])-7);[.L32])" office:value-type="string" office:string-value="Add10k" calcext:value-type="string">
            <text:p>Add10k</text:p>
          </table:table-cell>
          <table:table-cell table:formula="of:=[.C32]" office:value-type="float" office:value="3092679" calcext:value-type="float">
            <text:p>3092679</text:p>
          </table:table-cell>
          <table:table-cell table:formula="of:=[.E32]" office:value-type="float" office:value="1317731" calcext:value-type="float">
            <text:p>1317731</text:p>
          </table:table-cell>
          <table:table-cell table:formula="of:=[.G32]" office:value-type="float" office:value="9927" calcext:value-type="float">
            <text:p>9927</text:p>
          </table:table-cell>
        </table:table-row>
        <table:table-row table:style-name="ro2">
          <table:table-cell office:value-type="string" calcext:value-type="string">
            <text:p>BenchmarkPriorityHashLimitedPriorityHashQueueAdd10k-12</text:p>
          </table:table-cell>
          <table:table-cell office:value-type="float" office:value="355" calcext:value-type="float">
            <text:p>355</text:p>
          </table:table-cell>
          <table:table-cell office:value-type="float" office:value="3023614" calcext:value-type="float">
            <text:p>3023614</text:p>
          </table:table-cell>
          <table:table-cell office:value-type="string" calcext:value-type="string">
            <text:p>ns/op</text:p>
          </table:table-cell>
          <table:table-cell office:value-type="float" office:value="1317629" calcext:value-type="float">
            <text:p>1317629</text:p>
          </table:table-cell>
          <table:table-cell office:value-type="string" calcext:value-type="string">
            <text:p>B/op</text:p>
          </table:table-cell>
          <table:table-cell office:value-type="float" office:value="9927" calcext:value-type="float">
            <text:p>9927</text:p>
          </table:table-cell>
          <table:table-cell office:value-type="string" calcext:value-type="string">
            <text:p>allocs/op</text:p>
          </table:table-cell>
          <table:table-cell table:formula="of:=MID([.A33];10;LEN([.A33])-12)" office:value-type="string" office:string-value="PriorityHashLimitedPriorityHashQueueAdd10k" calcext:value-type="string">
            <text:p>PriorityHashLimitedPriorityHashQueueAdd10k</text:p>
          </table:table-cell>
          <table:table-cell table:formula="of:=FIND(&quot;Queue&quot;;[.I33])" office:value-type="float" office:value="32" calcext:value-type="float">
            <text:p>32</text:p>
          </table:table-cell>
          <table:table-cell table:formula="of:=LEFT([.I33];[.J33]-1)" office:value-type="string" office:string-value="PriorityHashLimitedPriorityHash" calcext:value-type="string">
            <text:p>PriorityHashLimitedPriorityHash</text:p>
          </table:table-cell>
          <table:table-cell table:formula="of:=RIGHT([.I33];LEN([.I33])-[.J33]-4)" office:value-type="string" office:string-value="Add10k" calcext:value-type="string">
            <text:p>Add10k</text:p>
          </table:table-cell>
          <table:table-cell table:formula="of:=IF(RIGHT([.$K33];LEN([.M$1]))=[.M$1];[.M$1];&quot;&quot;)">
            <text:p/>
          </table:table-cell>
          <table:table-cell table:formula="of:=IF([.O33]=&quot;&quot;;IF(RIGHT([.$K33];LEN([.N$1]))=[.N$1];[.N$1];&quot;&quot;);&quot;&quot;)">
            <text:p/>
          </table:table-cell>
          <table:table-cell table:formula="of:=IF(RIGHT([.$K33];LEN([.O$1]))=[.O$1];[.O$1];&quot;&quot;)">
            <text:p/>
          </table:table-cell>
          <table:table-cell table:formula="of:=IF(RIGHT([.$K33];LEN([.P$1]))=[.P$1];[.P$1];&quot;&quot;)">
            <text:p/>
          </table:table-cell>
          <table:table-cell table:formula="of:=IF(RIGHT([.$K33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3];LEN([.R$1]))=[.R$1];[.R$1];&quot;&quot;)">
            <text:p/>
          </table:table-cell>
          <table:table-cell table:formula="of:=COM.MICROSOFT.CONCAT([.M33:.R33])" office:value-type="string" office:string-value="LimitedPriorityHash" calcext:value-type="string">
            <text:p>LimitedPriorityHash</text:p>
          </table:table-cell>
          <table:table-cell table:formula="of:=LEFT([.K33];LEN([.K33])-LEN([.S33]))" office:value-type="string" office:string-value="PriorityHash" calcext:value-type="string">
            <text:p>PriorityHash</text:p>
          </table:table-cell>
          <table:table-cell table:formula="of:=IF([.$T33]=&quot;&quot;;IF(ISERROR(FIND([.U$1];[.$S33]));&quot;-&quot;;&quot;+&quot;);IF([.$S33]=&quot;Default&quot;;&quot;-&quot;;IF(ISERROR(FIND([.U$1];[.$T33]));&quot;-&quot;;&quot;+&quot;)))" office:value-type="string" office:string-value="+" calcext:value-type="string">
            <text:p>+</text:p>
          </table:table-cell>
          <table:table-cell table:formula="of:=IF([.$T33]=&quot;&quot;;IF(ISERROR(FIND([.V$1];[.$S33]));&quot;-&quot;;&quot;+&quot;);IF([.$S33]=&quot;Default&quot;;&quot;-&quot;;IF(ISERROR(FIND([.V$1];[.$T33]));&quot;-&quot;;&quot;+&quot;)))" office:value-type="string" office:string-value="-" calcext:value-type="string">
            <text:p>-</text:p>
          </table:table-cell>
          <table:table-cell table:formula="of:=IF(AND([.V33]=&quot;+&quot;;NOT(ISERROR(FIND(&quot;NoLimit&quot;;[.L33]))));&quot;x&quot;;[.V33])" office:value-type="string" office:string-value="-" calcext:value-type="string">
            <text:p>-</text:p>
          </table:table-cell>
          <table:table-cell table:formula="of:=IF([.$T33]=&quot;&quot;;IF(ISERROR(FIND([.X$1];[.$S33]));&quot;-&quot;;&quot;+&quot;);IF([.$S33]=&quot;Default&quot;;&quot;-&quot;;IF(ISERROR(FIND([.X$1];[.$T33]));&quot;-&quot;;&quot;+&quot;)))" office:value-type="string" office:string-value="+" calcext:value-type="string">
            <text:p>+</text:p>
          </table:table-cell>
          <table:table-cell table:formula="of:=IF(ISERROR(FIND([.Y$1];[.$S33]));&quot;-&quot;;&quot;+&quot;)" office:value-type="string" office:string-value="-" calcext:value-type="string">
            <text:p>-</text:p>
          </table:table-cell>
          <table:table-cell table:formula="of:=IF([.W33]=&quot;x&quot;;RIGHT([.L33];LEN([.L33])-7);[.L33])" office:value-type="string" office:string-value="Add10k" calcext:value-type="string">
            <text:p>Add10k</text:p>
          </table:table-cell>
          <table:table-cell table:formula="of:=[.C33]" office:value-type="float" office:value="3023614" calcext:value-type="float">
            <text:p>3023614</text:p>
          </table:table-cell>
          <table:table-cell table:formula="of:=[.E33]" office:value-type="float" office:value="1317629" calcext:value-type="float">
            <text:p>1317629</text:p>
          </table:table-cell>
          <table:table-cell table:formula="of:=[.G33]" office:value-type="float" office:value="9927" calcext:value-type="float">
            <text:p>9927</text:p>
          </table:table-cell>
        </table:table-row>
        <table:table-row table:style-name="ro2">
          <table:table-cell office:value-type="string" calcext:value-type="string">
            <text:p>BenchmarkLimitHashLimitedPriorityHashQueueNoLimitAdd10k-12</text:p>
          </table:table-cell>
          <table:table-cell office:value-type="float" office:value="435" calcext:value-type="float">
            <text:p>435</text:p>
          </table:table-cell>
          <table:table-cell office:value-type="float" office:value="2988153" calcext:value-type="float">
            <text:p>2988153</text:p>
          </table:table-cell>
          <table:table-cell office:value-type="string" calcext:value-type="string">
            <text:p>ns/op</text:p>
          </table:table-cell>
          <table:table-cell office:value-type="float" office:value="1251948" calcext:value-type="float">
            <text:p>1251948</text:p>
          </table:table-cell>
          <table:table-cell office:value-type="string" calcext:value-type="string">
            <text:p>B/op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allocs/op</text:p>
          </table:table-cell>
          <table:table-cell table:formula="of:=MID([.A34];10;LEN([.A34])-12)" office:value-type="string" office:string-value="LimitHashLimitedPriorityHashQueueNoLimitAdd10k" calcext:value-type="string">
            <text:p>LimitHashLimitedPriorityHashQueueNoLimitAdd10k</text:p>
          </table:table-cell>
          <table:table-cell table:formula="of:=FIND(&quot;Queue&quot;;[.I34])" office:value-type="float" office:value="29" calcext:value-type="float">
            <text:p>29</text:p>
          </table:table-cell>
          <table:table-cell table:formula="of:=LEFT([.I34];[.J34]-1)" office:value-type="string" office:string-value="LimitHashLimitedPriorityHash" calcext:value-type="string">
            <text:p>LimitHashLimitedPriorityHash</text:p>
          </table:table-cell>
          <table:table-cell table:formula="of:=RIGHT([.I34];LEN([.I34])-[.J34]-4)" office:value-type="string" office:string-value="NoLimitAdd10k" calcext:value-type="string">
            <text:p>NoLimitAdd10k</text:p>
          </table:table-cell>
          <table:table-cell table:formula="of:=IF(RIGHT([.$K34];LEN([.M$1]))=[.M$1];[.M$1];&quot;&quot;)">
            <text:p/>
          </table:table-cell>
          <table:table-cell table:formula="of:=IF([.O34]=&quot;&quot;;IF(RIGHT([.$K34];LEN([.N$1]))=[.N$1];[.N$1];&quot;&quot;);&quot;&quot;)">
            <text:p/>
          </table:table-cell>
          <table:table-cell table:formula="of:=IF(RIGHT([.$K34];LEN([.O$1]))=[.O$1];[.O$1];&quot;&quot;)">
            <text:p/>
          </table:table-cell>
          <table:table-cell table:formula="of:=IF(RIGHT([.$K34];LEN([.P$1]))=[.P$1];[.P$1];&quot;&quot;)">
            <text:p/>
          </table:table-cell>
          <table:table-cell table:formula="of:=IF(RIGHT([.$K34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4];LEN([.R$1]))=[.R$1];[.R$1];&quot;&quot;)">
            <text:p/>
          </table:table-cell>
          <table:table-cell table:formula="of:=COM.MICROSOFT.CONCAT([.M34:.R34])" office:value-type="string" office:string-value="LimitedPriorityHash" calcext:value-type="string">
            <text:p>LimitedPriorityHash</text:p>
          </table:table-cell>
          <table:table-cell table:formula="of:=LEFT([.K34];LEN([.K34])-LEN([.S34]))" office:value-type="string" office:string-value="LimitHash" calcext:value-type="string">
            <text:p>LimitHash</text:p>
          </table:table-cell>
          <table:table-cell table:formula="of:=IF([.$T34]=&quot;&quot;;IF(ISERROR(FIND([.U$1];[.$S34]));&quot;-&quot;;&quot;+&quot;);IF([.$S34]=&quot;Default&quot;;&quot;-&quot;;IF(ISERROR(FIND([.U$1];[.$T34]));&quot;-&quot;;&quot;+&quot;)))" office:value-type="string" office:string-value="-" calcext:value-type="string">
            <text:p>-</text:p>
          </table:table-cell>
          <table:table-cell table:formula="of:=IF([.$T34]=&quot;&quot;;IF(ISERROR(FIND([.V$1];[.$S34]));&quot;-&quot;;&quot;+&quot;);IF([.$S34]=&quot;Default&quot;;&quot;-&quot;;IF(ISERROR(FIND([.V$1];[.$T34]));&quot;-&quot;;&quot;+&quot;)))" office:value-type="string" office:string-value="+" calcext:value-type="string">
            <text:p>+</text:p>
          </table:table-cell>
          <table:table-cell table:formula="of:=IF(AND([.V34]=&quot;+&quot;;NOT(ISERROR(FIND(&quot;NoLimit&quot;;[.L34]))));&quot;x&quot;;[.V34])" office:value-type="string" office:string-value="x" calcext:value-type="string">
            <text:p>x</text:p>
          </table:table-cell>
          <table:table-cell table:formula="of:=IF([.$T34]=&quot;&quot;;IF(ISERROR(FIND([.X$1];[.$S34]));&quot;-&quot;;&quot;+&quot;);IF([.$S34]=&quot;Default&quot;;&quot;-&quot;;IF(ISERROR(FIND([.X$1];[.$T34]));&quot;-&quot;;&quot;+&quot;)))" office:value-type="string" office:string-value="+" calcext:value-type="string">
            <text:p>+</text:p>
          </table:table-cell>
          <table:table-cell table:formula="of:=IF(ISERROR(FIND([.Y$1];[.$S34]));&quot;-&quot;;&quot;+&quot;)" office:value-type="string" office:string-value="-" calcext:value-type="string">
            <text:p>-</text:p>
          </table:table-cell>
          <table:table-cell table:formula="of:=IF([.W34]=&quot;x&quot;;RIGHT([.L34];LEN([.L34])-7);[.L34])" office:value-type="string" office:string-value="Add10k" calcext:value-type="string">
            <text:p>Add10k</text:p>
          </table:table-cell>
          <table:table-cell table:formula="of:=[.C34]" office:value-type="float" office:value="2988153" calcext:value-type="float">
            <text:p>2988153</text:p>
          </table:table-cell>
          <table:table-cell table:formula="of:=[.E34]" office:value-type="float" office:value="1251948" calcext:value-type="float">
            <text:p>1251948</text:p>
          </table:table-cell>
          <table:table-cell table:formula="of:=[.G34]" office:value-type="float" office:value="9926" calcext:value-type="float">
            <text:p>9926</text:p>
          </table:table-cell>
        </table:table-row>
        <table:table-row table:style-name="ro2">
          <table:table-cell office:value-type="string" calcext:value-type="string">
            <text:p>BenchmarkLimitHashLimitedPriorityHashQueueAdd10k-12</text:p>
          </table:table-cell>
          <table:table-cell office:value-type="float" office:value="372" calcext:value-type="float">
            <text:p>372</text:p>
          </table:table-cell>
          <table:table-cell office:value-type="float" office:value="3260182" calcext:value-type="float">
            <text:p>3260182</text:p>
          </table:table-cell>
          <table:table-cell office:value-type="string" calcext:value-type="string">
            <text:p>ns/op</text:p>
          </table:table-cell>
          <table:table-cell office:value-type="float" office:value="1055482" calcext:value-type="float">
            <text:p>1055482</text:p>
          </table:table-cell>
          <table:table-cell office:value-type="string" calcext:value-type="string">
            <text:p>B/op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allocs/op</text:p>
          </table:table-cell>
          <table:table-cell table:formula="of:=MID([.A35];10;LEN([.A35])-12)" office:value-type="string" office:string-value="LimitHashLimitedPriorityHashQueueAdd10k" calcext:value-type="string">
            <text:p>LimitHashLimitedPriorityHashQueueAdd10k</text:p>
          </table:table-cell>
          <table:table-cell table:formula="of:=FIND(&quot;Queue&quot;;[.I35])" office:value-type="float" office:value="29" calcext:value-type="float">
            <text:p>29</text:p>
          </table:table-cell>
          <table:table-cell table:formula="of:=LEFT([.I35];[.J35]-1)" office:value-type="string" office:string-value="LimitHashLimitedPriorityHash" calcext:value-type="string">
            <text:p>LimitHashLimitedPriorityHash</text:p>
          </table:table-cell>
          <table:table-cell table:formula="of:=RIGHT([.I35];LEN([.I35])-[.J35]-4)" office:value-type="string" office:string-value="Add10k" calcext:value-type="string">
            <text:p>Add10k</text:p>
          </table:table-cell>
          <table:table-cell table:formula="of:=IF(RIGHT([.$K35];LEN([.M$1]))=[.M$1];[.M$1];&quot;&quot;)">
            <text:p/>
          </table:table-cell>
          <table:table-cell table:formula="of:=IF([.O35]=&quot;&quot;;IF(RIGHT([.$K35];LEN([.N$1]))=[.N$1];[.N$1];&quot;&quot;);&quot;&quot;)">
            <text:p/>
          </table:table-cell>
          <table:table-cell table:formula="of:=IF(RIGHT([.$K35];LEN([.O$1]))=[.O$1];[.O$1];&quot;&quot;)">
            <text:p/>
          </table:table-cell>
          <table:table-cell table:formula="of:=IF(RIGHT([.$K35];LEN([.P$1]))=[.P$1];[.P$1];&quot;&quot;)">
            <text:p/>
          </table:table-cell>
          <table:table-cell table:formula="of:=IF(RIGHT([.$K35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5];LEN([.R$1]))=[.R$1];[.R$1];&quot;&quot;)">
            <text:p/>
          </table:table-cell>
          <table:table-cell table:formula="of:=COM.MICROSOFT.CONCAT([.M35:.R35])" office:value-type="string" office:string-value="LimitedPriorityHash" calcext:value-type="string">
            <text:p>LimitedPriorityHash</text:p>
          </table:table-cell>
          <table:table-cell table:formula="of:=LEFT([.K35];LEN([.K35])-LEN([.S35]))" office:value-type="string" office:string-value="LimitHash" calcext:value-type="string">
            <text:p>LimitHash</text:p>
          </table:table-cell>
          <table:table-cell table:formula="of:=IF([.$T35]=&quot;&quot;;IF(ISERROR(FIND([.U$1];[.$S35]));&quot;-&quot;;&quot;+&quot;);IF([.$S35]=&quot;Default&quot;;&quot;-&quot;;IF(ISERROR(FIND([.U$1];[.$T35]));&quot;-&quot;;&quot;+&quot;)))" office:value-type="string" office:string-value="-" calcext:value-type="string">
            <text:p>-</text:p>
          </table:table-cell>
          <table:table-cell table:formula="of:=IF([.$T35]=&quot;&quot;;IF(ISERROR(FIND([.V$1];[.$S35]));&quot;-&quot;;&quot;+&quot;);IF([.$S35]=&quot;Default&quot;;&quot;-&quot;;IF(ISERROR(FIND([.V$1];[.$T35]));&quot;-&quot;;&quot;+&quot;)))" office:value-type="string" office:string-value="+" calcext:value-type="string">
            <text:p>+</text:p>
          </table:table-cell>
          <table:table-cell table:formula="of:=IF(AND([.V35]=&quot;+&quot;;NOT(ISERROR(FIND(&quot;NoLimit&quot;;[.L35]))));&quot;x&quot;;[.V35])" office:value-type="string" office:string-value="+" calcext:value-type="string">
            <text:p>+</text:p>
          </table:table-cell>
          <table:table-cell table:formula="of:=IF([.$T35]=&quot;&quot;;IF(ISERROR(FIND([.X$1];[.$S35]));&quot;-&quot;;&quot;+&quot;);IF([.$S35]=&quot;Default&quot;;&quot;-&quot;;IF(ISERROR(FIND([.X$1];[.$T35]));&quot;-&quot;;&quot;+&quot;)))" office:value-type="string" office:string-value="+" calcext:value-type="string">
            <text:p>+</text:p>
          </table:table-cell>
          <table:table-cell table:formula="of:=IF(ISERROR(FIND([.Y$1];[.$S35]));&quot;-&quot;;&quot;+&quot;)" office:value-type="string" office:string-value="-" calcext:value-type="string">
            <text:p>-</text:p>
          </table:table-cell>
          <table:table-cell table:formula="of:=IF([.W35]=&quot;x&quot;;RIGHT([.L35];LEN([.L35])-7);[.L35])" office:value-type="string" office:string-value="Add10k" calcext:value-type="string">
            <text:p>Add10k</text:p>
          </table:table-cell>
          <table:table-cell table:formula="of:=[.C35]" office:value-type="float" office:value="3260182" calcext:value-type="float">
            <text:p>3260182</text:p>
          </table:table-cell>
          <table:table-cell table:formula="of:=[.E35]" office:value-type="float" office:value="1055482" calcext:value-type="float">
            <text:p>1055482</text:p>
          </table:table-cell>
          <table:table-cell table:formula="of:=[.G35]" office:value-type="float" office:value="9926" calcext:value-type="float">
            <text:p>9926</text:p>
          </table:table-cell>
        </table:table-row>
        <table:table-row table:style-name="ro2">
          <table:table-cell office:value-type="string" calcext:value-type="string">
            <text:p>BenchmarkLimitedPriorityHashQueueNoLimitAdd10k-12</text:p>
          </table:table-cell>
          <table:table-cell office:value-type="float" office:value="404" calcext:value-type="float">
            <text:p>404</text:p>
          </table:table-cell>
          <table:table-cell office:value-type="float" office:value="2938412" calcext:value-type="float">
            <text:p>2938412</text:p>
          </table:table-cell>
          <table:table-cell office:value-type="string" calcext:value-type="string">
            <text:p>ns/op</text:p>
          </table:table-cell>
          <table:table-cell office:value-type="float" office:value="1251946" calcext:value-type="float">
            <text:p>1251946</text:p>
          </table:table-cell>
          <table:table-cell office:value-type="string" calcext:value-type="string">
            <text:p>B/op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allocs/op</text:p>
          </table:table-cell>
          <table:table-cell table:formula="of:=MID([.A36];10;LEN([.A36])-12)" office:value-type="string" office:string-value="LimitedPriorityHashQueueNoLimitAdd10k" calcext:value-type="string">
            <text:p>LimitedPriorityHashQueueNoLimitAdd10k</text:p>
          </table:table-cell>
          <table:table-cell table:formula="of:=FIND(&quot;Queue&quot;;[.I36])" office:value-type="float" office:value="20" calcext:value-type="float">
            <text:p>20</text:p>
          </table:table-cell>
          <table:table-cell table:formula="of:=LEFT([.I36];[.J36]-1)" office:value-type="string" office:string-value="LimitedPriorityHash" calcext:value-type="string">
            <text:p>LimitedPriorityHash</text:p>
          </table:table-cell>
          <table:table-cell table:formula="of:=RIGHT([.I36];LEN([.I36])-[.J36]-4)" office:value-type="string" office:string-value="NoLimitAdd10k" calcext:value-type="string">
            <text:p>NoLimitAdd10k</text:p>
          </table:table-cell>
          <table:table-cell table:formula="of:=IF(RIGHT([.$K36];LEN([.M$1]))=[.M$1];[.M$1];&quot;&quot;)">
            <text:p/>
          </table:table-cell>
          <table:table-cell table:formula="of:=IF([.O36]=&quot;&quot;;IF(RIGHT([.$K36];LEN([.N$1]))=[.N$1];[.N$1];&quot;&quot;);&quot;&quot;)">
            <text:p/>
          </table:table-cell>
          <table:table-cell table:formula="of:=IF(RIGHT([.$K36];LEN([.O$1]))=[.O$1];[.O$1];&quot;&quot;)">
            <text:p/>
          </table:table-cell>
          <table:table-cell table:formula="of:=IF(RIGHT([.$K36];LEN([.P$1]))=[.P$1];[.P$1];&quot;&quot;)">
            <text:p/>
          </table:table-cell>
          <table:table-cell table:formula="of:=IF(RIGHT([.$K36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6];LEN([.R$1]))=[.R$1];[.R$1];&quot;&quot;)">
            <text:p/>
          </table:table-cell>
          <table:table-cell table:formula="of:=COM.MICROSOFT.CONCAT([.M36:.R36])" office:value-type="string" office:string-value="LimitedPriorityHash" calcext:value-type="string">
            <text:p>LimitedPriorityHash</text:p>
          </table:table-cell>
          <table:table-cell table:formula="of:=LEFT([.K36];LEN([.K36])-LEN([.S36]))">
            <text:p/>
          </table:table-cell>
          <table:table-cell table:formula="of:=IF([.$T36]=&quot;&quot;;IF(ISERROR(FIND([.U$1];[.$S36]));&quot;-&quot;;&quot;+&quot;);IF([.$S36]=&quot;Default&quot;;&quot;-&quot;;IF(ISERROR(FIND([.U$1];[.$T36]));&quot;-&quot;;&quot;+&quot;)))" office:value-type="string" office:string-value="+" calcext:value-type="string">
            <text:p>+</text:p>
          </table:table-cell>
          <table:table-cell table:formula="of:=IF([.$T36]=&quot;&quot;;IF(ISERROR(FIND([.V$1];[.$S36]));&quot;-&quot;;&quot;+&quot;);IF([.$S36]=&quot;Default&quot;;&quot;-&quot;;IF(ISERROR(FIND([.V$1];[.$T36]));&quot;-&quot;;&quot;+&quot;)))" office:value-type="string" office:string-value="+" calcext:value-type="string">
            <text:p>+</text:p>
          </table:table-cell>
          <table:table-cell table:formula="of:=IF(AND([.V36]=&quot;+&quot;;NOT(ISERROR(FIND(&quot;NoLimit&quot;;[.L36]))));&quot;x&quot;;[.V36])" office:value-type="string" office:string-value="x" calcext:value-type="string">
            <text:p>x</text:p>
          </table:table-cell>
          <table:table-cell table:formula="of:=IF([.$T36]=&quot;&quot;;IF(ISERROR(FIND([.X$1];[.$S36]));&quot;-&quot;;&quot;+&quot;);IF([.$S36]=&quot;Default&quot;;&quot;-&quot;;IF(ISERROR(FIND([.X$1];[.$T36]));&quot;-&quot;;&quot;+&quot;)))" office:value-type="string" office:string-value="+" calcext:value-type="string">
            <text:p>+</text:p>
          </table:table-cell>
          <table:table-cell table:formula="of:=IF(ISERROR(FIND([.Y$1];[.$S36]));&quot;-&quot;;&quot;+&quot;)" office:value-type="string" office:string-value="-" calcext:value-type="string">
            <text:p>-</text:p>
          </table:table-cell>
          <table:table-cell table:formula="of:=IF([.W36]=&quot;x&quot;;RIGHT([.L36];LEN([.L36])-7);[.L36])" office:value-type="string" office:string-value="Add10k" calcext:value-type="string">
            <text:p>Add10k</text:p>
          </table:table-cell>
          <table:table-cell table:formula="of:=[.C36]" office:value-type="float" office:value="2938412" calcext:value-type="float">
            <text:p>2938412</text:p>
          </table:table-cell>
          <table:table-cell table:formula="of:=[.E36]" office:value-type="float" office:value="1251946" calcext:value-type="float">
            <text:p>1251946</text:p>
          </table:table-cell>
          <table:table-cell table:formula="of:=[.G36]" office:value-type="float" office:value="9926" calcext:value-type="float">
            <text:p>9926</text:p>
          </table:table-cell>
        </table:table-row>
        <table:table-row table:style-name="ro2">
          <table:table-cell office:value-type="string" calcext:value-type="string">
            <text:p>BenchmarkLimitedPriorityHashQueueAdd10k-12</text:p>
          </table:table-cell>
          <table:table-cell office:value-type="float" office:value="352" calcext:value-type="float">
            <text:p>352</text:p>
          </table:table-cell>
          <table:table-cell office:value-type="float" office:value="3826220" calcext:value-type="float">
            <text:p>3826220</text:p>
          </table:table-cell>
          <table:table-cell office:value-type="string" calcext:value-type="string">
            <text:p>ns/op</text:p>
          </table:table-cell>
          <table:table-cell office:value-type="float" office:value="1055674" calcext:value-type="float">
            <text:p>1055674</text:p>
          </table:table-cell>
          <table:table-cell office:value-type="string" calcext:value-type="string">
            <text:p>B/op</text:p>
          </table:table-cell>
          <table:table-cell office:value-type="float" office:value="9927" calcext:value-type="float">
            <text:p>9927</text:p>
          </table:table-cell>
          <table:table-cell office:value-type="string" calcext:value-type="string">
            <text:p>allocs/op</text:p>
          </table:table-cell>
          <table:table-cell table:formula="of:=MID([.A37];10;LEN([.A37])-12)" office:value-type="string" office:string-value="LimitedPriorityHashQueueAdd10k" calcext:value-type="string">
            <text:p>LimitedPriorityHashQueueAdd10k</text:p>
          </table:table-cell>
          <table:table-cell table:formula="of:=FIND(&quot;Queue&quot;;[.I37])" office:value-type="float" office:value="20" calcext:value-type="float">
            <text:p>20</text:p>
          </table:table-cell>
          <table:table-cell table:formula="of:=LEFT([.I37];[.J37]-1)" office:value-type="string" office:string-value="LimitedPriorityHash" calcext:value-type="string">
            <text:p>LimitedPriorityHash</text:p>
          </table:table-cell>
          <table:table-cell table:formula="of:=RIGHT([.I37];LEN([.I37])-[.J37]-4)" office:value-type="string" office:string-value="Add10k" calcext:value-type="string">
            <text:p>Add10k</text:p>
          </table:table-cell>
          <table:table-cell table:formula="of:=IF(RIGHT([.$K37];LEN([.M$1]))=[.M$1];[.M$1];&quot;&quot;)">
            <text:p/>
          </table:table-cell>
          <table:table-cell table:formula="of:=IF([.O37]=&quot;&quot;;IF(RIGHT([.$K37];LEN([.N$1]))=[.N$1];[.N$1];&quot;&quot;);&quot;&quot;)">
            <text:p/>
          </table:table-cell>
          <table:table-cell table:formula="of:=IF(RIGHT([.$K37];LEN([.O$1]))=[.O$1];[.O$1];&quot;&quot;)">
            <text:p/>
          </table:table-cell>
          <table:table-cell table:formula="of:=IF(RIGHT([.$K37];LEN([.P$1]))=[.P$1];[.P$1];&quot;&quot;)">
            <text:p/>
          </table:table-cell>
          <table:table-cell table:formula="of:=IF(RIGHT([.$K37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7];LEN([.R$1]))=[.R$1];[.R$1];&quot;&quot;)">
            <text:p/>
          </table:table-cell>
          <table:table-cell table:formula="of:=COM.MICROSOFT.CONCAT([.M37:.R37])" office:value-type="string" office:string-value="LimitedPriorityHash" calcext:value-type="string">
            <text:p>LimitedPriorityHash</text:p>
          </table:table-cell>
          <table:table-cell table:formula="of:=LEFT([.K37];LEN([.K37])-LEN([.S37]))">
            <text:p/>
          </table:table-cell>
          <table:table-cell table:formula="of:=IF([.$T37]=&quot;&quot;;IF(ISERROR(FIND([.U$1];[.$S37]));&quot;-&quot;;&quot;+&quot;);IF([.$S37]=&quot;Default&quot;;&quot;-&quot;;IF(ISERROR(FIND([.U$1];[.$T37]));&quot;-&quot;;&quot;+&quot;)))" office:value-type="string" office:string-value="+" calcext:value-type="string">
            <text:p>+</text:p>
          </table:table-cell>
          <table:table-cell table:formula="of:=IF([.$T37]=&quot;&quot;;IF(ISERROR(FIND([.V$1];[.$S37]));&quot;-&quot;;&quot;+&quot;);IF([.$S37]=&quot;Default&quot;;&quot;-&quot;;IF(ISERROR(FIND([.V$1];[.$T37]));&quot;-&quot;;&quot;+&quot;)))" office:value-type="string" office:string-value="+" calcext:value-type="string">
            <text:p>+</text:p>
          </table:table-cell>
          <table:table-cell table:formula="of:=IF(AND([.V37]=&quot;+&quot;;NOT(ISERROR(FIND(&quot;NoLimit&quot;;[.L37]))));&quot;x&quot;;[.V37])" office:value-type="string" office:string-value="+" calcext:value-type="string">
            <text:p>+</text:p>
          </table:table-cell>
          <table:table-cell table:formula="of:=IF([.$T37]=&quot;&quot;;IF(ISERROR(FIND([.X$1];[.$S37]));&quot;-&quot;;&quot;+&quot;);IF([.$S37]=&quot;Default&quot;;&quot;-&quot;;IF(ISERROR(FIND([.X$1];[.$T37]));&quot;-&quot;;&quot;+&quot;)))" office:value-type="string" office:string-value="+" calcext:value-type="string">
            <text:p>+</text:p>
          </table:table-cell>
          <table:table-cell table:formula="of:=IF(ISERROR(FIND([.Y$1];[.$S37]));&quot;-&quot;;&quot;+&quot;)" office:value-type="string" office:string-value="-" calcext:value-type="string">
            <text:p>-</text:p>
          </table:table-cell>
          <table:table-cell table:formula="of:=IF([.W37]=&quot;x&quot;;RIGHT([.L37];LEN([.L37])-7);[.L37])" office:value-type="string" office:string-value="Add10k" calcext:value-type="string">
            <text:p>Add10k</text:p>
          </table:table-cell>
          <table:table-cell table:formula="of:=[.C37]" office:value-type="float" office:value="3826220" calcext:value-type="float">
            <text:p>3826220</text:p>
          </table:table-cell>
          <table:table-cell table:formula="of:=[.E37]" office:value-type="float" office:value="1055674" calcext:value-type="float">
            <text:p>1055674</text:p>
          </table:table-cell>
          <table:table-cell table:formula="of:=[.G37]" office:value-type="float" office:value="9927" calcext:value-type="float">
            <text:p>9927</text:p>
          </table:table-cell>
        </table:table-row>
        <table:table-row table:style-name="ro2">
          <table:table-cell office:value-type="string" calcext:value-type="string">
            <text:p>BenchmarkDefaultLimitedPriorityHashQueueRemove10k-12</text:p>
          </table:table-cell>
          <table:table-cell office:value-type="float" office:value="4892" calcext:value-type="float">
            <text:p>4892</text:p>
          </table:table-cell>
          <table:table-cell office:value-type="float" office:value="242067" calcext:value-type="float">
            <text:p>242067</text:p>
          </table:table-cell>
          <table:table-cell office:value-type="string" calcext:value-type="string">
            <text:p>ns/op</text:p>
          </table:table-cell>
          <table:table-cell office:value-type="float" office:value="261889" calcext:value-type="float">
            <text:p>261889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38];10;LEN([.A38])-12)" office:value-type="string" office:string-value="DefaultLimitedPriorityHashQueueRemove10k" calcext:value-type="string">
            <text:p>DefaultLimitedPriorityHashQueueRemove10k</text:p>
          </table:table-cell>
          <table:table-cell table:formula="of:=FIND(&quot;Queue&quot;;[.I38])" office:value-type="float" office:value="27" calcext:value-type="float">
            <text:p>27</text:p>
          </table:table-cell>
          <table:table-cell table:formula="of:=LEFT([.I38];[.J38]-1)" office:value-type="string" office:string-value="DefaultLimitedPriorityHash" calcext:value-type="string">
            <text:p>DefaultLimitedPriorityHash</text:p>
          </table:table-cell>
          <table:table-cell table:formula="of:=RIGHT([.I38];LEN([.I38])-[.J38]-4)" office:value-type="string" office:string-value="Remove10k" calcext:value-type="string">
            <text:p>Remove10k</text:p>
          </table:table-cell>
          <table:table-cell table:formula="of:=IF(RIGHT([.$K38];LEN([.M$1]))=[.M$1];[.M$1];&quot;&quot;)">
            <text:p/>
          </table:table-cell>
          <table:table-cell table:formula="of:=IF([.O38]=&quot;&quot;;IF(RIGHT([.$K38];LEN([.N$1]))=[.N$1];[.N$1];&quot;&quot;);&quot;&quot;)">
            <text:p/>
          </table:table-cell>
          <table:table-cell table:formula="of:=IF(RIGHT([.$K38];LEN([.O$1]))=[.O$1];[.O$1];&quot;&quot;)">
            <text:p/>
          </table:table-cell>
          <table:table-cell table:formula="of:=IF(RIGHT([.$K38];LEN([.P$1]))=[.P$1];[.P$1];&quot;&quot;)">
            <text:p/>
          </table:table-cell>
          <table:table-cell table:formula="of:=IF(RIGHT([.$K38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8];LEN([.R$1]))=[.R$1];[.R$1];&quot;&quot;)">
            <text:p/>
          </table:table-cell>
          <table:table-cell table:formula="of:=COM.MICROSOFT.CONCAT([.M38:.R38])" office:value-type="string" office:string-value="LimitedPriorityHash" calcext:value-type="string">
            <text:p>LimitedPriorityHash</text:p>
          </table:table-cell>
          <table:table-cell table:formula="of:=LEFT([.K38];LEN([.K38])-LEN([.S38]))" office:value-type="string" office:string-value="Default" calcext:value-type="string">
            <text:p>Default</text:p>
          </table:table-cell>
          <table:table-cell table:formula="of:=IF([.$T38]=&quot;&quot;;IF(ISERROR(FIND([.U$1];[.$S38]));&quot;-&quot;;&quot;+&quot;);IF([.$S38]=&quot;Default&quot;;&quot;-&quot;;IF(ISERROR(FIND([.U$1];[.$T38]));&quot;-&quot;;&quot;+&quot;)))" office:value-type="string" office:string-value="-" calcext:value-type="string">
            <text:p>-</text:p>
          </table:table-cell>
          <table:table-cell table:formula="of:=IF([.$T38]=&quot;&quot;;IF(ISERROR(FIND([.V$1];[.$S38]));&quot;-&quot;;&quot;+&quot;);IF([.$S38]=&quot;Default&quot;;&quot;-&quot;;IF(ISERROR(FIND([.V$1];[.$T38]));&quot;-&quot;;&quot;+&quot;)))" office:value-type="string" office:string-value="-" calcext:value-type="string">
            <text:p>-</text:p>
          </table:table-cell>
          <table:table-cell table:formula="of:=IF(AND([.V38]=&quot;+&quot;;NOT(ISERROR(FIND(&quot;NoLimit&quot;;[.L38]))));&quot;x&quot;;[.V38])" office:value-type="string" office:string-value="-" calcext:value-type="string">
            <text:p>-</text:p>
          </table:table-cell>
          <table:table-cell table:formula="of:=IF([.$T38]=&quot;&quot;;IF(ISERROR(FIND([.X$1];[.$S38]));&quot;-&quot;;&quot;+&quot;);IF([.$S38]=&quot;Default&quot;;&quot;-&quot;;IF(ISERROR(FIND([.X$1];[.$T38]));&quot;-&quot;;&quot;+&quot;)))" office:value-type="string" office:string-value="-" calcext:value-type="string">
            <text:p>-</text:p>
          </table:table-cell>
          <table:table-cell table:formula="of:=IF(ISERROR(FIND([.Y$1];[.$S38]));&quot;-&quot;;&quot;+&quot;)" office:value-type="string" office:string-value="-" calcext:value-type="string">
            <text:p>-</text:p>
          </table:table-cell>
          <table:table-cell table:formula="of:=IF([.W38]=&quot;x&quot;;RIGHT([.L38];LEN([.L38])-7);[.L38])" office:value-type="string" office:string-value="Remove10k" calcext:value-type="string">
            <text:p>Remove10k</text:p>
          </table:table-cell>
          <table:table-cell table:formula="of:=[.C38]" office:value-type="float" office:value="242067" calcext:value-type="float">
            <text:p>242067</text:p>
          </table:table-cell>
          <table:table-cell table:formula="of:=[.E38]" office:value-type="float" office:value="261889" calcext:value-type="float">
            <text:p>261889</text:p>
          </table:table-cell>
          <table:table-cell table:formula="of:=[.G38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PriorityLimitedPriorityHashQueueRemove10k-12</text:p>
          </table:table-cell>
          <table:table-cell office:value-type="float" office:value="5276" calcext:value-type="float">
            <text:p>5276</text:p>
          </table:table-cell>
          <table:table-cell office:value-type="float" office:value="254466" calcext:value-type="float">
            <text:p>254466</text:p>
          </table:table-cell>
          <table:table-cell office:value-type="string" calcext:value-type="string">
            <text:p>ns/op</text:p>
          </table:table-cell>
          <table:table-cell office:value-type="float" office:value="261888" calcext:value-type="float">
            <text:p>26188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39];10;LEN([.A39])-12)" office:value-type="string" office:string-value="PriorityLimitedPriorityHashQueueRemove10k" calcext:value-type="string">
            <text:p>PriorityLimitedPriorityHashQueueRemove10k</text:p>
          </table:table-cell>
          <table:table-cell table:formula="of:=FIND(&quot;Queue&quot;;[.I39])" office:value-type="float" office:value="28" calcext:value-type="float">
            <text:p>28</text:p>
          </table:table-cell>
          <table:table-cell table:formula="of:=LEFT([.I39];[.J39]-1)" office:value-type="string" office:string-value="PriorityLimitedPriorityHash" calcext:value-type="string">
            <text:p>PriorityLimitedPriorityHash</text:p>
          </table:table-cell>
          <table:table-cell table:formula="of:=RIGHT([.I39];LEN([.I39])-[.J39]-4)" office:value-type="string" office:string-value="Remove10k" calcext:value-type="string">
            <text:p>Remove10k</text:p>
          </table:table-cell>
          <table:table-cell table:formula="of:=IF(RIGHT([.$K39];LEN([.M$1]))=[.M$1];[.M$1];&quot;&quot;)">
            <text:p/>
          </table:table-cell>
          <table:table-cell table:formula="of:=IF([.O39]=&quot;&quot;;IF(RIGHT([.$K39];LEN([.N$1]))=[.N$1];[.N$1];&quot;&quot;);&quot;&quot;)">
            <text:p/>
          </table:table-cell>
          <table:table-cell table:formula="of:=IF(RIGHT([.$K39];LEN([.O$1]))=[.O$1];[.O$1];&quot;&quot;)">
            <text:p/>
          </table:table-cell>
          <table:table-cell table:formula="of:=IF(RIGHT([.$K39];LEN([.P$1]))=[.P$1];[.P$1];&quot;&quot;)">
            <text:p/>
          </table:table-cell>
          <table:table-cell table:formula="of:=IF(RIGHT([.$K39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39];LEN([.R$1]))=[.R$1];[.R$1];&quot;&quot;)">
            <text:p/>
          </table:table-cell>
          <table:table-cell table:formula="of:=COM.MICROSOFT.CONCAT([.M39:.R39])" office:value-type="string" office:string-value="LimitedPriorityHash" calcext:value-type="string">
            <text:p>LimitedPriorityHash</text:p>
          </table:table-cell>
          <table:table-cell table:formula="of:=LEFT([.K39];LEN([.K39])-LEN([.S39]))" office:value-type="string" office:string-value="Priority" calcext:value-type="string">
            <text:p>Priority</text:p>
          </table:table-cell>
          <table:table-cell table:formula="of:=IF([.$T39]=&quot;&quot;;IF(ISERROR(FIND([.U$1];[.$S39]));&quot;-&quot;;&quot;+&quot;);IF([.$S39]=&quot;Default&quot;;&quot;-&quot;;IF(ISERROR(FIND([.U$1];[.$T39]));&quot;-&quot;;&quot;+&quot;)))" office:value-type="string" office:string-value="+" calcext:value-type="string">
            <text:p>+</text:p>
          </table:table-cell>
          <table:table-cell table:formula="of:=IF([.$T39]=&quot;&quot;;IF(ISERROR(FIND([.V$1];[.$S39]));&quot;-&quot;;&quot;+&quot;);IF([.$S39]=&quot;Default&quot;;&quot;-&quot;;IF(ISERROR(FIND([.V$1];[.$T39]));&quot;-&quot;;&quot;+&quot;)))" office:value-type="string" office:string-value="-" calcext:value-type="string">
            <text:p>-</text:p>
          </table:table-cell>
          <table:table-cell table:formula="of:=IF(AND([.V39]=&quot;+&quot;;NOT(ISERROR(FIND(&quot;NoLimit&quot;;[.L39]))));&quot;x&quot;;[.V39])" office:value-type="string" office:string-value="-" calcext:value-type="string">
            <text:p>-</text:p>
          </table:table-cell>
          <table:table-cell table:formula="of:=IF([.$T39]=&quot;&quot;;IF(ISERROR(FIND([.X$1];[.$S39]));&quot;-&quot;;&quot;+&quot;);IF([.$S39]=&quot;Default&quot;;&quot;-&quot;;IF(ISERROR(FIND([.X$1];[.$T39]));&quot;-&quot;;&quot;+&quot;)))" office:value-type="string" office:string-value="-" calcext:value-type="string">
            <text:p>-</text:p>
          </table:table-cell>
          <table:table-cell table:formula="of:=IF(ISERROR(FIND([.Y$1];[.$S39]));&quot;-&quot;;&quot;+&quot;)" office:value-type="string" office:string-value="-" calcext:value-type="string">
            <text:p>-</text:p>
          </table:table-cell>
          <table:table-cell table:formula="of:=IF([.W39]=&quot;x&quot;;RIGHT([.L39];LEN([.L39])-7);[.L39])" office:value-type="string" office:string-value="Remove10k" calcext:value-type="string">
            <text:p>Remove10k</text:p>
          </table:table-cell>
          <table:table-cell table:formula="of:=[.C39]" office:value-type="float" office:value="254466" calcext:value-type="float">
            <text:p>254466</text:p>
          </table:table-cell>
          <table:table-cell table:formula="of:=[.E39]" office:value-type="float" office:value="261888" calcext:value-type="float">
            <text:p>261888</text:p>
          </table:table-cell>
          <table:table-cell table:formula="of:=[.G39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LimitedPriorityHashQueueNoLimitRemove10k-12</text:p>
          </table:table-cell>
          <table:table-cell office:value-type="float" office:value="5821" calcext:value-type="float">
            <text:p>5821</text:p>
          </table:table-cell>
          <table:table-cell office:value-type="float" office:value="199678" calcext:value-type="float">
            <text:p>199678</text:p>
          </table:table-cell>
          <table:table-cell office:value-type="string" calcext:value-type="string">
            <text:p>ns/op</text:p>
          </table:table-cell>
          <table:table-cell office:value-type="float" office:value="196448" calcext:value-type="float">
            <text:p>19644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40];10;LEN([.A40])-12)" office:value-type="string" office:string-value="LimitLimitedPriorityHashQueueNoLimitRemove10k" calcext:value-type="string">
            <text:p>LimitLimitedPriorityHashQueueNoLimitRemove10k</text:p>
          </table:table-cell>
          <table:table-cell table:formula="of:=FIND(&quot;Queue&quot;;[.I40])" office:value-type="float" office:value="25" calcext:value-type="float">
            <text:p>25</text:p>
          </table:table-cell>
          <table:table-cell table:formula="of:=LEFT([.I40];[.J40]-1)" office:value-type="string" office:string-value="LimitLimitedPriorityHash" calcext:value-type="string">
            <text:p>LimitLimitedPriorityHash</text:p>
          </table:table-cell>
          <table:table-cell table:formula="of:=RIGHT([.I40];LEN([.I40])-[.J40]-4)" office:value-type="string" office:string-value="NoLimitRemove10k" calcext:value-type="string">
            <text:p>NoLimitRemove10k</text:p>
          </table:table-cell>
          <table:table-cell table:formula="of:=IF(RIGHT([.$K40];LEN([.M$1]))=[.M$1];[.M$1];&quot;&quot;)">
            <text:p/>
          </table:table-cell>
          <table:table-cell table:formula="of:=IF([.O40]=&quot;&quot;;IF(RIGHT([.$K40];LEN([.N$1]))=[.N$1];[.N$1];&quot;&quot;);&quot;&quot;)">
            <text:p/>
          </table:table-cell>
          <table:table-cell table:formula="of:=IF(RIGHT([.$K40];LEN([.O$1]))=[.O$1];[.O$1];&quot;&quot;)">
            <text:p/>
          </table:table-cell>
          <table:table-cell table:formula="of:=IF(RIGHT([.$K40];LEN([.P$1]))=[.P$1];[.P$1];&quot;&quot;)">
            <text:p/>
          </table:table-cell>
          <table:table-cell table:formula="of:=IF(RIGHT([.$K40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0];LEN([.R$1]))=[.R$1];[.R$1];&quot;&quot;)">
            <text:p/>
          </table:table-cell>
          <table:table-cell table:formula="of:=COM.MICROSOFT.CONCAT([.M40:.R40])" office:value-type="string" office:string-value="LimitedPriorityHash" calcext:value-type="string">
            <text:p>LimitedPriorityHash</text:p>
          </table:table-cell>
          <table:table-cell table:formula="of:=LEFT([.K40];LEN([.K40])-LEN([.S40]))" office:value-type="string" office:string-value="Limit" calcext:value-type="string">
            <text:p>Limit</text:p>
          </table:table-cell>
          <table:table-cell table:formula="of:=IF([.$T40]=&quot;&quot;;IF(ISERROR(FIND([.U$1];[.$S40]));&quot;-&quot;;&quot;+&quot;);IF([.$S40]=&quot;Default&quot;;&quot;-&quot;;IF(ISERROR(FIND([.U$1];[.$T40]));&quot;-&quot;;&quot;+&quot;)))" office:value-type="string" office:string-value="-" calcext:value-type="string">
            <text:p>-</text:p>
          </table:table-cell>
          <table:table-cell table:formula="of:=IF([.$T40]=&quot;&quot;;IF(ISERROR(FIND([.V$1];[.$S40]));&quot;-&quot;;&quot;+&quot;);IF([.$S40]=&quot;Default&quot;;&quot;-&quot;;IF(ISERROR(FIND([.V$1];[.$T40]));&quot;-&quot;;&quot;+&quot;)))" office:value-type="string" office:string-value="+" calcext:value-type="string">
            <text:p>+</text:p>
          </table:table-cell>
          <table:table-cell table:formula="of:=IF(AND([.V40]=&quot;+&quot;;NOT(ISERROR(FIND(&quot;NoLimit&quot;;[.L40]))));&quot;x&quot;;[.V40])" office:value-type="string" office:string-value="x" calcext:value-type="string">
            <text:p>x</text:p>
          </table:table-cell>
          <table:table-cell table:formula="of:=IF([.$T40]=&quot;&quot;;IF(ISERROR(FIND([.X$1];[.$S40]));&quot;-&quot;;&quot;+&quot;);IF([.$S40]=&quot;Default&quot;;&quot;-&quot;;IF(ISERROR(FIND([.X$1];[.$T40]));&quot;-&quot;;&quot;+&quot;)))" office:value-type="string" office:string-value="-" calcext:value-type="string">
            <text:p>-</text:p>
          </table:table-cell>
          <table:table-cell table:formula="of:=IF(ISERROR(FIND([.Y$1];[.$S40]));&quot;-&quot;;&quot;+&quot;)" office:value-type="string" office:string-value="-" calcext:value-type="string">
            <text:p>-</text:p>
          </table:table-cell>
          <table:table-cell table:formula="of:=IF([.W40]=&quot;x&quot;;RIGHT([.L40];LEN([.L40])-7);[.L40])" office:value-type="string" office:string-value="Remove10k" calcext:value-type="string">
            <text:p>Remove10k</text:p>
          </table:table-cell>
          <table:table-cell table:formula="of:=[.C40]" office:value-type="float" office:value="199678" calcext:value-type="float">
            <text:p>199678</text:p>
          </table:table-cell>
          <table:table-cell table:formula="of:=[.E40]" office:value-type="float" office:value="196448" calcext:value-type="float">
            <text:p>196448</text:p>
          </table:table-cell>
          <table:table-cell table:formula="of:=[.G40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LimitedPriorityHashQueueRemove10k-12</text:p>
          </table:table-cell>
          <table:table-cell office:value-type="float" office:value="6327" calcext:value-type="float">
            <text:p>6327</text:p>
          </table:table-cell>
          <table:table-cell office:value-type="float" office:value="185202" calcext:value-type="float">
            <text:p>185202</text:p>
          </table:table-cell>
          <table:table-cell office:value-type="string" calcext:value-type="string">
            <text:p>ns/op</text:p>
          </table:table-cell>
          <table:table-cell office:value-type="float" office:value="164128" calcext:value-type="float">
            <text:p>16412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41];10;LEN([.A41])-12)" office:value-type="string" office:string-value="LimitLimitedPriorityHashQueueRemove10k" calcext:value-type="string">
            <text:p>LimitLimitedPriorityHashQueueRemove10k</text:p>
          </table:table-cell>
          <table:table-cell table:formula="of:=FIND(&quot;Queue&quot;;[.I41])" office:value-type="float" office:value="25" calcext:value-type="float">
            <text:p>25</text:p>
          </table:table-cell>
          <table:table-cell table:formula="of:=LEFT([.I41];[.J41]-1)" office:value-type="string" office:string-value="LimitLimitedPriorityHash" calcext:value-type="string">
            <text:p>LimitLimitedPriorityHash</text:p>
          </table:table-cell>
          <table:table-cell table:formula="of:=RIGHT([.I41];LEN([.I41])-[.J41]-4)" office:value-type="string" office:string-value="Remove10k" calcext:value-type="string">
            <text:p>Remove10k</text:p>
          </table:table-cell>
          <table:table-cell table:formula="of:=IF(RIGHT([.$K41];LEN([.M$1]))=[.M$1];[.M$1];&quot;&quot;)">
            <text:p/>
          </table:table-cell>
          <table:table-cell table:formula="of:=IF([.O41]=&quot;&quot;;IF(RIGHT([.$K41];LEN([.N$1]))=[.N$1];[.N$1];&quot;&quot;);&quot;&quot;)">
            <text:p/>
          </table:table-cell>
          <table:table-cell table:formula="of:=IF(RIGHT([.$K41];LEN([.O$1]))=[.O$1];[.O$1];&quot;&quot;)">
            <text:p/>
          </table:table-cell>
          <table:table-cell table:formula="of:=IF(RIGHT([.$K41];LEN([.P$1]))=[.P$1];[.P$1];&quot;&quot;)">
            <text:p/>
          </table:table-cell>
          <table:table-cell table:formula="of:=IF(RIGHT([.$K41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1];LEN([.R$1]))=[.R$1];[.R$1];&quot;&quot;)">
            <text:p/>
          </table:table-cell>
          <table:table-cell table:formula="of:=COM.MICROSOFT.CONCAT([.M41:.R41])" office:value-type="string" office:string-value="LimitedPriorityHash" calcext:value-type="string">
            <text:p>LimitedPriorityHash</text:p>
          </table:table-cell>
          <table:table-cell table:formula="of:=LEFT([.K41];LEN([.K41])-LEN([.S41]))" office:value-type="string" office:string-value="Limit" calcext:value-type="string">
            <text:p>Limit</text:p>
          </table:table-cell>
          <table:table-cell table:formula="of:=IF([.$T41]=&quot;&quot;;IF(ISERROR(FIND([.U$1];[.$S41]));&quot;-&quot;;&quot;+&quot;);IF([.$S41]=&quot;Default&quot;;&quot;-&quot;;IF(ISERROR(FIND([.U$1];[.$T41]));&quot;-&quot;;&quot;+&quot;)))" office:value-type="string" office:string-value="-" calcext:value-type="string">
            <text:p>-</text:p>
          </table:table-cell>
          <table:table-cell table:formula="of:=IF([.$T41]=&quot;&quot;;IF(ISERROR(FIND([.V$1];[.$S41]));&quot;-&quot;;&quot;+&quot;);IF([.$S41]=&quot;Default&quot;;&quot;-&quot;;IF(ISERROR(FIND([.V$1];[.$T41]));&quot;-&quot;;&quot;+&quot;)))" office:value-type="string" office:string-value="+" calcext:value-type="string">
            <text:p>+</text:p>
          </table:table-cell>
          <table:table-cell table:formula="of:=IF(AND([.V41]=&quot;+&quot;;NOT(ISERROR(FIND(&quot;NoLimit&quot;;[.L41]))));&quot;x&quot;;[.V41])" office:value-type="string" office:string-value="+" calcext:value-type="string">
            <text:p>+</text:p>
          </table:table-cell>
          <table:table-cell table:formula="of:=IF([.$T41]=&quot;&quot;;IF(ISERROR(FIND([.X$1];[.$S41]));&quot;-&quot;;&quot;+&quot;);IF([.$S41]=&quot;Default&quot;;&quot;-&quot;;IF(ISERROR(FIND([.X$1];[.$T41]));&quot;-&quot;;&quot;+&quot;)))" office:value-type="string" office:string-value="-" calcext:value-type="string">
            <text:p>-</text:p>
          </table:table-cell>
          <table:table-cell table:formula="of:=IF(ISERROR(FIND([.Y$1];[.$S41]));&quot;-&quot;;&quot;+&quot;)" office:value-type="string" office:string-value="-" calcext:value-type="string">
            <text:p>-</text:p>
          </table:table-cell>
          <table:table-cell table:formula="of:=IF([.W41]=&quot;x&quot;;RIGHT([.L41];LEN([.L41])-7);[.L41])" office:value-type="string" office:string-value="Remove10k" calcext:value-type="string">
            <text:p>Remove10k</text:p>
          </table:table-cell>
          <table:table-cell table:formula="of:=[.C41]" office:value-type="float" office:value="185202" calcext:value-type="float">
            <text:p>185202</text:p>
          </table:table-cell>
          <table:table-cell table:formula="of:=[.E41]" office:value-type="float" office:value="164128" calcext:value-type="float">
            <text:p>164128</text:p>
          </table:table-cell>
          <table:table-cell table:formula="of:=[.G41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PriorityLimitedPriorityHashQueueNoLimitRemove10k-12</text:p>
          </table:table-cell>
          <table:table-cell office:value-type="float" office:value="7886" calcext:value-type="float">
            <text:p>7886</text:p>
          </table:table-cell>
          <table:table-cell office:value-type="float" office:value="195542" calcext:value-type="float">
            <text:p>195542</text:p>
          </table:table-cell>
          <table:table-cell office:value-type="string" calcext:value-type="string">
            <text:p>ns/op</text:p>
          </table:table-cell>
          <table:table-cell office:value-type="float" office:value="196448" calcext:value-type="float">
            <text:p>19644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42];10;LEN([.A42])-12)" office:value-type="string" office:string-value="LimitPriorityLimitedPriorityHashQueueNoLimitRemove10k" calcext:value-type="string">
            <text:p>LimitPriorityLimitedPriorityHashQueueNoLimitRemove10k</text:p>
          </table:table-cell>
          <table:table-cell table:formula="of:=FIND(&quot;Queue&quot;;[.I42])" office:value-type="float" office:value="33" calcext:value-type="float">
            <text:p>33</text:p>
          </table:table-cell>
          <table:table-cell table:formula="of:=LEFT([.I42];[.J42]-1)" office:value-type="string" office:string-value="LimitPriorityLimitedPriorityHash" calcext:value-type="string">
            <text:p>LimitPriorityLimitedPriorityHash</text:p>
          </table:table-cell>
          <table:table-cell table:formula="of:=RIGHT([.I42];LEN([.I42])-[.J42]-4)" office:value-type="string" office:string-value="NoLimitRemove10k" calcext:value-type="string">
            <text:p>NoLimitRemove10k</text:p>
          </table:table-cell>
          <table:table-cell table:formula="of:=IF(RIGHT([.$K42];LEN([.M$1]))=[.M$1];[.M$1];&quot;&quot;)">
            <text:p/>
          </table:table-cell>
          <table:table-cell table:formula="of:=IF([.O42]=&quot;&quot;;IF(RIGHT([.$K42];LEN([.N$1]))=[.N$1];[.N$1];&quot;&quot;);&quot;&quot;)">
            <text:p/>
          </table:table-cell>
          <table:table-cell table:formula="of:=IF(RIGHT([.$K42];LEN([.O$1]))=[.O$1];[.O$1];&quot;&quot;)">
            <text:p/>
          </table:table-cell>
          <table:table-cell table:formula="of:=IF(RIGHT([.$K42];LEN([.P$1]))=[.P$1];[.P$1];&quot;&quot;)">
            <text:p/>
          </table:table-cell>
          <table:table-cell table:formula="of:=IF(RIGHT([.$K42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2];LEN([.R$1]))=[.R$1];[.R$1];&quot;&quot;)">
            <text:p/>
          </table:table-cell>
          <table:table-cell table:formula="of:=COM.MICROSOFT.CONCAT([.M42:.R42])" office:value-type="string" office:string-value="LimitedPriorityHash" calcext:value-type="string">
            <text:p>LimitedPriorityHash</text:p>
          </table:table-cell>
          <table:table-cell table:formula="of:=LEFT([.K42];LEN([.K42])-LEN([.S42]))" office:value-type="string" office:string-value="LimitPriority" calcext:value-type="string">
            <text:p>LimitPriority</text:p>
          </table:table-cell>
          <table:table-cell table:formula="of:=IF([.$T42]=&quot;&quot;;IF(ISERROR(FIND([.U$1];[.$S42]));&quot;-&quot;;&quot;+&quot;);IF([.$S42]=&quot;Default&quot;;&quot;-&quot;;IF(ISERROR(FIND([.U$1];[.$T42]));&quot;-&quot;;&quot;+&quot;)))" office:value-type="string" office:string-value="+" calcext:value-type="string">
            <text:p>+</text:p>
          </table:table-cell>
          <table:table-cell table:formula="of:=IF([.$T42]=&quot;&quot;;IF(ISERROR(FIND([.V$1];[.$S42]));&quot;-&quot;;&quot;+&quot;);IF([.$S42]=&quot;Default&quot;;&quot;-&quot;;IF(ISERROR(FIND([.V$1];[.$T42]));&quot;-&quot;;&quot;+&quot;)))" office:value-type="string" office:string-value="+" calcext:value-type="string">
            <text:p>+</text:p>
          </table:table-cell>
          <table:table-cell table:formula="of:=IF(AND([.V42]=&quot;+&quot;;NOT(ISERROR(FIND(&quot;NoLimit&quot;;[.L42]))));&quot;x&quot;;[.V42])" office:value-type="string" office:string-value="x" calcext:value-type="string">
            <text:p>x</text:p>
          </table:table-cell>
          <table:table-cell table:formula="of:=IF([.$T42]=&quot;&quot;;IF(ISERROR(FIND([.X$1];[.$S42]));&quot;-&quot;;&quot;+&quot;);IF([.$S42]=&quot;Default&quot;;&quot;-&quot;;IF(ISERROR(FIND([.X$1];[.$T42]));&quot;-&quot;;&quot;+&quot;)))" office:value-type="string" office:string-value="-" calcext:value-type="string">
            <text:p>-</text:p>
          </table:table-cell>
          <table:table-cell table:formula="of:=IF(ISERROR(FIND([.Y$1];[.$S42]));&quot;-&quot;;&quot;+&quot;)" office:value-type="string" office:string-value="-" calcext:value-type="string">
            <text:p>-</text:p>
          </table:table-cell>
          <table:table-cell table:formula="of:=IF([.W42]=&quot;x&quot;;RIGHT([.L42];LEN([.L42])-7);[.L42])" office:value-type="string" office:string-value="Remove10k" calcext:value-type="string">
            <text:p>Remove10k</text:p>
          </table:table-cell>
          <table:table-cell table:formula="of:=[.C42]" office:value-type="float" office:value="195542" calcext:value-type="float">
            <text:p>195542</text:p>
          </table:table-cell>
          <table:table-cell table:formula="of:=[.E42]" office:value-type="float" office:value="196448" calcext:value-type="float">
            <text:p>196448</text:p>
          </table:table-cell>
          <table:table-cell table:formula="of:=[.G42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PriorityLimitedPriorityHashQueueRemove10k-12</text:p>
          </table:table-cell>
          <table:table-cell office:value-type="float" office:value="7122" calcext:value-type="float">
            <text:p>7122</text:p>
          </table:table-cell>
          <table:table-cell office:value-type="float" office:value="185418" calcext:value-type="float">
            <text:p>185418</text:p>
          </table:table-cell>
          <table:table-cell office:value-type="string" calcext:value-type="string">
            <text:p>ns/op</text:p>
          </table:table-cell>
          <table:table-cell office:value-type="float" office:value="164128" calcext:value-type="float">
            <text:p>16412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43];10;LEN([.A43])-12)" office:value-type="string" office:string-value="LimitPriorityLimitedPriorityHashQueueRemove10k" calcext:value-type="string">
            <text:p>LimitPriorityLimitedPriorityHashQueueRemove10k</text:p>
          </table:table-cell>
          <table:table-cell table:formula="of:=FIND(&quot;Queue&quot;;[.I43])" office:value-type="float" office:value="33" calcext:value-type="float">
            <text:p>33</text:p>
          </table:table-cell>
          <table:table-cell table:formula="of:=LEFT([.I43];[.J43]-1)" office:value-type="string" office:string-value="LimitPriorityLimitedPriorityHash" calcext:value-type="string">
            <text:p>LimitPriorityLimitedPriorityHash</text:p>
          </table:table-cell>
          <table:table-cell table:formula="of:=RIGHT([.I43];LEN([.I43])-[.J43]-4)" office:value-type="string" office:string-value="Remove10k" calcext:value-type="string">
            <text:p>Remove10k</text:p>
          </table:table-cell>
          <table:table-cell table:formula="of:=IF(RIGHT([.$K43];LEN([.M$1]))=[.M$1];[.M$1];&quot;&quot;)">
            <text:p/>
          </table:table-cell>
          <table:table-cell table:formula="of:=IF([.O43]=&quot;&quot;;IF(RIGHT([.$K43];LEN([.N$1]))=[.N$1];[.N$1];&quot;&quot;);&quot;&quot;)">
            <text:p/>
          </table:table-cell>
          <table:table-cell table:formula="of:=IF(RIGHT([.$K43];LEN([.O$1]))=[.O$1];[.O$1];&quot;&quot;)">
            <text:p/>
          </table:table-cell>
          <table:table-cell table:formula="of:=IF(RIGHT([.$K43];LEN([.P$1]))=[.P$1];[.P$1];&quot;&quot;)">
            <text:p/>
          </table:table-cell>
          <table:table-cell table:formula="of:=IF(RIGHT([.$K43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3];LEN([.R$1]))=[.R$1];[.R$1];&quot;&quot;)">
            <text:p/>
          </table:table-cell>
          <table:table-cell table:formula="of:=COM.MICROSOFT.CONCAT([.M43:.R43])" office:value-type="string" office:string-value="LimitedPriorityHash" calcext:value-type="string">
            <text:p>LimitedPriorityHash</text:p>
          </table:table-cell>
          <table:table-cell table:formula="of:=LEFT([.K43];LEN([.K43])-LEN([.S43]))" office:value-type="string" office:string-value="LimitPriority" calcext:value-type="string">
            <text:p>LimitPriority</text:p>
          </table:table-cell>
          <table:table-cell table:formula="of:=IF([.$T43]=&quot;&quot;;IF(ISERROR(FIND([.U$1];[.$S43]));&quot;-&quot;;&quot;+&quot;);IF([.$S43]=&quot;Default&quot;;&quot;-&quot;;IF(ISERROR(FIND([.U$1];[.$T43]));&quot;-&quot;;&quot;+&quot;)))" office:value-type="string" office:string-value="+" calcext:value-type="string">
            <text:p>+</text:p>
          </table:table-cell>
          <table:table-cell table:formula="of:=IF([.$T43]=&quot;&quot;;IF(ISERROR(FIND([.V$1];[.$S43]));&quot;-&quot;;&quot;+&quot;);IF([.$S43]=&quot;Default&quot;;&quot;-&quot;;IF(ISERROR(FIND([.V$1];[.$T43]));&quot;-&quot;;&quot;+&quot;)))" office:value-type="string" office:string-value="+" calcext:value-type="string">
            <text:p>+</text:p>
          </table:table-cell>
          <table:table-cell table:formula="of:=IF(AND([.V43]=&quot;+&quot;;NOT(ISERROR(FIND(&quot;NoLimit&quot;;[.L43]))));&quot;x&quot;;[.V43])" office:value-type="string" office:string-value="+" calcext:value-type="string">
            <text:p>+</text:p>
          </table:table-cell>
          <table:table-cell table:formula="of:=IF([.$T43]=&quot;&quot;;IF(ISERROR(FIND([.X$1];[.$S43]));&quot;-&quot;;&quot;+&quot;);IF([.$S43]=&quot;Default&quot;;&quot;-&quot;;IF(ISERROR(FIND([.X$1];[.$T43]));&quot;-&quot;;&quot;+&quot;)))" office:value-type="string" office:string-value="-" calcext:value-type="string">
            <text:p>-</text:p>
          </table:table-cell>
          <table:table-cell table:formula="of:=IF(ISERROR(FIND([.Y$1];[.$S43]));&quot;-&quot;;&quot;+&quot;)" office:value-type="string" office:string-value="-" calcext:value-type="string">
            <text:p>-</text:p>
          </table:table-cell>
          <table:table-cell table:formula="of:=IF([.W43]=&quot;x&quot;;RIGHT([.L43];LEN([.L43])-7);[.L43])" office:value-type="string" office:string-value="Remove10k" calcext:value-type="string">
            <text:p>Remove10k</text:p>
          </table:table-cell>
          <table:table-cell table:formula="of:=[.C43]" office:value-type="float" office:value="185418" calcext:value-type="float">
            <text:p>185418</text:p>
          </table:table-cell>
          <table:table-cell table:formula="of:=[.E43]" office:value-type="float" office:value="164128" calcext:value-type="float">
            <text:p>164128</text:p>
          </table:table-cell>
          <table:table-cell table:formula="of:=[.G43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HashLimitedPriorityHashQueueRemove10k-12</text:p>
          </table:table-cell>
          <table:table-cell office:value-type="float" office:value="986" calcext:value-type="float">
            <text:p>986</text:p>
          </table:table-cell>
          <table:table-cell office:value-type="float" office:value="1236407" calcext:value-type="float">
            <text:p>1236407</text:p>
          </table:table-cell>
          <table:table-cell office:value-type="string" calcext:value-type="string">
            <text:p>ns/op</text:p>
          </table:table-cell>
          <table:table-cell office:value-type="float" office:value="261888" calcext:value-type="float">
            <text:p>26188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44];10;LEN([.A44])-12)" office:value-type="string" office:string-value="HashLimitedPriorityHashQueueRemove10k" calcext:value-type="string">
            <text:p>HashLimitedPriorityHashQueueRemove10k</text:p>
          </table:table-cell>
          <table:table-cell table:formula="of:=FIND(&quot;Queue&quot;;[.I44])" office:value-type="float" office:value="24" calcext:value-type="float">
            <text:p>24</text:p>
          </table:table-cell>
          <table:table-cell table:formula="of:=LEFT([.I44];[.J44]-1)" office:value-type="string" office:string-value="HashLimitedPriorityHash" calcext:value-type="string">
            <text:p>HashLimitedPriorityHash</text:p>
          </table:table-cell>
          <table:table-cell table:formula="of:=RIGHT([.I44];LEN([.I44])-[.J44]-4)" office:value-type="string" office:string-value="Remove10k" calcext:value-type="string">
            <text:p>Remove10k</text:p>
          </table:table-cell>
          <table:table-cell table:formula="of:=IF(RIGHT([.$K44];LEN([.M$1]))=[.M$1];[.M$1];&quot;&quot;)">
            <text:p/>
          </table:table-cell>
          <table:table-cell table:formula="of:=IF([.O44]=&quot;&quot;;IF(RIGHT([.$K44];LEN([.N$1]))=[.N$1];[.N$1];&quot;&quot;);&quot;&quot;)">
            <text:p/>
          </table:table-cell>
          <table:table-cell table:formula="of:=IF(RIGHT([.$K44];LEN([.O$1]))=[.O$1];[.O$1];&quot;&quot;)">
            <text:p/>
          </table:table-cell>
          <table:table-cell table:formula="of:=IF(RIGHT([.$K44];LEN([.P$1]))=[.P$1];[.P$1];&quot;&quot;)">
            <text:p/>
          </table:table-cell>
          <table:table-cell table:formula="of:=IF(RIGHT([.$K44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4];LEN([.R$1]))=[.R$1];[.R$1];&quot;&quot;)">
            <text:p/>
          </table:table-cell>
          <table:table-cell table:formula="of:=COM.MICROSOFT.CONCAT([.M44:.R44])" office:value-type="string" office:string-value="LimitedPriorityHash" calcext:value-type="string">
            <text:p>LimitedPriorityHash</text:p>
          </table:table-cell>
          <table:table-cell table:formula="of:=LEFT([.K44];LEN([.K44])-LEN([.S44]))" office:value-type="string" office:string-value="Hash" calcext:value-type="string">
            <text:p>Hash</text:p>
          </table:table-cell>
          <table:table-cell table:formula="of:=IF([.$T44]=&quot;&quot;;IF(ISERROR(FIND([.U$1];[.$S44]));&quot;-&quot;;&quot;+&quot;);IF([.$S44]=&quot;Default&quot;;&quot;-&quot;;IF(ISERROR(FIND([.U$1];[.$T44]));&quot;-&quot;;&quot;+&quot;)))" office:value-type="string" office:string-value="-" calcext:value-type="string">
            <text:p>-</text:p>
          </table:table-cell>
          <table:table-cell table:formula="of:=IF([.$T44]=&quot;&quot;;IF(ISERROR(FIND([.V$1];[.$S44]));&quot;-&quot;;&quot;+&quot;);IF([.$S44]=&quot;Default&quot;;&quot;-&quot;;IF(ISERROR(FIND([.V$1];[.$T44]));&quot;-&quot;;&quot;+&quot;)))" office:value-type="string" office:string-value="-" calcext:value-type="string">
            <text:p>-</text:p>
          </table:table-cell>
          <table:table-cell table:formula="of:=IF(AND([.V44]=&quot;+&quot;;NOT(ISERROR(FIND(&quot;NoLimit&quot;;[.L44]))));&quot;x&quot;;[.V44])" office:value-type="string" office:string-value="-" calcext:value-type="string">
            <text:p>-</text:p>
          </table:table-cell>
          <table:table-cell table:formula="of:=IF([.$T44]=&quot;&quot;;IF(ISERROR(FIND([.X$1];[.$S44]));&quot;-&quot;;&quot;+&quot;);IF([.$S44]=&quot;Default&quot;;&quot;-&quot;;IF(ISERROR(FIND([.X$1];[.$T44]));&quot;-&quot;;&quot;+&quot;)))" office:value-type="string" office:string-value="+" calcext:value-type="string">
            <text:p>+</text:p>
          </table:table-cell>
          <table:table-cell table:formula="of:=IF(ISERROR(FIND([.Y$1];[.$S44]));&quot;-&quot;;&quot;+&quot;)" office:value-type="string" office:string-value="-" calcext:value-type="string">
            <text:p>-</text:p>
          </table:table-cell>
          <table:table-cell table:formula="of:=IF([.W44]=&quot;x&quot;;RIGHT([.L44];LEN([.L44])-7);[.L44])" office:value-type="string" office:string-value="Remove10k" calcext:value-type="string">
            <text:p>Remove10k</text:p>
          </table:table-cell>
          <table:table-cell table:formula="of:=[.C44]" office:value-type="float" office:value="1236407" calcext:value-type="float">
            <text:p>1236407</text:p>
          </table:table-cell>
          <table:table-cell table:formula="of:=[.E44]" office:value-type="float" office:value="261888" calcext:value-type="float">
            <text:p>261888</text:p>
          </table:table-cell>
          <table:table-cell table:formula="of:=[.G44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PriorityHashLimitedPriorityHashQueueRemove10k-12</text:p>
          </table:table-cell>
          <table:table-cell office:value-type="float" office:value="978" calcext:value-type="float">
            <text:p>978</text:p>
          </table:table-cell>
          <table:table-cell office:value-type="float" office:value="1183351" calcext:value-type="float">
            <text:p>1183351</text:p>
          </table:table-cell>
          <table:table-cell office:value-type="string" calcext:value-type="string">
            <text:p>ns/op</text:p>
          </table:table-cell>
          <table:table-cell office:value-type="float" office:value="261888" calcext:value-type="float">
            <text:p>26188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45];10;LEN([.A45])-12)" office:value-type="string" office:string-value="PriorityHashLimitedPriorityHashQueueRemove10k" calcext:value-type="string">
            <text:p>PriorityHashLimitedPriorityHashQueueRemove10k</text:p>
          </table:table-cell>
          <table:table-cell table:formula="of:=FIND(&quot;Queue&quot;;[.I45])" office:value-type="float" office:value="32" calcext:value-type="float">
            <text:p>32</text:p>
          </table:table-cell>
          <table:table-cell table:formula="of:=LEFT([.I45];[.J45]-1)" office:value-type="string" office:string-value="PriorityHashLimitedPriorityHash" calcext:value-type="string">
            <text:p>PriorityHashLimitedPriorityHash</text:p>
          </table:table-cell>
          <table:table-cell table:formula="of:=RIGHT([.I45];LEN([.I45])-[.J45]-4)" office:value-type="string" office:string-value="Remove10k" calcext:value-type="string">
            <text:p>Remove10k</text:p>
          </table:table-cell>
          <table:table-cell table:formula="of:=IF(RIGHT([.$K45];LEN([.M$1]))=[.M$1];[.M$1];&quot;&quot;)">
            <text:p/>
          </table:table-cell>
          <table:table-cell table:formula="of:=IF([.O45]=&quot;&quot;;IF(RIGHT([.$K45];LEN([.N$1]))=[.N$1];[.N$1];&quot;&quot;);&quot;&quot;)">
            <text:p/>
          </table:table-cell>
          <table:table-cell table:formula="of:=IF(RIGHT([.$K45];LEN([.O$1]))=[.O$1];[.O$1];&quot;&quot;)">
            <text:p/>
          </table:table-cell>
          <table:table-cell table:formula="of:=IF(RIGHT([.$K45];LEN([.P$1]))=[.P$1];[.P$1];&quot;&quot;)">
            <text:p/>
          </table:table-cell>
          <table:table-cell table:formula="of:=IF(RIGHT([.$K45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5];LEN([.R$1]))=[.R$1];[.R$1];&quot;&quot;)">
            <text:p/>
          </table:table-cell>
          <table:table-cell table:formula="of:=COM.MICROSOFT.CONCAT([.M45:.R45])" office:value-type="string" office:string-value="LimitedPriorityHash" calcext:value-type="string">
            <text:p>LimitedPriorityHash</text:p>
          </table:table-cell>
          <table:table-cell table:formula="of:=LEFT([.K45];LEN([.K45])-LEN([.S45]))" office:value-type="string" office:string-value="PriorityHash" calcext:value-type="string">
            <text:p>PriorityHash</text:p>
          </table:table-cell>
          <table:table-cell table:formula="of:=IF([.$T45]=&quot;&quot;;IF(ISERROR(FIND([.U$1];[.$S45]));&quot;-&quot;;&quot;+&quot;);IF([.$S45]=&quot;Default&quot;;&quot;-&quot;;IF(ISERROR(FIND([.U$1];[.$T45]));&quot;-&quot;;&quot;+&quot;)))" office:value-type="string" office:string-value="+" calcext:value-type="string">
            <text:p>+</text:p>
          </table:table-cell>
          <table:table-cell table:formula="of:=IF([.$T45]=&quot;&quot;;IF(ISERROR(FIND([.V$1];[.$S45]));&quot;-&quot;;&quot;+&quot;);IF([.$S45]=&quot;Default&quot;;&quot;-&quot;;IF(ISERROR(FIND([.V$1];[.$T45]));&quot;-&quot;;&quot;+&quot;)))" office:value-type="string" office:string-value="-" calcext:value-type="string">
            <text:p>-</text:p>
          </table:table-cell>
          <table:table-cell table:formula="of:=IF(AND([.V45]=&quot;+&quot;;NOT(ISERROR(FIND(&quot;NoLimit&quot;;[.L45]))));&quot;x&quot;;[.V45])" office:value-type="string" office:string-value="-" calcext:value-type="string">
            <text:p>-</text:p>
          </table:table-cell>
          <table:table-cell table:formula="of:=IF([.$T45]=&quot;&quot;;IF(ISERROR(FIND([.X$1];[.$S45]));&quot;-&quot;;&quot;+&quot;);IF([.$S45]=&quot;Default&quot;;&quot;-&quot;;IF(ISERROR(FIND([.X$1];[.$T45]));&quot;-&quot;;&quot;+&quot;)))" office:value-type="string" office:string-value="+" calcext:value-type="string">
            <text:p>+</text:p>
          </table:table-cell>
          <table:table-cell table:formula="of:=IF(ISERROR(FIND([.Y$1];[.$S45]));&quot;-&quot;;&quot;+&quot;)" office:value-type="string" office:string-value="-" calcext:value-type="string">
            <text:p>-</text:p>
          </table:table-cell>
          <table:table-cell table:formula="of:=IF([.W45]=&quot;x&quot;;RIGHT([.L45];LEN([.L45])-7);[.L45])" office:value-type="string" office:string-value="Remove10k" calcext:value-type="string">
            <text:p>Remove10k</text:p>
          </table:table-cell>
          <table:table-cell table:formula="of:=[.C45]" office:value-type="float" office:value="1183351" calcext:value-type="float">
            <text:p>1183351</text:p>
          </table:table-cell>
          <table:table-cell table:formula="of:=[.E45]" office:value-type="float" office:value="261888" calcext:value-type="float">
            <text:p>261888</text:p>
          </table:table-cell>
          <table:table-cell table:formula="of:=[.G45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HashLimitedPriorityHashQueueNoLimitRemove10k-12</text:p>
          </table:table-cell>
          <table:table-cell office:value-type="float" office:value="1056" calcext:value-type="float">
            <text:p>1056</text:p>
          </table:table-cell>
          <table:table-cell office:value-type="float" office:value="1252935" calcext:value-type="float">
            <text:p>1252935</text:p>
          </table:table-cell>
          <table:table-cell office:value-type="string" calcext:value-type="string">
            <text:p>ns/op</text:p>
          </table:table-cell>
          <table:table-cell office:value-type="float" office:value="196448" calcext:value-type="float">
            <text:p>19644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46];10;LEN([.A46])-12)" office:value-type="string" office:string-value="LimitHashLimitedPriorityHashQueueNoLimitRemove10k" calcext:value-type="string">
            <text:p>LimitHashLimitedPriorityHashQueueNoLimitRemove10k</text:p>
          </table:table-cell>
          <table:table-cell table:formula="of:=FIND(&quot;Queue&quot;;[.I46])" office:value-type="float" office:value="29" calcext:value-type="float">
            <text:p>29</text:p>
          </table:table-cell>
          <table:table-cell table:formula="of:=LEFT([.I46];[.J46]-1)" office:value-type="string" office:string-value="LimitHashLimitedPriorityHash" calcext:value-type="string">
            <text:p>LimitHashLimitedPriorityHash</text:p>
          </table:table-cell>
          <table:table-cell table:formula="of:=RIGHT([.I46];LEN([.I46])-[.J46]-4)" office:value-type="string" office:string-value="NoLimitRemove10k" calcext:value-type="string">
            <text:p>NoLimitRemove10k</text:p>
          </table:table-cell>
          <table:table-cell table:formula="of:=IF(RIGHT([.$K46];LEN([.M$1]))=[.M$1];[.M$1];&quot;&quot;)">
            <text:p/>
          </table:table-cell>
          <table:table-cell table:formula="of:=IF([.O46]=&quot;&quot;;IF(RIGHT([.$K46];LEN([.N$1]))=[.N$1];[.N$1];&quot;&quot;);&quot;&quot;)">
            <text:p/>
          </table:table-cell>
          <table:table-cell table:formula="of:=IF(RIGHT([.$K46];LEN([.O$1]))=[.O$1];[.O$1];&quot;&quot;)">
            <text:p/>
          </table:table-cell>
          <table:table-cell table:formula="of:=IF(RIGHT([.$K46];LEN([.P$1]))=[.P$1];[.P$1];&quot;&quot;)">
            <text:p/>
          </table:table-cell>
          <table:table-cell table:formula="of:=IF(RIGHT([.$K46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6];LEN([.R$1]))=[.R$1];[.R$1];&quot;&quot;)">
            <text:p/>
          </table:table-cell>
          <table:table-cell table:formula="of:=COM.MICROSOFT.CONCAT([.M46:.R46])" office:value-type="string" office:string-value="LimitedPriorityHash" calcext:value-type="string">
            <text:p>LimitedPriorityHash</text:p>
          </table:table-cell>
          <table:table-cell table:formula="of:=LEFT([.K46];LEN([.K46])-LEN([.S46]))" office:value-type="string" office:string-value="LimitHash" calcext:value-type="string">
            <text:p>LimitHash</text:p>
          </table:table-cell>
          <table:table-cell table:formula="of:=IF([.$T46]=&quot;&quot;;IF(ISERROR(FIND([.U$1];[.$S46]));&quot;-&quot;;&quot;+&quot;);IF([.$S46]=&quot;Default&quot;;&quot;-&quot;;IF(ISERROR(FIND([.U$1];[.$T46]));&quot;-&quot;;&quot;+&quot;)))" office:value-type="string" office:string-value="-" calcext:value-type="string">
            <text:p>-</text:p>
          </table:table-cell>
          <table:table-cell table:formula="of:=IF([.$T46]=&quot;&quot;;IF(ISERROR(FIND([.V$1];[.$S46]));&quot;-&quot;;&quot;+&quot;);IF([.$S46]=&quot;Default&quot;;&quot;-&quot;;IF(ISERROR(FIND([.V$1];[.$T46]));&quot;-&quot;;&quot;+&quot;)))" office:value-type="string" office:string-value="+" calcext:value-type="string">
            <text:p>+</text:p>
          </table:table-cell>
          <table:table-cell table:formula="of:=IF(AND([.V46]=&quot;+&quot;;NOT(ISERROR(FIND(&quot;NoLimit&quot;;[.L46]))));&quot;x&quot;;[.V46])" office:value-type="string" office:string-value="x" calcext:value-type="string">
            <text:p>x</text:p>
          </table:table-cell>
          <table:table-cell table:formula="of:=IF([.$T46]=&quot;&quot;;IF(ISERROR(FIND([.X$1];[.$S46]));&quot;-&quot;;&quot;+&quot;);IF([.$S46]=&quot;Default&quot;;&quot;-&quot;;IF(ISERROR(FIND([.X$1];[.$T46]));&quot;-&quot;;&quot;+&quot;)))" office:value-type="string" office:string-value="+" calcext:value-type="string">
            <text:p>+</text:p>
          </table:table-cell>
          <table:table-cell table:formula="of:=IF(ISERROR(FIND([.Y$1];[.$S46]));&quot;-&quot;;&quot;+&quot;)" office:value-type="string" office:string-value="-" calcext:value-type="string">
            <text:p>-</text:p>
          </table:table-cell>
          <table:table-cell table:formula="of:=IF([.W46]=&quot;x&quot;;RIGHT([.L46];LEN([.L46])-7);[.L46])" office:value-type="string" office:string-value="Remove10k" calcext:value-type="string">
            <text:p>Remove10k</text:p>
          </table:table-cell>
          <table:table-cell table:formula="of:=[.C46]" office:value-type="float" office:value="1252935" calcext:value-type="float">
            <text:p>1252935</text:p>
          </table:table-cell>
          <table:table-cell table:formula="of:=[.E46]" office:value-type="float" office:value="196448" calcext:value-type="float">
            <text:p>196448</text:p>
          </table:table-cell>
          <table:table-cell table:formula="of:=[.G46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HashLimitedPriorityHashQueueRemove10k-12</text:p>
          </table:table-cell>
          <table:table-cell office:value-type="float" office:value="1135" calcext:value-type="float">
            <text:p>1135</text:p>
          </table:table-cell>
          <table:table-cell office:value-type="float" office:value="1113891" calcext:value-type="float">
            <text:p>1113891</text:p>
          </table:table-cell>
          <table:table-cell office:value-type="string" calcext:value-type="string">
            <text:p>ns/op</text:p>
          </table:table-cell>
          <table:table-cell office:value-type="float" office:value="164128" calcext:value-type="float">
            <text:p>16412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47];10;LEN([.A47])-12)" office:value-type="string" office:string-value="LimitHashLimitedPriorityHashQueueRemove10k" calcext:value-type="string">
            <text:p>LimitHashLimitedPriorityHashQueueRemove10k</text:p>
          </table:table-cell>
          <table:table-cell table:formula="of:=FIND(&quot;Queue&quot;;[.I47])" office:value-type="float" office:value="29" calcext:value-type="float">
            <text:p>29</text:p>
          </table:table-cell>
          <table:table-cell table:formula="of:=LEFT([.I47];[.J47]-1)" office:value-type="string" office:string-value="LimitHashLimitedPriorityHash" calcext:value-type="string">
            <text:p>LimitHashLimitedPriorityHash</text:p>
          </table:table-cell>
          <table:table-cell table:formula="of:=RIGHT([.I47];LEN([.I47])-[.J47]-4)" office:value-type="string" office:string-value="Remove10k" calcext:value-type="string">
            <text:p>Remove10k</text:p>
          </table:table-cell>
          <table:table-cell table:formula="of:=IF(RIGHT([.$K47];LEN([.M$1]))=[.M$1];[.M$1];&quot;&quot;)">
            <text:p/>
          </table:table-cell>
          <table:table-cell table:formula="of:=IF([.O47]=&quot;&quot;;IF(RIGHT([.$K47];LEN([.N$1]))=[.N$1];[.N$1];&quot;&quot;);&quot;&quot;)">
            <text:p/>
          </table:table-cell>
          <table:table-cell table:formula="of:=IF(RIGHT([.$K47];LEN([.O$1]))=[.O$1];[.O$1];&quot;&quot;)">
            <text:p/>
          </table:table-cell>
          <table:table-cell table:formula="of:=IF(RIGHT([.$K47];LEN([.P$1]))=[.P$1];[.P$1];&quot;&quot;)">
            <text:p/>
          </table:table-cell>
          <table:table-cell table:formula="of:=IF(RIGHT([.$K47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7];LEN([.R$1]))=[.R$1];[.R$1];&quot;&quot;)">
            <text:p/>
          </table:table-cell>
          <table:table-cell table:formula="of:=COM.MICROSOFT.CONCAT([.M47:.R47])" office:value-type="string" office:string-value="LimitedPriorityHash" calcext:value-type="string">
            <text:p>LimitedPriorityHash</text:p>
          </table:table-cell>
          <table:table-cell table:formula="of:=LEFT([.K47];LEN([.K47])-LEN([.S47]))" office:value-type="string" office:string-value="LimitHash" calcext:value-type="string">
            <text:p>LimitHash</text:p>
          </table:table-cell>
          <table:table-cell table:formula="of:=IF([.$T47]=&quot;&quot;;IF(ISERROR(FIND([.U$1];[.$S47]));&quot;-&quot;;&quot;+&quot;);IF([.$S47]=&quot;Default&quot;;&quot;-&quot;;IF(ISERROR(FIND([.U$1];[.$T47]));&quot;-&quot;;&quot;+&quot;)))" office:value-type="string" office:string-value="-" calcext:value-type="string">
            <text:p>-</text:p>
          </table:table-cell>
          <table:table-cell table:formula="of:=IF([.$T47]=&quot;&quot;;IF(ISERROR(FIND([.V$1];[.$S47]));&quot;-&quot;;&quot;+&quot;);IF([.$S47]=&quot;Default&quot;;&quot;-&quot;;IF(ISERROR(FIND([.V$1];[.$T47]));&quot;-&quot;;&quot;+&quot;)))" office:value-type="string" office:string-value="+" calcext:value-type="string">
            <text:p>+</text:p>
          </table:table-cell>
          <table:table-cell table:formula="of:=IF(AND([.V47]=&quot;+&quot;;NOT(ISERROR(FIND(&quot;NoLimit&quot;;[.L47]))));&quot;x&quot;;[.V47])" office:value-type="string" office:string-value="+" calcext:value-type="string">
            <text:p>+</text:p>
          </table:table-cell>
          <table:table-cell table:formula="of:=IF([.$T47]=&quot;&quot;;IF(ISERROR(FIND([.X$1];[.$S47]));&quot;-&quot;;&quot;+&quot;);IF([.$S47]=&quot;Default&quot;;&quot;-&quot;;IF(ISERROR(FIND([.X$1];[.$T47]));&quot;-&quot;;&quot;+&quot;)))" office:value-type="string" office:string-value="+" calcext:value-type="string">
            <text:p>+</text:p>
          </table:table-cell>
          <table:table-cell table:formula="of:=IF(ISERROR(FIND([.Y$1];[.$S47]));&quot;-&quot;;&quot;+&quot;)" office:value-type="string" office:string-value="-" calcext:value-type="string">
            <text:p>-</text:p>
          </table:table-cell>
          <table:table-cell table:formula="of:=IF([.W47]=&quot;x&quot;;RIGHT([.L47];LEN([.L47])-7);[.L47])" office:value-type="string" office:string-value="Remove10k" calcext:value-type="string">
            <text:p>Remove10k</text:p>
          </table:table-cell>
          <table:table-cell table:formula="of:=[.C47]" office:value-type="float" office:value="1113891" calcext:value-type="float">
            <text:p>1113891</text:p>
          </table:table-cell>
          <table:table-cell table:formula="of:=[.E47]" office:value-type="float" office:value="164128" calcext:value-type="float">
            <text:p>164128</text:p>
          </table:table-cell>
          <table:table-cell table:formula="of:=[.G47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edPriorityHashQueueNoLimitRemove10k-12</text:p>
          </table:table-cell>
          <table:table-cell office:value-type="float" office:value="894" calcext:value-type="float">
            <text:p>894</text:p>
          </table:table-cell>
          <table:table-cell office:value-type="float" office:value="1149797" calcext:value-type="float">
            <text:p>1149797</text:p>
          </table:table-cell>
          <table:table-cell office:value-type="string" calcext:value-type="string">
            <text:p>ns/op</text:p>
          </table:table-cell>
          <table:table-cell office:value-type="float" office:value="196449" calcext:value-type="float">
            <text:p>196449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48];10;LEN([.A48])-12)" office:value-type="string" office:string-value="LimitedPriorityHashQueueNoLimitRemove10k" calcext:value-type="string">
            <text:p>LimitedPriorityHashQueueNoLimitRemove10k</text:p>
          </table:table-cell>
          <table:table-cell table:formula="of:=FIND(&quot;Queue&quot;;[.I48])" office:value-type="float" office:value="20" calcext:value-type="float">
            <text:p>20</text:p>
          </table:table-cell>
          <table:table-cell table:formula="of:=LEFT([.I48];[.J48]-1)" office:value-type="string" office:string-value="LimitedPriorityHash" calcext:value-type="string">
            <text:p>LimitedPriorityHash</text:p>
          </table:table-cell>
          <table:table-cell table:formula="of:=RIGHT([.I48];LEN([.I48])-[.J48]-4)" office:value-type="string" office:string-value="NoLimitRemove10k" calcext:value-type="string">
            <text:p>NoLimitRemove10k</text:p>
          </table:table-cell>
          <table:table-cell table:formula="of:=IF(RIGHT([.$K48];LEN([.M$1]))=[.M$1];[.M$1];&quot;&quot;)">
            <text:p/>
          </table:table-cell>
          <table:table-cell table:formula="of:=IF([.O48]=&quot;&quot;;IF(RIGHT([.$K48];LEN([.N$1]))=[.N$1];[.N$1];&quot;&quot;);&quot;&quot;)">
            <text:p/>
          </table:table-cell>
          <table:table-cell table:formula="of:=IF(RIGHT([.$K48];LEN([.O$1]))=[.O$1];[.O$1];&quot;&quot;)">
            <text:p/>
          </table:table-cell>
          <table:table-cell table:formula="of:=IF(RIGHT([.$K48];LEN([.P$1]))=[.P$1];[.P$1];&quot;&quot;)">
            <text:p/>
          </table:table-cell>
          <table:table-cell table:formula="of:=IF(RIGHT([.$K48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8];LEN([.R$1]))=[.R$1];[.R$1];&quot;&quot;)">
            <text:p/>
          </table:table-cell>
          <table:table-cell table:formula="of:=COM.MICROSOFT.CONCAT([.M48:.R48])" office:value-type="string" office:string-value="LimitedPriorityHash" calcext:value-type="string">
            <text:p>LimitedPriorityHash</text:p>
          </table:table-cell>
          <table:table-cell table:formula="of:=LEFT([.K48];LEN([.K48])-LEN([.S48]))">
            <text:p/>
          </table:table-cell>
          <table:table-cell table:formula="of:=IF([.$T48]=&quot;&quot;;IF(ISERROR(FIND([.U$1];[.$S48]));&quot;-&quot;;&quot;+&quot;);IF([.$S48]=&quot;Default&quot;;&quot;-&quot;;IF(ISERROR(FIND([.U$1];[.$T48]));&quot;-&quot;;&quot;+&quot;)))" office:value-type="string" office:string-value="+" calcext:value-type="string">
            <text:p>+</text:p>
          </table:table-cell>
          <table:table-cell table:formula="of:=IF([.$T48]=&quot;&quot;;IF(ISERROR(FIND([.V$1];[.$S48]));&quot;-&quot;;&quot;+&quot;);IF([.$S48]=&quot;Default&quot;;&quot;-&quot;;IF(ISERROR(FIND([.V$1];[.$T48]));&quot;-&quot;;&quot;+&quot;)))" office:value-type="string" office:string-value="+" calcext:value-type="string">
            <text:p>+</text:p>
          </table:table-cell>
          <table:table-cell table:formula="of:=IF(AND([.V48]=&quot;+&quot;;NOT(ISERROR(FIND(&quot;NoLimit&quot;;[.L48]))));&quot;x&quot;;[.V48])" office:value-type="string" office:string-value="x" calcext:value-type="string">
            <text:p>x</text:p>
          </table:table-cell>
          <table:table-cell table:formula="of:=IF([.$T48]=&quot;&quot;;IF(ISERROR(FIND([.X$1];[.$S48]));&quot;-&quot;;&quot;+&quot;);IF([.$S48]=&quot;Default&quot;;&quot;-&quot;;IF(ISERROR(FIND([.X$1];[.$T48]));&quot;-&quot;;&quot;+&quot;)))" office:value-type="string" office:string-value="+" calcext:value-type="string">
            <text:p>+</text:p>
          </table:table-cell>
          <table:table-cell table:formula="of:=IF(ISERROR(FIND([.Y$1];[.$S48]));&quot;-&quot;;&quot;+&quot;)" office:value-type="string" office:string-value="-" calcext:value-type="string">
            <text:p>-</text:p>
          </table:table-cell>
          <table:table-cell table:formula="of:=IF([.W48]=&quot;x&quot;;RIGHT([.L48];LEN([.L48])-7);[.L48])" office:value-type="string" office:string-value="Remove10k" calcext:value-type="string">
            <text:p>Remove10k</text:p>
          </table:table-cell>
          <table:table-cell table:formula="of:=[.C48]" office:value-type="float" office:value="1149797" calcext:value-type="float">
            <text:p>1149797</text:p>
          </table:table-cell>
          <table:table-cell table:formula="of:=[.E48]" office:value-type="float" office:value="196449" calcext:value-type="float">
            <text:p>196449</text:p>
          </table:table-cell>
          <table:table-cell table:formula="of:=[.G48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edPriorityHashQueueRemove10k-12</text:p>
          </table:table-cell>
          <table:table-cell office:value-type="float" office:value="1095" calcext:value-type="float">
            <text:p>1095</text:p>
          </table:table-cell>
          <table:table-cell office:value-type="float" office:value="1124509" calcext:value-type="float">
            <text:p>1124509</text:p>
          </table:table-cell>
          <table:table-cell office:value-type="string" calcext:value-type="string">
            <text:p>ns/op</text:p>
          </table:table-cell>
          <table:table-cell office:value-type="float" office:value="164128" calcext:value-type="float">
            <text:p>16412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49];10;LEN([.A49])-12)" office:value-type="string" office:string-value="LimitedPriorityHashQueueRemove10k" calcext:value-type="string">
            <text:p>LimitedPriorityHashQueueRemove10k</text:p>
          </table:table-cell>
          <table:table-cell table:formula="of:=FIND(&quot;Queue&quot;;[.I49])" office:value-type="float" office:value="20" calcext:value-type="float">
            <text:p>20</text:p>
          </table:table-cell>
          <table:table-cell table:formula="of:=LEFT([.I49];[.J49]-1)" office:value-type="string" office:string-value="LimitedPriorityHash" calcext:value-type="string">
            <text:p>LimitedPriorityHash</text:p>
          </table:table-cell>
          <table:table-cell table:formula="of:=RIGHT([.I49];LEN([.I49])-[.J49]-4)" office:value-type="string" office:string-value="Remove10k" calcext:value-type="string">
            <text:p>Remove10k</text:p>
          </table:table-cell>
          <table:table-cell table:formula="of:=IF(RIGHT([.$K49];LEN([.M$1]))=[.M$1];[.M$1];&quot;&quot;)">
            <text:p/>
          </table:table-cell>
          <table:table-cell table:formula="of:=IF([.O49]=&quot;&quot;;IF(RIGHT([.$K49];LEN([.N$1]))=[.N$1];[.N$1];&quot;&quot;);&quot;&quot;)">
            <text:p/>
          </table:table-cell>
          <table:table-cell table:formula="of:=IF(RIGHT([.$K49];LEN([.O$1]))=[.O$1];[.O$1];&quot;&quot;)">
            <text:p/>
          </table:table-cell>
          <table:table-cell table:formula="of:=IF(RIGHT([.$K49];LEN([.P$1]))=[.P$1];[.P$1];&quot;&quot;)">
            <text:p/>
          </table:table-cell>
          <table:table-cell table:formula="of:=IF(RIGHT([.$K49];LEN([.Q$1]))=[.Q$1];[.Q$1];&quot;&quot;)" office:value-type="string" office:string-value="LimitedPriorityHash" calcext:value-type="string">
            <text:p>LimitedPriorityHash</text:p>
          </table:table-cell>
          <table:table-cell table:formula="of:=IF(RIGHT([.$K49];LEN([.R$1]))=[.R$1];[.R$1];&quot;&quot;)">
            <text:p/>
          </table:table-cell>
          <table:table-cell table:formula="of:=COM.MICROSOFT.CONCAT([.M49:.R49])" office:value-type="string" office:string-value="LimitedPriorityHash" calcext:value-type="string">
            <text:p>LimitedPriorityHash</text:p>
          </table:table-cell>
          <table:table-cell table:formula="of:=LEFT([.K49];LEN([.K49])-LEN([.S49]))">
            <text:p/>
          </table:table-cell>
          <table:table-cell table:formula="of:=IF([.$T49]=&quot;&quot;;IF(ISERROR(FIND([.U$1];[.$S49]));&quot;-&quot;;&quot;+&quot;);IF([.$S49]=&quot;Default&quot;;&quot;-&quot;;IF(ISERROR(FIND([.U$1];[.$T49]));&quot;-&quot;;&quot;+&quot;)))" office:value-type="string" office:string-value="+" calcext:value-type="string">
            <text:p>+</text:p>
          </table:table-cell>
          <table:table-cell table:formula="of:=IF([.$T49]=&quot;&quot;;IF(ISERROR(FIND([.V$1];[.$S49]));&quot;-&quot;;&quot;+&quot;);IF([.$S49]=&quot;Default&quot;;&quot;-&quot;;IF(ISERROR(FIND([.V$1];[.$T49]));&quot;-&quot;;&quot;+&quot;)))" office:value-type="string" office:string-value="+" calcext:value-type="string">
            <text:p>+</text:p>
          </table:table-cell>
          <table:table-cell table:formula="of:=IF(AND([.V49]=&quot;+&quot;;NOT(ISERROR(FIND(&quot;NoLimit&quot;;[.L49]))));&quot;x&quot;;[.V49])" office:value-type="string" office:string-value="+" calcext:value-type="string">
            <text:p>+</text:p>
          </table:table-cell>
          <table:table-cell table:formula="of:=IF([.$T49]=&quot;&quot;;IF(ISERROR(FIND([.X$1];[.$S49]));&quot;-&quot;;&quot;+&quot;);IF([.$S49]=&quot;Default&quot;;&quot;-&quot;;IF(ISERROR(FIND([.X$1];[.$T49]));&quot;-&quot;;&quot;+&quot;)))" office:value-type="string" office:string-value="+" calcext:value-type="string">
            <text:p>+</text:p>
          </table:table-cell>
          <table:table-cell table:formula="of:=IF(ISERROR(FIND([.Y$1];[.$S49]));&quot;-&quot;;&quot;+&quot;)" office:value-type="string" office:string-value="-" calcext:value-type="string">
            <text:p>-</text:p>
          </table:table-cell>
          <table:table-cell table:formula="of:=IF([.W49]=&quot;x&quot;;RIGHT([.L49];LEN([.L49])-7);[.L49])" office:value-type="string" office:string-value="Remove10k" calcext:value-type="string">
            <text:p>Remove10k</text:p>
          </table:table-cell>
          <table:table-cell table:formula="of:=[.C49]" office:value-type="float" office:value="1124509" calcext:value-type="float">
            <text:p>1124509</text:p>
          </table:table-cell>
          <table:table-cell table:formula="of:=[.E49]" office:value-type="float" office:value="164128" calcext:value-type="float">
            <text:p>164128</text:p>
          </table:table-cell>
          <table:table-cell table:formula="of:=[.G49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DefaultLimitedPriorityListQueueAdd10k-12</text:p>
          </table:table-cell>
          <table:table-cell office:value-type="float" office:value="1449" calcext:value-type="float">
            <text:p>1449</text:p>
          </table:table-cell>
          <table:table-cell office:value-type="float" office:value="825852" calcext:value-type="float">
            <text:p>825852</text:p>
          </table:table-cell>
          <table:table-cell office:value-type="string" calcext:value-type="string">
            <text:p>ns/op</text:p>
          </table:table-cell>
          <table:table-cell office:value-type="float" office:value="397954" calcext:value-type="float">
            <text:p>397954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50];10;LEN([.A50])-12)" office:value-type="string" office:string-value="DefaultLimitedPriorityListQueueAdd10k" calcext:value-type="string">
            <text:p>DefaultLimitedPriorityListQueueAdd10k</text:p>
          </table:table-cell>
          <table:table-cell table:formula="of:=FIND(&quot;Queue&quot;;[.I50])" office:value-type="float" office:value="27" calcext:value-type="float">
            <text:p>27</text:p>
          </table:table-cell>
          <table:table-cell table:formula="of:=LEFT([.I50];[.J50]-1)" office:value-type="string" office:string-value="DefaultLimitedPriorityList" calcext:value-type="string">
            <text:p>DefaultLimitedPriorityList</text:p>
          </table:table-cell>
          <table:table-cell table:formula="of:=RIGHT([.I50];LEN([.I50])-[.J50]-4)" office:value-type="string" office:string-value="Add10k" calcext:value-type="string">
            <text:p>Add10k</text:p>
          </table:table-cell>
          <table:table-cell table:formula="of:=IF(RIGHT([.$K50];LEN([.M$1]))=[.M$1];[.M$1];&quot;&quot;)">
            <text:p/>
          </table:table-cell>
          <table:table-cell table:formula="of:=IF([.O50]=&quot;&quot;;IF(RIGHT([.$K50];LEN([.N$1]))=[.N$1];[.N$1];&quot;&quot;);&quot;&quot;)">
            <text:p/>
          </table:table-cell>
          <table:table-cell table:formula="of:=IF(RIGHT([.$K50];LEN([.O$1]))=[.O$1];[.O$1];&quot;&quot;)">
            <text:p/>
          </table:table-cell>
          <table:table-cell table:formula="of:=IF(RIGHT([.$K50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50];LEN([.Q$1]))=[.Q$1];[.Q$1];&quot;&quot;)">
            <text:p/>
          </table:table-cell>
          <table:table-cell table:formula="of:=IF(RIGHT([.$K50];LEN([.R$1]))=[.R$1];[.R$1];&quot;&quot;)">
            <text:p/>
          </table:table-cell>
          <table:table-cell table:formula="of:=COM.MICROSOFT.CONCAT([.M50:.R50])" office:value-type="string" office:string-value="LimitedPriorityList" calcext:value-type="string">
            <text:p>LimitedPriorityList</text:p>
          </table:table-cell>
          <table:table-cell table:formula="of:=LEFT([.K50];LEN([.K50])-LEN([.S50]))" office:value-type="string" office:string-value="Default" calcext:value-type="string">
            <text:p>Default</text:p>
          </table:table-cell>
          <table:table-cell table:formula="of:=IF([.$T50]=&quot;&quot;;IF(ISERROR(FIND([.U$1];[.$S50]));&quot;-&quot;;&quot;+&quot;);IF([.$S50]=&quot;Default&quot;;&quot;-&quot;;IF(ISERROR(FIND([.U$1];[.$T50]));&quot;-&quot;;&quot;+&quot;)))" office:value-type="string" office:string-value="-" calcext:value-type="string">
            <text:p>-</text:p>
          </table:table-cell>
          <table:table-cell table:formula="of:=IF([.$T50]=&quot;&quot;;IF(ISERROR(FIND([.V$1];[.$S50]));&quot;-&quot;;&quot;+&quot;);IF([.$S50]=&quot;Default&quot;;&quot;-&quot;;IF(ISERROR(FIND([.V$1];[.$T50]));&quot;-&quot;;&quot;+&quot;)))" office:value-type="string" office:string-value="-" calcext:value-type="string">
            <text:p>-</text:p>
          </table:table-cell>
          <table:table-cell table:formula="of:=IF(AND([.V50]=&quot;+&quot;;NOT(ISERROR(FIND(&quot;NoLimit&quot;;[.L50]))));&quot;x&quot;;[.V50])" office:value-type="string" office:string-value="-" calcext:value-type="string">
            <text:p>-</text:p>
          </table:table-cell>
          <table:table-cell table:formula="of:=IF([.$T50]=&quot;&quot;;IF(ISERROR(FIND([.X$1];[.$S50]));&quot;-&quot;;&quot;+&quot;);IF([.$S50]=&quot;Default&quot;;&quot;-&quot;;IF(ISERROR(FIND([.X$1];[.$T50]));&quot;-&quot;;&quot;+&quot;)))" office:value-type="string" office:string-value="-" calcext:value-type="string">
            <text:p>-</text:p>
          </table:table-cell>
          <table:table-cell table:formula="of:=IF(ISERROR(FIND([.Y$1];[.$S50]));&quot;-&quot;;&quot;+&quot;)" office:value-type="string" office:string-value="+" calcext:value-type="string">
            <text:p>+</text:p>
          </table:table-cell>
          <table:table-cell table:formula="of:=IF([.W50]=&quot;x&quot;;RIGHT([.L50];LEN([.L50])-7);[.L50])" office:value-type="string" office:string-value="Add10k" calcext:value-type="string">
            <text:p>Add10k</text:p>
          </table:table-cell>
          <table:table-cell table:formula="of:=[.C50]" office:value-type="float" office:value="825852" calcext:value-type="float">
            <text:p>825852</text:p>
          </table:table-cell>
          <table:table-cell table:formula="of:=[.E50]" office:value-type="float" office:value="397954" calcext:value-type="float">
            <text:p>397954</text:p>
          </table:table-cell>
          <table:table-cell table:formula="of:=[.G50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PriorityLimitedPriorityListQueueAdd10k-12</text:p>
          </table:table-cell>
          <table:table-cell office:value-type="float" office:value="1318" calcext:value-type="float">
            <text:p>1318</text:p>
          </table:table-cell>
          <table:table-cell office:value-type="float" office:value="879599" calcext:value-type="float">
            <text:p>879599</text:p>
          </table:table-cell>
          <table:table-cell office:value-type="string" calcext:value-type="string">
            <text:p>ns/op</text:p>
          </table:table-cell>
          <table:table-cell office:value-type="float" office:value="397954" calcext:value-type="float">
            <text:p>397954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51];10;LEN([.A51])-12)" office:value-type="string" office:string-value="PriorityLimitedPriorityListQueueAdd10k" calcext:value-type="string">
            <text:p>PriorityLimitedPriorityListQueueAdd10k</text:p>
          </table:table-cell>
          <table:table-cell table:formula="of:=FIND(&quot;Queue&quot;;[.I51])" office:value-type="float" office:value="28" calcext:value-type="float">
            <text:p>28</text:p>
          </table:table-cell>
          <table:table-cell table:formula="of:=LEFT([.I51];[.J51]-1)" office:value-type="string" office:string-value="PriorityLimitedPriorityList" calcext:value-type="string">
            <text:p>PriorityLimitedPriorityList</text:p>
          </table:table-cell>
          <table:table-cell table:formula="of:=RIGHT([.I51];LEN([.I51])-[.J51]-4)" office:value-type="string" office:string-value="Add10k" calcext:value-type="string">
            <text:p>Add10k</text:p>
          </table:table-cell>
          <table:table-cell table:formula="of:=IF(RIGHT([.$K51];LEN([.M$1]))=[.M$1];[.M$1];&quot;&quot;)">
            <text:p/>
          </table:table-cell>
          <table:table-cell table:formula="of:=IF([.O51]=&quot;&quot;;IF(RIGHT([.$K51];LEN([.N$1]))=[.N$1];[.N$1];&quot;&quot;);&quot;&quot;)">
            <text:p/>
          </table:table-cell>
          <table:table-cell table:formula="of:=IF(RIGHT([.$K51];LEN([.O$1]))=[.O$1];[.O$1];&quot;&quot;)">
            <text:p/>
          </table:table-cell>
          <table:table-cell table:formula="of:=IF(RIGHT([.$K51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51];LEN([.Q$1]))=[.Q$1];[.Q$1];&quot;&quot;)">
            <text:p/>
          </table:table-cell>
          <table:table-cell table:formula="of:=IF(RIGHT([.$K51];LEN([.R$1]))=[.R$1];[.R$1];&quot;&quot;)">
            <text:p/>
          </table:table-cell>
          <table:table-cell table:formula="of:=COM.MICROSOFT.CONCAT([.M51:.R51])" office:value-type="string" office:string-value="LimitedPriorityList" calcext:value-type="string">
            <text:p>LimitedPriorityList</text:p>
          </table:table-cell>
          <table:table-cell table:formula="of:=LEFT([.K51];LEN([.K51])-LEN([.S51]))" office:value-type="string" office:string-value="Priority" calcext:value-type="string">
            <text:p>Priority</text:p>
          </table:table-cell>
          <table:table-cell table:formula="of:=IF([.$T51]=&quot;&quot;;IF(ISERROR(FIND([.U$1];[.$S51]));&quot;-&quot;;&quot;+&quot;);IF([.$S51]=&quot;Default&quot;;&quot;-&quot;;IF(ISERROR(FIND([.U$1];[.$T51]));&quot;-&quot;;&quot;+&quot;)))" office:value-type="string" office:string-value="+" calcext:value-type="string">
            <text:p>+</text:p>
          </table:table-cell>
          <table:table-cell table:formula="of:=IF([.$T51]=&quot;&quot;;IF(ISERROR(FIND([.V$1];[.$S51]));&quot;-&quot;;&quot;+&quot;);IF([.$S51]=&quot;Default&quot;;&quot;-&quot;;IF(ISERROR(FIND([.V$1];[.$T51]));&quot;-&quot;;&quot;+&quot;)))" office:value-type="string" office:string-value="-" calcext:value-type="string">
            <text:p>-</text:p>
          </table:table-cell>
          <table:table-cell table:formula="of:=IF(AND([.V51]=&quot;+&quot;;NOT(ISERROR(FIND(&quot;NoLimit&quot;;[.L51]))));&quot;x&quot;;[.V51])" office:value-type="string" office:string-value="-" calcext:value-type="string">
            <text:p>-</text:p>
          </table:table-cell>
          <table:table-cell table:formula="of:=IF([.$T51]=&quot;&quot;;IF(ISERROR(FIND([.X$1];[.$S51]));&quot;-&quot;;&quot;+&quot;);IF([.$S51]=&quot;Default&quot;;&quot;-&quot;;IF(ISERROR(FIND([.X$1];[.$T51]));&quot;-&quot;;&quot;+&quot;)))" office:value-type="string" office:string-value="-" calcext:value-type="string">
            <text:p>-</text:p>
          </table:table-cell>
          <table:table-cell table:formula="of:=IF(ISERROR(FIND([.Y$1];[.$S51]));&quot;-&quot;;&quot;+&quot;)" office:value-type="string" office:string-value="+" calcext:value-type="string">
            <text:p>+</text:p>
          </table:table-cell>
          <table:table-cell table:formula="of:=IF([.W51]=&quot;x&quot;;RIGHT([.L51];LEN([.L51])-7);[.L51])" office:value-type="string" office:string-value="Add10k" calcext:value-type="string">
            <text:p>Add10k</text:p>
          </table:table-cell>
          <table:table-cell table:formula="of:=[.C51]" office:value-type="float" office:value="879599" calcext:value-type="float">
            <text:p>879599</text:p>
          </table:table-cell>
          <table:table-cell table:formula="of:=[.E51]" office:value-type="float" office:value="397954" calcext:value-type="float">
            <text:p>397954</text:p>
          </table:table-cell>
          <table:table-cell table:formula="of:=[.G51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LimitLimitedPriorityListQueueNoLimitAdd10k-12</text:p>
          </table:table-cell>
          <table:table-cell office:value-type="float" office:value="1381" calcext:value-type="float">
            <text:p>1381</text:p>
          </table:table-cell>
          <table:table-cell office:value-type="float" office:value="874600" calcext:value-type="float">
            <text:p>874600</text:p>
          </table:table-cell>
          <table:table-cell office:value-type="string" calcext:value-type="string">
            <text:p>ns/op</text:p>
          </table:table-cell>
          <table:table-cell office:value-type="float" office:value="397954" calcext:value-type="float">
            <text:p>397954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52];10;LEN([.A52])-12)" office:value-type="string" office:string-value="LimitLimitedPriorityListQueueNoLimitAdd10k" calcext:value-type="string">
            <text:p>LimitLimitedPriorityListQueueNoLimitAdd10k</text:p>
          </table:table-cell>
          <table:table-cell table:formula="of:=FIND(&quot;Queue&quot;;[.I52])" office:value-type="float" office:value="25" calcext:value-type="float">
            <text:p>25</text:p>
          </table:table-cell>
          <table:table-cell table:formula="of:=LEFT([.I52];[.J52]-1)" office:value-type="string" office:string-value="LimitLimitedPriorityList" calcext:value-type="string">
            <text:p>LimitLimitedPriorityList</text:p>
          </table:table-cell>
          <table:table-cell table:formula="of:=RIGHT([.I52];LEN([.I52])-[.J52]-4)" office:value-type="string" office:string-value="NoLimitAdd10k" calcext:value-type="string">
            <text:p>NoLimitAdd10k</text:p>
          </table:table-cell>
          <table:table-cell table:formula="of:=IF(RIGHT([.$K52];LEN([.M$1]))=[.M$1];[.M$1];&quot;&quot;)">
            <text:p/>
          </table:table-cell>
          <table:table-cell table:formula="of:=IF([.O52]=&quot;&quot;;IF(RIGHT([.$K52];LEN([.N$1]))=[.N$1];[.N$1];&quot;&quot;);&quot;&quot;)">
            <text:p/>
          </table:table-cell>
          <table:table-cell table:formula="of:=IF(RIGHT([.$K52];LEN([.O$1]))=[.O$1];[.O$1];&quot;&quot;)">
            <text:p/>
          </table:table-cell>
          <table:table-cell table:formula="of:=IF(RIGHT([.$K52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52];LEN([.Q$1]))=[.Q$1];[.Q$1];&quot;&quot;)">
            <text:p/>
          </table:table-cell>
          <table:table-cell table:formula="of:=IF(RIGHT([.$K52];LEN([.R$1]))=[.R$1];[.R$1];&quot;&quot;)">
            <text:p/>
          </table:table-cell>
          <table:table-cell table:formula="of:=COM.MICROSOFT.CONCAT([.M52:.R52])" office:value-type="string" office:string-value="LimitedPriorityList" calcext:value-type="string">
            <text:p>LimitedPriorityList</text:p>
          </table:table-cell>
          <table:table-cell table:formula="of:=LEFT([.K52];LEN([.K52])-LEN([.S52]))" office:value-type="string" office:string-value="Limit" calcext:value-type="string">
            <text:p>Limit</text:p>
          </table:table-cell>
          <table:table-cell table:formula="of:=IF([.$T52]=&quot;&quot;;IF(ISERROR(FIND([.U$1];[.$S52]));&quot;-&quot;;&quot;+&quot;);IF([.$S52]=&quot;Default&quot;;&quot;-&quot;;IF(ISERROR(FIND([.U$1];[.$T52]));&quot;-&quot;;&quot;+&quot;)))" office:value-type="string" office:string-value="-" calcext:value-type="string">
            <text:p>-</text:p>
          </table:table-cell>
          <table:table-cell table:formula="of:=IF([.$T52]=&quot;&quot;;IF(ISERROR(FIND([.V$1];[.$S52]));&quot;-&quot;;&quot;+&quot;);IF([.$S52]=&quot;Default&quot;;&quot;-&quot;;IF(ISERROR(FIND([.V$1];[.$T52]));&quot;-&quot;;&quot;+&quot;)))" office:value-type="string" office:string-value="+" calcext:value-type="string">
            <text:p>+</text:p>
          </table:table-cell>
          <table:table-cell table:formula="of:=IF(AND([.V52]=&quot;+&quot;;NOT(ISERROR(FIND(&quot;NoLimit&quot;;[.L52]))));&quot;x&quot;;[.V52])" office:value-type="string" office:string-value="x" calcext:value-type="string">
            <text:p>x</text:p>
          </table:table-cell>
          <table:table-cell table:formula="of:=IF([.$T52]=&quot;&quot;;IF(ISERROR(FIND([.X$1];[.$S52]));&quot;-&quot;;&quot;+&quot;);IF([.$S52]=&quot;Default&quot;;&quot;-&quot;;IF(ISERROR(FIND([.X$1];[.$T52]));&quot;-&quot;;&quot;+&quot;)))" office:value-type="string" office:string-value="-" calcext:value-type="string">
            <text:p>-</text:p>
          </table:table-cell>
          <table:table-cell table:formula="of:=IF(ISERROR(FIND([.Y$1];[.$S52]));&quot;-&quot;;&quot;+&quot;)" office:value-type="string" office:string-value="+" calcext:value-type="string">
            <text:p>+</text:p>
          </table:table-cell>
          <table:table-cell table:formula="of:=IF([.W52]=&quot;x&quot;;RIGHT([.L52];LEN([.L52])-7);[.L52])" office:value-type="string" office:string-value="Add10k" calcext:value-type="string">
            <text:p>Add10k</text:p>
          </table:table-cell>
          <table:table-cell table:formula="of:=[.C52]" office:value-type="float" office:value="874600" calcext:value-type="float">
            <text:p>874600</text:p>
          </table:table-cell>
          <table:table-cell table:formula="of:=[.E52]" office:value-type="float" office:value="397954" calcext:value-type="float">
            <text:p>397954</text:p>
          </table:table-cell>
          <table:table-cell table:formula="of:=[.G52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LimitLimitedPriorityListQueueAdd10k-12</text:p>
          </table:table-cell>
          <table:table-cell office:value-type="float" office:value="1334" calcext:value-type="float">
            <text:p>1334</text:p>
          </table:table-cell>
          <table:table-cell office:value-type="float" office:value="884697" calcext:value-type="float">
            <text:p>884697</text:p>
          </table:table-cell>
          <table:table-cell office:value-type="string" calcext:value-type="string">
            <text:p>ns/op</text:p>
          </table:table-cell>
          <table:table-cell office:value-type="float" office:value="397954" calcext:value-type="float">
            <text:p>397954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53];10;LEN([.A53])-12)" office:value-type="string" office:string-value="LimitLimitedPriorityListQueueAdd10k" calcext:value-type="string">
            <text:p>LimitLimitedPriorityListQueueAdd10k</text:p>
          </table:table-cell>
          <table:table-cell table:formula="of:=FIND(&quot;Queue&quot;;[.I53])" office:value-type="float" office:value="25" calcext:value-type="float">
            <text:p>25</text:p>
          </table:table-cell>
          <table:table-cell table:formula="of:=LEFT([.I53];[.J53]-1)" office:value-type="string" office:string-value="LimitLimitedPriorityList" calcext:value-type="string">
            <text:p>LimitLimitedPriorityList</text:p>
          </table:table-cell>
          <table:table-cell table:formula="of:=RIGHT([.I53];LEN([.I53])-[.J53]-4)" office:value-type="string" office:string-value="Add10k" calcext:value-type="string">
            <text:p>Add10k</text:p>
          </table:table-cell>
          <table:table-cell table:formula="of:=IF(RIGHT([.$K53];LEN([.M$1]))=[.M$1];[.M$1];&quot;&quot;)">
            <text:p/>
          </table:table-cell>
          <table:table-cell table:formula="of:=IF([.O53]=&quot;&quot;;IF(RIGHT([.$K53];LEN([.N$1]))=[.N$1];[.N$1];&quot;&quot;);&quot;&quot;)">
            <text:p/>
          </table:table-cell>
          <table:table-cell table:formula="of:=IF(RIGHT([.$K53];LEN([.O$1]))=[.O$1];[.O$1];&quot;&quot;)">
            <text:p/>
          </table:table-cell>
          <table:table-cell table:formula="of:=IF(RIGHT([.$K53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53];LEN([.Q$1]))=[.Q$1];[.Q$1];&quot;&quot;)">
            <text:p/>
          </table:table-cell>
          <table:table-cell table:formula="of:=IF(RIGHT([.$K53];LEN([.R$1]))=[.R$1];[.R$1];&quot;&quot;)">
            <text:p/>
          </table:table-cell>
          <table:table-cell table:formula="of:=COM.MICROSOFT.CONCAT([.M53:.R53])" office:value-type="string" office:string-value="LimitedPriorityList" calcext:value-type="string">
            <text:p>LimitedPriorityList</text:p>
          </table:table-cell>
          <table:table-cell table:formula="of:=LEFT([.K53];LEN([.K53])-LEN([.S53]))" office:value-type="string" office:string-value="Limit" calcext:value-type="string">
            <text:p>Limit</text:p>
          </table:table-cell>
          <table:table-cell table:formula="of:=IF([.$T53]=&quot;&quot;;IF(ISERROR(FIND([.U$1];[.$S53]));&quot;-&quot;;&quot;+&quot;);IF([.$S53]=&quot;Default&quot;;&quot;-&quot;;IF(ISERROR(FIND([.U$1];[.$T53]));&quot;-&quot;;&quot;+&quot;)))" office:value-type="string" office:string-value="-" calcext:value-type="string">
            <text:p>-</text:p>
          </table:table-cell>
          <table:table-cell table:formula="of:=IF([.$T53]=&quot;&quot;;IF(ISERROR(FIND([.V$1];[.$S53]));&quot;-&quot;;&quot;+&quot;);IF([.$S53]=&quot;Default&quot;;&quot;-&quot;;IF(ISERROR(FIND([.V$1];[.$T53]));&quot;-&quot;;&quot;+&quot;)))" office:value-type="string" office:string-value="+" calcext:value-type="string">
            <text:p>+</text:p>
          </table:table-cell>
          <table:table-cell table:formula="of:=IF(AND([.V53]=&quot;+&quot;;NOT(ISERROR(FIND(&quot;NoLimit&quot;;[.L53]))));&quot;x&quot;;[.V53])" office:value-type="string" office:string-value="+" calcext:value-type="string">
            <text:p>+</text:p>
          </table:table-cell>
          <table:table-cell table:formula="of:=IF([.$T53]=&quot;&quot;;IF(ISERROR(FIND([.X$1];[.$S53]));&quot;-&quot;;&quot;+&quot;);IF([.$S53]=&quot;Default&quot;;&quot;-&quot;;IF(ISERROR(FIND([.X$1];[.$T53]));&quot;-&quot;;&quot;+&quot;)))" office:value-type="string" office:string-value="-" calcext:value-type="string">
            <text:p>-</text:p>
          </table:table-cell>
          <table:table-cell table:formula="of:=IF(ISERROR(FIND([.Y$1];[.$S53]));&quot;-&quot;;&quot;+&quot;)" office:value-type="string" office:string-value="+" calcext:value-type="string">
            <text:p>+</text:p>
          </table:table-cell>
          <table:table-cell table:formula="of:=IF([.W53]=&quot;x&quot;;RIGHT([.L53];LEN([.L53])-7);[.L53])" office:value-type="string" office:string-value="Add10k" calcext:value-type="string">
            <text:p>Add10k</text:p>
          </table:table-cell>
          <table:table-cell table:formula="of:=[.C53]" office:value-type="float" office:value="884697" calcext:value-type="float">
            <text:p>884697</text:p>
          </table:table-cell>
          <table:table-cell table:formula="of:=[.E53]" office:value-type="float" office:value="397954" calcext:value-type="float">
            <text:p>397954</text:p>
          </table:table-cell>
          <table:table-cell table:formula="of:=[.G53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LimitedPriorityListQueueNoLimitAdd10k-12</text:p>
          </table:table-cell>
          <table:table-cell office:value-type="float" office:value="1212" calcext:value-type="float">
            <text:p>1212</text:p>
          </table:table-cell>
          <table:table-cell office:value-type="float" office:value="904648" calcext:value-type="float">
            <text:p>904648</text:p>
          </table:table-cell>
          <table:table-cell office:value-type="string" calcext:value-type="string">
            <text:p>ns/op</text:p>
          </table:table-cell>
          <table:table-cell office:value-type="float" office:value="397955" calcext:value-type="float">
            <text:p>397955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54];10;LEN([.A54])-12)" office:value-type="string" office:string-value="LimitedPriorityListQueueNoLimitAdd10k" calcext:value-type="string">
            <text:p>LimitedPriorityListQueueNoLimitAdd10k</text:p>
          </table:table-cell>
          <table:table-cell table:formula="of:=FIND(&quot;Queue&quot;;[.I54])" office:value-type="float" office:value="20" calcext:value-type="float">
            <text:p>20</text:p>
          </table:table-cell>
          <table:table-cell table:formula="of:=LEFT([.I54];[.J54]-1)" office:value-type="string" office:string-value="LimitedPriorityList" calcext:value-type="string">
            <text:p>LimitedPriorityList</text:p>
          </table:table-cell>
          <table:table-cell table:formula="of:=RIGHT([.I54];LEN([.I54])-[.J54]-4)" office:value-type="string" office:string-value="NoLimitAdd10k" calcext:value-type="string">
            <text:p>NoLimitAdd10k</text:p>
          </table:table-cell>
          <table:table-cell table:formula="of:=IF(RIGHT([.$K54];LEN([.M$1]))=[.M$1];[.M$1];&quot;&quot;)">
            <text:p/>
          </table:table-cell>
          <table:table-cell table:formula="of:=IF([.O54]=&quot;&quot;;IF(RIGHT([.$K54];LEN([.N$1]))=[.N$1];[.N$1];&quot;&quot;);&quot;&quot;)">
            <text:p/>
          </table:table-cell>
          <table:table-cell table:formula="of:=IF(RIGHT([.$K54];LEN([.O$1]))=[.O$1];[.O$1];&quot;&quot;)">
            <text:p/>
          </table:table-cell>
          <table:table-cell table:formula="of:=IF(RIGHT([.$K54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54];LEN([.Q$1]))=[.Q$1];[.Q$1];&quot;&quot;)">
            <text:p/>
          </table:table-cell>
          <table:table-cell table:formula="of:=IF(RIGHT([.$K54];LEN([.R$1]))=[.R$1];[.R$1];&quot;&quot;)">
            <text:p/>
          </table:table-cell>
          <table:table-cell table:formula="of:=COM.MICROSOFT.CONCAT([.M54:.R54])" office:value-type="string" office:string-value="LimitedPriorityList" calcext:value-type="string">
            <text:p>LimitedPriorityList</text:p>
          </table:table-cell>
          <table:table-cell table:formula="of:=LEFT([.K54];LEN([.K54])-LEN([.S54]))">
            <text:p/>
          </table:table-cell>
          <table:table-cell table:formula="of:=IF([.$T54]=&quot;&quot;;IF(ISERROR(FIND([.U$1];[.$S54]));&quot;-&quot;;&quot;+&quot;);IF([.$S54]=&quot;Default&quot;;&quot;-&quot;;IF(ISERROR(FIND([.U$1];[.$T54]));&quot;-&quot;;&quot;+&quot;)))" office:value-type="string" office:string-value="+" calcext:value-type="string">
            <text:p>+</text:p>
          </table:table-cell>
          <table:table-cell table:formula="of:=IF([.$T54]=&quot;&quot;;IF(ISERROR(FIND([.V$1];[.$S54]));&quot;-&quot;;&quot;+&quot;);IF([.$S54]=&quot;Default&quot;;&quot;-&quot;;IF(ISERROR(FIND([.V$1];[.$T54]));&quot;-&quot;;&quot;+&quot;)))" office:value-type="string" office:string-value="+" calcext:value-type="string">
            <text:p>+</text:p>
          </table:table-cell>
          <table:table-cell table:formula="of:=IF(AND([.V54]=&quot;+&quot;;NOT(ISERROR(FIND(&quot;NoLimit&quot;;[.L54]))));&quot;x&quot;;[.V54])" office:value-type="string" office:string-value="x" calcext:value-type="string">
            <text:p>x</text:p>
          </table:table-cell>
          <table:table-cell table:formula="of:=IF([.$T54]=&quot;&quot;;IF(ISERROR(FIND([.X$1];[.$S54]));&quot;-&quot;;&quot;+&quot;);IF([.$S54]=&quot;Default&quot;;&quot;-&quot;;IF(ISERROR(FIND([.X$1];[.$T54]));&quot;-&quot;;&quot;+&quot;)))" office:value-type="string" office:string-value="-" calcext:value-type="string">
            <text:p>-</text:p>
          </table:table-cell>
          <table:table-cell table:formula="of:=IF(ISERROR(FIND([.Y$1];[.$S54]));&quot;-&quot;;&quot;+&quot;)" office:value-type="string" office:string-value="+" calcext:value-type="string">
            <text:p>+</text:p>
          </table:table-cell>
          <table:table-cell table:formula="of:=IF([.W54]=&quot;x&quot;;RIGHT([.L54];LEN([.L54])-7);[.L54])" office:value-type="string" office:string-value="Add10k" calcext:value-type="string">
            <text:p>Add10k</text:p>
          </table:table-cell>
          <table:table-cell table:formula="of:=[.C54]" office:value-type="float" office:value="904648" calcext:value-type="float">
            <text:p>904648</text:p>
          </table:table-cell>
          <table:table-cell table:formula="of:=[.E54]" office:value-type="float" office:value="397955" calcext:value-type="float">
            <text:p>397955</text:p>
          </table:table-cell>
          <table:table-cell table:formula="of:=[.G54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LimitedPriorityListQueueAdd10k-12</text:p>
          </table:table-cell>
          <table:table-cell office:value-type="float" office:value="1068" calcext:value-type="float">
            <text:p>1068</text:p>
          </table:table-cell>
          <table:table-cell office:value-type="float" office:value="1064316" calcext:value-type="float">
            <text:p>1064316</text:p>
          </table:table-cell>
          <table:table-cell office:value-type="string" calcext:value-type="string">
            <text:p>ns/op</text:p>
          </table:table-cell>
          <table:table-cell office:value-type="float" office:value="397954" calcext:value-type="float">
            <text:p>397954</text:p>
          </table:table-cell>
          <table:table-cell office:value-type="string" calcext:value-type="string">
            <text:p>B/op</text:p>
          </table:table-cell>
          <table:table-cell office:value-type="float" office:value="19744" calcext:value-type="float">
            <text:p>19744</text:p>
          </table:table-cell>
          <table:table-cell office:value-type="string" calcext:value-type="string">
            <text:p>allocs/op</text:p>
          </table:table-cell>
          <table:table-cell table:formula="of:=MID([.A55];10;LEN([.A55])-12)" office:value-type="string" office:string-value="LimitedPriorityListQueueAdd10k" calcext:value-type="string">
            <text:p>LimitedPriorityListQueueAdd10k</text:p>
          </table:table-cell>
          <table:table-cell table:formula="of:=FIND(&quot;Queue&quot;;[.I55])" office:value-type="float" office:value="20" calcext:value-type="float">
            <text:p>20</text:p>
          </table:table-cell>
          <table:table-cell table:formula="of:=LEFT([.I55];[.J55]-1)" office:value-type="string" office:string-value="LimitedPriorityList" calcext:value-type="string">
            <text:p>LimitedPriorityList</text:p>
          </table:table-cell>
          <table:table-cell table:formula="of:=RIGHT([.I55];LEN([.I55])-[.J55]-4)" office:value-type="string" office:string-value="Add10k" calcext:value-type="string">
            <text:p>Add10k</text:p>
          </table:table-cell>
          <table:table-cell table:formula="of:=IF(RIGHT([.$K55];LEN([.M$1]))=[.M$1];[.M$1];&quot;&quot;)">
            <text:p/>
          </table:table-cell>
          <table:table-cell table:formula="of:=IF([.O55]=&quot;&quot;;IF(RIGHT([.$K55];LEN([.N$1]))=[.N$1];[.N$1];&quot;&quot;);&quot;&quot;)">
            <text:p/>
          </table:table-cell>
          <table:table-cell table:formula="of:=IF(RIGHT([.$K55];LEN([.O$1]))=[.O$1];[.O$1];&quot;&quot;)">
            <text:p/>
          </table:table-cell>
          <table:table-cell table:formula="of:=IF(RIGHT([.$K55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55];LEN([.Q$1]))=[.Q$1];[.Q$1];&quot;&quot;)">
            <text:p/>
          </table:table-cell>
          <table:table-cell table:formula="of:=IF(RIGHT([.$K55];LEN([.R$1]))=[.R$1];[.R$1];&quot;&quot;)">
            <text:p/>
          </table:table-cell>
          <table:table-cell table:formula="of:=COM.MICROSOFT.CONCAT([.M55:.R55])" office:value-type="string" office:string-value="LimitedPriorityList" calcext:value-type="string">
            <text:p>LimitedPriorityList</text:p>
          </table:table-cell>
          <table:table-cell table:formula="of:=LEFT([.K55];LEN([.K55])-LEN([.S55]))">
            <text:p/>
          </table:table-cell>
          <table:table-cell table:formula="of:=IF([.$T55]=&quot;&quot;;IF(ISERROR(FIND([.U$1];[.$S55]));&quot;-&quot;;&quot;+&quot;);IF([.$S55]=&quot;Default&quot;;&quot;-&quot;;IF(ISERROR(FIND([.U$1];[.$T55]));&quot;-&quot;;&quot;+&quot;)))" office:value-type="string" office:string-value="+" calcext:value-type="string">
            <text:p>+</text:p>
          </table:table-cell>
          <table:table-cell table:formula="of:=IF([.$T55]=&quot;&quot;;IF(ISERROR(FIND([.V$1];[.$S55]));&quot;-&quot;;&quot;+&quot;);IF([.$S55]=&quot;Default&quot;;&quot;-&quot;;IF(ISERROR(FIND([.V$1];[.$T55]));&quot;-&quot;;&quot;+&quot;)))" office:value-type="string" office:string-value="+" calcext:value-type="string">
            <text:p>+</text:p>
          </table:table-cell>
          <table:table-cell table:formula="of:=IF(AND([.V55]=&quot;+&quot;;NOT(ISERROR(FIND(&quot;NoLimit&quot;;[.L55]))));&quot;x&quot;;[.V55])" office:value-type="string" office:string-value="+" calcext:value-type="string">
            <text:p>+</text:p>
          </table:table-cell>
          <table:table-cell table:formula="of:=IF([.$T55]=&quot;&quot;;IF(ISERROR(FIND([.X$1];[.$S55]));&quot;-&quot;;&quot;+&quot;);IF([.$S55]=&quot;Default&quot;;&quot;-&quot;;IF(ISERROR(FIND([.X$1];[.$T55]));&quot;-&quot;;&quot;+&quot;)))" office:value-type="string" office:string-value="-" calcext:value-type="string">
            <text:p>-</text:p>
          </table:table-cell>
          <table:table-cell table:formula="of:=IF(ISERROR(FIND([.Y$1];[.$S55]));&quot;-&quot;;&quot;+&quot;)" office:value-type="string" office:string-value="+" calcext:value-type="string">
            <text:p>+</text:p>
          </table:table-cell>
          <table:table-cell table:formula="of:=IF([.W55]=&quot;x&quot;;RIGHT([.L55];LEN([.L55])-7);[.L55])" office:value-type="string" office:string-value="Add10k" calcext:value-type="string">
            <text:p>Add10k</text:p>
          </table:table-cell>
          <table:table-cell table:formula="of:=[.C55]" office:value-type="float" office:value="1064316" calcext:value-type="float">
            <text:p>1064316</text:p>
          </table:table-cell>
          <table:table-cell table:formula="of:=[.E55]" office:value-type="float" office:value="397954" calcext:value-type="float">
            <text:p>397954</text:p>
          </table:table-cell>
          <table:table-cell table:formula="of:=[.G55]" office:value-type="float" office:value="19744" calcext:value-type="float">
            <text:p>19744</text:p>
          </table:table-cell>
        </table:table-row>
        <table:table-row table:style-name="ro2">
          <table:table-cell office:value-type="string" calcext:value-type="string">
            <text:p>BenchmarkDefaultLimitedPriorityListQueueRemove10k-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6286" calcext:value-type="float">
            <text:p>126286</text:p>
          </table:table-cell>
          <table:table-cell office:value-type="string" calcext:value-type="string">
            <text:p>ns/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56];10;LEN([.A56])-12)" office:value-type="string" office:string-value="DefaultLimitedPriorityListQueueRemove10k" calcext:value-type="string">
            <text:p>DefaultLimitedPriorityListQueueRemove10k</text:p>
          </table:table-cell>
          <table:table-cell table:formula="of:=FIND(&quot;Queue&quot;;[.I56])" office:value-type="float" office:value="27" calcext:value-type="float">
            <text:p>27</text:p>
          </table:table-cell>
          <table:table-cell table:formula="of:=LEFT([.I56];[.J56]-1)" office:value-type="string" office:string-value="DefaultLimitedPriorityList" calcext:value-type="string">
            <text:p>DefaultLimitedPriorityList</text:p>
          </table:table-cell>
          <table:table-cell table:formula="of:=RIGHT([.I56];LEN([.I56])-[.J56]-4)" office:value-type="string" office:string-value="Remove10k" calcext:value-type="string">
            <text:p>Remove10k</text:p>
          </table:table-cell>
          <table:table-cell table:formula="of:=IF(RIGHT([.$K56];LEN([.M$1]))=[.M$1];[.M$1];&quot;&quot;)">
            <text:p/>
          </table:table-cell>
          <table:table-cell table:formula="of:=IF([.O56]=&quot;&quot;;IF(RIGHT([.$K56];LEN([.N$1]))=[.N$1];[.N$1];&quot;&quot;);&quot;&quot;)">
            <text:p/>
          </table:table-cell>
          <table:table-cell table:formula="of:=IF(RIGHT([.$K56];LEN([.O$1]))=[.O$1];[.O$1];&quot;&quot;)">
            <text:p/>
          </table:table-cell>
          <table:table-cell table:formula="of:=IF(RIGHT([.$K56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56];LEN([.Q$1]))=[.Q$1];[.Q$1];&quot;&quot;)">
            <text:p/>
          </table:table-cell>
          <table:table-cell table:formula="of:=IF(RIGHT([.$K56];LEN([.R$1]))=[.R$1];[.R$1];&quot;&quot;)">
            <text:p/>
          </table:table-cell>
          <table:table-cell table:formula="of:=COM.MICROSOFT.CONCAT([.M56:.R56])" office:value-type="string" office:string-value="LimitedPriorityList" calcext:value-type="string">
            <text:p>LimitedPriorityList</text:p>
          </table:table-cell>
          <table:table-cell table:formula="of:=LEFT([.K56];LEN([.K56])-LEN([.S56]))" office:value-type="string" office:string-value="Default" calcext:value-type="string">
            <text:p>Default</text:p>
          </table:table-cell>
          <table:table-cell table:formula="of:=IF([.$T56]=&quot;&quot;;IF(ISERROR(FIND([.U$1];[.$S56]));&quot;-&quot;;&quot;+&quot;);IF([.$S56]=&quot;Default&quot;;&quot;-&quot;;IF(ISERROR(FIND([.U$1];[.$T56]));&quot;-&quot;;&quot;+&quot;)))" office:value-type="string" office:string-value="-" calcext:value-type="string">
            <text:p>-</text:p>
          </table:table-cell>
          <table:table-cell table:formula="of:=IF([.$T56]=&quot;&quot;;IF(ISERROR(FIND([.V$1];[.$S56]));&quot;-&quot;;&quot;+&quot;);IF([.$S56]=&quot;Default&quot;;&quot;-&quot;;IF(ISERROR(FIND([.V$1];[.$T56]));&quot;-&quot;;&quot;+&quot;)))" office:value-type="string" office:string-value="-" calcext:value-type="string">
            <text:p>-</text:p>
          </table:table-cell>
          <table:table-cell table:formula="of:=IF(AND([.V56]=&quot;+&quot;;NOT(ISERROR(FIND(&quot;NoLimit&quot;;[.L56]))));&quot;x&quot;;[.V56])" office:value-type="string" office:string-value="-" calcext:value-type="string">
            <text:p>-</text:p>
          </table:table-cell>
          <table:table-cell table:formula="of:=IF([.$T56]=&quot;&quot;;IF(ISERROR(FIND([.X$1];[.$S56]));&quot;-&quot;;&quot;+&quot;);IF([.$S56]=&quot;Default&quot;;&quot;-&quot;;IF(ISERROR(FIND([.X$1];[.$T56]));&quot;-&quot;;&quot;+&quot;)))" office:value-type="string" office:string-value="-" calcext:value-type="string">
            <text:p>-</text:p>
          </table:table-cell>
          <table:table-cell table:formula="of:=IF(ISERROR(FIND([.Y$1];[.$S56]));&quot;-&quot;;&quot;+&quot;)" office:value-type="string" office:string-value="+" calcext:value-type="string">
            <text:p>+</text:p>
          </table:table-cell>
          <table:table-cell table:formula="of:=IF([.W56]=&quot;x&quot;;RIGHT([.L56];LEN([.L56])-7);[.L56])" office:value-type="string" office:string-value="Remove10k" calcext:value-type="string">
            <text:p>Remove10k</text:p>
          </table:table-cell>
          <table:table-cell table:formula="of:=[.C56]" office:value-type="float" office:value="126286" calcext:value-type="float">
            <text:p>126286</text:p>
          </table:table-cell>
          <table:table-cell table:formula="of:=[.E56]" office:value-type="float" office:value="3" calcext:value-type="float">
            <text:p>3</text:p>
          </table:table-cell>
          <table:table-cell table:formula="of:=[.G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PriorityLimitedPriorityListQueueRemove10k-12</text:p>
          </table:table-cell>
          <table:table-cell office:value-type="float" office:value="8446" calcext:value-type="float">
            <text:p>8446</text:p>
          </table:table-cell>
          <table:table-cell office:value-type="float" office:value="127987" calcext:value-type="float">
            <text:p>127987</text:p>
          </table:table-cell>
          <table:table-cell office:value-type="string" calcext:value-type="string">
            <text:p>ns/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57];10;LEN([.A57])-12)" office:value-type="string" office:string-value="PriorityLimitedPriorityListQueueRemove10k" calcext:value-type="string">
            <text:p>PriorityLimitedPriorityListQueueRemove10k</text:p>
          </table:table-cell>
          <table:table-cell table:formula="of:=FIND(&quot;Queue&quot;;[.I57])" office:value-type="float" office:value="28" calcext:value-type="float">
            <text:p>28</text:p>
          </table:table-cell>
          <table:table-cell table:formula="of:=LEFT([.I57];[.J57]-1)" office:value-type="string" office:string-value="PriorityLimitedPriorityList" calcext:value-type="string">
            <text:p>PriorityLimitedPriorityList</text:p>
          </table:table-cell>
          <table:table-cell table:formula="of:=RIGHT([.I57];LEN([.I57])-[.J57]-4)" office:value-type="string" office:string-value="Remove10k" calcext:value-type="string">
            <text:p>Remove10k</text:p>
          </table:table-cell>
          <table:table-cell table:formula="of:=IF(RIGHT([.$K57];LEN([.M$1]))=[.M$1];[.M$1];&quot;&quot;)">
            <text:p/>
          </table:table-cell>
          <table:table-cell table:formula="of:=IF([.O57]=&quot;&quot;;IF(RIGHT([.$K57];LEN([.N$1]))=[.N$1];[.N$1];&quot;&quot;);&quot;&quot;)">
            <text:p/>
          </table:table-cell>
          <table:table-cell table:formula="of:=IF(RIGHT([.$K57];LEN([.O$1]))=[.O$1];[.O$1];&quot;&quot;)">
            <text:p/>
          </table:table-cell>
          <table:table-cell table:formula="of:=IF(RIGHT([.$K57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57];LEN([.Q$1]))=[.Q$1];[.Q$1];&quot;&quot;)">
            <text:p/>
          </table:table-cell>
          <table:table-cell table:formula="of:=IF(RIGHT([.$K57];LEN([.R$1]))=[.R$1];[.R$1];&quot;&quot;)">
            <text:p/>
          </table:table-cell>
          <table:table-cell table:formula="of:=COM.MICROSOFT.CONCAT([.M57:.R57])" office:value-type="string" office:string-value="LimitedPriorityList" calcext:value-type="string">
            <text:p>LimitedPriorityList</text:p>
          </table:table-cell>
          <table:table-cell table:formula="of:=LEFT([.K57];LEN([.K57])-LEN([.S57]))" office:value-type="string" office:string-value="Priority" calcext:value-type="string">
            <text:p>Priority</text:p>
          </table:table-cell>
          <table:table-cell table:formula="of:=IF([.$T57]=&quot;&quot;;IF(ISERROR(FIND([.U$1];[.$S57]));&quot;-&quot;;&quot;+&quot;);IF([.$S57]=&quot;Default&quot;;&quot;-&quot;;IF(ISERROR(FIND([.U$1];[.$T57]));&quot;-&quot;;&quot;+&quot;)))" office:value-type="string" office:string-value="+" calcext:value-type="string">
            <text:p>+</text:p>
          </table:table-cell>
          <table:table-cell table:formula="of:=IF([.$T57]=&quot;&quot;;IF(ISERROR(FIND([.V$1];[.$S57]));&quot;-&quot;;&quot;+&quot;);IF([.$S57]=&quot;Default&quot;;&quot;-&quot;;IF(ISERROR(FIND([.V$1];[.$T57]));&quot;-&quot;;&quot;+&quot;)))" office:value-type="string" office:string-value="-" calcext:value-type="string">
            <text:p>-</text:p>
          </table:table-cell>
          <table:table-cell table:formula="of:=IF(AND([.V57]=&quot;+&quot;;NOT(ISERROR(FIND(&quot;NoLimit&quot;;[.L57]))));&quot;x&quot;;[.V57])" office:value-type="string" office:string-value="-" calcext:value-type="string">
            <text:p>-</text:p>
          </table:table-cell>
          <table:table-cell table:formula="of:=IF([.$T57]=&quot;&quot;;IF(ISERROR(FIND([.X$1];[.$S57]));&quot;-&quot;;&quot;+&quot;);IF([.$S57]=&quot;Default&quot;;&quot;-&quot;;IF(ISERROR(FIND([.X$1];[.$T57]));&quot;-&quot;;&quot;+&quot;)))" office:value-type="string" office:string-value="-" calcext:value-type="string">
            <text:p>-</text:p>
          </table:table-cell>
          <table:table-cell table:formula="of:=IF(ISERROR(FIND([.Y$1];[.$S57]));&quot;-&quot;;&quot;+&quot;)" office:value-type="string" office:string-value="+" calcext:value-type="string">
            <text:p>+</text:p>
          </table:table-cell>
          <table:table-cell table:formula="of:=IF([.W57]=&quot;x&quot;;RIGHT([.L57];LEN([.L57])-7);[.L57])" office:value-type="string" office:string-value="Remove10k" calcext:value-type="string">
            <text:p>Remove10k</text:p>
          </table:table-cell>
          <table:table-cell table:formula="of:=[.C57]" office:value-type="float" office:value="127987" calcext:value-type="float">
            <text:p>127987</text:p>
          </table:table-cell>
          <table:table-cell table:formula="of:=[.E57]" office:value-type="float" office:value="2" calcext:value-type="float">
            <text:p>2</text:p>
          </table:table-cell>
          <table:table-cell table:formula="of:=[.G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LimitedPriorityListQueueNoLimitRemove10k-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7558" calcext:value-type="float">
            <text:p>117558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58];10;LEN([.A58])-12)" office:value-type="string" office:string-value="LimitLimitedPriorityListQueueNoLimitRemove10k" calcext:value-type="string">
            <text:p>LimitLimitedPriorityListQueueNoLimitRemove10k</text:p>
          </table:table-cell>
          <table:table-cell table:formula="of:=FIND(&quot;Queue&quot;;[.I58])" office:value-type="float" office:value="25" calcext:value-type="float">
            <text:p>25</text:p>
          </table:table-cell>
          <table:table-cell table:formula="of:=LEFT([.I58];[.J58]-1)" office:value-type="string" office:string-value="LimitLimitedPriorityList" calcext:value-type="string">
            <text:p>LimitLimitedPriorityList</text:p>
          </table:table-cell>
          <table:table-cell table:formula="of:=RIGHT([.I58];LEN([.I58])-[.J58]-4)" office:value-type="string" office:string-value="NoLimitRemove10k" calcext:value-type="string">
            <text:p>NoLimitRemove10k</text:p>
          </table:table-cell>
          <table:table-cell table:formula="of:=IF(RIGHT([.$K58];LEN([.M$1]))=[.M$1];[.M$1];&quot;&quot;)">
            <text:p/>
          </table:table-cell>
          <table:table-cell table:formula="of:=IF([.O58]=&quot;&quot;;IF(RIGHT([.$K58];LEN([.N$1]))=[.N$1];[.N$1];&quot;&quot;);&quot;&quot;)">
            <text:p/>
          </table:table-cell>
          <table:table-cell table:formula="of:=IF(RIGHT([.$K58];LEN([.O$1]))=[.O$1];[.O$1];&quot;&quot;)">
            <text:p/>
          </table:table-cell>
          <table:table-cell table:formula="of:=IF(RIGHT([.$K58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58];LEN([.Q$1]))=[.Q$1];[.Q$1];&quot;&quot;)">
            <text:p/>
          </table:table-cell>
          <table:table-cell table:formula="of:=IF(RIGHT([.$K58];LEN([.R$1]))=[.R$1];[.R$1];&quot;&quot;)">
            <text:p/>
          </table:table-cell>
          <table:table-cell table:formula="of:=COM.MICROSOFT.CONCAT([.M58:.R58])" office:value-type="string" office:string-value="LimitedPriorityList" calcext:value-type="string">
            <text:p>LimitedPriorityList</text:p>
          </table:table-cell>
          <table:table-cell table:formula="of:=LEFT([.K58];LEN([.K58])-LEN([.S58]))" office:value-type="string" office:string-value="Limit" calcext:value-type="string">
            <text:p>Limit</text:p>
          </table:table-cell>
          <table:table-cell table:formula="of:=IF([.$T58]=&quot;&quot;;IF(ISERROR(FIND([.U$1];[.$S58]));&quot;-&quot;;&quot;+&quot;);IF([.$S58]=&quot;Default&quot;;&quot;-&quot;;IF(ISERROR(FIND([.U$1];[.$T58]));&quot;-&quot;;&quot;+&quot;)))" office:value-type="string" office:string-value="-" calcext:value-type="string">
            <text:p>-</text:p>
          </table:table-cell>
          <table:table-cell table:formula="of:=IF([.$T58]=&quot;&quot;;IF(ISERROR(FIND([.V$1];[.$S58]));&quot;-&quot;;&quot;+&quot;);IF([.$S58]=&quot;Default&quot;;&quot;-&quot;;IF(ISERROR(FIND([.V$1];[.$T58]));&quot;-&quot;;&quot;+&quot;)))" office:value-type="string" office:string-value="+" calcext:value-type="string">
            <text:p>+</text:p>
          </table:table-cell>
          <table:table-cell table:formula="of:=IF(AND([.V58]=&quot;+&quot;;NOT(ISERROR(FIND(&quot;NoLimit&quot;;[.L58]))));&quot;x&quot;;[.V58])" office:value-type="string" office:string-value="x" calcext:value-type="string">
            <text:p>x</text:p>
          </table:table-cell>
          <table:table-cell table:formula="of:=IF([.$T58]=&quot;&quot;;IF(ISERROR(FIND([.X$1];[.$S58]));&quot;-&quot;;&quot;+&quot;);IF([.$S58]=&quot;Default&quot;;&quot;-&quot;;IF(ISERROR(FIND([.X$1];[.$T58]));&quot;-&quot;;&quot;+&quot;)))" office:value-type="string" office:string-value="-" calcext:value-type="string">
            <text:p>-</text:p>
          </table:table-cell>
          <table:table-cell table:formula="of:=IF(ISERROR(FIND([.Y$1];[.$S58]));&quot;-&quot;;&quot;+&quot;)" office:value-type="string" office:string-value="+" calcext:value-type="string">
            <text:p>+</text:p>
          </table:table-cell>
          <table:table-cell table:formula="of:=IF([.W58]=&quot;x&quot;;RIGHT([.L58];LEN([.L58])-7);[.L58])" office:value-type="string" office:string-value="Remove10k" calcext:value-type="string">
            <text:p>Remove10k</text:p>
          </table:table-cell>
          <table:table-cell table:formula="of:=[.C58]" office:value-type="float" office:value="117558" calcext:value-type="float">
            <text:p>117558</text:p>
          </table:table-cell>
          <table:table-cell table:formula="of:=[.E58]" office:value-type="float" office:value="1" calcext:value-type="float">
            <text:p>1</text:p>
          </table:table-cell>
          <table:table-cell table:formula="of:=[.G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LimitedPriorityListQueueRemove10k-12</text:p>
          </table:table-cell>
          <table:table-cell office:value-type="float" office:value="15499" calcext:value-type="float">
            <text:p>15499</text:p>
          </table:table-cell>
          <table:table-cell office:value-type="float" office:value="87406" calcext:value-type="float">
            <text:p>87406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59];10;LEN([.A59])-12)" office:value-type="string" office:string-value="LimitLimitedPriorityListQueueRemove10k" calcext:value-type="string">
            <text:p>LimitLimitedPriorityListQueueRemove10k</text:p>
          </table:table-cell>
          <table:table-cell table:formula="of:=FIND(&quot;Queue&quot;;[.I59])" office:value-type="float" office:value="25" calcext:value-type="float">
            <text:p>25</text:p>
          </table:table-cell>
          <table:table-cell table:formula="of:=LEFT([.I59];[.J59]-1)" office:value-type="string" office:string-value="LimitLimitedPriorityList" calcext:value-type="string">
            <text:p>LimitLimitedPriorityList</text:p>
          </table:table-cell>
          <table:table-cell table:formula="of:=RIGHT([.I59];LEN([.I59])-[.J59]-4)" office:value-type="string" office:string-value="Remove10k" calcext:value-type="string">
            <text:p>Remove10k</text:p>
          </table:table-cell>
          <table:table-cell table:formula="of:=IF(RIGHT([.$K59];LEN([.M$1]))=[.M$1];[.M$1];&quot;&quot;)">
            <text:p/>
          </table:table-cell>
          <table:table-cell table:formula="of:=IF([.O59]=&quot;&quot;;IF(RIGHT([.$K59];LEN([.N$1]))=[.N$1];[.N$1];&quot;&quot;);&quot;&quot;)">
            <text:p/>
          </table:table-cell>
          <table:table-cell table:formula="of:=IF(RIGHT([.$K59];LEN([.O$1]))=[.O$1];[.O$1];&quot;&quot;)">
            <text:p/>
          </table:table-cell>
          <table:table-cell table:formula="of:=IF(RIGHT([.$K59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59];LEN([.Q$1]))=[.Q$1];[.Q$1];&quot;&quot;)">
            <text:p/>
          </table:table-cell>
          <table:table-cell table:formula="of:=IF(RIGHT([.$K59];LEN([.R$1]))=[.R$1];[.R$1];&quot;&quot;)">
            <text:p/>
          </table:table-cell>
          <table:table-cell table:formula="of:=COM.MICROSOFT.CONCAT([.M59:.R59])" office:value-type="string" office:string-value="LimitedPriorityList" calcext:value-type="string">
            <text:p>LimitedPriorityList</text:p>
          </table:table-cell>
          <table:table-cell table:formula="of:=LEFT([.K59];LEN([.K59])-LEN([.S59]))" office:value-type="string" office:string-value="Limit" calcext:value-type="string">
            <text:p>Limit</text:p>
          </table:table-cell>
          <table:table-cell table:formula="of:=IF([.$T59]=&quot;&quot;;IF(ISERROR(FIND([.U$1];[.$S59]));&quot;-&quot;;&quot;+&quot;);IF([.$S59]=&quot;Default&quot;;&quot;-&quot;;IF(ISERROR(FIND([.U$1];[.$T59]));&quot;-&quot;;&quot;+&quot;)))" office:value-type="string" office:string-value="-" calcext:value-type="string">
            <text:p>-</text:p>
          </table:table-cell>
          <table:table-cell table:formula="of:=IF([.$T59]=&quot;&quot;;IF(ISERROR(FIND([.V$1];[.$S59]));&quot;-&quot;;&quot;+&quot;);IF([.$S59]=&quot;Default&quot;;&quot;-&quot;;IF(ISERROR(FIND([.V$1];[.$T59]));&quot;-&quot;;&quot;+&quot;)))" office:value-type="string" office:string-value="+" calcext:value-type="string">
            <text:p>+</text:p>
          </table:table-cell>
          <table:table-cell table:formula="of:=IF(AND([.V59]=&quot;+&quot;;NOT(ISERROR(FIND(&quot;NoLimit&quot;;[.L59]))));&quot;x&quot;;[.V59])" office:value-type="string" office:string-value="+" calcext:value-type="string">
            <text:p>+</text:p>
          </table:table-cell>
          <table:table-cell table:formula="of:=IF([.$T59]=&quot;&quot;;IF(ISERROR(FIND([.X$1];[.$S59]));&quot;-&quot;;&quot;+&quot;);IF([.$S59]=&quot;Default&quot;;&quot;-&quot;;IF(ISERROR(FIND([.X$1];[.$T59]));&quot;-&quot;;&quot;+&quot;)))" office:value-type="string" office:string-value="-" calcext:value-type="string">
            <text:p>-</text:p>
          </table:table-cell>
          <table:table-cell table:formula="of:=IF(ISERROR(FIND([.Y$1];[.$S59]));&quot;-&quot;;&quot;+&quot;)" office:value-type="string" office:string-value="+" calcext:value-type="string">
            <text:p>+</text:p>
          </table:table-cell>
          <table:table-cell table:formula="of:=IF([.W59]=&quot;x&quot;;RIGHT([.L59];LEN([.L59])-7);[.L59])" office:value-type="string" office:string-value="Remove10k" calcext:value-type="string">
            <text:p>Remove10k</text:p>
          </table:table-cell>
          <table:table-cell table:formula="of:=[.C59]" office:value-type="float" office:value="87406" calcext:value-type="float">
            <text:p>87406</text:p>
          </table:table-cell>
          <table:table-cell table:formula="of:=[.E59]" office:value-type="float" office:value="0" calcext:value-type="float">
            <text:p>0</text:p>
          </table:table-cell>
          <table:table-cell table:formula="of:=[.G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edPriorityListQueueNoLimitRemove10k-12</text:p>
          </table:table-cell>
          <table:table-cell office:value-type="float" office:value="7494" calcext:value-type="float">
            <text:p>7494</text:p>
          </table:table-cell>
          <table:table-cell office:value-type="float" office:value="138127" calcext:value-type="float">
            <text:p>138127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60];10;LEN([.A60])-12)" office:value-type="string" office:string-value="LimitedPriorityListQueueNoLimitRemove10k" calcext:value-type="string">
            <text:p>LimitedPriorityListQueueNoLimitRemove10k</text:p>
          </table:table-cell>
          <table:table-cell table:formula="of:=FIND(&quot;Queue&quot;;[.I60])" office:value-type="float" office:value="20" calcext:value-type="float">
            <text:p>20</text:p>
          </table:table-cell>
          <table:table-cell table:formula="of:=LEFT([.I60];[.J60]-1)" office:value-type="string" office:string-value="LimitedPriorityList" calcext:value-type="string">
            <text:p>LimitedPriorityList</text:p>
          </table:table-cell>
          <table:table-cell table:formula="of:=RIGHT([.I60];LEN([.I60])-[.J60]-4)" office:value-type="string" office:string-value="NoLimitRemove10k" calcext:value-type="string">
            <text:p>NoLimitRemove10k</text:p>
          </table:table-cell>
          <table:table-cell table:formula="of:=IF(RIGHT([.$K60];LEN([.M$1]))=[.M$1];[.M$1];&quot;&quot;)">
            <text:p/>
          </table:table-cell>
          <table:table-cell table:formula="of:=IF([.O60]=&quot;&quot;;IF(RIGHT([.$K60];LEN([.N$1]))=[.N$1];[.N$1];&quot;&quot;);&quot;&quot;)">
            <text:p/>
          </table:table-cell>
          <table:table-cell table:formula="of:=IF(RIGHT([.$K60];LEN([.O$1]))=[.O$1];[.O$1];&quot;&quot;)">
            <text:p/>
          </table:table-cell>
          <table:table-cell table:formula="of:=IF(RIGHT([.$K60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60];LEN([.Q$1]))=[.Q$1];[.Q$1];&quot;&quot;)">
            <text:p/>
          </table:table-cell>
          <table:table-cell table:formula="of:=IF(RIGHT([.$K60];LEN([.R$1]))=[.R$1];[.R$1];&quot;&quot;)">
            <text:p/>
          </table:table-cell>
          <table:table-cell table:formula="of:=COM.MICROSOFT.CONCAT([.M60:.R60])" office:value-type="string" office:string-value="LimitedPriorityList" calcext:value-type="string">
            <text:p>LimitedPriorityList</text:p>
          </table:table-cell>
          <table:table-cell table:formula="of:=LEFT([.K60];LEN([.K60])-LEN([.S60]))">
            <text:p/>
          </table:table-cell>
          <table:table-cell table:formula="of:=IF([.$T60]=&quot;&quot;;IF(ISERROR(FIND([.U$1];[.$S60]));&quot;-&quot;;&quot;+&quot;);IF([.$S60]=&quot;Default&quot;;&quot;-&quot;;IF(ISERROR(FIND([.U$1];[.$T60]));&quot;-&quot;;&quot;+&quot;)))" office:value-type="string" office:string-value="+" calcext:value-type="string">
            <text:p>+</text:p>
          </table:table-cell>
          <table:table-cell table:formula="of:=IF([.$T60]=&quot;&quot;;IF(ISERROR(FIND([.V$1];[.$S60]));&quot;-&quot;;&quot;+&quot;);IF([.$S60]=&quot;Default&quot;;&quot;-&quot;;IF(ISERROR(FIND([.V$1];[.$T60]));&quot;-&quot;;&quot;+&quot;)))" office:value-type="string" office:string-value="+" calcext:value-type="string">
            <text:p>+</text:p>
          </table:table-cell>
          <table:table-cell table:formula="of:=IF(AND([.V60]=&quot;+&quot;;NOT(ISERROR(FIND(&quot;NoLimit&quot;;[.L60]))));&quot;x&quot;;[.V60])" office:value-type="string" office:string-value="x" calcext:value-type="string">
            <text:p>x</text:p>
          </table:table-cell>
          <table:table-cell table:formula="of:=IF([.$T60]=&quot;&quot;;IF(ISERROR(FIND([.X$1];[.$S60]));&quot;-&quot;;&quot;+&quot;);IF([.$S60]=&quot;Default&quot;;&quot;-&quot;;IF(ISERROR(FIND([.X$1];[.$T60]));&quot;-&quot;;&quot;+&quot;)))" office:value-type="string" office:string-value="-" calcext:value-type="string">
            <text:p>-</text:p>
          </table:table-cell>
          <table:table-cell table:formula="of:=IF(ISERROR(FIND([.Y$1];[.$S60]));&quot;-&quot;;&quot;+&quot;)" office:value-type="string" office:string-value="+" calcext:value-type="string">
            <text:p>+</text:p>
          </table:table-cell>
          <table:table-cell table:formula="of:=IF([.W60]=&quot;x&quot;;RIGHT([.L60];LEN([.L60])-7);[.L60])" office:value-type="string" office:string-value="Remove10k" calcext:value-type="string">
            <text:p>Remove10k</text:p>
          </table:table-cell>
          <table:table-cell table:formula="of:=[.C60]" office:value-type="float" office:value="138127" calcext:value-type="float">
            <text:p>138127</text:p>
          </table:table-cell>
          <table:table-cell table:formula="of:=[.E60]" office:value-type="float" office:value="1" calcext:value-type="float">
            <text:p>1</text:p>
          </table:table-cell>
          <table:table-cell table:formula="of:=[.G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LimitedPriorityListQueueRemove10k-12</text:p>
          </table:table-cell>
          <table:table-cell office:value-type="float" office:value="14636" calcext:value-type="float">
            <text:p>14636</text:p>
          </table:table-cell>
          <table:table-cell office:value-type="float" office:value="79204" calcext:value-type="float">
            <text:p>79204</text:p>
          </table:table-cell>
          <table:table-cell office:value-type="string" calcext:value-type="string">
            <text:p>ns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/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s/op</text:p>
          </table:table-cell>
          <table:table-cell table:formula="of:=MID([.A61];10;LEN([.A61])-12)" office:value-type="string" office:string-value="LimitedPriorityListQueueRemove10k" calcext:value-type="string">
            <text:p>LimitedPriorityListQueueRemove10k</text:p>
          </table:table-cell>
          <table:table-cell table:formula="of:=FIND(&quot;Queue&quot;;[.I61])" office:value-type="float" office:value="20" calcext:value-type="float">
            <text:p>20</text:p>
          </table:table-cell>
          <table:table-cell table:formula="of:=LEFT([.I61];[.J61]-1)" office:value-type="string" office:string-value="LimitedPriorityList" calcext:value-type="string">
            <text:p>LimitedPriorityList</text:p>
          </table:table-cell>
          <table:table-cell table:formula="of:=RIGHT([.I61];LEN([.I61])-[.J61]-4)" office:value-type="string" office:string-value="Remove10k" calcext:value-type="string">
            <text:p>Remove10k</text:p>
          </table:table-cell>
          <table:table-cell table:formula="of:=IF(RIGHT([.$K61];LEN([.M$1]))=[.M$1];[.M$1];&quot;&quot;)">
            <text:p/>
          </table:table-cell>
          <table:table-cell table:formula="of:=IF([.O61]=&quot;&quot;;IF(RIGHT([.$K61];LEN([.N$1]))=[.N$1];[.N$1];&quot;&quot;);&quot;&quot;)">
            <text:p/>
          </table:table-cell>
          <table:table-cell table:formula="of:=IF(RIGHT([.$K61];LEN([.O$1]))=[.O$1];[.O$1];&quot;&quot;)">
            <text:p/>
          </table:table-cell>
          <table:table-cell table:formula="of:=IF(RIGHT([.$K61];LEN([.P$1]))=[.P$1];[.P$1];&quot;&quot;)" office:value-type="string" office:string-value="LimitedPriorityList" calcext:value-type="string">
            <text:p>LimitedPriorityList</text:p>
          </table:table-cell>
          <table:table-cell table:formula="of:=IF(RIGHT([.$K61];LEN([.Q$1]))=[.Q$1];[.Q$1];&quot;&quot;)">
            <text:p/>
          </table:table-cell>
          <table:table-cell table:formula="of:=IF(RIGHT([.$K61];LEN([.R$1]))=[.R$1];[.R$1];&quot;&quot;)">
            <text:p/>
          </table:table-cell>
          <table:table-cell table:formula="of:=COM.MICROSOFT.CONCAT([.M61:.R61])" office:value-type="string" office:string-value="LimitedPriorityList" calcext:value-type="string">
            <text:p>LimitedPriorityList</text:p>
          </table:table-cell>
          <table:table-cell table:formula="of:=LEFT([.K61];LEN([.K61])-LEN([.S61]))">
            <text:p/>
          </table:table-cell>
          <table:table-cell table:formula="of:=IF([.$T61]=&quot;&quot;;IF(ISERROR(FIND([.U$1];[.$S61]));&quot;-&quot;;&quot;+&quot;);IF([.$S61]=&quot;Default&quot;;&quot;-&quot;;IF(ISERROR(FIND([.U$1];[.$T61]));&quot;-&quot;;&quot;+&quot;)))" office:value-type="string" office:string-value="+" calcext:value-type="string">
            <text:p>+</text:p>
          </table:table-cell>
          <table:table-cell table:formula="of:=IF([.$T61]=&quot;&quot;;IF(ISERROR(FIND([.V$1];[.$S61]));&quot;-&quot;;&quot;+&quot;);IF([.$S61]=&quot;Default&quot;;&quot;-&quot;;IF(ISERROR(FIND([.V$1];[.$T61]));&quot;-&quot;;&quot;+&quot;)))" office:value-type="string" office:string-value="+" calcext:value-type="string">
            <text:p>+</text:p>
          </table:table-cell>
          <table:table-cell table:formula="of:=IF(AND([.V61]=&quot;+&quot;;NOT(ISERROR(FIND(&quot;NoLimit&quot;;[.L61]))));&quot;x&quot;;[.V61])" office:value-type="string" office:string-value="+" calcext:value-type="string">
            <text:p>+</text:p>
          </table:table-cell>
          <table:table-cell table:formula="of:=IF([.$T61]=&quot;&quot;;IF(ISERROR(FIND([.X$1];[.$S61]));&quot;-&quot;;&quot;+&quot;);IF([.$S61]=&quot;Default&quot;;&quot;-&quot;;IF(ISERROR(FIND([.X$1];[.$T61]));&quot;-&quot;;&quot;+&quot;)))" office:value-type="string" office:string-value="-" calcext:value-type="string">
            <text:p>-</text:p>
          </table:table-cell>
          <table:table-cell table:formula="of:=IF(ISERROR(FIND([.Y$1];[.$S61]));&quot;-&quot;;&quot;+&quot;)" office:value-type="string" office:string-value="+" calcext:value-type="string">
            <text:p>+</text:p>
          </table:table-cell>
          <table:table-cell table:formula="of:=IF([.W61]=&quot;x&quot;;RIGHT([.L61];LEN([.L61])-7);[.L61])" office:value-type="string" office:string-value="Remove10k" calcext:value-type="string">
            <text:p>Remove10k</text:p>
          </table:table-cell>
          <table:table-cell table:formula="of:=[.C61]" office:value-type="float" office:value="79204" calcext:value-type="float">
            <text:p>79204</text:p>
          </table:table-cell>
          <table:table-cell table:formula="of:=[.E61]" office:value-type="float" office:value="0" calcext:value-type="float">
            <text:p>0</text:p>
          </table:table-cell>
          <table:table-cell table:formula="of:=[.G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nchmarkDefaultLimitedPriorityQueueAdd10k-12</text:p>
          </table:table-cell>
          <table:table-cell office:value-type="float" office:value="2412" calcext:value-type="float">
            <text:p>2412</text:p>
          </table:table-cell>
          <table:table-cell office:value-type="float" office:value="567613" calcext:value-type="float">
            <text:p>567613</text:p>
          </table:table-cell>
          <table:table-cell office:value-type="string" calcext:value-type="string">
            <text:p>ns/op</text:p>
          </table:table-cell>
          <table:table-cell office:value-type="float" office:value="601732" calcext:value-type="float">
            <text:p>601732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62];10;LEN([.A62])-12)" office:value-type="string" office:string-value="DefaultLimitedPriorityQueueAdd10k" calcext:value-type="string">
            <text:p>DefaultLimitedPriorityQueueAdd10k</text:p>
          </table:table-cell>
          <table:table-cell table:formula="of:=FIND(&quot;Queue&quot;;[.I62])" office:value-type="float" office:value="23" calcext:value-type="float">
            <text:p>23</text:p>
          </table:table-cell>
          <table:table-cell table:formula="of:=LEFT([.I62];[.J62]-1)" office:value-type="string" office:string-value="DefaultLimitedPriority" calcext:value-type="string">
            <text:p>DefaultLimitedPriority</text:p>
          </table:table-cell>
          <table:table-cell table:formula="of:=RIGHT([.I62];LEN([.I62])-[.J62]-4)" office:value-type="string" office:string-value="Add10k" calcext:value-type="string">
            <text:p>Add10k</text:p>
          </table:table-cell>
          <table:table-cell table:formula="of:=IF(RIGHT([.$K62];LEN([.M$1]))=[.M$1];[.M$1];&quot;&quot;)">
            <text:p/>
          </table:table-cell>
          <table:table-cell table:formula="of:=IF([.O62]=&quot;&quot;;IF(RIGHT([.$K62];LEN([.N$1]))=[.N$1];[.N$1];&quot;&quot;);&quot;&quot;)">
            <text:p/>
          </table:table-cell>
          <table:table-cell table:formula="of:=IF(RIGHT([.$K62];LEN([.O$1]))=[.O$1];[.O$1];&quot;&quot;)" office:value-type="string" office:string-value="LimitedPriority" calcext:value-type="string">
            <text:p>LimitedPriority</text:p>
          </table:table-cell>
          <table:table-cell table:formula="of:=IF(RIGHT([.$K62];LEN([.P$1]))=[.P$1];[.P$1];&quot;&quot;)">
            <text:p/>
          </table:table-cell>
          <table:table-cell table:formula="of:=IF(RIGHT([.$K62];LEN([.Q$1]))=[.Q$1];[.Q$1];&quot;&quot;)">
            <text:p/>
          </table:table-cell>
          <table:table-cell table:formula="of:=IF(RIGHT([.$K62];LEN([.R$1]))=[.R$1];[.R$1];&quot;&quot;)">
            <text:p/>
          </table:table-cell>
          <table:table-cell table:formula="of:=COM.MICROSOFT.CONCAT([.M62:.R62])" office:value-type="string" office:string-value="LimitedPriority" calcext:value-type="string">
            <text:p>LimitedPriority</text:p>
          </table:table-cell>
          <table:table-cell table:formula="of:=LEFT([.K62];LEN([.K62])-LEN([.S62]))" office:value-type="string" office:string-value="Default" calcext:value-type="string">
            <text:p>Default</text:p>
          </table:table-cell>
          <table:table-cell table:formula="of:=IF([.$T62]=&quot;&quot;;IF(ISERROR(FIND([.U$1];[.$S62]));&quot;-&quot;;&quot;+&quot;);IF([.$S62]=&quot;Default&quot;;&quot;-&quot;;IF(ISERROR(FIND([.U$1];[.$T62]));&quot;-&quot;;&quot;+&quot;)))" office:value-type="string" office:string-value="-" calcext:value-type="string">
            <text:p>-</text:p>
          </table:table-cell>
          <table:table-cell table:formula="of:=IF([.$T62]=&quot;&quot;;IF(ISERROR(FIND([.V$1];[.$S62]));&quot;-&quot;;&quot;+&quot;);IF([.$S62]=&quot;Default&quot;;&quot;-&quot;;IF(ISERROR(FIND([.V$1];[.$T62]));&quot;-&quot;;&quot;+&quot;)))" office:value-type="string" office:string-value="-" calcext:value-type="string">
            <text:p>-</text:p>
          </table:table-cell>
          <table:table-cell table:formula="of:=IF(AND([.V62]=&quot;+&quot;;NOT(ISERROR(FIND(&quot;NoLimit&quot;;[.L62]))));&quot;x&quot;;[.V62])" office:value-type="string" office:string-value="-" calcext:value-type="string">
            <text:p>-</text:p>
          </table:table-cell>
          <table:table-cell table:formula="of:=IF([.$T62]=&quot;&quot;;IF(ISERROR(FIND([.X$1];[.$S62]));&quot;-&quot;;&quot;+&quot;);IF([.$S62]=&quot;Default&quot;;&quot;-&quot;;IF(ISERROR(FIND([.X$1];[.$T62]));&quot;-&quot;;&quot;+&quot;)))" office:value-type="string" office:string-value="-" calcext:value-type="string">
            <text:p>-</text:p>
          </table:table-cell>
          <table:table-cell table:formula="of:=IF(ISERROR(FIND([.Y$1];[.$S62]));&quot;-&quot;;&quot;+&quot;)" office:value-type="string" office:string-value="-" calcext:value-type="string">
            <text:p>-</text:p>
          </table:table-cell>
          <table:table-cell table:formula="of:=IF([.W62]=&quot;x&quot;;RIGHT([.L62];LEN([.L62])-7);[.L62])" office:value-type="string" office:string-value="Add10k" calcext:value-type="string">
            <text:p>Add10k</text:p>
          </table:table-cell>
          <table:table-cell table:formula="of:=[.C62]" office:value-type="float" office:value="567613" calcext:value-type="float">
            <text:p>567613</text:p>
          </table:table-cell>
          <table:table-cell table:formula="of:=[.E62]" office:value-type="float" office:value="601732" calcext:value-type="float">
            <text:p>601732</text:p>
          </table:table-cell>
          <table:table-cell table:formula="of:=[.G62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PriorityLimitedPriorityQueueAdd10k-12</text:p>
          </table:table-cell>
          <table:table-cell office:value-type="float" office:value="1916" calcext:value-type="float">
            <text:p>1916</text:p>
          </table:table-cell>
          <table:table-cell office:value-type="float" office:value="644066" calcext:value-type="float">
            <text:p>644066</text:p>
          </table:table-cell>
          <table:table-cell office:value-type="string" calcext:value-type="string">
            <text:p>ns/op</text:p>
          </table:table-cell>
          <table:table-cell office:value-type="float" office:value="601732" calcext:value-type="float">
            <text:p>601732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63];10;LEN([.A63])-12)" office:value-type="string" office:string-value="PriorityLimitedPriorityQueueAdd10k" calcext:value-type="string">
            <text:p>PriorityLimitedPriorityQueueAdd10k</text:p>
          </table:table-cell>
          <table:table-cell table:formula="of:=FIND(&quot;Queue&quot;;[.I63])" office:value-type="float" office:value="24" calcext:value-type="float">
            <text:p>24</text:p>
          </table:table-cell>
          <table:table-cell table:formula="of:=LEFT([.I63];[.J63]-1)" office:value-type="string" office:string-value="PriorityLimitedPriority" calcext:value-type="string">
            <text:p>PriorityLimitedPriority</text:p>
          </table:table-cell>
          <table:table-cell table:formula="of:=RIGHT([.I63];LEN([.I63])-[.J63]-4)" office:value-type="string" office:string-value="Add10k" calcext:value-type="string">
            <text:p>Add10k</text:p>
          </table:table-cell>
          <table:table-cell table:formula="of:=IF(RIGHT([.$K63];LEN([.M$1]))=[.M$1];[.M$1];&quot;&quot;)">
            <text:p/>
          </table:table-cell>
          <table:table-cell table:formula="of:=IF([.O63]=&quot;&quot;;IF(RIGHT([.$K63];LEN([.N$1]))=[.N$1];[.N$1];&quot;&quot;);&quot;&quot;)">
            <text:p/>
          </table:table-cell>
          <table:table-cell table:formula="of:=IF(RIGHT([.$K63];LEN([.O$1]))=[.O$1];[.O$1];&quot;&quot;)" office:value-type="string" office:string-value="LimitedPriority" calcext:value-type="string">
            <text:p>LimitedPriority</text:p>
          </table:table-cell>
          <table:table-cell table:formula="of:=IF(RIGHT([.$K63];LEN([.P$1]))=[.P$1];[.P$1];&quot;&quot;)">
            <text:p/>
          </table:table-cell>
          <table:table-cell table:formula="of:=IF(RIGHT([.$K63];LEN([.Q$1]))=[.Q$1];[.Q$1];&quot;&quot;)">
            <text:p/>
          </table:table-cell>
          <table:table-cell table:formula="of:=IF(RIGHT([.$K63];LEN([.R$1]))=[.R$1];[.R$1];&quot;&quot;)">
            <text:p/>
          </table:table-cell>
          <table:table-cell table:formula="of:=COM.MICROSOFT.CONCAT([.M63:.R63])" office:value-type="string" office:string-value="LimitedPriority" calcext:value-type="string">
            <text:p>LimitedPriority</text:p>
          </table:table-cell>
          <table:table-cell table:formula="of:=LEFT([.K63];LEN([.K63])-LEN([.S63]))" office:value-type="string" office:string-value="Priority" calcext:value-type="string">
            <text:p>Priority</text:p>
          </table:table-cell>
          <table:table-cell table:formula="of:=IF([.$T63]=&quot;&quot;;IF(ISERROR(FIND([.U$1];[.$S63]));&quot;-&quot;;&quot;+&quot;);IF([.$S63]=&quot;Default&quot;;&quot;-&quot;;IF(ISERROR(FIND([.U$1];[.$T63]));&quot;-&quot;;&quot;+&quot;)))" office:value-type="string" office:string-value="+" calcext:value-type="string">
            <text:p>+</text:p>
          </table:table-cell>
          <table:table-cell table:formula="of:=IF([.$T63]=&quot;&quot;;IF(ISERROR(FIND([.V$1];[.$S63]));&quot;-&quot;;&quot;+&quot;);IF([.$S63]=&quot;Default&quot;;&quot;-&quot;;IF(ISERROR(FIND([.V$1];[.$T63]));&quot;-&quot;;&quot;+&quot;)))" office:value-type="string" office:string-value="-" calcext:value-type="string">
            <text:p>-</text:p>
          </table:table-cell>
          <table:table-cell table:formula="of:=IF(AND([.V63]=&quot;+&quot;;NOT(ISERROR(FIND(&quot;NoLimit&quot;;[.L63]))));&quot;x&quot;;[.V63])" office:value-type="string" office:string-value="-" calcext:value-type="string">
            <text:p>-</text:p>
          </table:table-cell>
          <table:table-cell table:formula="of:=IF([.$T63]=&quot;&quot;;IF(ISERROR(FIND([.X$1];[.$S63]));&quot;-&quot;;&quot;+&quot;);IF([.$S63]=&quot;Default&quot;;&quot;-&quot;;IF(ISERROR(FIND([.X$1];[.$T63]));&quot;-&quot;;&quot;+&quot;)))" office:value-type="string" office:string-value="-" calcext:value-type="string">
            <text:p>-</text:p>
          </table:table-cell>
          <table:table-cell table:formula="of:=IF(ISERROR(FIND([.Y$1];[.$S63]));&quot;-&quot;;&quot;+&quot;)" office:value-type="string" office:string-value="-" calcext:value-type="string">
            <text:p>-</text:p>
          </table:table-cell>
          <table:table-cell table:formula="of:=IF([.W63]=&quot;x&quot;;RIGHT([.L63];LEN([.L63])-7);[.L63])" office:value-type="string" office:string-value="Add10k" calcext:value-type="string">
            <text:p>Add10k</text:p>
          </table:table-cell>
          <table:table-cell table:formula="of:=[.C63]" office:value-type="float" office:value="644066" calcext:value-type="float">
            <text:p>644066</text:p>
          </table:table-cell>
          <table:table-cell table:formula="of:=[.E63]" office:value-type="float" office:value="601732" calcext:value-type="float">
            <text:p>601732</text:p>
          </table:table-cell>
          <table:table-cell table:formula="of:=[.G63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LimitLimitedPriorityQueueNoLimitAdd10k-12</text:p>
          </table:table-cell>
          <table:table-cell office:value-type="float" office:value="2353" calcext:value-type="float">
            <text:p>2353</text:p>
          </table:table-cell>
          <table:table-cell office:value-type="float" office:value="539734" calcext:value-type="float">
            <text:p>539734</text:p>
          </table:table-cell>
          <table:table-cell office:value-type="string" calcext:value-type="string">
            <text:p>ns/op</text:p>
          </table:table-cell>
          <table:table-cell office:value-type="float" office:value="536196" calcext:value-type="float">
            <text:p>536196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64];10;LEN([.A64])-12)" office:value-type="string" office:string-value="LimitLimitedPriorityQueueNoLimitAdd10k" calcext:value-type="string">
            <text:p>LimitLimitedPriorityQueueNoLimitAdd10k</text:p>
          </table:table-cell>
          <table:table-cell table:formula="of:=FIND(&quot;Queue&quot;;[.I64])" office:value-type="float" office:value="21" calcext:value-type="float">
            <text:p>21</text:p>
          </table:table-cell>
          <table:table-cell table:formula="of:=LEFT([.I64];[.J64]-1)" office:value-type="string" office:string-value="LimitLimitedPriority" calcext:value-type="string">
            <text:p>LimitLimitedPriority</text:p>
          </table:table-cell>
          <table:table-cell table:formula="of:=RIGHT([.I64];LEN([.I64])-[.J64]-4)" office:value-type="string" office:string-value="NoLimitAdd10k" calcext:value-type="string">
            <text:p>NoLimitAdd10k</text:p>
          </table:table-cell>
          <table:table-cell table:formula="of:=IF(RIGHT([.$K64];LEN([.M$1]))=[.M$1];[.M$1];&quot;&quot;)">
            <text:p/>
          </table:table-cell>
          <table:table-cell table:formula="of:=IF([.O64]=&quot;&quot;;IF(RIGHT([.$K64];LEN([.N$1]))=[.N$1];[.N$1];&quot;&quot;);&quot;&quot;)">
            <text:p/>
          </table:table-cell>
          <table:table-cell table:formula="of:=IF(RIGHT([.$K64];LEN([.O$1]))=[.O$1];[.O$1];&quot;&quot;)" office:value-type="string" office:string-value="LimitedPriority" calcext:value-type="string">
            <text:p>LimitedPriority</text:p>
          </table:table-cell>
          <table:table-cell table:formula="of:=IF(RIGHT([.$K64];LEN([.P$1]))=[.P$1];[.P$1];&quot;&quot;)">
            <text:p/>
          </table:table-cell>
          <table:table-cell table:formula="of:=IF(RIGHT([.$K64];LEN([.Q$1]))=[.Q$1];[.Q$1];&quot;&quot;)">
            <text:p/>
          </table:table-cell>
          <table:table-cell table:formula="of:=IF(RIGHT([.$K64];LEN([.R$1]))=[.R$1];[.R$1];&quot;&quot;)">
            <text:p/>
          </table:table-cell>
          <table:table-cell table:formula="of:=COM.MICROSOFT.CONCAT([.M64:.R64])" office:value-type="string" office:string-value="LimitedPriority" calcext:value-type="string">
            <text:p>LimitedPriority</text:p>
          </table:table-cell>
          <table:table-cell table:formula="of:=LEFT([.K64];LEN([.K64])-LEN([.S64]))" office:value-type="string" office:string-value="Limit" calcext:value-type="string">
            <text:p>Limit</text:p>
          </table:table-cell>
          <table:table-cell table:formula="of:=IF([.$T64]=&quot;&quot;;IF(ISERROR(FIND([.U$1];[.$S64]));&quot;-&quot;;&quot;+&quot;);IF([.$S64]=&quot;Default&quot;;&quot;-&quot;;IF(ISERROR(FIND([.U$1];[.$T64]));&quot;-&quot;;&quot;+&quot;)))" office:value-type="string" office:string-value="-" calcext:value-type="string">
            <text:p>-</text:p>
          </table:table-cell>
          <table:table-cell table:formula="of:=IF([.$T64]=&quot;&quot;;IF(ISERROR(FIND([.V$1];[.$S64]));&quot;-&quot;;&quot;+&quot;);IF([.$S64]=&quot;Default&quot;;&quot;-&quot;;IF(ISERROR(FIND([.V$1];[.$T64]));&quot;-&quot;;&quot;+&quot;)))" office:value-type="string" office:string-value="+" calcext:value-type="string">
            <text:p>+</text:p>
          </table:table-cell>
          <table:table-cell table:formula="of:=IF(AND([.V64]=&quot;+&quot;;NOT(ISERROR(FIND(&quot;NoLimit&quot;;[.L64]))));&quot;x&quot;;[.V64])" office:value-type="string" office:string-value="x" calcext:value-type="string">
            <text:p>x</text:p>
          </table:table-cell>
          <table:table-cell table:formula="of:=IF([.$T64]=&quot;&quot;;IF(ISERROR(FIND([.X$1];[.$S64]));&quot;-&quot;;&quot;+&quot;);IF([.$S64]=&quot;Default&quot;;&quot;-&quot;;IF(ISERROR(FIND([.X$1];[.$T64]));&quot;-&quot;;&quot;+&quot;)))" office:value-type="string" office:string-value="-" calcext:value-type="string">
            <text:p>-</text:p>
          </table:table-cell>
          <table:table-cell table:formula="of:=IF(ISERROR(FIND([.Y$1];[.$S64]));&quot;-&quot;;&quot;+&quot;)" office:value-type="string" office:string-value="-" calcext:value-type="string">
            <text:p>-</text:p>
          </table:table-cell>
          <table:table-cell table:formula="of:=IF([.W64]=&quot;x&quot;;RIGHT([.L64];LEN([.L64])-7);[.L64])" office:value-type="string" office:string-value="Add10k" calcext:value-type="string">
            <text:p>Add10k</text:p>
          </table:table-cell>
          <table:table-cell table:formula="of:=[.C64]" office:value-type="float" office:value="539734" calcext:value-type="float">
            <text:p>539734</text:p>
          </table:table-cell>
          <table:table-cell table:formula="of:=[.E64]" office:value-type="float" office:value="536196" calcext:value-type="float">
            <text:p>536196</text:p>
          </table:table-cell>
          <table:table-cell table:formula="of:=[.G64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LimitLimitedPriorityQueueAdd10k-12</text:p>
          </table:table-cell>
          <table:table-cell office:value-type="float" office:value="2581" calcext:value-type="float">
            <text:p>2581</text:p>
          </table:table-cell>
          <table:table-cell office:value-type="float" office:value="459309" calcext:value-type="float">
            <text:p>459309</text:p>
          </table:table-cell>
          <table:table-cell office:value-type="string" calcext:value-type="string">
            <text:p>ns/op</text:p>
          </table:table-cell>
          <table:table-cell office:value-type="float" office:value="339585" calcext:value-type="float">
            <text:p>339585</text:p>
          </table:table-cell>
          <table:table-cell office:value-type="string" calcext:value-type="string">
            <text:p>B/op</text:p>
          </table:table-cell>
          <table:table-cell office:value-type="float" office:value="9753" calcext:value-type="float">
            <text:p>9753</text:p>
          </table:table-cell>
          <table:table-cell office:value-type="string" calcext:value-type="string">
            <text:p>allocs/op</text:p>
          </table:table-cell>
          <table:table-cell table:formula="of:=MID([.A65];10;LEN([.A65])-12)" office:value-type="string" office:string-value="LimitLimitedPriorityQueueAdd10k" calcext:value-type="string">
            <text:p>LimitLimitedPriorityQueueAdd10k</text:p>
          </table:table-cell>
          <table:table-cell table:formula="of:=FIND(&quot;Queue&quot;;[.I65])" office:value-type="float" office:value="21" calcext:value-type="float">
            <text:p>21</text:p>
          </table:table-cell>
          <table:table-cell table:formula="of:=LEFT([.I65];[.J65]-1)" office:value-type="string" office:string-value="LimitLimitedPriority" calcext:value-type="string">
            <text:p>LimitLimitedPriority</text:p>
          </table:table-cell>
          <table:table-cell table:formula="of:=RIGHT([.I65];LEN([.I65])-[.J65]-4)" office:value-type="string" office:string-value="Add10k" calcext:value-type="string">
            <text:p>Add10k</text:p>
          </table:table-cell>
          <table:table-cell table:formula="of:=IF(RIGHT([.$K65];LEN([.M$1]))=[.M$1];[.M$1];&quot;&quot;)">
            <text:p/>
          </table:table-cell>
          <table:table-cell table:formula="of:=IF([.O65]=&quot;&quot;;IF(RIGHT([.$K65];LEN([.N$1]))=[.N$1];[.N$1];&quot;&quot;);&quot;&quot;)">
            <text:p/>
          </table:table-cell>
          <table:table-cell table:formula="of:=IF(RIGHT([.$K65];LEN([.O$1]))=[.O$1];[.O$1];&quot;&quot;)" office:value-type="string" office:string-value="LimitedPriority" calcext:value-type="string">
            <text:p>LimitedPriority</text:p>
          </table:table-cell>
          <table:table-cell table:formula="of:=IF(RIGHT([.$K65];LEN([.P$1]))=[.P$1];[.P$1];&quot;&quot;)">
            <text:p/>
          </table:table-cell>
          <table:table-cell table:formula="of:=IF(RIGHT([.$K65];LEN([.Q$1]))=[.Q$1];[.Q$1];&quot;&quot;)">
            <text:p/>
          </table:table-cell>
          <table:table-cell table:formula="of:=IF(RIGHT([.$K65];LEN([.R$1]))=[.R$1];[.R$1];&quot;&quot;)">
            <text:p/>
          </table:table-cell>
          <table:table-cell table:formula="of:=COM.MICROSOFT.CONCAT([.M65:.R65])" office:value-type="string" office:string-value="LimitedPriority" calcext:value-type="string">
            <text:p>LimitedPriority</text:p>
          </table:table-cell>
          <table:table-cell table:formula="of:=LEFT([.K65];LEN([.K65])-LEN([.S65]))" office:value-type="string" office:string-value="Limit" calcext:value-type="string">
            <text:p>Limit</text:p>
          </table:table-cell>
          <table:table-cell table:formula="of:=IF([.$T65]=&quot;&quot;;IF(ISERROR(FIND([.U$1];[.$S65]));&quot;-&quot;;&quot;+&quot;);IF([.$S65]=&quot;Default&quot;;&quot;-&quot;;IF(ISERROR(FIND([.U$1];[.$T65]));&quot;-&quot;;&quot;+&quot;)))" office:value-type="string" office:string-value="-" calcext:value-type="string">
            <text:p>-</text:p>
          </table:table-cell>
          <table:table-cell table:formula="of:=IF([.$T65]=&quot;&quot;;IF(ISERROR(FIND([.V$1];[.$S65]));&quot;-&quot;;&quot;+&quot;);IF([.$S65]=&quot;Default&quot;;&quot;-&quot;;IF(ISERROR(FIND([.V$1];[.$T65]));&quot;-&quot;;&quot;+&quot;)))" office:value-type="string" office:string-value="+" calcext:value-type="string">
            <text:p>+</text:p>
          </table:table-cell>
          <table:table-cell table:formula="of:=IF(AND([.V65]=&quot;+&quot;;NOT(ISERROR(FIND(&quot;NoLimit&quot;;[.L65]))));&quot;x&quot;;[.V65])" office:value-type="string" office:string-value="+" calcext:value-type="string">
            <text:p>+</text:p>
          </table:table-cell>
          <table:table-cell table:formula="of:=IF([.$T65]=&quot;&quot;;IF(ISERROR(FIND([.X$1];[.$S65]));&quot;-&quot;;&quot;+&quot;);IF([.$S65]=&quot;Default&quot;;&quot;-&quot;;IF(ISERROR(FIND([.X$1];[.$T65]));&quot;-&quot;;&quot;+&quot;)))" office:value-type="string" office:string-value="-" calcext:value-type="string">
            <text:p>-</text:p>
          </table:table-cell>
          <table:table-cell table:formula="of:=IF(ISERROR(FIND([.Y$1];[.$S65]));&quot;-&quot;;&quot;+&quot;)" office:value-type="string" office:string-value="-" calcext:value-type="string">
            <text:p>-</text:p>
          </table:table-cell>
          <table:table-cell table:formula="of:=IF([.W65]=&quot;x&quot;;RIGHT([.L65];LEN([.L65])-7);[.L65])" office:value-type="string" office:string-value="Add10k" calcext:value-type="string">
            <text:p>Add10k</text:p>
          </table:table-cell>
          <table:table-cell table:formula="of:=[.C65]" office:value-type="float" office:value="459309" calcext:value-type="float">
            <text:p>459309</text:p>
          </table:table-cell>
          <table:table-cell table:formula="of:=[.E65]" office:value-type="float" office:value="339585" calcext:value-type="float">
            <text:p>339585</text:p>
          </table:table-cell>
          <table:table-cell table:formula="of:=[.G65]" office:value-type="float" office:value="9753" calcext:value-type="float">
            <text:p>9753</text:p>
          </table:table-cell>
        </table:table-row>
        <table:table-row table:style-name="ro2">
          <table:table-cell office:value-type="string" calcext:value-type="string">
            <text:p>BenchmarkLimitedPriorityQueueNoLimitAdd10k-12</text:p>
          </table:table-cell>
          <table:table-cell office:value-type="float" office:value="2131" calcext:value-type="float">
            <text:p>2131</text:p>
          </table:table-cell>
          <table:table-cell office:value-type="float" office:value="604445" calcext:value-type="float">
            <text:p>604445</text:p>
          </table:table-cell>
          <table:table-cell office:value-type="string" calcext:value-type="string">
            <text:p>ns/op</text:p>
          </table:table-cell>
          <table:table-cell office:value-type="float" office:value="536198" calcext:value-type="float">
            <text:p>536198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66];10;LEN([.A66])-12)" office:value-type="string" office:string-value="LimitedPriorityQueueNoLimitAdd10k" calcext:value-type="string">
            <text:p>LimitedPriorityQueueNoLimitAdd10k</text:p>
          </table:table-cell>
          <table:table-cell table:formula="of:=FIND(&quot;Queue&quot;;[.I66])" office:value-type="float" office:value="16" calcext:value-type="float">
            <text:p>16</text:p>
          </table:table-cell>
          <table:table-cell table:formula="of:=LEFT([.I66];[.J66]-1)" office:value-type="string" office:string-value="LimitedPriority" calcext:value-type="string">
            <text:p>LimitedPriority</text:p>
          </table:table-cell>
          <table:table-cell table:formula="of:=RIGHT([.I66];LEN([.I66])-[.J66]-4)" office:value-type="string" office:string-value="NoLimitAdd10k" calcext:value-type="string">
            <text:p>NoLimitAdd10k</text:p>
          </table:table-cell>
          <table:table-cell table:formula="of:=IF(RIGHT([.$K66];LEN([.M$1]))=[.M$1];[.M$1];&quot;&quot;)">
            <text:p/>
          </table:table-cell>
          <table:table-cell table:formula="of:=IF([.O66]=&quot;&quot;;IF(RIGHT([.$K66];LEN([.N$1]))=[.N$1];[.N$1];&quot;&quot;);&quot;&quot;)">
            <text:p/>
          </table:table-cell>
          <table:table-cell table:formula="of:=IF(RIGHT([.$K66];LEN([.O$1]))=[.O$1];[.O$1];&quot;&quot;)" office:value-type="string" office:string-value="LimitedPriority" calcext:value-type="string">
            <text:p>LimitedPriority</text:p>
          </table:table-cell>
          <table:table-cell table:formula="of:=IF(RIGHT([.$K66];LEN([.P$1]))=[.P$1];[.P$1];&quot;&quot;)">
            <text:p/>
          </table:table-cell>
          <table:table-cell table:formula="of:=IF(RIGHT([.$K66];LEN([.Q$1]))=[.Q$1];[.Q$1];&quot;&quot;)">
            <text:p/>
          </table:table-cell>
          <table:table-cell table:formula="of:=IF(RIGHT([.$K66];LEN([.R$1]))=[.R$1];[.R$1];&quot;&quot;)">
            <text:p/>
          </table:table-cell>
          <table:table-cell table:formula="of:=COM.MICROSOFT.CONCAT([.M66:.R66])" office:value-type="string" office:string-value="LimitedPriority" calcext:value-type="string">
            <text:p>LimitedPriority</text:p>
          </table:table-cell>
          <table:table-cell table:formula="of:=LEFT([.K66];LEN([.K66])-LEN([.S66]))">
            <text:p/>
          </table:table-cell>
          <table:table-cell table:formula="of:=IF([.$T66]=&quot;&quot;;IF(ISERROR(FIND([.U$1];[.$S66]));&quot;-&quot;;&quot;+&quot;);IF([.$S66]=&quot;Default&quot;;&quot;-&quot;;IF(ISERROR(FIND([.U$1];[.$T66]));&quot;-&quot;;&quot;+&quot;)))" office:value-type="string" office:string-value="+" calcext:value-type="string">
            <text:p>+</text:p>
          </table:table-cell>
          <table:table-cell table:formula="of:=IF([.$T66]=&quot;&quot;;IF(ISERROR(FIND([.V$1];[.$S66]));&quot;-&quot;;&quot;+&quot;);IF([.$S66]=&quot;Default&quot;;&quot;-&quot;;IF(ISERROR(FIND([.V$1];[.$T66]));&quot;-&quot;;&quot;+&quot;)))" office:value-type="string" office:string-value="+" calcext:value-type="string">
            <text:p>+</text:p>
          </table:table-cell>
          <table:table-cell table:formula="of:=IF(AND([.V66]=&quot;+&quot;;NOT(ISERROR(FIND(&quot;NoLimit&quot;;[.L66]))));&quot;x&quot;;[.V66])" office:value-type="string" office:string-value="x" calcext:value-type="string">
            <text:p>x</text:p>
          </table:table-cell>
          <table:table-cell table:formula="of:=IF([.$T66]=&quot;&quot;;IF(ISERROR(FIND([.X$1];[.$S66]));&quot;-&quot;;&quot;+&quot;);IF([.$S66]=&quot;Default&quot;;&quot;-&quot;;IF(ISERROR(FIND([.X$1];[.$T66]));&quot;-&quot;;&quot;+&quot;)))" office:value-type="string" office:string-value="-" calcext:value-type="string">
            <text:p>-</text:p>
          </table:table-cell>
          <table:table-cell table:formula="of:=IF(ISERROR(FIND([.Y$1];[.$S66]));&quot;-&quot;;&quot;+&quot;)" office:value-type="string" office:string-value="-" calcext:value-type="string">
            <text:p>-</text:p>
          </table:table-cell>
          <table:table-cell table:formula="of:=IF([.W66]=&quot;x&quot;;RIGHT([.L66];LEN([.L66])-7);[.L66])" office:value-type="string" office:string-value="Add10k" calcext:value-type="string">
            <text:p>Add10k</text:p>
          </table:table-cell>
          <table:table-cell table:formula="of:=[.C66]" office:value-type="float" office:value="604445" calcext:value-type="float">
            <text:p>604445</text:p>
          </table:table-cell>
          <table:table-cell table:formula="of:=[.E66]" office:value-type="float" office:value="536198" calcext:value-type="float">
            <text:p>536198</text:p>
          </table:table-cell>
          <table:table-cell table:formula="of:=[.G66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LimitedPriorityQueueAdd10k-12</text:p>
          </table:table-cell>
          <table:table-cell office:value-type="float" office:value="1182" calcext:value-type="float">
            <text:p>1182</text:p>
          </table:table-cell>
          <table:table-cell office:value-type="float" office:value="948873" calcext:value-type="float">
            <text:p>948873</text:p>
          </table:table-cell>
          <table:table-cell office:value-type="string" calcext:value-type="string">
            <text:p>ns/op</text:p>
          </table:table-cell>
          <table:table-cell office:value-type="float" office:value="339586" calcext:value-type="float">
            <text:p>339586</text:p>
          </table:table-cell>
          <table:table-cell office:value-type="string" calcext:value-type="string">
            <text:p>B/op</text:p>
          </table:table-cell>
          <table:table-cell office:value-type="float" office:value="9753" calcext:value-type="float">
            <text:p>9753</text:p>
          </table:table-cell>
          <table:table-cell office:value-type="string" calcext:value-type="string">
            <text:p>allocs/op</text:p>
          </table:table-cell>
          <table:table-cell table:formula="of:=MID([.A67];10;LEN([.A67])-12)" office:value-type="string" office:string-value="LimitedPriorityQueueAdd10k" calcext:value-type="string">
            <text:p>LimitedPriorityQueueAdd10k</text:p>
          </table:table-cell>
          <table:table-cell table:formula="of:=FIND(&quot;Queue&quot;;[.I67])" office:value-type="float" office:value="16" calcext:value-type="float">
            <text:p>16</text:p>
          </table:table-cell>
          <table:table-cell table:formula="of:=LEFT([.I67];[.J67]-1)" office:value-type="string" office:string-value="LimitedPriority" calcext:value-type="string">
            <text:p>LimitedPriority</text:p>
          </table:table-cell>
          <table:table-cell table:formula="of:=RIGHT([.I67];LEN([.I67])-[.J67]-4)" office:value-type="string" office:string-value="Add10k" calcext:value-type="string">
            <text:p>Add10k</text:p>
          </table:table-cell>
          <table:table-cell table:formula="of:=IF(RIGHT([.$K67];LEN([.M$1]))=[.M$1];[.M$1];&quot;&quot;)">
            <text:p/>
          </table:table-cell>
          <table:table-cell table:formula="of:=IF([.O67]=&quot;&quot;;IF(RIGHT([.$K67];LEN([.N$1]))=[.N$1];[.N$1];&quot;&quot;);&quot;&quot;)">
            <text:p/>
          </table:table-cell>
          <table:table-cell table:formula="of:=IF(RIGHT([.$K67];LEN([.O$1]))=[.O$1];[.O$1];&quot;&quot;)" office:value-type="string" office:string-value="LimitedPriority" calcext:value-type="string">
            <text:p>LimitedPriority</text:p>
          </table:table-cell>
          <table:table-cell table:formula="of:=IF(RIGHT([.$K67];LEN([.P$1]))=[.P$1];[.P$1];&quot;&quot;)">
            <text:p/>
          </table:table-cell>
          <table:table-cell table:formula="of:=IF(RIGHT([.$K67];LEN([.Q$1]))=[.Q$1];[.Q$1];&quot;&quot;)">
            <text:p/>
          </table:table-cell>
          <table:table-cell table:formula="of:=IF(RIGHT([.$K67];LEN([.R$1]))=[.R$1];[.R$1];&quot;&quot;)">
            <text:p/>
          </table:table-cell>
          <table:table-cell table:formula="of:=COM.MICROSOFT.CONCAT([.M67:.R67])" office:value-type="string" office:string-value="LimitedPriority" calcext:value-type="string">
            <text:p>LimitedPriority</text:p>
          </table:table-cell>
          <table:table-cell table:formula="of:=LEFT([.K67];LEN([.K67])-LEN([.S67]))">
            <text:p/>
          </table:table-cell>
          <table:table-cell table:formula="of:=IF([.$T67]=&quot;&quot;;IF(ISERROR(FIND([.U$1];[.$S67]));&quot;-&quot;;&quot;+&quot;);IF([.$S67]=&quot;Default&quot;;&quot;-&quot;;IF(ISERROR(FIND([.U$1];[.$T67]));&quot;-&quot;;&quot;+&quot;)))" office:value-type="string" office:string-value="+" calcext:value-type="string">
            <text:p>+</text:p>
          </table:table-cell>
          <table:table-cell table:formula="of:=IF([.$T67]=&quot;&quot;;IF(ISERROR(FIND([.V$1];[.$S67]));&quot;-&quot;;&quot;+&quot;);IF([.$S67]=&quot;Default&quot;;&quot;-&quot;;IF(ISERROR(FIND([.V$1];[.$T67]));&quot;-&quot;;&quot;+&quot;)))" office:value-type="string" office:string-value="+" calcext:value-type="string">
            <text:p>+</text:p>
          </table:table-cell>
          <table:table-cell table:formula="of:=IF(AND([.V67]=&quot;+&quot;;NOT(ISERROR(FIND(&quot;NoLimit&quot;;[.L67]))));&quot;x&quot;;[.V67])" office:value-type="string" office:string-value="+" calcext:value-type="string">
            <text:p>+</text:p>
          </table:table-cell>
          <table:table-cell table:formula="of:=IF([.$T67]=&quot;&quot;;IF(ISERROR(FIND([.X$1];[.$S67]));&quot;-&quot;;&quot;+&quot;);IF([.$S67]=&quot;Default&quot;;&quot;-&quot;;IF(ISERROR(FIND([.X$1];[.$T67]));&quot;-&quot;;&quot;+&quot;)))" office:value-type="string" office:string-value="-" calcext:value-type="string">
            <text:p>-</text:p>
          </table:table-cell>
          <table:table-cell table:formula="of:=IF(ISERROR(FIND([.Y$1];[.$S67]));&quot;-&quot;;&quot;+&quot;)" office:value-type="string" office:string-value="-" calcext:value-type="string">
            <text:p>-</text:p>
          </table:table-cell>
          <table:table-cell table:formula="of:=IF([.W67]=&quot;x&quot;;RIGHT([.L67];LEN([.L67])-7);[.L67])" office:value-type="string" office:string-value="Add10k" calcext:value-type="string">
            <text:p>Add10k</text:p>
          </table:table-cell>
          <table:table-cell table:formula="of:=[.C67]" office:value-type="float" office:value="948873" calcext:value-type="float">
            <text:p>948873</text:p>
          </table:table-cell>
          <table:table-cell table:formula="of:=[.E67]" office:value-type="float" office:value="339586" calcext:value-type="float">
            <text:p>339586</text:p>
          </table:table-cell>
          <table:table-cell table:formula="of:=[.G67]" office:value-type="float" office:value="9753" calcext:value-type="float">
            <text:p>9753</text:p>
          </table:table-cell>
        </table:table-row>
        <table:table-row table:style-name="ro2">
          <table:table-cell office:value-type="string" calcext:value-type="string">
            <text:p>BenchmarkDefaultLimitedPriorityQueueRemove10k-12</text:p>
          </table:table-cell>
          <table:table-cell office:value-type="float" office:value="4908" calcext:value-type="float">
            <text:p>4908</text:p>
          </table:table-cell>
          <table:table-cell office:value-type="float" office:value="249729" calcext:value-type="float">
            <text:p>249729</text:p>
          </table:table-cell>
          <table:table-cell office:value-type="string" calcext:value-type="string">
            <text:p>ns/op</text:p>
          </table:table-cell>
          <table:table-cell office:value-type="float" office:value="261888" calcext:value-type="float">
            <text:p>26188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68];10;LEN([.A68])-12)" office:value-type="string" office:string-value="DefaultLimitedPriorityQueueRemove10k" calcext:value-type="string">
            <text:p>DefaultLimitedPriorityQueueRemove10k</text:p>
          </table:table-cell>
          <table:table-cell table:formula="of:=FIND(&quot;Queue&quot;;[.I68])" office:value-type="float" office:value="23" calcext:value-type="float">
            <text:p>23</text:p>
          </table:table-cell>
          <table:table-cell table:formula="of:=LEFT([.I68];[.J68]-1)" office:value-type="string" office:string-value="DefaultLimitedPriority" calcext:value-type="string">
            <text:p>DefaultLimitedPriority</text:p>
          </table:table-cell>
          <table:table-cell table:formula="of:=RIGHT([.I68];LEN([.I68])-[.J68]-4)" office:value-type="string" office:string-value="Remove10k" calcext:value-type="string">
            <text:p>Remove10k</text:p>
          </table:table-cell>
          <table:table-cell table:formula="of:=IF(RIGHT([.$K68];LEN([.M$1]))=[.M$1];[.M$1];&quot;&quot;)">
            <text:p/>
          </table:table-cell>
          <table:table-cell table:formula="of:=IF([.O68]=&quot;&quot;;IF(RIGHT([.$K68];LEN([.N$1]))=[.N$1];[.N$1];&quot;&quot;);&quot;&quot;)">
            <text:p/>
          </table:table-cell>
          <table:table-cell table:formula="of:=IF(RIGHT([.$K68];LEN([.O$1]))=[.O$1];[.O$1];&quot;&quot;)" office:value-type="string" office:string-value="LimitedPriority" calcext:value-type="string">
            <text:p>LimitedPriority</text:p>
          </table:table-cell>
          <table:table-cell table:formula="of:=IF(RIGHT([.$K68];LEN([.P$1]))=[.P$1];[.P$1];&quot;&quot;)">
            <text:p/>
          </table:table-cell>
          <table:table-cell table:formula="of:=IF(RIGHT([.$K68];LEN([.Q$1]))=[.Q$1];[.Q$1];&quot;&quot;)">
            <text:p/>
          </table:table-cell>
          <table:table-cell table:formula="of:=IF(RIGHT([.$K68];LEN([.R$1]))=[.R$1];[.R$1];&quot;&quot;)">
            <text:p/>
          </table:table-cell>
          <table:table-cell table:formula="of:=COM.MICROSOFT.CONCAT([.M68:.R68])" office:value-type="string" office:string-value="LimitedPriority" calcext:value-type="string">
            <text:p>LimitedPriority</text:p>
          </table:table-cell>
          <table:table-cell table:formula="of:=LEFT([.K68];LEN([.K68])-LEN([.S68]))" office:value-type="string" office:string-value="Default" calcext:value-type="string">
            <text:p>Default</text:p>
          </table:table-cell>
          <table:table-cell table:formula="of:=IF([.$T68]=&quot;&quot;;IF(ISERROR(FIND([.U$1];[.$S68]));&quot;-&quot;;&quot;+&quot;);IF([.$S68]=&quot;Default&quot;;&quot;-&quot;;IF(ISERROR(FIND([.U$1];[.$T68]));&quot;-&quot;;&quot;+&quot;)))" office:value-type="string" office:string-value="-" calcext:value-type="string">
            <text:p>-</text:p>
          </table:table-cell>
          <table:table-cell table:formula="of:=IF([.$T68]=&quot;&quot;;IF(ISERROR(FIND([.V$1];[.$S68]));&quot;-&quot;;&quot;+&quot;);IF([.$S68]=&quot;Default&quot;;&quot;-&quot;;IF(ISERROR(FIND([.V$1];[.$T68]));&quot;-&quot;;&quot;+&quot;)))" office:value-type="string" office:string-value="-" calcext:value-type="string">
            <text:p>-</text:p>
          </table:table-cell>
          <table:table-cell table:formula="of:=IF(AND([.V68]=&quot;+&quot;;NOT(ISERROR(FIND(&quot;NoLimit&quot;;[.L68]))));&quot;x&quot;;[.V68])" office:value-type="string" office:string-value="-" calcext:value-type="string">
            <text:p>-</text:p>
          </table:table-cell>
          <table:table-cell table:formula="of:=IF([.$T68]=&quot;&quot;;IF(ISERROR(FIND([.X$1];[.$S68]));&quot;-&quot;;&quot;+&quot;);IF([.$S68]=&quot;Default&quot;;&quot;-&quot;;IF(ISERROR(FIND([.X$1];[.$T68]));&quot;-&quot;;&quot;+&quot;)))" office:value-type="string" office:string-value="-" calcext:value-type="string">
            <text:p>-</text:p>
          </table:table-cell>
          <table:table-cell table:formula="of:=IF(ISERROR(FIND([.Y$1];[.$S68]));&quot;-&quot;;&quot;+&quot;)" office:value-type="string" office:string-value="-" calcext:value-type="string">
            <text:p>-</text:p>
          </table:table-cell>
          <table:table-cell table:formula="of:=IF([.W68]=&quot;x&quot;;RIGHT([.L68];LEN([.L68])-7);[.L68])" office:value-type="string" office:string-value="Remove10k" calcext:value-type="string">
            <text:p>Remove10k</text:p>
          </table:table-cell>
          <table:table-cell table:formula="of:=[.C68]" office:value-type="float" office:value="249729" calcext:value-type="float">
            <text:p>249729</text:p>
          </table:table-cell>
          <table:table-cell table:formula="of:=[.E68]" office:value-type="float" office:value="261888" calcext:value-type="float">
            <text:p>261888</text:p>
          </table:table-cell>
          <table:table-cell table:formula="of:=[.G68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PriorityLimitedPriorityQueueRemove10k-12</text:p>
          </table:table-cell>
          <table:table-cell office:value-type="float" office:value="5481" calcext:value-type="float">
            <text:p>5481</text:p>
          </table:table-cell>
          <table:table-cell office:value-type="float" office:value="252950" calcext:value-type="float">
            <text:p>252950</text:p>
          </table:table-cell>
          <table:table-cell office:value-type="string" calcext:value-type="string">
            <text:p>ns/op</text:p>
          </table:table-cell>
          <table:table-cell office:value-type="float" office:value="261889" calcext:value-type="float">
            <text:p>261889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69];10;LEN([.A69])-12)" office:value-type="string" office:string-value="PriorityLimitedPriorityQueueRemove10k" calcext:value-type="string">
            <text:p>PriorityLimitedPriorityQueueRemove10k</text:p>
          </table:table-cell>
          <table:table-cell table:formula="of:=FIND(&quot;Queue&quot;;[.I69])" office:value-type="float" office:value="24" calcext:value-type="float">
            <text:p>24</text:p>
          </table:table-cell>
          <table:table-cell table:formula="of:=LEFT([.I69];[.J69]-1)" office:value-type="string" office:string-value="PriorityLimitedPriority" calcext:value-type="string">
            <text:p>PriorityLimitedPriority</text:p>
          </table:table-cell>
          <table:table-cell table:formula="of:=RIGHT([.I69];LEN([.I69])-[.J69]-4)" office:value-type="string" office:string-value="Remove10k" calcext:value-type="string">
            <text:p>Remove10k</text:p>
          </table:table-cell>
          <table:table-cell table:formula="of:=IF(RIGHT([.$K69];LEN([.M$1]))=[.M$1];[.M$1];&quot;&quot;)">
            <text:p/>
          </table:table-cell>
          <table:table-cell table:formula="of:=IF([.O69]=&quot;&quot;;IF(RIGHT([.$K69];LEN([.N$1]))=[.N$1];[.N$1];&quot;&quot;);&quot;&quot;)">
            <text:p/>
          </table:table-cell>
          <table:table-cell table:formula="of:=IF(RIGHT([.$K69];LEN([.O$1]))=[.O$1];[.O$1];&quot;&quot;)" office:value-type="string" office:string-value="LimitedPriority" calcext:value-type="string">
            <text:p>LimitedPriority</text:p>
          </table:table-cell>
          <table:table-cell table:formula="of:=IF(RIGHT([.$K69];LEN([.P$1]))=[.P$1];[.P$1];&quot;&quot;)">
            <text:p/>
          </table:table-cell>
          <table:table-cell table:formula="of:=IF(RIGHT([.$K69];LEN([.Q$1]))=[.Q$1];[.Q$1];&quot;&quot;)">
            <text:p/>
          </table:table-cell>
          <table:table-cell table:formula="of:=IF(RIGHT([.$K69];LEN([.R$1]))=[.R$1];[.R$1];&quot;&quot;)">
            <text:p/>
          </table:table-cell>
          <table:table-cell table:formula="of:=COM.MICROSOFT.CONCAT([.M69:.R69])" office:value-type="string" office:string-value="LimitedPriority" calcext:value-type="string">
            <text:p>LimitedPriority</text:p>
          </table:table-cell>
          <table:table-cell table:formula="of:=LEFT([.K69];LEN([.K69])-LEN([.S69]))" office:value-type="string" office:string-value="Priority" calcext:value-type="string">
            <text:p>Priority</text:p>
          </table:table-cell>
          <table:table-cell table:formula="of:=IF([.$T69]=&quot;&quot;;IF(ISERROR(FIND([.U$1];[.$S69]));&quot;-&quot;;&quot;+&quot;);IF([.$S69]=&quot;Default&quot;;&quot;-&quot;;IF(ISERROR(FIND([.U$1];[.$T69]));&quot;-&quot;;&quot;+&quot;)))" office:value-type="string" office:string-value="+" calcext:value-type="string">
            <text:p>+</text:p>
          </table:table-cell>
          <table:table-cell table:formula="of:=IF([.$T69]=&quot;&quot;;IF(ISERROR(FIND([.V$1];[.$S69]));&quot;-&quot;;&quot;+&quot;);IF([.$S69]=&quot;Default&quot;;&quot;-&quot;;IF(ISERROR(FIND([.V$1];[.$T69]));&quot;-&quot;;&quot;+&quot;)))" office:value-type="string" office:string-value="-" calcext:value-type="string">
            <text:p>-</text:p>
          </table:table-cell>
          <table:table-cell table:formula="of:=IF(AND([.V69]=&quot;+&quot;;NOT(ISERROR(FIND(&quot;NoLimit&quot;;[.L69]))));&quot;x&quot;;[.V69])" office:value-type="string" office:string-value="-" calcext:value-type="string">
            <text:p>-</text:p>
          </table:table-cell>
          <table:table-cell table:formula="of:=IF([.$T69]=&quot;&quot;;IF(ISERROR(FIND([.X$1];[.$S69]));&quot;-&quot;;&quot;+&quot;);IF([.$S69]=&quot;Default&quot;;&quot;-&quot;;IF(ISERROR(FIND([.X$1];[.$T69]));&quot;-&quot;;&quot;+&quot;)))" office:value-type="string" office:string-value="-" calcext:value-type="string">
            <text:p>-</text:p>
          </table:table-cell>
          <table:table-cell table:formula="of:=IF(ISERROR(FIND([.Y$1];[.$S69]));&quot;-&quot;;&quot;+&quot;)" office:value-type="string" office:string-value="-" calcext:value-type="string">
            <text:p>-</text:p>
          </table:table-cell>
          <table:table-cell table:formula="of:=IF([.W69]=&quot;x&quot;;RIGHT([.L69];LEN([.L69])-7);[.L69])" office:value-type="string" office:string-value="Remove10k" calcext:value-type="string">
            <text:p>Remove10k</text:p>
          </table:table-cell>
          <table:table-cell table:formula="of:=[.C69]" office:value-type="float" office:value="252950" calcext:value-type="float">
            <text:p>252950</text:p>
          </table:table-cell>
          <table:table-cell table:formula="of:=[.E69]" office:value-type="float" office:value="261889" calcext:value-type="float">
            <text:p>261889</text:p>
          </table:table-cell>
          <table:table-cell table:formula="of:=[.G69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LimitedPriorityQueueNoLimitRemove10k-12</text:p>
          </table:table-cell>
          <table:table-cell office:value-type="float" office:value="6658" calcext:value-type="float">
            <text:p>6658</text:p>
          </table:table-cell>
          <table:table-cell office:value-type="float" office:value="198484" calcext:value-type="float">
            <text:p>198484</text:p>
          </table:table-cell>
          <table:table-cell office:value-type="string" calcext:value-type="string">
            <text:p>ns/op</text:p>
          </table:table-cell>
          <table:table-cell office:value-type="float" office:value="196448" calcext:value-type="float">
            <text:p>19644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70];10;LEN([.A70])-12)" office:value-type="string" office:string-value="LimitLimitedPriorityQueueNoLimitRemove10k" calcext:value-type="string">
            <text:p>LimitLimitedPriorityQueueNoLimitRemove10k</text:p>
          </table:table-cell>
          <table:table-cell table:formula="of:=FIND(&quot;Queue&quot;;[.I70])" office:value-type="float" office:value="21" calcext:value-type="float">
            <text:p>21</text:p>
          </table:table-cell>
          <table:table-cell table:formula="of:=LEFT([.I70];[.J70]-1)" office:value-type="string" office:string-value="LimitLimitedPriority" calcext:value-type="string">
            <text:p>LimitLimitedPriority</text:p>
          </table:table-cell>
          <table:table-cell table:formula="of:=RIGHT([.I70];LEN([.I70])-[.J70]-4)" office:value-type="string" office:string-value="NoLimitRemove10k" calcext:value-type="string">
            <text:p>NoLimitRemove10k</text:p>
          </table:table-cell>
          <table:table-cell table:formula="of:=IF(RIGHT([.$K70];LEN([.M$1]))=[.M$1];[.M$1];&quot;&quot;)">
            <text:p/>
          </table:table-cell>
          <table:table-cell table:formula="of:=IF([.O70]=&quot;&quot;;IF(RIGHT([.$K70];LEN([.N$1]))=[.N$1];[.N$1];&quot;&quot;);&quot;&quot;)">
            <text:p/>
          </table:table-cell>
          <table:table-cell table:formula="of:=IF(RIGHT([.$K70];LEN([.O$1]))=[.O$1];[.O$1];&quot;&quot;)" office:value-type="string" office:string-value="LimitedPriority" calcext:value-type="string">
            <text:p>LimitedPriority</text:p>
          </table:table-cell>
          <table:table-cell table:formula="of:=IF(RIGHT([.$K70];LEN([.P$1]))=[.P$1];[.P$1];&quot;&quot;)">
            <text:p/>
          </table:table-cell>
          <table:table-cell table:formula="of:=IF(RIGHT([.$K70];LEN([.Q$1]))=[.Q$1];[.Q$1];&quot;&quot;)">
            <text:p/>
          </table:table-cell>
          <table:table-cell table:formula="of:=IF(RIGHT([.$K70];LEN([.R$1]))=[.R$1];[.R$1];&quot;&quot;)">
            <text:p/>
          </table:table-cell>
          <table:table-cell table:formula="of:=COM.MICROSOFT.CONCAT([.M70:.R70])" office:value-type="string" office:string-value="LimitedPriority" calcext:value-type="string">
            <text:p>LimitedPriority</text:p>
          </table:table-cell>
          <table:table-cell table:formula="of:=LEFT([.K70];LEN([.K70])-LEN([.S70]))" office:value-type="string" office:string-value="Limit" calcext:value-type="string">
            <text:p>Limit</text:p>
          </table:table-cell>
          <table:table-cell table:formula="of:=IF([.$T70]=&quot;&quot;;IF(ISERROR(FIND([.U$1];[.$S70]));&quot;-&quot;;&quot;+&quot;);IF([.$S70]=&quot;Default&quot;;&quot;-&quot;;IF(ISERROR(FIND([.U$1];[.$T70]));&quot;-&quot;;&quot;+&quot;)))" office:value-type="string" office:string-value="-" calcext:value-type="string">
            <text:p>-</text:p>
          </table:table-cell>
          <table:table-cell table:formula="of:=IF([.$T70]=&quot;&quot;;IF(ISERROR(FIND([.V$1];[.$S70]));&quot;-&quot;;&quot;+&quot;);IF([.$S70]=&quot;Default&quot;;&quot;-&quot;;IF(ISERROR(FIND([.V$1];[.$T70]));&quot;-&quot;;&quot;+&quot;)))" office:value-type="string" office:string-value="+" calcext:value-type="string">
            <text:p>+</text:p>
          </table:table-cell>
          <table:table-cell table:formula="of:=IF(AND([.V70]=&quot;+&quot;;NOT(ISERROR(FIND(&quot;NoLimit&quot;;[.L70]))));&quot;x&quot;;[.V70])" office:value-type="string" office:string-value="x" calcext:value-type="string">
            <text:p>x</text:p>
          </table:table-cell>
          <table:table-cell table:formula="of:=IF([.$T70]=&quot;&quot;;IF(ISERROR(FIND([.X$1];[.$S70]));&quot;-&quot;;&quot;+&quot;);IF([.$S70]=&quot;Default&quot;;&quot;-&quot;;IF(ISERROR(FIND([.X$1];[.$T70]));&quot;-&quot;;&quot;+&quot;)))" office:value-type="string" office:string-value="-" calcext:value-type="string">
            <text:p>-</text:p>
          </table:table-cell>
          <table:table-cell table:formula="of:=IF(ISERROR(FIND([.Y$1];[.$S70]));&quot;-&quot;;&quot;+&quot;)" office:value-type="string" office:string-value="-" calcext:value-type="string">
            <text:p>-</text:p>
          </table:table-cell>
          <table:table-cell table:formula="of:=IF([.W70]=&quot;x&quot;;RIGHT([.L70];LEN([.L70])-7);[.L70])" office:value-type="string" office:string-value="Remove10k" calcext:value-type="string">
            <text:p>Remove10k</text:p>
          </table:table-cell>
          <table:table-cell table:formula="of:=[.C70]" office:value-type="float" office:value="198484" calcext:value-type="float">
            <text:p>198484</text:p>
          </table:table-cell>
          <table:table-cell table:formula="of:=[.E70]" office:value-type="float" office:value="196448" calcext:value-type="float">
            <text:p>196448</text:p>
          </table:table-cell>
          <table:table-cell table:formula="of:=[.G70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LimitedPriorityQueueRemove10k-12</text:p>
          </table:table-cell>
          <table:table-cell office:value-type="float" office:value="7382" calcext:value-type="float">
            <text:p>7382</text:p>
          </table:table-cell>
          <table:table-cell office:value-type="float" office:value="182765" calcext:value-type="float">
            <text:p>182765</text:p>
          </table:table-cell>
          <table:table-cell office:value-type="string" calcext:value-type="string">
            <text:p>ns/op</text:p>
          </table:table-cell>
          <table:table-cell office:value-type="float" office:value="164128" calcext:value-type="float">
            <text:p>16412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71];10;LEN([.A71])-12)" office:value-type="string" office:string-value="LimitLimitedPriorityQueueRemove10k" calcext:value-type="string">
            <text:p>LimitLimitedPriorityQueueRemove10k</text:p>
          </table:table-cell>
          <table:table-cell table:formula="of:=FIND(&quot;Queue&quot;;[.I71])" office:value-type="float" office:value="21" calcext:value-type="float">
            <text:p>21</text:p>
          </table:table-cell>
          <table:table-cell table:formula="of:=LEFT([.I71];[.J71]-1)" office:value-type="string" office:string-value="LimitLimitedPriority" calcext:value-type="string">
            <text:p>LimitLimitedPriority</text:p>
          </table:table-cell>
          <table:table-cell table:formula="of:=RIGHT([.I71];LEN([.I71])-[.J71]-4)" office:value-type="string" office:string-value="Remove10k" calcext:value-type="string">
            <text:p>Remove10k</text:p>
          </table:table-cell>
          <table:table-cell table:formula="of:=IF(RIGHT([.$K71];LEN([.M$1]))=[.M$1];[.M$1];&quot;&quot;)">
            <text:p/>
          </table:table-cell>
          <table:table-cell table:formula="of:=IF([.O71]=&quot;&quot;;IF(RIGHT([.$K71];LEN([.N$1]))=[.N$1];[.N$1];&quot;&quot;);&quot;&quot;)">
            <text:p/>
          </table:table-cell>
          <table:table-cell table:formula="of:=IF(RIGHT([.$K71];LEN([.O$1]))=[.O$1];[.O$1];&quot;&quot;)" office:value-type="string" office:string-value="LimitedPriority" calcext:value-type="string">
            <text:p>LimitedPriority</text:p>
          </table:table-cell>
          <table:table-cell table:formula="of:=IF(RIGHT([.$K71];LEN([.P$1]))=[.P$1];[.P$1];&quot;&quot;)">
            <text:p/>
          </table:table-cell>
          <table:table-cell table:formula="of:=IF(RIGHT([.$K71];LEN([.Q$1]))=[.Q$1];[.Q$1];&quot;&quot;)">
            <text:p/>
          </table:table-cell>
          <table:table-cell table:formula="of:=IF(RIGHT([.$K71];LEN([.R$1]))=[.R$1];[.R$1];&quot;&quot;)">
            <text:p/>
          </table:table-cell>
          <table:table-cell table:formula="of:=COM.MICROSOFT.CONCAT([.M71:.R71])" office:value-type="string" office:string-value="LimitedPriority" calcext:value-type="string">
            <text:p>LimitedPriority</text:p>
          </table:table-cell>
          <table:table-cell table:formula="of:=LEFT([.K71];LEN([.K71])-LEN([.S71]))" office:value-type="string" office:string-value="Limit" calcext:value-type="string">
            <text:p>Limit</text:p>
          </table:table-cell>
          <table:table-cell table:formula="of:=IF([.$T71]=&quot;&quot;;IF(ISERROR(FIND([.U$1];[.$S71]));&quot;-&quot;;&quot;+&quot;);IF([.$S71]=&quot;Default&quot;;&quot;-&quot;;IF(ISERROR(FIND([.U$1];[.$T71]));&quot;-&quot;;&quot;+&quot;)))" office:value-type="string" office:string-value="-" calcext:value-type="string">
            <text:p>-</text:p>
          </table:table-cell>
          <table:table-cell table:formula="of:=IF([.$T71]=&quot;&quot;;IF(ISERROR(FIND([.V$1];[.$S71]));&quot;-&quot;;&quot;+&quot;);IF([.$S71]=&quot;Default&quot;;&quot;-&quot;;IF(ISERROR(FIND([.V$1];[.$T71]));&quot;-&quot;;&quot;+&quot;)))" office:value-type="string" office:string-value="+" calcext:value-type="string">
            <text:p>+</text:p>
          </table:table-cell>
          <table:table-cell table:formula="of:=IF(AND([.V71]=&quot;+&quot;;NOT(ISERROR(FIND(&quot;NoLimit&quot;;[.L71]))));&quot;x&quot;;[.V71])" office:value-type="string" office:string-value="+" calcext:value-type="string">
            <text:p>+</text:p>
          </table:table-cell>
          <table:table-cell table:formula="of:=IF([.$T71]=&quot;&quot;;IF(ISERROR(FIND([.X$1];[.$S71]));&quot;-&quot;;&quot;+&quot;);IF([.$S71]=&quot;Default&quot;;&quot;-&quot;;IF(ISERROR(FIND([.X$1];[.$T71]));&quot;-&quot;;&quot;+&quot;)))" office:value-type="string" office:string-value="-" calcext:value-type="string">
            <text:p>-</text:p>
          </table:table-cell>
          <table:table-cell table:formula="of:=IF(ISERROR(FIND([.Y$1];[.$S71]));&quot;-&quot;;&quot;+&quot;)" office:value-type="string" office:string-value="-" calcext:value-type="string">
            <text:p>-</text:p>
          </table:table-cell>
          <table:table-cell table:formula="of:=IF([.W71]=&quot;x&quot;;RIGHT([.L71];LEN([.L71])-7);[.L71])" office:value-type="string" office:string-value="Remove10k" calcext:value-type="string">
            <text:p>Remove10k</text:p>
          </table:table-cell>
          <table:table-cell table:formula="of:=[.C71]" office:value-type="float" office:value="182765" calcext:value-type="float">
            <text:p>182765</text:p>
          </table:table-cell>
          <table:table-cell table:formula="of:=[.E71]" office:value-type="float" office:value="164128" calcext:value-type="float">
            <text:p>164128</text:p>
          </table:table-cell>
          <table:table-cell table:formula="of:=[.G71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edPriorityQueueNoLimitRemove10k-12</text:p>
          </table:table-cell>
          <table:table-cell office:value-type="float" office:value="5737" calcext:value-type="float">
            <text:p>5737</text:p>
          </table:table-cell>
          <table:table-cell office:value-type="float" office:value="189172" calcext:value-type="float">
            <text:p>189172</text:p>
          </table:table-cell>
          <table:table-cell office:value-type="string" calcext:value-type="string">
            <text:p>ns/op</text:p>
          </table:table-cell>
          <table:table-cell office:value-type="float" office:value="196448" calcext:value-type="float">
            <text:p>19644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72];10;LEN([.A72])-12)" office:value-type="string" office:string-value="LimitedPriorityQueueNoLimitRemove10k" calcext:value-type="string">
            <text:p>LimitedPriorityQueueNoLimitRemove10k</text:p>
          </table:table-cell>
          <table:table-cell table:formula="of:=FIND(&quot;Queue&quot;;[.I72])" office:value-type="float" office:value="16" calcext:value-type="float">
            <text:p>16</text:p>
          </table:table-cell>
          <table:table-cell table:formula="of:=LEFT([.I72];[.J72]-1)" office:value-type="string" office:string-value="LimitedPriority" calcext:value-type="string">
            <text:p>LimitedPriority</text:p>
          </table:table-cell>
          <table:table-cell table:formula="of:=RIGHT([.I72];LEN([.I72])-[.J72]-4)" office:value-type="string" office:string-value="NoLimitRemove10k" calcext:value-type="string">
            <text:p>NoLimitRemove10k</text:p>
          </table:table-cell>
          <table:table-cell table:formula="of:=IF(RIGHT([.$K72];LEN([.M$1]))=[.M$1];[.M$1];&quot;&quot;)">
            <text:p/>
          </table:table-cell>
          <table:table-cell table:formula="of:=IF([.O72]=&quot;&quot;;IF(RIGHT([.$K72];LEN([.N$1]))=[.N$1];[.N$1];&quot;&quot;);&quot;&quot;)">
            <text:p/>
          </table:table-cell>
          <table:table-cell table:formula="of:=IF(RIGHT([.$K72];LEN([.O$1]))=[.O$1];[.O$1];&quot;&quot;)" office:value-type="string" office:string-value="LimitedPriority" calcext:value-type="string">
            <text:p>LimitedPriority</text:p>
          </table:table-cell>
          <table:table-cell table:formula="of:=IF(RIGHT([.$K72];LEN([.P$1]))=[.P$1];[.P$1];&quot;&quot;)">
            <text:p/>
          </table:table-cell>
          <table:table-cell table:formula="of:=IF(RIGHT([.$K72];LEN([.Q$1]))=[.Q$1];[.Q$1];&quot;&quot;)">
            <text:p/>
          </table:table-cell>
          <table:table-cell table:formula="of:=IF(RIGHT([.$K72];LEN([.R$1]))=[.R$1];[.R$1];&quot;&quot;)">
            <text:p/>
          </table:table-cell>
          <table:table-cell table:formula="of:=COM.MICROSOFT.CONCAT([.M72:.R72])" office:value-type="string" office:string-value="LimitedPriority" calcext:value-type="string">
            <text:p>LimitedPriority</text:p>
          </table:table-cell>
          <table:table-cell table:formula="of:=LEFT([.K72];LEN([.K72])-LEN([.S72]))">
            <text:p/>
          </table:table-cell>
          <table:table-cell table:formula="of:=IF([.$T72]=&quot;&quot;;IF(ISERROR(FIND([.U$1];[.$S72]));&quot;-&quot;;&quot;+&quot;);IF([.$S72]=&quot;Default&quot;;&quot;-&quot;;IF(ISERROR(FIND([.U$1];[.$T72]));&quot;-&quot;;&quot;+&quot;)))" office:value-type="string" office:string-value="+" calcext:value-type="string">
            <text:p>+</text:p>
          </table:table-cell>
          <table:table-cell table:formula="of:=IF([.$T72]=&quot;&quot;;IF(ISERROR(FIND([.V$1];[.$S72]));&quot;-&quot;;&quot;+&quot;);IF([.$S72]=&quot;Default&quot;;&quot;-&quot;;IF(ISERROR(FIND([.V$1];[.$T72]));&quot;-&quot;;&quot;+&quot;)))" office:value-type="string" office:string-value="+" calcext:value-type="string">
            <text:p>+</text:p>
          </table:table-cell>
          <table:table-cell table:formula="of:=IF(AND([.V72]=&quot;+&quot;;NOT(ISERROR(FIND(&quot;NoLimit&quot;;[.L72]))));&quot;x&quot;;[.V72])" office:value-type="string" office:string-value="x" calcext:value-type="string">
            <text:p>x</text:p>
          </table:table-cell>
          <table:table-cell table:formula="of:=IF([.$T72]=&quot;&quot;;IF(ISERROR(FIND([.X$1];[.$S72]));&quot;-&quot;;&quot;+&quot;);IF([.$S72]=&quot;Default&quot;;&quot;-&quot;;IF(ISERROR(FIND([.X$1];[.$T72]));&quot;-&quot;;&quot;+&quot;)))" office:value-type="string" office:string-value="-" calcext:value-type="string">
            <text:p>-</text:p>
          </table:table-cell>
          <table:table-cell table:formula="of:=IF(ISERROR(FIND([.Y$1];[.$S72]));&quot;-&quot;;&quot;+&quot;)" office:value-type="string" office:string-value="-" calcext:value-type="string">
            <text:p>-</text:p>
          </table:table-cell>
          <table:table-cell table:formula="of:=IF([.W72]=&quot;x&quot;;RIGHT([.L72];LEN([.L72])-7);[.L72])" office:value-type="string" office:string-value="Remove10k" calcext:value-type="string">
            <text:p>Remove10k</text:p>
          </table:table-cell>
          <table:table-cell table:formula="of:=[.C72]" office:value-type="float" office:value="189172" calcext:value-type="float">
            <text:p>189172</text:p>
          </table:table-cell>
          <table:table-cell table:formula="of:=[.E72]" office:value-type="float" office:value="196448" calcext:value-type="float">
            <text:p>196448</text:p>
          </table:table-cell>
          <table:table-cell table:formula="of:=[.G72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LimitedPriorityQueueRemove10k-12</text:p>
          </table:table-cell>
          <table:table-cell office:value-type="float" office:value="6166" calcext:value-type="float">
            <text:p>6166</text:p>
          </table:table-cell>
          <table:table-cell office:value-type="float" office:value="172142" calcext:value-type="float">
            <text:p>172142</text:p>
          </table:table-cell>
          <table:table-cell office:value-type="string" calcext:value-type="string">
            <text:p>ns/op</text:p>
          </table:table-cell>
          <table:table-cell office:value-type="float" office:value="164128" calcext:value-type="float">
            <text:p>16412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73];10;LEN([.A73])-12)" office:value-type="string" office:string-value="LimitedPriorityQueueRemove10k" calcext:value-type="string">
            <text:p>LimitedPriorityQueueRemove10k</text:p>
          </table:table-cell>
          <table:table-cell table:formula="of:=FIND(&quot;Queue&quot;;[.I73])" office:value-type="float" office:value="16" calcext:value-type="float">
            <text:p>16</text:p>
          </table:table-cell>
          <table:table-cell table:formula="of:=LEFT([.I73];[.J73]-1)" office:value-type="string" office:string-value="LimitedPriority" calcext:value-type="string">
            <text:p>LimitedPriority</text:p>
          </table:table-cell>
          <table:table-cell table:formula="of:=RIGHT([.I73];LEN([.I73])-[.J73]-4)" office:value-type="string" office:string-value="Remove10k" calcext:value-type="string">
            <text:p>Remove10k</text:p>
          </table:table-cell>
          <table:table-cell table:formula="of:=IF(RIGHT([.$K73];LEN([.M$1]))=[.M$1];[.M$1];&quot;&quot;)">
            <text:p/>
          </table:table-cell>
          <table:table-cell table:formula="of:=IF([.O73]=&quot;&quot;;IF(RIGHT([.$K73];LEN([.N$1]))=[.N$1];[.N$1];&quot;&quot;);&quot;&quot;)">
            <text:p/>
          </table:table-cell>
          <table:table-cell table:formula="of:=IF(RIGHT([.$K73];LEN([.O$1]))=[.O$1];[.O$1];&quot;&quot;)" office:value-type="string" office:string-value="LimitedPriority" calcext:value-type="string">
            <text:p>LimitedPriority</text:p>
          </table:table-cell>
          <table:table-cell table:formula="of:=IF(RIGHT([.$K73];LEN([.P$1]))=[.P$1];[.P$1];&quot;&quot;)">
            <text:p/>
          </table:table-cell>
          <table:table-cell table:formula="of:=IF(RIGHT([.$K73];LEN([.Q$1]))=[.Q$1];[.Q$1];&quot;&quot;)">
            <text:p/>
          </table:table-cell>
          <table:table-cell table:formula="of:=IF(RIGHT([.$K73];LEN([.R$1]))=[.R$1];[.R$1];&quot;&quot;)">
            <text:p/>
          </table:table-cell>
          <table:table-cell table:formula="of:=COM.MICROSOFT.CONCAT([.M73:.R73])" office:value-type="string" office:string-value="LimitedPriority" calcext:value-type="string">
            <text:p>LimitedPriority</text:p>
          </table:table-cell>
          <table:table-cell table:formula="of:=LEFT([.K73];LEN([.K73])-LEN([.S73]))">
            <text:p/>
          </table:table-cell>
          <table:table-cell table:formula="of:=IF([.$T73]=&quot;&quot;;IF(ISERROR(FIND([.U$1];[.$S73]));&quot;-&quot;;&quot;+&quot;);IF([.$S73]=&quot;Default&quot;;&quot;-&quot;;IF(ISERROR(FIND([.U$1];[.$T73]));&quot;-&quot;;&quot;+&quot;)))" office:value-type="string" office:string-value="+" calcext:value-type="string">
            <text:p>+</text:p>
          </table:table-cell>
          <table:table-cell table:formula="of:=IF([.$T73]=&quot;&quot;;IF(ISERROR(FIND([.V$1];[.$S73]));&quot;-&quot;;&quot;+&quot;);IF([.$S73]=&quot;Default&quot;;&quot;-&quot;;IF(ISERROR(FIND([.V$1];[.$T73]));&quot;-&quot;;&quot;+&quot;)))" office:value-type="string" office:string-value="+" calcext:value-type="string">
            <text:p>+</text:p>
          </table:table-cell>
          <table:table-cell table:formula="of:=IF(AND([.V73]=&quot;+&quot;;NOT(ISERROR(FIND(&quot;NoLimit&quot;;[.L73]))));&quot;x&quot;;[.V73])" office:value-type="string" office:string-value="+" calcext:value-type="string">
            <text:p>+</text:p>
          </table:table-cell>
          <table:table-cell table:formula="of:=IF([.$T73]=&quot;&quot;;IF(ISERROR(FIND([.X$1];[.$S73]));&quot;-&quot;;&quot;+&quot;);IF([.$S73]=&quot;Default&quot;;&quot;-&quot;;IF(ISERROR(FIND([.X$1];[.$T73]));&quot;-&quot;;&quot;+&quot;)))" office:value-type="string" office:string-value="-" calcext:value-type="string">
            <text:p>-</text:p>
          </table:table-cell>
          <table:table-cell table:formula="of:=IF(ISERROR(FIND([.Y$1];[.$S73]));&quot;-&quot;;&quot;+&quot;)" office:value-type="string" office:string-value="-" calcext:value-type="string">
            <text:p>-</text:p>
          </table:table-cell>
          <table:table-cell table:formula="of:=IF([.W73]=&quot;x&quot;;RIGHT([.L73];LEN([.L73])-7);[.L73])" office:value-type="string" office:string-value="Remove10k" calcext:value-type="string">
            <text:p>Remove10k</text:p>
          </table:table-cell>
          <table:table-cell table:formula="of:=[.C73]" office:value-type="float" office:value="172142" calcext:value-type="float">
            <text:p>172142</text:p>
          </table:table-cell>
          <table:table-cell table:formula="of:=[.E73]" office:value-type="float" office:value="164128" calcext:value-type="float">
            <text:p>164128</text:p>
          </table:table-cell>
          <table:table-cell table:formula="of:=[.G73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DefaultPriorityQueueAdd10k-12</text:p>
          </table:table-cell>
          <table:table-cell office:value-type="float" office:value="2185" calcext:value-type="float">
            <text:p>2185</text:p>
          </table:table-cell>
          <table:table-cell office:value-type="float" office:value="515583" calcext:value-type="float">
            <text:p>515583</text:p>
          </table:table-cell>
          <table:table-cell office:value-type="string" calcext:value-type="string">
            <text:p>ns/op</text:p>
          </table:table-cell>
          <table:table-cell office:value-type="float" office:value="601732" calcext:value-type="float">
            <text:p>601732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74];10;LEN([.A74])-12)" office:value-type="string" office:string-value="DefaultPriorityQueueAdd10k" calcext:value-type="string">
            <text:p>DefaultPriorityQueueAdd10k</text:p>
          </table:table-cell>
          <table:table-cell table:formula="of:=FIND(&quot;Queue&quot;;[.I74])" office:value-type="float" office:value="16" calcext:value-type="float">
            <text:p>16</text:p>
          </table:table-cell>
          <table:table-cell table:formula="of:=LEFT([.I74];[.J74]-1)" office:value-type="string" office:string-value="DefaultPriority" calcext:value-type="string">
            <text:p>DefaultPriority</text:p>
          </table:table-cell>
          <table:table-cell table:formula="of:=RIGHT([.I74];LEN([.I74])-[.J74]-4)" office:value-type="string" office:string-value="Add10k" calcext:value-type="string">
            <text:p>Add10k</text:p>
          </table:table-cell>
          <table:table-cell table:formula="of:=IF(RIGHT([.$K74];LEN([.M$1]))=[.M$1];[.M$1];&quot;&quot;)">
            <text:p/>
          </table:table-cell>
          <table:table-cell table:formula="of:=IF([.O74]=&quot;&quot;;IF(RIGHT([.$K74];LEN([.N$1]))=[.N$1];[.N$1];&quot;&quot;);&quot;&quot;)" office:value-type="string" office:string-value="Priority" calcext:value-type="string">
            <text:p>Priority</text:p>
          </table:table-cell>
          <table:table-cell table:formula="of:=IF(RIGHT([.$K74];LEN([.O$1]))=[.O$1];[.O$1];&quot;&quot;)">
            <text:p/>
          </table:table-cell>
          <table:table-cell table:formula="of:=IF(RIGHT([.$K74];LEN([.P$1]))=[.P$1];[.P$1];&quot;&quot;)">
            <text:p/>
          </table:table-cell>
          <table:table-cell table:formula="of:=IF(RIGHT([.$K74];LEN([.Q$1]))=[.Q$1];[.Q$1];&quot;&quot;)">
            <text:p/>
          </table:table-cell>
          <table:table-cell table:formula="of:=IF(RIGHT([.$K74];LEN([.R$1]))=[.R$1];[.R$1];&quot;&quot;)">
            <text:p/>
          </table:table-cell>
          <table:table-cell table:formula="of:=COM.MICROSOFT.CONCAT([.M74:.R74])" office:value-type="string" office:string-value="Priority" calcext:value-type="string">
            <text:p>Priority</text:p>
          </table:table-cell>
          <table:table-cell table:formula="of:=LEFT([.K74];LEN([.K74])-LEN([.S74]))" office:value-type="string" office:string-value="Default" calcext:value-type="string">
            <text:p>Default</text:p>
          </table:table-cell>
          <table:table-cell table:formula="of:=IF([.$T74]=&quot;&quot;;IF(ISERROR(FIND([.U$1];[.$S74]));&quot;-&quot;;&quot;+&quot;);IF([.$S74]=&quot;Default&quot;;&quot;-&quot;;IF(ISERROR(FIND([.U$1];[.$T74]));&quot;-&quot;;&quot;+&quot;)))" office:value-type="string" office:string-value="-" calcext:value-type="string">
            <text:p>-</text:p>
          </table:table-cell>
          <table:table-cell table:formula="of:=IF([.$T74]=&quot;&quot;;IF(ISERROR(FIND([.V$1];[.$S74]));&quot;-&quot;;&quot;+&quot;);IF([.$S74]=&quot;Default&quot;;&quot;-&quot;;IF(ISERROR(FIND([.V$1];[.$T74]));&quot;-&quot;;&quot;+&quot;)))" office:value-type="string" office:string-value="-" calcext:value-type="string">
            <text:p>-</text:p>
          </table:table-cell>
          <table:table-cell table:formula="of:=IF(AND([.V74]=&quot;+&quot;;NOT(ISERROR(FIND(&quot;NoLimit&quot;;[.L74]))));&quot;x&quot;;[.V74])" office:value-type="string" office:string-value="-" calcext:value-type="string">
            <text:p>-</text:p>
          </table:table-cell>
          <table:table-cell table:formula="of:=IF([.$T74]=&quot;&quot;;IF(ISERROR(FIND([.X$1];[.$S74]));&quot;-&quot;;&quot;+&quot;);IF([.$S74]=&quot;Default&quot;;&quot;-&quot;;IF(ISERROR(FIND([.X$1];[.$T74]));&quot;-&quot;;&quot;+&quot;)))" office:value-type="string" office:string-value="-" calcext:value-type="string">
            <text:p>-</text:p>
          </table:table-cell>
          <table:table-cell table:formula="of:=IF(ISERROR(FIND([.Y$1];[.$S74]));&quot;-&quot;;&quot;+&quot;)" office:value-type="string" office:string-value="-" calcext:value-type="string">
            <text:p>-</text:p>
          </table:table-cell>
          <table:table-cell table:formula="of:=IF([.W74]=&quot;x&quot;;RIGHT([.L74];LEN([.L74])-7);[.L74])" office:value-type="string" office:string-value="Add10k" calcext:value-type="string">
            <text:p>Add10k</text:p>
          </table:table-cell>
          <table:table-cell table:formula="of:=[.C74]" office:value-type="float" office:value="515583" calcext:value-type="float">
            <text:p>515583</text:p>
          </table:table-cell>
          <table:table-cell table:formula="of:=[.E74]" office:value-type="float" office:value="601732" calcext:value-type="float">
            <text:p>601732</text:p>
          </table:table-cell>
          <table:table-cell table:formula="of:=[.G74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PriorityQueueAdd10k-12</text:p>
          </table:table-cell>
          <table:table-cell office:value-type="float" office:value="2361" calcext:value-type="float">
            <text:p>2361</text:p>
          </table:table-cell>
          <table:table-cell office:value-type="float" office:value="594807" calcext:value-type="float">
            <text:p>594807</text:p>
          </table:table-cell>
          <table:table-cell office:value-type="string" calcext:value-type="string">
            <text:p>ns/op</text:p>
          </table:table-cell>
          <table:table-cell office:value-type="float" office:value="601731" calcext:value-type="float">
            <text:p>601731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75];10;LEN([.A75])-12)" office:value-type="string" office:string-value="PriorityQueueAdd10k" calcext:value-type="string">
            <text:p>PriorityQueueAdd10k</text:p>
          </table:table-cell>
          <table:table-cell table:formula="of:=FIND(&quot;Queue&quot;;[.I75])" office:value-type="float" office:value="9" calcext:value-type="float">
            <text:p>9</text:p>
          </table:table-cell>
          <table:table-cell table:formula="of:=LEFT([.I75];[.J75]-1)" office:value-type="string" office:string-value="Priority" calcext:value-type="string">
            <text:p>Priority</text:p>
          </table:table-cell>
          <table:table-cell table:formula="of:=RIGHT([.I75];LEN([.I75])-[.J75]-4)" office:value-type="string" office:string-value="Add10k" calcext:value-type="string">
            <text:p>Add10k</text:p>
          </table:table-cell>
          <table:table-cell table:formula="of:=IF(RIGHT([.$K75];LEN([.M$1]))=[.M$1];[.M$1];&quot;&quot;)">
            <text:p/>
          </table:table-cell>
          <table:table-cell table:formula="of:=IF([.O75]=&quot;&quot;;IF(RIGHT([.$K75];LEN([.N$1]))=[.N$1];[.N$1];&quot;&quot;);&quot;&quot;)" office:value-type="string" office:string-value="Priority" calcext:value-type="string">
            <text:p>Priority</text:p>
          </table:table-cell>
          <table:table-cell table:formula="of:=IF(RIGHT([.$K75];LEN([.O$1]))=[.O$1];[.O$1];&quot;&quot;)">
            <text:p/>
          </table:table-cell>
          <table:table-cell table:formula="of:=IF(RIGHT([.$K75];LEN([.P$1]))=[.P$1];[.P$1];&quot;&quot;)">
            <text:p/>
          </table:table-cell>
          <table:table-cell table:formula="of:=IF(RIGHT([.$K75];LEN([.Q$1]))=[.Q$1];[.Q$1];&quot;&quot;)">
            <text:p/>
          </table:table-cell>
          <table:table-cell table:formula="of:=IF(RIGHT([.$K75];LEN([.R$1]))=[.R$1];[.R$1];&quot;&quot;)">
            <text:p/>
          </table:table-cell>
          <table:table-cell table:formula="of:=COM.MICROSOFT.CONCAT([.M75:.R75])" office:value-type="string" office:string-value="Priority" calcext:value-type="string">
            <text:p>Priority</text:p>
          </table:table-cell>
          <table:table-cell table:formula="of:=LEFT([.K75];LEN([.K75])-LEN([.S75]))">
            <text:p/>
          </table:table-cell>
          <table:table-cell table:formula="of:=IF([.$T75]=&quot;&quot;;IF(ISERROR(FIND([.U$1];[.$S75]));&quot;-&quot;;&quot;+&quot;);IF([.$S75]=&quot;Default&quot;;&quot;-&quot;;IF(ISERROR(FIND([.U$1];[.$T75]));&quot;-&quot;;&quot;+&quot;)))" office:value-type="string" office:string-value="+" calcext:value-type="string">
            <text:p>+</text:p>
          </table:table-cell>
          <table:table-cell table:formula="of:=IF([.$T75]=&quot;&quot;;IF(ISERROR(FIND([.V$1];[.$S75]));&quot;-&quot;;&quot;+&quot;);IF([.$S75]=&quot;Default&quot;;&quot;-&quot;;IF(ISERROR(FIND([.V$1];[.$T75]));&quot;-&quot;;&quot;+&quot;)))" office:value-type="string" office:string-value="-" calcext:value-type="string">
            <text:p>-</text:p>
          </table:table-cell>
          <table:table-cell table:formula="of:=IF(AND([.V75]=&quot;+&quot;;NOT(ISERROR(FIND(&quot;NoLimit&quot;;[.L75]))));&quot;x&quot;;[.V75])" office:value-type="string" office:string-value="-" calcext:value-type="string">
            <text:p>-</text:p>
          </table:table-cell>
          <table:table-cell table:formula="of:=IF([.$T75]=&quot;&quot;;IF(ISERROR(FIND([.X$1];[.$S75]));&quot;-&quot;;&quot;+&quot;);IF([.$S75]=&quot;Default&quot;;&quot;-&quot;;IF(ISERROR(FIND([.X$1];[.$T75]));&quot;-&quot;;&quot;+&quot;)))" office:value-type="string" office:string-value="-" calcext:value-type="string">
            <text:p>-</text:p>
          </table:table-cell>
          <table:table-cell table:formula="of:=IF(ISERROR(FIND([.Y$1];[.$S75]));&quot;-&quot;;&quot;+&quot;)" office:value-type="string" office:string-value="-" calcext:value-type="string">
            <text:p>-</text:p>
          </table:table-cell>
          <table:table-cell table:formula="of:=IF([.W75]=&quot;x&quot;;RIGHT([.L75];LEN([.L75])-7);[.L75])" office:value-type="string" office:string-value="Add10k" calcext:value-type="string">
            <text:p>Add10k</text:p>
          </table:table-cell>
          <table:table-cell table:formula="of:=[.C75]" office:value-type="float" office:value="594807" calcext:value-type="float">
            <text:p>594807</text:p>
          </table:table-cell>
          <table:table-cell table:formula="of:=[.E75]" office:value-type="float" office:value="601731" calcext:value-type="float">
            <text:p>601731</text:p>
          </table:table-cell>
          <table:table-cell table:formula="of:=[.G75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DefaultPriorityQueueRemove10k-12</text:p>
          </table:table-cell>
          <table:table-cell office:value-type="float" office:value="5701" calcext:value-type="float">
            <text:p>5701</text:p>
          </table:table-cell>
          <table:table-cell office:value-type="float" office:value="210736" calcext:value-type="float">
            <text:p>210736</text:p>
          </table:table-cell>
          <table:table-cell office:value-type="string" calcext:value-type="string">
            <text:p>ns/op</text:p>
          </table:table-cell>
          <table:table-cell office:value-type="float" office:value="261888" calcext:value-type="float">
            <text:p>26188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76];10;LEN([.A76])-12)" office:value-type="string" office:string-value="DefaultPriorityQueueRemove10k" calcext:value-type="string">
            <text:p>DefaultPriorityQueueRemove10k</text:p>
          </table:table-cell>
          <table:table-cell table:formula="of:=FIND(&quot;Queue&quot;;[.I76])" office:value-type="float" office:value="16" calcext:value-type="float">
            <text:p>16</text:p>
          </table:table-cell>
          <table:table-cell table:formula="of:=LEFT([.I76];[.J76]-1)" office:value-type="string" office:string-value="DefaultPriority" calcext:value-type="string">
            <text:p>DefaultPriority</text:p>
          </table:table-cell>
          <table:table-cell table:formula="of:=RIGHT([.I76];LEN([.I76])-[.J76]-4)" office:value-type="string" office:string-value="Remove10k" calcext:value-type="string">
            <text:p>Remove10k</text:p>
          </table:table-cell>
          <table:table-cell table:formula="of:=IF(RIGHT([.$K76];LEN([.M$1]))=[.M$1];[.M$1];&quot;&quot;)">
            <text:p/>
          </table:table-cell>
          <table:table-cell table:formula="of:=IF([.O76]=&quot;&quot;;IF(RIGHT([.$K76];LEN([.N$1]))=[.N$1];[.N$1];&quot;&quot;);&quot;&quot;)" office:value-type="string" office:string-value="Priority" calcext:value-type="string">
            <text:p>Priority</text:p>
          </table:table-cell>
          <table:table-cell table:formula="of:=IF(RIGHT([.$K76];LEN([.O$1]))=[.O$1];[.O$1];&quot;&quot;)">
            <text:p/>
          </table:table-cell>
          <table:table-cell table:formula="of:=IF(RIGHT([.$K76];LEN([.P$1]))=[.P$1];[.P$1];&quot;&quot;)">
            <text:p/>
          </table:table-cell>
          <table:table-cell table:formula="of:=IF(RIGHT([.$K76];LEN([.Q$1]))=[.Q$1];[.Q$1];&quot;&quot;)">
            <text:p/>
          </table:table-cell>
          <table:table-cell table:formula="of:=IF(RIGHT([.$K76];LEN([.R$1]))=[.R$1];[.R$1];&quot;&quot;)">
            <text:p/>
          </table:table-cell>
          <table:table-cell table:formula="of:=COM.MICROSOFT.CONCAT([.M76:.R76])" office:value-type="string" office:string-value="Priority" calcext:value-type="string">
            <text:p>Priority</text:p>
          </table:table-cell>
          <table:table-cell table:formula="of:=LEFT([.K76];LEN([.K76])-LEN([.S76]))" office:value-type="string" office:string-value="Default" calcext:value-type="string">
            <text:p>Default</text:p>
          </table:table-cell>
          <table:table-cell table:formula="of:=IF([.$T76]=&quot;&quot;;IF(ISERROR(FIND([.U$1];[.$S76]));&quot;-&quot;;&quot;+&quot;);IF([.$S76]=&quot;Default&quot;;&quot;-&quot;;IF(ISERROR(FIND([.U$1];[.$T76]));&quot;-&quot;;&quot;+&quot;)))" office:value-type="string" office:string-value="-" calcext:value-type="string">
            <text:p>-</text:p>
          </table:table-cell>
          <table:table-cell table:formula="of:=IF([.$T76]=&quot;&quot;;IF(ISERROR(FIND([.V$1];[.$S76]));&quot;-&quot;;&quot;+&quot;);IF([.$S76]=&quot;Default&quot;;&quot;-&quot;;IF(ISERROR(FIND([.V$1];[.$T76]));&quot;-&quot;;&quot;+&quot;)))" office:value-type="string" office:string-value="-" calcext:value-type="string">
            <text:p>-</text:p>
          </table:table-cell>
          <table:table-cell table:formula="of:=IF(AND([.V76]=&quot;+&quot;;NOT(ISERROR(FIND(&quot;NoLimit&quot;;[.L76]))));&quot;x&quot;;[.V76])" office:value-type="string" office:string-value="-" calcext:value-type="string">
            <text:p>-</text:p>
          </table:table-cell>
          <table:table-cell table:formula="of:=IF([.$T76]=&quot;&quot;;IF(ISERROR(FIND([.X$1];[.$S76]));&quot;-&quot;;&quot;+&quot;);IF([.$S76]=&quot;Default&quot;;&quot;-&quot;;IF(ISERROR(FIND([.X$1];[.$T76]));&quot;-&quot;;&quot;+&quot;)))" office:value-type="string" office:string-value="-" calcext:value-type="string">
            <text:p>-</text:p>
          </table:table-cell>
          <table:table-cell table:formula="of:=IF(ISERROR(FIND([.Y$1];[.$S76]));&quot;-&quot;;&quot;+&quot;)" office:value-type="string" office:string-value="-" calcext:value-type="string">
            <text:p>-</text:p>
          </table:table-cell>
          <table:table-cell table:formula="of:=IF([.W76]=&quot;x&quot;;RIGHT([.L76];LEN([.L76])-7);[.L76])" office:value-type="string" office:string-value="Remove10k" calcext:value-type="string">
            <text:p>Remove10k</text:p>
          </table:table-cell>
          <table:table-cell table:formula="of:=[.C76]" office:value-type="float" office:value="210736" calcext:value-type="float">
            <text:p>210736</text:p>
          </table:table-cell>
          <table:table-cell table:formula="of:=[.E76]" office:value-type="float" office:value="261888" calcext:value-type="float">
            <text:p>261888</text:p>
          </table:table-cell>
          <table:table-cell table:formula="of:=[.G76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PriorityQueueRemove10k-12</text:p>
          </table:table-cell>
          <table:table-cell office:value-type="float" office:value="5640" calcext:value-type="float">
            <text:p>5640</text:p>
          </table:table-cell>
          <table:table-cell office:value-type="float" office:value="208534" calcext:value-type="float">
            <text:p>208534</text:p>
          </table:table-cell>
          <table:table-cell office:value-type="string" calcext:value-type="string">
            <text:p>ns/op</text:p>
          </table:table-cell>
          <table:table-cell office:value-type="float" office:value="261888" calcext:value-type="float">
            <text:p>261888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77];10;LEN([.A77])-12)" office:value-type="string" office:string-value="PriorityQueueRemove10k" calcext:value-type="string">
            <text:p>PriorityQueueRemove10k</text:p>
          </table:table-cell>
          <table:table-cell table:formula="of:=FIND(&quot;Queue&quot;;[.I77])" office:value-type="float" office:value="9" calcext:value-type="float">
            <text:p>9</text:p>
          </table:table-cell>
          <table:table-cell table:formula="of:=LEFT([.I77];[.J77]-1)" office:value-type="string" office:string-value="Priority" calcext:value-type="string">
            <text:p>Priority</text:p>
          </table:table-cell>
          <table:table-cell table:formula="of:=RIGHT([.I77];LEN([.I77])-[.J77]-4)" office:value-type="string" office:string-value="Remove10k" calcext:value-type="string">
            <text:p>Remove10k</text:p>
          </table:table-cell>
          <table:table-cell table:formula="of:=IF(RIGHT([.$K77];LEN([.M$1]))=[.M$1];[.M$1];&quot;&quot;)">
            <text:p/>
          </table:table-cell>
          <table:table-cell table:formula="of:=IF([.O77]=&quot;&quot;;IF(RIGHT([.$K77];LEN([.N$1]))=[.N$1];[.N$1];&quot;&quot;);&quot;&quot;)" office:value-type="string" office:string-value="Priority" calcext:value-type="string">
            <text:p>Priority</text:p>
          </table:table-cell>
          <table:table-cell table:formula="of:=IF(RIGHT([.$K77];LEN([.O$1]))=[.O$1];[.O$1];&quot;&quot;)">
            <text:p/>
          </table:table-cell>
          <table:table-cell table:formula="of:=IF(RIGHT([.$K77];LEN([.P$1]))=[.P$1];[.P$1];&quot;&quot;)">
            <text:p/>
          </table:table-cell>
          <table:table-cell table:formula="of:=IF(RIGHT([.$K77];LEN([.Q$1]))=[.Q$1];[.Q$1];&quot;&quot;)">
            <text:p/>
          </table:table-cell>
          <table:table-cell table:formula="of:=IF(RIGHT([.$K77];LEN([.R$1]))=[.R$1];[.R$1];&quot;&quot;)">
            <text:p/>
          </table:table-cell>
          <table:table-cell table:formula="of:=COM.MICROSOFT.CONCAT([.M77:.R77])" office:value-type="string" office:string-value="Priority" calcext:value-type="string">
            <text:p>Priority</text:p>
          </table:table-cell>
          <table:table-cell table:formula="of:=LEFT([.K77];LEN([.K77])-LEN([.S77]))">
            <text:p/>
          </table:table-cell>
          <table:table-cell table:formula="of:=IF([.$T77]=&quot;&quot;;IF(ISERROR(FIND([.U$1];[.$S77]));&quot;-&quot;;&quot;+&quot;);IF([.$S77]=&quot;Default&quot;;&quot;-&quot;;IF(ISERROR(FIND([.U$1];[.$T77]));&quot;-&quot;;&quot;+&quot;)))" office:value-type="string" office:string-value="+" calcext:value-type="string">
            <text:p>+</text:p>
          </table:table-cell>
          <table:table-cell table:formula="of:=IF([.$T77]=&quot;&quot;;IF(ISERROR(FIND([.V$1];[.$S77]));&quot;-&quot;;&quot;+&quot;);IF([.$S77]=&quot;Default&quot;;&quot;-&quot;;IF(ISERROR(FIND([.V$1];[.$T77]));&quot;-&quot;;&quot;+&quot;)))" office:value-type="string" office:string-value="-" calcext:value-type="string">
            <text:p>-</text:p>
          </table:table-cell>
          <table:table-cell table:formula="of:=IF(AND([.V77]=&quot;+&quot;;NOT(ISERROR(FIND(&quot;NoLimit&quot;;[.L77]))));&quot;x&quot;;[.V77])" office:value-type="string" office:string-value="-" calcext:value-type="string">
            <text:p>-</text:p>
          </table:table-cell>
          <table:table-cell table:formula="of:=IF([.$T77]=&quot;&quot;;IF(ISERROR(FIND([.X$1];[.$S77]));&quot;-&quot;;&quot;+&quot;);IF([.$S77]=&quot;Default&quot;;&quot;-&quot;;IF(ISERROR(FIND([.X$1];[.$T77]));&quot;-&quot;;&quot;+&quot;)))" office:value-type="string" office:string-value="-" calcext:value-type="string">
            <text:p>-</text:p>
          </table:table-cell>
          <table:table-cell table:formula="of:=IF(ISERROR(FIND([.Y$1];[.$S77]));&quot;-&quot;;&quot;+&quot;)" office:value-type="string" office:string-value="-" calcext:value-type="string">
            <text:p>-</text:p>
          </table:table-cell>
          <table:table-cell table:formula="of:=IF([.W77]=&quot;x&quot;;RIGHT([.L77];LEN([.L77])-7);[.L77])" office:value-type="string" office:string-value="Remove10k" calcext:value-type="string">
            <text:p>Remove10k</text:p>
          </table:table-cell>
          <table:table-cell table:formula="of:=[.C77]" office:value-type="float" office:value="208534" calcext:value-type="float">
            <text:p>208534</text:p>
          </table:table-cell>
          <table:table-cell table:formula="of:=[.E77]" office:value-type="float" office:value="261888" calcext:value-type="float">
            <text:p>261888</text:p>
          </table:table-cell>
          <table:table-cell table:formula="of:=[.G77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enchmarkSimpleQueueAdd10k-12</text:p>
          </table:table-cell>
          <table:table-cell office:value-type="float" office:value="2587" calcext:value-type="float">
            <text:p>2587</text:p>
          </table:table-cell>
          <table:table-cell office:value-type="float" office:value="500724" calcext:value-type="float">
            <text:p>500724</text:p>
          </table:table-cell>
          <table:table-cell office:value-type="string" calcext:value-type="string">
            <text:p>ns/op</text:p>
          </table:table-cell>
          <table:table-cell office:value-type="float" office:value="601732" calcext:value-type="float">
            <text:p>601732</text:p>
          </table:table-cell>
          <table:table-cell office:value-type="string" calcext:value-type="string">
            <text:p>B/op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allocs/op</text:p>
          </table:table-cell>
          <table:table-cell table:formula="of:=MID([.A78];10;LEN([.A78])-12)" office:value-type="string" office:string-value="SimpleQueueAdd10k" calcext:value-type="string">
            <text:p>SimpleQueueAdd10k</text:p>
          </table:table-cell>
          <table:table-cell table:formula="of:=FIND(&quot;Queue&quot;;[.I78])" office:value-type="float" office:value="7" calcext:value-type="float">
            <text:p>7</text:p>
          </table:table-cell>
          <table:table-cell table:formula="of:=LEFT([.I78];[.J78]-1)" office:value-type="string" office:string-value="Simple" calcext:value-type="string">
            <text:p>Simple</text:p>
          </table:table-cell>
          <table:table-cell table:formula="of:=RIGHT([.I78];LEN([.I78])-[.J78]-4)" office:value-type="string" office:string-value="Add10k" calcext:value-type="string">
            <text:p>Add10k</text:p>
          </table:table-cell>
          <table:table-cell table:formula="of:=IF(RIGHT([.$K78];LEN([.M$1]))=[.M$1];[.M$1];&quot;&quot;)" office:value-type="string" office:string-value="Simple" calcext:value-type="string">
            <text:p>Simple</text:p>
          </table:table-cell>
          <table:table-cell table:formula="of:=IF([.O78]=&quot;&quot;;IF(RIGHT([.$K78];LEN([.N$1]))=[.N$1];[.N$1];&quot;&quot;);&quot;&quot;)">
            <text:p/>
          </table:table-cell>
          <table:table-cell table:formula="of:=IF(RIGHT([.$K78];LEN([.O$1]))=[.O$1];[.O$1];&quot;&quot;)">
            <text:p/>
          </table:table-cell>
          <table:table-cell table:formula="of:=IF(RIGHT([.$K78];LEN([.P$1]))=[.P$1];[.P$1];&quot;&quot;)">
            <text:p/>
          </table:table-cell>
          <table:table-cell table:formula="of:=IF(RIGHT([.$K78];LEN([.Q$1]))=[.Q$1];[.Q$1];&quot;&quot;)">
            <text:p/>
          </table:table-cell>
          <table:table-cell table:formula="of:=IF(RIGHT([.$K78];LEN([.R$1]))=[.R$1];[.R$1];&quot;&quot;)">
            <text:p/>
          </table:table-cell>
          <table:table-cell table:formula="of:=COM.MICROSOFT.CONCAT([.M78:.R78])" office:value-type="string" office:string-value="Simple" calcext:value-type="string">
            <text:p>Simple</text:p>
          </table:table-cell>
          <table:table-cell table:formula="of:=LEFT([.K78];LEN([.K78])-LEN([.S78]))">
            <text:p/>
          </table:table-cell>
          <table:table-cell table:formula="of:=IF([.$T78]=&quot;&quot;;IF(ISERROR(FIND([.U$1];[.$S78]));&quot;-&quot;;&quot;+&quot;);IF([.$S78]=&quot;Default&quot;;&quot;-&quot;;IF(ISERROR(FIND([.U$1];[.$T78]));&quot;-&quot;;&quot;+&quot;)))" office:value-type="string" office:string-value="-" calcext:value-type="string">
            <text:p>-</text:p>
          </table:table-cell>
          <table:table-cell table:formula="of:=IF([.$T78]=&quot;&quot;;IF(ISERROR(FIND([.V$1];[.$S78]));&quot;-&quot;;&quot;+&quot;);IF([.$S78]=&quot;Default&quot;;&quot;-&quot;;IF(ISERROR(FIND([.V$1];[.$T78]));&quot;-&quot;;&quot;+&quot;)))" office:value-type="string" office:string-value="-" calcext:value-type="string">
            <text:p>-</text:p>
          </table:table-cell>
          <table:table-cell table:formula="of:=IF(AND([.V78]=&quot;+&quot;;NOT(ISERROR(FIND(&quot;NoLimit&quot;;[.L78]))));&quot;x&quot;;[.V78])" office:value-type="string" office:string-value="-" calcext:value-type="string">
            <text:p>-</text:p>
          </table:table-cell>
          <table:table-cell table:formula="of:=IF([.$T78]=&quot;&quot;;IF(ISERROR(FIND([.X$1];[.$S78]));&quot;-&quot;;&quot;+&quot;);IF([.$S78]=&quot;Default&quot;;&quot;-&quot;;IF(ISERROR(FIND([.X$1];[.$T78]));&quot;-&quot;;&quot;+&quot;)))" office:value-type="string" office:string-value="-" calcext:value-type="string">
            <text:p>-</text:p>
          </table:table-cell>
          <table:table-cell table:formula="of:=IF(ISERROR(FIND([.Y$1];[.$S78]));&quot;-&quot;;&quot;+&quot;)" office:value-type="string" office:string-value="-" calcext:value-type="string">
            <text:p>-</text:p>
          </table:table-cell>
          <table:table-cell table:formula="of:=IF([.W78]=&quot;x&quot;;RIGHT([.L78];LEN([.L78])-7);[.L78])" office:value-type="string" office:string-value="Add10k" calcext:value-type="string">
            <text:p>Add10k</text:p>
          </table:table-cell>
          <table:table-cell table:formula="of:=[.C78]" office:value-type="float" office:value="500724" calcext:value-type="float">
            <text:p>500724</text:p>
          </table:table-cell>
          <table:table-cell table:formula="of:=[.E78]" office:value-type="float" office:value="601732" calcext:value-type="float">
            <text:p>601732</text:p>
          </table:table-cell>
          <table:table-cell table:formula="of:=[.G78]" office:value-type="float" office:value="9754" calcext:value-type="float">
            <text:p>9754</text:p>
          </table:table-cell>
        </table:table-row>
        <table:table-row table:style-name="ro2">
          <table:table-cell office:value-type="string" calcext:value-type="string">
            <text:p>BenchmarkSimpleQueueRemove10k-12</text:p>
          </table:table-cell>
          <table:table-cell office:value-type="float" office:value="5816" calcext:value-type="float">
            <text:p>5816</text:p>
          </table:table-cell>
          <table:table-cell office:value-type="float" office:value="206129" calcext:value-type="float">
            <text:p>206129</text:p>
          </table:table-cell>
          <table:table-cell office:value-type="string" calcext:value-type="string">
            <text:p>ns/op</text:p>
          </table:table-cell>
          <table:table-cell office:value-type="float" office:value="261889" calcext:value-type="float">
            <text:p>261889</text:p>
          </table:table-cell>
          <table:table-cell office:value-type="string" calcext:value-type="string">
            <text:p>B/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cs/op</text:p>
          </table:table-cell>
          <table:table-cell table:formula="of:=MID([.A79];10;LEN([.A79])-12)" office:value-type="string" office:string-value="SimpleQueueRemove10k" calcext:value-type="string">
            <text:p>SimpleQueueRemove10k</text:p>
          </table:table-cell>
          <table:table-cell table:formula="of:=FIND(&quot;Queue&quot;;[.I79])" office:value-type="float" office:value="7" calcext:value-type="float">
            <text:p>7</text:p>
          </table:table-cell>
          <table:table-cell table:formula="of:=LEFT([.I79];[.J79]-1)" office:value-type="string" office:string-value="Simple" calcext:value-type="string">
            <text:p>Simple</text:p>
          </table:table-cell>
          <table:table-cell table:formula="of:=RIGHT([.I79];LEN([.I79])-[.J79]-4)" office:value-type="string" office:string-value="Remove10k" calcext:value-type="string">
            <text:p>Remove10k</text:p>
          </table:table-cell>
          <table:table-cell table:formula="of:=IF(RIGHT([.$K79];LEN([.M$1]))=[.M$1];[.M$1];&quot;&quot;)" office:value-type="string" office:string-value="Simple" calcext:value-type="string">
            <text:p>Simple</text:p>
          </table:table-cell>
          <table:table-cell table:formula="of:=IF([.O79]=&quot;&quot;;IF(RIGHT([.$K79];LEN([.N$1]))=[.N$1];[.N$1];&quot;&quot;);&quot;&quot;)">
            <text:p/>
          </table:table-cell>
          <table:table-cell table:formula="of:=IF(RIGHT([.$K79];LEN([.O$1]))=[.O$1];[.O$1];&quot;&quot;)">
            <text:p/>
          </table:table-cell>
          <table:table-cell table:formula="of:=IF(RIGHT([.$K79];LEN([.P$1]))=[.P$1];[.P$1];&quot;&quot;)">
            <text:p/>
          </table:table-cell>
          <table:table-cell table:formula="of:=IF(RIGHT([.$K79];LEN([.Q$1]))=[.Q$1];[.Q$1];&quot;&quot;)">
            <text:p/>
          </table:table-cell>
          <table:table-cell table:formula="of:=IF(RIGHT([.$K79];LEN([.R$1]))=[.R$1];[.R$1];&quot;&quot;)">
            <text:p/>
          </table:table-cell>
          <table:table-cell table:formula="of:=COM.MICROSOFT.CONCAT([.M79:.R79])" office:value-type="string" office:string-value="Simple" calcext:value-type="string">
            <text:p>Simple</text:p>
          </table:table-cell>
          <table:table-cell table:formula="of:=LEFT([.K79];LEN([.K79])-LEN([.S79]))">
            <text:p/>
          </table:table-cell>
          <table:table-cell table:formula="of:=IF([.$T79]=&quot;&quot;;IF(ISERROR(FIND([.U$1];[.$S79]));&quot;-&quot;;&quot;+&quot;);IF([.$S79]=&quot;Default&quot;;&quot;-&quot;;IF(ISERROR(FIND([.U$1];[.$T79]));&quot;-&quot;;&quot;+&quot;)))" office:value-type="string" office:string-value="-" calcext:value-type="string">
            <text:p>-</text:p>
          </table:table-cell>
          <table:table-cell table:formula="of:=IF([.$T79]=&quot;&quot;;IF(ISERROR(FIND([.V$1];[.$S79]));&quot;-&quot;;&quot;+&quot;);IF([.$S79]=&quot;Default&quot;;&quot;-&quot;;IF(ISERROR(FIND([.V$1];[.$T79]));&quot;-&quot;;&quot;+&quot;)))" office:value-type="string" office:string-value="-" calcext:value-type="string">
            <text:p>-</text:p>
          </table:table-cell>
          <table:table-cell table:formula="of:=IF(AND([.V79]=&quot;+&quot;;NOT(ISERROR(FIND(&quot;NoLimit&quot;;[.L79]))));&quot;x&quot;;[.V79])" office:value-type="string" office:string-value="-" calcext:value-type="string">
            <text:p>-</text:p>
          </table:table-cell>
          <table:table-cell table:formula="of:=IF([.$T79]=&quot;&quot;;IF(ISERROR(FIND([.X$1];[.$S79]));&quot;-&quot;;&quot;+&quot;);IF([.$S79]=&quot;Default&quot;;&quot;-&quot;;IF(ISERROR(FIND([.X$1];[.$T79]));&quot;-&quot;;&quot;+&quot;)))" office:value-type="string" office:string-value="-" calcext:value-type="string">
            <text:p>-</text:p>
          </table:table-cell>
          <table:table-cell table:formula="of:=IF(ISERROR(FIND([.Y$1];[.$S79]));&quot;-&quot;;&quot;+&quot;)" office:value-type="string" office:string-value="-" calcext:value-type="string">
            <text:p>-</text:p>
          </table:table-cell>
          <table:table-cell table:formula="of:=IF([.W79]=&quot;x&quot;;RIGHT([.L79];LEN([.L79])-7);[.L79])" office:value-type="string" office:string-value="Remove10k" calcext:value-type="string">
            <text:p>Remove10k</text:p>
          </table:table-cell>
          <table:table-cell table:formula="of:=[.C79]" office:value-type="float" office:value="206129" calcext:value-type="float">
            <text:p>206129</text:p>
          </table:table-cell>
          <table:table-cell table:formula="of:=[.E79]" office:value-type="float" office:value="261889" calcext:value-type="float">
            <text:p>261889</text:p>
          </table:table-cell>
          <table:table-cell table:formula="of:=[.G79]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Channel.S1:Channel.AC79" table:display-filter-buttons="true"/>
        <table:database-range table:name="__Anonymous_Sheet_DB__1" table:target-range-address="Queue.S1:Queue.AC7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00-00-00</text:date>, <text:time>00:00:00</text:time></text:p>
        </style:region-right>
      </style:header>
      <style:header-left style:display="false"/>
      <style:footer>
        <text:p>Puslapis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us Andrikonis</meta:initial-creator>
    <meta:creation-date>2021-09-24T16:11:22.065091517</meta:creation-date>
    <dc:date>2021-09-24T16:53:34.364866150</dc:date>
    <dc:creator>Julius Andrikonis</dc:creator>
    <meta:editing-duration>PT10M30S</meta:editing-duration>
    <meta:editing-cycles>2</meta:editing-cycles>
    <meta:generator>LibreOffice/7.0.4.2$Linux_X86_64 LibreOffice_project/00$Build-2</meta:generator>
    <meta:document-statistic meta:table-count="2" meta:cell-count="4554" meta:object-count="0"/>
  </office:meta>
</office:document-meta>
</file>